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1.533cm"/>
    </style:style>
    <style:style style:name="co3" style:family="table-column">
      <style:table-column-properties fo:break-before="auto" style:column-width="2.914cm"/>
    </style:style>
    <style:style style:name="co4" style:family="table-column">
      <style:table-column-properties fo:break-before="auto" style:column-width="2.505cm"/>
    </style:style>
    <style:style style:name="co5" style:family="table-column">
      <style:table-column-properties fo:break-before="auto" style:column-width="2.813cm"/>
    </style:style>
    <style:style style:name="co6" style:family="table-column">
      <style:table-column-properties fo:break-before="auto" style:column-width="2.886cm"/>
    </style:style>
    <style:style style:name="co7" style:family="table-column">
      <style:table-column-properties fo:break-before="auto" style:column-width="2.75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776cm"/>
    </style:style>
    <style:style style:name="co10" style:family="table-column">
      <style:table-column-properties fo:break-before="auto" style:column-width="2.805cm"/>
    </style:style>
    <style:style style:name="co11" style:family="table-column">
      <style:table-column-properties fo:break-before="auto" style:column-width="3.457cm"/>
    </style:style>
    <style:style style:name="co12" style:family="table-column">
      <style:table-column-properties fo:break-before="auto" style:column-width="2.831cm"/>
    </style:style>
    <style:style style:name="co13" style:family="table-column">
      <style:table-column-properties fo:break-before="auto" style:column-width="2.967cm"/>
    </style:style>
    <style:style style:name="co14" style:family="table-column">
      <style:table-column-properties fo:break-before="auto" style:column-width="1.388cm"/>
    </style:style>
    <style:style style:name="co15" style:family="table-column">
      <style:table-column-properties fo:break-before="auto" style:column-width="2.912cm"/>
    </style:style>
    <style:style style:name="co16" style:family="table-column">
      <style:table-column-properties fo:break-before="auto" style:column-width="2.759cm"/>
    </style:style>
    <style:style style:name="co17" style:family="table-column">
      <style:table-column-properties fo:break-before="auto" style:column-width="3.076cm"/>
    </style:style>
    <style:style style:name="co18" style:family="table-column">
      <style:table-column-properties fo:break-before="auto" style:column-width="4.057cm"/>
    </style:style>
    <style:style style:name="co19" style:family="table-column">
      <style:table-column-properties fo:break-before="auto" style:column-width="3.304cm"/>
    </style:style>
    <style:style style:name="co20" style:family="table-column">
      <style:table-column-properties fo:break-before="auto" style:column-width="3.059cm"/>
    </style:style>
    <style:style style:name="co21" style:family="table-column">
      <style:table-column-properties fo:break-before="auto" style:column-width="2.976cm"/>
    </style:style>
    <style:style style:name="co22" style:family="table-column">
      <style:table-column-properties fo:break-before="auto" style:column-width="2.531cm"/>
    </style:style>
    <style:style style:name="co23" style:family="table-column">
      <style:table-column-properties fo:break-before="auto" style:column-width="3.267cm"/>
    </style:style>
    <style:style style:name="co24" style:family="table-column">
      <style:table-column-properties fo:break-before="auto" style:column-width="2.614cm"/>
    </style:style>
    <style:style style:name="co25" style:family="table-column">
      <style:table-column-properties fo:break-before="auto" style:column-width="3.785cm"/>
    </style:style>
    <style:style style:name="co26" style:family="table-column">
      <style:table-column-properties fo:break-before="auto" style:column-width="1.143cm"/>
    </style:style>
    <style:style style:name="co27" style:family="table-column">
      <style:table-column-properties fo:break-before="auto" style:column-width="1.96cm"/>
    </style:style>
    <style:style style:name="co28" style:family="table-column">
      <style:table-column-properties fo:break-before="auto" style:column-width="1.887cm"/>
    </style:style>
    <style:style style:name="co29" style:family="table-column">
      <style:table-column-properties fo:break-before="auto" style:column-width="1.859cm"/>
    </style:style>
    <style:style style:name="co30" style:family="table-column">
      <style:table-column-properties fo:break-before="auto" style:column-width="1.942cm"/>
    </style:style>
    <style:style style:name="co31" style:family="table-column">
      <style:table-column-properties fo:break-before="auto" style:column-width="1.478cm"/>
    </style:style>
    <style:style style:name="co32" style:family="table-column">
      <style:table-column-properties fo:break-before="auto" style:column-width="1.796cm"/>
    </style:style>
    <style:style style:name="co33" style:family="table-column">
      <style:table-column-properties fo:break-before="auto" style:column-width="0.82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able-cell-properties style:text-align-source="fix" style:repeat-content="false"/>
      <style:paragraph-properties fo:text-align="start" fo:margin-left="0cm"/>
      <style:text-properties style:font-name="Liberation Sans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ans" fo:font-weight="normal" style:font-weight-asian="normal" style:font-weight-complex="normal"/>
    </style:style>
    <style:style style:name="ce23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100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  <style:map style:condition="cell-content()=&quot;butterfree&quot;" style:apply-style-name="Accent" style:base-cell-address="'Generations data'.A1"/>
      <style:map style:condition="cell-content()=&quot;raichu&quot;" style:apply-style-name="Accent" style:base-cell-address="'Generations data'.A1"/>
      <style:map style:condition="cell-content()=&quot;gengar&quot;" style:apply-style-name="Accent" style:base-cell-address="'Generations data'.A1"/>
      <style:map style:condition="cell-content()=&quot;machamp&quot;" style:apply-style-name="Accent" style:base-cell-address="'Generations data'.A1"/>
      <style:map style:condition="cell-content()=&quot;golem&quot;" style:apply-style-name="Accent" style:base-cell-address="'Generations data'.A1"/>
    </style:style>
    <style:style style:name="ce17" style:family="table-cell" style:parent-style-name="Default">
      <style:text-properties style:font-name="Liberation Sans"/>
    </style:style>
    <style:style style:name="ce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ext-properties style:font-name="Liberation Sans" fo:font-weight="bold" style:font-weight-asian="bold" style:font-weight-complex="bold"/>
    </style:style>
    <style:style style:name="ce19" style:family="table-cell" style:parent-style-name="Default">
      <style:map style:condition="is-true-formula(COUNTIF([.$K$23:.$K$43];[.B23])&gt;0)" style:apply-style-name="Untitled1" style:base-cell-address="'Dragon Vault data'.B23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map style:condition="is-true-formula(COUNTIF([.$K$23:.$K$43];[.B23])&gt;0)" style:apply-style-name="Untitled1" style:base-cell-address="'Dragon Vault data'.B23"/>
    </style:style>
    <style:style style:name="gr1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-asian="Noto Sans CJK SC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font-name="Liberation Sans" style:language-complex="hi" style:country-complex="IN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isc data collection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6" table:default-cell-style-name="ce21"/>
        <table:table-column table:style-name="co7" table:default-cell-style-name="ce21"/>
        <table:table-column table:style-name="co8" table:default-cell-style-name="ce21"/>
        <table:table-column table:style-name="co5" table:default-cell-style-name="ce21"/>
        <table:table-column table:style-name="co8" table:default-cell-style-name="ce21"/>
        <table:table-column table:style-name="co9" table:default-cell-style-name="ce21"/>
        <table:table-column table:style-name="co10" table:default-cell-style-name="ce21"/>
        <table:table-column table:style-name="co7" table:default-cell-style-name="ce21"/>
        <table:table-column table:style-name="co11" table:default-cell-style-name="ce21"/>
        <table:table-column table:style-name="co7" table:default-cell-style-name="ce21"/>
        <table:table-column table:style-name="co12" table:default-cell-style-name="ce21"/>
        <table:table-column table:style-name="co9" table:default-cell-style-name="ce21"/>
        <table:table-column table:style-name="co8" table:number-columns-repeated="6" table:default-cell-style-name="ce21"/>
        <table:table-column table:style-name="co13" table:default-cell-style-name="ce21"/>
        <table:table-column table:style-name="co14" table:default-cell-style-name="ce21"/>
        <table:table-column table:style-name="co8" table:number-columns-repeated="999" table:default-cell-style-name="ce21"/>
        <table:table-row table:style-name="ro1">
          <table:table-cell table:style-name="ce1" table:number-columns-repeated="11"/>
          <table:table-cell office:value-type="string" calcext:value-type="string">
            <text:p>NOTE: white code rate before gen 8 was 33%, after which it rose to 40%. this can be used to calculate holo pull rate where it is not recorded</text:p>
          </table:table-cell>
          <table:table-cell table:style-name="ce1" table:number-columns-repeated="7"/>
          <table:table-cell table:number-columns-repeated="1005"/>
        </table:table-row>
        <table:table-row table:style-name="ro1">
          <table:table-cell table:style-name="ce1" office:value-type="string" calcext:value-type="string">
            <text:p>Silver tempest</text:p>
          </table:table-cell>
          <table:table-cell table:style-name="ce1" table:number-columns-repeated="10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[.C4]/5.8" office:value-type="float" office:value="223.448275862069" calcext:value-type="float">
            <text:p>223.448275862069</text:p>
          </table:table-cell>
          <table:table-cell office:value-type="float" office:value="1296" calcext:value-type="float">
            <text:p>1296</text:p>
          </table:table-cell>
          <table:table-cell table:number-columns-repeated="4"/>
          <table:table-cell table:formula="of:=182-[.H14]" office:value-type="float" office:value="116" calcext:value-type="float">
            <text:p>116</text:p>
          </table:table-cell>
          <table:table-cell office:value-type="float" office:value="718" calcext:value-type="float">
            <text:p>718</text:p>
          </table:table-cell>
          <table:table-cell table:formula="of:=3+5+1+3" office:value-type="float" office:value="12" calcext:value-type="float">
            <text:p>1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4];[.D4];[.F4];[.H4];[.J4];[.L4];[.N4];[.P4];[.R4])/SUM([.C4];[.E4];[.G4];[.I4];[.K4];[.M4];[.O4];[.Q4];[.S4]))" office:value-type="float" office:value="5.93543956043956" calcext:value-type="float">
            <text:p>5.93543956043956</text:p>
          </table:table-cell>
          <table:table-cell table:formula="of:=(SUM([.B4];[.D4];[.F4];[.H4];[.J4];[.L4];[.N4];[.P4];[.R4])/SUM([.C4];[.E4];[.G4];[.I4];[.K4];[.M4];[.O4];[.Q4];[.S4]))*100" office:value-type="float" office:value="16.8479518629947" calcext:value-type="float">
            <text:p>16.8479518629947</text:p>
          </table:table-cell>
          <table:table-cell office:value-type="float" office:value="23" calcext:value-type="float">
            <text:p>23</text:p>
          </table:table-cell>
          <table:table-cell table:formula="of:=[.U4]/[.V4]" office:value-type="float" office:value="0.73251964621716" calcext:value-type="float">
            <text:p>0.73251964621716</text:p>
          </table:table-cell>
          <table:table-cell office:value-type="string" calcext:value-type="string">
            <text:p>holo</text:p>
          </table:table-cell>
          <table:table-cell table:style-name="Default" table:formula="of:=SUM([.Q4];[.O4];[.M4];[.K4];[.I4];[.G4];[.E4];[.C4];[.S4])" office:value-type="float" office:value="2086" calcext:value-type="float">
            <text:p>2086</text:p>
          </table:table-cell>
          <table:table-cell table:formula="of:=1/(SUM([.B4];[.D4];[.F4];[.H4];[.J4];[.L4];[.N4];[.P4];[.R4])/SUM([.C4];[.E4];[.G4];[.I4];[.K4];[.M4];[.O4];[.Q4];[.S4])+([.AB4]/100))" office:value-type="float" office:value="5.4188246506086" calcext:value-type="float">
            <text:p>5.4188246506086</text:p>
          </table:table-cell>
          <table:table-cell table:formula="of:=1/(SUM([.B4];[.D4];[.F4];[.H4];[.J4];[.L4];[.N4];[.P4];[.R4])/SUM([.C4];[.E4];[.G4];[.I4];[.K4];[.M4];[.O4];[.Q4];[.S4])-([.AB4]/100))" office:value-type="float" office:value="6.56094045400949" calcext:value-type="float">
            <text:p>6.56094045400949</text:p>
          </table:table-cell>
          <table:table-cell table:formula="of:=1.96*SQRT((([.U4]/100)*(1-([.U4]/100)))/[.Y4])*100" office:value-type="float" office:value="1.60623450540328" calcext:value-type="float">
            <text:p>1.60623450540328</text:p>
          </table:table-cell>
          <table:table-cell table:style-name="Default" table:formula="of:=[.AB4]/[.U4]*100" office:value-type="float" office:value="9.5337078267137" calcext:value-type="float">
            <text:p>9.533707826713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5]/41.2" office:value-type="float" office:value="31.4563106796116" calcext:value-type="float">
            <text:p>31.4563106796116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+2+6+5+5+5+4+7+2+5+57+4+2" office:value-type="float" office:value="106" calcext:value-type="float">
            <text:p>106</text:p>
          </table:table-cell>
          <table:table-cell office:value-type="float" office:value="2376" calcext:value-type="float">
            <text:p>2376</text:p>
          </table:table-cell>
          <table:table-cell table:formula="of:=2+1+1+1+3+3+1+2+1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5];[.D5];[.F5];[.H5];[.J5];[.L5];[.N5];[.P5];[.R5])/SUM([.C5];[.E5];[.G5];[.I5];[.K5];[.M5];[.O5];[.Q5];[.S5]))" office:value-type="float" office:value="28.8884279338739" calcext:value-type="float">
            <text:p>28.8884279338739</text:p>
          </table:table-cell>
          <table:table-cell table:formula="of:=(SUM([.B5];[.D5];[.F5];[.H5];[.J5];[.L5];[.N5];[.P5];[.R5])/SUM([.C5];[.E5];[.G5];[.I5];[.K5];[.M5];[.O5];[.Q5];[.S5]))*100" office:value-type="float" office:value="3.46159369519524" calcext:value-type="float">
            <text:p>3.46159369519524</text:p>
          </table:table-cell>
          <table:table-cell office:value-type="float" office:value="14" calcext:value-type="float">
            <text:p>14</text:p>
          </table:table-cell>
          <table:table-cell table:formula="of:=[.U5]/[.V5]" office:value-type="float" office:value="0.247256692513946" calcext:value-type="float">
            <text:p>0.247256692513946</text:p>
          </table:table-cell>
          <table:table-cell office:value-type="string" calcext:value-type="string">
            <text:p>FA mon</text:p>
          </table:table-cell>
          <table:table-cell table:style-name="Default" table:formula="of:=SUM([.Q5];[.O5];[.M5];[.K5];[.I5];[.G5];[.E5];[.C5];[.S5])" office:value-type="float" office:value="4462" calcext:value-type="float">
            <text:p>4462</text:p>
          </table:table-cell>
          <table:table-cell table:formula="of:=1/(SUM([.B5];[.D5];[.F5];[.H5];[.J5];[.L5];[.N5];[.P5];[.R5])/SUM([.C5];[.E5];[.G5];[.I5];[.K5];[.M5];[.O5];[.Q5];[.S5])+([.AB5]/100))" office:value-type="float" office:value="25.0126181214002" calcext:value-type="float">
            <text:p>25.0126181214002</text:p>
          </table:table-cell>
          <table:table-cell table:formula="of:=1/(SUM([.B5];[.D5];[.F5];[.H5];[.J5];[.L5];[.N5];[.P5];[.R5])/SUM([.C5];[.E5];[.G5];[.I5];[.K5];[.M5];[.O5];[.Q5];[.S5])-([.AB5]/100))" office:value-type="float" office:value="34.1856351004716" calcext:value-type="float">
            <text:p>34.1856351004716</text:p>
          </table:table-cell>
          <table:table-cell table:formula="of:=1.96*SQRT((([.U5]/100)*(1-([.U5]/100)))/[.Y5])*100" office:value-type="float" office:value="0.536388423855394" calcext:value-type="float">
            <text:p>0.536388423855394</text:p>
          </table:table-cell>
          <table:table-cell table:style-name="Default" table:formula="of:=[.AB5]/[.U5]*100" office:value-type="float" office:value="15.4954183271108" calcext:value-type="float">
            <text:p>15.495418327110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6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0+3+5+1+6+5+1+4" office:value-type="float" office:value="25" calcext:value-type="float">
            <text:p>25</text:p>
          </table:table-cell>
          <table:table-cell office:value-type="float" office:value="2376" calcext:value-type="float">
            <text:p>2376</text:p>
          </table:table-cell>
          <table:table-cell table:formula="of:=1+1+1+2+2+1+1"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6];[.D6];[.F6];[.H6];[.J6];[.L6];[.N6];[.P6];[.R6])/SUM([.C6];[.E6];[.G6];[.I6];[.K6];[.M6];[.O6];[.Q6];[.S6]))" office:value-type="float" office:value="101.409090909091" calcext:value-type="float">
            <text:p>101.409090909091</text:p>
          </table:table-cell>
          <table:table-cell table:formula="of:=(SUM([.B6];[.D6];[.F6];[.H6];[.J6];[.L6];[.N6];[.P6];[.R6])/SUM([.C6];[.E6];[.G6];[.I6];[.K6];[.M6];[.O6];[.Q6];[.S6]))*100" office:value-type="float" office:value="0.986104885701479" calcext:value-type="float">
            <text:p>0.986104885701479</text:p>
          </table:table-cell>
          <table:table-cell office:value-type="float" office:value="8" calcext:value-type="float">
            <text:p>8</text:p>
          </table:table-cell>
          <table:table-cell table:formula="of:=[.U6]/[.V6]" office:value-type="float" office:value="0.123263110712685" calcext:value-type="float">
            <text:p>0.123263110712685</text:p>
          </table:table-cell>
          <table:table-cell office:value-type="string" calcext:value-type="string">
            <text:p>FA Trainer</text:p>
          </table:table-cell>
          <table:table-cell table:style-name="Default" table:formula="of:=SUM([.Q6];[.O6];[.M6];[.K6];[.I6];[.G6];[.E6];[.C6];[.S6])" office:value-type="float" office:value="4462" calcext:value-type="float">
            <text:p>4462</text:p>
          </table:table-cell>
          <table:table-cell table:formula="of:=1/(SUM([.B6];[.D6];[.F6];[.H6];[.J6];[.L6];[.N6];[.P6];[.R6])/SUM([.C6];[.E6];[.G6];[.I6];[.K6];[.M6];[.O6];[.Q6];[.S6])+([.AB6]/100))" office:value-type="float" office:value="78.3674451914735" calcext:value-type="float">
            <text:p>78.3674451914735</text:p>
          </table:table-cell>
          <table:table-cell table:formula="of:=1/(SUM([.B6];[.D6];[.F6];[.H6];[.J6];[.L6];[.N6];[.P6];[.R6])/SUM([.C6];[.E6];[.G6];[.I6];[.K6];[.M6];[.O6];[.Q6];[.S6])-([.AB6]/100))" office:value-type="float" office:value="143.643136643524" calcext:value-type="float">
            <text:p>143.643136643524</text:p>
          </table:table-cell>
          <table:table-cell table:formula="of:=1.96*SQRT((([.U6]/100)*(1-([.U6]/100)))/[.Y6])*100" office:value-type="float" office:value="0.289935181135868" calcext:value-type="float">
            <text:p>0.289935181135868</text:p>
          </table:table-cell>
          <table:table-cell table:style-name="Default" table:formula="of:=[.AB6]/[.U6]*100" office:value-type="float" office:value="29.4020631415509" calcext:value-type="float">
            <text:p>29.402063141550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5]+[.B6]" office:value-type="float" office:value="40.4563106796117" calcext:value-type="float">
            <text:p>40.456310679611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[.F5]+[.F6]" office:value-type="float" office:value="131" calcext:value-type="float">
            <text:p>131</text:p>
          </table:table-cell>
          <table:table-cell office:value-type="float" office:value="2376" calcext:value-type="float">
            <text:p>2376</text:p>
          </table:table-cell>
          <table:table-cell table:formula="of:=[.H6]+[.H5]" office:value-type="float" office:value="25" calcext:value-type="float">
            <text:p>2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7];[.D7];[.F7];[.H7];[.J7];[.L7];[.N7];[.P7];[.R7])/SUM([.C7];[.E7];[.G7];[.I7];[.K7];[.M7];[.O7];[.Q7];[.S7]))" office:value-type="float" office:value="22.4835379873783" calcext:value-type="float">
            <text:p>22.4835379873783</text:p>
          </table:table-cell>
          <table:table-cell table:formula="of:=(SUM([.B7];[.D7];[.F7];[.H7];[.J7];[.L7];[.N7];[.P7];[.R7])/SUM([.C7];[.E7];[.G7];[.I7];[.K7];[.M7];[.O7];[.Q7];[.S7]))*100" office:value-type="float" office:value="4.44769858089672" calcext:value-type="float">
            <text:p>4.44769858089672</text:p>
          </table:table-cell>
          <table:table-cell office:value-type="float" office:value="22" calcext:value-type="float">
            <text:p>22</text:p>
          </table:table-cell>
          <table:table-cell table:formula="of:=[.U7]/[.V7]" office:value-type="float" office:value="0.202168117313487" calcext:value-type="float">
            <text:p>0.202168117313487</text:p>
          </table:table-cell>
          <table:table-cell office:value-type="string" calcext:value-type="string">
            <text:p>Combined FA</text:p>
          </table:table-cell>
          <table:table-cell table:style-name="Default" table:formula="of:=SUM([.Q7];[.O7];[.M7];[.K7];[.I7];[.G7];[.E7];[.C7];[.S7])" office:value-type="float" office:value="4462" calcext:value-type="float">
            <text:p>4462</text:p>
          </table:table-cell>
          <table:table-cell table:formula="of:=1/(SUM([.B7];[.D7];[.F7];[.H7];[.J7];[.L7];[.N7];[.P7];[.R7])/SUM([.C7];[.E7];[.G7];[.I7];[.K7];[.M7];[.O7];[.Q7];[.S7])+([.AB7]/100))" office:value-type="float" office:value="19.7918180015466" calcext:value-type="float">
            <text:p>19.7918180015466</text:p>
          </table:table-cell>
          <table:table-cell table:formula="of:=1/(SUM([.B7];[.D7];[.F7];[.H7];[.J7];[.L7];[.N7];[.P7];[.R7])/SUM([.C7];[.E7];[.G7];[.I7];[.K7];[.M7];[.O7];[.Q7];[.S7])-([.AB7]/100))" office:value-type="float" office:value="26.0226632308252" calcext:value-type="float">
            <text:p>26.0226632308252</text:p>
          </table:table-cell>
          <table:table-cell table:formula="of:=1.96*SQRT((([.U7]/100)*(1-([.U7]/100)))/[.Y7])*100" office:value-type="float" office:value="0.604894363934613" calcext:value-type="float">
            <text:p>0.604894363934613</text:p>
          </table:table-cell>
          <table:table-cell table:style-name="Default" table:formula="of:=[.AB7]/[.U7]*100" office:value-type="float" office:value="13.6001654098749" calcext:value-type="float">
            <text:p>13.600165409874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[.C8]/144"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11+11+6+9" office:value-type="float" office:value="37" calcext:value-type="float">
            <text:p>37</text:p>
          </table:table-cell>
          <table:table-cell office:value-type="float" office:value="4962" calcext:value-type="float">
            <text:p>4962</text:p>
          </table:table-cell>
          <table:table-cell table:formula="of:=2+2+3+2" office:value-type="float" office:value="9" calcext:value-type="float">
            <text:p>9</text:p>
          </table:table-cell>
          <table:table-cell office:value-type="float" office:value="2376" calcext:value-type="float">
            <text:p>2376</text:p>
          </table:table-cell>
          <table:table-cell table:formula="of:=2+1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8];[.D8];[.F8];[.H8];[.J8];[.L8];[.N8];[.P8];[.R8])/SUM([.C8];[.E8];[.G8];[.I8];[.K8];[.M8];[.O8];[.Q8];[.S8]))" office:value-type="float" office:value="157.066666666667" calcext:value-type="float">
            <text:p>157.066666666667</text:p>
          </table:table-cell>
          <table:table-cell table:formula="of:=(SUM([.B8];[.D8];[.F8];[.H8];[.J8];[.L8];[.N8];[.P8];[.R8])/SUM([.C8];[.E8];[.G8];[.I8];[.K8];[.M8];[.O8];[.Q8];[.S8]))*100" office:value-type="float" office:value="0.636672325976231" calcext:value-type="float">
            <text:p>0.636672325976231</text:p>
          </table:table-cell>
          <table:table-cell office:value-type="float" office:value="4" calcext:value-type="float">
            <text:p>4</text:p>
          </table:table-cell>
          <table:table-cell table:formula="of:=[.U8]/[.V8]" office:value-type="float" office:value="0.159168081494058" calcext:value-type="float">
            <text:p>0.159168081494058</text:p>
          </table:table-cell>
          <table:table-cell office:value-type="string" calcext:value-type="string">
            <text:p>Alt art V</text:p>
          </table:table-cell>
          <table:table-cell table:style-name="Default" table:formula="of:=SUM([.Q8];[.O8];[.M8];[.K8];[.I8];[.G8];[.E8];[.C8];[.S8])" office:value-type="float" office:value="9424" calcext:value-type="float">
            <text:p>9424</text:p>
          </table:table-cell>
          <table:table-cell table:formula="of:=1/(SUM([.B8];[.D8];[.F8];[.H8];[.J8];[.L8];[.N8];[.P8];[.R8])/SUM([.C8];[.E8];[.G8];[.I8];[.K8];[.M8];[.O8];[.Q8];[.S8])+([.AB8]/100))" office:value-type="float" office:value="125.429754883226" calcext:value-type="float">
            <text:p>125.429754883226</text:p>
          </table:table-cell>
          <table:table-cell table:formula="of:=1/(SUM([.B8];[.D8];[.F8];[.H8];[.J8];[.L8];[.N8];[.P8];[.R8])/SUM([.C8];[.E8];[.G8];[.I8];[.K8];[.M8];[.O8];[.Q8];[.S8])-([.AB8]/100))" office:value-type="float" office:value="210.046234331182" calcext:value-type="float">
            <text:p>210.046234331182</text:p>
          </table:table-cell>
          <table:table-cell table:formula="of:=1.96*SQRT((([.U8]/100)*(1-([.U8]/100)))/[.Y8])*100" office:value-type="float" office:value="0.160586666462198" calcext:value-type="float">
            <text:p>0.160586666462198</text:p>
          </table:table-cell>
          <table:table-cell table:style-name="Default" table:formula="of:=[.AB8]/[.U8]*100" office:value-type="float" office:value="25.2228124123292" calcext:value-type="float">
            <text:p>25.22281241232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+1+3+2+3+2+1+3+3+1+3+0+3" office:value-type="float" office:value="28" calcext:value-type="float">
            <text:p>28</text:p>
          </table:table-cell>
          <table:table-cell office:value-type="float" office:value="2376" calcext:value-type="float">
            <text:p>2376</text:p>
          </table:table-cell>
          <table:table-cell office:value-type="float" office:value="9" calcext:value-type="float">
            <text:p>9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9];[.D9];[.F9];[.H9];[.J9];[.L9];[.N9];[.P9];[.R9])/SUM([.C9];[.E9];[.G9];[.I9];[.K9];[.M9];[.O9];[.Q9];[.S9]))" office:value-type="float" office:value="89.24" calcext:value-type="float">
            <text:p>89.24</text:p>
          </table:table-cell>
          <table:table-cell table:formula="of:=(SUM([.B9];[.D9];[.F9];[.H9];[.J9];[.L9];[.N9];[.P9];[.R9])/SUM([.C9];[.E9];[.G9];[.I9];[.K9];[.M9];[.O9];[.Q9];[.S9]))*100" office:value-type="float" office:value="1.12057373375168" calcext:value-type="float">
            <text:p>1.12057373375168</text:p>
          </table:table-cell>
          <table:table-cell office:value-type="float" office:value="14" calcext:value-type="float">
            <text:p>14</text:p>
          </table:table-cell>
          <table:table-cell table:formula="of:=[.U9]/[.V9]" office:value-type="float" office:value="0.0800409809822629" calcext:value-type="float">
            <text:p>0.0800409809822629</text:p>
          </table:table-cell>
          <table:table-cell office:value-type="string" calcext:value-type="string">
            <text:p>rainbow</text:p>
          </table:table-cell>
          <table:table-cell table:style-name="Default" table:formula="of:=SUM([.Q9];[.O9];[.M9];[.K9];[.I9];[.G9];[.E9];[.C9];[.S9])" office:value-type="float" office:value="4462" calcext:value-type="float">
            <text:p>4462</text:p>
          </table:table-cell>
          <table:table-cell table:formula="of:=1/(SUM([.B9];[.D9];[.F9];[.H9];[.J9];[.L9];[.N9];[.P9];[.R9])/SUM([.C9];[.E9];[.G9];[.I9];[.K9];[.M9];[.O9];[.Q9];[.S9])+([.AB9]/100))" office:value-type="float" office:value="69.9576747529654" calcext:value-type="float">
            <text:p>69.9576747529654</text:p>
          </table:table-cell>
          <table:table-cell table:formula="of:=1/(SUM([.B9];[.D9];[.F9];[.H9];[.J9];[.L9];[.N9];[.P9];[.R9])/SUM([.C9];[.E9];[.G9];[.I9];[.K9];[.M9];[.O9];[.Q9];[.S9])-([.AB9]/100))" office:value-type="float" office:value="123.196444737376" calcext:value-type="float">
            <text:p>123.196444737376</text:p>
          </table:table-cell>
          <table:table-cell table:formula="of:=1.96*SQRT((([.U9]/100)*(1-([.U9]/100)))/[.Y9])*100" office:value-type="float" office:value="0.30886199796925" calcext:value-type="float">
            <text:p>0.30886199796925</text:p>
          </table:table-cell>
          <table:table-cell table:style-name="Default" table:formula="of:=[.AB9]/[.U9]*100" office:value-type="float" office:value="27.5628446987759" calcext:value-type="float">
            <text:p>27.56284469877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[.C10]/108" office:value-type="float" office:value="12" calcext:value-type="float">
            <text:p>1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7+1+4+5+2+5" office:value-type="float" office:value="24" calcext:value-type="float">
            <text:p>24</text:p>
          </table:table-cell>
          <table:table-cell office:value-type="float" office:value="2376" calcext:value-type="float">
            <text:p>2376</text:p>
          </table:table-cell>
          <table:table-cell office:value-type="float" office:value="12" calcext:value-type="float">
            <text:p>12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0];[.D10];[.F10];[.H10];[.J10];[.L10];[.N10];[.P10];[.R10])/SUM([.C10];[.E10];[.G10];[.I10];[.K10];[.M10];[.O10];[.Q10];[.S10]))" office:value-type="float" office:value="91.0612244897959" calcext:value-type="float">
            <text:p>91.0612244897959</text:p>
          </table:table-cell>
          <table:table-cell table:formula="of:=(SUM([.B10];[.D10];[.F10];[.H10];[.J10];[.L10];[.N10];[.P10];[.R10])/SUM([.C10];[.E10];[.G10];[.I10];[.K10];[.M10];[.O10];[.Q10];[.S10]))*100" office:value-type="float" office:value="1.09816225907665" calcext:value-type="float">
            <text:p>1.09816225907665</text:p>
          </table:table-cell>
          <table:table-cell office:value-type="float" office:value="6" calcext:value-type="float">
            <text:p>6</text:p>
          </table:table-cell>
          <table:table-cell table:formula="of:=[.U10]/[.V10]" office:value-type="float" office:value="0.183027043179441" calcext:value-type="float">
            <text:p>0.183027043179441</text:p>
          </table:table-cell>
          <table:table-cell office:value-type="string" calcext:value-type="string">
            <text:p>gold</text:p>
          </table:table-cell>
          <table:table-cell table:style-name="Default" table:formula="of:=SUM([.Q10];[.O10];[.M10];[.K10];[.I10];[.G10];[.E10];[.C10];[.S10])" office:value-type="float" office:value="4462" calcext:value-type="float">
            <text:p>4462</text:p>
          </table:table-cell>
          <table:table-cell table:formula="of:=1/(SUM([.B10];[.D10];[.F10];[.H10];[.J10];[.L10];[.N10];[.P10];[.R10])/SUM([.C10];[.E10];[.G10];[.I10];[.K10];[.M10];[.O10];[.Q10];[.S10])+([.AB10]/100))" office:value-type="float" office:value="71.2273700674137" calcext:value-type="float">
            <text:p>71.2273700674137</text:p>
          </table:table-cell>
          <table:table-cell table:formula="of:=1/(SUM([.B10];[.D10];[.F10];[.H10];[.J10];[.L10];[.N10];[.P10];[.R10])/SUM([.C10];[.E10];[.G10];[.I10];[.K10];[.M10];[.O10];[.Q10];[.S10])-([.AB10]/100))" office:value-type="float" office:value="126.203694262227" calcext:value-type="float">
            <text:p>126.203694262227</text:p>
          </table:table-cell>
          <table:table-cell table:formula="of:=1.96*SQRT((([.U10]/100)*(1-([.U10]/100)))/[.Y10])*100" office:value-type="float" office:value="0.305792427237816" calcext:value-type="float">
            <text:p>0.305792427237816</text:p>
          </table:table-cell>
          <table:table-cell table:style-name="Default" table:formula="of:=[.AB10]/[.U10]*100" office:value-type="float" office:value="27.8458328639823" calcext:value-type="float">
            <text:p>27.845832863982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table:formula="of:=[.C11]/8" office:value-type="float" office:value="162" calcext:value-type="float">
            <text:p>162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22+19+16+19+18+14+20+24+19+25+22+13+15+23+26" office:value-type="float" office:value="295" calcext:value-type="float">
            <text:p>295</text:p>
          </table:table-cell>
          <table:table-cell office:value-type="float" office:value="2376" calcext:value-type="float">
            <text:p>2376</text:p>
          </table:table-cell>
          <table:table-cell table:formula="of:=93-[.H15]" office:value-type="float" office:value="88" calcext:value-type="float">
            <text:p>88</text:p>
          </table:table-cell>
          <table:table-cell office:value-type="float" office:value="718" calcext:value-type="float">
            <text:p>718</text:p>
          </table:table-cell>
          <table:table-cell table:formula="of:=4+1+3" office:value-type="float" office:value="8" calcext:value-type="float">
            <text:p>8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1];[.D11];[.F11];[.H11];[.J11];[.L11];[.N11];[.P11];[.R11])/SUM([.C11];[.E11];[.G11];[.I11];[.K11];[.M11];[.O11];[.Q11];[.S11]))" office:value-type="float" office:value="8.06871609403255" calcext:value-type="float">
            <text:p>8.06871609403255</text:p>
          </table:table-cell>
          <table:table-cell table:formula="of:=(SUM([.B11];[.D11];[.F11];[.H11];[.J11];[.L11];[.N11];[.P11];[.R11])/SUM([.C11];[.E11];[.G11];[.I11];[.K11];[.M11];[.O11];[.Q11];[.S11]))*100" office:value-type="float" office:value="12.3935454952936" calcext:value-type="float">
            <text:p>12.3935454952936</text:p>
          </table:table-cell>
          <table:table-cell office:value-type="float" office:value="15" calcext:value-type="float">
            <text:p>15</text:p>
          </table:table-cell>
          <table:table-cell table:formula="of:=[.U11]/[.V11]" office:value-type="float" office:value="0.826236366352906" calcext:value-type="float">
            <text:p>0.826236366352906</text:p>
          </table:table-cell>
          <table:table-cell office:value-type="string" calcext:value-type="string">
            <text:p>V</text:p>
          </table:table-cell>
          <table:table-cell table:style-name="Default" table:formula="of:=SUM([.Q11];[.O11];[.M11];[.K11];[.I11];[.G11];[.E11];[.C11];[.S11])" office:value-type="float" office:value="4462" calcext:value-type="float">
            <text:p>4462</text:p>
          </table:table-cell>
          <table:table-cell table:formula="of:=1/(SUM([.B11];[.D11];[.F11];[.H11];[.J11];[.L11];[.N11];[.P11];[.R11])/SUM([.C11];[.E11];[.G11];[.I11];[.K11];[.M11];[.O11];[.Q11];[.S11])+([.AB11]/100))" office:value-type="float" office:value="7.48481083506127" calcext:value-type="float">
            <text:p>7.48481083506127</text:p>
          </table:table-cell>
          <table:table-cell table:formula="of:=1/(SUM([.B11];[.D11];[.F11];[.H11];[.J11];[.L11];[.N11];[.P11];[.R11])/SUM([.C11];[.E11];[.G11];[.I11];[.K11];[.M11];[.O11];[.Q11];[.S11])-([.AB11]/100))" office:value-type="float" office:value="8.75143312421125" calcext:value-type="float">
            <text:p>8.75143312421125</text:p>
          </table:table-cell>
          <table:table-cell table:formula="of:=1.96*SQRT((([.U11]/100)*(1-([.U11]/100)))/[.Y11])*100" office:value-type="float" office:value="0.966845595897075" calcext:value-type="float">
            <text:p>0.966845595897075</text:p>
          </table:table-cell>
          <table:table-cell table:style-name="Default" table:formula="of:=[.AB11]/[.U11]*100" office:value-type="float" office:value="7.80120262005922" calcext:value-type="float">
            <text:p>7.8012026200592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table:formula="of:=[.C12]/259.2" office:value-type="float" office:value="5" calcext:value-type="float">
            <text:p>5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12-[.H16]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2];[.D12];[.F12];[.H12];[.J12];[.L12];[.N12];[.P12];[.R12])/SUM([.C12];[.E12];[.G12];[.I12];[.K12];[.M12];[.O12];[.Q12];[.S12]))" office:value-type="float" office:value="143.935483870968" calcext:value-type="float">
            <text:p>143.935483870968</text:p>
          </table:table-cell>
          <table:table-cell table:formula="of:=(SUM([.B12];[.D12];[.F12];[.H12];[.J12];[.L12];[.N12];[.P12];[.R12])/SUM([.C12];[.E12];[.G12];[.I12];[.K12];[.M12];[.O12];[.Q12];[.S12]))*100" office:value-type="float" office:value="0.694755714926042" calcext:value-type="float">
            <text:p>0.694755714926042</text:p>
          </table:table-cell>
          <table:table-cell office:value-type="float" office:value="1" calcext:value-type="float">
            <text:p>1</text:p>
          </table:table-cell>
          <table:table-cell table:formula="of:=[.U12]/[.V12]" office:value-type="float" office:value="0.694755714926042" calcext:value-type="float">
            <text:p>0.694755714926042</text:p>
          </table:table-cell>
          <table:table-cell office:value-type="string" calcext:value-type="string">
            <text:p>Vmax</text:p>
          </table:table-cell>
          <table:table-cell table:style-name="Default" table:formula="of:=SUM([.Q12];[.O12];[.M12];[.K12];[.I12];[.G12];[.E12];[.C12];[.S12])" office:value-type="float" office:value="4462" calcext:value-type="float">
            <text:p>4462</text:p>
          </table:table-cell>
          <table:table-cell table:formula="of:=1/(SUM([.B12];[.D12];[.F12];[.H12];[.J12];[.L12];[.N12];[.P12];[.R12])/SUM([.C12];[.E12];[.G12];[.I12];[.K12];[.M12];[.O12];[.Q12];[.S12])+([.AB12]/100))" office:value-type="float" office:value="106.555622457653" calcext:value-type="float">
            <text:p>106.555622457653</text:p>
          </table:table-cell>
          <table:table-cell table:formula="of:=1/(SUM([.B12];[.D12];[.F12];[.H12];[.J12];[.L12];[.N12];[.P12];[.R12])/SUM([.C12];[.E12];[.G12];[.I12];[.K12];[.M12];[.O12];[.Q12];[.S12])-([.AB12]/100))" office:value-type="float" office:value="221.712560094337" calcext:value-type="float">
            <text:p>221.712560094337</text:p>
          </table:table-cell>
          <table:table-cell table:formula="of:=1.96*SQRT((([.U12]/100)*(1-([.U12]/100)))/[.Y12])*100" office:value-type="float" office:value="0.243721276654026" calcext:value-type="float">
            <text:p>0.243721276654026</text:p>
          </table:table-cell>
          <table:table-cell table:style-name="Default" table:formula="of:=[.AB12]/[.U12]*100" office:value-type="float" office:value="35.0801398848473" calcext:value-type="float">
            <text:p>35.080139884847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table:formula="of:=[.C13]/32.4" office:value-type="float" office:value="40" calcext:value-type="float">
            <text:p>40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15+10+8+11+12+17" office:value-type="float" office:value="73" calcext:value-type="float">
            <text:p>73</text:p>
          </table:table-cell>
          <table:table-cell office:value-type="float" office:value="2376" calcext:value-type="float">
            <text:p>2376</text:p>
          </table:table-cell>
          <table:table-cell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3];[.D13];[.F13];[.H13];[.J13];[.L13];[.N13];[.P13];[.R13])/SUM([.C13];[.E13];[.G13];[.I13];[.K13];[.M13];[.O13];[.Q13];[.S13]))" office:value-type="float" office:value="33.2985074626866" calcext:value-type="float">
            <text:p>33.2985074626866</text:p>
          </table:table-cell>
          <table:table-cell table:formula="of:=(SUM([.B13];[.D13];[.F13];[.H13];[.J13];[.L13];[.N13];[.P13];[.R13])/SUM([.C13];[.E13];[.G13];[.I13];[.K13];[.M13];[.O13];[.Q13];[.S13]))*100" office:value-type="float" office:value="3.0031376064545" calcext:value-type="float">
            <text:p>3.0031376064545</text:p>
          </table:table-cell>
          <table:table-cell office:value-type="float" office:value="6" calcext:value-type="float">
            <text:p>6</text:p>
          </table:table-cell>
          <table:table-cell table:formula="of:=[.U13]/[.V13]" office:value-type="float" office:value="0.500522934409084" calcext:value-type="float">
            <text:p>0.500522934409084</text:p>
          </table:table-cell>
          <table:table-cell office:value-type="string" calcext:value-type="string">
            <text:p>Vstar</text:p>
          </table:table-cell>
          <table:table-cell table:style-name="Default" table:formula="of:=SUM([.Q13];[.O13];[.M13];[.K13];[.I13];[.G13];[.E13];[.C13];[.S13])" office:value-type="float" office:value="4462" calcext:value-type="float">
            <text:p>4462</text:p>
          </table:table-cell>
          <table:table-cell table:formula="of:=1/(SUM([.B13];[.D13];[.F13];[.H13];[.J13];[.L13];[.N13];[.P13];[.R13])/SUM([.C13];[.E13];[.G13];[.I13];[.K13];[.M13];[.O13];[.Q13];[.S13])+([.AB13]/100))" office:value-type="float" office:value="28.5393826975319" calcext:value-type="float">
            <text:p>28.5393826975319</text:p>
          </table:table-cell>
          <table:table-cell table:formula="of:=1/(SUM([.B13];[.D13];[.F13];[.H13];[.J13];[.L13];[.N13];[.P13];[.R13])/SUM([.C13];[.E13];[.G13];[.I13];[.K13];[.M13];[.O13];[.Q13];[.S13])-([.AB13]/100))" office:value-type="float" office:value="39.9625121996829" calcext:value-type="float">
            <text:p>39.9625121996829</text:p>
          </table:table-cell>
          <table:table-cell table:formula="of:=1.96*SQRT((([.U13]/100)*(1-([.U13]/100)))/[.Y13])*100" office:value-type="float" office:value="0.500792421038622" calcext:value-type="float">
            <text:p>0.500792421038622</text:p>
          </table:table-cell>
          <table:table-cell table:style-name="Default" table:formula="of:=[.AB13]/[.U13]*100" office:value-type="float" office:value="16.6756401692114" calcext:value-type="float">
            <text:p>16.675640169211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number-columns-repeated="4"/>
          <table:table-cell table:formula="of:=18+16+15+13+13+21+16+15+27+16+19" office:value-type="float" office:value="189" calcext:value-type="float">
            <text:p>189</text:p>
          </table:table-cell>
          <table:table-cell office:value-type="float" office:value="2376" calcext:value-type="float">
            <text:p>2376</text:p>
          </table:table-cell>
          <table:table-cell table:formula="of:=7+5+7+5+3+2+7+8+9+7+6" office:value-type="float" office:value="66" calcext:value-type="float">
            <text:p>66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4];[.D14];[.F14];[.H14];[.J14];[.L14];[.N14];[.P14];[.R14])/SUM([.C14];[.E14];[.G14];[.I14];[.K14];[.M14];[.O14];[.Q14];[.S14]))" office:value-type="float" office:value="12.1302681992337" calcext:value-type="float">
            <text:p>12.1302681992337</text:p>
          </table:table-cell>
          <table:table-cell table:formula="of:=(SUM([.B14];[.D14];[.F14];[.H14];[.J14];[.L14];[.N14];[.P14];[.R14])/SUM([.C14];[.E14];[.G14];[.I14];[.K14];[.M14];[.O14];[.Q14];[.S14]))*100" office:value-type="float" office:value="8.24384080859128" calcext:value-type="float">
            <text:p>8.24384080859128</text:p>
          </table:table-cell>
          <table:table-cell office:value-type="float" office:value="11" calcext:value-type="float">
            <text:p>11</text:p>
          </table:table-cell>
          <table:table-cell table:formula="of:=[.U14]/[.V14]" office:value-type="float" office:value="0.749440073508298" calcext:value-type="float">
            <text:p>0.749440073508298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14];[.O14];[.M14];[.K14];[.I14];[.G14];[.E14];[.C14];[.S14])" office:value-type="float" office:value="3166" calcext:value-type="float">
            <text:p>3166</text:p>
          </table:table-cell>
          <table:table-cell table:formula="of:=1/(SUM([.B14];[.D14];[.F14];[.H14];[.J14];[.L14];[.N14];[.P14];[.R14])/SUM([.C14];[.E14];[.G14];[.I14];[.K14];[.M14];[.O14];[.Q14];[.S14])+([.AB14]/100))" office:value-type="float" office:value="10.8673451450942" calcext:value-type="float">
            <text:p>10.8673451450942</text:p>
          </table:table-cell>
          <table:table-cell table:formula="of:=1/(SUM([.B14];[.D14];[.F14];[.H14];[.J14];[.L14];[.N14];[.P14];[.R14])/SUM([.C14];[.E14];[.G14];[.I14];[.K14];[.M14];[.O14];[.Q14];[.S14])-([.AB14]/100))" office:value-type="float" office:value="13.7253246447574" calcext:value-type="float">
            <text:p>13.7253246447574</text:p>
          </table:table-cell>
          <table:table-cell table:formula="of:=1.96*SQRT((([.U14]/100)*(1-([.U14]/100)))/[.Y14])*100" office:value-type="float" office:value="0.958038644472965" calcext:value-type="float">
            <text:p>0.958038644472965</text:p>
          </table:table-cell>
          <table:table-cell table:style-name="Default" table:formula="of:=[.AB14]/[.U14]*100" office:value-type="float" office:value="11.6212657026874" calcext:value-type="float">
            <text:p>11.62126570268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number-columns-repeated="4"/>
          <table:table-cell table:formula="of:=5+3+7+4+2+8+5" office:value-type="float" office:value="34" calcext:value-type="float">
            <text:p>34</text:p>
          </table:table-cell>
          <table:table-cell office:value-type="float" office:value="2376" calcext:value-type="float">
            <text:p>2376</text:p>
          </table:table-cell>
          <table:table-cell table:formula="of:=3+1+1" office:value-type="float" office:value="5" calcext:value-type="float">
            <text:p>5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5];[.D15];[.F15];[.H15];[.J15];[.L15];[.N15];[.P15];[.R15])/SUM([.C15];[.E15];[.G15];[.I15];[.K15];[.M15];[.O15];[.Q15];[.S15]))" office:value-type="float" office:value="81.1794871794872" calcext:value-type="float">
            <text:p>81.1794871794872</text:p>
          </table:table-cell>
          <table:table-cell table:formula="of:=(SUM([.B15];[.D15];[.F15];[.H15];[.J15];[.L15];[.N15];[.P15];[.R15])/SUM([.C15];[.E15];[.G15];[.I15];[.K15];[.M15];[.O15];[.Q15];[.S15]))*100" office:value-type="float" office:value="1.23183828174353" calcext:value-type="float">
            <text:p>1.23183828174353</text:p>
          </table:table-cell>
          <table:table-cell office:value-type="float" office:value="7" calcext:value-type="float">
            <text:p>7</text:p>
          </table:table-cell>
          <table:table-cell table:formula="of:=[.U15]/[.V15]" office:value-type="float" office:value="0.175976897391932" calcext:value-type="float">
            <text:p>0.175976897391932</text:p>
          </table:table-cell>
          <table:table-cell office:value-type="string" calcext:value-type="string">
            <text:p>TG V</text:p>
          </table:table-cell>
          <table:table-cell table:style-name="Default" table:formula="of:=SUM([.Q15];[.O15];[.M15];[.K15];[.I15];[.G15];[.E15];[.C15];[.S15])" office:value-type="float" office:value="3166" calcext:value-type="float">
            <text:p>3166</text:p>
          </table:table-cell>
          <table:table-cell table:formula="of:=1/(SUM([.B15];[.D15];[.F15];[.H15];[.J15];[.L15];[.N15];[.P15];[.R15])/SUM([.C15];[.E15];[.G15];[.I15];[.K15];[.M15];[.O15];[.Q15];[.S15])+([.AB15]/100))" office:value-type="float" office:value="61.8787537840612" calcext:value-type="float">
            <text:p>61.8787537840612</text:p>
          </table:table-cell>
          <table:table-cell table:formula="of:=1/(SUM([.B15];[.D15];[.F15];[.H15];[.J15];[.L15];[.N15];[.P15];[.R15])/SUM([.C15];[.E15];[.G15];[.I15];[.K15];[.M15];[.O15];[.Q15];[.S15])-([.AB15]/100))" office:value-type="float" office:value="117.97837132035" calcext:value-type="float">
            <text:p>117.97837132035</text:p>
          </table:table-cell>
          <table:table-cell table:formula="of:=1.96*SQRT((([.U15]/100)*(1-([.U15]/100)))/[.Y15])*100" office:value-type="float" office:value="0.384225292338312" calcext:value-type="float">
            <text:p>0.384225292338312</text:p>
          </table:table-cell>
          <table:table-cell table:style-name="Default" table:formula="of:=[.AB15]/[.U15]*100" office:value-type="float" office:value="31.1912121934127" calcext:value-type="float">
            <text:p>31.19121219341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number-columns-repeated="4"/>
          <table:table-cell table:formula="of:=4+3+3+2" office:value-type="float" office:value="12" calcext:value-type="float">
            <text:p>12</text:p>
          </table:table-cell>
          <table:table-cell office:value-type="float" office:value="2376" calcext:value-type="float">
            <text:p>2376</text:p>
          </table:table-cell>
          <table:table-cell table:formula="of:=1+1+3+2" office:value-type="float" office:value="7" calcext:value-type="float">
            <text:p>7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6];[.D16];[.F16];[.H16];[.J16];[.L16];[.N16];[.P16];[.R16])/SUM([.C16];[.E16];[.G16];[.I16];[.K16];[.M16];[.O16];[.Q16];[.S16]))" office:value-type="float" office:value="158.3" calcext:value-type="float">
            <text:p>158.3</text:p>
          </table:table-cell>
          <table:table-cell table:formula="of:=(SUM([.B16];[.D16];[.F16];[.H16];[.J16];[.L16];[.N16];[.P16];[.R16])/SUM([.C16];[.E16];[.G16];[.I16];[.K16];[.M16];[.O16];[.Q16];[.S16]))*100" office:value-type="float" office:value="0.631711939355654" calcext:value-type="float">
            <text:p>0.631711939355654</text:p>
          </table:table-cell>
          <table:table-cell office:value-type="float" office:value="4" calcext:value-type="float">
            <text:p>4</text:p>
          </table:table-cell>
          <table:table-cell table:formula="of:=[.U16]/[.V16]" office:value-type="float" office:value="0.157927984838913" calcext:value-type="float">
            <text:p>0.157927984838913</text:p>
          </table:table-cell>
          <table:table-cell office:value-type="string" calcext:value-type="string">
            <text:p>TG Vmax</text:p>
          </table:table-cell>
          <table:table-cell table:style-name="Default" table:formula="of:=SUM([.Q16];[.O16];[.M16];[.K16];[.I16];[.G16];[.E16];[.C16];[.S16])" office:value-type="float" office:value="3166" calcext:value-type="float">
            <text:p>3166</text:p>
          </table:table-cell>
          <table:table-cell table:formula="of:=1/(SUM([.B16];[.D16];[.F16];[.H16];[.J16];[.L16];[.N16];[.P16];[.R16])/SUM([.C16];[.E16];[.G16];[.I16];[.K16];[.M16];[.O16];[.Q16];[.S16])+([.AB16]/100))" office:value-type="float" office:value="110.169038577512" calcext:value-type="float">
            <text:p>110.169038577512</text:p>
          </table:table-cell>
          <table:table-cell table:formula="of:=1/(SUM([.B16];[.D16];[.F16];[.H16];[.J16];[.L16];[.N16];[.P16];[.R16])/SUM([.C16];[.E16];[.G16];[.I16];[.K16];[.M16];[.O16];[.Q16];[.S16])-([.AB16]/100))" office:value-type="float" office:value="281.113786993119" calcext:value-type="float">
            <text:p>281.113786993119</text:p>
          </table:table-cell>
          <table:table-cell table:formula="of:=1.96*SQRT((([.U16]/100)*(1-([.U16]/100)))/[.Y16])*100" office:value-type="float" office:value="0.275984100213963" calcext:value-type="float">
            <text:p>0.275984100213963</text:p>
          </table:table-cell>
          <table:table-cell table:style-name="Default" table:formula="of:=[.AB16]/[.U16]*100" office:value-type="float" office:value="43.6882830638703" calcext:value-type="float">
            <text:p>43.68828306387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number-columns-repeated="4"/>
          <table:table-cell table:formula="of:=4+6+4+6+4+3" office:value-type="float" office:value="27" calcext:value-type="float">
            <text:p>27</text:p>
          </table:table-cell>
          <table:table-cell office:value-type="float" office:value="2376" calcext:value-type="float">
            <text:p>2376</text:p>
          </table:table-cell>
          <table:table-cell table:formula="of:=3+3+2+4+1" office:value-type="float" office:value="13" calcext:value-type="float">
            <text:p>13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7];[.D17];[.F17];[.H17];[.J17];[.L17];[.N17];[.P17];[.R17])/SUM([.C17];[.E17];[.G17];[.I17];[.K17];[.M17];[.O17];[.Q17];[.S17]))" office:value-type="float" office:value="77.219512195122" calcext:value-type="float">
            <text:p>77.219512195122</text:p>
          </table:table-cell>
          <table:table-cell table:formula="of:=(SUM([.B17];[.D17];[.F17];[.H17];[.J17];[.L17];[.N17];[.P17];[.R17])/SUM([.C17];[.E17];[.G17];[.I17];[.K17];[.M17];[.O17];[.Q17];[.S17]))*100" office:value-type="float" office:value="1.29500947567909" calcext:value-type="float">
            <text:p>1.29500947567909</text:p>
          </table:table-cell>
          <table:table-cell office:value-type="float" office:value="6" calcext:value-type="float">
            <text:p>6</text:p>
          </table:table-cell>
          <table:table-cell table:formula="of:=[.U17]/[.V17]" office:value-type="float" office:value="0.215834912613182" calcext:value-type="float">
            <text:p>0.215834912613182</text:p>
          </table:table-cell>
          <table:table-cell office:value-type="string" calcext:value-type="string">
            <text:p>TG supporter</text:p>
          </table:table-cell>
          <table:table-cell table:style-name="Default" table:formula="of:=SUM([.Q17];[.O17];[.M17];[.K17];[.I17];[.G17];[.E17];[.C17];[.S17])" office:value-type="float" office:value="3166" calcext:value-type="float">
            <text:p>3166</text:p>
          </table:table-cell>
          <table:table-cell table:formula="of:=1/(SUM([.B17];[.D17];[.F17];[.H17];[.J17];[.L17];[.N17];[.P17];[.R17])/SUM([.C17];[.E17];[.G17];[.I17];[.K17];[.M17];[.O17];[.Q17];[.S17])+([.AB17]/100))" office:value-type="float" office:value="59.2123271164365" calcext:value-type="float">
            <text:p>59.2123271164365</text:p>
          </table:table-cell>
          <table:table-cell table:formula="of:=1/(SUM([.B17];[.D17];[.F17];[.H17];[.J17];[.L17];[.N17];[.P17];[.R17])/SUM([.C17];[.E17];[.G17];[.I17];[.K17];[.M17];[.O17];[.Q17];[.S17])-([.AB17]/100))" office:value-type="float" office:value="110.965447265784" calcext:value-type="float">
            <text:p>110.965447265784</text:p>
          </table:table-cell>
          <table:table-cell table:formula="of:=1.96*SQRT((([.U17]/100)*(1-([.U17]/100)))/[.Y17])*100" office:value-type="float" office:value="0.3938280497125" calcext:value-type="float">
            <text:p>0.3938280497125</text:p>
          </table:table-cell>
          <table:table-cell table:style-name="Default" table:formula="of:=[.AB17]/[.U17]*100" office:value-type="float" office:value="30.4112098875555" calcext:value-type="float">
            <text:p>30.411209887555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number-columns-repeated="4"/>
          <table:table-cell table:formula="of:=[.F16]+[.F17]" office:value-type="float" office:value="39" calcext:value-type="float">
            <text:p>39</text:p>
          </table:table-cell>
          <table:table-cell office:value-type="float" office:value="2376" calcext:value-type="float">
            <text:p>2376</text:p>
          </table:table-cell>
          <table:table-cell table:formula="of:=[.H16]+[.H17]" office:value-type="float" office:value="20" calcext:value-type="float">
            <text:p>2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6"/>
          <table:table-cell table:style-name="ce1" table:number-columns-repeated="2"/>
          <table:table-cell table:formula="of:=1/(SUM([.B18];[.D18];[.F18];[.H18];[.J18];[.L18];[.N18];[.P18];[.R18])/SUM([.C18];[.E18];[.G18];[.I18];[.K18];[.M18];[.O18];[.Q18];[.S18]))" office:value-type="float" office:value="51.9016393442623" calcext:value-type="float">
            <text:p>51.9016393442623</text:p>
          </table:table-cell>
          <table:table-cell table:formula="of:=(SUM([.B18];[.D18];[.F18];[.H18];[.J18];[.L18];[.N18];[.P18];[.R18])/SUM([.C18];[.E18];[.G18];[.I18];[.K18];[.M18];[.O18];[.Q18];[.S18]))*100" office:value-type="float" office:value="1.92672141503474" calcext:value-type="float">
            <text:p>1.92672141503474</text:p>
          </table:table-cell>
          <table:table-cell office:value-type="float" office:value="10" calcext:value-type="float">
            <text:p>10</text:p>
          </table:table-cell>
          <table:table-cell table:formula="of:=[.U18]/[.V18]" office:value-type="float" office:value="0.192672141503474" calcext:value-type="float">
            <text:p>0.192672141503474</text:p>
          </table:table-cell>
          <table:table-cell office:value-type="string" calcext:value-type="string">
            <text:p>TG sup+vmax</text:p>
          </table:table-cell>
          <table:table-cell table:style-name="Default" table:formula="of:=SUM([.Q18];[.O18];[.M18];[.K18];[.I18];[.G18];[.E18];[.C18];[.S18])" office:value-type="float" office:value="3166" calcext:value-type="float">
            <text:p>3166</text:p>
          </table:table-cell>
          <table:table-cell table:formula="of:=1/(SUM([.B18];[.D18];[.F18];[.H18];[.J18];[.L18];[.N18];[.P18];[.R18])/SUM([.C18];[.E18];[.G18];[.I18];[.K18];[.M18];[.O18];[.Q18];[.S18])+([.AB18]/100))" office:value-type="float" office:value="41.5704327474767" calcext:value-type="float">
            <text:p>41.5704327474767</text:p>
          </table:table-cell>
          <table:table-cell table:formula="of:=1/(SUM([.B18];[.D18];[.F18];[.H18];[.J18];[.L18];[.N18];[.P18];[.R18])/SUM([.C18];[.E18];[.G18];[.I18];[.K18];[.M18];[.O18];[.Q18];[.S18])-([.AB18]/100))" office:value-type="float" office:value="69.0661669222147" calcext:value-type="float">
            <text:p>69.0661669222147</text:p>
          </table:table-cell>
          <table:table-cell table:formula="of:=1.96*SQRT((([.U18]/100)*(1-([.U18]/100)))/[.Y18])*100" office:value-type="float" office:value="0.478834490708622" calcext:value-type="float">
            <text:p>0.478834490708622</text:p>
          </table:table-cell>
          <table:table-cell table:style-name="Default" table:formula="of:=[.AB18]/[.U18]*100" office:value-type="float" office:value="24.8522950423524" calcext:value-type="float">
            <text:p>24.852295042352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number-columns-repeated="4"/>
          <table:table-cell table:formula="of:=10+9" office:value-type="float" office:value="19" calcext:value-type="float">
            <text:p>19</text:p>
          </table:table-cell>
          <table:table-cell office:value-type="float" office:value="2376" calcext:value-type="float">
            <text:p>2376</text:p>
          </table:table-cell>
          <table:table-cell table:formula="of:=2+4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/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19];[.D19];[.F19];[.H19];[.J19];[.L19];[.N19];[.P19];[.R19])/SUM([.C19];[.E19];[.G19];[.I19];[.K19];[.M19];[.O19];[.Q19];[.S19]))" office:value-type="float" office:value="126.64" calcext:value-type="float">
            <text:p>126.64</text:p>
          </table:table-cell>
          <table:table-cell table:formula="of:=(SUM([.B19];[.D19];[.F19];[.H19];[.J19];[.L19];[.N19];[.P19];[.R19])/SUM([.C19];[.E19];[.G19];[.I19];[.K19];[.M19];[.O19];[.Q19];[.S19]))*100" office:value-type="float" office:value="0.789639924194567" calcext:value-type="float">
            <text:p>0.789639924194567</text:p>
          </table:table-cell>
          <table:table-cell office:value-type="float" office:value="2" calcext:value-type="float">
            <text:p>2</text:p>
          </table:table-cell>
          <table:table-cell table:formula="of:=[.U19]/[.V19]" office:value-type="float" office:value="0.394819962097284" calcext:value-type="float">
            <text:p>0.394819962097284</text:p>
          </table:table-cell>
          <table:table-cell office:value-type="string" calcext:value-type="string">
            <text:p>TG gold</text:p>
          </table:table-cell>
          <table:table-cell table:style-name="Default" table:formula="of:=SUM([.Q19];[.O19];[.M19];[.K19];[.I19];[.G19];[.E19];[.C19];[.S19])" office:value-type="float" office:value="3166" calcext:value-type="float">
            <text:p>3166</text:p>
          </table:table-cell>
          <table:table-cell table:formula="of:=1/(SUM([.B19];[.D19];[.F19];[.H19];[.J19];[.L19];[.N19];[.P19];[.R19])/SUM([.C19];[.E19];[.G19];[.I19];[.K19];[.M19];[.O19];[.Q19];[.S19])+([.AB19]/100))" office:value-type="float" office:value="91.0784777391465" calcext:value-type="float">
            <text:p>91.0784777391465</text:p>
          </table:table-cell>
          <table:table-cell table:formula="of:=1/(SUM([.B19];[.D19];[.F19];[.H19];[.J19];[.L19];[.N19];[.P19];[.R19])/SUM([.C19];[.E19];[.G19];[.I19];[.K19];[.M19];[.O19];[.Q19];[.S19])-([.AB19]/100))" office:value-type="float" office:value="207.759563209394" calcext:value-type="float">
            <text:p>207.759563209394</text:p>
          </table:table-cell>
          <table:table-cell table:formula="of:=1.96*SQRT((([.U19]/100)*(1-([.U19]/100)))/[.Y19])*100" office:value-type="float" office:value="0.308314306951074" calcext:value-type="float">
            <text:p>0.308314306951074</text:p>
          </table:table-cell>
          <table:table-cell table:style-name="Default" table:formula="of:=[.AB19]/[.U19]*100" office:value-type="float" office:value="39.044923832284" calcext:value-type="float">
            <text:p>39.04492383228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61" calcext:value-type="float">
            <text:p>61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formula="of:=39+37+33" office:value-type="float" office:value="109" calcext:value-type="float">
            <text:p>109</text:p>
          </table:table-cell>
          <table:table-cell office:value-type="float" office:value="2376" calcext:value-type="float">
            <text:p>2376</text:p>
          </table:table-cell>
          <table:table-cell office:value-type="float" office:value="40" calcext:value-type="float">
            <text:p>40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table:number-columns-repeated="4"/>
          <table:table-cell table:style-name="ce1" table:number-columns-repeated="4"/>
          <table:table-cell table:formula="of:=1/(SUM([.B20];[.D20];[.F20];[.H20];[.J20];[.L20];[.N20];[.P20];[.R20])/SUM([.C20];[.E20];[.G20];[.I20];[.K20];[.M20];[.O20];[.Q20];[.S20]))" office:value-type="float" office:value="21.0471698113208" calcext:value-type="float">
            <text:p>21.0471698113208</text:p>
          </table:table-cell>
          <table:table-cell table:formula="of:=(SUM([.B20];[.D20];[.F20];[.H20];[.J20];[.L20];[.N20];[.P20];[.R20])/SUM([.C20];[.E20];[.G20];[.I20];[.K20];[.M20];[.O20];[.Q20];[.S20]))*100" office:value-type="float" office:value="4.75123263110713" calcext:value-type="float">
            <text:p>4.75123263110713</text:p>
          </table:table-cell>
          <table:table-cell office:value-type="float" office:value="3" calcext:value-type="float">
            <text:p>3</text:p>
          </table:table-cell>
          <table:table-cell table:formula="of:=[.U20]/[.V20]" office:value-type="float" office:value="1.58374421036904" calcext:value-type="float">
            <text:p>1.58374421036904</text:p>
          </table:table-cell>
          <table:table-cell office:value-type="string" calcext:value-type="string">
            <text:p>Radiant</text:p>
          </table:table-cell>
          <table:table-cell table:style-name="Default" table:formula="of:=SUM([.Q20];[.O20];[.M20];[.K20];[.I20];[.G20];[.E20];[.C20];[.S20])" office:value-type="float" office:value="4462" calcext:value-type="float">
            <text:p>4462</text:p>
          </table:table-cell>
          <table:table-cell table:formula="of:=1/(SUM([.B20];[.D20];[.F20];[.H20];[.J20];[.L20];[.N20];[.P20];[.R20])/SUM([.C20];[.E20];[.G20];[.I20];[.K20];[.M20];[.O20];[.Q20];[.S20])+([.AB20]/100))" office:value-type="float" office:value="18.6031520452786" calcext:value-type="float">
            <text:p>18.6031520452786</text:p>
          </table:table-cell>
          <table:table-cell table:formula="of:=1/(SUM([.B20];[.D20];[.F20];[.H20];[.J20];[.L20];[.N20];[.P20];[.R20])/SUM([.C20];[.E20];[.G20];[.I20];[.K20];[.M20];[.O20];[.Q20];[.S20])-([.AB20]/100))" office:value-type="float" office:value="24.2304874355744" calcext:value-type="float">
            <text:p>24.2304874355744</text:p>
          </table:table-cell>
          <table:table-cell table:formula="of:=1.96*SQRT((([.U20]/100)*(1-([.U20]/100)))/[.Y20])*100" office:value-type="float" office:value="0.624200508212921" calcext:value-type="float">
            <text:p>0.624200508212921</text:p>
          </table:table-cell>
          <table:table-cell table:style-name="Default" table:formula="of:=[.AB20]/[.U20]*100" office:value-type="float" office:value="13.1376540926701" calcext:value-type="float">
            <text:p>13.137654092670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youtube.com/watch?v=gLKe7ZelQEs</text:p>
          </table:table-cell>
          <table:table-cell/>
          <table:table-cell office:value-type="string" calcext:value-type="string">
            <text:p>https://www.reddit.com/r/PokemonTCG/comments/ymkxwm/silver_tempest_early_alt_art_pull_rate_data_5000/</text:p>
          </table:table-cell>
          <table:table-cell/>
          <table:table-cell office:value-type="string" calcext:value-type="string">
            <text:p>https://www.youtube.com/watch?v=6D1LmfHXqrQ</text:p>
          </table:table-cell>
          <table:table-cell/>
          <table:table-cell office:value-type="string" calcext:value-type="string">
            <text:p>https://www.digitaltq.com/silver-tempest-pull-rates-pokemon-tcg</text:p>
          </table:table-cell>
          <table:table-cell/>
          <table:table-cell office:value-type="string" calcext:value-type="string">
            <text:p>https://www.codedyellow.com/what-is-the-silver-tempest-pull-rate/</text:p>
          </table:table-cell>
          <table:table-cell table:number-columns-repeated="5"/>
          <table:table-cell table:style-name="ce1" table:number-columns-repeated="4"/>
          <table:table-cell/>
          <table:table-cell table:formula="of:=SUM([.U4];[.U7:.U13])" office:value-type="float" office:value="40.2424975793701" calcext:value-type="float">
            <text:p>40.2424975793701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/>
          <table:table-cell table:style-name="ce1" table:number-columns-repeated="7"/>
          <table:table-cell table:number-columns-repeated="1005"/>
        </table:table-row>
        <table:table-row table:style-name="ro1">
          <table:table-cell office:value-type="string" calcext:value-type="string">
            <text:p>Lost Origin</text:p>
          </table:table-cell>
          <table:table-cell table:number-columns-repeated="7"/>
          <table:table-cell table:style-name="Default" table:number-columns-repeated="3"/>
          <table:table-cell table:style-name="ce1"/>
          <table:table-cell table:style-name="Default" table:number-columns-repeated="8"/>
          <table:table-cell table:style-name="Default" table:formula="of:=1/(SUM([.U26:.U27])/100)" office:value-type="float" office:value="29.287793047696" calcext:value-type="float">
            <text:p>29.287793047696</text:p>
          </table:table-cell>
          <table:table-cell table:style-name="Default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office:value-type="string" calcext:value-type="string">
            <text:p>Pulled 9</text:p>
          </table:table-cell>
          <table:table-cell office:value-type="string" calcext:value-type="string">
            <text:p>packs opened 9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6"/>
          <table:table-cell table:formula="of:=190-[.H35]" office:value-type="float" office:value="131" calcext:value-type="float">
            <text:p>131</text:p>
          </table:table-cell>
          <table:table-cell office:value-type="float" office:value="718" calcext:value-type="float">
            <text:p>718</text:p>
          </table:table-cell>
          <table:table-cell office:value-type="float" office:value="15" calcext:value-type="float">
            <text:p>15</text:p>
          </table:table-cell>
          <table:table-cell office:value-type="float" office:value="83" calcext:value-type="float">
            <text:p>83</text:p>
          </table:table-cell>
          <table:table-cell table:number-columns-repeated="4"/>
          <table:table-cell table:style-name="ce1" table:number-columns-repeated="4"/>
          <table:table-cell table:formula="of:=1/(SUM([.B25];[.D25];[.F25];[.H25];[.J25];[.L25];[.N25];[.P25];[.R25])/SUM([.C25];[.E25];[.G25];[.I25];[.K25];[.M25];[.O25];[.Q25];[.S25]))" office:value-type="float" office:value="5.48630136986301" calcext:value-type="float">
            <text:p>5.48630136986301</text:p>
          </table:table-cell>
          <table:table-cell table:formula="of:=(SUM([.B25];[.D25];[.F25];[.H25];[.J25];[.L25];[.N25];[.P25];[.R25])/SUM([.C25];[.E25];[.G25];[.I25];[.K25];[.M25];[.O25];[.Q25];[.S25]))*100" office:value-type="float" office:value="18.227215980025" calcext:value-type="float">
            <text:p>18.227215980025</text:p>
          </table:table-cell>
          <table:table-cell office:value-type="float" office:value="22" calcext:value-type="float">
            <text:p>22</text:p>
          </table:table-cell>
          <table:table-cell table:formula="of:=[.U25]/[.V25]" office:value-type="float" office:value="0.828509817273862" calcext:value-type="float">
            <text:p>0.828509817273862</text:p>
          </table:table-cell>
          <table:table-cell office:value-type="string" calcext:value-type="string">
            <text:p>holo</text:p>
          </table:table-cell>
          <table:table-cell table:style-name="Default" table:formula="of:=SUM([.Q25];[.O25];[.M25];[.K25];[.I25];[.G25];[.E25];[.C25];[.S25])" office:value-type="float" office:value="801" calcext:value-type="float">
            <text:p>801</text:p>
          </table:table-cell>
          <table:table-cell table:formula="of:=1/(SUM([.B25];[.D25];[.F25];[.H25];[.J25];[.L25];[.N25];[.P25];[.R25])/SUM([.C25];[.E25];[.G25];[.I25];[.K25];[.M25];[.O25];[.Q25];[.S25])+([.AB25]/100))" office:value-type="float" office:value="4.78449100509173" calcext:value-type="float">
            <text:p>4.78449100509173</text:p>
          </table:table-cell>
          <table:table-cell table:formula="of:=1/(SUM([.B25];[.D25];[.F25];[.H25];[.J25];[.L25];[.N25];[.P25];[.R25])/SUM([.C25];[.E25];[.G25];[.I25];[.K25];[.M25];[.O25];[.Q25];[.S25])-([.AB25]/100))" office:value-type="float" office:value="6.42939330010191" calcext:value-type="float">
            <text:p>6.42939330010191</text:p>
          </table:table-cell>
          <table:table-cell table:formula="of:=1.96*SQRT((([.U25]/100)*(1-([.U25]/100)))/[.Y25])*100" office:value-type="float" office:value="2.67364889642239" calcext:value-type="float">
            <text:p>2.67364889642239</text:p>
          </table:table-cell>
          <table:table-cell table:style-name="Default" table:formula="of:=[.AB25]/[.U25]*100" office:value-type="float" office:value="14.6684436029749" calcext:value-type="float">
            <text:p>14.668443602974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9+12+11+12+8+8+6+9+10+9+9+12+10" office:value-type="float" office:value="125" calcext:value-type="float">
            <text:p>125</text:p>
          </table:table-cell>
          <table:table-cell office:value-type="float" office:value="5520" calcext:value-type="float">
            <text:p>5520</text:p>
          </table:table-cell>
          <table:table-cell table:formula="of:=4+6+8+6+5+5+3+3+5+6+1+3+4" office:value-type="float" office:value="59" calcext:value-type="float">
            <text:p>59</text:p>
          </table:table-cell>
          <table:table-cell office:value-type="float" office:value="2880" calcext:value-type="float">
            <text:p>2880</text:p>
          </table:table-cell>
          <table:table-cell table:formula="of:=3+2+2+3+1+2+2+1+2+2+2+2+2" office:value-type="float" office:value="26" calcext:value-type="float">
            <text:p>26</text:p>
          </table:table-cell>
          <table:table-cell office:value-type="float" office:value="1152" calcext:value-type="float">
            <text:p>1152</text:p>
          </table:table-cell>
          <table:table-cell table:formula="of:=2+1+2+1+1+2+4+2+1" office:value-type="float" office:value="16" calcext:value-type="float">
            <text:p>16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3+7+1+1+2+2+3+4+2+1+2" office:value-type="float" office:value="28" calcext:value-type="float">
            <text:p>28</text:p>
          </table:table-cell>
          <table:table-cell office:value-type="float" office:value="1296" calcext:value-type="float">
            <text:p>1296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71" calcext:value-type="float">
            <text:p>17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313" calcext:value-type="float">
            <text:p>31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6];[.D26];[.F26];[.H26];[.J26];[.L26];[.N26];[.P26];[.R26])/SUM([.C26];[.E26];[.G26];[.I26];[.K26];[.M26];[.O26];[.Q26];[.S26]))" office:value-type="float" office:value="47.6070959264126" calcext:value-type="float">
            <text:p>47.6070959264126</text:p>
          </table:table-cell>
          <table:table-cell table:formula="of:=(SUM([.B26];[.D26];[.F26];[.H26];[.J26];[.L26];[.N26];[.P26];[.R26])/SUM([.C26];[.E26];[.G26];[.I26];[.K26];[.M26];[.O26];[.Q26];[.S26]))*100" office:value-type="float" office:value="2.10052720196528" calcext:value-type="float">
            <text:p>2.10052720196528</text:p>
          </table:table-cell>
          <table:table-cell office:value-type="float" office:value="13" calcext:value-type="float">
            <text:p>13</text:p>
          </table:table-cell>
          <table:table-cell table:formula="of:=[.U26]/[.V26]" office:value-type="float" office:value="0.161579015535791" calcext:value-type="float">
            <text:p>0.161579015535791</text:p>
          </table:table-cell>
          <table:table-cell office:value-type="string" calcext:value-type="string">
            <text:p>FA mon</text:p>
          </table:table-cell>
          <table:table-cell table:style-name="Default" table:formula="of:=SUM([.Q26];[.O26];[.M26];[.K26];[.I26];[.G26];[.E26];[.C26];[.S26])" office:value-type="float" office:value="36229" calcext:value-type="float">
            <text:p>36229</text:p>
          </table:table-cell>
          <table:table-cell table:formula="of:=1/(SUM([.B26];[.D26];[.F26];[.H26];[.J26];[.L26];[.N26];[.P26];[.R26])/SUM([.C26];[.E26];[.G26];[.I26];[.K26];[.M26];[.O26];[.Q26];[.S26])+([.AB26]/100))" office:value-type="float" office:value="44.4801514025871" calcext:value-type="float">
            <text:p>44.4801514025871</text:p>
          </table:table-cell>
          <table:table-cell table:formula="of:=1/(SUM([.B26];[.D26];[.F26];[.H26];[.J26];[.L26];[.N26];[.P26];[.R26])/SUM([.C26];[.E26];[.G26];[.I26];[.K26];[.M26];[.O26];[.Q26];[.S26])-([.AB26]/100))" office:value-type="float" office:value="51.2069315652488" calcext:value-type="float">
            <text:p>51.2069315652488</text:p>
          </table:table-cell>
          <table:table-cell table:formula="of:=1.96*SQRT((([.U26]/100)*(1-([.U26]/100)))/[.Y26])*100" office:value-type="float" office:value="0.147666584402629" calcext:value-type="float">
            <text:p>0.147666584402629</text:p>
          </table:table-cell>
          <table:table-cell table:style-name="Default" table:formula="of:=[.AB26]/[.U26]*100" office:value-type="float" office:value="7.02997724878165" calcext:value-type="float">
            <text:p>7.0299772487816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8+9+6+7+11+15+7+9" office:value-type="float" office:value="72" calcext:value-type="float">
            <text:p>72</text:p>
          </table:table-cell>
          <table:table-cell office:value-type="float" office:value="5520" calcext:value-type="float">
            <text:p>5520</text:p>
          </table:table-cell>
          <table:table-cell table:formula="of:=7+4+5+7+3+3+6+4" office:value-type="float" office:value="39" calcext:value-type="float">
            <text:p>39</text:p>
          </table:table-cell>
          <table:table-cell office:value-type="float" office:value="2880" calcext:value-type="float">
            <text:p>2880</text:p>
          </table:table-cell>
          <table:table-cell office:value-type="float" office:value="15" calcext:value-type="float">
            <text:p>15</text:p>
          </table:table-cell>
          <table:table-cell office:value-type="float" office:value="1152" calcext:value-type="float">
            <text:p>1152</text:p>
          </table:table-cell>
          <table:table-cell table:formula="of:=1+1+2+1+1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2+2+2+2+1+1" office:value-type="float" office:value="10" calcext:value-type="float">
            <text:p>10</text:p>
          </table:table-cell>
          <table:table-cell office:value-type="float" office:value="1296" calcext:value-type="float">
            <text:p>1296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23" calcext:value-type="float">
            <text:p>12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7];[.D27];[.F27];[.H27];[.J27];[.L27];[.N27];[.P27];[.R27])/SUM([.C27];[.E27];[.G27];[.I27];[.K27];[.M27];[.O27];[.Q27];[.S27]))" office:value-type="float" office:value="76.1113445378151" calcext:value-type="float">
            <text:p>76.1113445378151</text:p>
          </table:table-cell>
          <table:table-cell table:formula="of:=(SUM([.B27];[.D27];[.F27];[.H27];[.J27];[.L27];[.N27];[.P27];[.R27])/SUM([.C27];[.E27];[.G27];[.I27];[.K27];[.M27];[.O27];[.Q27];[.S27]))*100" office:value-type="float" office:value="1.31386458362086" calcext:value-type="float">
            <text:p>1.31386458362086</text:p>
          </table:table-cell>
          <table:table-cell office:value-type="float" office:value="8" calcext:value-type="float">
            <text:p>8</text:p>
          </table:table-cell>
          <table:table-cell table:formula="of:=[.U27]/[.V27]" office:value-type="float" office:value="0.164233072952607" calcext:value-type="float">
            <text:p>0.164233072952607</text:p>
          </table:table-cell>
          <table:table-cell office:value-type="string" calcext:value-type="string">
            <text:p>FA Trainer</text:p>
          </table:table-cell>
          <table:table-cell table:style-name="Default" table:formula="of:=SUM([.Q27];[.O27];[.M27];[.K27];[.I27];[.G27];[.E27];[.C27];[.S27])" office:value-type="float" office:value="36229" calcext:value-type="float">
            <text:p>36229</text:p>
          </table:table-cell>
          <table:table-cell table:formula="of:=1/(SUM([.B27];[.D27];[.F27];[.H27];[.J27];[.L27];[.N27];[.P27];[.R27])/SUM([.C27];[.E27];[.G27];[.I27];[.K27];[.M27];[.O27];[.Q27];[.S27])+([.AB27]/100))" office:value-type="float" office:value="69.875364023205" calcext:value-type="float">
            <text:p>69.875364023205</text:p>
          </table:table-cell>
          <table:table-cell table:formula="of:=1/(SUM([.B27];[.D27];[.F27];[.H27];[.J27];[.L27];[.N27];[.P27];[.R27])/SUM([.C27];[.E27];[.G27];[.I27];[.K27];[.M27];[.O27];[.Q27];[.S27])-([.AB27]/100))" office:value-type="float" office:value="83.5694441502114" calcext:value-type="float">
            <text:p>83.5694441502114</text:p>
          </table:table-cell>
          <table:table-cell table:formula="of:=1.96*SQRT((([.U27]/100)*(1-([.U27]/100)))/[.Y27])*100" office:value-type="float" office:value="0.117254973291804" calcext:value-type="float">
            <text:p>0.117254973291804</text:p>
          </table:table-cell>
          <table:table-cell table:style-name="Default" table:formula="of:=[.AB27]/[.U27]*100" office:value-type="float" office:value="8.9244336709848" calcext:value-type="float">
            <text:p>8.92443367098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27]+[.B26]" office:value-type="float" office:value="197" calcext:value-type="float">
            <text:p>197</text:p>
          </table:table-cell>
          <table:table-cell office:value-type="float" office:value="5520" calcext:value-type="float">
            <text:p>5520</text:p>
          </table:table-cell>
          <table:table-cell table:formula="of:=[.D27]+[.D26]" office:value-type="float" office:value="98" calcext:value-type="float">
            <text:p>98</text:p>
          </table:table-cell>
          <table:table-cell office:value-type="float" office:value="2880" calcext:value-type="float">
            <text:p>2880</text:p>
          </table:table-cell>
          <table:table-cell table:formula="of:=[.F27]+[.F26]" office:value-type="float" office:value="41" calcext:value-type="float">
            <text:p>41</text:p>
          </table:table-cell>
          <table:table-cell office:value-type="float" office:value="1152" calcext:value-type="float">
            <text:p>1152</text:p>
          </table:table-cell>
          <table:table-cell table:formula="of:=[.H27]+[.H26]" office:value-type="float" office:value="24" calcext:value-type="float">
            <text:p>24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formula="of:=[.L27]+[.L26]" office:value-type="float" office:value="38" calcext:value-type="float">
            <text:p>38</text:p>
          </table:table-cell>
          <table:table-cell office:value-type="float" office:value="1296" calcext:value-type="float">
            <text:p>1296</text:p>
          </table:table-cell>
          <table:table-cell office:value-type="float" office:value="36" calcext:value-type="float">
            <text:p>36</text:p>
          </table:table-cell>
          <table:table-cell office:value-type="float" office:value="1000" calcext:value-type="float">
            <text:p>1000</text:p>
          </table:table-cell>
          <table:table-cell table:style-name="ce1" table:formula="of:=[.P27]+[.P26]" office:value-type="float" office:value="294" calcext:value-type="float">
            <text:p>29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505" calcext:value-type="float">
            <text:p>505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8];[.D28];[.F28];[.H28];[.J28];[.L28];[.N28];[.P28];[.R28])/SUM([.C28];[.E28];[.G28];[.I28];[.K28];[.M28];[.O28];[.Q28];[.S28]))" office:value-type="float" office:value="29.2641357027464" calcext:value-type="float">
            <text:p>29.2641357027464</text:p>
          </table:table-cell>
          <table:table-cell table:formula="of:=(SUM([.B28];[.D28];[.F28];[.H28];[.J28];[.L28];[.N28];[.P28];[.R28])/SUM([.C28];[.E28];[.G28];[.I28];[.K28];[.M28];[.O28];[.Q28];[.S28]))*100" office:value-type="float" office:value="3.41715200529962" calcext:value-type="float">
            <text:p>3.41715200529962</text:p>
          </table:table-cell>
          <table:table-cell office:value-type="float" office:value="21" calcext:value-type="float">
            <text:p>21</text:p>
          </table:table-cell>
          <table:table-cell table:formula="of:=[.U28]/[.V28]" office:value-type="float" office:value="0.162721524061887" calcext:value-type="float">
            <text:p>0.162721524061887</text:p>
          </table:table-cell>
          <table:table-cell office:value-type="string" calcext:value-type="string">
            <text:p>Combined FA</text:p>
          </table:table-cell>
          <table:table-cell table:style-name="Default" table:formula="of:=SUM([.Q28];[.O28];[.M28];[.K28];[.I28];[.G28];[.E28];[.C28];[.S28])" office:value-type="float" office:value="36229" calcext:value-type="float">
            <text:p>36229</text:p>
          </table:table-cell>
          <table:table-cell table:formula="of:=1/(SUM([.B28];[.D28];[.F28];[.H28];[.J28];[.L28];[.N28];[.P28];[.R28])/SUM([.C28];[.E28];[.G28];[.I28];[.K28];[.M28];[.O28];[.Q28];[.S28])+([.AB28]/100))" office:value-type="float" office:value="27.7452191588265" calcext:value-type="float">
            <text:p>27.7452191588265</text:p>
          </table:table-cell>
          <table:table-cell table:formula="of:=1/(SUM([.B28];[.D28];[.F28];[.H28];[.J28];[.L28];[.N28];[.P28];[.R28])/SUM([.C28];[.E28];[.G28];[.I28];[.K28];[.M28];[.O28];[.Q28];[.S28])-([.AB28]/100))" office:value-type="float" office:value="30.9589906929863" calcext:value-type="float">
            <text:p>30.9589906929863</text:p>
          </table:table-cell>
          <table:table-cell table:formula="of:=1.96*SQRT((([.U28]/100)*(1-([.U28]/100)))/[.Y28])*100" office:value-type="float" office:value="0.187072543353381" calcext:value-type="float">
            <text:p>0.187072543353381</text:p>
          </table:table-cell>
          <table:table-cell table:style-name="Default" table:formula="of:=[.AB28]/[.U28]*100" office:value-type="float" office:value="5.47451629495124" calcext:value-type="float">
            <text:p>5.4745162949512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14" calcext:value-type="float">
            <text:p>14</text:p>
          </table:table-cell>
          <table:table-cell office:value-type="float" office:value="5520" calcext:value-type="float">
            <text:p>5520</text:p>
          </table:table-cell>
          <table:table-cell office:value-type="float" office:value="6" calcext:value-type="float">
            <text:p>6</text:p>
          </table:table-cell>
          <table:table-cell office:value-type="float" office:value="2880" calcext:value-type="float">
            <text:p>2880</text:p>
          </table:table-cell>
          <table:table-cell office:value-type="float" office:value="2" calcext:value-type="float">
            <text:p>2</text:p>
          </table:table-cell>
          <table:table-cell office:value-type="float" office:value="1152" calcext:value-type="float">
            <text:p>1152</text:p>
          </table:table-cell>
          <table:table-cell office:value-type="float" office:value="1" calcext:value-type="float">
            <text:p>1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296" calcext:value-type="float">
            <text:p>1296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style-name="ce1" table:formula="of:=8+10+13+12" office:value-type="float" office:value="43" calcext:value-type="float">
            <text:p>4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6" calcext:value-type="float">
            <text:p>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29];[.D29];[.F29];[.H29];[.J29];[.L29];[.N29];[.P29];[.R29])/SUM([.C29];[.E29];[.G29];[.I29];[.K29];[.M29];[.O29];[.Q29];[.S29]))" office:value-type="float" office:value="251.590277777778" calcext:value-type="float">
            <text:p>251.590277777778</text:p>
          </table:table-cell>
          <table:table-cell table:formula="of:=(SUM([.B29];[.D29];[.F29];[.H29];[.J29];[.L29];[.N29];[.P29];[.R29])/SUM([.C29];[.E29];[.G29];[.I29];[.K29];[.M29];[.O29];[.Q29];[.S29]))*100" office:value-type="float" office:value="0.397471638742444" calcext:value-type="float">
            <text:p>0.397471638742444</text:p>
          </table:table-cell>
          <table:table-cell office:value-type="float" office:value="4" calcext:value-type="float">
            <text:p>4</text:p>
          </table:table-cell>
          <table:table-cell table:formula="of:=[.U29]/[.V29]" office:value-type="float" office:value="0.099367909685611" calcext:value-type="float">
            <text:p>0.099367909685611</text:p>
          </table:table-cell>
          <table:table-cell office:value-type="string" calcext:value-type="string">
            <text:p>Alt art V</text:p>
          </table:table-cell>
          <table:table-cell table:style-name="Default" table:formula="of:=SUM([.Q29];[.O29];[.M29];[.K29];[.I29];[.G29];[.E29];[.C29];[.S29])" office:value-type="float" office:value="36229" calcext:value-type="float">
            <text:p>36229</text:p>
          </table:table-cell>
          <table:table-cell table:formula="of:=1/(SUM([.B29];[.D29];[.F29];[.H29];[.J29];[.L29];[.N29];[.P29];[.R29])/SUM([.C29];[.E29];[.G29];[.I29];[.K29];[.M29];[.O29];[.Q29];[.S29])+([.AB29]/100))" office:value-type="float" office:value="216.327135712653" calcext:value-type="float">
            <text:p>216.327135712653</text:p>
          </table:table-cell>
          <table:table-cell table:formula="of:=1/(SUM([.B29];[.D29];[.F29];[.H29];[.J29];[.L29];[.N29];[.P29];[.R29])/SUM([.C29];[.E29];[.G29];[.I29];[.K29];[.M29];[.O29];[.Q29];[.S29])-([.AB29]/100))" office:value-type="float" office:value="300.588775650042" calcext:value-type="float">
            <text:p>300.588775650042</text:p>
          </table:table-cell>
          <table:table-cell table:formula="of:=1.96*SQRT((([.U29]/100)*(1-([.U29]/100)))/[.Y29])*100" office:value-type="float" office:value="0.0647912191767309" calcext:value-type="float">
            <text:p>0.0647912191767309</text:p>
          </table:table-cell>
          <table:table-cell table:style-name="Default" table:formula="of:=[.AB29]/[.U29]*100" office:value-type="float" office:value="16.3008408302346" calcext:value-type="float">
            <text:p>16.30084083023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table:formula="of:=4+6+6+5+5+4+3+4+4+5+4+4+7+5+9" office:value-type="float" office:value="75" calcext:value-type="float">
            <text:p>75</text:p>
          </table:table-cell>
          <table:table-cell office:value-type="float" office:value="5520" calcext:value-type="float">
            <text:p>5520</text:p>
          </table:table-cell>
          <table:table-cell table:formula="of:=2+5+3+2+5+1+3+5+2+2+2+2+2+2+3" office:value-type="float" office:value="41" calcext:value-type="float">
            <text:p>41</text:p>
          </table:table-cell>
          <table:table-cell office:value-type="float" office:value="2880" calcext:value-type="float">
            <text:p>2880</text:p>
          </table:table-cell>
          <table:table-cell table:formula="of:=1+2+1+2+1+2+2+1+2+3+1+2+2+2" office:value-type="float" office:value="24" calcext:value-type="float">
            <text:p>24</text:p>
          </table:table-cell>
          <table:table-cell office:value-type="float" office:value="1152" calcext:value-type="float">
            <text:p>1152</text:p>
          </table:table-cell>
          <table:table-cell office:value-type="float" office:value="11" calcext:value-type="float">
            <text:p>11</text:p>
          </table:table-cell>
          <table:table-cell office:value-type="float" office:value="718" calcext:value-type="float">
            <text:p>718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table:formula="of:=1+2+1+1+2+3+2+1+1+2+5+2+1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office:value-type="float" office:value="12" calcext:value-type="float">
            <text:p>1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11" calcext:value-type="float">
            <text:p>111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0];[.D30];[.F30];[.H30];[.J30];[.L30];[.N30];[.P30];[.R30])/SUM([.C30];[.E30];[.G30];[.I30];[.K30];[.M30];[.O30];[.Q30];[.S30]))" office:value-type="float" office:value="71.4575936883629" calcext:value-type="float">
            <text:p>71.4575936883629</text:p>
          </table:table-cell>
          <table:table-cell table:formula="of:=(SUM([.B30];[.D30];[.F30];[.H30];[.J30];[.L30];[.N30];[.P30];[.R30])/SUM([.C30];[.E30];[.G30];[.I30];[.K30];[.M30];[.O30];[.Q30];[.S30]))*100" office:value-type="float" office:value="1.39943139473902" calcext:value-type="float">
            <text:p>1.39943139473902</text:p>
          </table:table-cell>
          <table:table-cell office:value-type="float" office:value="15" calcext:value-type="float">
            <text:p>15</text:p>
          </table:table-cell>
          <table:table-cell table:formula="of:=[.U30]/[.V30]" office:value-type="float" office:value="0.0932954263159347" calcext:value-type="float">
            <text:p>0.0932954263159347</text:p>
          </table:table-cell>
          <table:table-cell office:value-type="string" calcext:value-type="string">
            <text:p>rainbow</text:p>
          </table:table-cell>
          <table:table-cell table:style-name="Default" table:formula="of:=SUM([.Q30];[.O30];[.M30];[.K30];[.I30];[.G30];[.E30];[.C30];[.S30])" office:value-type="float" office:value="36229" calcext:value-type="float">
            <text:p>36229</text:p>
          </table:table-cell>
          <table:table-cell table:formula="of:=1/(SUM([.B30];[.D30];[.F30];[.H30];[.J30];[.L30];[.N30];[.P30];[.R30])/SUM([.C30];[.E30];[.G30];[.I30];[.K30];[.M30];[.O30];[.Q30];[.S30])+([.AB30]/100))" office:value-type="float" office:value="65.7725177731839" calcext:value-type="float">
            <text:p>65.7725177731839</text:p>
          </table:table-cell>
          <table:table-cell table:formula="of:=1/(SUM([.B30];[.D30];[.F30];[.H30];[.J30];[.L30];[.N30];[.P30];[.R30])/SUM([.C30];[.E30];[.G30];[.I30];[.K30];[.M30];[.O30];[.Q30];[.S30])-([.AB30]/100))" office:value-type="float" office:value="78.2184380890011" calcext:value-type="float">
            <text:p>78.2184380890011</text:p>
          </table:table-cell>
          <table:table-cell table:formula="of:=1.96*SQRT((([.U30]/100)*(1-([.U30]/100)))/[.Y30])*100" office:value-type="float" office:value="0.120960455620873" calcext:value-type="float">
            <text:p>0.120960455620873</text:p>
          </table:table-cell>
          <table:table-cell table:style-name="Default" table:formula="of:=[.AB30]/[.U30]*100" office:value-type="float" office:value="8.64354309011556" calcext:value-type="float">
            <text:p>8.643543090115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table:formula="of:=8+7+9+9+9+5" office:value-type="float" office:value="47" calcext:value-type="float">
            <text:p>47</text:p>
          </table:table-cell>
          <table:table-cell office:value-type="float" office:value="5520" calcext:value-type="float">
            <text:p>5520</text:p>
          </table:table-cell>
          <table:table-cell table:formula="of:=4+6+6+5+1+4" office:value-type="float" office:value="26" calcext:value-type="float">
            <text:p>26</text:p>
          </table:table-cell>
          <table:table-cell office:value-type="float" office:value="2880" calcext:value-type="float">
            <text:p>2880</text:p>
          </table:table-cell>
          <table:table-cell table:formula="of:=1+2+3+2+3"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formula="of:=5+3+1+4+2"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7" calcext:value-type="float">
            <text:p>12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1];[.D31];[.F31];[.H31];[.J31];[.L31];[.N31];[.P31];[.R31])/SUM([.C31];[.E31];[.G31];[.I31];[.K31];[.M31];[.O31];[.Q31];[.S31]))" office:value-type="float" office:value="118.395424836601" calcext:value-type="float">
            <text:p>118.395424836601</text:p>
          </table:table-cell>
          <table:table-cell table:formula="of:=(SUM([.B31];[.D31];[.F31];[.H31];[.J31];[.L31];[.N31];[.P31];[.R31])/SUM([.C31];[.E31];[.G31];[.I31];[.K31];[.M31];[.O31];[.Q31];[.S31]))*100" office:value-type="float" office:value="0.844627232327693" calcext:value-type="float">
            <text:p>0.844627232327693</text:p>
          </table:table-cell>
          <table:table-cell office:value-type="float" office:value="6" calcext:value-type="float">
            <text:p>6</text:p>
          </table:table-cell>
          <table:table-cell table:formula="of:=[.U31]/[.V31]" office:value-type="float" office:value="0.140771205387949" calcext:value-type="float">
            <text:p>0.140771205387949</text:p>
          </table:table-cell>
          <table:table-cell office:value-type="string" calcext:value-type="string">
            <text:p>gold</text:p>
          </table:table-cell>
          <table:table-cell table:style-name="Default" table:formula="of:=SUM([.Q31];[.O31];[.M31];[.K31];[.I31];[.G31];[.E31];[.C31];[.S31])" office:value-type="float" office:value="36229" calcext:value-type="float">
            <text:p>36229</text:p>
          </table:table-cell>
          <table:table-cell table:formula="of:=1/(SUM([.B31];[.D31];[.F31];[.H31];[.J31];[.L31];[.N31];[.P31];[.R31])/SUM([.C31];[.E31];[.G31];[.I31];[.K31];[.M31];[.O31];[.Q31];[.S31])+([.AB31]/100))" office:value-type="float" office:value="106.511743990874" calcext:value-type="float">
            <text:p>106.511743990874</text:p>
          </table:table-cell>
          <table:table-cell table:formula="of:=1/(SUM([.B31];[.D31];[.F31];[.H31];[.J31];[.L31];[.N31];[.P31];[.R31])/SUM([.C31];[.E31];[.G31];[.I31];[.K31];[.M31];[.O31];[.Q31];[.S31])-([.AB31]/100))" office:value-type="float" office:value="133.263883469156" calcext:value-type="float">
            <text:p>133.263883469156</text:p>
          </table:table-cell>
          <table:table-cell table:formula="of:=1.96*SQRT((([.U31]/100)*(1-([.U31]/100)))/[.Y31])*100" office:value-type="float" office:value="0.0942363732533751" calcext:value-type="float">
            <text:p>0.0942363732533751</text:p>
          </table:table-cell>
          <table:table-cell table:style-name="Default" table:formula="of:=[.AB31]/[.U31]*100" office:value-type="float" office:value="11.1571554463939" calcext:value-type="float">
            <text:p>11.157155446393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55" calcext:value-type="float">
            <text:p>655</text:p>
          </table:table-cell>
          <table:table-cell office:value-type="float" office:value="5520" calcext:value-type="float">
            <text:p>5520</text:p>
          </table:table-cell>
          <table:table-cell table:formula="of:=25+25+30+32+33+26+27+36+27+23+27+30" office:value-type="float" office:value="341" calcext:value-type="float">
            <text:p>341</text:p>
          </table:table-cell>
          <table:table-cell office:value-type="float" office:value="2880" calcext:value-type="float">
            <text:p>2880</text:p>
          </table:table-cell>
          <table:table-cell table:formula="of:=11+11+11+8+14+15+14+14+14+13+10+15" office:value-type="float" office:value="150" calcext:value-type="float">
            <text:p>150</text:p>
          </table:table-cell>
          <table:table-cell office:value-type="float" office:value="1152" calcext:value-type="float">
            <text:p>1152</text:p>
          </table:table-cell>
          <table:table-cell table:formula="of:=94-[.H36]" office:value-type="float" office:value="84" calcext:value-type="float">
            <text:p>84</text:p>
          </table:table-cell>
          <table:table-cell office:value-type="float" office:value="718" calcext:value-type="float">
            <text:p>718</text:p>
          </table:table-cell>
          <table:table-cell office:value-type="float" office:value="11" calcext:value-type="float">
            <text:p>11</text:p>
          </table:table-cell>
          <table:table-cell office:value-type="float" office:value="83" calcext:value-type="float">
            <text:p>83</text:p>
          </table:table-cell>
          <table:table-cell table:formula="of:=13+4+16+4+14+21+11+23+18+13+7+9" office:value-type="float" office:value="153" calcext:value-type="float">
            <text:p>153</text:p>
          </table:table-cell>
          <table:table-cell office:value-type="float" office:value="1296" calcext:value-type="float">
            <text:p>1296</text:p>
          </table:table-cell>
          <table:table-cell office:value-type="float" office:value="125" calcext:value-type="float">
            <text:p>125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1005" calcext:value-type="float">
            <text:p>1005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737" calcext:value-type="float">
            <text:p>173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2];[.D32];[.F32];[.H32];[.J32];[.L32];[.N32];[.P32];[.R32])/SUM([.C32];[.E32];[.G32];[.I32];[.K32];[.M32];[.O32];[.Q32];[.S32]))" office:value-type="float" office:value="8.50246421027928" calcext:value-type="float">
            <text:p>8.50246421027928</text:p>
          </table:table-cell>
          <table:table-cell table:formula="of:=(SUM([.B32];[.D32];[.F32];[.H32];[.J32];[.L32];[.N32];[.P32];[.R32])/SUM([.C32];[.E32];[.G32];[.I32];[.K32];[.M32];[.O32];[.Q32];[.S32]))*100" office:value-type="float" office:value="11.7612961991775" calcext:value-type="float">
            <text:p>11.7612961991775</text:p>
          </table:table-cell>
          <table:table-cell office:value-type="float" office:value="12" calcext:value-type="float">
            <text:p>12</text:p>
          </table:table-cell>
          <table:table-cell table:formula="of:=[.U32]/[.V32]" office:value-type="float" office:value="0.980108016598121" calcext:value-type="float">
            <text:p>0.980108016598121</text:p>
          </table:table-cell>
          <table:table-cell office:value-type="string" calcext:value-type="string">
            <text:p>V</text:p>
          </table:table-cell>
          <table:table-cell table:style-name="Default" table:formula="of:=SUM([.Q32];[.O32];[.M32];[.K32];[.I32];[.G32];[.E32];[.C32];[.S32])" office:value-type="float" office:value="36229" calcext:value-type="float">
            <text:p>36229</text:p>
          </table:table-cell>
          <table:table-cell table:formula="of:=1/(SUM([.B32];[.D32];[.F32];[.H32];[.J32];[.L32];[.N32];[.P32];[.R32])/SUM([.C32];[.E32];[.G32];[.I32];[.K32];[.M32];[.O32];[.Q32];[.S32])+([.AB32]/100))" office:value-type="float" office:value="8.26922859832524" calcext:value-type="float">
            <text:p>8.26922859832524</text:p>
          </table:table-cell>
          <table:table-cell table:formula="of:=1/(SUM([.B32];[.D32];[.F32];[.H32];[.J32];[.L32];[.N32];[.P32];[.R32])/SUM([.C32];[.E32];[.G32];[.I32];[.K32];[.M32];[.O32];[.Q32];[.S32])-([.AB32]/100))" office:value-type="float" office:value="8.74923862217399" calcext:value-type="float">
            <text:p>8.74923862217399</text:p>
          </table:table-cell>
          <table:table-cell table:formula="of:=1.96*SQRT((([.U32]/100)*(1-([.U32]/100)))/[.Y32])*100" office:value-type="float" office:value="0.331730231395873" calcext:value-type="float">
            <text:p>0.331730231395873</text:p>
          </table:table-cell>
          <table:table-cell table:style-name="Default" table:formula="of:=[.AB32]/[.U32]*100" office:value-type="float" office:value="2.82052441991108" calcext:value-type="float">
            <text:p>2.8205244199110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34" calcext:value-type="float">
            <text:p>34</text:p>
          </table:table-cell>
          <table:table-cell office:value-type="float" office:value="5520" calcext:value-type="float">
            <text:p>5520</text:p>
          </table:table-cell>
          <table:table-cell office:value-type="float" office:value="16" calcext:value-type="float">
            <text:p>16</text:p>
          </table:table-cell>
          <table:table-cell office:value-type="float" office:value="2880" calcext:value-type="float">
            <text:p>2880</text:p>
          </table:table-cell>
          <table:table-cell office:value-type="float" office:value="10" calcext:value-type="float">
            <text:p>10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office:value-type="float" office:value="4" calcext:value-type="float">
            <text:p>4</text:p>
          </table:table-cell>
          <table:table-cell office:value-type="float" office:value="1296" calcext:value-type="float">
            <text:p>1296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97" calcext:value-type="float">
            <text:p>97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3];[.D33];[.F33];[.H33];[.J33];[.L33];[.N33];[.P33];[.R33])/SUM([.C33];[.E33];[.G33];[.I33];[.K33];[.M33];[.O33];[.Q33];[.S33]))" office:value-type="float" office:value="158.557471264368" calcext:value-type="float">
            <text:p>158.557471264368</text:p>
          </table:table-cell>
          <table:table-cell table:formula="of:=(SUM([.B33];[.D33];[.F33];[.H33];[.J33];[.L33];[.N33];[.P33];[.R33])/SUM([.C33];[.E33];[.G33];[.I33];[.K33];[.M33];[.O33];[.Q33];[.S33]))*100" office:value-type="float" office:value="0.630686143028018" calcext:value-type="float">
            <text:p>0.630686143028018</text:p>
          </table:table-cell>
          <table:table-cell office:value-type="float" office:value="1" calcext:value-type="float">
            <text:p>1</text:p>
          </table:table-cell>
          <table:table-cell table:formula="of:=[.U33]/[.V33]" office:value-type="float" office:value="0.630686143028018" calcext:value-type="float">
            <text:p>0.630686143028018</text:p>
          </table:table-cell>
          <table:table-cell office:value-type="string" calcext:value-type="string">
            <text:p>Vmax</text:p>
          </table:table-cell>
          <table:table-cell table:style-name="Default" table:formula="of:=SUM([.Q33];[.O33];[.M33];[.K33];[.I33];[.G33];[.E33];[.C33];[.S33])" office:value-type="float" office:value="27589" calcext:value-type="float">
            <text:p>27589</text:p>
          </table:table-cell>
          <table:table-cell table:formula="of:=1/(SUM([.B33];[.D33];[.F33];[.H33];[.J33];[.L33];[.N33];[.P33];[.R33])/SUM([.C33];[.E33];[.G33];[.I33];[.K33];[.M33];[.O33];[.Q33];[.S33])+([.AB33]/100))" office:value-type="float" office:value="138.10207912017" calcext:value-type="float">
            <text:p>138.10207912017</text:p>
          </table:table-cell>
          <table:table-cell table:formula="of:=1/(SUM([.B33];[.D33];[.F33];[.H33];[.J33];[.L33];[.N33];[.P33];[.R33])/SUM([.C33];[.E33];[.G33];[.I33];[.K33];[.M33];[.O33];[.Q33];[.S33])-([.AB33]/100))" office:value-type="float" office:value="186.126078043474" calcext:value-type="float">
            <text:p>186.126078043474</text:p>
          </table:table-cell>
          <table:table-cell table:formula="of:=1.96*SQRT((([.U33]/100)*(1-([.U33]/100)))/[.Y33])*100" office:value-type="float" office:value="0.0934159171081289" calcext:value-type="float">
            <text:p>0.0934159171081289</text:p>
          </table:table-cell>
          <table:table-cell table:style-name="Default" table:formula="of:=[.AB33]/[.U33]*100" office:value-type="float" office:value="14.8117915925067" calcext:value-type="float">
            <text:p>14.811791592506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221" calcext:value-type="float">
            <text:p>221</text:p>
          </table:table-cell>
          <table:table-cell office:value-type="float" office:value="5520" calcext:value-type="float">
            <text:p>5520</text:p>
          </table:table-cell>
          <table:table-cell table:formula="of:=26+14+17+15+22+21" office:value-type="float" office:value="115" calcext:value-type="float">
            <text:p>115</text:p>
          </table:table-cell>
          <table:table-cell office:value-type="float" office:value="2880" calcext:value-type="float">
            <text:p>2880</text:p>
          </table:table-cell>
          <table:table-cell table:formula="of:=10+12+6+8+6+8" office:value-type="float" office:value="50" calcext:value-type="float">
            <text:p>50</text:p>
          </table:table-cell>
          <table:table-cell office:value-type="float" office:value="1152" calcext:value-type="float">
            <text:p>1152</text:p>
          </table:table-cell>
          <table:table-cell office:value-type="float" office:value="30" calcext:value-type="float">
            <text:p>30</text:p>
          </table:table-cell>
          <table:table-cell office:value-type="float" office:value="718" calcext:value-type="float">
            <text:p>718</text:p>
          </table:table-cell>
          <table:table-cell office:value-type="float" office:value="3" calcext:value-type="float">
            <text:p>3</text:p>
          </table:table-cell>
          <table:table-cell office:value-type="float" office:value="83" calcext:value-type="float">
            <text:p>83</text:p>
          </table:table-cell>
          <table:table-cell table:formula="of:=7+11+13+13+6+9" office:value-type="float" office:value="59" calcext:value-type="float">
            <text:p>59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576" calcext:value-type="float">
            <text:p>576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4];[.D34];[.F34];[.H34];[.J34];[.L34];[.N34];[.P34];[.R34])/SUM([.C34];[.E34];[.G34];[.I34];[.K34];[.M34];[.O34];[.Q34];[.S34]))" office:value-type="float" office:value="25.1724452554744" calcext:value-type="float">
            <text:p>25.1724452554744</text:p>
          </table:table-cell>
          <table:table-cell table:formula="of:=(SUM([.B34];[.D34];[.F34];[.H34];[.J34];[.L34];[.N34];[.P34];[.R34])/SUM([.C34];[.E34];[.G34];[.I34];[.K34];[.M34];[.O34];[.Q34];[.S34]))*100" office:value-type="float" office:value="3.97259777447533" calcext:value-type="float">
            <text:p>3.97259777447533</text:p>
          </table:table-cell>
          <table:table-cell office:value-type="float" office:value="6" calcext:value-type="float">
            <text:p>6</text:p>
          </table:table-cell>
          <table:table-cell table:formula="of:=[.U34]/[.V34]" office:value-type="float" office:value="0.662099629079222" calcext:value-type="float">
            <text:p>0.662099629079222</text:p>
          </table:table-cell>
          <table:table-cell office:value-type="string" calcext:value-type="string">
            <text:p>Vstar</text:p>
          </table:table-cell>
          <table:table-cell table:style-name="Default" table:formula="of:=SUM([.Q34];[.O34];[.M34];[.K34];[.I34];[.G34];[.E34];[.C34];[.S34])" office:value-type="float" office:value="27589" calcext:value-type="float">
            <text:p>27589</text:p>
          </table:table-cell>
          <table:table-cell table:formula="of:=1/(SUM([.B34];[.D34];[.F34];[.H34];[.J34];[.L34];[.N34];[.P34];[.R34])/SUM([.C34];[.E34];[.G34];[.I34];[.K34];[.M34];[.O34];[.Q34];[.S34])+([.AB34]/100))" office:value-type="float" office:value="23.7921197241554" calcext:value-type="float">
            <text:p>23.7921197241554</text:p>
          </table:table-cell>
          <table:table-cell table:formula="of:=1/(SUM([.B34];[.D34];[.F34];[.H34];[.J34];[.L34];[.N34];[.P34];[.R34])/SUM([.C34];[.E34];[.G34];[.I34];[.K34];[.M34];[.O34];[.Q34];[.S34])-([.AB34]/100))" office:value-type="float" office:value="26.7227972073485" calcext:value-type="float">
            <text:p>26.7227972073485</text:p>
          </table:table-cell>
          <table:table-cell table:formula="of:=1.96*SQRT((([.U34]/100)*(1-([.U34]/100)))/[.Y34])*100" office:value-type="float" office:value="0.230474551966992" calcext:value-type="float">
            <text:p>0.230474551966992</text:p>
          </table:table-cell>
          <table:table-cell table:style-name="Default" table:formula="of:=[.AB34]/[.U34]*100" office:value-type="float" office:value="5.80160804216911" calcext:value-type="float">
            <text:p>5.8016080421691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41+43+42+41+38+44+48+41+42+44+44" office:value-type="float" office:value="468" calcext:value-type="float">
            <text:p>468</text:p>
          </table:table-cell>
          <table:table-cell office:value-type="float" office:value="5520" calcext:value-type="float">
            <text:p>5520</text:p>
          </table:table-cell>
          <table:table-cell table:formula="of:=20+23+21+30+16+21+24+14+24+22+21" office:value-type="float" office:value="236" calcext:value-type="float">
            <text:p>236</text:p>
          </table:table-cell>
          <table:table-cell office:value-type="float" office:value="2880" calcext:value-type="float">
            <text:p>2880</text:p>
          </table:table-cell>
          <table:table-cell table:formula="of:=9+7+12+11+11+10+10+12+11+10+8" office:value-type="float" office:value="111" calcext:value-type="float">
            <text:p>111</text:p>
          </table:table-cell>
          <table:table-cell office:value-type="float" office:value="1152" calcext:value-type="float">
            <text:p>1152</text:p>
          </table:table-cell>
          <table:table-cell table:formula="of:=6+4+7+4+8+7+7+3+9+2+2" office:value-type="float" office:value="59" calcext:value-type="float">
            <text:p>59</text:p>
          </table:table-cell>
          <table:table-cell office:value-type="float" office:value="718" calcext:value-type="float">
            <text:p>718</text:p>
          </table:table-cell>
          <table:table-cell office:value-type="float" office:value="5" calcext:value-type="float">
            <text:p>5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261" calcext:value-type="float">
            <text:p>126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5];[.D35];[.F35];[.H35];[.J35];[.L35];[.N35];[.P35];[.R35])/SUM([.C35];[.E35];[.G35];[.I35];[.K35];[.M35];[.O35];[.Q35];[.S35]))" office:value-type="float" office:value="11.8819727891156" calcext:value-type="float">
            <text:p>11.8819727891156</text:p>
          </table:table-cell>
          <table:table-cell table:formula="of:=(SUM([.B35];[.D35];[.F35];[.H35];[.J35];[.L35];[.N35];[.P35];[.R35])/SUM([.C35];[.E35];[.G35];[.I35];[.K35];[.M35];[.O35];[.Q35];[.S35]))*100" office:value-type="float" office:value="8.4161108407523" calcext:value-type="float">
            <text:p>8.4161108407523</text:p>
          </table:table-cell>
          <table:table-cell office:value-type="float" office:value="11" calcext:value-type="float">
            <text:p>11</text:p>
          </table:table-cell>
          <table:table-cell table:formula="of:=[.U35]/[.V35]" office:value-type="float" office:value="0.765100985522936" calcext:value-type="float">
            <text:p>0.76510098552293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35];[.O35];[.M35];[.K35];[.I35];[.G35];[.E35];[.C35];[.S35])" office:value-type="float" office:value="34933" calcext:value-type="float">
            <text:p>34933</text:p>
          </table:table-cell>
          <table:table-cell table:formula="of:=1/(SUM([.B35];[.D35];[.F35];[.H35];[.J35];[.L35];[.N35];[.P35];[.R35])/SUM([.C35];[.E35];[.G35];[.I35];[.K35];[.M35];[.O35];[.Q35];[.S35])+([.AB35]/100))" office:value-type="float" office:value="11.484679855502" calcext:value-type="float">
            <text:p>11.484679855502</text:p>
          </table:table-cell>
          <table:table-cell table:formula="of:=1/(SUM([.B35];[.D35];[.F35];[.H35];[.J35];[.L35];[.N35];[.P35];[.R35])/SUM([.C35];[.E35];[.G35];[.I35];[.K35];[.M35];[.O35];[.Q35];[.S35])-([.AB35]/100))" office:value-type="float" office:value="12.3077380176373" calcext:value-type="float">
            <text:p>12.3077380176373</text:p>
          </table:table-cell>
          <table:table-cell table:formula="of:=1.96*SQRT((([.U35]/100)*(1-([.U35]/100)))/[.Y35])*100" office:value-type="float" office:value="0.291141016346107" calcext:value-type="float">
            <text:p>0.291141016346107</text:p>
          </table:table-cell>
          <table:table-cell table:style-name="Default" table:formula="of:=[.AB35]/[.U35]*100" office:value-type="float" office:value="3.45932963401992" calcext:value-type="float">
            <text:p>3.459329634019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table:formula="of:=12+11+10+12+14+10+10" office:value-type="float" office:value="79" calcext:value-type="float">
            <text:p>79</text:p>
          </table:table-cell>
          <table:table-cell office:value-type="float" office:value="5520" calcext:value-type="float">
            <text:p>5520</text:p>
          </table:table-cell>
          <table:table-cell table:formula="of:=6+3+5+3+5+6+5" office:value-type="float" office:value="33" calcext:value-type="float">
            <text:p>33</text:p>
          </table:table-cell>
          <table:table-cell office:value-type="float" office:value="2880" calcext:value-type="float">
            <text:p>2880</text:p>
          </table:table-cell>
          <table:table-cell table:formula="of:=3+1+3+3+2+1+4" office:value-type="float" office:value="17" calcext:value-type="float">
            <text:p>17</text:p>
          </table:table-cell>
          <table:table-cell office:value-type="float" office:value="1152" calcext:value-type="float">
            <text:p>1152</text:p>
          </table:table-cell>
          <table:table-cell table:formula="of:=2+1+1+3+3" office:value-type="float" office:value="10" calcext:value-type="float">
            <text:p>10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204" calcext:value-type="float">
            <text:p>20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6];[.D36];[.F36];[.H36];[.J36];[.L36];[.N36];[.P36];[.R36])/SUM([.C36];[.E36];[.G36];[.I36];[.K36];[.M36];[.O36];[.Q36];[.S36]))" office:value-type="float" office:value="73.2395543175488" calcext:value-type="float">
            <text:p>73.2395543175488</text:p>
          </table:table-cell>
          <table:table-cell table:formula="of:=(SUM([.B36];[.D36];[.F36];[.H36];[.J36];[.L36];[.N36];[.P36];[.R36])/SUM([.C36];[.E36];[.G36];[.I36];[.K36];[.M36];[.O36];[.Q36];[.S36]))*100" office:value-type="float" office:value="1.36538242117674" calcext:value-type="float">
            <text:p>1.36538242117674</text:p>
          </table:table-cell>
          <table:table-cell office:value-type="float" office:value="7" calcext:value-type="float">
            <text:p>7</text:p>
          </table:table-cell>
          <table:table-cell table:formula="of:=[.U36]/[.V36]" office:value-type="float" office:value="0.195054631596677" calcext:value-type="float">
            <text:p>0.195054631596677</text:p>
          </table:table-cell>
          <table:table-cell office:value-type="string" calcext:value-type="string">
            <text:p>TG V</text:p>
          </table:table-cell>
          <table:table-cell table:style-name="Default" table:formula="of:=SUM([.Q36];[.O36];[.M36];[.K36];[.I36];[.G36];[.E36];[.C36];[.S36])" office:value-type="float" office:value="26293" calcext:value-type="float">
            <text:p>26293</text:p>
          </table:table-cell>
          <table:table-cell table:formula="of:=1/(SUM([.B36];[.D36];[.F36];[.H36];[.J36];[.L36];[.N36];[.P36];[.R36])/SUM([.C36];[.E36];[.G36];[.I36];[.K36];[.M36];[.O36];[.Q36];[.S36])+([.AB36]/100))" office:value-type="float" office:value="66.4162052731314" calcext:value-type="float">
            <text:p>66.4162052731314</text:p>
          </table:table-cell>
          <table:table-cell table:formula="of:=1/(SUM([.B36];[.D36];[.F36];[.H36];[.J36];[.L36];[.N36];[.P36];[.R36])/SUM([.C36];[.E36];[.G36];[.I36];[.K36];[.M36];[.O36];[.Q36];[.S36])-([.AB36]/100))" office:value-type="float" office:value="81.6254427376007" calcext:value-type="float">
            <text:p>81.6254427376007</text:p>
          </table:table-cell>
          <table:table-cell table:formula="of:=1.96*SQRT((([.U36]/100)*(1-([.U36]/100)))/[.Y36])*100" office:value-type="float" office:value="0.1402742117001" calcext:value-type="float">
            <text:p>0.1402742117001</text:p>
          </table:table-cell>
          <table:table-cell table:style-name="Default" table:formula="of:=[.AB36]/[.U36]*100" office:value-type="float" office:value="10.2736207471608" calcext:value-type="float">
            <text:p>10.273620747160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table:formula="of:=5+12+7+5" office:value-type="float" office:value="29" calcext:value-type="float">
            <text:p>29</text:p>
          </table:table-cell>
          <table:table-cell office:value-type="float" office:value="5520" calcext:value-type="float">
            <text:p>5520</text:p>
          </table:table-cell>
          <table:table-cell table:formula="of:=8+5+8+4" office:value-type="float" office:value="25" calcext:value-type="float">
            <text:p>25</text:p>
          </table:table-cell>
          <table:table-cell office:value-type="float" office:value="2880" calcext:value-type="float">
            <text:p>2880</text:p>
          </table:table-cell>
          <table:table-cell table:formula="of:=1+5+2+4" office:value-type="float" office:value="12" calcext:value-type="float">
            <text:p>12</text:p>
          </table:table-cell>
          <table:table-cell office:value-type="float" office:value="1152" calcext:value-type="float">
            <text:p>1152</text:p>
          </table:table-cell>
          <table:table-cell table:formula="of:=1+3+1+1"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table:formula="of:=3+3+2+1"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7];[.D37];[.F37];[.H37];[.J37];[.L37];[.N37];[.P37];[.R37])/SUM([.C37];[.E37];[.G37];[.I37];[.K37];[.M37];[.O37];[.Q37];[.S37]))" office:value-type="float" office:value="143.677595628415" calcext:value-type="float">
            <text:p>143.677595628415</text:p>
          </table:table-cell>
          <table:table-cell table:formula="of:=(SUM([.B37];[.D37];[.F37];[.H37];[.J37];[.L37];[.N37];[.P37];[.R37])/SUM([.C37];[.E37];[.G37];[.I37];[.K37];[.M37];[.O37];[.Q37];[.S37]))*100" office:value-type="float" office:value="0.69600273837143" calcext:value-type="float">
            <text:p>0.69600273837143</text:p>
          </table:table-cell>
          <table:table-cell office:value-type="float" office:value="4" calcext:value-type="float">
            <text:p>4</text:p>
          </table:table-cell>
          <table:table-cell table:formula="of:=[.U37]/[.V37]" office:value-type="float" office:value="0.174000684592857" calcext:value-type="float">
            <text:p>0.174000684592857</text:p>
          </table:table-cell>
          <table:table-cell office:value-type="string" calcext:value-type="string">
            <text:p>TG Vmax</text:p>
          </table:table-cell>
          <table:table-cell table:style-name="Default" table:formula="of:=SUM([.Q37];[.O37];[.M37];[.K37];[.I37];[.G37];[.E37];[.C37];[.S37])" office:value-type="float" office:value="26293" calcext:value-type="float">
            <text:p>26293</text:p>
          </table:table-cell>
          <table:table-cell table:formula="of:=1/(SUM([.B37];[.D37];[.F37];[.H37];[.J37];[.L37];[.N37];[.P37];[.R37])/SUM([.C37];[.E37];[.G37];[.I37];[.K37];[.M37];[.O37];[.Q37];[.S37])+([.AB37]/100))" office:value-type="float" office:value="125.550350005164" calcext:value-type="float">
            <text:p>125.550350005164</text:p>
          </table:table-cell>
          <table:table-cell table:formula="of:=1/(SUM([.B37];[.D37];[.F37];[.H37];[.J37];[.L37];[.N37];[.P37];[.R37])/SUM([.C37];[.E37];[.G37];[.I37];[.K37];[.M37];[.O37];[.Q37];[.S37])-([.AB37]/100))" office:value-type="float" office:value="167.922650558638" calcext:value-type="float">
            <text:p>167.922650558638</text:p>
          </table:table-cell>
          <table:table-cell table:formula="of:=1.96*SQRT((([.U37]/100)*(1-([.U37]/100)))/[.Y37])*100" office:value-type="float" office:value="0.100490461335997" calcext:value-type="float">
            <text:p>0.100490461335997</text:p>
          </table:table-cell>
          <table:table-cell table:style-name="Default" table:formula="of:=[.AB37]/[.U37]*100" office:value-type="float" office:value="14.4382278683463" calcext:value-type="float">
            <text:p>14.438227868346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formula="of:=11+12+14+10+8+8" office:value-type="float" office:value="63" calcext:value-type="float">
            <text:p>63</text:p>
          </table:table-cell>
          <table:table-cell office:value-type="float" office:value="5520" calcext:value-type="float">
            <text:p>5520</text:p>
          </table:table-cell>
          <table:table-cell table:formula="of:=7+5+5+8+2+4" office:value-type="float" office:value="31" calcext:value-type="float">
            <text:p>31</text:p>
          </table:table-cell>
          <table:table-cell office:value-type="float" office:value="2880" calcext:value-type="float">
            <text:p>2880</text:p>
          </table:table-cell>
          <table:table-cell table:formula="of:=1+1+2+4+3+3" office:value-type="float" office:value="14" calcext:value-type="float">
            <text:p>14</text:p>
          </table:table-cell>
          <table:table-cell office:value-type="float" office:value="1152" calcext:value-type="float">
            <text:p>1152</text:p>
          </table:table-cell>
          <table:table-cell table:formula="of:=1+2+3+2" office:value-type="float" office:value="8" calcext:value-type="float">
            <text:p>8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table:number-columns-repeated="2"/>
          <table:table-cell table:style-name="ce1" office:value-type="float" office:value="163" calcext:value-type="float">
            <text:p>163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8];[.D38];[.F38];[.H38];[.J38];[.L38];[.N38];[.P38];[.R38])/SUM([.C38];[.E38];[.G38];[.I38];[.K38];[.M38];[.O38];[.Q38];[.S38]))" office:value-type="float" office:value="91.9335664335664" calcext:value-type="float">
            <text:p>91.9335664335664</text:p>
          </table:table-cell>
          <table:table-cell table:formula="of:=(SUM([.B38];[.D38];[.F38];[.H38];[.J38];[.L38];[.N38];[.P38];[.R38])/SUM([.C38];[.E38];[.G38];[.I38];[.K38];[.M38];[.O38];[.Q38];[.S38]))*100" office:value-type="float" office:value="1.08774198455863" calcext:value-type="float">
            <text:p>1.08774198455863</text:p>
          </table:table-cell>
          <table:table-cell office:value-type="float" office:value="6" calcext:value-type="float">
            <text:p>6</text:p>
          </table:table-cell>
          <table:table-cell table:formula="of:=[.U38]/[.V38]" office:value-type="float" office:value="0.181290330759771" calcext:value-type="float">
            <text:p>0.181290330759771</text:p>
          </table:table-cell>
          <table:table-cell office:value-type="string" calcext:value-type="string">
            <text:p>TG supporter</text:p>
          </table:table-cell>
          <table:table-cell table:style-name="Default" table:formula="of:=SUM([.Q38];[.O38];[.M38];[.K38];[.I38];[.G38];[.E38];[.C38];[.S38])" office:value-type="float" office:value="26293" calcext:value-type="float">
            <text:p>26293</text:p>
          </table:table-cell>
          <table:table-cell table:formula="of:=1/(SUM([.B38];[.D38];[.F38];[.H38];[.J38];[.L38];[.N38];[.P38];[.R38])/SUM([.C38];[.E38];[.G38];[.I38];[.K38];[.M38];[.O38];[.Q38];[.S38])+([.AB38]/100))" office:value-type="float" office:value="82.432024703588" calcext:value-type="float">
            <text:p>82.432024703588</text:p>
          </table:table-cell>
          <table:table-cell table:formula="of:=1/(SUM([.B38];[.D38];[.F38];[.H38];[.J38];[.L38];[.N38];[.P38];[.R38])/SUM([.C38];[.E38];[.G38];[.I38];[.K38];[.M38];[.O38];[.Q38];[.S38])-([.AB38]/100))" office:value-type="float" office:value="103.910871152231" calcext:value-type="float">
            <text:p>103.910871152231</text:p>
          </table:table-cell>
          <table:table-cell table:formula="of:=1.96*SQRT((([.U38]/100)*(1-([.U38]/100)))/[.Y38])*100" office:value-type="float" office:value="0.125378769900377" calcext:value-type="float">
            <text:p>0.125378769900377</text:p>
          </table:table-cell>
          <table:table-cell table:style-name="Default" table:formula="of:=[.AB38]/[.U38]*100" office:value-type="float" office:value="11.5265174719952" calcext:value-type="float">
            <text:p>11.526517471995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37]+[.B38]" office:value-type="float" office:value="92" calcext:value-type="float">
            <text:p>92</text:p>
          </table:table-cell>
          <table:table-cell table:formula="of:=[.C37]" office:value-type="float" office:value="5520" calcext:value-type="float">
            <text:p>5520</text:p>
          </table:table-cell>
          <table:table-cell table:formula="of:=[.D37]+[.D38]" office:value-type="float" office:value="56" calcext:value-type="float">
            <text:p>56</text:p>
          </table:table-cell>
          <table:table-cell table:formula="of:=[.E37]" office:value-type="float" office:value="2880" calcext:value-type="float">
            <text:p>2880</text:p>
          </table:table-cell>
          <table:table-cell table:formula="of:=[.F37]+[.F38]" office:value-type="float" office:value="26" calcext:value-type="float">
            <text:p>26</text:p>
          </table:table-cell>
          <table:table-cell table:formula="of:=[.G37]" office:value-type="float" office:value="1152" calcext:value-type="float">
            <text:p>1152</text:p>
          </table:table-cell>
          <table:table-cell table:formula="of:=[.H37]+[.H38]" office:value-type="float" office:value="14" calcext:value-type="float">
            <text:p>14</text:p>
          </table:table-cell>
          <table:table-cell table:formula="of:=[.I37]" office:value-type="float" office:value="718" calcext:value-type="float">
            <text:p>718</text:p>
          </table:table-cell>
          <table:table-cell table:formula="of:=[.J37]+[.J38]" office:value-type="float" office:value="1" calcext:value-type="float">
            <text:p>1</text:p>
          </table:table-cell>
          <table:table-cell table:formula="of:=[.K37]" office:value-type="float" office:value="83" calcext:value-type="float">
            <text:p>83</text:p>
          </table:table-cell>
          <table:table-cell table:formula="of:=[.L37]+[.L38]" office:value-type="float" office:value="0" calcext:value-type="float">
            <text:p>0</text:p>
          </table:table-cell>
          <table:table-cell table:formula="of:=[.M37]" office:value-type="float" office:value="0" calcext:value-type="float">
            <text:p>0</text:p>
          </table:table-cell>
          <table:table-cell table:formula="of:=[.N37]+[.N38]" office:value-type="float" office:value="16" calcext:value-type="float">
            <text:p>16</text:p>
          </table:table-cell>
          <table:table-cell table:formula="of:=[.O37]" office:value-type="float" office:value="1000" calcext:value-type="float">
            <text:p>1000</text:p>
          </table:table-cell>
          <table:table-cell table:number-columns-repeated="2"/>
          <table:table-cell table:style-name="ce1" office:value-type="float" office:value="264" calcext:value-type="float">
            <text:p>26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39];[.D39];[.F39];[.H39];[.J39];[.L39];[.N39];[.P39];[.R39])/SUM([.C39];[.E39];[.G39];[.I39];[.K39];[.M39];[.O39];[.Q39];[.S39]))" office:value-type="float" office:value="56.0618336886994" calcext:value-type="float">
            <text:p>56.0618336886994</text:p>
          </table:table-cell>
          <table:table-cell table:formula="of:=(SUM([.B39];[.D39];[.F39];[.H39];[.J39];[.L39];[.N39];[.P39];[.R39])/SUM([.C39];[.E39];[.G39];[.I39];[.K39];[.M39];[.O39];[.Q39];[.S39]))*100" office:value-type="float" office:value="1.78374472293006" calcext:value-type="float">
            <text:p>1.78374472293006</text:p>
          </table:table-cell>
          <table:table-cell table:formula="of:=[.V38]+[.V37]" office:value-type="float" office:value="10" calcext:value-type="float">
            <text:p>10</text:p>
          </table:table-cell>
          <table:table-cell table:formula="of:=[.U39]/[.V39]" office:value-type="float" office:value="0.178374472293006" calcext:value-type="float">
            <text:p>0.178374472293006</text:p>
          </table:table-cell>
          <table:table-cell office:value-type="string" calcext:value-type="string">
            <text:p>TG sup+vmax</text:p>
          </table:table-cell>
          <table:table-cell table:style-name="Default" table:formula="of:=SUM([.Q39];[.O39];[.M39];[.K39];[.I39];[.G39];[.E39];[.C39];[.S39])" office:value-type="float" office:value="26293" calcext:value-type="float">
            <text:p>26293</text:p>
          </table:table-cell>
          <table:table-cell table:formula="of:=1/(SUM([.B39];[.D39];[.F39];[.H39];[.J39];[.L39];[.N39];[.P39];[.R39])/SUM([.C39];[.E39];[.G39];[.I39];[.K39];[.M39];[.O39];[.Q39];[.S39])+([.AB39]/100))" office:value-type="float" office:value="51.4473380042677" calcext:value-type="float">
            <text:p>51.4473380042677</text:p>
          </table:table-cell>
          <table:table-cell table:formula="of:=1/(SUM([.B39];[.D39];[.F39];[.H39];[.J39];[.L39];[.N39];[.P39];[.R39])/SUM([.C39];[.E39];[.G39];[.I39];[.K39];[.M39];[.O39];[.Q39];[.S39])-([.AB39]/100))" office:value-type="float" office:value="61.5856728751213" calcext:value-type="float">
            <text:p>61.5856728751213</text:p>
          </table:table-cell>
          <table:table-cell table:formula="of:=1.96*SQRT((([.U39]/100)*(1-([.U39]/100)))/[.Y39])*100" office:value-type="float" office:value="0.159990441593027" calcext:value-type="float">
            <text:p>0.159990441593027</text:p>
          </table:table-cell>
          <table:table-cell table:style-name="Default" table:formula="of:=[.AB39]/[.U39]*100" office:value-type="float" office:value="8.96935752836988" calcext:value-type="float">
            <text:p>8.9693575283698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table:formula="of:=23+26" office:value-type="float" office:value="49" calcext:value-type="float">
            <text:p>49</text:p>
          </table:table-cell>
          <table:table-cell office:value-type="float" office:value="5520" calcext:value-type="float">
            <text:p>5520</text:p>
          </table:table-cell>
          <table:table-cell office:value-type="float" office:value="20" calcext:value-type="float">
            <text:p>20</text:p>
          </table:table-cell>
          <table:table-cell office:value-type="float" office:value="2880" calcext:value-type="float">
            <text:p>2880</text:p>
          </table:table-cell>
          <table:table-cell office:value-type="float" office:value="11" calcext:value-type="float">
            <text:p>11</text:p>
          </table:table-cell>
          <table:table-cell office:value-type="float" office:value="1152" calcext:value-type="float">
            <text:p>1152</text:p>
          </table:table-cell>
          <table:table-cell office:value-type="float" office:value="6" calcext:value-type="float">
            <text:p>6</text:p>
          </table:table-cell>
          <table:table-cell office:value-type="float" office:value="718" calcext:value-type="float">
            <text:p>718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144" calcext:value-type="float">
            <text:p>144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0];[.D40];[.F40];[.H40];[.J40];[.L40];[.N40];[.P40];[.R40])/SUM([.C40];[.E40];[.G40];[.I40];[.K40];[.M40];[.O40];[.Q40];[.S40]))" office:value-type="float" office:value="112.324758842444" calcext:value-type="float">
            <text:p>112.324758842444</text:p>
          </table:table-cell>
          <table:table-cell table:formula="of:=(SUM([.B40];[.D40];[.F40];[.H40];[.J40];[.L40];[.N40];[.P40];[.R40])/SUM([.C40];[.E40];[.G40];[.I40];[.K40];[.M40];[.O40];[.Q40];[.S40]))*100" office:value-type="float" office:value="0.890275670569376" calcext:value-type="float">
            <text:p>0.890275670569376</text:p>
          </table:table-cell>
          <table:table-cell office:value-type="float" office:value="2" calcext:value-type="float">
            <text:p>2</text:p>
          </table:table-cell>
          <table:table-cell table:formula="of:=[.U40]/[.V40]" office:value-type="float" office:value="0.445137835284688" calcext:value-type="float">
            <text:p>0.445137835284688</text:p>
          </table:table-cell>
          <table:table-cell office:value-type="string" calcext:value-type="string">
            <text:p>TG gold</text:p>
          </table:table-cell>
          <table:table-cell table:style-name="Default" table:formula="of:=SUM([.Q40];[.O40];[.M40];[.K40];[.I40];[.G40];[.E40];[.C40];[.S40])" office:value-type="float" office:value="34933" calcext:value-type="float">
            <text:p>34933</text:p>
          </table:table-cell>
          <table:table-cell table:formula="of:=1/(SUM([.B40];[.D40];[.F40];[.H40];[.J40];[.L40];[.N40];[.P40];[.R40])/SUM([.C40];[.E40];[.G40];[.I40];[.K40];[.M40];[.O40];[.Q40];[.S40])+([.AB40]/100))" office:value-type="float" office:value="101.134657517419" calcext:value-type="float">
            <text:p>101.134657517419</text:p>
          </table:table-cell>
          <table:table-cell table:formula="of:=1/(SUM([.B40];[.D40];[.F40];[.H40];[.J40];[.L40];[.N40];[.P40];[.R40])/SUM([.C40];[.E40];[.G40];[.I40];[.K40];[.M40];[.O40];[.Q40];[.S40])-([.AB40]/100))" office:value-type="float" office:value="126.299205834737" calcext:value-type="float">
            <text:p>126.299205834737</text:p>
          </table:table-cell>
          <table:table-cell table:formula="of:=1.96*SQRT((([.U40]/100)*(1-([.U40]/100)))/[.Y40])*100" office:value-type="float" office:value="0.098505054601681" calcext:value-type="float">
            <text:p>0.098505054601681</text:p>
          </table:table-cell>
          <table:table-cell table:style-name="Default" table:formula="of:=[.AB40]/[.U40]*100" office:value-type="float" office:value="11.0645565028956" calcext:value-type="float">
            <text:p>11.064556502895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281" calcext:value-type="float">
            <text:p>281</text:p>
          </table:table-cell>
          <table:table-cell office:value-type="float" office:value="5520" calcext:value-type="float">
            <text:p>5520</text:p>
          </table:table-cell>
          <table:table-cell table:formula="of:=46+54+49" office:value-type="float" office:value="149" calcext:value-type="float">
            <text:p>149</text:p>
          </table:table-cell>
          <table:table-cell office:value-type="float" office:value="2880" calcext:value-type="float">
            <text:p>2880</text:p>
          </table:table-cell>
          <table:table-cell table:formula="of:=14+18+17" office:value-type="float" office:value="49" calcext:value-type="float">
            <text:p>49</text:p>
          </table:table-cell>
          <table:table-cell office:value-type="float" office:value="1152" calcext:value-type="float">
            <text:p>1152</text:p>
          </table:table-cell>
          <table:table-cell office:value-type="float" office:value="29" calcext:value-type="float">
            <text:p>29</text:p>
          </table:table-cell>
          <table:table-cell office:value-type="float" office:value="718" calcext:value-type="float">
            <text:p>718</text:p>
          </table:table-cell>
          <table:table-cell office:value-type="float" office:value="6" calcext:value-type="float">
            <text:p>6</text:p>
          </table:table-cell>
          <table:table-cell office:value-type="float" office:value="83" calcext:value-type="float">
            <text:p>83</text:p>
          </table:table-cell>
          <table:table-cell table:formula="of:=20+24+18" office:value-type="float" office:value="62" calcext:value-type="float">
            <text:p>62</text:p>
          </table:table-cell>
          <table:table-cell office:value-type="float" office:value="1296" calcext:value-type="float">
            <text:p>1296</text:p>
          </table:table-cell>
          <table:table-cell office:value-type="float" office:value="42" calcext:value-type="float">
            <text:p>42</text:p>
          </table:table-cell>
          <table:table-cell office:value-type="float" office:value="1000" calcext:value-type="float">
            <text:p>1000</text:p>
          </table:table-cell>
          <table:table-cell table:style-name="ce1" office:value-type="float" office:value="433" calcext:value-type="float">
            <text:p>433</text:p>
          </table:table-cell>
          <table:table-cell table:style-name="ce1" office:value-type="float" office:value="8640" calcext:value-type="float">
            <text:p>8640</text:p>
          </table:table-cell>
          <table:table-cell table:style-name="ce1" office:value-type="float" office:value="748" calcext:value-type="float">
            <text:p>748</text:p>
          </table:table-cell>
          <table:table-cell table:style-name="ce1" office:value-type="float" office:value="14940" calcext:value-type="float">
            <text:p>14940</text:p>
          </table:table-cell>
          <table:table-cell table:formula="of:=1/(SUM([.B41];[.D41];[.F41];[.H41];[.J41];[.L41];[.N41];[.P41];[.R41])/SUM([.C41];[.E41];[.G41];[.I41];[.K41];[.M41];[.O41];[.Q41];[.S41]))" office:value-type="float" office:value="20.1384102279044" calcext:value-type="float">
            <text:p>20.1384102279044</text:p>
          </table:table-cell>
          <table:table-cell table:formula="of:=(SUM([.B41];[.D41];[.F41];[.H41];[.J41];[.L41];[.N41];[.P41];[.R41])/SUM([.C41];[.E41];[.G41];[.I41];[.K41];[.M41];[.O41];[.Q41];[.S41]))*100" office:value-type="float" office:value="4.96563526456706" calcext:value-type="float">
            <text:p>4.96563526456706</text:p>
          </table:table-cell>
          <table:table-cell office:value-type="float" office:value="3" calcext:value-type="float">
            <text:p>3</text:p>
          </table:table-cell>
          <table:table-cell table:formula="of:=[.U41]/[.V41]" office:value-type="float" office:value="1.65521175485569" calcext:value-type="float">
            <text:p>1.65521175485569</text:p>
          </table:table-cell>
          <table:table-cell office:value-type="string" calcext:value-type="string">
            <text:p>Radiant</text:p>
          </table:table-cell>
          <table:table-cell table:style-name="Default" table:formula="of:=SUM([.Q41];[.O41];[.M41];[.K41];[.I41];[.G41];[.E41];[.C41];[.S41])" office:value-type="float" office:value="36229" calcext:value-type="float">
            <text:p>36229</text:p>
          </table:table-cell>
          <table:table-cell table:formula="of:=1/(SUM([.B41];[.D41];[.F41];[.H41];[.J41];[.L41];[.N41];[.P41];[.R41])/SUM([.C41];[.E41];[.G41];[.I41];[.K41];[.M41];[.O41];[.Q41];[.S41])+([.AB41]/100))" office:value-type="float" office:value="19.2703106529735" calcext:value-type="float">
            <text:p>19.2703106529735</text:p>
          </table:table-cell>
          <table:table-cell table:formula="of:=1/(SUM([.B41];[.D41];[.F41];[.H41];[.J41];[.L41];[.N41];[.P41];[.R41])/SUM([.C41];[.E41];[.G41];[.I41];[.K41];[.M41];[.O41];[.Q41];[.S41])-([.AB41]/100))" office:value-type="float" office:value="21.0884126642685" calcext:value-type="float">
            <text:p>21.0884126642685</text:p>
          </table:table-cell>
          <table:table-cell table:formula="of:=1.96*SQRT((([.U41]/100)*(1-([.U41]/100)))/[.Y41])*100" office:value-type="float" office:value="0.223694674157593" calcext:value-type="float">
            <text:p>0.223694674157593</text:p>
          </table:table-cell>
          <table:table-cell table:style-name="Default" table:formula="of:=[.AB41]/[.U41]*100" office:value-type="float" office:value="4.504855113983" calcext:value-type="float">
            <text:p>4.50485511398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reddit.com/r/PokemonTCG/comments/x7wzfy/lost_zoned_lost_origin_pull_rates/</text:p>
          </table:table-cell>
          <table:table-cell/>
          <table:table-cell office:value-type="string" calcext:value-type="string">
            <text:p>https://www.youtube.com/watch?v=tVdQStyr05Y</text:p>
          </table:table-cell>
          <table:table-cell/>
          <table:table-cell office:value-type="string" calcext:value-type="string">
            <text:p>https://docs.google.com/spreadsheets/d/1W1Hy-e8A12OOOimCkd7QAWyb2AmT31xXVWhvIgH7mBM/edit#gid=348020564</text:p>
          </table:table-cell>
          <table:table-cell/>
          <table:table-cell office:value-type="string" calcext:value-type="string">
            <text:p>https://www.digitaltq.com/lost-origin-pull-rates-pokemon-tcg</text:p>
          </table:table-cell>
          <table:table-cell/>
          <table:table-cell office:value-type="string" calcext:value-type="string">
            <text:p>https://youtu.be/CaKSQHuTSV0</text:p>
          </table:table-cell>
          <table:table-cell/>
          <table:table-cell office:value-type="string" calcext:value-type="string">
            <text:p>https://www.reddit.com/r/PokemonTCG/comments/xb5aq0/lost_origin_pull_rates_36_booster_boxes_1296_packs/</text:p>
          </table:table-cell>
          <table:table-cell/>
          <table:table-cell office:value-type="string" calcext:value-type="string">
            <text:p>https://www.youtube.com/watch?v=XvDnvV22Ubg</text:p>
          </table:table-cell>
          <table:table-cell/>
          <table:table-cell table:style-name="ce1" office:value-type="string" calcext:value-type="string">
            <text:p>https://infinite.tcgplayer.com/article/Pok%C3%A9mon-TCG-Lost-Origin-Pull-Rates/ba20ac4d-9448-45ce-b919-d856d107c744/</text:p>
          </table:table-cell>
          <table:table-cell table:style-name="ce1" table:number-columns-repeated="2"/>
          <table:table-cell table:style-name="ce1" office:value-type="string" calcext:value-type="string">
            <text:p>https://docs.google.com/spreadsheets/d/10NYiT_3sAhiN0MdcMD6r1zhJv8joqCiRkn5NYx69R6o/edit#gid=796645606</text:p>
          </table:table-cell>
          <table:table-cell/>
          <table:table-cell table:formula="of:=SUM([.U25];[.U28:.U34])" office:value-type="float" office:value="40.6504783678146" calcext:value-type="float">
            <text:p>40.6504783678146</text:p>
          </table:table-cell>
          <table:table-cell table:number-columns-repeated="1003"/>
        </table:table-row>
        <table:table-row table:style-name="ro1">
          <table:table-cell table:style-name="ce1" table:number-columns-repeated="11"/>
          <table:table-cell table:style-name="Default"/>
          <table:table-cell table:style-name="ce1" table:number-columns-repeated="7"/>
          <table:table-cell table:number-columns-repeated="1005"/>
        </table:table-row>
        <table:table-row table:style-name="ro1">
          <table:table-cell table:style-name="Default" office:value-type="string" calcext:value-type="string">
            <text:p>Pokego</text:p>
          </table:table-cell>
          <table:table-cell table:number-columns-repeated="10"/>
          <table:table-cell table:style-name="Default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table:style-name="Default"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table:formula="of:=5+2+2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9+8+11+3+6" office:value-type="float" office:value="47" calcext:value-type="float">
            <text:p>47</text:p>
          </table:table-cell>
          <table:table-cell office:value-type="float" office:value="1000" calcext:value-type="float">
            <text:p>1000</text:p>
          </table:table-cell>
          <table:table-cell table:formula="of:=5+2+4+4+5" office:value-type="float" office:value="20" calcext:value-type="float">
            <text:p>2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4+3+1+6+2" office:value-type="float" office:value="16" calcext:value-type="float">
            <text:p>16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6];[.D46];[.F46];[.H46];[.J46];[.L46];[.N46];[.P46])/SUM([.C46];[.E46];[.G46];[.I46];[.K46];[.M46];[.O46];[.Q46]))" office:value-type="float" office:value="25.2432432432432" calcext:value-type="float">
            <text:p>25.2432432432432</text:p>
          </table:table-cell>
          <table:table-cell table:formula="of:=((SUM([.B46];[.D46];[.F46];[.H46];[.J46];[.L46];[.N46];[.P46])/[.Y46])*100)" office:value-type="float" office:value="3.96145610278373" calcext:value-type="float">
            <text:p>3.96145610278373</text:p>
          </table:table-cell>
          <table:table-cell office:value-type="float" office:value="5" calcext:value-type="float">
            <text:p>5</text:p>
          </table:table-cell>
          <table:table-cell table:formula="of:=[.U46]/[.V46]" office:value-type="float" office:value="0.792291220556745" calcext:value-type="float">
            <text:p>0.792291220556745</text:p>
          </table:table-cell>
          <table:table-cell office:value-type="string" calcext:value-type="string">
            <text:p>FA mon</text:p>
          </table:table-cell>
          <table:table-cell table:style-name="Default" table:formula="of:=SUM([.Q46];[.O46];[.M46];[.K46];[.I46];[.G46];[.E46];[.C46])" office:value-type="float" office:value="2802" calcext:value-type="float">
            <text:p>2802</text:p>
          </table:table-cell>
          <table:table-cell table:formula="of:=1/(SUM([.B46];[.D46];[.F46];[.H46];[.J46];[.L46];[.N46];[.P46])/SUM([.C46];[.E46];[.G46];[.I46];[.K46];[.M46];[.O46];[.Q46])+([.AB46]/100))" office:value-type="float" office:value="21.3507300373266" calcext:value-type="float">
            <text:p>21.3507300373266</text:p>
          </table:table-cell>
          <table:table-cell table:formula="of:=1/(SUM([.B46];[.D46];[.F46];[.H46];[.J46];[.L46];[.N46];[.P46])/SUM([.C46];[.E46];[.G46];[.I46];[.K46];[.M46];[.O46];[.Q46])-([.AB46]/100))" office:value-type="float" office:value="30.8715189505139" calcext:value-type="float">
            <text:p>30.8715189505139</text:p>
          </table:table-cell>
          <table:table-cell table:formula="of:=1.96*SQRT((([.U46]/100)*(1-([.U46]/100)))/[.Y46])*100" office:value-type="float" office:value="0.72222449385976" calcext:value-type="float">
            <text:p>0.72222449385976</text:p>
          </table:table-cell>
          <table:table-cell table:style-name="Default" table:formula="of:=[.AB46]/[.U46]*100" office:value-type="float" office:value="18.2312885747302" calcext:value-type="float">
            <text:p>18.231288574730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3" office:value-type="float" office:value="3" calcext:value-type="float">
            <text:p>3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7];[.D47];[.F47];[.H47];[.J47];[.L47];[.N47];[.P47])/SUM([.C47];[.E47];[.G47];[.I47];[.K47];[.M47];[.O47];[.Q47]))" office:value-type="float" office:value="233.5" calcext:value-type="float">
            <text:p>233.5</text:p>
          </table:table-cell>
          <table:table-cell table:formula="of:=((SUM([.B47];[.D47];[.F47];[.H47];[.J47];[.L47];[.N47];[.P47])/[.Y47])*100)" office:value-type="float" office:value="0.428265524625268" calcext:value-type="float">
            <text:p>0.428265524625268</text:p>
          </table:table-cell>
          <table:table-cell office:value-type="float" office:value="1" calcext:value-type="float">
            <text:p>1</text:p>
          </table:table-cell>
          <table:table-cell table:formula="of:=[.U47]/[.V47]" office:value-type="float" office:value="0.428265524625268" calcext:value-type="float">
            <text:p>0.428265524625268</text:p>
          </table:table-cell>
          <table:table-cell office:value-type="string" calcext:value-type="string">
            <text:p>FA Trainer</text:p>
          </table:table-cell>
          <table:table-cell table:style-name="Default" table:formula="of:=SUM([.Q47];[.O47];[.M47];[.K47];[.I47];[.G47];[.E47];[.C47])" office:value-type="float" office:value="2802" calcext:value-type="float">
            <text:p>2802</text:p>
          </table:table-cell>
          <table:table-cell table:formula="of:=1/(SUM([.B47];[.D47];[.F47];[.H47];[.J47];[.L47];[.N47];[.P47])/SUM([.C47];[.E47];[.G47];[.I47];[.K47];[.M47];[.O47];[.Q47])+([.AB47]/100))" office:value-type="float" office:value="149.240338521475" calcext:value-type="float">
            <text:p>149.240338521475</text:p>
          </table:table-cell>
          <table:table-cell table:formula="of:=1/(SUM([.B47];[.D47];[.F47];[.H47];[.J47];[.L47];[.N47];[.P47])/SUM([.C47];[.E47];[.G47];[.I47];[.K47];[.M47];[.O47];[.Q47])-([.AB47]/100))" office:value-type="float" office:value="536.276638387916" calcext:value-type="float">
            <text:p>536.276638387916</text:p>
          </table:table-cell>
          <table:table-cell table:formula="of:=1.96*SQRT((([.U47]/100)*(1-([.U47]/100)))/[.Y47])*100" office:value-type="float" office:value="0.241794601147029" calcext:value-type="float">
            <text:p>0.241794601147029</text:p>
          </table:table-cell>
          <table:table-cell table:style-name="Default" table:formula="of:=[.AB47]/[.U47]*100" office:value-type="float" office:value="56.4590393678313" calcext:value-type="float">
            <text:p>56.459039367831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table:style-name="ce6" office:value-type="float" office:value="0" calcext:value-type="float">
            <text:p>0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formula="of:=1+3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8];[.D48];[.F48];[.H48];[.J48];[.L48];[.N48];[.P48])/SUM([.C48];[.E48];[.G48];[.I48];[.K48];[.M48];[.O48];[.Q48]))" office:value-type="float" office:value="128.827586206897" calcext:value-type="float">
            <text:p>128.827586206897</text:p>
          </table:table-cell>
          <table:table-cell table:formula="of:=((SUM([.B48];[.D48];[.F48];[.H48];[.J48];[.L48];[.N48];[.P48])/[.Y48])*100)" office:value-type="float" office:value="0.776231263383298" calcext:value-type="float">
            <text:p>0.776231263383298</text:p>
          </table:table-cell>
          <table:table-cell office:value-type="float" office:value="2" calcext:value-type="float">
            <text:p>2</text:p>
          </table:table-cell>
          <table:table-cell table:formula="of:=[.U48]/[.V48]" office:value-type="float" office:value="0.388115631691649" calcext:value-type="float">
            <text:p>0.388115631691649</text:p>
          </table:table-cell>
          <table:table-cell office:value-type="string" calcext:value-type="string">
            <text:p>Alt art V</text:p>
          </table:table-cell>
          <table:table-cell table:style-name="Default" table:formula="of:=SUM([.Q48];[.O48];[.M48];[.K48];[.I48];[.G48];[.E48];[.C48])" office:value-type="float" office:value="3736" calcext:value-type="float">
            <text:p>3736</text:p>
          </table:table-cell>
          <table:table-cell table:formula="of:=1/(SUM([.B48];[.D48];[.F48];[.H48];[.J48];[.L48];[.N48];[.P48])/SUM([.C48];[.E48];[.G48];[.I48];[.K48];[.M48];[.O48];[.Q48])+([.AB48]/100))" office:value-type="float" office:value="94.5490596636972" calcext:value-type="float">
            <text:p>94.5490596636972</text:p>
          </table:table-cell>
          <table:table-cell table:formula="of:=1/(SUM([.B48];[.D48];[.F48];[.H48];[.J48];[.L48];[.N48];[.P48])/SUM([.C48];[.E48];[.G48];[.I48];[.K48];[.M48];[.O48];[.Q48])-([.AB48]/100))" office:value-type="float" office:value="202.09755089197" calcext:value-type="float">
            <text:p>202.09755089197</text:p>
          </table:table-cell>
          <table:table-cell table:formula="of:=1.96*SQRT((([.U48]/100)*(1-([.U48]/100)))/[.Y48])*100" office:value-type="float" office:value="0.281420714919727" calcext:value-type="float">
            <text:p>0.281420714919727</text:p>
          </table:table-cell>
          <table:table-cell table:style-name="Default" table:formula="of:=[.AB48]/[.U48]*100" office:value-type="float" office:value="36.2547514117276" calcext:value-type="float">
            <text:p>36.254751411727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2" calcext:value-type="float">
            <text:p>1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table:formula="of:=3+6+1+6+8+2" office:value-type="float" office:value="26" calcext:value-type="float">
            <text:p>26</text:p>
          </table:table-cell>
          <table:table-cell office:value-type="float" office:value="1000" calcext:value-type="float">
            <text:p>1000</text:p>
          </table:table-cell>
          <table:table-cell table:formula="of:=1+1+2+1+1+2+2"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2+1+3+3" office:value-type="float" office:value="9" calcext:value-type="float">
            <text:p>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49];[.D49];[.F49];[.H49];[.J49];[.L49];[.N49];[.P49])/SUM([.C49];[.E49];[.G49];[.I49];[.K49];[.M49];[.O49];[.Q49]))" office:value-type="float" office:value="46.1234567901235" calcext:value-type="float">
            <text:p>46.1234567901235</text:p>
          </table:table-cell>
          <table:table-cell table:formula="of:=((SUM([.B49];[.D49];[.F49];[.H49];[.J49];[.L49];[.N49];[.P49])/[.Y49])*100)" office:value-type="float" office:value="2.16809421841542" calcext:value-type="float">
            <text:p>2.16809421841542</text:p>
          </table:table-cell>
          <table:table-cell office:value-type="float" office:value="7" calcext:value-type="float">
            <text:p>7</text:p>
          </table:table-cell>
          <table:table-cell table:formula="of:=[.U49]/[.V49]" office:value-type="float" office:value="0.309727745487917" calcext:value-type="float">
            <text:p>0.309727745487917</text:p>
          </table:table-cell>
          <table:table-cell office:value-type="string" calcext:value-type="string">
            <text:p>rainbow</text:p>
          </table:table-cell>
          <table:table-cell table:style-name="Default" table:formula="of:=SUM([.Q49];[.O49];[.M49];[.K49];[.I49];[.G49];[.E49];[.C49])" office:value-type="float" office:value="3736" calcext:value-type="float">
            <text:p>3736</text:p>
          </table:table-cell>
          <table:table-cell table:formula="of:=1/(SUM([.B49];[.D49];[.F49];[.H49];[.J49];[.L49];[.N49];[.P49])/SUM([.C49];[.E49];[.G49];[.I49];[.K49];[.M49];[.O49];[.Q49])+([.AB49]/100))" office:value-type="float" office:value="37.9490735218955" calcext:value-type="float">
            <text:p>37.9490735218955</text:p>
          </table:table-cell>
          <table:table-cell table:formula="of:=1/(SUM([.B49];[.D49];[.F49];[.H49];[.J49];[.L49];[.N49];[.P49])/SUM([.C49];[.E49];[.G49];[.I49];[.K49];[.M49];[.O49];[.Q49])-([.AB49]/100))" office:value-type="float" office:value="58.7862522800473" calcext:value-type="float">
            <text:p>58.7862522800473</text:p>
          </table:table-cell>
          <table:table-cell table:formula="of:=1.96*SQRT((([.U49]/100)*(1-([.U49]/100)))/[.Y49])*100" office:value-type="float" office:value="0.467016226172984" calcext:value-type="float">
            <text:p>0.467016226172984</text:p>
          </table:table-cell>
          <table:table-cell table:style-name="Default" table:formula="of:=[.AB49]/[.U49]*100" office:value-type="float" office:value="21.5404027281762" calcext:value-type="float">
            <text:p>21.5404027281762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" calcext:value-type="float">
            <text:p>2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office:value-type="float" office:value="934" calcext:value-type="float">
            <text:p>934</text:p>
          </table:table-cell>
          <table:table-cell table:formula="of:=2+6+8"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formula="of:=1+2+1" office:value-type="float" office:value="4" calcext:value-type="float">
            <text:p>4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+4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0];[.D50];[.F50];[.H50];[.J50];[.L50];[.N50];[.P50])/SUM([.C50];[.E50];[.G50];[.I50];[.K50];[.M50];[.O50];[.Q50]))" office:value-type="float" office:value="88.952380952381" calcext:value-type="float">
            <text:p>88.952380952381</text:p>
          </table:table-cell>
          <table:table-cell table:formula="of:=((SUM([.B50];[.D50];[.F50];[.H50];[.J50];[.L50];[.N50];[.P50])/[.Y50])*100)" office:value-type="float" office:value="1.12419700214133" calcext:value-type="float">
            <text:p>1.12419700214133</text:p>
          </table:table-cell>
          <table:table-cell office:value-type="float" office:value="3" calcext:value-type="float">
            <text:p>3</text:p>
          </table:table-cell>
          <table:table-cell table:formula="of:=[.U50]/[.V50]" office:value-type="float" office:value="0.374732334047109" calcext:value-type="float">
            <text:p>0.374732334047109</text:p>
          </table:table-cell>
          <table:table-cell office:value-type="string" calcext:value-type="string">
            <text:p>gold</text:p>
          </table:table-cell>
          <table:table-cell table:style-name="Default" table:formula="of:=SUM([.Q50];[.O50];[.M50];[.K50];[.I50];[.G50];[.E50];[.C50])" office:value-type="float" office:value="3736" calcext:value-type="float">
            <text:p>3736</text:p>
          </table:table-cell>
          <table:table-cell table:formula="of:=1/(SUM([.B50];[.D50];[.F50];[.H50];[.J50];[.L50];[.N50];[.P50])/SUM([.C50];[.E50];[.G50];[.I50];[.K50];[.M50];[.O50];[.Q50])+([.AB50]/100))" office:value-type="float" office:value="68.3865182884837" calcext:value-type="float">
            <text:p>68.3865182884837</text:p>
          </table:table-cell>
          <table:table-cell table:formula="of:=1/(SUM([.B50];[.D50];[.F50];[.H50];[.J50];[.L50];[.N50];[.P50])/SUM([.C50];[.E50];[.G50];[.I50];[.K50];[.M50];[.O50];[.Q50])-([.AB50]/100))" office:value-type="float" office:value="127.2074493198" calcext:value-type="float">
            <text:p>127.2074493198</text:p>
          </table:table-cell>
          <table:table-cell table:formula="of:=1.96*SQRT((([.U50]/100)*(1-([.U50]/100)))/[.Y50])*100" office:value-type="float" office:value="0.338079518183293" calcext:value-type="float">
            <text:p>0.338079518183293</text:p>
          </table:table-cell>
          <table:table-cell table:style-name="Default" table:formula="of:=[.AB50]/[.U50]*100" office:value-type="float" office:value="30.0729780936377" calcext:value-type="float">
            <text:p>30.072978093637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59" calcext:value-type="float">
            <text:p>59</text:p>
          </table:table-cell>
          <table:table-cell office:value-type="float" office:value="371" calcext:value-type="float">
            <text:p>371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22+28+20+39+28+36" office:value-type="float" office:value="173" calcext:value-type="float">
            <text:p>173</text:p>
          </table:table-cell>
          <table:table-cell office:value-type="float" office:value="1000" calcext:value-type="float">
            <text:p>1000</text:p>
          </table:table-cell>
          <table:table-cell table:formula="of:=14+8+14+10+13+13" office:value-type="float" office:value="72" calcext:value-type="float">
            <text:p>72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6+10+16+16+10+12" office:value-type="float" office:value="80" calcext:value-type="float">
            <text:p>80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1];[.D51];[.F51];[.H51];[.J51];[.L51];[.N51];[.P51])/SUM([.C51];[.E51];[.G51];[.I51];[.K51];[.M51];[.O51];[.Q51]))" office:value-type="float" office:value="6.24053452115813" calcext:value-type="float">
            <text:p>6.24053452115813</text:p>
          </table:table-cell>
          <table:table-cell table:formula="of:=((SUM([.B51];[.D51];[.F51];[.H51];[.J51];[.L51];[.N51];[.P51])/[.Y51])*100)" office:value-type="float" office:value="16.0242683797288" calcext:value-type="float">
            <text:p>16.0242683797288</text:p>
          </table:table-cell>
          <table:table-cell office:value-type="float" office:value="6" calcext:value-type="float">
            <text:p>6</text:p>
          </table:table-cell>
          <table:table-cell table:formula="of:=[.U51]/[.V51]" office:value-type="float" office:value="2.67071139662146" calcext:value-type="float">
            <text:p>2.67071139662146</text:p>
          </table:table-cell>
          <table:table-cell office:value-type="string" calcext:value-type="string">
            <text:p>V</text:p>
          </table:table-cell>
          <table:table-cell table:style-name="Default" table:formula="of:=SUM([.Q51];[.O51];[.M51];[.K51];[.I51];[.G51];[.E51];[.C51])" office:value-type="float" office:value="2802" calcext:value-type="float">
            <text:p>2802</text:p>
          </table:table-cell>
          <table:table-cell table:formula="of:=1/(SUM([.B51];[.D51];[.F51];[.H51];[.J51];[.L51];[.N51];[.P51])/SUM([.C51];[.E51];[.G51];[.I51];[.K51];[.M51];[.O51];[.Q51])+([.AB51]/100))" office:value-type="float" office:value="5.75289774265237" calcext:value-type="float">
            <text:p>5.75289774265237</text:p>
          </table:table-cell>
          <table:table-cell table:formula="of:=1/(SUM([.B51];[.D51];[.F51];[.H51];[.J51];[.L51];[.N51];[.P51])/SUM([.C51];[.E51];[.G51];[.I51];[.K51];[.M51];[.O51];[.Q51])-([.AB51]/100))" office:value-type="float" office:value="6.81849526627093" calcext:value-type="float">
            <text:p>6.81849526627093</text:p>
          </table:table-cell>
          <table:table-cell table:formula="of:=1.96*SQRT((([.U51]/100)*(1-([.U51]/100)))/[.Y51])*100" office:value-type="float" office:value="1.35827594373334" calcext:value-type="float">
            <text:p>1.35827594373334</text:p>
          </table:table-cell>
          <table:table-cell table:style-name="Default" table:formula="of:=[.AB51]/[.U51]*100" office:value-type="float" office:value="8.47636791612657" calcext:value-type="float">
            <text:p>8.47636791612657</text:p>
          </table:table-cell>
          <table:table-cell table:style-name="Default" table:number-columns-repeated="5"/>
          <table:table-cell table:number-columns-repeated="99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8" calcext:value-type="float">
            <text:p>8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2];[.D52];[.F52];[.H52];[.J52];[.L52];[.N52];[.P52])/SUM([.C52];[.E52];[.G52];[.I52];[.K52];[.M52];[.O52];[.Q52]))" office:value-type="float" office:value="54.9411764705882" calcext:value-type="float">
            <text:p>54.9411764705882</text:p>
          </table:table-cell>
          <table:table-cell table:formula="of:=((SUM([.B52];[.D52];[.F52];[.H52];[.J52];[.L52];[.N52];[.P52])/[.Y52])*100)" office:value-type="float" office:value="1.82012847965739" calcext:value-type="float">
            <text:p>1.82012847965739</text:p>
          </table:table-cell>
          <table:table-cell office:value-type="float" office:value="1" calcext:value-type="float">
            <text:p>1</text:p>
          </table:table-cell>
          <table:table-cell table:formula="of:=[.U52]/[.V52]" office:value-type="float" office:value="1.82012847965739" calcext:value-type="float">
            <text:p>1.82012847965739</text:p>
          </table:table-cell>
          <table:table-cell office:value-type="string" calcext:value-type="string">
            <text:p>Vmax</text:p>
          </table:table-cell>
          <table:table-cell table:style-name="Default" table:formula="of:=SUM([.Q52];[.O52];[.M52];[.K52];[.I52];[.G52];[.E52];[.C52])" office:value-type="float" office:value="2802" calcext:value-type="float">
            <text:p>2802</text:p>
          </table:table-cell>
          <table:table-cell table:formula="of:=1/(SUM([.B52];[.D52];[.F52];[.H52];[.J52];[.L52];[.N52];[.P52])/SUM([.C52];[.E52];[.G52];[.I52];[.K52];[.M52];[.O52];[.Q52])+([.AB52]/100))" office:value-type="float" office:value="43.1945923588471" calcext:value-type="float">
            <text:p>43.1945923588471</text:p>
          </table:table-cell>
          <table:table-cell table:formula="of:=1/(SUM([.B52];[.D52];[.F52];[.H52];[.J52];[.L52];[.N52];[.P52])/SUM([.C52];[.E52];[.G52];[.I52];[.K52];[.M52];[.O52];[.Q52])-([.AB52]/100))" office:value-type="float" office:value="75.463021464354" calcext:value-type="float">
            <text:p>75.463021464354</text:p>
          </table:table-cell>
          <table:table-cell table:formula="of:=1.96*SQRT((([.U52]/100)*(1-([.U52]/100)))/[.Y52])*100" office:value-type="float" office:value="0.494976132726297" calcext:value-type="float">
            <text:p>0.494976132726297</text:p>
          </table:table-cell>
          <table:table-cell table:style-name="Default" table:formula="of:=[.AB52]/[.U52]*100" office:value-type="float" office:value="27.1945710568448" calcext:value-type="float">
            <text:p>27.194571056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4" calcext:value-type="float">
            <text:p>1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2"/>
          <table:table-cell table:formula="of:=11+14" office:value-type="float" office:value="25" calcext:value-type="float">
            <text:p>25</text:p>
          </table:table-cell>
          <table:table-cell office:value-type="float" office:value="1000" calcext:value-type="float">
            <text:p>1000</text:p>
          </table:table-cell>
          <table:table-cell table:formula="of:=8+7" office:value-type="float" office:value="15" calcext:value-type="float">
            <text:p>1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4+9" office:value-type="float" office:value="23" calcext:value-type="float">
            <text:p>23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3];[.D53];[.F53];[.H53];[.J53];[.L53];[.N53];[.P53])/SUM([.C53];[.E53];[.G53];[.I53];[.K53];[.M53];[.O53];[.Q53]))" office:value-type="float" office:value="30.7912087912088" calcext:value-type="float">
            <text:p>30.7912087912088</text:p>
          </table:table-cell>
          <table:table-cell table:formula="of:=((SUM([.B53];[.D53];[.F53];[.H53];[.J53];[.L53];[.N53];[.P53])/[.Y53])*100)" office:value-type="float" office:value="3.24768022840828" calcext:value-type="float">
            <text:p>3.24768022840828</text:p>
          </table:table-cell>
          <table:table-cell office:value-type="float" office:value="2" calcext:value-type="float">
            <text:p>2</text:p>
          </table:table-cell>
          <table:table-cell table:formula="of:=[.U53]/[.V53]" office:value-type="float" office:value="1.62384011420414" calcext:value-type="float">
            <text:p>1.62384011420414</text:p>
          </table:table-cell>
          <table:table-cell office:value-type="string" calcext:value-type="string">
            <text:p>Vstar</text:p>
          </table:table-cell>
          <table:table-cell table:style-name="Default" table:formula="of:=SUM([.Q53];[.O53];[.M53];[.K53];[.I53];[.G53];[.E53];[.C53])" office:value-type="float" office:value="2802" calcext:value-type="float">
            <text:p>2802</text:p>
          </table:table-cell>
          <table:table-cell table:formula="of:=1/(SUM([.B53];[.D53];[.F53];[.H53];[.J53];[.L53];[.N53];[.P53])/SUM([.C53];[.E53];[.G53];[.I53];[.K53];[.M53];[.O53];[.Q53])+([.AB53]/100))" office:value-type="float" office:value="25.6145176870489" calcext:value-type="float">
            <text:p>25.6145176870489</text:p>
          </table:table-cell>
          <table:table-cell table:formula="of:=1/(SUM([.B53];[.D53];[.F53];[.H53];[.J53];[.L53];[.N53];[.P53])/SUM([.C53];[.E53];[.G53];[.I53];[.K53];[.M53];[.O53];[.Q53])-([.AB53]/100))" office:value-type="float" office:value="38.5903050399865" calcext:value-type="float">
            <text:p>38.5903050399865</text:p>
          </table:table-cell>
          <table:table-cell table:formula="of:=1.96*SQRT((([.U53]/100)*(1-([.U53]/100)))/[.Y53])*100" office:value-type="float" office:value="0.656355803882952" calcext:value-type="float">
            <text:p>0.656355803882952</text:p>
          </table:table-cell>
          <table:table-cell table:style-name="Default" table:formula="of:=[.AB53]/[.U53]*100" office:value-type="float" office:value="20.2099885986817" calcext:value-type="float">
            <text:p>20.209988598681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Ditto</text:p>
          </table:table-cell>
          <table:table-cell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table:number-columns-repeated="6"/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5+7+3" office:value-type="float" office:value="15" calcext:value-type="float">
            <text:p>1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4];[.D54];[.F54];[.H54];[.J54];[.L54];[.N54];[.P54])/SUM([.C54];[.E54];[.G54];[.I54];[.K54];[.M54];[.O54];[.Q54]))" office:value-type="float" office:value="30.2790697674419" calcext:value-type="float">
            <text:p>30.2790697674419</text:p>
          </table:table-cell>
          <table:table-cell table:formula="of:=((SUM([.B54];[.D54];[.F54];[.H54];[.J54];[.L54];[.N54];[.P54])/[.Y54])*100)" office:value-type="float" office:value="3.3026113671275" calcext:value-type="float">
            <text:p>3.3026113671275</text:p>
          </table:table-cell>
          <table:table-cell office:value-type="float" office:value="1" calcext:value-type="float">
            <text:p>1</text:p>
          </table:table-cell>
          <table:table-cell table:formula="of:=[.U54]/[.V54]" office:value-type="float" office:value="3.3026113671275" calcext:value-type="float">
            <text:p>3.3026113671275</text:p>
          </table:table-cell>
          <table:table-cell table:style-name="ce1" office:value-type="string" calcext:value-type="string">
            <text:p>Ditto</text:p>
          </table:table-cell>
          <table:table-cell table:style-name="Default" table:formula="of:=SUM([.Q54];[.O54];[.M54];[.K54];[.I54];[.G54];[.E54];[.C54])" office:value-type="float" office:value="1302" calcext:value-type="float">
            <text:p>1302</text:p>
          </table:table-cell>
          <table:table-cell table:formula="of:=1/(SUM([.B54];[.D54];[.F54];[.H54];[.J54];[.L54];[.N54];[.P54])/SUM([.C54];[.E54];[.G54];[.I54];[.K54];[.M54];[.O54];[.Q54])+([.AB54]/100))" office:value-type="float" office:value="23.4010360295665" calcext:value-type="float">
            <text:p>23.4010360295665</text:p>
          </table:table-cell>
          <table:table-cell table:formula="of:=1/(SUM([.B54];[.D54];[.F54];[.H54];[.J54];[.L54];[.N54];[.P54])/SUM([.C54];[.E54];[.G54];[.I54];[.K54];[.M54];[.O54];[.Q54])-([.AB54]/100))" office:value-type="float" office:value="42.883344688875" calcext:value-type="float">
            <text:p>42.883344688875</text:p>
          </table:table-cell>
          <table:table-cell table:formula="of:=1.96*SQRT((([.U54]/100)*(1-([.U54]/100)))/[.Y54])*100" office:value-type="float" office:value="0.97070370634416" calcext:value-type="float">
            <text:p>0.97070370634416</text:p>
          </table:table-cell>
          <table:table-cell table:style-name="Default" table:formula="of:=[.AB54]/[.U54]*100" office:value-type="float" office:value="29.3920052479092" calcext:value-type="float">
            <text:p>29.39200524790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tal</text:p>
          </table:table-cell>
          <table:table-cell table:style-name="ce1" office:value-type="float" office:value="20" calcext:value-type="float">
            <text:p>20</text:p>
          </table:table-cell>
          <table:table-cell office:value-type="float" office:value="371" calcext:value-type="float">
            <text:p>371</text:p>
          </table:table-cell>
          <table:table-cell office:value-type="float" office:value="4" calcext:value-type="float">
            <text:p>4</text:p>
          </table:table-cell>
          <table:table-cell table:style-name="ce7" office:value-type="float" office:value="42" calcext:value-type="float">
            <text:p>42</text:p>
          </table:table-cell>
          <table:table-cell table:formula="of:=11+14+14" office:value-type="float" office:value="39" calcext:value-type="float">
            <text:p>39</text:p>
          </table:table-cell>
          <table:table-cell office:value-type="float" office:value="934" calcext:value-type="float">
            <text:p>934</text:p>
          </table:table-cell>
          <table:table-cell table:formula="of:=20+6+34" office:value-type="float" office:value="60" calcext:value-type="float">
            <text:p>60</text:p>
          </table:table-cell>
          <table:table-cell office:value-type="float" office:value="1000" calcext:value-type="float">
            <text:p>1000</text:p>
          </table:table-cell>
          <table:table-cell table:formula="of:=5+7+16" office:value-type="float" office:value="28" calcext:value-type="float">
            <text:p>28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351" calcext:value-type="float">
            <text:p>351</text:p>
          </table:table-cell>
          <table:table-cell table:style-name="ce1" table:formula="of:=12+5+7" office:value-type="float" office:value="24" calcext:value-type="float">
            <text:p>24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5];[.D55];[.F55];[.H55];[.J55];[.L55];[.N55];[.P55])/SUM([.C55];[.E55];[.G55];[.I55];[.K55];[.M55];[.O55];[.Q55]))" office:value-type="float" office:value="19.6631578947368" calcext:value-type="float">
            <text:p>19.6631578947368</text:p>
          </table:table-cell>
          <table:table-cell table:formula="of:=((SUM([.B55];[.D55];[.F55];[.H55];[.J55];[.L55];[.N55];[.P55])/[.Y55])*100)" office:value-type="float" office:value="5.08565310492505" calcext:value-type="float">
            <text:p>5.08565310492505</text:p>
          </table:table-cell>
          <table:table-cell office:value-type="float" office:value="3" calcext:value-type="float">
            <text:p>3</text:p>
          </table:table-cell>
          <table:table-cell table:formula="of:=[.U55]/[.V55]" office:value-type="float" office:value="1.69521770164168" calcext:value-type="float">
            <text:p>1.69521770164168</text:p>
          </table:table-cell>
          <table:table-cell office:value-type="string" calcext:value-type="string">
            <text:p>Radiant</text:p>
          </table:table-cell>
          <table:table-cell table:style-name="Default" table:formula="of:=SUM([.Q55];[.O55];[.M55];[.K55];[.I55];[.G55];[.E55];[.C55])" office:value-type="float" office:value="3736" calcext:value-type="float">
            <text:p>3736</text:p>
          </table:table-cell>
          <table:table-cell table:formula="of:=1/(SUM([.B55];[.D55];[.F55];[.H55];[.J55];[.L55];[.N55];[.P55])/SUM([.C55];[.E55];[.G55];[.I55];[.K55];[.M55];[.O55];[.Q55])+([.AB55]/100))" office:value-type="float" office:value="17.2706475504977" calcext:value-type="float">
            <text:p>17.2706475504977</text:p>
          </table:table-cell>
          <table:table-cell table:formula="of:=1/(SUM([.B55];[.D55];[.F55];[.H55];[.J55];[.L55];[.N55];[.P55])/SUM([.C55];[.E55];[.G55];[.I55];[.K55];[.M55];[.O55];[.Q55])-([.AB55]/100))" office:value-type="float" office:value="22.825133618672" calcext:value-type="float">
            <text:p>22.825133618672</text:p>
          </table:table-cell>
          <table:table-cell table:formula="of:=1.96*SQRT((([.U55]/100)*(1-([.U55]/100)))/[.Y55])*100" office:value-type="float" office:value="0.704517744639782" calcext:value-type="float">
            <text:p>0.704517744639782</text:p>
          </table:table-cell>
          <table:table-cell table:style-name="Default" table:formula="of:=[.AB55]/[.U55]*100" office:value-type="float" office:value="13.8530436524959" calcext:value-type="float">
            <text:p>13.85304365249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toise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371" calcext:value-type="float">
            <text:p>371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20" calcext:value-type="float">
            <text:p>20</text:p>
          </table:table-cell>
          <table:table-cell office:value-type="float" office:value="1000" calcext:value-type="float">
            <text:p>1000</text:p>
          </table:table-cell>
          <table:table-cell office:value-type="float" office:value="16" calcext:value-type="float">
            <text:p>16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6];[.D56];[.F56];[.H56];[.J56];[.L56];[.N56];[.P56])/SUM([.C56];[.E56];[.G56];[.I56];[.K56];[.M56];[.O56];[.Q56]))" office:value-type="float" office:value="49.1578947368421" calcext:value-type="float">
            <text:p>49.1578947368421</text:p>
          </table:table-cell>
          <table:table-cell table:formula="of:=((SUM([.B56];[.D56];[.F56];[.H56];[.J56];[.L56];[.N56];[.P56])/[.Y56])*100)" office:value-type="float" office:value="2.03426124197002" calcext:value-type="float">
            <text:p>2.03426124197002</text:p>
          </table:table-cell>
          <table:table-cell office:value-type="float" office:value="1" calcext:value-type="float">
            <text:p>1</text:p>
          </table:table-cell>
          <table:table-cell table:formula="of:=[.U56]/[.V56]" office:value-type="float" office:value="2.03426124197002" calcext:value-type="float">
            <text:p>2.03426124197002</text:p>
          </table:table-cell>
          <table:table-cell office:value-type="string" calcext:value-type="string">
            <text:p>Radiant toise</text:p>
          </table:table-cell>
          <table:table-cell table:style-name="Default" table:formula="of:=SUM([.Q56];[.O56];[.M56];[.K56];[.I56];[.G56];[.E56];[.C56])" office:value-type="float" office:value="3736" calcext:value-type="float">
            <text:p>3736</text:p>
          </table:table-cell>
          <table:table-cell table:formula="of:=1/(SUM([.B56];[.D56];[.F56];[.H56];[.J56];[.L56];[.N56];[.P56])/SUM([.C56];[.E56];[.G56];[.I56];[.K56];[.M56];[.O56];[.Q56])+([.AB56]/100))" office:value-type="float" office:value="40.2100068957616" calcext:value-type="float">
            <text:p>40.2100068957616</text:p>
          </table:table-cell>
          <table:table-cell table:formula="of:=1/(SUM([.B56];[.D56];[.F56];[.H56];[.J56];[.L56];[.N56];[.P56])/SUM([.C56];[.E56];[.G56];[.I56];[.K56];[.M56];[.O56];[.Q56])-([.AB56]/100))" office:value-type="float" office:value="63.2279367528532" calcext:value-type="float">
            <text:p>63.2279367528532</text:p>
          </table:table-cell>
          <table:table-cell table:formula="of:=1.96*SQRT((([.U56]/100)*(1-([.U56]/100)))/[.Y56])*100" office:value-type="float" office:value="0.452681877916403" calcext:value-type="float">
            <text:p>0.452681877916403</text:p>
          </table:table-cell>
          <table:table-cell table:style-name="Default" table:formula="of:=[.AB56]/[.U56]*100" office:value-type="float" office:value="22.2528881038906" calcext:value-type="float">
            <text:p>22.252888103890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zard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1" calcext:value-type="float">
            <text:p>11</text:p>
          </table:table-cell>
          <table:table-cell office:value-type="float" office:value="934" calcext:value-type="float">
            <text:p>934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7];[.D57];[.F57];[.H57];[.J57];[.L57];[.N57];[.P57])/SUM([.C57];[.E57];[.G57];[.I57];[.K57];[.M57];[.O57];[.Q57]))" office:value-type="float" office:value="100.972972972973" calcext:value-type="float">
            <text:p>100.972972972973</text:p>
          </table:table-cell>
          <table:table-cell table:formula="of:=((SUM([.B57];[.D57];[.F57];[.H57];[.J57];[.L57];[.N57];[.P57])/[.Y57])*100)" office:value-type="float" office:value="0.990364025695932" calcext:value-type="float">
            <text:p>0.990364025695932</text:p>
          </table:table-cell>
          <table:table-cell office:value-type="float" office:value="1" calcext:value-type="float">
            <text:p>1</text:p>
          </table:table-cell>
          <table:table-cell table:formula="of:=[.U57]/[.V57]" office:value-type="float" office:value="0.990364025695932" calcext:value-type="float">
            <text:p>0.990364025695932</text:p>
          </table:table-cell>
          <table:table-cell office:value-type="string" calcext:value-type="string">
            <text:p>Radiant zard</text:p>
          </table:table-cell>
          <table:table-cell table:style-name="Default" table:formula="of:=SUM([.Q57];[.O57];[.M57];[.K57];[.I57];[.G57];[.E57];[.C57])" office:value-type="float" office:value="3736" calcext:value-type="float">
            <text:p>3736</text:p>
          </table:table-cell>
          <table:table-cell table:formula="of:=1/(SUM([.B57];[.D57];[.F57];[.H57];[.J57];[.L57];[.N57];[.P57])/SUM([.C57];[.E57];[.G57];[.I57];[.K57];[.M57];[.O57];[.Q57])+([.AB57]/100))" office:value-type="float" office:value="76.4586216526925" calcext:value-type="float">
            <text:p>76.4586216526925</text:p>
          </table:table-cell>
          <table:table-cell table:formula="of:=1/(SUM([.B57];[.D57];[.F57];[.H57];[.J57];[.L57];[.N57];[.P57])/SUM([.C57];[.E57];[.G57];[.I57];[.K57];[.M57];[.O57];[.Q57])-([.AB57]/100))" office:value-type="float" office:value="148.625715373093" calcext:value-type="float">
            <text:p>148.625715373093</text:p>
          </table:table-cell>
          <table:table-cell table:formula="of:=1.96*SQRT((([.U57]/100)*(1-([.U57]/100)))/[.Y57])*100" office:value-type="float" office:value="0.317532949667324" calcext:value-type="float">
            <text:p>0.317532949667324</text:p>
          </table:table-cell>
          <table:table-cell table:style-name="Default" table:formula="of:=[.AB57]/[.U57]*100" office:value-type="float" office:value="32.0622459447871" calcext:value-type="float">
            <text:p>32.062245944787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venu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371" calcext:value-type="float">
            <text:p>371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14" calcext:value-type="float">
            <text:p>14</text:p>
          </table:table-cell>
          <table:table-cell office:value-type="float" office:value="934" calcext:value-type="float">
            <text:p>934</text:p>
          </table:table-cell>
          <table:table-cell office:value-type="float" office:value="34" calcext:value-type="float">
            <text:p>34</text:p>
          </table:table-cell>
          <table:table-cell office:value-type="float" office:value="1000" calcext:value-type="float">
            <text:p>1000</text:p>
          </table:table-cell>
          <table:table-cell office:value-type="float" office:value="5" calcext:value-type="float">
            <text:p>5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8];[.D58];[.F58];[.H58];[.J58];[.L58];[.N58];[.P58])/SUM([.C58];[.E58];[.G58];[.I58];[.K58];[.M58];[.O58];[.Q58]))" office:value-type="float" office:value="48.5194805194805" calcext:value-type="float">
            <text:p>48.5194805194805</text:p>
          </table:table-cell>
          <table:table-cell table:formula="of:=((SUM([.B58];[.D58];[.F58];[.H58];[.J58];[.L58];[.N58];[.P58])/[.Y58])*100)" office:value-type="float" office:value="2.0610278372591" calcext:value-type="float">
            <text:p>2.0610278372591</text:p>
          </table:table-cell>
          <table:table-cell office:value-type="float" office:value="1" calcext:value-type="float">
            <text:p>1</text:p>
          </table:table-cell>
          <table:table-cell table:formula="of:=[.U58]/[.V58]" office:value-type="float" office:value="2.0610278372591" calcext:value-type="float">
            <text:p>2.0610278372591</text:p>
          </table:table-cell>
          <table:table-cell office:value-type="string" calcext:value-type="string">
            <text:p>Radiant venu</text:p>
          </table:table-cell>
          <table:table-cell table:style-name="Default" table:formula="of:=SUM([.Q58];[.O58];[.M58];[.K58];[.I58];[.G58];[.E58];[.C58])" office:value-type="float" office:value="3736" calcext:value-type="float">
            <text:p>3736</text:p>
          </table:table-cell>
          <table:table-cell table:formula="of:=1/(SUM([.B58];[.D58];[.F58];[.H58];[.J58];[.L58];[.N58];[.P58])/SUM([.C58];[.E58];[.G58];[.I58];[.K58];[.M58];[.O58];[.Q58])+([.AB58]/100))" office:value-type="float" office:value="39.7359008791539" calcext:value-type="float">
            <text:p>39.7359008791539</text:p>
          </table:table-cell>
          <table:table-cell table:formula="of:=1/(SUM([.B58];[.D58];[.F58];[.H58];[.J58];[.L58];[.N58];[.P58])/SUM([.C58];[.E58];[.G58];[.I58];[.K58];[.M58];[.O58];[.Q58])-([.AB58]/100))" office:value-type="float" office:value="62.2882288457136" calcext:value-type="float">
            <text:p>62.2882288457136</text:p>
          </table:table-cell>
          <table:table-cell table:formula="of:=1.96*SQRT((([.U58]/100)*(1-([.U58]/100)))/[.Y58])*100" office:value-type="float" office:value="0.455588063916091" calcext:value-type="float">
            <text:p>0.455588063916091</text:p>
          </table:table-cell>
          <table:table-cell table:style-name="Default" table:formula="of:=[.AB58]/[.U58]*100" office:value-type="float" office:value="22.1048961920846" calcext:value-type="float">
            <text:p>22.104896192084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diant not zard</text:p>
          </table:table-cell>
          <table:table-cell table:style-name="ce1" table:formula="of:=9+7" office:value-type="float" office:value="16" calcext:value-type="float">
            <text:p>16</text:p>
          </table:table-cell>
          <table:table-cell office:value-type="float" office:value="371" calcext:value-type="float">
            <text:p>371</text:p>
          </table:table-cell>
          <table:table-cell office:value-type="float" office:value="3" calcext:value-type="float">
            <text:p>3</text:p>
          </table:table-cell>
          <table:table-cell table:style-name="ce7" office:value-type="float" office:value="42" calcext:value-type="float">
            <text:p>42</text:p>
          </table:table-cell>
          <table:table-cell office:value-type="float" office:value="28" calcext:value-type="float">
            <text:p>28</text:p>
          </table:table-cell>
          <table:table-cell office:value-type="float" office:value="934" calcext:value-type="float">
            <text:p>934</text:p>
          </table:table-cell>
          <table:table-cell office:value-type="float" office:value="54" calcext:value-type="float">
            <text:p>54</text:p>
          </table:table-cell>
          <table:table-cell office:value-type="float" office:value="1000" calcext:value-type="float">
            <text:p>1000</text:p>
          </table:table-cell>
          <table:table-cell office:value-type="float" office:value="21" calcext:value-type="float">
            <text:p>21</text:p>
          </table:table-cell>
          <table:table-cell office:value-type="float" office:value="500" calcext:value-type="float">
            <text:p>50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8" calcext:value-type="float">
            <text:p>38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500" calcext:value-type="float">
            <text:p>500</text:p>
          </table:table-cell>
          <table:table-cell table:style-name="ce1" table:number-columns-repeated="2"/>
          <table:table-cell table:formula="of:=1/(SUM([.B59];[.D59];[.F59];[.H59];[.J59];[.L59];[.N59];[.P59])/SUM([.C59];[.E59];[.G59];[.I59];[.K59];[.M59];[.O59];[.Q59]))" office:value-type="float" office:value="24.4183006535948" calcext:value-type="float">
            <text:p>24.4183006535948</text:p>
          </table:table-cell>
          <table:table-cell table:formula="of:=((SUM([.B59];[.D59];[.F59];[.H59];[.J59];[.L59];[.N59];[.P59])/[.Y59])*100)" office:value-type="float" office:value="4.09528907922912" calcext:value-type="float">
            <text:p>4.09528907922912</text:p>
          </table:table-cell>
          <table:table-cell office:value-type="float" office:value="2" calcext:value-type="float">
            <text:p>2</text:p>
          </table:table-cell>
          <table:table-cell table:formula="of:=[.U59]/[.V59]" office:value-type="float" office:value="2.04764453961456" calcext:value-type="float">
            <text:p>2.04764453961456</text:p>
          </table:table-cell>
          <table:table-cell office:value-type="string" calcext:value-type="string">
            <text:p>Radiant not zard</text:p>
          </table:table-cell>
          <table:table-cell table:style-name="Default" table:formula="of:=SUM([.Q59];[.O59];[.M59];[.K59];[.I59];[.G59];[.E59];[.C59])" office:value-type="float" office:value="3736" calcext:value-type="float">
            <text:p>3736</text:p>
          </table:table-cell>
          <table:table-cell table:formula="of:=1/(SUM([.B59];[.D59];[.F59];[.H59];[.J59];[.L59];[.N59];[.P59])/SUM([.C59];[.E59];[.G59];[.I59];[.K59];[.M59];[.O59];[.Q59])+([.AB59]/100))" office:value-type="float" office:value="21.1381270452433" calcext:value-type="float">
            <text:p>21.1381270452433</text:p>
          </table:table-cell>
          <table:table-cell table:formula="of:=1/(SUM([.B59];[.D59];[.F59];[.H59];[.J59];[.L59];[.N59];[.P59])/SUM([.C59];[.E59];[.G59];[.I59];[.K59];[.M59];[.O59];[.Q59])-([.AB59]/100))" office:value-type="float" office:value="28.9034879203085" calcext:value-type="float">
            <text:p>28.9034879203085</text:p>
          </table:table-cell>
          <table:table-cell table:formula="of:=1.96*SQRT((([.U59]/100)*(1-([.U59]/100)))/[.Y59])*100" office:value-type="float" office:value="0.63549902635675" calcext:value-type="float">
            <text:p>0.63549902635675</text:p>
          </table:table-cell>
          <table:table-cell table:style-name="Default" table:formula="of:=[.AB59]/[.U59]*100" office:value-type="float" office:value="15.5178062906459" calcext:value-type="float">
            <text:p>15.517806290645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Default"/>
          <table:table-cell office:value-type="string" calcext:value-type="string">
            <text:p>https://www.digitaltq.com/pokemon-go-pull-rates-pokemon-tcg</text:p>
          </table:table-cell>
          <table:table-cell/>
          <table:table-cell office:value-type="string" calcext:value-type="string">
            <text:p>https://youtu.be/XfQuTLpP3I4</text:p>
          </table:table-cell>
          <table:table-cell/>
          <table:table-cell office:value-type="string" calcext:value-type="string">
            <text:p>https://i.redd.it/phmj8i6qoo791.png</text:p>
          </table:table-cell>
          <table:table-cell/>
          <table:table-cell office:value-type="string" calcext:value-type="string">
            <text:p>https://www.reddit.com/r/PokemonTCG/comments/vool8p/pokemon_go_pulls_1000_packs_from_100_etbs/</text:p>
          </table:table-cell>
          <table:table-cell/>
          <table:table-cell office:value-type="string" calcext:value-type="string">
            <text:p>https://www.youtube.com/watch?v=xWF4mh-WN0M</text:p>
          </table:table-cell>
          <table:table-cell/>
          <table:table-cell table:style-name="ce1" office:value-type="string" calcext:value-type="string">
            <text:p>https://www.codedyellow.com/what-is-the-pokemon-go-pull-rate/</text:p>
          </table:table-cell>
          <table:table-cell table:style-name="ce1"/>
          <table:table-cell table:style-name="ce1" office:value-type="string" calcext:value-type="string">
            <text:p>see subsheet</text:p>
          </table:table-cell>
          <table:table-cell table:style-name="ce1"/>
          <table:table-cell table:style-name="ce1" office:value-type="string" calcext:value-type="string">
            <text:p>https://www.youtube.com/watch?v=yDsSTlMHBw4</text:p>
          </table:table-cell>
          <table:table-cell table:style-name="ce1" table:number-columns-repeated="3"/>
          <table:table-cell/>
          <table:table-cell table:formula="of:=SUM([.U46:.U53])" office:value-type="float" office:value="29.5503211991435" calcext:value-type="float">
            <text:p>29.5503211991435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3"/>
          <table:table-cell office:value-type="string" calcext:value-type="string">
            <text:p>https://www.youtube.com/watch?v=pqIEUcmp57c</text:p>
          </table:table-cell>
          <table:table-cell table:number-columns-repeated="4"/>
          <table:table-cell table:style-name="Default" table:number-columns-repeated="14"/>
          <table:table-cell table:number-columns-repeated="2"/>
          <table:table-cell table:style-name="Default"/>
          <table:table-cell table:number-columns-repeated="999"/>
        </table:table-row>
        <table:table-row table:style-name="ro1">
          <table:table-cell office:value-type="string" calcext:value-type="string">
            <text:p>Astral Radiance</text:p>
          </table:table-cell>
          <table:table-cell table:number-columns-repeated="7"/>
          <table:table-cell table:style-name="Default" table:number-columns-repeated="14"/>
          <table:table-cell table:number-columns-repeated="2"/>
          <table:table-cell table:style-name="Default"/>
          <table:table-cell table:number-columns-repeated="3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holo</text:p>
          </table:table-cell>
          <table:table-cell table:formula="of:=157-52" office:value-type="float" office:value="105" calcext:value-type="float">
            <text:p>105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11" calcext:value-type="float">
            <text:p>11</text:p>
          </table:table-cell>
          <table:table-cell office:value-type="float" office:value="80" calcext:value-type="float">
            <text:p>80</text:p>
          </table:table-cell>
          <table:table-cell table:number-columns-repeated="4"/>
          <table:table-cell table:style-name="ce1" table:number-columns-repeated="2"/>
          <table:table-cell table:style-name="ce1" table:formula="of:=5+4+5+2+3" office:value-type="float" office:value="19" calcext:value-type="float">
            <text:p>19</text:p>
          </table:table-cell>
          <table:table-cell table:style-name="ce1" office:value-type="float" office:value="108" calcext:value-type="float">
            <text:p>108</text:p>
          </table:table-cell>
          <table:table-cell table:style-name="ce1" table:number-columns-repeated="4"/>
          <table:table-cell table:formula="of:=1/(SUM([.B64];[.D64];[.F64];[.H64];[.J64];[.L64];[.N64];[.P64])/SUM([.C64];[.E64];[.G64];[.I64];[.K64];[.M64];[.O64];[.Q64]))" office:value-type="float" office:value="5.94814814814815" calcext:value-type="float">
            <text:p>5.94814814814815</text:p>
          </table:table-cell>
          <table:table-cell table:formula="of:=(SUM([.B64];[.D64];[.F64];[.H64];[.J64];[.L64];[.N64];[.P64])/SUM([.C64];[.E64];[.G64];[.I64];[.K64];[.M64];[.O64];[.Q64]))*100" office:value-type="float" office:value="16.8119551681196" calcext:value-type="float">
            <text:p>16.8119551681196</text:p>
          </table:table-cell>
          <table:table-cell office:value-type="float" office:value="20" calcext:value-type="float">
            <text:p>20</text:p>
          </table:table-cell>
          <table:table-cell table:formula="of:=[.U64]/[.V64]" office:value-type="float" office:value="0.840597758405978" calcext:value-type="float">
            <text:p>0.840597758405978</text:p>
          </table:table-cell>
          <table:table-cell office:value-type="string" calcext:value-type="string">
            <text:p>holo</text:p>
          </table:table-cell>
          <table:table-cell table:style-name="Default" table:formula="of:=SUM([.Q64];[.O64];[.M64];[.K64];[.I64];[.G64];[.E64];[.C64])" office:value-type="float" office:value="803" calcext:value-type="float">
            <text:p>803</text:p>
          </table:table-cell>
          <table:table-cell table:formula="of:=1/(SUM([.B64];[.D64];[.F64];[.H64];[.J64];[.L64];[.N64];[.P64])/SUM([.C64];[.E64];[.G64];[.I64];[.K64];[.M64];[.O64];[.Q64])+([.AB64]/100))" office:value-type="float" office:value="5.15500949535956" calcext:value-type="float">
            <text:p>5.15500949535956</text:p>
          </table:table-cell>
          <table:table-cell table:formula="of:=1/(SUM([.B64];[.D64];[.F64];[.H64];[.J64];[.L64];[.N64];[.P64])/SUM([.C64];[.E64];[.G64];[.I64];[.K64];[.M64];[.O64];[.Q64])-([.AB64]/100))" office:value-type="float" office:value="7.02972675950117" calcext:value-type="float">
            <text:p>7.02972675950117</text:p>
          </table:table-cell>
          <table:table-cell table:formula="of:=1.96*SQRT((([.U64]/100)*(1-([.U64]/100)))/[.Y64])*100" office:value-type="float" office:value="2.58665119526698" calcext:value-type="float">
            <text:p>2.58665119526698</text:p>
          </table:table-cell>
          <table:table-cell table:style-name="Default" table:formula="of:=[.AB64]/[.U64]*100" office:value-type="float" office:value="15.3857845170325" calcext:value-type="float">
            <text:p>15.3857845170325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" calcext:value-type="float">
            <text:p>11</text:p>
          </table:table-cell>
          <table:table-cell office:value-type="float" office:value="615" calcext:value-type="float">
            <text:p>615</text:p>
          </table:table-cell>
          <table:table-cell table:formula="of:=5+1+2+1+7+1+5+4+2+1+2+4" office:value-type="float" office:value="35" calcext:value-type="float">
            <text:p>3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+3+3+3+1+2+5+2+1+2+1+2+2" office:value-type="float" office:value="29" calcext:value-type="float">
            <text:p>29</text:p>
          </table:table-cell>
          <table:table-cell office:value-type="float" office:value="1296" calcext:value-type="float">
            <text:p>1296</text:p>
          </table:table-cell>
          <table:table-cell table:formula="of:=[.K65]*0.021297" office:value-type="float" office:value="184.00608" calcext:value-type="float">
            <text:p>184.00608</text:p>
          </table:table-cell>
          <table:table-cell office:value-type="float" office:value="8640" calcext:value-type="float">
            <text:p>8640</text:p>
          </table:table-cell>
          <table:table-cell table:style-name="ce1" table:formula="of:=1+1+3+1+4+4+7+3+1+2+3+3+4+3+1" office:value-type="float" office:value="41" calcext:value-type="float">
            <text:p>4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5];[.D65];[.F65];[.H65];[.J65];[.L65];[.N65];[.P65])/SUM([.C65];[.E65];[.G65];[.I65];[.K65];[.M65];[.O65];[.Q65]))" office:value-type="float" office:value="49.4625373580091" calcext:value-type="float">
            <text:p>49.4625373580091</text:p>
          </table:table-cell>
          <table:table-cell table:formula="of:=(SUM([.B65];[.D65];[.F65];[.H65];[.J65];[.L65];[.N65];[.P65])/SUM([.C65];[.E65];[.G65];[.I65];[.K65];[.M65];[.O65];[.Q65]))*100" office:value-type="float" office:value="2.02173210962069" calcext:value-type="float">
            <text:p>2.02173210962069</text:p>
          </table:table-cell>
          <table:table-cell office:value-type="float" office:value="15" calcext:value-type="float">
            <text:p>15</text:p>
          </table:table-cell>
          <table:table-cell table:formula="of:=[.U65]/[.V65]" office:value-type="float" office:value="0.134782140641379" calcext:value-type="float">
            <text:p>0.134782140641379</text:p>
          </table:table-cell>
          <table:table-cell office:value-type="string" calcext:value-type="string">
            <text:p>FA mon</text:p>
          </table:table-cell>
          <table:table-cell table:style-name="Default" table:formula="of:=SUM([.Q65];[.O65];[.M65];[.K65];[.I65];[.G65];[.E65];[.C65])" office:value-type="float" office:value="15581" calcext:value-type="float">
            <text:p>15581</text:p>
          </table:table-cell>
          <table:table-cell table:formula="of:=1/(SUM([.B65];[.D65];[.F65];[.H65];[.J65];[.L65];[.N65];[.P65])/SUM([.C65];[.E65];[.G65];[.I65];[.K65];[.M65];[.O65];[.Q65])+([.AB65]/100))" office:value-type="float" office:value="44.5885456184403" calcext:value-type="float">
            <text:p>44.5885456184403</text:p>
          </table:table-cell>
          <table:table-cell table:formula="of:=1/(SUM([.B65];[.D65];[.F65];[.H65];[.J65];[.L65];[.N65];[.P65])/SUM([.C65];[.E65];[.G65];[.I65];[.K65];[.M65];[.O65];[.Q65])-([.AB65]/100))" office:value-type="float" office:value="55.5328560436058" calcext:value-type="float">
            <text:p>55.5328560436058</text:p>
          </table:table-cell>
          <table:table-cell table:formula="of:=1.96*SQRT((([.U65]/100)*(1-([.U65]/100)))/[.Y65])*100" office:value-type="float" office:value="0.220996344806481" calcext:value-type="float">
            <text:p>0.220996344806481</text:p>
          </table:table-cell>
          <table:table-cell table:style-name="Default" table:formula="of:=[.AB65]/[.U65]*100" office:value-type="float" office:value="10.931039960974" calcext:value-type="float">
            <text:p>10.93103996097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0" calcext:value-type="float">
            <text:p>10</text:p>
          </table:table-cell>
          <table:table-cell office:value-type="float" office:value="615" calcext:value-type="float">
            <text:p>615</text:p>
          </table:table-cell>
          <table:table-cell table:formula="of:=6+10+5+3+11+8+5+7" office:value-type="float" office:value="55" calcext:value-type="float">
            <text:p>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1296" calcext:value-type="float">
            <text:p>1296</text:p>
          </table:table-cell>
          <table:table-cell table:formula="of:=[.K66]*0.010765" office:value-type="float" office:value="93.0096" calcext:value-type="float">
            <text:p>93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3+2+3+2+1+3" office:value-type="float" office:value="24" calcext:value-type="float">
            <text:p>24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6];[.D66];[.F66];[.H66];[.J66];[.L66];[.N66];[.P66])/SUM([.C66];[.E66];[.G66];[.I66];[.K66];[.M66];[.O66];[.Q66]))" office:value-type="float" office:value="77.5137107879425" calcext:value-type="float">
            <text:p>77.5137107879425</text:p>
          </table:table-cell>
          <table:table-cell table:formula="of:=(SUM([.B66];[.D66];[.F66];[.H66];[.J66];[.L66];[.N66];[.P66])/SUM([.C66];[.E66];[.G66];[.I66];[.K66];[.M66];[.O66];[.Q66]))*100" office:value-type="float" office:value="1.29009434567743" calcext:value-type="float">
            <text:p>1.29009434567743</text:p>
          </table:table-cell>
          <table:table-cell office:value-type="float" office:value="9" calcext:value-type="float">
            <text:p>9</text:p>
          </table:table-cell>
          <table:table-cell table:formula="of:=[.U66]/[.V66]" office:value-type="float" office:value="0.143343816186381" calcext:value-type="float">
            <text:p>0.143343816186381</text:p>
          </table:table-cell>
          <table:table-cell office:value-type="string" calcext:value-type="string">
            <text:p>FA Trainer</text:p>
          </table:table-cell>
          <table:table-cell table:style-name="Default" table:formula="of:=SUM([.Q66];[.O66];[.M66];[.K66];[.I66];[.G66];[.E66];[.C66])" office:value-type="float" office:value="15581" calcext:value-type="float">
            <text:p>15581</text:p>
          </table:table-cell>
          <table:table-cell table:formula="of:=1/(SUM([.B66];[.D66];[.F66];[.H66];[.J66];[.L66];[.N66];[.P66])/SUM([.C66];[.E66];[.G66];[.I66];[.K66];[.M66];[.O66];[.Q66])+([.AB66]/100))" office:value-type="float" office:value="68.1529205877466" calcext:value-type="float">
            <text:p>68.1529205877466</text:p>
          </table:table-cell>
          <table:table-cell table:formula="of:=1/(SUM([.B66];[.D66];[.F66];[.H66];[.J66];[.L66];[.N66];[.P66])/SUM([.C66];[.E66];[.G66];[.I66];[.K66];[.M66];[.O66];[.Q66])-([.AB66]/100))" office:value-type="float" office:value="89.8553214685146" calcext:value-type="float">
            <text:p>89.8553214685146</text:p>
          </table:table-cell>
          <table:table-cell table:formula="of:=1.96*SQRT((([.U66]/100)*(1-([.U66]/100)))/[.Y66])*100" office:value-type="float" office:value="0.177194203919656" calcext:value-type="float">
            <text:p>0.177194203919656</text:p>
          </table:table-cell>
          <table:table-cell table:style-name="Default" table:formula="of:=[.AB66]/[.U66]*100" office:value-type="float" office:value="13.7349802759279" calcext:value-type="float">
            <text:p>13.7349802759279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66]+[.B65]" office:value-type="float" office:value="21" calcext:value-type="float">
            <text:p>21</text:p>
          </table:table-cell>
          <table:table-cell table:formula="of:=[.C66]" office:value-type="float" office:value="615" calcext:value-type="float">
            <text:p>615</text:p>
          </table:table-cell>
          <table:table-cell table:formula="of:=[.D66]+[.D65]" office:value-type="float" office:value="90" calcext:value-type="float">
            <text:p>90</text:p>
          </table:table-cell>
          <table:table-cell table:formula="of:=[.E66]" office:value-type="float" office:value="2160" calcext:value-type="float">
            <text:p>2160</text:p>
          </table:table-cell>
          <table:table-cell table:formula="of:=[.F66]+[.F65]" office:value-type="float" office:value="3" calcext:value-type="float">
            <text:p>3</text:p>
          </table:table-cell>
          <table:table-cell table:formula="of:=[.G66]" office:value-type="float" office:value="80" calcext:value-type="float">
            <text:p>80</text:p>
          </table:table-cell>
          <table:table-cell table:formula="of:=[.H66]+[.H65]" office:value-type="float" office:value="44" calcext:value-type="float">
            <text:p>44</text:p>
          </table:table-cell>
          <table:table-cell table:formula="of:=[.I66]" office:value-type="float" office:value="1296" calcext:value-type="float">
            <text:p>1296</text:p>
          </table:table-cell>
          <table:table-cell table:formula="of:=[.J66]+[.J65]" office:value-type="float" office:value="277.01568" calcext:value-type="float">
            <text:p>277.01568</text:p>
          </table:table-cell>
          <table:table-cell table:formula="of:=[.K66]" office:value-type="float" office:value="8640" calcext:value-type="float">
            <text:p>8640</text:p>
          </table:table-cell>
          <table:table-cell table:formula="of:=[.L66]+[.L65]" office:value-type="float" office:value="65" calcext:value-type="float">
            <text:p>65</text:p>
          </table:table-cell>
          <table:table-cell table:formula="of:=[.M66]" office:value-type="float" office:value="2178" calcext:value-type="float">
            <text:p>2178</text:p>
          </table:table-cell>
          <table:table-cell table:formula="of:=[.N66]+[.N65]" office:value-type="float" office:value="3" calcext:value-type="float">
            <text:p>3</text:p>
          </table:table-cell>
          <table:table-cell table:formula="of:=[.O66]" office:value-type="float" office:value="108" calcext:value-type="float">
            <text:p>108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7];[.D67];[.F67];[.H67];[.J67];[.L67];[.N67];[.P67])/SUM([.C67];[.E67];[.G67];[.I67];[.K67];[.M67];[.O67];[.Q67]))" office:value-type="float" office:value="30.1948188861238" calcext:value-type="float">
            <text:p>30.1948188861238</text:p>
          </table:table-cell>
          <table:table-cell table:formula="of:=(SUM([.B67];[.D67];[.F67];[.H67];[.J67];[.L67];[.N67];[.P67])/SUM([.C67];[.E67];[.G67];[.I67];[.K67];[.M67];[.O67];[.Q67]))*100" office:value-type="float" office:value="3.31182645529812" calcext:value-type="float">
            <text:p>3.31182645529812</text:p>
          </table:table-cell>
          <table:table-cell table:formula="of:=[.V66]+[.V65]" office:value-type="float" office:value="24" calcext:value-type="float">
            <text:p>24</text:p>
          </table:table-cell>
          <table:table-cell table:formula="of:=[.U67]/[.V67]" office:value-type="float" office:value="0.137992768970755" calcext:value-type="float">
            <text:p>0.137992768970755</text:p>
          </table:table-cell>
          <table:table-cell office:value-type="string" calcext:value-type="string">
            <text:p>Combined FA</text:p>
          </table:table-cell>
          <table:table-cell table:style-name="Default" table:formula="of:=SUM([.Q67];[.O67];[.M67];[.K67];[.I67];[.G67];[.E67];[.C67])" office:value-type="float" office:value="15581" calcext:value-type="float">
            <text:p>15581</text:p>
          </table:table-cell>
          <table:table-cell table:formula="of:=1/(SUM([.B67];[.D67];[.F67];[.H67];[.J67];[.L67];[.N67];[.P67])/SUM([.C67];[.E67];[.G67];[.I67];[.K67];[.M67];[.O67];[.Q67])+([.AB67]/100))" office:value-type="float" office:value="27.8333773002257" calcext:value-type="float">
            <text:p>27.8333773002257</text:p>
          </table:table-cell>
          <table:table-cell table:formula="of:=1/(SUM([.B67];[.D67];[.F67];[.H67];[.J67];[.L67];[.N67];[.P67])/SUM([.C67];[.E67];[.G67];[.I67];[.K67];[.M67];[.O67];[.Q67])-([.AB67]/100))" office:value-type="float" office:value="32.9941075540928" calcext:value-type="float">
            <text:p>32.9941075540928</text:p>
          </table:table-cell>
          <table:table-cell table:formula="of:=1.96*SQRT((([.U67]/100)*(1-([.U67]/100)))/[.Y67])*100" office:value-type="float" office:value="0.280982240583319" calcext:value-type="float">
            <text:p>0.280982240583319</text:p>
          </table:table-cell>
          <table:table-cell table:style-name="Default" table:formula="of:=[.AB67]/[.U67]*100" office:value-type="float" office:value="8.48420786463058" calcext:value-type="float">
            <text:p>8.4842078646305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table:style-name="ce6" table:formula="of:=1+2+2+2+1+2" office:value-type="float" office:value="10" calcext:value-type="float">
            <text:p>1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9" calcext:value-type="float">
            <text:p>9</text:p>
          </table:table-cell>
          <table:table-cell office:value-type="float" office:value="1296" calcext:value-type="float">
            <text:p>1296</text:p>
          </table:table-cell>
          <table:table-cell table:formula="of:=[.K68]*0.0074075" office:value-type="float" office:value="64.0008" calcext:value-type="float">
            <text:p>64.0008</text:p>
          </table:table-cell>
          <table:table-cell office:value-type="float" office:value="8640" calcext:value-type="float">
            <text:p>8640</text:p>
          </table:table-cell>
          <table:table-cell table:style-name="ce1" table:formula="of:=5+3+1+4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8];[.D68];[.F68];[.H68];[.J68];[.L68];[.N68];[.P68])/SUM([.C68];[.E68];[.G68];[.I68];[.K68];[.M68];[.O68];[.Q68]))" office:value-type="float" office:value="146.989456683346" calcext:value-type="float">
            <text:p>146.989456683346</text:p>
          </table:table-cell>
          <table:table-cell table:formula="of:=(SUM([.B68];[.D68];[.F68];[.H68];[.J68];[.L68];[.N68];[.P68])/SUM([.C68];[.E68];[.G68];[.I68];[.K68];[.M68];[.O68];[.Q68]))*100" office:value-type="float" office:value="0.68032090366472" calcext:value-type="float">
            <text:p>0.68032090366472</text:p>
          </table:table-cell>
          <table:table-cell office:value-type="float" office:value="6" calcext:value-type="float">
            <text:p>6</text:p>
          </table:table-cell>
          <table:table-cell table:formula="of:=[.U68]/[.V68]" office:value-type="float" office:value="0.113386817277453" calcext:value-type="float">
            <text:p>0.113386817277453</text:p>
          </table:table-cell>
          <table:table-cell office:value-type="string" calcext:value-type="string">
            <text:p>Alt art V</text:p>
          </table:table-cell>
          <table:table-cell table:style-name="Default" table:formula="of:=SUM([.Q68];[.O68];[.M68];[.K68];[.I68];[.G68];[.E68];[.C68])" office:value-type="float" office:value="15581" calcext:value-type="float">
            <text:p>15581</text:p>
          </table:table-cell>
          <table:table-cell table:formula="of:=1/(SUM([.B68];[.D68];[.F68];[.H68];[.J68];[.L68];[.N68];[.P68])/SUM([.C68];[.E68];[.G68];[.I68];[.K68];[.M68];[.O68];[.Q68])+([.AB68]/100))" office:value-type="float" office:value="123.549348427917" calcext:value-type="float">
            <text:p>123.549348427917</text:p>
          </table:table-cell>
          <table:table-cell table:formula="of:=1/(SUM([.B68];[.D68];[.F68];[.H68];[.J68];[.L68];[.N68];[.P68])/SUM([.C68];[.E68];[.G68];[.I68];[.K68];[.M68];[.O68];[.Q68])-([.AB68]/100))" office:value-type="float" office:value="181.406347383224" calcext:value-type="float">
            <text:p>181.406347383224</text:p>
          </table:table-cell>
          <table:table-cell table:formula="of:=1.96*SQRT((([.U68]/100)*(1-([.U68]/100)))/[.Y68])*100" office:value-type="float" office:value="0.129072276246251" calcext:value-type="float">
            <text:p>0.129072276246251</text:p>
          </table:table-cell>
          <table:table-cell table:style-name="Default" table:formula="of:=[.AB68]/[.U68]*100" office:value-type="float" office:value="18.9722637583192" calcext:value-type="float">
            <text:p>18.972263758319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7" calcext:value-type="float">
            <text:p>7</text:p>
          </table:table-cell>
          <table:table-cell office:value-type="float" office:value="615" calcext:value-type="float">
            <text:p>615</text:p>
          </table:table-cell>
          <table:table-cell table:formula="of:=2+1+2+4+2+3+1+1+1+1+1+1" office:value-type="float" office:value="20" calcext:value-type="float">
            <text:p>2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2+1+1+2+2+2+2+2+1" office:value-type="float" office:value="18" calcext:value-type="float">
            <text:p>18</text:p>
          </table:table-cell>
          <table:table-cell office:value-type="float" office:value="1296" calcext:value-type="float">
            <text:p>1296</text:p>
          </table:table-cell>
          <table:table-cell table:formula="of:=[.K69]*0.0128475" office:value-type="float" office:value="111.0024" calcext:value-type="float">
            <text:p>111.0024</text:p>
          </table:table-cell>
          <table:table-cell office:value-type="float" office:value="8640" calcext:value-type="float">
            <text:p>8640</text:p>
          </table:table-cell>
          <table:table-cell table:style-name="ce1" table:formula="of:=3+4+3+1+2+1+2+3+1+1+1+3+2+2+3" office:value-type="float" office:value="32" calcext:value-type="float">
            <text:p>32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69];[.D69];[.F69];[.H69];[.J69];[.L69];[.N69];[.P69])/SUM([.C69];[.E69];[.G69];[.I69];[.K69];[.M69];[.O69];[.Q69]))" office:value-type="float" office:value="77.516487365325" calcext:value-type="float">
            <text:p>77.516487365325</text:p>
          </table:table-cell>
          <table:table-cell table:formula="of:=(SUM([.B69];[.D69];[.F69];[.H69];[.J69];[.L69];[.N69];[.P69])/SUM([.C69];[.E69];[.G69];[.I69];[.K69];[.M69];[.O69];[.Q69]))*100" office:value-type="float" office:value="1.29004813554971" calcext:value-type="float">
            <text:p>1.29004813554971</text:p>
          </table:table-cell>
          <table:table-cell office:value-type="float" office:value="18" calcext:value-type="float">
            <text:p>18</text:p>
          </table:table-cell>
          <table:table-cell table:formula="of:=[.U69]/[.V69]" office:value-type="float" office:value="0.0716693408638727" calcext:value-type="float">
            <text:p>0.0716693408638727</text:p>
          </table:table-cell>
          <table:table-cell office:value-type="string" calcext:value-type="string">
            <text:p>rainbow</text:p>
          </table:table-cell>
          <table:table-cell table:style-name="Default" table:formula="of:=SUM([.Q69];[.O69];[.M69];[.K69];[.I69];[.G69];[.E69];[.C69])" office:value-type="float" office:value="15581" calcext:value-type="float">
            <text:p>15581</text:p>
          </table:table-cell>
          <table:table-cell table:formula="of:=1/(SUM([.B69];[.D69];[.F69];[.H69];[.J69];[.L69];[.N69];[.P69])/SUM([.C69];[.E69];[.G69];[.I69];[.K69];[.M69];[.O69];[.Q69])+([.AB69]/100))" office:value-type="float" office:value="68.1552125194823" calcext:value-type="float">
            <text:p>68.1552125194823</text:p>
          </table:table-cell>
          <table:table-cell table:formula="of:=1/(SUM([.B69];[.D69];[.F69];[.H69];[.J69];[.L69];[.N69];[.P69])/SUM([.C69];[.E69];[.G69];[.I69];[.K69];[.M69];[.O69];[.Q69])-([.AB69]/100))" office:value-type="float" office:value="89.8587997196895" calcext:value-type="float">
            <text:p>89.8587997196895</text:p>
          </table:table-cell>
          <table:table-cell table:formula="of:=1.96*SQRT((([.U69]/100)*(1-([.U69]/100)))/[.Y69])*100" office:value-type="float" office:value="0.177191071890439" calcext:value-type="float">
            <text:p>0.177191071890439</text:p>
          </table:table-cell>
          <table:table-cell table:style-name="Default" table:formula="of:=[.AB69]/[.U69]*100" office:value-type="float" office:value="13.7352294854436" calcext:value-type="float">
            <text:p>13.735229485443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table:formula="of:=1+1+2+3+4+3+5+6" office:value-type="float" office:value="25" calcext:value-type="float">
            <text:p>2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1+3+2+1+1+1" office:value-type="float" office:value="11" calcext:value-type="float">
            <text:p>11</text:p>
          </table:table-cell>
          <table:table-cell office:value-type="float" office:value="1296" calcext:value-type="float">
            <text:p>1296</text:p>
          </table:table-cell>
          <table:table-cell table:formula="of:=[.K70]*0.00764" office:value-type="float" office:value="66.0096" calcext:value-type="float">
            <text:p>66.0096</text:p>
          </table:table-cell>
          <table:table-cell office:value-type="float" office:value="8640" calcext:value-type="float">
            <text:p>8640</text:p>
          </table:table-cell>
          <table:table-cell table:style-name="ce1" table:formula="of:=2+2+5+1+3+3+3+2" office:value-type="float" office:value="21" calcext:value-type="float">
            <text:p>2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0];[.D70];[.F70];[.H70];[.J70];[.L70];[.N70];[.P70])/SUM([.C70];[.E70];[.G70];[.I70];[.K70];[.M70];[.O70];[.Q70]))" office:value-type="float" office:value="115.406608122682" calcext:value-type="float">
            <text:p>115.406608122682</text:p>
          </table:table-cell>
          <table:table-cell table:formula="of:=(SUM([.B70];[.D70];[.F70];[.H70];[.J70];[.L70];[.N70];[.P70])/SUM([.C70];[.E70];[.G70];[.I70];[.K70];[.M70];[.O70];[.Q70]))*100" office:value-type="float" office:value="0.866501508247224" calcext:value-type="float">
            <text:p>0.866501508247224</text:p>
          </table:table-cell>
          <table:table-cell office:value-type="float" office:value="9" calcext:value-type="float">
            <text:p>9</text:p>
          </table:table-cell>
          <table:table-cell table:formula="of:=[.U70]/[.V70]" office:value-type="float" office:value="0.0962779453608027" calcext:value-type="float">
            <text:p>0.0962779453608027</text:p>
          </table:table-cell>
          <table:table-cell office:value-type="string" calcext:value-type="string">
            <text:p>gold</text:p>
          </table:table-cell>
          <table:table-cell table:style-name="Default" table:formula="of:=SUM([.Q70];[.O70];[.M70];[.K70];[.I70];[.G70];[.E70];[.C70])" office:value-type="float" office:value="15581" calcext:value-type="float">
            <text:p>15581</text:p>
          </table:table-cell>
          <table:table-cell table:formula="of:=1/(SUM([.B70];[.D70];[.F70];[.H70];[.J70];[.L70];[.N70];[.P70])/SUM([.C70];[.E70];[.G70];[.I70];[.K70];[.M70];[.O70];[.Q70])+([.AB70]/100))" office:value-type="float" office:value="98.8111280583005" calcext:value-type="float">
            <text:p>98.8111280583005</text:p>
          </table:table-cell>
          <table:table-cell table:formula="of:=1/(SUM([.B70];[.D70];[.F70];[.H70];[.J70];[.L70];[.N70];[.P70])/SUM([.C70];[.E70];[.G70];[.I70];[.K70];[.M70];[.O70];[.Q70])-([.AB70]/100))" office:value-type="float" office:value="138.701785027928" calcext:value-type="float">
            <text:p>138.701785027928</text:p>
          </table:table-cell>
          <table:table-cell table:formula="of:=1.96*SQRT((([.U70]/100)*(1-([.U70]/100)))/[.Y70])*100" office:value-type="float" office:value="0.145530253408184" calcext:value-type="float">
            <text:p>0.145530253408184</text:p>
          </table:table-cell>
          <table:table-cell table:style-name="Default" table:formula="of:=[.AB70]/[.U70]*100" office:value-type="float" office:value="16.7951529250728" calcext:value-type="float">
            <text:p>16.795152925072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93" calcext:value-type="float">
            <text:p>93</text:p>
          </table:table-cell>
          <table:table-cell office:value-type="float" office:value="615" calcext:value-type="float">
            <text:p>615</text:p>
          </table:table-cell>
          <table:table-cell table:formula="of:=11+10+9+4+10+14+6+11+15+23+13+8+22+18+19+13+28+9+12" office:value-type="float" office:value="255" calcext:value-type="float">
            <text:p>25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8" calcext:value-type="float">
            <text:p>8</text:p>
          </table:table-cell>
          <table:table-cell office:value-type="float" office:value="80" calcext:value-type="float">
            <text:p>80</text:p>
          </table:table-cell>
          <table:table-cell table:formula="of:=4+12+8+6+12+8+6+12+10+7+7+8+8+13+10+12+6+6+8" office:value-type="float" office:value="163" calcext:value-type="float">
            <text:p>163</text:p>
          </table:table-cell>
          <table:table-cell office:value-type="float" office:value="1296" calcext:value-type="float">
            <text:p>1296</text:p>
          </table:table-cell>
          <table:table-cell table:formula="of:=[.K71]*0.127663" office:value-type="float" office:value="1103.00832" calcext:value-type="float">
            <text:p>1103.00832</text:p>
          </table:table-cell>
          <table:table-cell office:value-type="float" office:value="8640" calcext:value-type="float">
            <text:p>8640</text:p>
          </table:table-cell>
          <table:table-cell table:style-name="ce1" table:formula="of:=14+14+14+10+18+8+12+14+14+10+14+12+14+12+17+15+15+10+19" office:value-type="float" office:value="256" calcext:value-type="float">
            <text:p>25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table:formula="of:=2+3+4+3+3" office:value-type="float" office:value="15" calcext:value-type="float">
            <text:p>15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1];[.D71];[.F71];[.H71];[.J71];[.L71];[.N71];[.P71])/SUM([.C71];[.E71];[.G71];[.I71];[.K71];[.M71];[.O71];[.Q71]))" office:value-type="float" office:value="7.95757599232265" calcext:value-type="float">
            <text:p>7.95757599232265</text:p>
          </table:table-cell>
          <table:table-cell table:formula="of:=(SUM([.B71];[.D71];[.F71];[.H71];[.J71];[.L71];[.N71];[.P71])/SUM([.C71];[.E71];[.G71];[.I71];[.K71];[.M71];[.O71];[.Q71]))*100" office:value-type="float" office:value="12.5666409087992" calcext:value-type="float">
            <text:p>12.5666409087992</text:p>
          </table:table-cell>
          <table:table-cell office:value-type="float" office:value="19" calcext:value-type="float">
            <text:p>19</text:p>
          </table:table-cell>
          <table:table-cell table:formula="of:=[.U71]/[.V71]" office:value-type="float" office:value="0.661402153094694" calcext:value-type="float">
            <text:p>0.661402153094694</text:p>
          </table:table-cell>
          <table:table-cell office:value-type="string" calcext:value-type="string">
            <text:p>V</text:p>
          </table:table-cell>
          <table:table-cell table:style-name="Default" table:formula="of:=SUM([.Q71];[.O71];[.M71];[.K71];[.I71];[.G71];[.E71];[.C71])" office:value-type="float" office:value="15581" calcext:value-type="float">
            <text:p>15581</text:p>
          </table:table-cell>
          <table:table-cell table:formula="of:=1/(SUM([.B71];[.D71];[.F71];[.H71];[.J71];[.L71];[.N71];[.P71])/SUM([.C71];[.E71];[.G71];[.I71];[.K71];[.M71];[.O71];[.Q71])+([.AB71]/100))" office:value-type="float" office:value="7.64109825072135" calcext:value-type="float">
            <text:p>7.64109825072135</text:p>
          </table:table-cell>
          <table:table-cell table:formula="of:=1/(SUM([.B71];[.D71];[.F71];[.H71];[.J71];[.L71];[.N71];[.P71])/SUM([.C71];[.E71];[.G71];[.I71];[.K71];[.M71];[.O71];[.Q71])-([.AB71]/100))" office:value-type="float" office:value="8.30140208891499" calcext:value-type="float">
            <text:p>8.30140208891499</text:p>
          </table:table-cell>
          <table:table-cell table:formula="of:=1.96*SQRT((([.U71]/100)*(1-([.U71]/100)))/[.Y71])*100" office:value-type="float" office:value="0.520483051497963" calcext:value-type="float">
            <text:p>0.520483051497963</text:p>
          </table:table-cell>
          <table:table-cell table:style-name="Default" table:formula="of:=[.AB71]/[.U71]*100" office:value-type="float" office:value="4.14178343501103" calcext:value-type="float">
            <text:p>4.14178343501103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" calcext:value-type="float">
            <text:p>5</text:p>
          </table:table-cell>
          <table:table-cell office:value-type="float" office:value="615" calcext:value-type="float">
            <text:p>615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1" calcext:value-type="float">
            <text:p>1</text:p>
          </table:table-cell>
          <table:table-cell office:value-type="float" office:value="80" calcext:value-type="float">
            <text:p>80</text:p>
          </table:table-cell>
          <table:table-cell table:formula="of:=2+5" office:value-type="float" office:value="7" calcext:value-type="float">
            <text:p>7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8+5" office:value-type="float" office:value="13" calcext:value-type="float">
            <text:p>1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2];[.D72];[.F72];[.H72];[.J72];[.L72];[.N72];[.P72])/SUM([.C72];[.E72];[.G72];[.I72];[.K72];[.M72];[.O72];[.Q72]))" office:value-type="float" office:value="169.292682926829" calcext:value-type="float">
            <text:p>169.292682926829</text:p>
          </table:table-cell>
          <table:table-cell table:formula="of:=(SUM([.B72];[.D72];[.F72];[.H72];[.J72];[.L72];[.N72];[.P72])/SUM([.C72];[.E72];[.G72];[.I72];[.K72];[.M72];[.O72];[.Q72]))*100" office:value-type="float" office:value="0.590692983719925" calcext:value-type="float">
            <text:p>0.590692983719925</text:p>
          </table:table-cell>
          <table:table-cell office:value-type="float" office:value="2" calcext:value-type="float">
            <text:p>2</text:p>
          </table:table-cell>
          <table:table-cell table:formula="of:=[.U72]/[.V72]" office:value-type="float" office:value="0.295346491859963" calcext:value-type="float">
            <text:p>0.295346491859963</text:p>
          </table:table-cell>
          <table:table-cell office:value-type="string" calcext:value-type="string">
            <text:p>Vmax</text:p>
          </table:table-cell>
          <table:table-cell table:style-name="Default" table:formula="of:=SUM([.Q72];[.O72];[.M72];[.K72];[.I72];[.G72];[.E72];[.C72])" office:value-type="float" office:value="6941" calcext:value-type="float">
            <text:p>6941</text:p>
          </table:table-cell>
          <table:table-cell table:formula="of:=1/(SUM([.B72];[.D72];[.F72];[.H72];[.J72];[.L72];[.N72];[.P72])/SUM([.C72];[.E72];[.G72];[.I72];[.K72];[.M72];[.O72];[.Q72])+([.AB72]/100))" office:value-type="float" office:value="129.706794747317" calcext:value-type="float">
            <text:p>129.706794747317</text:p>
          </table:table-cell>
          <table:table-cell table:formula="of:=1/(SUM([.B72];[.D72];[.F72];[.H72];[.J72];[.L72];[.N72];[.P72])/SUM([.C72];[.E72];[.G72];[.I72];[.K72];[.M72];[.O72];[.Q72])-([.AB72]/100))" office:value-type="float" office:value="243.655019827078" calcext:value-type="float">
            <text:p>243.655019827078</text:p>
          </table:table-cell>
          <table:table-cell table:formula="of:=1.96*SQRT((([.U72]/100)*(1-([.U72]/100)))/[.Y72])*100" office:value-type="float" office:value="0.180276649712237" calcext:value-type="float">
            <text:p>0.180276649712237</text:p>
          </table:table-cell>
          <table:table-cell table:style-name="Default" table:formula="of:=[.AB72]/[.U72]*100" office:value-type="float" office:value="30.5195176988448" calcext:value-type="float">
            <text:p>30.5195176988448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16" calcext:value-type="float">
            <text:p>16</text:p>
          </table:table-cell>
          <table:table-cell office:value-type="float" office:value="615" calcext:value-type="float">
            <text:p>615</text:p>
          </table:table-cell>
          <table:table-cell table:formula="of:=18+3+7+4+13+5+10" office:value-type="float" office:value="60" calcext:value-type="float">
            <text:p>60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2" calcext:value-type="float">
            <text:p>2</text:p>
          </table:table-cell>
          <table:table-cell office:value-type="float" office:value="80" calcext:value-type="float">
            <text:p>80</text:p>
          </table:table-cell>
          <table:table-cell table:formula="of:=6+4+7+4+4+5+4" office:value-type="float" office:value="34" calcext:value-type="float">
            <text:p>3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5+8+7+6+10+9+8" office:value-type="float" office:value="53" calcext:value-type="float">
            <text:p>5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3];[.D73];[.F73];[.H73];[.J73];[.L73];[.N73];[.P73])/SUM([.C73];[.E73];[.G73];[.I73];[.K73];[.M73];[.O73];[.Q73]))" office:value-type="float" office:value="37.9289617486339" calcext:value-type="float">
            <text:p>37.9289617486339</text:p>
          </table:table-cell>
          <table:table-cell table:formula="of:=(SUM([.B73];[.D73];[.F73];[.H73];[.J73];[.L73];[.N73];[.P73])/SUM([.C73];[.E73];[.G73];[.I73];[.K73];[.M73];[.O73];[.Q73]))*100" office:value-type="float" office:value="2.63650770782308" calcext:value-type="float">
            <text:p>2.63650770782308</text:p>
          </table:table-cell>
          <table:table-cell office:value-type="float" office:value="7" calcext:value-type="float">
            <text:p>7</text:p>
          </table:table-cell>
          <table:table-cell table:formula="of:=[.U73]/[.V73]" office:value-type="float" office:value="0.37664395826044" calcext:value-type="float">
            <text:p>0.37664395826044</text:p>
          </table:table-cell>
          <table:table-cell office:value-type="string" calcext:value-type="string">
            <text:p>Vstar</text:p>
          </table:table-cell>
          <table:table-cell table:style-name="Default" table:formula="of:=SUM([.Q73];[.O73];[.M73];[.K73];[.I73];[.G73];[.E73];[.C73])" office:value-type="float" office:value="6941" calcext:value-type="float">
            <text:p>6941</text:p>
          </table:table-cell>
          <table:table-cell table:formula="of:=1/(SUM([.B73];[.D73];[.F73];[.H73];[.J73];[.L73];[.N73];[.P73])/SUM([.C73];[.E73];[.G73];[.I73];[.K73];[.M73];[.O73];[.Q73])+([.AB73]/100))" office:value-type="float" office:value="33.1847205288606" calcext:value-type="float">
            <text:p>33.1847205288606</text:p>
          </table:table-cell>
          <table:table-cell table:formula="of:=1/(SUM([.B73];[.D73];[.F73];[.H73];[.J73];[.L73];[.N73];[.P73])/SUM([.C73];[.E73];[.G73];[.I73];[.K73];[.M73];[.O73];[.Q73])-([.AB73]/100))" office:value-type="float" office:value="44.2560050377242" calcext:value-type="float">
            <text:p>44.2560050377242</text:p>
          </table:table-cell>
          <table:table-cell table:formula="of:=1.96*SQRT((([.U73]/100)*(1-([.U73]/100)))/[.Y73])*100" office:value-type="float" office:value="0.376927343197778" calcext:value-type="float">
            <text:p>0.376927343197778</text:p>
          </table:table-cell>
          <table:table-cell table:style-name="Default" table:formula="of:=[.AB73]/[.U73]*100" office:value-type="float" office:value="14.2964627821627" calcext:value-type="float">
            <text:p>14.29646278216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6+3+4+5+7+4+4+3+2+5+4+5" office:value-type="float" office:value="52" calcext:value-type="float">
            <text:p>52</text:p>
          </table:table-cell>
          <table:table-cell office:value-type="float" office:value="615" calcext:value-type="float">
            <text:p>615</text:p>
          </table:table-cell>
          <table:table-cell office:value-type="float" office:value="186" calcext:value-type="float">
            <text:p>186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5" calcext:value-type="float">
            <text:p>5</text:p>
          </table:table-cell>
          <table:table-cell office:value-type="float" office:value="80" calcext:value-type="float">
            <text:p>80</text:p>
          </table:table-cell>
          <table:table-cell table:formula="of:=13+7+11+8+6+12+7+11+8+13+7+9" office:value-type="float" office:value="112" calcext:value-type="float">
            <text:p>112</text:p>
          </table:table-cell>
          <table:table-cell office:value-type="float" office:value="1296" calcext:value-type="float">
            <text:p>1296</text:p>
          </table:table-cell>
          <table:table-cell table:formula="of:=[.K74]*0.084838" office:value-type="float" office:value="733.00032" calcext:value-type="float">
            <text:p>733.00032</text:p>
          </table:table-cell>
          <table:table-cell office:value-type="float" office:value="8640" calcext:value-type="float">
            <text:p>8640</text:p>
          </table:table-cell>
          <table:table-cell table:style-name="ce1" table:formula="of:=10+12+18+13+13+14+14+16+12+16+21+14" office:value-type="float" office:value="173" calcext:value-type="float">
            <text:p>173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4];[.D74];[.F74];[.H74];[.J74];[.L74];[.N74];[.P74])/SUM([.C74];[.E74];[.G74];[.I74];[.K74];[.M74];[.O74];[.Q74]))" office:value-type="float" office:value="11.8848178465738" calcext:value-type="float">
            <text:p>11.8848178465738</text:p>
          </table:table-cell>
          <table:table-cell table:formula="of:=(SUM([.B74];[.D74];[.F74];[.H74];[.J74];[.L74];[.N74];[.P74])/SUM([.C74];[.E74];[.G74];[.I74];[.K74];[.M74];[.O74];[.Q74]))*100" office:value-type="float" office:value="8.41409614273795" calcext:value-type="float">
            <text:p>8.41409614273795</text:p>
          </table:table-cell>
          <table:table-cell office:value-type="float" office:value="12" calcext:value-type="float">
            <text:p>12</text:p>
          </table:table-cell>
          <table:table-cell table:formula="of:=[.U74]/[.V74]" office:value-type="float" office:value="0.701174678561496" calcext:value-type="float">
            <text:p>0.70117467856149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74];[.O74];[.M74];[.K74];[.I74];[.G74];[.E74];[.C74])" office:value-type="float" office:value="15581" calcext:value-type="float">
            <text:p>15581</text:p>
          </table:table-cell>
          <table:table-cell table:formula="of:=1/(SUM([.B74];[.D74];[.F74];[.H74];[.J74];[.L74];[.N74];[.P74])/SUM([.C74];[.E74];[.G74];[.I74];[.K74];[.M74];[.O74];[.Q74])+([.AB74]/100))" office:value-type="float" office:value="11.2994532913498" calcext:value-type="float">
            <text:p>11.2994532913498</text:p>
          </table:table-cell>
          <table:table-cell table:formula="of:=1/(SUM([.B74];[.D74];[.F74];[.H74];[.J74];[.L74];[.N74];[.P74])/SUM([.C74];[.E74];[.G74];[.I74];[.K74];[.M74];[.O74];[.Q74])-([.AB74]/100))" office:value-type="float" office:value="12.5341452213995" calcext:value-type="float">
            <text:p>12.5341452213995</text:p>
          </table:table-cell>
          <table:table-cell table:formula="of:=1.96*SQRT((([.U74]/100)*(1-([.U74]/100)))/[.Y74])*100" office:value-type="float" office:value="0.435889553167704" calcext:value-type="float">
            <text:p>0.435889553167704</text:p>
          </table:table-cell>
          <table:table-cell table:style-name="Default" table:formula="of:=[.AB74]/[.U74]*100" office:value-type="float" office:value="5.18046794062262" calcext:value-type="float">
            <text:p>5.18046794062262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</text:p>
          </table:table-cell>
          <table:table-cell office:value-type="float" office:value="13" calcext:value-type="float">
            <text:p>13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4+1+6+3+1+1+2+4+2" office:value-type="float" office:value="24" calcext:value-type="float">
            <text:p>2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3+4+5+3+6+3+2+3" office:value-type="float" office:value="36" calcext:value-type="float">
            <text:p>3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5];[.D75];[.F75];[.H75];[.J75];[.L75];[.N75];[.P75])/SUM([.C75];[.E75];[.G75];[.I75];[.K75];[.M75];[.O75];[.Q75]))" office:value-type="float" office:value="55.5930232558139" calcext:value-type="float">
            <text:p>55.5930232558139</text:p>
          </table:table-cell>
          <table:table-cell table:formula="of:=(SUM([.B75];[.D75];[.F75];[.H75];[.J75];[.L75];[.N75];[.P75])/SUM([.C75];[.E75];[.G75];[.I75];[.K75];[.M75];[.O75];[.Q75]))*100" office:value-type="float" office:value="1.79878686467266" calcext:value-type="float">
            <text:p>1.79878686467266</text:p>
          </table:table-cell>
          <table:table-cell office:value-type="float" office:value="9" calcext:value-type="float">
            <text:p>9</text:p>
          </table:table-cell>
          <table:table-cell table:formula="of:=[.U75]/[.V75]" office:value-type="float" office:value="0.199865207185851" calcext:value-type="float">
            <text:p>0.199865207185851</text:p>
          </table:table-cell>
          <table:table-cell office:value-type="string" calcext:value-type="string">
            <text:p>TG V</text:p>
          </table:table-cell>
          <table:table-cell table:style-name="Default" table:formula="of:=SUM([.Q75];[.O75];[.M75];[.K75];[.I75];[.G75];[.E75];[.C75])" office:value-type="float" office:value="4781" calcext:value-type="float">
            <text:p>4781</text:p>
          </table:table-cell>
          <table:table-cell table:formula="of:=1/(SUM([.B75];[.D75];[.F75];[.H75];[.J75];[.L75];[.N75];[.P75])/SUM([.C75];[.E75];[.G75];[.I75];[.K75];[.M75];[.O75];[.Q75])+([.AB75]/100))" office:value-type="float" office:value="45.9658173750354" calcext:value-type="float">
            <text:p>45.9658173750354</text:p>
          </table:table-cell>
          <table:table-cell table:formula="of:=1/(SUM([.B75];[.D75];[.F75];[.H75];[.J75];[.L75];[.N75];[.P75])/SUM([.C75];[.E75];[.G75];[.I75];[.K75];[.M75];[.O75];[.Q75])-([.AB75]/100))" office:value-type="float" office:value="70.3213097370742" calcext:value-type="float">
            <text:p>70.3213097370742</text:p>
          </table:table-cell>
          <table:table-cell table:formula="of:=1.96*SQRT((([.U75]/100)*(1-([.U75]/100)))/[.Y75])*100" office:value-type="float" office:value="0.376742816092055" calcext:value-type="float">
            <text:p>0.376742816092055</text:p>
          </table:table-cell>
          <table:table-cell table:style-name="Default" table:formula="of:=[.AB75]/[.U75]*100" office:value-type="float" office:value="20.9442721364664" calcext:value-type="float">
            <text:p>20.94427213646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Vmax</text:p>
          </table:table-cell>
          <table:table-cell office:value-type="float" office:value="2" calcext:value-type="float">
            <text:p>2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1" office:value-type="float" office:value="3" calcext:value-type="float">
            <text:p>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3+7" office:value-type="float" office:value="10" calcext:value-type="float">
            <text:p>10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6];[.D76];[.F76];[.H76];[.J76];[.L76];[.N76];[.P76])/SUM([.C76];[.E76];[.G76];[.I76];[.K76];[.M76];[.O76];[.Q76]))" office:value-type="float" office:value="265.611111111111" calcext:value-type="float">
            <text:p>265.611111111111</text:p>
          </table:table-cell>
          <table:table-cell table:formula="of:=(SUM([.B76];[.D76];[.F76];[.H76];[.J76];[.L76];[.N76];[.P76])/SUM([.C76];[.E76];[.G76];[.I76];[.K76];[.M76];[.O76];[.Q76]))*100" office:value-type="float" office:value="0.376490274001255" calcext:value-type="float">
            <text:p>0.376490274001255</text:p>
          </table:table-cell>
          <table:table-cell office:value-type="float" office:value="2" calcext:value-type="float">
            <text:p>2</text:p>
          </table:table-cell>
          <table:table-cell table:formula="of:=[.U76]/[.V76]" office:value-type="float" office:value="0.188245137000627" calcext:value-type="float">
            <text:p>0.188245137000627</text:p>
          </table:table-cell>
          <table:table-cell office:value-type="string" calcext:value-type="string">
            <text:p>TG Vmax</text:p>
          </table:table-cell>
          <table:table-cell table:style-name="Default" table:formula="of:=SUM([.Q76];[.O76];[.M76];[.K76];[.I76];[.G76];[.E76];[.C76])" office:value-type="float" office:value="4781" calcext:value-type="float">
            <text:p>4781</text:p>
          </table:table-cell>
          <table:table-cell table:formula="of:=1/(SUM([.B76];[.D76];[.F76];[.H76];[.J76];[.L76];[.N76];[.P76])/SUM([.C76];[.E76];[.G76];[.I76];[.K76];[.M76];[.O76];[.Q76])+([.AB76]/100))" office:value-type="float" office:value="181.787712866269" calcext:value-type="float">
            <text:p>181.787712866269</text:p>
          </table:table-cell>
          <table:table-cell table:formula="of:=1/(SUM([.B76];[.D76];[.F76];[.H76];[.J76];[.L76];[.N76];[.P76])/SUM([.C76];[.E76];[.G76];[.I76];[.K76];[.M76];[.O76];[.Q76])-([.AB76]/100))" office:value-type="float" office:value="492.88188854635" calcext:value-type="float">
            <text:p>492.88188854635</text:p>
          </table:table-cell>
          <table:table-cell table:formula="of:=1.96*SQRT((([.U76]/100)*(1-([.U76]/100)))/[.Y76])*100" office:value-type="float" office:value="0.173601910026412" calcext:value-type="float">
            <text:p>0.173601910026412</text:p>
          </table:table-cell>
          <table:table-cell table:style-name="Default" table:formula="of:=[.AB76]/[.U76]*100" office:value-type="float" office:value="46.1105962131264" calcext:value-type="float">
            <text:p>46.1105962131264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615" calcext:value-type="float">
            <text:p>615</text:p>
          </table:table-cell>
          <table:table-cell office:value-type="float" office:value="21" calcext:value-type="float">
            <text:p>21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formula="of:=2+5+2+2+3" office:value-type="float" office:value="14" calcext:value-type="float">
            <text:p>14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+3+1+6+5" office:value-type="float" office:value="17" calcext:value-type="float">
            <text:p>17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7];[.D77];[.F77];[.H77];[.J77];[.L77];[.N77];[.P77])/SUM([.C77];[.E77];[.G77];[.I77];[.K77];[.M77];[.O77];[.Q77]))" office:value-type="float" office:value="108.453125" calcext:value-type="float">
            <text:p>108.453125</text:p>
          </table:table-cell>
          <table:table-cell table:formula="of:=(SUM([.B77];[.D77];[.F77];[.H77];[.J77];[.L77];[.N77];[.P77])/SUM([.C77];[.E77];[.G77];[.I77];[.K77];[.M77];[.O77];[.Q77]))*100" office:value-type="float" office:value="0.922057340440859" calcext:value-type="float">
            <text:p>0.922057340440859</text:p>
          </table:table-cell>
          <table:table-cell office:value-type="float" office:value="5" calcext:value-type="float">
            <text:p>5</text:p>
          </table:table-cell>
          <table:table-cell table:formula="of:=[.U77]/[.V77]" office:value-type="float" office:value="0.184411468088172" calcext:value-type="float">
            <text:p>0.184411468088172</text:p>
          </table:table-cell>
          <table:table-cell office:value-type="string" calcext:value-type="string">
            <text:p>TG supporter</text:p>
          </table:table-cell>
          <table:table-cell table:style-name="Default" table:formula="of:=SUM([.Q77];[.O77];[.M77];[.K77];[.I77];[.G77];[.E77];[.C77])" office:value-type="float" office:value="6941" calcext:value-type="float">
            <text:p>6941</text:p>
          </table:table-cell>
          <table:table-cell table:formula="of:=1/(SUM([.B77];[.D77];[.F77];[.H77];[.J77];[.L77];[.N77];[.P77])/SUM([.C77];[.E77];[.G77];[.I77];[.K77];[.M77];[.O77];[.Q77])+([.AB77]/100))" office:value-type="float" office:value="87.1902298794987" calcext:value-type="float">
            <text:p>87.1902298794987</text:p>
          </table:table-cell>
          <table:table-cell table:formula="of:=1/(SUM([.B77];[.D77];[.F77];[.H77];[.J77];[.L77];[.N77];[.P77])/SUM([.C77];[.E77];[.G77];[.I77];[.K77];[.M77];[.O77];[.Q77])-([.AB77]/100))" office:value-type="float" office:value="143.431445158027" calcext:value-type="float">
            <text:p>143.431445158027</text:p>
          </table:table-cell>
          <table:table-cell table:formula="of:=1.96*SQRT((([.U77]/100)*(1-([.U77]/100)))/[.Y77])*100" office:value-type="float" office:value="0.224860154078941" calcext:value-type="float">
            <text:p>0.224860154078941</text:p>
          </table:table-cell>
          <table:table-cell table:style-name="Default" table:formula="of:=[.AB77]/[.U77]*100" office:value-type="float" office:value="24.3867863978427" calcext:value-type="float">
            <text:p>24.386786397842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76]+[.B77]" office:value-type="float" office:value="8" calcext:value-type="float">
            <text:p>8</text:p>
          </table:table-cell>
          <table:table-cell table:formula="of:=[.C76]" office:value-type="float" office:value="615" calcext:value-type="float">
            <text:p>615</text:p>
          </table:table-cell>
          <table:table-cell table:number-columns-repeated="2"/>
          <table:table-cell table:formula="of:=[.F76]+[.F77]" office:value-type="float" office:value="0" calcext:value-type="float">
            <text:p>0</text:p>
          </table:table-cell>
          <table:table-cell table:formula="of:=[.G76]" office:value-type="float" office:value="80" calcext:value-type="float">
            <text:p>80</text:p>
          </table:table-cell>
          <table:table-cell table:formula="of:=[.H76]+[.H77]" office:value-type="float" office:value="17" calcext:value-type="float">
            <text:p>17</text:p>
          </table:table-cell>
          <table:table-cell table:formula="of:=[.I76]" office:value-type="float" office:value="1296" calcext:value-type="float">
            <text:p>1296</text:p>
          </table:table-cell>
          <table:table-cell table:formula="of:=[.J76]+[.J77]" office:value-type="float" office:value="0" calcext:value-type="float">
            <text:p>0</text:p>
          </table:table-cell>
          <table:table-cell table:formula="of:=[.K76]" office:value-type="float" office:value="0" calcext:value-type="float">
            <text:p>0</text:p>
          </table:table-cell>
          <table:table-cell table:formula="of:=[.L76]+[.L77]" office:value-type="float" office:value="27" calcext:value-type="float">
            <text:p>27</text:p>
          </table:table-cell>
          <table:table-cell table:formula="of:=[.M76]" office:value-type="float" office:value="2178" calcext:value-type="float">
            <text:p>2178</text:p>
          </table:table-cell>
          <table:table-cell table:formula="of:=[.N76]+[.N77]" office:value-type="float" office:value="2" calcext:value-type="float">
            <text:p>2</text:p>
          </table:table-cell>
          <table:table-cell table:formula="of:=[.O76]" office:value-type="float" office:value="108" calcext:value-type="float">
            <text:p>108</text:p>
          </table:table-cell>
          <table:table-cell table:formula="of:=[.P76]+[.P77]" office:value-type="float" office:value="7" calcext:value-type="float">
            <text:p>7</text:p>
          </table:table-cell>
          <table:table-cell table:formula="of:=[.Q76]" office:value-type="float" office:value="504" calcext:value-type="float">
            <text:p>504</text:p>
          </table:table-cell>
          <table:table-cell table:number-columns-repeated="2"/>
          <table:table-cell table:formula="of:=1/(SUM([.B78];[.D78];[.F78];[.H78];[.J78];[.L78];[.N78];[.P78])/SUM([.C78];[.E78];[.G78];[.I78];[.K78];[.M78];[.O78];[.Q78]))" office:value-type="float" office:value="78.3770491803279" calcext:value-type="float">
            <text:p>78.3770491803279</text:p>
          </table:table-cell>
          <table:table-cell table:formula="of:=(SUM([.B78];[.D78];[.F78];[.H78];[.J78];[.L78];[.N78];[.P78])/SUM([.C78];[.E78];[.G78];[.I78];[.K78];[.M78];[.O78];[.Q78]))*100" office:value-type="float" office:value="1.27588370633759" calcext:value-type="float">
            <text:p>1.27588370633759</text:p>
          </table:table-cell>
          <table:table-cell table:formula="of:=[.V77]+[.V76]" office:value-type="float" office:value="7" calcext:value-type="float">
            <text:p>7</text:p>
          </table:table-cell>
          <table:table-cell table:formula="of:=[.U78]/[.V78]" office:value-type="float" office:value="0.182269100905369" calcext:value-type="float">
            <text:p>0.182269100905369</text:p>
          </table:table-cell>
          <table:table-cell office:value-type="string" calcext:value-type="string">
            <text:p>TG sup+vmax</text:p>
          </table:table-cell>
          <table:table-cell table:style-name="Default" table:formula="of:=SUM([.Q78];[.O78];[.M78];[.K78];[.I78];[.G78];[.E78];[.C78])" office:value-type="float" office:value="4781" calcext:value-type="float">
            <text:p>4781</text:p>
          </table:table-cell>
          <table:table-cell table:formula="of:=1/(SUM([.B78];[.D78];[.F78];[.H78];[.J78];[.L78];[.N78];[.P78])/SUM([.C78];[.E78];[.G78];[.I78];[.K78];[.M78];[.O78];[.Q78])+([.AB78]/100))" office:value-type="float" office:value="62.7344511849543" calcext:value-type="float">
            <text:p>62.7344511849543</text:p>
          </table:table-cell>
          <table:table-cell table:formula="of:=1/(SUM([.B78];[.D78];[.F78];[.H78];[.J78];[.L78];[.N78];[.P78])/SUM([.C78];[.E78];[.G78];[.I78];[.K78];[.M78];[.O78];[.Q78])-([.AB78]/100))" office:value-type="float" office:value="104.411715249973" calcext:value-type="float">
            <text:p>104.411715249973</text:p>
          </table:table-cell>
          <table:table-cell table:formula="of:=1.96*SQRT((([.U78]/100)*(1-([.U78]/100)))/[.Y78])*100" office:value-type="float" office:value="0.318136773815801" calcext:value-type="float">
            <text:p>0.318136773815801</text:p>
          </table:table-cell>
          <table:table-cell table:style-name="Default" table:formula="of:=[.AB78]/[.U78]*100" office:value-type="float" office:value="24.9346215674319" calcext:value-type="float">
            <text:p>24.9346215674319</text:p>
          </table:table-cell>
          <table:table-cell table:style-name="Default" table:number-columns-repeated="2"/>
          <table:table-cell table:number-columns-repeated="3"/>
          <table:table-cell table:formula="of:=1/(1.428+0.23)" office:value-type="float" office:value="0.60313630880579" calcext:value-type="float">
            <text:p>0.60313630880579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4" calcext:value-type="float">
            <text:p>4</text:p>
          </table:table-cell>
          <table:table-cell office:value-type="float" office:value="615" calcext:value-type="float">
            <text:p>615</text:p>
          </table:table-cell>
          <table:table-cell office:value-type="float" office:value="15" calcext:value-type="float">
            <text:p>15</text:p>
          </table:table-cell>
          <table:table-cell table:style-name="ce7" office:value-type="float" office:value="2160" calcext:value-type="float">
            <text:p>2160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5+3" office:value-type="float" office:value="8" calcext:value-type="float">
            <text:p>8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7+9" office:value-type="float" office:value="16" calcext:value-type="float">
            <text:p>16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79];[.D79];[.F79];[.H79];[.J79];[.L79];[.N79];[.P79])/SUM([.C79];[.E79];[.G79];[.I79];[.K79];[.M79];[.O79];[.Q79]))" office:value-type="float" office:value="136.098039215686" calcext:value-type="float">
            <text:p>136.098039215686</text:p>
          </table:table-cell>
          <table:table-cell table:formula="of:=(SUM([.B79];[.D79];[.F79];[.H79];[.J79];[.L79];[.N79];[.P79])/SUM([.C79];[.E79];[.G79];[.I79];[.K79];[.M79];[.O79];[.Q79]))*100" office:value-type="float" office:value="0.734764443163809" calcext:value-type="float">
            <text:p>0.734764443163809</text:p>
          </table:table-cell>
          <table:table-cell office:value-type="float" office:value="2" calcext:value-type="float">
            <text:p>2</text:p>
          </table:table-cell>
          <table:table-cell table:formula="of:=[.U79]/[.V79]" office:value-type="float" office:value="0.367382221581905" calcext:value-type="float">
            <text:p>0.367382221581905</text:p>
          </table:table-cell>
          <table:table-cell office:value-type="string" calcext:value-type="string">
            <text:p>TG gold</text:p>
          </table:table-cell>
          <table:table-cell table:style-name="Default" table:formula="of:=SUM([.Q79];[.O79];[.M79];[.K79];[.I79];[.G79];[.E79];[.C79])" office:value-type="float" office:value="6941" calcext:value-type="float">
            <text:p>6941</text:p>
          </table:table-cell>
          <table:table-cell table:formula="of:=1/(SUM([.B79];[.D79];[.F79];[.H79];[.J79];[.L79];[.N79];[.P79])/SUM([.C79];[.E79];[.G79];[.I79];[.K79];[.M79];[.O79];[.Q79])+([.AB79]/100))" office:value-type="float" office:value="106.873926327088" calcext:value-type="float">
            <text:p>106.873926327088</text:p>
          </table:table-cell>
          <table:table-cell table:formula="of:=1/(SUM([.B79];[.D79];[.F79];[.H79];[.J79];[.L79];[.N79];[.P79])/SUM([.C79];[.E79];[.G79];[.I79];[.K79];[.M79];[.O79];[.Q79])-([.AB79]/100))" office:value-type="float" office:value="187.319597720869" calcext:value-type="float">
            <text:p>187.319597720869</text:p>
          </table:table-cell>
          <table:table-cell table:formula="of:=1.96*SQRT((([.U79]/100)*(1-([.U79]/100)))/[.Y79])*100" office:value-type="float" office:value="0.200917471374914" calcext:value-type="float">
            <text:p>0.200917471374914</text:p>
          </table:table-cell>
          <table:table-cell table:style-name="Default" table:formula="of:=[.AB79]/[.U79]*100" office:value-type="float" office:value="27.3444738982996" calcext:value-type="float">
            <text:p>27.3444738982996</text:p>
          </table:table-cell>
          <table:table-cell table:style-name="Default" table:number-columns-repeated="2"/>
          <table:table-cell table:number-columns-repeated="3"/>
          <table:table-cell table:formula="of:=1/(1.428-0.23)" office:value-type="float" office:value="0.834724540901502" calcext:value-type="float">
            <text:p>0.834724540901502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Radiant</text:p>
          </table:table-cell>
          <table:table-cell office:value-type="float" office:value="30" calcext:value-type="float">
            <text:p>30</text:p>
          </table:table-cell>
          <table:table-cell office:value-type="float" office:value="615" calcext:value-type="float">
            <text:p>615</text:p>
          </table:table-cell>
          <table:table-cell/>
          <table:table-cell table:style-name="ce7"/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formula="of:=25+15+23" office:value-type="float" office:value="63" calcext:value-type="float">
            <text:p>63</text:p>
          </table:table-cell>
          <table:table-cell office:value-type="float" office:value="1296" calcext:value-type="float">
            <text:p>1296</text:p>
          </table:table-cell>
          <table:table-cell table:number-columns-repeated="2"/>
          <table:table-cell table:style-name="ce1" table:formula="of:=26+39+36" office:value-type="float" office:value="101" calcext:value-type="float">
            <text:p>101</text:p>
          </table:table-cell>
          <table:table-cell table:style-name="ce1" office:value-type="float" office:value="2178" calcext:value-type="float">
            <text:p>217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504" calcext:value-type="float">
            <text:p>504</text:p>
          </table:table-cell>
          <table:table-cell table:style-name="ce1" table:number-columns-repeated="2"/>
          <table:table-cell table:formula="of:=1/(SUM([.B80];[.D80];[.F80];[.H80];[.J80];[.L80];[.N80];[.P80])/SUM([.C80];[.E80];[.G80];[.I80];[.K80];[.M80];[.O80];[.Q80]))" office:value-type="float" office:value="21.0616740088106" calcext:value-type="float">
            <text:p>21.0616740088106</text:p>
          </table:table-cell>
          <table:table-cell table:formula="of:=(SUM([.B80];[.D80];[.F80];[.H80];[.J80];[.L80];[.N80];[.P80])/SUM([.C80];[.E80];[.G80];[.I80];[.K80];[.M80];[.O80];[.Q80]))*100" office:value-type="float" office:value="4.74796067768249" calcext:value-type="float">
            <text:p>4.74796067768249</text:p>
          </table:table-cell>
          <table:table-cell office:value-type="float" office:value="3" calcext:value-type="float">
            <text:p>3</text:p>
          </table:table-cell>
          <table:table-cell table:formula="of:=[.U80]/[.V80]" office:value-type="float" office:value="1.5826535592275" calcext:value-type="float">
            <text:p>1.5826535592275</text:p>
          </table:table-cell>
          <table:table-cell office:value-type="string" calcext:value-type="string">
            <text:p>Radiant</text:p>
          </table:table-cell>
          <table:table-cell table:style-name="Default" table:formula="of:=SUM([.Q80];[.O80];[.M80];[.K80];[.I80];[.G80];[.E80];[.C80])" office:value-type="float" office:value="4781" calcext:value-type="float">
            <text:p>4781</text:p>
          </table:table-cell>
          <table:table-cell table:formula="of:=1/(SUM([.B80];[.D80];[.F80];[.H80];[.J80];[.L80];[.N80];[.P80])/SUM([.C80];[.E80];[.G80];[.I80];[.K80];[.M80];[.O80];[.Q80])+([.AB80]/100))" office:value-type="float" office:value="18.6888629232141" calcext:value-type="float">
            <text:p>18.6888629232141</text:p>
          </table:table-cell>
          <table:table-cell table:formula="of:=1/(SUM([.B80];[.D80];[.F80];[.H80];[.J80];[.L80];[.N80];[.P80])/SUM([.C80];[.E80];[.G80];[.I80];[.K80];[.M80];[.O80];[.Q80])-([.AB80]/100))" office:value-type="float" office:value="24.1246315224723" calcext:value-type="float">
            <text:p>24.1246315224723</text:p>
          </table:table-cell>
          <table:table-cell table:formula="of:=1.96*SQRT((([.U80]/100)*(1-([.U80]/100)))/[.Y80])*100" office:value-type="float" office:value="0.602819645917962" calcext:value-type="float">
            <text:p>0.602819645917962</text:p>
          </table:table-cell>
          <table:table-cell table:style-name="Default" table:formula="of:=[.AB80]/[.U80]*100" office:value-type="float" office:value="12.6963908684307" calcext:value-type="float">
            <text:p>12.6963908684307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https://www.digitaltq.com/astral-radiance-pull-rates-pokemon-tcg</text:p>
          </table:table-cell>
          <table:table-cell/>
          <table:table-cell office:value-type="string" calcext:value-type="string">
            <text:p>https://www.reddit.com/r/PokemonTCG/comments/uyu87e/astral_radiance_pulls_60_booster_boxes_2160_packs/</text:p>
          </table:table-cell>
          <table:table-cell/>
          <table:table-cell office:value-type="string" calcext:value-type="string">
            <text:p>https://youtu.be/qCzGk-TYRlI</text:p>
          </table:table-cell>
          <table:table-cell/>
          <table:table-cell office:value-type="string" calcext:value-type="string">
            <text:p>https://www.youtube.com/watch?v=RzFbKikeBQM</text:p>
          </table:table-cell>
          <table:table-cell/>
          <table:table-cell office:value-type="string" calcext:value-type="string">
            <text:p>https://infinite.tcgplayer.com/article/Pok%C3%A9mon-TCG-Astral-Radiance-Pull-Rates/10da749f-9c8b-45c0-b80a-dbd86ca5dcde/</text:p>
          </table:table-cell>
          <table:table-cell/>
          <table:table-cell table:style-name="ce1" office:value-type="string" calcext:value-type="string">
            <text:p>https://docs.google.com/spreadsheets/d/1RUka_8Os6osBZemLXDYX81CXU4bykPbhZYWuat9wZWk/edit#gid=348020564</text:p>
          </table:table-cell>
          <table:table-cell table:style-name="ce1"/>
          <table:table-cell table:style-name="ce1" office:value-type="string" calcext:value-type="string">
            <text:p>https://www.codedyellow.com/what-is-the-astral-radiance-pull-rate/</text:p>
          </table:table-cell>
          <table:table-cell table:style-name="ce1"/>
          <table:table-cell table:style-name="ce1" office:value-type="string" calcext:value-type="string">
            <text:p>https://www.youtube.com/watch?v=_GPqOw1fwvk</text:p>
          </table:table-cell>
          <table:table-cell table:style-name="ce1" table:number-columns-repeated="3"/>
          <table:table-cell/>
          <table:table-cell table:formula="of:=SUM([.U64];[.U67:.U73])" office:value-type="float" office:value="38.7544937712215" calcext:value-type="float">
            <text:p>38.7544937712215</text:p>
          </table:table-cell>
          <table:table-cell table:number-columns-repeated="1003"/>
        </table:table-row>
        <table:table-row table:style-name="ro1">
          <table:table-cell table:number-columns-repeated="11"/>
          <table:table-cell table:style-name="ce1"/>
          <table:table-cell table:number-columns-repeated="2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Brilliant Stars</text:p>
          </table:table-cell>
          <table:table-cell table:number-columns-repeated="13"/>
          <table:table-cell table:style-name="ce1" table:number-columns-repeated="2"/>
          <table:table-cell table:number-columns-repeated="12"/>
          <table:table-cell table:style-name="Default"/>
          <table:table-cell table:number-columns-repeated="99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ed 7</text:p>
          </table:table-cell>
          <table:table-cell office:value-type="string" calcext:value-type="string">
            <text:p>packs opened 7</text:p>
          </table:table-cell>
          <table:table-cell office:value-type="string" calcext:value-type="string">
            <text:p>Pulled 8</text:p>
          </table:table-cell>
          <table:table-cell office:value-type="string" calcext:value-type="string">
            <text:p>packs opened 8</text:p>
          </table:table-cell>
          <table:table-cell table:number-columns-repeated="2"/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/>
          <table:table-cell table:style-name="Default"/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office:value-type="string" calcext:value-type="string">
            <text:p>95% MoE in %</text:p>
          </table:table-cell>
          <table:table-cell table:style-name="Default" office:value-type="string" calcext:value-type="string">
            <text:p>MoE relative to pull rate in 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6" calcext:value-type="float">
            <text:p>16</text:p>
          </table:table-cell>
          <table:table-cell office:value-type="float" office:value="72" calcext:value-type="float">
            <text:p>72</text:p>
          </table:table-cell>
          <table:table-cell office:value-type="float" office:value="175" calcext:value-type="float">
            <text:p>175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85];[.D85];[.F85];[.H85];[.J85];[.L85];[.N85];[.P85])/SUM([.C85];[.E85];[.G85];[.I85];[.K85];[.M85];[.O85];[.Q85]))" office:value-type="float" office:value="5.64878048780488" calcext:value-type="float">
            <text:p>5.64878048780488</text:p>
          </table:table-cell>
          <table:table-cell table:formula="of:=(SUM([.B85];[.D85];[.F85];[.H85];[.J85];[.L85];[.N85];[.P85])/SUM([.C85];[.E85];[.G85];[.I85];[.K85];[.M85];[.O85];[.Q85]))*100" office:value-type="float" office:value="17.7029360967185" calcext:value-type="float">
            <text:p>17.7029360967185</text:p>
          </table:table-cell>
          <table:table-cell office:value-type="float" office:value="10" calcext:value-type="float">
            <text:p>10</text:p>
          </table:table-cell>
          <table:table-cell table:formula="of:=[.U85]/[.V85]" office:value-type="float" office:value="1.77029360967185" calcext:value-type="float">
            <text:p>1.77029360967185</text:p>
          </table:table-cell>
          <table:table-cell office:value-type="string" calcext:value-type="string">
            <text:p>holo</text:p>
          </table:table-cell>
          <table:table-cell table:style-name="Default" table:formula="of:=SUM([.Q85];[.O85];[.M85];[.K85];[.I85];[.G85];[.E85];[.C85])" office:value-type="float" office:value="1158" calcext:value-type="float">
            <text:p>1158</text:p>
          </table:table-cell>
          <table:table-cell table:formula="of:=1/(SUM([.B85];[.D85];[.F85];[.H85];[.J85];[.L85];[.N85];[.P85])/SUM([.C85];[.E85];[.G85];[.I85];[.K85];[.M85];[.O85];[.Q85])+([.AB85]/100))" office:value-type="float" office:value="5.0247756109415" calcext:value-type="float">
            <text:p>5.0247756109415</text:p>
          </table:table-cell>
          <table:table-cell table:formula="of:=1/(SUM([.B85];[.D85];[.F85];[.H85];[.J85];[.L85];[.N85];[.P85])/SUM([.C85];[.E85];[.G85];[.I85];[.K85];[.M85];[.O85];[.Q85])-([.AB85]/100))" office:value-type="float" office:value="6.44974622442587" calcext:value-type="float">
            <text:p>6.44974622442587</text:p>
          </table:table-cell>
          <table:table-cell table:formula="of:=1.96*SQRT((([.U85]/100)*(1-([.U85]/100)))/[.Y85])*100" office:value-type="float" office:value="2.19845010294566" calcext:value-type="float">
            <text:p>2.19845010294566</text:p>
          </table:table-cell>
          <table:table-cell table:style-name="Default" table:formula="of:=[.AB85]/[.U85]*100" office:value-type="float" office:value="12.4185620449321" calcext:value-type="float">
            <text:p>12.418562044932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mon</text:p>
          </table:table-cell>
          <table:table-cell table:formula="of:=20+9+13+18+9+8+16+12+8" office:value-type="float" office:value="113" calcext:value-type="float">
            <text:p>113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27" calcext:value-type="float">
            <text:p>27</text:p>
          </table:table-cell>
          <table:table-cell office:value-type="float" office:value="1004" calcext:value-type="float">
            <text:p>1004</text:p>
          </table:table-cell>
          <table:table-cell office:value-type="float" office:value="14" calcext:value-type="float">
            <text:p>14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1+3+4+11+1+8+3+9" office:value-type="float" office:value="56" calcext:value-type="float">
            <text:p>56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86];[.D86];[.F86];[.H86];[.J86];[.L86];[.N86];[.P86])/SUM([.C86];[.E86];[.G86];[.I86];[.K86];[.M86];[.O86];[.Q86]))" office:value-type="float" office:value="42.1415094339623" calcext:value-type="float">
            <text:p>42.1415094339623</text:p>
          </table:table-cell>
          <table:table-cell table:formula="of:=(SUM([.B86];[.D86];[.F86];[.H86];[.J86];[.L86];[.N86];[.P86])/SUM([.C86];[.E86];[.G86];[.I86];[.K86];[.M86];[.O86];[.Q86]))*100" office:value-type="float" office:value="2.37295724199687" calcext:value-type="float">
            <text:p>2.37295724199687</text:p>
          </table:table-cell>
          <table:table-cell office:value-type="float" office:value="11" calcext:value-type="float">
            <text:p>11</text:p>
          </table:table-cell>
          <table:table-cell table:formula="of:=[.U86]/[.V86]" office:value-type="float" office:value="0.215723385636079" calcext:value-type="float">
            <text:p>0.215723385636079</text:p>
          </table:table-cell>
          <table:table-cell office:value-type="string" calcext:value-type="string">
            <text:p>FA mon</text:p>
          </table:table-cell>
          <table:table-cell table:style-name="Default" table:formula="of:=SUM([.Q86];[.O86];[.M86];[.K86];[.I86];[.G86];[.E86];[.C86])" office:value-type="float" office:value="8934" calcext:value-type="float">
            <text:p>8934</text:p>
          </table:table-cell>
          <table:table-cell table:formula="of:=1/(SUM([.B86];[.D86];[.F86];[.H86];[.J86];[.L86];[.N86];[.P86])/SUM([.C86];[.E86];[.G86];[.I86];[.K86];[.M86];[.O86];[.Q86])+([.AB86]/100))" office:value-type="float" office:value="37.1944075617105" calcext:value-type="float">
            <text:p>37.1944075617105</text:p>
          </table:table-cell>
          <table:table-cell table:formula="of:=1/(SUM([.B86];[.D86];[.F86];[.H86];[.J86];[.L86];[.N86];[.P86])/SUM([.C86];[.E86];[.G86];[.I86];[.K86];[.M86];[.O86];[.Q86])-([.AB86]/100))" office:value-type="float" office:value="48.6064942059589" calcext:value-type="float">
            <text:p>48.6064942059589</text:p>
          </table:table-cell>
          <table:table-cell table:formula="of:=1.96*SQRT((([.U86]/100)*(1-([.U86]/100)))/[.Y86])*100" office:value-type="float" office:value="0.315618986407545" calcext:value-type="float">
            <text:p>0.315618986407545</text:p>
          </table:table-cell>
          <table:table-cell table:style-name="Default" table:formula="of:=[.AB86]/[.U86]*100" office:value-type="float" office:value="13.3006604932312" calcext:value-type="float">
            <text:p>13.300660493231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58" calcext:value-type="float">
            <text:p>58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office:value-type="float" office:value="11" calcext:value-type="float">
            <text:p>11</text:p>
          </table:table-cell>
          <table:table-cell office:value-type="float" office:value="792" calcext:value-type="float">
            <text:p>792</text:p>
          </table:table-cell>
          <table:table-cell table:style-name="ce1" table:formula="of:=3+8+3+1+4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87];[.D87];[.F87];[.H87];[.J87];[.L87];[.N87];[.P87])/SUM([.C87];[.E87];[.G87];[.I87];[.K87];[.M87];[.O87];[.Q87]))" office:value-type="float" office:value="88.4554455445545" calcext:value-type="float">
            <text:p>88.4554455445545</text:p>
          </table:table-cell>
          <table:table-cell table:formula="of:=(SUM([.B87];[.D87];[.F87];[.H87];[.J87];[.L87];[.N87];[.P87])/SUM([.C87];[.E87];[.G87];[.I87];[.K87];[.M87];[.O87];[.Q87]))*100" office:value-type="float" office:value="1.13051264830983" calcext:value-type="float">
            <text:p>1.13051264830983</text:p>
          </table:table-cell>
          <table:table-cell office:value-type="float" office:value="6" calcext:value-type="float">
            <text:p>6</text:p>
          </table:table-cell>
          <table:table-cell table:formula="of:=[.U87]/[.V87]" office:value-type="float" office:value="0.188418774718305" calcext:value-type="float">
            <text:p>0.188418774718305</text:p>
          </table:table-cell>
          <table:table-cell office:value-type="string" calcext:value-type="string">
            <text:p>FA Trainer</text:p>
          </table:table-cell>
          <table:table-cell table:style-name="Default" table:formula="of:=SUM([.Q87];[.O87];[.M87];[.K87];[.I87];[.G87];[.E87];[.C87])" office:value-type="float" office:value="8934" calcext:value-type="float">
            <text:p>8934</text:p>
          </table:table-cell>
          <table:table-cell table:formula="of:=1/(SUM([.B87];[.D87];[.F87];[.H87];[.J87];[.L87];[.N87];[.P87])/SUM([.C87];[.E87];[.G87];[.I87];[.K87];[.M87];[.O87];[.Q87])+([.AB87]/100))" office:value-type="float" office:value="74.0881430585126" calcext:value-type="float">
            <text:p>74.0881430585126</text:p>
          </table:table-cell>
          <table:table-cell table:formula="of:=1/(SUM([.B87];[.D87];[.F87];[.H87];[.J87];[.L87];[.N87];[.P87])/SUM([.C87];[.E87];[.G87];[.I87];[.K87];[.M87];[.O87];[.Q87])-([.AB87]/100))" office:value-type="float" office:value="109.735556984614" calcext:value-type="float">
            <text:p>109.735556984614</text:p>
          </table:table-cell>
          <table:table-cell table:formula="of:=1.96*SQRT((([.U87]/100)*(1-([.U87]/100)))/[.Y87])*100" office:value-type="float" office:value="0.219230993139291" calcext:value-type="float">
            <text:p>0.219230993139291</text:p>
          </table:table-cell>
          <table:table-cell table:style-name="Default" table:formula="of:=[.AB87]/[.U87]*100" office:value-type="float" office:value="19.3921751753111" calcext:value-type="float">
            <text:p>19.39217517531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Combined FA</text:p>
          </table:table-cell>
          <table:table-cell table:formula="of:=[.B87]+[.B86]" office:value-type="float" office:value="171" calcext:value-type="float">
            <text:p>171</text:p>
          </table:table-cell>
          <table:table-cell table:formula="of:=[.C87]" office:value-type="float" office:value="4824" calcext:value-type="float">
            <text:p>4824</text:p>
          </table:table-cell>
          <table:table-cell table:formula="of:=[.D87]+[.D86]" office:value-type="float" office:value="0" calcext:value-type="float">
            <text:p>0</text:p>
          </table:table-cell>
          <table:table-cell table:formula="of:=[.E87]" office:value-type="float" office:value="82" calcext:value-type="float">
            <text:p>82</text:p>
          </table:table-cell>
          <table:table-cell table:formula="of:=[.F87]+[.F86]" office:value-type="float" office:value="4" calcext:value-type="float">
            <text:p>4</text:p>
          </table:table-cell>
          <table:table-cell table:formula="of:=[.G87]" office:value-type="float" office:value="72" calcext:value-type="float">
            <text:p>72</text:p>
          </table:table-cell>
          <table:table-cell table:formula="of:=[.H87]+[.H86]" office:value-type="float" office:value="38" calcext:value-type="float">
            <text:p>38</text:p>
          </table:table-cell>
          <table:table-cell table:formula="of:=[.I87]" office:value-type="float" office:value="1004" calcext:value-type="float">
            <text:p>1004</text:p>
          </table:table-cell>
          <table:table-cell table:formula="of:=[.J87]+[.J86]" office:value-type="float" office:value="25" calcext:value-type="float">
            <text:p>25</text:p>
          </table:table-cell>
          <table:table-cell table:formula="of:=[.K87]" office:value-type="float" office:value="792" calcext:value-type="float">
            <text:p>792</text:p>
          </table:table-cell>
          <table:table-cell table:formula="of:=[.L87]+[.L86]" office:value-type="float" office:value="75" calcext:value-type="float">
            <text:p>75</text:p>
          </table:table-cell>
          <table:table-cell table:style-name="ce1" office:value-type="float" office:value="2160" calcext:value-type="float">
            <text:p>2160</text:p>
          </table:table-cell>
          <table:table-cell/>
          <table:table-cell table:style-name="ce1" table:number-columns-repeated="5"/>
          <table:table-cell table:formula="of:=1/(SUM([.B88];[.D88];[.F88];[.H88];[.J88];[.L88];[.N88];[.P88])/SUM([.C88];[.E88];[.G88];[.I88];[.K88];[.M88];[.O88];[.Q88]))" office:value-type="float" office:value="28.5431309904153" calcext:value-type="float">
            <text:p>28.5431309904153</text:p>
          </table:table-cell>
          <table:table-cell table:formula="of:=(SUM([.B88];[.D88];[.F88];[.H88];[.J88];[.L88];[.N88];[.P88])/SUM([.C88];[.E88];[.G88];[.I88];[.K88];[.M88];[.O88];[.Q88]))*100" office:value-type="float" office:value="3.50346989030669" calcext:value-type="float">
            <text:p>3.50346989030669</text:p>
          </table:table-cell>
          <table:table-cell table:formula="of:=[.V87]+[.V86]" office:value-type="float" office:value="17" calcext:value-type="float">
            <text:p>17</text:p>
          </table:table-cell>
          <table:table-cell table:formula="of:=[.U88]/[.V88]" office:value-type="float" office:value="0.206086464135688" calcext:value-type="float">
            <text:p>0.206086464135688</text:p>
          </table:table-cell>
          <table:table-cell office:value-type="string" calcext:value-type="string">
            <text:p>Combined FA</text:p>
          </table:table-cell>
          <table:table-cell table:style-name="Default" table:formula="of:=SUM([.Q88];[.O88];[.M88];[.K88];[.I88];[.G88];[.E88];[.C88])" office:value-type="float" office:value="8934" calcext:value-type="float">
            <text:p>8934</text:p>
          </table:table-cell>
          <table:table-cell table:formula="of:=1/(SUM([.B88];[.D88];[.F88];[.H88];[.J88];[.L88];[.N88];[.P88])/SUM([.C88];[.E88];[.G88];[.I88];[.K88];[.M88];[.O88];[.Q88])+([.AB88]/100))" office:value-type="float" office:value="25.7417171786436" calcext:value-type="float">
            <text:p>25.7417171786436</text:p>
          </table:table-cell>
          <table:table-cell table:formula="of:=1/(SUM([.B88];[.D88];[.F88];[.H88];[.J88];[.L88];[.N88];[.P88])/SUM([.C88];[.E88];[.G88];[.I88];[.K88];[.M88];[.O88];[.Q88])-([.AB88]/100))" office:value-type="float" office:value="32.0287484257641" calcext:value-type="float">
            <text:p>32.0287484257641</text:p>
          </table:table-cell>
          <table:table-cell table:formula="of:=1.96*SQRT((([.U88]/100)*(1-([.U88]/100)))/[.Y88])*100" office:value-type="float" office:value="0.381274833831755" calcext:value-type="float">
            <text:p>0.381274833831755</text:p>
          </table:table-cell>
          <table:table-cell table:style-name="Default" table:formula="of:=[.AB88]/[.U88]*100" office:value-type="float" office:value="10.8827775254086" calcext:value-type="float">
            <text:p>10.8827775254086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4+11+5" office:value-type="float" office:value="30" calcext:value-type="float">
            <text:p>30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5" calcext:value-type="float">
            <text:p>5</text:p>
          </table:table-cell>
          <table:table-cell office:value-type="float" office:value="1004" calcext:value-type="float">
            <text:p>1004</text:p>
          </table:table-cell>
          <table:table-cell office:value-type="float" office:value="8" calcext:value-type="float">
            <text:p>8</text:p>
          </table:table-cell>
          <table:table-cell office:value-type="float" office:value="792" calcext:value-type="float">
            <text:p>792</text:p>
          </table:table-cell>
          <table:table-cell table:style-name="ce1" table:formula="of:=6+3+1+8" office:value-type="float" office:value="18" calcext:value-type="float">
            <text:p>18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89];[.D89];[.F89];[.H89];[.J89];[.L89];[.N89];[.P89])/SUM([.C89];[.E89];[.G89];[.I89];[.K89];[.M89];[.O89];[.Q89]))" office:value-type="float" office:value="144.096774193548" calcext:value-type="float">
            <text:p>144.096774193548</text:p>
          </table:table-cell>
          <table:table-cell table:formula="of:=(SUM([.B89];[.D89];[.F89];[.H89];[.J89];[.L89];[.N89];[.P89])/SUM([.C89];[.E89];[.G89];[.I89];[.K89];[.M89];[.O89];[.Q89]))*100" office:value-type="float" office:value="0.693978061338706" calcext:value-type="float">
            <text:p>0.693978061338706</text:p>
          </table:table-cell>
          <table:table-cell office:value-type="float" office:value="4" calcext:value-type="float">
            <text:p>4</text:p>
          </table:table-cell>
          <table:table-cell table:formula="of:=[.U89]/[.V89]" office:value-type="float" office:value="0.173494515334676" calcext:value-type="float">
            <text:p>0.173494515334676</text:p>
          </table:table-cell>
          <table:table-cell office:value-type="string" calcext:value-type="string">
            <text:p>Alt art V</text:p>
          </table:table-cell>
          <table:table-cell table:style-name="Default" table:formula="of:=SUM([.Q89];[.O89];[.M89];[.K89];[.I89];[.G89];[.E89];[.C89])" office:value-type="float" office:value="8934" calcext:value-type="float">
            <text:p>8934</text:p>
          </table:table-cell>
          <table:table-cell table:formula="of:=1/(SUM([.B89];[.D89];[.F89];[.H89];[.J89];[.L89];[.N89];[.P89])/SUM([.C89];[.E89];[.G89];[.I89];[.K89];[.M89];[.O89];[.Q89])+([.AB89]/100))" office:value-type="float" office:value="115.457068778407" calcext:value-type="float">
            <text:p>115.457068778407</text:p>
          </table:table-cell>
          <table:table-cell table:formula="of:=1/(SUM([.B89];[.D89];[.F89];[.H89];[.J89];[.L89];[.N89];[.P89])/SUM([.C89];[.E89];[.G89];[.I89];[.K89];[.M89];[.O89];[.Q89])-([.AB89]/100))" office:value-type="float" office:value="191.632071331144" calcext:value-type="float">
            <text:p>191.632071331144</text:p>
          </table:table-cell>
          <table:table-cell table:formula="of:=1.96*SQRT((([.U89]/100)*(1-([.U89]/100)))/[.Y89])*100" office:value-type="float" office:value="0.172144741345009" calcext:value-type="float">
            <text:p>0.172144741345009</text:p>
          </table:table-cell>
          <table:table-cell table:style-name="Default" table:formula="of:=[.AB89]/[.U89]*100" office:value-type="float" office:value="24.8055019221985" calcext:value-type="float">
            <text:p>24.805501922198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rainbow</text:p>
          </table:table-cell>
          <table:table-cell table:formula="of:=10+9+12+24+6+12" office:value-type="float" office:value="73" calcext:value-type="float">
            <text:p>73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10" calcext:value-type="float">
            <text:p>10</text:p>
          </table:table-cell>
          <table:table-cell office:value-type="float" office:value="792" calcext:value-type="float">
            <text:p>792</text:p>
          </table:table-cell>
          <table:table-cell table:style-name="ce1" table:formula="of:=5+6+5+3+2+3+4+5" office:value-type="float" office:value="33" calcext:value-type="float">
            <text:p>3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0];[.D90];[.F90];[.H90];[.J90];[.L90];[.N90];[.P90])/SUM([.C90];[.E90];[.G90];[.I90];[.K90];[.M90];[.O90];[.Q90]))" office:value-type="float" office:value="68.1984732824427" calcext:value-type="float">
            <text:p>68.1984732824427</text:p>
          </table:table-cell>
          <table:table-cell table:formula="of:=(SUM([.B90];[.D90];[.F90];[.H90];[.J90];[.L90];[.N90];[.P90])/SUM([.C90];[.E90];[.G90];[.I90];[.K90];[.M90];[.O90];[.Q90]))*100" office:value-type="float" office:value="1.46630848444146" calcext:value-type="float">
            <text:p>1.46630848444146</text:p>
          </table:table-cell>
          <table:table-cell office:value-type="float" office:value="8" calcext:value-type="float">
            <text:p>8</text:p>
          </table:table-cell>
          <table:table-cell table:formula="of:=[.U90]/[.V90]" office:value-type="float" office:value="0.183288560555182" calcext:value-type="float">
            <text:p>0.183288560555182</text:p>
          </table:table-cell>
          <table:table-cell office:value-type="string" calcext:value-type="string">
            <text:p>rainbow</text:p>
          </table:table-cell>
          <table:table-cell table:style-name="Default" table:formula="of:=SUM([.Q90];[.O90];[.M90];[.K90];[.I90];[.G90];[.E90];[.C90])" office:value-type="float" office:value="8934" calcext:value-type="float">
            <text:p>8934</text:p>
          </table:table-cell>
          <table:table-cell table:formula="of:=1/(SUM([.B90];[.D90];[.F90];[.H90];[.J90];[.L90];[.N90];[.P90])/SUM([.C90];[.E90];[.G90];[.I90];[.K90];[.M90];[.O90];[.Q90])+([.AB90]/100))" office:value-type="float" office:value="58.2899977957165" calcext:value-type="float">
            <text:p>58.2899977957165</text:p>
          </table:table-cell>
          <table:table-cell table:formula="of:=1/(SUM([.B90];[.D90];[.F90];[.H90];[.J90];[.L90];[.N90];[.P90])/SUM([.C90];[.E90];[.G90];[.I90];[.K90];[.M90];[.O90];[.Q90])-([.AB90]/100))" office:value-type="float" office:value="82.1654356371116" calcext:value-type="float">
            <text:p>82.1654356371116</text:p>
          </table:table-cell>
          <table:table-cell table:formula="of:=1.96*SQRT((([.U90]/100)*(1-([.U90]/100)))/[.Y90])*100" office:value-type="float" office:value="0.249251710816406" calcext:value-type="float">
            <text:p>0.249251710816406</text:p>
          </table:table-cell>
          <table:table-cell table:style-name="Default" table:formula="of:=[.AB90]/[.U90]*100" office:value-type="float" office:value="16.9985861407158" calcext:value-type="float">
            <text:p>16.998586140715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gold</text:p>
          </table:table-cell>
          <table:table-cell table:formula="of:=10+10+17" office:value-type="float" office:value="37" calcext:value-type="float">
            <text:p>37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6" calcext:value-type="float">
            <text:p>6</text:p>
          </table:table-cell>
          <table:table-cell office:value-type="float" office:value="1004" calcext:value-type="float">
            <text:p>1004</text:p>
          </table:table-cell>
          <table:table-cell office:value-type="float" office:value="5" calcext:value-type="float">
            <text:p>5</text:p>
          </table:table-cell>
          <table:table-cell office:value-type="float" office:value="792" calcext:value-type="float">
            <text:p>792</text:p>
          </table:table-cell>
          <table:table-cell table:style-name="ce1" table:formula="of:=3+1+4+9+1+1" office:value-type="float" office:value="19" calcext:value-type="float">
            <text:p>19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1];[.D91];[.F91];[.H91];[.J91];[.L91];[.N91];[.P91])/SUM([.C91];[.E91];[.G91];[.I91];[.K91];[.M91];[.O91];[.Q91]))" office:value-type="float" office:value="133.34328358209" calcext:value-type="float">
            <text:p>133.34328358209</text:p>
          </table:table-cell>
          <table:table-cell table:formula="of:=(SUM([.B91];[.D91];[.F91];[.H91];[.J91];[.L91];[.N91];[.P91])/SUM([.C91];[.E91];[.G91];[.I91];[.K91];[.M91];[.O91];[.Q91]))*100" office:value-type="float" office:value="0.749944034027311" calcext:value-type="float">
            <text:p>0.749944034027311</text:p>
          </table:table-cell>
          <table:table-cell office:value-type="float" office:value="6" calcext:value-type="float">
            <text:p>6</text:p>
          </table:table-cell>
          <table:table-cell table:formula="of:=[.U91]/[.V91]" office:value-type="float" office:value="0.124990672337885" calcext:value-type="float">
            <text:p>0.124990672337885</text:p>
          </table:table-cell>
          <table:table-cell office:value-type="string" calcext:value-type="string">
            <text:p>gold</text:p>
          </table:table-cell>
          <table:table-cell table:style-name="Default" table:formula="of:=SUM([.Q91];[.O91];[.M91];[.K91];[.I91];[.G91];[.E91];[.C91])" office:value-type="float" office:value="8934" calcext:value-type="float">
            <text:p>8934</text:p>
          </table:table-cell>
          <table:table-cell table:formula="of:=1/(SUM([.B91];[.D91];[.F91];[.H91];[.J91];[.L91];[.N91];[.P91])/SUM([.C91];[.E91];[.G91];[.I91];[.K91];[.M91];[.O91];[.Q91])+([.AB91]/100))" office:value-type="float" office:value="107.660578760542" calcext:value-type="float">
            <text:p>107.660578760542</text:p>
          </table:table-cell>
          <table:table-cell table:formula="of:=1/(SUM([.B91];[.D91];[.F91];[.H91];[.J91];[.L91];[.N91];[.P91])/SUM([.C91];[.E91];[.G91];[.I91];[.K91];[.M91];[.O91];[.Q91])-([.AB91]/100))" office:value-type="float" office:value="175.118167799302" calcext:value-type="float">
            <text:p>175.118167799302</text:p>
          </table:table-cell>
          <table:table-cell table:formula="of:=1.96*SQRT((([.U91]/100)*(1-([.U91]/100)))/[.Y91])*100" office:value-type="float" office:value="0.178901056267248" calcext:value-type="float">
            <text:p>0.178901056267248</text:p>
          </table:table-cell>
          <table:table-cell table:style-name="Default" table:formula="of:=[.AB91]/[.U91]*100" office:value-type="float" office:value="23.855254278979" calcext:value-type="float">
            <text:p>23.855254278979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</text:p>
          </table:table-cell>
          <table:table-cell table:formula="of:=33+23+40+28+33+36+29+41+38+30+33+37+27+34+36+36+31+31+64" office:value-type="float" office:value="660" calcext:value-type="float">
            <text:p>660</text:p>
          </table:table-cell>
          <table:table-cell office:value-type="float" office:value="4824" calcext:value-type="float">
            <text:p>4824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0" calcext:value-type="float">
            <text:p>10</text:p>
          </table:table-cell>
          <table:table-cell office:value-type="float" office:value="72" calcext:value-type="float">
            <text:p>72</text:p>
          </table:table-cell>
          <table:table-cell office:value-type="float" office:value="134" calcext:value-type="float">
            <text:p>134</text:p>
          </table:table-cell>
          <table:table-cell office:value-type="float" office:value="1004" calcext:value-type="float">
            <text:p>1004</text:p>
          </table:table-cell>
          <table:table-cell office:value-type="float" office:value="103" calcext:value-type="float">
            <text:p>103</text:p>
          </table:table-cell>
          <table:table-cell office:value-type="float" office:value="792" calcext:value-type="float">
            <text:p>792</text:p>
          </table:table-cell>
          <table:table-cell table:style-name="ce1" table:formula="of:=13+19+18+10+13+11+15+18+13+15+18+13+15+13+18+20+19+25+15+18+18+14+13" office:value-type="float" office:value="364" calcext:value-type="float">
            <text:p>364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2];[.D92];[.F92];[.H92];[.J92];[.L92];[.N92];[.P92])/SUM([.C92];[.E92];[.G92];[.I92];[.K92];[.M92];[.O92];[.Q92]))" office:value-type="float" office:value="6.98514464425332" calcext:value-type="float">
            <text:p>6.98514464425332</text:p>
          </table:table-cell>
          <table:table-cell table:formula="of:=(SUM([.B92];[.D92];[.F92];[.H92];[.J92];[.L92];[.N92];[.P92])/SUM([.C92];[.E92];[.G92];[.I92];[.K92];[.M92];[.O92];[.Q92]))*100" office:value-type="float" office:value="14.3160958137452" calcext:value-type="float">
            <text:p>14.3160958137452</text:p>
          </table:table-cell>
          <table:table-cell office:value-type="float" office:value="20" calcext:value-type="float">
            <text:p>20</text:p>
          </table:table-cell>
          <table:table-cell table:formula="of:=[.U92]/[.V92]" office:value-type="float" office:value="0.715804790687262" calcext:value-type="float">
            <text:p>0.715804790687262</text:p>
          </table:table-cell>
          <table:table-cell office:value-type="string" calcext:value-type="string">
            <text:p>V</text:p>
          </table:table-cell>
          <table:table-cell table:style-name="Default" table:formula="of:=SUM([.Q92];[.O92];[.M92];[.K92];[.I92];[.G92];[.E92];[.C92])" office:value-type="float" office:value="8934" calcext:value-type="float">
            <text:p>8934</text:p>
          </table:table-cell>
          <table:table-cell table:formula="of:=1/(SUM([.B92];[.D92];[.F92];[.H92];[.J92];[.L92];[.N92];[.P92])/SUM([.C92];[.E92];[.G92];[.I92];[.K92];[.M92];[.O92];[.Q92])+([.AB92]/100))" office:value-type="float" office:value="6.64789272835339" calcext:value-type="float">
            <text:p>6.64789272835339</text:p>
          </table:table-cell>
          <table:table-cell table:formula="of:=1/(SUM([.B92];[.D92];[.F92];[.H92];[.J92];[.L92];[.N92];[.P92])/SUM([.C92];[.E92];[.G92];[.I92];[.K92];[.M92];[.O92];[.Q92])-([.AB92]/100))" office:value-type="float" office:value="7.35844324959681" calcext:value-type="float">
            <text:p>7.35844324959681</text:p>
          </table:table-cell>
          <table:table-cell table:formula="of:=1.96*SQRT((([.U92]/100)*(1-([.U92]/100)))/[.Y92])*100" office:value-type="float" office:value="0.72626483890158" calcext:value-type="float">
            <text:p>0.72626483890158</text:p>
          </table:table-cell>
          <table:table-cell table:style-name="Default" table:formula="of:=[.AB92]/[.U92]*100" office:value-type="float" office:value="5.07306494976288" calcext:value-type="float">
            <text:p>5.0730649497628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2" calcext:value-type="float">
            <text:p>62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13" calcext:value-type="float">
            <text:p>13</text:p>
          </table:table-cell>
          <table:table-cell office:value-type="float" office:value="1004" calcext:value-type="float">
            <text:p>1004</text:p>
          </table:table-cell>
          <table:table-cell office:value-type="float" office:value="9" calcext:value-type="float">
            <text:p>9</text:p>
          </table:table-cell>
          <table:table-cell office:value-type="float" office:value="792" calcext:value-type="float">
            <text:p>792</text:p>
          </table:table-cell>
          <table:table-cell table:style-name="ce1" table:formula="of:=10+8+5" office:value-type="float" office:value="23" calcext:value-type="float">
            <text:p>23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3];[.D93];[.F93];[.H93];[.J93];[.L93];[.N93];[.P93])/SUM([.C93];[.E93];[.G93];[.I93];[.K93];[.M93];[.O93];[.Q93]))" office:value-type="float" office:value="81.9633027522936" calcext:value-type="float">
            <text:p>81.9633027522936</text:p>
          </table:table-cell>
          <table:table-cell table:formula="of:=(SUM([.B93];[.D93];[.F93];[.H93];[.J93];[.L93];[.N93];[.P93])/SUM([.C93];[.E93];[.G93];[.I93];[.K93];[.M93];[.O93];[.Q93]))*100" office:value-type="float" office:value="1.2200582046116" calcext:value-type="float">
            <text:p>1.2200582046116</text:p>
          </table:table-cell>
          <table:table-cell office:value-type="float" office:value="3" calcext:value-type="float">
            <text:p>3</text:p>
          </table:table-cell>
          <table:table-cell table:formula="of:=[.U93]/[.V93]" office:value-type="float" office:value="0.406686068203865" calcext:value-type="float">
            <text:p>0.406686068203865</text:p>
          </table:table-cell>
          <table:table-cell office:value-type="string" calcext:value-type="string">
            <text:p>Vmax</text:p>
          </table:table-cell>
          <table:table-cell table:style-name="Default" table:formula="of:=SUM([.Q93];[.O93];[.M93];[.K93];[.I93];[.G93];[.E93];[.C93])" office:value-type="float" office:value="8934" calcext:value-type="float">
            <text:p>8934</text:p>
          </table:table-cell>
          <table:table-cell table:formula="of:=1/(SUM([.B93];[.D93];[.F93];[.H93];[.J93];[.L93];[.N93];[.P93])/SUM([.C93];[.E93];[.G93];[.I93];[.K93];[.M93];[.O93];[.Q93])+([.AB93]/100))" office:value-type="float" office:value="69.0749407357037" calcext:value-type="float">
            <text:p>69.0749407357037</text:p>
          </table:table-cell>
          <table:table-cell table:formula="of:=1/(SUM([.B93];[.D93];[.F93];[.H93];[.J93];[.L93];[.N93];[.P93])/SUM([.C93];[.E93];[.G93];[.I93];[.K93];[.M93];[.O93];[.Q93])-([.AB93]/100))" office:value-type="float" office:value="100.764460289005" calcext:value-type="float">
            <text:p>100.764460289005</text:p>
          </table:table-cell>
          <table:table-cell table:formula="of:=1.96*SQRT((([.U93]/100)*(1-([.U93]/100)))/[.Y93])*100" office:value-type="float" office:value="0.227644810909221" calcext:value-type="float">
            <text:p>0.227644810909221</text:p>
          </table:table-cell>
          <table:table-cell table:style-name="Default" table:formula="of:=[.AB93]/[.U93]*100" office:value-type="float" office:value="18.6585205565411" calcext:value-type="float">
            <text:p>18.658520556541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Vstar</text:p>
          </table:table-cell>
          <table:table-cell office:value-type="float" office:value="68" calcext:value-type="float">
            <text:p>68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9" calcext:value-type="float">
            <text:p>19</text:p>
          </table:table-cell>
          <table:table-cell office:value-type="float" office:value="1004" calcext:value-type="float">
            <text:p>1004</text:p>
          </table:table-cell>
          <table:table-cell office:value-type="float" office:value="13" calcext:value-type="float">
            <text:p>13</text:p>
          </table:table-cell>
          <table:table-cell office:value-type="float" office:value="792" calcext:value-type="float">
            <text:p>792</text:p>
          </table:table-cell>
          <table:table-cell table:style-name="ce1" table:formula="of:=13*4" office:value-type="float" office:value="52" calcext:value-type="float">
            <text:p>52</text:p>
          </table:table-cell>
          <table:table-cell table:style-name="ce1" office:value-type="float" office:value="2160" calcext:value-type="float">
            <text:p>2160</text:p>
          </table:table-cell>
          <table:table-cell table:style-name="ce1" table:number-columns-repeated="6"/>
          <table:table-cell table:formula="of:=1/(SUM([.B94];[.D94];[.F94];[.H94];[.J94];[.L94];[.N94];[.P94])/SUM([.C94];[.E94];[.G94];[.I94];[.K94];[.M94];[.O94];[.Q94]))" office:value-type="float" office:value="58.3921568627451" calcext:value-type="float">
            <text:p>58.3921568627451</text:p>
          </table:table-cell>
          <table:table-cell table:formula="of:=(SUM([.B94];[.D94];[.F94];[.H94];[.J94];[.L94];[.N94];[.P94])/SUM([.C94];[.E94];[.G94];[.I94];[.K94];[.M94];[.O94];[.Q94]))*100" office:value-type="float" office:value="1.71255876427132" calcext:value-type="float">
            <text:p>1.71255876427132</text:p>
          </table:table-cell>
          <table:table-cell office:value-type="float" office:value="4" calcext:value-type="float">
            <text:p>4</text:p>
          </table:table-cell>
          <table:table-cell table:formula="of:=[.U94]/[.V94]" office:value-type="float" office:value="0.428139691067831" calcext:value-type="float">
            <text:p>0.428139691067831</text:p>
          </table:table-cell>
          <table:table-cell office:value-type="string" calcext:value-type="string">
            <text:p>Vstar</text:p>
          </table:table-cell>
          <table:table-cell table:style-name="Default" table:formula="of:=SUM([.Q94];[.O94];[.M94];[.K94];[.I94];[.G94];[.E94];[.C94])" office:value-type="float" office:value="8934" calcext:value-type="float">
            <text:p>8934</text:p>
          </table:table-cell>
          <table:table-cell table:formula="of:=1/(SUM([.B94];[.D94];[.F94];[.H94];[.J94];[.L94];[.N94];[.P94])/SUM([.C94];[.E94];[.G94];[.I94];[.K94];[.M94];[.O94];[.Q94])+([.AB94]/100))" office:value-type="float" office:value="50.4644920958925" calcext:value-type="float">
            <text:p>50.4644920958925</text:p>
          </table:table-cell>
          <table:table-cell table:formula="of:=1/(SUM([.B94];[.D94];[.F94];[.H94];[.J94];[.L94];[.N94];[.P94])/SUM([.C94];[.E94];[.G94];[.I94];[.K94];[.M94];[.O94];[.Q94])-([.AB94]/100))" office:value-type="float" office:value="69.274807819303" calcext:value-type="float">
            <text:p>69.274807819303</text:p>
          </table:table-cell>
          <table:table-cell table:formula="of:=1.96*SQRT((([.U94]/100)*(1-([.U94]/100)))/[.Y94])*100" office:value-type="float" office:value="0.269032565529049" calcext:value-type="float">
            <text:p>0.269032565529049</text:p>
          </table:table-cell>
          <table:table-cell table:style-name="Default" table:formula="of:=[.AB94]/[.U94]*100" office:value-type="float" office:value="15.709391767559" calcext:value-type="float">
            <text:p>15.709391767559</text:p>
          </table:table-cell>
          <table:table-cell table:number-columns-repeated="99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table:formula="of:=15+17+24+17+20+22+19+15+18+25+21+14" office:value-type="float" office:value="227" calcext:value-type="float">
            <text:p>227</text:p>
          </table:table-cell>
          <table:table-cell office:value-type="float" office:value="4824" calcext:value-type="float">
            <text:p>4824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5" calcext:value-type="float">
            <text:p>5</text:p>
          </table:table-cell>
          <table:table-cell office:value-type="float" office:value="72" calcext:value-type="float">
            <text:p>72</text:p>
          </table:table-cell>
          <table:table-cell office:value-type="float" office:value="80" calcext:value-type="float">
            <text:p>80</text:p>
          </table:table-cell>
          <table:table-cell office:value-type="float" office:value="1004" calcext:value-type="float">
            <text:p>1004</text:p>
          </table:table-cell>
          <table:table-cell office:value-type="float" office:value="68" calcext:value-type="float">
            <text:p>68</text:p>
          </table:table-cell>
          <table:table-cell office:value-type="float" office:value="792" calcext:value-type="float">
            <text:p>792</text:p>
          </table:table-cell>
          <table:table-cell table:style-name="ce1" table:number-columns-repeated="8"/>
          <table:table-cell table:formula="of:=1/(SUM([.B95];[.D95];[.F95];[.H95];[.J95];[.L95];[.N95];[.P95])/SUM([.C95];[.E95];[.G95];[.I95];[.K95];[.M95];[.O95];[.Q95]))" office:value-type="float" office:value="17.5038759689922" calcext:value-type="float">
            <text:p>17.5038759689922</text:p>
          </table:table-cell>
          <table:table-cell table:formula="of:=(SUM([.B95];[.D95];[.F95];[.H95];[.J95];[.L95];[.N95];[.P95])/SUM([.C95];[.E95];[.G95];[.I95];[.K95];[.M95];[.O95];[.Q95]))*100" office:value-type="float" office:value="5.71302037201063" calcext:value-type="float">
            <text:p>5.71302037201063</text:p>
          </table:table-cell>
          <table:table-cell office:value-type="float" office:value="12" calcext:value-type="float">
            <text:p>12</text:p>
          </table:table-cell>
          <table:table-cell table:formula="of:=[.U95]/[.V95]" office:value-type="float" office:value="0.476085031000886" calcext:value-type="float">
            <text:p>0.476085031000886</text:p>
          </table:table-cell>
          <table:table-cell table:style-name="ce1" office:value-type="string" calcext:value-type="string">
            <text:p>TG holo</text:p>
          </table:table-cell>
          <table:table-cell table:style-name="Default" table:formula="of:=SUM([.Q95];[.O95];[.M95];[.K95];[.I95];[.G95];[.E95];[.C95])" office:value-type="float" office:value="6774" calcext:value-type="float">
            <text:p>6774</text:p>
          </table:table-cell>
          <table:table-cell table:formula="of:=1/(SUM([.B95];[.D95];[.F95];[.H95];[.J95];[.L95];[.N95];[.P95])/SUM([.C95];[.E95];[.G95];[.I95];[.K95];[.M95];[.O95];[.Q95])+([.AB95]/100))" office:value-type="float" office:value="15.9598478748223" calcext:value-type="float">
            <text:p>15.9598478748223</text:p>
          </table:table-cell>
          <table:table-cell table:formula="of:=1/(SUM([.B95];[.D95];[.F95];[.H95];[.J95];[.L95];[.N95];[.P95])/SUM([.C95];[.E95];[.G95];[.I95];[.K95];[.M95];[.O95];[.Q95])-([.AB95]/100))" office:value-type="float" office:value="19.3786549731848" calcext:value-type="float">
            <text:p>19.3786549731848</text:p>
          </table:table-cell>
          <table:table-cell table:formula="of:=1.96*SQRT((([.U95]/100)*(1-([.U95]/100)))/[.Y95])*100" office:value-type="float" office:value="0.55270351109458" calcext:value-type="float">
            <text:p>0.55270351109458</text:p>
          </table:table-cell>
          <table:table-cell table:style-name="Default" table:formula="of:=[.AB95]/[.U95]*100" office:value-type="float" office:value="9.67445370582606" calcext:value-type="float">
            <text:p>9.6744537058260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</text:p>
          </table:table-cell>
          <table:table-cell table:formula="of:=5+6+5+8+7+4" office:value-type="float" office:value="35" calcext:value-type="float">
            <text:p>35</text:p>
          </table:table-cell>
          <table:table-cell office:value-type="float" office:value="4824" calcext:value-type="float">
            <text:p>4824</text:p>
          </table:table-cell>
          <table:table-cell office:value-type="float" office:value="2" calcext:value-type="float">
            <text:p>2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6" calcext:value-type="float">
            <text:p>16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96];[.D96];[.F96];[.H96];[.J96];[.L96];[.N96];[.P96])/SUM([.C96];[.E96];[.G96];[.I96];[.K96];[.M96];[.O96];[.Q96]))" office:value-type="float" office:value="112.867924528302" calcext:value-type="float">
            <text:p>112.867924528302</text:p>
          </table:table-cell>
          <table:table-cell table:formula="of:=(SUM([.B96];[.D96];[.F96];[.H96];[.J96];[.L96];[.N96];[.P96])/SUM([.C96];[.E96];[.G96];[.I96];[.K96];[.M96];[.O96];[.Q96]))*100" office:value-type="float" office:value="0.885991307255099" calcext:value-type="float">
            <text:p>0.885991307255099</text:p>
          </table:table-cell>
          <table:table-cell office:value-type="float" office:value="6" calcext:value-type="float">
            <text:p>6</text:p>
          </table:table-cell>
          <table:table-cell table:formula="of:=[.U96]/[.V96]" office:value-type="float" office:value="0.14766521787585" calcext:value-type="float">
            <text:p>0.14766521787585</text:p>
          </table:table-cell>
          <table:table-cell office:value-type="string" calcext:value-type="string">
            <text:p>TG V</text:p>
          </table:table-cell>
          <table:table-cell table:style-name="Default" table:formula="of:=SUM([.Q96];[.O96];[.M96];[.K96];[.I96];[.G96];[.E96];[.C96])" office:value-type="float" office:value="5982" calcext:value-type="float">
            <text:p>5982</text:p>
          </table:table-cell>
          <table:table-cell table:formula="of:=1/(SUM([.B96];[.D96];[.F96];[.H96];[.J96];[.L96];[.N96];[.P96])/SUM([.C96];[.E96];[.G96];[.I96];[.K96];[.M96];[.O96];[.Q96])+([.AB96]/100))" office:value-type="float" office:value="89.0103553314662" calcext:value-type="float">
            <text:p>89.0103553314662</text:p>
          </table:table-cell>
          <table:table-cell table:formula="of:=1/(SUM([.B96];[.D96];[.F96];[.H96];[.J96];[.L96];[.N96];[.P96])/SUM([.C96];[.E96];[.G96];[.I96];[.K96];[.M96];[.O96];[.Q96])-([.AB96]/100))" office:value-type="float" office:value="154.19776595631" calcext:value-type="float">
            <text:p>154.19776595631</text:p>
          </table:table-cell>
          <table:table-cell table:formula="of:=1.96*SQRT((([.U96]/100)*(1-([.U96]/100)))/[.Y96])*100" office:value-type="float" office:value="0.237473480944088" calcext:value-type="float">
            <text:p>0.237473480944088</text:p>
          </table:table-cell>
          <table:table-cell table:style-name="Default" table:formula="of:=[.AB96]/[.U96]*100" office:value-type="float" office:value="26.8031389246705" calcext:value-type="float">
            <text:p>26.803138924670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Vmax</text:p>
          </table:table-cell>
          <table:table-cell table:formula="of:=6+4+5+3+3" office:value-type="float" office:value="21" calcext:value-type="float">
            <text:p>21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97];[.D97];[.F97];[.H97];[.J97];[.L97];[.N97];[.P97])/SUM([.C97];[.E97];[.G97];[.I97];[.K97];[.M97];[.O97];[.Q97]))" office:value-type="float" office:value="186.9375" calcext:value-type="float">
            <text:p>186.9375</text:p>
          </table:table-cell>
          <table:table-cell table:formula="of:=(SUM([.B97];[.D97];[.F97];[.H97];[.J97];[.L97];[.N97];[.P97])/SUM([.C97];[.E97];[.G97];[.I97];[.K97];[.M97];[.O97];[.Q97]))*100" office:value-type="float" office:value="0.534938147776663" calcext:value-type="float">
            <text:p>0.534938147776663</text:p>
          </table:table-cell>
          <table:table-cell office:value-type="float" office:value="5" calcext:value-type="float">
            <text:p>5</text:p>
          </table:table-cell>
          <table:table-cell table:formula="of:=[.U97]/[.V97]" office:value-type="float" office:value="0.106987629555333" calcext:value-type="float">
            <text:p>0.106987629555333</text:p>
          </table:table-cell>
          <table:table-cell office:value-type="string" calcext:value-type="string">
            <text:p>TG Vmax</text:p>
          </table:table-cell>
          <table:table-cell table:style-name="Default" table:formula="of:=SUM([.Q97];[.O97];[.M97];[.K97];[.I97];[.G97];[.E97];[.C97])" office:value-type="float" office:value="5982" calcext:value-type="float">
            <text:p>5982</text:p>
          </table:table-cell>
          <table:table-cell table:formula="of:=1/(SUM([.B97];[.D97];[.F97];[.H97];[.J97];[.L97];[.N97];[.P97])/SUM([.C97];[.E97];[.G97];[.I97];[.K97];[.M97];[.O97];[.Q97])+([.AB97]/100))" office:value-type="float" office:value="138.92972841429" calcext:value-type="float">
            <text:p>138.92972841429</text:p>
          </table:table-cell>
          <table:table-cell table:formula="of:=1/(SUM([.B97];[.D97];[.F97];[.H97];[.J97];[.L97];[.N97];[.P97])/SUM([.C97];[.E97];[.G97];[.I97];[.K97];[.M97];[.O97];[.Q97])-([.AB97]/100))" office:value-type="float" office:value="285.642511570789" calcext:value-type="float">
            <text:p>285.642511570789</text:p>
          </table:table-cell>
          <table:table-cell table:formula="of:=1.96*SQRT((([.U97]/100)*(1-([.U97]/100)))/[.Y97])*100" office:value-type="float" office:value="0.184850202358155" calcext:value-type="float">
            <text:p>0.184850202358155</text:p>
          </table:table-cell>
          <table:table-cell table:style-name="Default" table:formula="of:=[.AB97]/[.U97]*100" office:value-type="float" office:value="34.5554347033277" calcext:value-type="float">
            <text:p>34.55543470332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porter</text:p>
          </table:table-cell>
          <table:table-cell table:style-name="ce1" table:formula="of:=6+2+6+4+4" office:value-type="float" office:value="22" calcext:value-type="float">
            <text:p>22</text:p>
          </table:table-cell>
          <table:table-cell office:value-type="float" office:value="4824" calcext:value-type="float">
            <text:p>4824</text:p>
          </table:table-cell>
          <table:table-cell office:value-type="float" office:value="0" calcext:value-type="float">
            <text:p>0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 office:value-type="float" office:value="11" calcext:value-type="float">
            <text:p>11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98];[.D98];[.F98];[.H98];[.J98];[.L98];[.N98];[.P98])/SUM([.C98];[.E98];[.G98];[.I98];[.K98];[.M98];[.O98];[.Q98]))" office:value-type="float" office:value="181.272727272727" calcext:value-type="float">
            <text:p>181.272727272727</text:p>
          </table:table-cell>
          <table:table-cell table:formula="of:=(SUM([.B98];[.D98];[.F98];[.H98];[.J98];[.L98];[.N98];[.P98])/SUM([.C98];[.E98];[.G98];[.I98];[.K98];[.M98];[.O98];[.Q98]))*100" office:value-type="float" office:value="0.551654964894684" calcext:value-type="float">
            <text:p>0.551654964894684</text:p>
          </table:table-cell>
          <table:table-cell office:value-type="float" office:value="5" calcext:value-type="float">
            <text:p>5</text:p>
          </table:table-cell>
          <table:table-cell table:formula="of:=[.U98]/[.V98]" office:value-type="float" office:value="0.110330992978937" calcext:value-type="float">
            <text:p>0.110330992978937</text:p>
          </table:table-cell>
          <table:table-cell office:value-type="string" calcext:value-type="string">
            <text:p>TG supporter</text:p>
          </table:table-cell>
          <table:table-cell table:style-name="Default" table:formula="of:=SUM([.Q98];[.O98];[.M98];[.K98];[.I98];[.G98];[.E98];[.C98])" office:value-type="float" office:value="5982" calcext:value-type="float">
            <text:p>5982</text:p>
          </table:table-cell>
          <table:table-cell table:formula="of:=1/(SUM([.B98];[.D98];[.F98];[.H98];[.J98];[.L98];[.N98];[.P98])/SUM([.C98];[.E98];[.G98];[.I98];[.K98];[.M98];[.O98];[.Q98])+([.AB98]/100))" office:value-type="float" office:value="135.252940878291" calcext:value-type="float">
            <text:p>135.252940878291</text:p>
          </table:table-cell>
          <table:table-cell table:formula="of:=1/(SUM([.B98];[.D98];[.F98];[.H98];[.J98];[.L98];[.N98];[.P98])/SUM([.C98];[.E98];[.G98];[.I98];[.K98];[.M98];[.O98];[.Q98])-([.AB98]/100))" office:value-type="float" office:value="274.759640701718" calcext:value-type="float">
            <text:p>274.759640701718</text:p>
          </table:table-cell>
          <table:table-cell table:formula="of:=1.96*SQRT((([.U98]/100)*(1-([.U98]/100)))/[.Y98])*100" office:value-type="float" office:value="0.187700492743656" calcext:value-type="float">
            <text:p>0.187700492743656</text:p>
          </table:table-cell>
          <table:table-cell table:style-name="Default" table:formula="of:=[.AB98]/[.U98]*100" office:value-type="float" office:value="34.0249802300773" calcext:value-type="float">
            <text:p>34.0249802300773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TG sup+vmax</text:p>
          </table:table-cell>
          <table:table-cell table:formula="of:=[.B97]+[.B98]" office:value-type="float" office:value="43" calcext:value-type="float">
            <text:p>43</text:p>
          </table:table-cell>
          <table:table-cell table:formula="of:=[.C97]" office:value-type="float" office:value="4824" calcext:value-type="float">
            <text:p>4824</text:p>
          </table:table-cell>
          <table:table-cell table:formula="of:=[.D97]+[.D98]" office:value-type="float" office:value="1" calcext:value-type="float">
            <text:p>1</text:p>
          </table:table-cell>
          <table:table-cell table:formula="of:=[.E97]" office:value-type="float" office:value="82" calcext:value-type="float">
            <text:p>82</text:p>
          </table:table-cell>
          <table:table-cell table:formula="of:=[.F97]+[.F98]" office:value-type="float" office:value="2" calcext:value-type="float">
            <text:p>2</text:p>
          </table:table-cell>
          <table:table-cell table:formula="of:=[.G97]" office:value-type="float" office:value="72" calcext:value-type="float">
            <text:p>72</text:p>
          </table:table-cell>
          <table:table-cell table:formula="of:=[.H97]+[.H98]" office:value-type="float" office:value="19" calcext:value-type="float">
            <text:p>19</text:p>
          </table:table-cell>
          <table:table-cell table:formula="of:=[.I97]" office:value-type="float" office:value="1004" calcext:value-type="float">
            <text:p>1004</text:p>
          </table:table-cell>
          <table:table-cell table:formula="of:=[.J97]+[.J98]" office:value-type="float" office:value="0" calcext:value-type="float">
            <text:p>0</text:p>
          </table:table-cell>
          <table:table-cell table:formula="of:=[.K97]" office:value-type="float" office:value="0" calcext:value-type="float">
            <text:p>0</text:p>
          </table:table-cell>
          <table:table-cell table:formula="of:=[.L97]+[.L98]" office:value-type="float" office:value="0" calcext:value-type="float">
            <text:p>0</text:p>
          </table:table-cell>
          <table:table-cell table:formula="of:=[.M97]" office:value-type="float" office:value="0" calcext:value-type="float">
            <text:p>0</text:p>
          </table:table-cell>
          <table:table-cell table:formula="of:=[.N97]+[.N98]" office:value-type="float" office:value="0" calcext:value-type="float">
            <text:p>0</text:p>
          </table:table-cell>
          <table:table-cell table:formula="of:=[.O97]" office:value-type="float" office:value="0" calcext:value-type="float">
            <text:p>0</text:p>
          </table:table-cell>
          <table:table-cell table:formula="of:=[.P97]+[.P98]" office:value-type="float" office:value="0" calcext:value-type="float">
            <text:p>0</text:p>
          </table:table-cell>
          <table:table-cell table:formula="of:=[.Q97]+[.Q98]" office:value-type="float" office:value="0" calcext:value-type="float">
            <text:p>0</text:p>
          </table:table-cell>
          <table:table-cell table:number-columns-repeated="2"/>
          <table:table-cell table:formula="of:=1/(SUM([.B99];[.D99];[.F99];[.H99];[.J99];[.L99];[.N99];[.P99])/SUM([.C99];[.E99];[.G99];[.I99];[.K99];[.M99];[.O99];[.Q99]))" office:value-type="float" office:value="92.0307692307692" calcext:value-type="float">
            <text:p>92.0307692307692</text:p>
          </table:table-cell>
          <table:table-cell table:formula="of:=(SUM([.B99];[.D99];[.F99];[.H99];[.J99];[.L99];[.N99];[.P99])/SUM([.C99];[.E99];[.G99];[.I99];[.K99];[.M99];[.O99];[.Q99]))*100" office:value-type="float" office:value="1.08659311267135" calcext:value-type="float">
            <text:p>1.08659311267135</text:p>
          </table:table-cell>
          <table:table-cell table:formula="of:=[.V98]+[.V97]" office:value-type="float" office:value="10" calcext:value-type="float">
            <text:p>10</text:p>
          </table:table-cell>
          <table:table-cell table:formula="of:=[.U99]/[.V99]" office:value-type="float" office:value="0.108659311267135" calcext:value-type="float">
            <text:p>0.108659311267135</text:p>
          </table:table-cell>
          <table:table-cell office:value-type="string" calcext:value-type="string">
            <text:p>TG sup+vmax</text:p>
          </table:table-cell>
          <table:table-cell table:style-name="Default" table:formula="of:=SUM([.Q99];[.O99];[.M99];[.K99];[.I99];[.G99];[.E99];[.C99])" office:value-type="float" office:value="5982" calcext:value-type="float">
            <text:p>5982</text:p>
          </table:table-cell>
          <table:table-cell table:formula="of:=1/(SUM([.B99];[.D99];[.F99];[.H99];[.J99];[.L99];[.N99];[.P99])/SUM([.C99];[.E99];[.G99];[.I99];[.K99];[.M99];[.O99];[.Q99])+([.AB99]/100))" office:value-type="float" office:value="74.1117564409055" calcext:value-type="float">
            <text:p>74.1117564409055</text:p>
          </table:table-cell>
          <table:table-cell table:formula="of:=1/(SUM([.B99];[.D99];[.F99];[.H99];[.J99];[.L99];[.N99];[.P99])/SUM([.C99];[.E99];[.G99];[.I99];[.K99];[.M99];[.O99];[.Q99])-([.AB99]/100))" office:value-type="float" office:value="121.377984258177" calcext:value-type="float">
            <text:p>121.377984258177</text:p>
          </table:table-cell>
          <table:table-cell table:formula="of:=1.96*SQRT((([.U99]/100)*(1-([.U99]/100)))/[.Y99])*100" office:value-type="float" office:value="0.262720475379112" calcext:value-type="float">
            <text:p>0.262720475379112</text:p>
          </table:table-cell>
          <table:table-cell table:style-name="Default" table:formula="of:=[.AB99]/[.U99]*100" office:value-type="float" office:value="24.1783674418131" calcext:value-type="float">
            <text:p>24.1783674418131</text:p>
          </table:table-cell>
          <table:table-cell table:style-name="Default" table:number-columns-repeated="2"/>
          <table:table-cell table:number-columns-repeated="993"/>
        </table:table-row>
        <table:table-row table:style-name="ro1">
          <table:table-cell office:value-type="string" calcext:value-type="string">
            <text:p>TG gold</text:p>
          </table:table-cell>
          <table:table-cell office:value-type="float" office:value="16" calcext:value-type="float">
            <text:p>16</text:p>
          </table:table-cell>
          <table:table-cell office:value-type="float" office:value="4824" calcext:value-type="float">
            <text:p>4824</text:p>
          </table:table-cell>
          <table:table-cell office:value-type="float" office:value="1" calcext:value-type="float">
            <text:p>1</text:p>
          </table:table-cell>
          <table:table-cell table:style-name="ce7"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72" calcext:value-type="float">
            <text:p>72</text:p>
          </table:table-cell>
          <table:table-cell office:value-type="float" office:value="9" calcext:value-type="float">
            <text:p>9</text:p>
          </table:table-cell>
          <table:table-cell office:value-type="float" office:value="1004" calcext:value-type="float">
            <text:p>1004</text:p>
          </table:table-cell>
          <table:table-cell table:number-columns-repeated="2"/>
          <table:table-cell table:style-name="ce1" table:number-columns-repeated="8"/>
          <table:table-cell table:formula="of:=1/(SUM([.B100];[.D100];[.F100];[.H100];[.J100];[.L100];[.N100];[.P100])/SUM([.C100];[.E100];[.G100];[.I100];[.K100];[.M100];[.O100];[.Q100]))" office:value-type="float" office:value="221.555555555556" calcext:value-type="float">
            <text:p>221.555555555556</text:p>
          </table:table-cell>
          <table:table-cell table:formula="of:=(SUM([.B100];[.D100];[.F100];[.H100];[.J100];[.L100];[.N100];[.P100])/SUM([.C100];[.E100];[.G100];[.I100];[.K100];[.M100];[.O100];[.Q100]))*100" office:value-type="float" office:value="0.45135406218656" calcext:value-type="float">
            <text:p>0.45135406218656</text:p>
          </table:table-cell>
          <table:table-cell office:value-type="float" office:value="2" calcext:value-type="float">
            <text:p>2</text:p>
          </table:table-cell>
          <table:table-cell table:formula="of:=[.U100]/[.V100]" office:value-type="float" office:value="0.22567703109328" calcext:value-type="float">
            <text:p>0.22567703109328</text:p>
          </table:table-cell>
          <table:table-cell office:value-type="string" calcext:value-type="string">
            <text:p>TG gold</text:p>
          </table:table-cell>
          <table:table-cell table:style-name="Default" table:formula="of:=SUM([.Q100];[.O100];[.M100];[.K100];[.I100];[.G100];[.E100];[.C100])" office:value-type="float" office:value="5982" calcext:value-type="float">
            <text:p>5982</text:p>
          </table:table-cell>
          <table:table-cell table:formula="of:=1/(SUM([.B100];[.D100];[.F100];[.H100];[.J100];[.L100];[.N100];[.P100])/SUM([.C100];[.E100];[.G100];[.I100];[.K100];[.M100];[.O100];[.Q100])+([.AB100]/100))" office:value-type="float" office:value="160.973271975509" calcext:value-type="float">
            <text:p>160.973271975509</text:p>
          </table:table-cell>
          <table:table-cell table:formula="of:=1/(SUM([.B100];[.D100];[.F100];[.H100];[.J100];[.L100];[.N100];[.P100])/SUM([.C100];[.E100];[.G100];[.I100];[.K100];[.M100];[.O100];[.Q100])-([.AB100]/100))" office:value-type="float" office:value="355.256216440853" calcext:value-type="float">
            <text:p>355.256216440853</text:p>
          </table:table-cell>
          <table:table-cell table:formula="of:=1.96*SQRT((([.U100]/100)*(1-([.U100]/100)))/[.Y100])*100" office:value-type="float" office:value="0.169867080757062" calcext:value-type="float">
            <text:p>0.169867080757062</text:p>
          </table:table-cell>
          <table:table-cell table:style-name="Default" table:formula="of:=[.AB100]/[.U100]*100" office:value-type="float" office:value="37.6349954477313" calcext:value-type="float">
            <text:p>37.634995447731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https://www.youtube.com/watch?v=SShnm3Goubk</text:p>
          </table:table-cell>
          <table:table-cell/>
          <table:table-cell office:value-type="string" calcext:value-type="string">
            <text:p>https://youtu.be/ulGnAimY16k</text:p>
          </table:table-cell>
          <table:table-cell/>
          <table:table-cell office:value-type="string" calcext:value-type="string">
            <text:p>https://www.codedyellow.com/brilliant-stars-pack-weight/</text:p>
          </table:table-cell>
          <table:table-cell/>
          <table:table-cell office:value-type="string" calcext:value-type="string">
            <text:p>https://www.digitaltq.com/brilliant-stars-pull-rates-pokemon-tcg</text:p>
          </table:table-cell>
          <table:table-cell/>
          <table:table-cell office:value-type="string" calcext:value-type="string">
            <text:p>https://www.youtube.com/watch?v=4cR91MqdBRc</text:p>
          </table:table-cell>
          <table:table-cell/>
          <table:table-cell table:style-name="ce1" office:value-type="string" calcext:value-type="string">
            <text:p>https://www.reddit.com/r/PokemonTCG/comments/t52dvt/brilliant_stars_pulls_60_booster_boxes_2160_packs/</text:p>
          </table:table-cell>
          <table:table-cell table:style-name="ce1" table:number-columns-repeated="7"/>
          <table:table-cell/>
          <table:table-cell table:formula="of:=SUM([.U85];[.U88:.U94])" office:value-type="float" office:value="41.3653493494608" calcext:value-type="float">
            <text:p>41.3653493494608</text:p>
          </table:table-cell>
          <table:table-cell table:number-columns-repeated="3"/>
          <table:table-cell table:style-name="Default"/>
          <table:table-cell table:number-columns-repeated="999"/>
        </table:table-row>
        <table:table-row table:style-name="ro1">
          <table:table-cell table:number-columns-repeated="13"/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Brilliant Stars pre-release</text:p>
          </table:table-cell>
          <table:table-cell table:number-columns-repeated="13"/>
          <table:table-cell table:style-name="ce1" table:number-columns-repeated="2"/>
          <table:table-cell table:number-columns-repeated="4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7"/>
          <table:table-cell table:number-columns-repeated="4"/>
          <table:table-cell table:formula="of:=1/(SUM([.B105];[.D105];[.F105];[.H105])/SUM([.C105];[.E105];[.G105];[.I105]))" office:value-type="string" office:string-value="" calcext:value-type="error">
            <text:p>#DIV/0!</text:p>
          </table:table-cell>
          <table:table-cell table:formula="of:=(SUM([.B105];[.D105];[.F105];[.H105])/SUM([.C105];[.E105];[.G105];[.I105]))" office:value-type="string" office:string-value="" calcext:value-type="error">
            <text:p>#DIV/0!</text:p>
          </table:table-cell>
          <table:table-cell/>
          <table:table-cell table:formula="of:=[.K105]/[.L105]" office:value-type="string" office:string-value="" calcext:value-type="error">
            <text:p>#DIV/0!</text:p>
          </table:table-cell>
          <table:table-cell/>
          <table:table-cell table:style-name="ce1" table:number-columns-repeated="2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30" calcext:value-type="float">
            <text:p>3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06];[.D106];[.F106];[.H106])/SUM([.C106];[.E106];[.G106];[.I106]))" office:value-type="float" office:value="44.4" calcext:value-type="float">
            <text:p>44.4</text:p>
          </table:table-cell>
          <table:table-cell table:formula="of:=(SUM([.B106];[.D106];[.F106];[.H106])/SUM([.C106];[.E106];[.G106];[.I106]))" office:value-type="float" office:value="0.0225225225225225" calcext:value-type="float">
            <text:p>0.0225225225225225</text:p>
          </table:table-cell>
          <table:table-cell office:value-type="float" office:value="11" calcext:value-type="float">
            <text:p>11</text:p>
          </table:table-cell>
          <table:table-cell table:formula="of:=[.K106]/[.L106]" office:value-type="float" office:value="0.00204750204750205" calcext:value-type="float">
            <text:p>0.002047502047502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07];[.D107];[.F107];[.H107])/SUM([.C107];[.E107];[.G107];[.I107]))" office:value-type="float" office:value="63.4285714285714" calcext:value-type="float">
            <text:p>63.4285714285714</text:p>
          </table:table-cell>
          <table:table-cell table:formula="of:=(SUM([.B107];[.D107];[.F107];[.H107])/SUM([.C107];[.E107];[.G107];[.I107]))" office:value-type="float" office:value="0.0157657657657658" calcext:value-type="float">
            <text:p>0.0157657657657658</text:p>
          </table:table-cell>
          <table:table-cell office:value-type="float" office:value="6" calcext:value-type="float">
            <text:p>6</text:p>
          </table:table-cell>
          <table:table-cell table:formula="of:=[.K107]/[.L107]" office:value-type="float" office:value="0.00262762762762763" calcext:value-type="float">
            <text:p>0.002627627627627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10"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5" calcext:value-type="float">
            <text:p>5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08];[.D108];[.F108];[.H108])/SUM([.C108];[.E108];[.G108];[.I108]))" office:value-type="float" office:value="136.8" calcext:value-type="float">
            <text:p>136.8</text:p>
          </table:table-cell>
          <table:table-cell table:formula="of:=(SUM([.B108];[.D108];[.F108];[.H108])/SUM([.C108];[.E108];[.G108];[.I108]))" office:value-type="float" office:value="0.00730994152046784" calcext:value-type="float">
            <text:p>0.00730994152046784</text:p>
          </table:table-cell>
          <table:table-cell office:value-type="float" office:value="4" calcext:value-type="float">
            <text:p>4</text:p>
          </table:table-cell>
          <table:table-cell table:formula="of:=[.K108]/[.L108]" office:value-type="float" office:value="0.00182748538011696" calcext:value-type="float">
            <text:p>0.0018274853801169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09];[.D109];[.F109];[.H109])/SUM([.C109];[.E109];[.G109];[.I109]))" office:value-type="float" office:value="97.7142857142857" calcext:value-type="float">
            <text:p>97.7142857142857</text:p>
          </table:table-cell>
          <table:table-cell table:formula="of:=(SUM([.B109];[.D109];[.F109];[.H109])/SUM([.C109];[.E109];[.G109];[.I109]))" office:value-type="float" office:value="0.010233918128655" calcext:value-type="float">
            <text:p>0.010233918128655</text:p>
          </table:table-cell>
          <table:table-cell office:value-type="float" office:value="8" calcext:value-type="float">
            <text:p>8</text:p>
          </table:table-cell>
          <table:table-cell table:formula="of:=[.K109]/[.L109]" office:value-type="float" office:value="0.00127923976608187" calcext:value-type="float">
            <text:p>0.00127923976608187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gold</text:p>
          </table:table-cell>
          <table:table-cell table:formula="of:=10+1" office:value-type="float" office:value="11" calcext:value-type="float">
            <text:p>1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0];[.D110];[.F110];[.H110])/SUM([.C110];[.E110];[.G110];[.I110]))" office:value-type="float" office:value="120.705882352941" calcext:value-type="float">
            <text:p>120.705882352941</text:p>
          </table:table-cell>
          <table:table-cell table:formula="of:=(SUM([.B110];[.D110];[.F110];[.H110])/SUM([.C110];[.E110];[.G110];[.I110]))" office:value-type="float" office:value="0.00828460038986355" calcext:value-type="float">
            <text:p>0.00828460038986355</text:p>
          </table:table-cell>
          <table:table-cell office:value-type="float" office:value="6" calcext:value-type="float">
            <text:p>6</text:p>
          </table:table-cell>
          <table:table-cell table:formula="of:=[.K110]/[.L110]" office:value-type="float" office:value="0.00138076673164392" calcext:value-type="float">
            <text:p>0.00138076673164392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3" calcext:value-type="float">
            <text:p>173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97" calcext:value-type="float">
            <text:p>97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1];[.D111];[.F111];[.H111])/SUM([.C111];[.E111];[.G111];[.I111]))" office:value-type="float" office:value="7.6" calcext:value-type="float">
            <text:p>7.6</text:p>
          </table:table-cell>
          <table:table-cell table:formula="of:=(SUM([.B111];[.D111];[.F111];[.H111])/SUM([.C111];[.E111];[.G111];[.I111]))" office:value-type="float" office:value="0.131578947368421" calcext:value-type="float">
            <text:p>0.131578947368421</text:p>
          </table:table-cell>
          <table:table-cell office:value-type="float" office:value="20" calcext:value-type="float">
            <text:p>20</text:p>
          </table:table-cell>
          <table:table-cell table:formula="of:=[.K111]/[.L111]" office:value-type="float" office:value="0.00657894736842105" calcext:value-type="float">
            <text:p>0.0065789473684210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style-name="ce1" table:number-columns-repeated="5"/>
          <table:table-cell table:number-columns-repeated="1000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6" calcext:value-type="float">
            <text:p>6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2];[.D112];[.F112];[.H112])/SUM([.C112];[.E112];[.G112];[.I112]))" office:value-type="float" office:value="128.25" calcext:value-type="float">
            <text:p>128.25</text:p>
          </table:table-cell>
          <table:table-cell table:formula="of:=(SUM([.B112];[.D112];[.F112];[.H112])/SUM([.C112];[.E112];[.G112];[.I112]))" office:value-type="float" office:value="0.00779727095516569" calcext:value-type="float">
            <text:p>0.00779727095516569</text:p>
          </table:table-cell>
          <table:table-cell office:value-type="float" office:value="3" calcext:value-type="float">
            <text:p>3</text:p>
          </table:table-cell>
          <table:table-cell table:formula="of:=[.K112]/[.L112]" office:value-type="float" office:value="0.00259909031838856" calcext:value-type="float">
            <text:p>0.00259909031838856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star</text:p>
          </table:table-cell>
          <table:table-cell table:formula="of:=19+2" office:value-type="float" office:value="21" calcext:value-type="float">
            <text:p>21</text:p>
          </table:table-cell>
          <table:table-cell table:formula="of:=1188+144" office:value-type="float" office:value="1332" calcext:value-type="float">
            <text:p>1332</text:p>
          </table:table-cell>
          <table:table-cell office:value-type="float" office:value="11" calcext:value-type="float">
            <text:p>11</text:p>
          </table:table-cell>
          <table:table-cell table:style-name="ce7" office:value-type="float" office:value="720" calcext:value-type="float">
            <text:p>720</text:p>
          </table:table-cell>
          <table:table-cell table:number-columns-repeated="4"/>
          <table:table-cell table:formula="of:=1/(SUM([.B113];[.D113];[.F113];[.H113])/SUM([.C113];[.E113];[.G113];[.I113]))" office:value-type="float" office:value="64.125" calcext:value-type="float">
            <text:p>64.125</text:p>
          </table:table-cell>
          <table:table-cell table:formula="of:=(SUM([.B113];[.D113];[.F113];[.H113])/SUM([.C113];[.E113];[.G113];[.I113]))" office:value-type="float" office:value="0.0155945419103314" calcext:value-type="float">
            <text:p>0.0155945419103314</text:p>
          </table:table-cell>
          <table:table-cell office:value-type="float" office:value="4" calcext:value-type="float">
            <text:p>4</text:p>
          </table:table-cell>
          <table:table-cell table:formula="of:=[.K113]/[.L113]" office:value-type="float" office:value="0.00389863547758285" calcext:value-type="float">
            <text:p>0.0038986354775828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TG holo</text:p>
          </table:table-cell>
          <table:table-cell office:value-type="float" office:value="113" calcext:value-type="float">
            <text:p>1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4];[.D114];[.F114];[.H114])/SUM([.C114];[.E114];[.G114];[.I114]))" office:value-type="float" office:value="11.787610619469" calcext:value-type="float">
            <text:p>11.787610619469</text:p>
          </table:table-cell>
          <table:table-cell table:formula="of:=(SUM([.B114];[.D114];[.F114];[.H114])/SUM([.C114];[.E114];[.G114];[.I114]))" office:value-type="float" office:value="0.0848348348348348" calcext:value-type="float">
            <text:p>0.0848348348348348</text:p>
          </table:table-cell>
          <table:table-cell office:value-type="float" office:value="12" calcext:value-type="float">
            <text:p>12</text:p>
          </table:table-cell>
          <table:table-cell table:formula="of:=[.K114]/[.L114]" office:value-type="float" office:value="0.00706956956956957" calcext:value-type="float">
            <text:p>0.00706956956956957</text:p>
          </table:table-cell>
          <table:table-cell table:style-name="ce1"/>
          <table:table-cell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</text:p>
          </table:table-cell>
          <table:table-cell table:formula="of:=5+1+3+4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5];[.D115];[.F115];[.H115])/SUM([.C115];[.E115];[.G115];[.I115]))" office:value-type="float" office:value="102.461538461538" calcext:value-type="float">
            <text:p>102.461538461538</text:p>
          </table:table-cell>
          <table:table-cell table:formula="of:=(SUM([.B115];[.D115];[.F115];[.H115])/SUM([.C115];[.E115];[.G115];[.I115]))" office:value-type="float" office:value="0.00975975975975976" calcext:value-type="float">
            <text:p>0.00975975975975976</text:p>
          </table:table-cell>
          <table:table-cell office:value-type="float" office:value="6" calcext:value-type="float">
            <text:p>6</text:p>
          </table:table-cell>
          <table:table-cell table:formula="of:=[.K115]/[.L115]" office:value-type="float" office:value="0.00162662662662663" calcext:value-type="float">
            <text:p>0.00162662662662663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Vmax</text:p>
          </table:table-cell>
          <table:table-cell table:formula="of:=3+2+4+2+1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6];[.D116];[.F116];[.H116])/SUM([.C116];[.E116];[.G116];[.I116]))" office:value-type="float" office:value="102.461538461538" calcext:value-type="float">
            <text:p>102.461538461538</text:p>
          </table:table-cell>
          <table:table-cell table:formula="of:=(SUM([.B116];[.D116];[.F116];[.H116])/SUM([.C116];[.E116];[.G116];[.I116]))" office:value-type="float" office:value="0.00975975975975976" calcext:value-type="float">
            <text:p>0.00975975975975976</text:p>
          </table:table-cell>
          <table:table-cell office:value-type="float" office:value="5" calcext:value-type="float">
            <text:p>5</text:p>
          </table:table-cell>
          <table:table-cell table:formula="of:=[.K116]/[.L116]" office:value-type="float" office:value="0.00195195195195195" calcext:value-type="float">
            <text:p>0.0019519519519519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supporter</text:p>
          </table:table-cell>
          <table:table-cell office:value-type="float" office:value="10" calcext:value-type="float">
            <text:p>10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7];[.D117];[.F117];[.H117])/SUM([.C117];[.E117];[.G117];[.I117]))" office:value-type="float" office:value="133.2" calcext:value-type="float">
            <text:p>133.2</text:p>
          </table:table-cell>
          <table:table-cell table:formula="of:=(SUM([.B117];[.D117];[.F117];[.H117])/SUM([.C117];[.E117];[.G117];[.I117]))" office:value-type="float" office:value="0.00750750750750751" calcext:value-type="float">
            <text:p>0.00750750750750751</text:p>
          </table:table-cell>
          <table:table-cell office:value-type="float" office:value="5" calcext:value-type="float">
            <text:p>5</text:p>
          </table:table-cell>
          <table:table-cell table:formula="of:=[.K117]/[.L117]" office:value-type="float" office:value="0.0015015015015015" calcext:value-type="float">
            <text:p>0.0015015015015015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TG gold</text:p>
          </table:table-cell>
          <table:table-cell table:formula="of:=12+1" office:value-type="float" office:value="13" calcext:value-type="float">
            <text:p>13</text:p>
          </table:table-cell>
          <table:table-cell table:formula="of:=1188+144" office:value-type="float" office:value="1332" calcext:value-type="float">
            <text:p>1332</text:p>
          </table:table-cell>
          <table:table-cell/>
          <table:table-cell table:style-name="ce7"/>
          <table:table-cell table:number-columns-repeated="4"/>
          <table:table-cell table:formula="of:=1/(SUM([.B118];[.D118];[.F118];[.H118])/SUM([.C118];[.E118];[.G118];[.I118]))" office:value-type="float" office:value="102.461538461538" calcext:value-type="float">
            <text:p>102.461538461538</text:p>
          </table:table-cell>
          <table:table-cell table:formula="of:=(SUM([.B118];[.D118];[.F118];[.H118])/SUM([.C118];[.E118];[.G118];[.I118]))" office:value-type="float" office:value="0.00975975975975976" calcext:value-type="float">
            <text:p>0.00975975975975976</text:p>
          </table:table-cell>
          <table:table-cell office:value-type="float" office:value="2" calcext:value-type="float">
            <text:p>2</text:p>
          </table:table-cell>
          <table:table-cell table:formula="of:=[.K118]/[.L118]" office:value-type="float" office:value="0.00487987987987988" calcext:value-type="float">
            <text:p>0.00487987987987988</text:p>
          </table:table-cell>
          <table:table-cell table:number-columns-repeated="2"/>
          <table:table-cell table:style-name="ce1"/>
          <table:table-cell table:style-name="Default" table:number-columns-repeated="3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https://docs.google.com/spreadsheets/d/1bU-PUbqex_8xUUTQfYviycOURJVorylOomYZoSi3V_c/edit#gid=837975198</text:p>
          </table:table-cell>
          <table:table-cell/>
          <table:table-cell office:value-type="string" calcext:value-type="string">
            <text:p>https://preview.redd.it/5ycepagpagh81.png?width=1723&amp;format=png&amp;auto=webp&amp;s=803ad40a0a2d1caf681b6c3126fec7ce543ce332</text:p>
          </table:table-cell>
          <table:table-cell table:number-columns-repeated="6"/>
          <table:table-cell table:formula="of:=SUM([.K105:.K113])" office:value-type="string" office:string-value="" calcext:value-type="error">
            <text:p>#DIV/0!</text:p>
          </table:table-cell>
          <table:table-cell table:number-columns-repeated="3"/>
          <table:table-cell table:style-name="ce1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Fusion Strike</text:p>
          </table:table-cell>
          <table:table-cell table:number-columns-repeated="9"/>
          <table:table-cell table:style-name="ce23"/>
          <table:table-cell table:style-name="ce1"/>
          <table:table-cell table:number-columns-repeated="2"/>
          <table:table-cell table:style-name="ce23" table:number-columns-repeated="2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ed 5</text:p>
          </table:table-cell>
          <table:table-cell office:value-type="string" calcext:value-type="string">
            <text:p>packs opened 5</text:p>
          </table:table-cell>
          <table:table-cell office:value-type="string" calcext:value-type="string">
            <text:p>Pulled 6</text:p>
          </table:table-cell>
          <table:table-cell office:value-type="string" calcext:value-type="string">
            <text:p>packs opened 6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formula="of:=5061*0.183" office:value-type="float" office:value="926.163" calcext:value-type="float">
            <text:p>926.163</text:p>
          </table:table-cell>
          <table:table-cell table:style-name="ce7" office:value-type="float" office:value="5061" calcext:value-type="float">
            <text:p>5061</text:p>
          </table:table-cell>
          <table:table-cell table:number-columns-repeated="4"/>
          <table:table-cell table:style-name="ce1" office:value-type="float" office:value="7" calcext:value-type="float">
            <text:p>7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2];[.D122];[.F122];[.H122];[.J122];[.L122])/SUM([.C122];[.E122];[.G122];[.I122];[.K122];[.M122]))" office:value-type="float" office:value="5.46206825602815" calcext:value-type="float">
            <text:p>5.46206825602815</text:p>
          </table:table-cell>
          <table:table-cell table:formula="of:=(SUM([.B122];[.D122];[.F122];[.H122];[.J122];[.L121])/SUM([.C122];[.E122];[.G122];[.I122];[.K122];[.M121]))*100" office:value-type="float" office:value="18.308083186188" calcext:value-type="float">
            <text:p>18.308083186188</text:p>
          </table:table-cell>
          <table:table-cell office:value-type="float" office:value="13" calcext:value-type="float">
            <text:p>13</text:p>
          </table:table-cell>
          <table:table-cell table:formula="of:=[.O122]/[.P122]" office:value-type="float" office:value="1.40831409124523" calcext:value-type="float">
            <text:p>1.4083140912452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mon</text:p>
          </table:table-cell>
          <table:table-cell table:formula="of:=([.C123]/58)" office:value-type="float" office:value="74.4827586206897" calcext:value-type="float">
            <text:p>74.4827586206897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66)" office:value-type="float" office:value="45.8181818181818" calcext:value-type="float">
            <text:p>45.8181818181818</text:p>
          </table:table-cell>
          <table:table-cell office:value-type="float" office:value="3024" calcext:value-type="float">
            <text:p>3024</text:p>
          </table:table-cell>
          <table:table-cell table:formula="of:=2+5+3+3+6+2+3+4" office:value-type="float" office:value="28" calcext:value-type="float">
            <text:p>28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3];[.D123];[.F123];[.H123];[.J123];[.L123])/SUM([.C123];[.E123];[.G123];[.I123];[.K123];[.M123]))" office:value-type="float" office:value="61.4156590851442" calcext:value-type="float">
            <text:p>61.4156590851442</text:p>
          </table:table-cell>
          <table:table-cell table:formula="of:=(SUM([.B123];[.D123];[.F123];[.H123];[.J123];[.L122])/SUM([.C123];[.E123];[.G123];[.I123];[.K123];[.M122]))*100" office:value-type="float" office:value="1.62824923626341" calcext:value-type="float">
            <text:p>1.62824923626341</text:p>
          </table:table-cell>
          <table:table-cell office:value-type="float" office:value="8" calcext:value-type="float">
            <text:p>8</text:p>
          </table:table-cell>
          <table:table-cell table:formula="of:=[.O123]/[.P123]" office:value-type="float" office:value="0.203531154532926" calcext:value-type="float">
            <text:p>0.20353115453292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([.C123]/64)" office:value-type="float" office:value="67.5" calcext:value-type="float">
            <text:p>67.5</text:p>
          </table:table-cell>
          <table:table-cell office:value-type="float" office:value="4320" calcext:value-type="float">
            <text:p>4320</text:p>
          </table:table-cell>
          <table:table-cell/>
          <table:table-cell table:style-name="ce7"/>
          <table:table-cell table:formula="of:=(3024/72)" office:value-type="float" office:value="42" calcext:value-type="float">
            <text:p>42</text:p>
          </table:table-cell>
          <table:table-cell office:value-type="float" office:value="3024" calcext:value-type="float">
            <text:p>3024</text:p>
          </table:table-cell>
          <table:table-cell table:formula="of:=4+6+4+1+2+2+2" office:value-type="float" office:value="21" calcext:value-type="float">
            <text:p>2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4];[.D124];[.F124];[.H124];[.J124];[.L124])/SUM([.C124];[.E124];[.G124];[.I124];[.K124];[.M124]))" office:value-type="float" office:value="69.2623574144487" calcext:value-type="float">
            <text:p>69.2623574144487</text:p>
          </table:table-cell>
          <table:table-cell table:formula="of:=(SUM([.B124];[.D124];[.F124];[.H124];[.J124];[.L123])/SUM([.C124];[.E124];[.G124];[.I124];[.K124];[.M123]))*100" office:value-type="float" office:value="1.44378568291612" calcext:value-type="float">
            <text:p>1.44378568291612</text:p>
          </table:table-cell>
          <table:table-cell office:value-type="float" office:value="7" calcext:value-type="float">
            <text:p>7</text:p>
          </table:table-cell>
          <table:table-cell table:formula="of:=[.O124]/[.P124]" office:value-type="float" office:value="0.206255097559445" calcext:value-type="float">
            <text:p>0.20625509755944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([.C123]/180)" office:value-type="float" office:value="24" calcext:value-type="float">
            <text:p>24</text:p>
          </table:table-cell>
          <table:table-cell office:value-type="float" office:value="4320" calcext:value-type="float">
            <text:p>4320</text:p>
          </table:table-cell>
          <table:table-cell office:value-type="float" office:value="48" calcext:value-type="float">
            <text:p>48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37)" office:value-type="float" office:value="22.0729927007299" calcext:value-type="float">
            <text:p>22.0729927007299</text:p>
          </table:table-cell>
          <table:table-cell office:value-type="float" office:value="3024" calcext:value-type="float">
            <text:p>3024</text:p>
          </table:table-cell>
          <table:table-cell table:formula="of:=5+1+3+3+1" office:value-type="float" office:value="13" calcext:value-type="float">
            <text:p>13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5];[.D125];[.F125];[.H125];[.J125];[.L125])/SUM([.C125];[.E125];[.G125];[.I125];[.K125];[.M125]))" office:value-type="float" office:value="131.105835472106" calcext:value-type="float">
            <text:p>131.105835472106</text:p>
          </table:table-cell>
          <table:table-cell table:formula="of:=(SUM([.B125];[.D125];[.F125];[.H125];[.J125];[.L124])/SUM([.C125];[.E125];[.G125];[.I125];[.K125];[.M124]))*100" office:value-type="float" office:value="0.762742555584233" calcext:value-type="float">
            <text:p>0.762742555584233</text:p>
          </table:table-cell>
          <table:table-cell office:value-type="float" office:value="5" calcext:value-type="float">
            <text:p>5</text:p>
          </table:table-cell>
          <table:table-cell table:formula="of:=[.O125]/[.P125]" office:value-type="float" office:value="0.152548511116847" calcext:value-type="float">
            <text:p>0.15254851111684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inbow</text:p>
          </table:table-cell>
          <table:table-cell table:formula="of:=([.C123]/127)" office:value-type="float" office:value="34.0157480314961" calcext:value-type="float">
            <text:p>34.0157480314961</text:p>
          </table:table-cell>
          <table:table-cell office:value-type="float" office:value="4320" calcext:value-type="float">
            <text:p>4320</text:p>
          </table:table-cell>
          <table:table-cell table:formula="of:=(5061/122.85)" office:value-type="float" office:value="41.1965811965812" calcext:value-type="float">
            <text:p>41.1965811965812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26)" office:value-type="float" office:value="24" calcext:value-type="float">
            <text:p>2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6];[.D126];[.F126];[.H126];[.J126];[.L126])/SUM([.C126];[.E126];[.G126];[.I126];[.K126];[.M126]))" office:value-type="float" office:value="124.058410293911" calcext:value-type="float">
            <text:p>124.058410293911</text:p>
          </table:table-cell>
          <table:table-cell table:formula="of:=(SUM([.B126];[.D126];[.F126];[.H126];[.J126];[.L125])/SUM([.C126];[.E126];[.G126];[.I126];[.K126];[.M125]))*100" office:value-type="float" office:value="0.806071912118549" calcext:value-type="float">
            <text:p>0.806071912118549</text:p>
          </table:table-cell>
          <table:table-cell office:value-type="float" office:value="11" calcext:value-type="float">
            <text:p>11</text:p>
          </table:table-cell>
          <table:table-cell table:formula="of:=[.O126]/[.P126]" office:value-type="float" office:value="0.07327926473805" calcext:value-type="float">
            <text:p>0.0732792647380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([.C123]/332)" office:value-type="float" office:value="13.0120481927711" calcext:value-type="float">
            <text:p>13.0120481927711</text:p>
          </table:table-cell>
          <table:table-cell office:value-type="float" office:value="4320" calcext:value-type="float">
            <text:p>4320</text:p>
          </table:table-cell>
          <table:table-cell office:value-type="float" office:value="17" calcext:value-type="float">
            <text:p>17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75)" office:value-type="float" office:value="10.9963636363636" calcext:value-type="float">
            <text:p>10.9963636363636</text:p>
          </table:table-cell>
          <table:table-cell office:value-type="float" office:value="3024" calcext:value-type="float">
            <text:p>3024</text:p>
          </table:table-cell>
          <table:table-cell office:value-type="float" office:value="11" calcext:value-type="float">
            <text:p>11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7];[.D127];[.F127];[.H127];[.J127];[.L127])/SUM([.C127];[.E127];[.G127];[.I127];[.K127];[.M127]))" office:value-type="float" office:value="272.436698250852" calcext:value-type="float">
            <text:p>272.436698250852</text:p>
          </table:table-cell>
          <table:table-cell table:formula="of:=(SUM([.B127];[.D127];[.F127];[.H127];[.J127];[.L126])/SUM([.C127];[.E127];[.G127];[.I127];[.K127];[.M126]))*100" office:value-type="float" office:value="0.367057744577138" calcext:value-type="float">
            <text:p>0.367057744577138</text:p>
          </table:table-cell>
          <table:table-cell office:value-type="float" office:value="4" calcext:value-type="float">
            <text:p>4</text:p>
          </table:table-cell>
          <table:table-cell table:formula="of:=[.O127]/[.P127]" office:value-type="float" office:value="0.0917644361442846" calcext:value-type="float">
            <text:p>0.0917644361442846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gold</text:p>
          </table:table-cell>
          <table:table-cell table:formula="of:=([.C123]/120)" office:value-type="float" office:value="36" calcext:value-type="float">
            <text:p>36</text:p>
          </table:table-cell>
          <table:table-cell office:value-type="float" office:value="4320" calcext:value-type="float">
            <text:p>4320</text:p>
          </table:table-cell>
          <table:table-cell table:formula="of:=(5061/132.5)" office:value-type="float" office:value="38.1962264150943" calcext:value-type="float">
            <text:p>38.1962264150943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116)" office:value-type="float" office:value="26.0689655172414" calcext:value-type="float">
            <text:p>26.0689655172414</text:p>
          </table:table-cell>
          <table:table-cell office:value-type="float" office:value="3024" calcext:value-type="float">
            <text:p>3024</text:p>
          </table:table-cell>
          <table:table-cell office:value-type="float" office:value="14" calcext:value-type="float">
            <text:p>14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8];[.D128];[.F128];[.H128];[.J128];[.L128])/SUM([.C128];[.E128];[.G128];[.I128];[.K128];[.M128]))" office:value-type="float" office:value="124.001016936028" calcext:value-type="float">
            <text:p>124.001016936028</text:p>
          </table:table-cell>
          <table:table-cell table:formula="of:=(SUM([.B128];[.D128];[.F128];[.H128];[.J128];[.L127])/SUM([.C128];[.E128];[.G128];[.I128];[.K128];[.M127]))*100" office:value-type="float" office:value="0.806444999169565" calcext:value-type="float">
            <text:p>0.806444999169565</text:p>
          </table:table-cell>
          <table:table-cell office:value-type="float" office:value="5" calcext:value-type="float">
            <text:p>5</text:p>
          </table:table-cell>
          <table:table-cell table:formula="of:=[.O128]/[.P128]" office:value-type="float" office:value="0.161288999833913" calcext:value-type="float">
            <text:p>0.161288999833913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table:formula="of:=(5061/8)" office:value-type="float" office:value="632.625" calcext:value-type="float">
            <text:p>632.625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7.8)" office:value-type="float" office:value="387.692307692308" calcext:value-type="float">
            <text:p>387.692307692308</text:p>
          </table:table-cell>
          <table:table-cell office:value-type="float" office:value="3024" calcext:value-type="float">
            <text:p>3024</text:p>
          </table:table-cell>
          <table:table-cell table:formula="of:=11+17+12+14+9+8+7+15+16+17+7+12+11+11+13+9+12+6+9" office:value-type="float" office:value="216" calcext:value-type="float">
            <text:p>216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29];[.D129];[.F129];[.H129];[.J129];[.L129])/SUM([.C129];[.E129];[.G129];[.I129];[.K129];[.M129]))" office:value-type="float" office:value="7.92792625444076" calcext:value-type="float">
            <text:p>7.92792625444076</text:p>
          </table:table-cell>
          <table:table-cell table:formula="of:=(SUM([.B129];[.D129];[.F129];[.H129];[.J129];[.L128])/SUM([.C129];[.E129];[.G129];[.I129];[.K129];[.M128]))*100" office:value-type="float" office:value="12.613639026219" calcext:value-type="float">
            <text:p>12.613639026219</text:p>
          </table:table-cell>
          <table:table-cell office:value-type="float" office:value="19" calcext:value-type="float">
            <text:p>19</text:p>
          </table:table-cell>
          <table:table-cell table:formula="of:=[.O129]/[.P129]" office:value-type="float" office:value="0.663875738222052" calcext:value-type="float">
            <text:p>0.663875738222052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Vmax</text:p>
          </table:table-cell>
          <table:table-cell table:formula="of:=([.C123]/30)" office:value-type="float" office:value="144" calcext:value-type="float">
            <text:p>144</text:p>
          </table:table-cell>
          <table:table-cell office:value-type="float" office:value="4320" calcext:value-type="float">
            <text:p>4320</text:p>
          </table:table-cell>
          <table:table-cell table:formula="of:=(5061/28.7)" office:value-type="float" office:value="176.341463414634" calcext:value-type="float">
            <text:p>176.341463414634</text:p>
          </table:table-cell>
          <table:table-cell table:style-name="ce7" office:value-type="float" office:value="5061" calcext:value-type="float">
            <text:p>5061</text:p>
          </table:table-cell>
          <table:table-cell table:formula="of:=(3024/28)" office:value-type="float" office:value="108" calcext:value-type="float">
            <text:p>108</text:p>
          </table:table-cell>
          <table:table-cell office:value-type="float" office:value="3024" calcext:value-type="float">
            <text:p>3024</text:p>
          </table:table-cell>
          <table:table-cell table:formula="of:=6+8+11+6+6+5+10+10" office:value-type="float" office:value="62" calcext:value-type="float">
            <text:p>62</text:p>
          </table:table-cell>
          <table:table-cell office:value-type="float" office:value="1728" calcext:value-type="float">
            <text:p>1728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36" calcext:value-type="float">
            <text:p>36</text:p>
          </table:table-cell>
          <table:table-cell table:style-name="ce1" table:number-columns-repeated="2"/>
          <table:table-cell table:formula="of:=1/(SUM([.B130];[.D130];[.F130];[.H130];[.J130];[.L130])/SUM([.C130];[.E130];[.G130];[.I130];[.K130];[.M130]))" office:value-type="float" office:value="28.8373790022338" calcext:value-type="float">
            <text:p>28.8373790022338</text:p>
          </table:table-cell>
          <table:table-cell table:formula="of:=(SUM([.B130];[.D130];[.F130];[.H130];[.J130];[.L129])/SUM([.C130];[.E130];[.G130];[.I130];[.K130];[.M129]))*100" office:value-type="float" office:value="3.46772152879268" calcext:value-type="float">
            <text:p>3.46772152879268</text:p>
          </table:table-cell>
          <table:table-cell office:value-type="float" office:value="8" calcext:value-type="float">
            <text:p>8</text:p>
          </table:table-cell>
          <table:table-cell table:formula="of:=[.O130]/[.P130]" office:value-type="float" office:value="0.433465191099084" calcext:value-type="float">
            <text:p>0.433465191099084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twitter.com/PokeTCGiveaways/status/1459331907980824580/photo/1</text:p>
          </table:table-cell>
          <table:table-cell/>
          <table:table-cell office:value-type="string" calcext:value-type="string">
            <text:p>https://www.dropbox.com/s/42torcyaknr3j40/Fusion%20Strike%20Weighted%20Average%20Value%20-%20Booster%20Pack%20-%20Reddit.xlsx?dl=0</text:p>
          </table:table-cell>
          <table:table-cell/>
          <table:table-cell office:value-type="string" calcext:value-type="string">
            <text:p>https://www.reddit.com/r/PokemonTCG/comments/qnvvvo/fusion_strikes_pull_rate_data_3000_packs/</text:p>
          </table:table-cell>
          <table:table-cell/>
          <table:table-cell office:value-type="string" calcext:value-type="string">
            <text:p>https://www.youtube.com/watch?v=7hQW-ocJI7s</text:p>
          </table:table-cell>
          <table:table-cell/>
          <table:table-cell table:style-name="ce1" office:value-type="string" calcext:value-type="string">
            <text:p>https://www.codedyellow.com/fusion-strike-pull-rate/</text:p>
          </table:table-cell>
          <table:table-cell table:style-name="ce1" table:number-columns-repeated="3"/>
          <table:table-cell/>
          <table:table-cell table:formula="of:=SUM([.O122:.O130])" office:value-type="float" office:value="40.2037958718286" calcext:value-type="float">
            <text:p>40.2037958718286</text:p>
          </table:table-cell>
          <table:table-cell table:number-columns-repeated="1009"/>
        </table:table-row>
        <table:table-row table:style-name="ro1">
          <table:table-cell table:number-columns-repeated="20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Celebrations classic</text:p>
          </table:table-cell>
          <table:table-cell table:number-columns-repeated="19"/>
          <table:table-cell table:style-name="Default"/>
          <table:table-cell table:number-columns-repeated="100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% per card</text:p>
          </table:table-cell>
          <table:table-cell office:value-type="string" calcext:value-type="string">
            <text:p>Rarity</text:p>
          </table:table-cell>
          <table:table-cell table:style-name="Default" office:value-type="string" calcext:value-type="string">
            <text:p>sample size</text:p>
          </table:table-cell>
          <table:table-cell office:value-type="string" calcext:value-type="string">
            <text:p>max odds</text:p>
          </table:table-cell>
          <table:table-cell office:value-type="string" calcext:value-type="string">
            <text:p>min odds</text:p>
          </table:table-cell>
          <table:table-cell table:number-columns-repeated="2"/>
          <table:table-cell office:value-type="string" calcext:value-type="string">
            <text:p>95% MoE in %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Group 1</text:p>
          </table:table-cell>
          <table:table-cell table:style-name="ce3" table:formula="of:=SUM([.B136:.B141])" office:value-type="float" office:value="845.228601807549" calcext:value-type="float">
            <text:p>845.22860180754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36:.D141])" office:value-type="float" office:value="497" calcext:value-type="float">
            <text:p>497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36:.F141])" office:value-type="float" office:value="128" calcext:value-type="float">
            <text:p>128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36:.H141])" office:value-type="float" office:value="78" calcext:value-type="float">
            <text:p>7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35];[.D135];[.F135];[.H135])/SUM([.C135];[.E135];[.G135];[.I135]))" office:value-type="float" office:value="6.26780824787155" calcext:value-type="float">
            <text:p>6.26780824787155</text:p>
          </table:table-cell>
          <table:table-cell table:formula="of:=((SUM(;[.B135];[.D135];[.F135];[.H135])/[.O135])*100)" office:value-type="float" office:value="15.95454041434" calcext:value-type="float">
            <text:p>15.95454041434</text:p>
          </table:table-cell>
          <table:table-cell office:value-type="float" office:value="6" calcext:value-type="float">
            <text:p>6</text:p>
          </table:table-cell>
          <table:table-cell table:formula="of:=[.K135]/[.L135]" office:value-type="float" office:value="2.65909006905666" calcext:value-type="float">
            <text:p>2.65909006905666</text:p>
          </table:table-cell>
          <table:table-cell table:style-name="ce3" office:value-type="string" calcext:value-type="string">
            <text:p>Group 1</text:p>
          </table:table-cell>
          <table:table-cell table:style-name="Default" table:formula="of:=SUM([.I135];[.G135];[.E135];[.C135];)" office:value-type="float" office:value="9704" calcext:value-type="float">
            <text:p>9704</text:p>
          </table:table-cell>
          <table:table-cell table:formula="of:=1/(SUM([.B135];[.D135];[.F135];[.H135])/SUM([.C135];[.E135];[.G135];[.I135])+([.U135]/100))" office:value-type="float" office:value="6.26780824787156" calcext:value-type="float">
            <text:p>6.26780824787156</text:p>
          </table:table-cell>
          <table:table-cell table:formula="of:=1/(SUM([.B135];[.D135];[.F135];[.H135])/SUM([.C135];[.E135];[.G135];[.I135])-([.U135]/100))" office:value-type="float" office:value="6.26780824787156" calcext:value-type="float">
            <text:p>6.26780824787156</text:p>
          </table:table-cell>
          <table:table-cell table:number-columns-repeated="2"/>
          <table:table-cell table:formula="of:=1.96*SQRT((([.K135]/100)*(1-([.K135]/100)))/[.O135])*100" office:value-type="float" office:value="0.728584545418487" calcext:value-type="float">
            <text:p>0.7285845454184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ark Gyara</text:p>
          </table:table-cell>
          <table:table-cell table:formula="of:=(5000/30)" office:value-type="float" office:value="166.666666666667" calcext:value-type="float">
            <text:p>166.666666666667</text:p>
          </table:table-cell>
          <table:table-cell office:value-type="float" office:value="5000" calcext:value-type="float">
            <text:p>5000</text:p>
          </table:table-cell>
          <table:table-cell office:value-type="float" office:value="89" calcext:value-type="float">
            <text:p>89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36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6];[.D136];[.F136];[.H136])/SUM([.C136];[.E136];[.G136];[.I136]))" office:value-type="float" office:value="34.4520710059172" calcext:value-type="float">
            <text:p>34.4520710059172</text:p>
          </table:table-cell>
          <table:table-cell table:formula="of:=((SUM(;[.B136];[.D136];[.F136];[.H136])/[.O136])*100)" office:value-type="float" office:value="2.90258312723276" calcext:value-type="float">
            <text:p>2.90258312723276</text:p>
          </table:table-cell>
          <table:table-cell office:value-type="float" office:value="1" calcext:value-type="float">
            <text:p>1</text:p>
          </table:table-cell>
          <table:table-cell table:formula="of:=[.K136]/[.L136]" office:value-type="float" office:value="2.90258312723276" calcext:value-type="float">
            <text:p>2.90258312723276</text:p>
          </table:table-cell>
          <table:table-cell office:value-type="string" calcext:value-type="string">
            <text:p>Dark Gyara</text:p>
          </table:table-cell>
          <table:table-cell table:style-name="Default" table:formula="of:=SUM([.I136];[.G136];[.E136];[.C136];)" office:value-type="float" office:value="9704" calcext:value-type="float">
            <text:p>9704</text:p>
          </table:table-cell>
          <table:table-cell table:formula="of:=1/(SUM([.B136];[.D136];[.F136];[.H136])/SUM([.C136];[.E136];[.G136];[.I136])+([.U136]/100))" office:value-type="float" office:value="34.4520710059172" calcext:value-type="float">
            <text:p>34.4520710059172</text:p>
          </table:table-cell>
          <table:table-cell table:formula="of:=1/(SUM([.B136];[.D136];[.F136];[.H136])/SUM([.C136];[.E136];[.G136];[.I136])-([.U136]/100))" office:value-type="float" office:value="34.4520710059172" calcext:value-type="float">
            <text:p>34.4520710059172</text:p>
          </table:table-cell>
          <table:table-cell table:number-columns-repeated="2"/>
          <table:table-cell table:formula="of:=1.96*SQRT((([.K136]/100)*(1-([.K136]/100)))/[.O136])*100" office:value-type="float" office:value="0.334023366474752" calcext:value-type="float">
            <text:p>0.33402336647475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aydol</text:p>
          </table:table-cell>
          <table:table-cell table:formula="of:=(5000/33)" office:value-type="float" office:value="151.515151515152" calcext:value-type="float">
            <text:p>151.515151515152</text:p>
          </table:table-cell>
          <table:table-cell office:value-type="float" office:value="5000" calcext:value-type="float">
            <text:p>5000</text:p>
          </table:table-cell>
          <table:table-cell office:value-type="float" office:value="81" calcext:value-type="float">
            <text:p>81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37]/38.9)" office:value-type="float" office:value="20" calcext:value-type="float">
            <text:p>2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7];[.D137];[.F137];[.H137])/SUM([.C137];[.E137];[.G137];[.I137]))" office:value-type="float" office:value="36.2745808790213" calcext:value-type="float">
            <text:p>36.2745808790213</text:p>
          </table:table-cell>
          <table:table-cell table:formula="of:=((SUM(;[.B137];[.D137];[.F137];[.H137])/[.O137])*100)" office:value-type="float" office:value="2.75675135526743" calcext:value-type="float">
            <text:p>2.75675135526743</text:p>
          </table:table-cell>
          <table:table-cell office:value-type="float" office:value="1" calcext:value-type="float">
            <text:p>1</text:p>
          </table:table-cell>
          <table:table-cell table:formula="of:=[.K137]/[.L137]" office:value-type="float" office:value="2.75675135526743" calcext:value-type="float">
            <text:p>2.75675135526743</text:p>
          </table:table-cell>
          <table:table-cell office:value-type="string" calcext:value-type="string">
            <text:p>claydol</text:p>
          </table:table-cell>
          <table:table-cell table:style-name="Default" table:formula="of:=SUM([.I137];[.G137];[.E137];[.C137];)" office:value-type="float" office:value="9704" calcext:value-type="float">
            <text:p>9704</text:p>
          </table:table-cell>
          <table:table-cell table:formula="of:=1/(SUM([.B137];[.D137];[.F137];[.H137])/SUM([.C137];[.E137];[.G137];[.I137])+([.U137]/100))" office:value-type="float" office:value="36.2745808790213" calcext:value-type="float">
            <text:p>36.2745808790213</text:p>
          </table:table-cell>
          <table:table-cell table:formula="of:=1/(SUM([.B137];[.D137];[.F137];[.H137])/SUM([.C137];[.E137];[.G137];[.I137])-([.U137]/100))" office:value-type="float" office:value="36.2745808790213" calcext:value-type="float">
            <text:p>36.2745808790213</text:p>
          </table:table-cell>
          <table:table-cell table:number-columns-repeated="2"/>
          <table:table-cell table:formula="of:=1.96*SQRT((([.K137]/100)*(1-([.K137]/100)))/[.O137])*100" office:value-type="float" office:value="0.32576858790709" calcext:value-type="float">
            <text:p>0.3257685879070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.zapdos</text:p>
          </table:table-cell>
          <table:table-cell table:formula="of:=(5000/36)" office:value-type="float" office:value="138.888888888889" calcext:value-type="float">
            <text:p>138.888888888889</text:p>
          </table:table-cell>
          <table:table-cell office:value-type="float" office:value="5000" calcext:value-type="float">
            <text:p>5000</text:p>
          </table:table-cell>
          <table:table-cell office:value-type="float" office:value="90" calcext:value-type="float">
            <text:p>9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9" calcext:value-type="float">
            <text:p>19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8];[.D138];[.F138];[.H138])/SUM([.C138];[.E138];[.G138];[.I138]))" office:value-type="float" office:value="37.3390337751176" calcext:value-type="float">
            <text:p>37.3390337751176</text:p>
          </table:table-cell>
          <table:table-cell table:formula="of:=((SUM(;[.B138];[.D138];[.F138];[.H138])/[.O138])*100)" office:value-type="float" office:value="2.678162498855" calcext:value-type="float">
            <text:p>2.678162498855</text:p>
          </table:table-cell>
          <table:table-cell office:value-type="float" office:value="1" calcext:value-type="float">
            <text:p>1</text:p>
          </table:table-cell>
          <table:table-cell table:formula="of:=[.K138]/[.L138]" office:value-type="float" office:value="2.678162498855" calcext:value-type="float">
            <text:p>2.678162498855</text:p>
          </table:table-cell>
          <table:table-cell office:value-type="string" calcext:value-type="string">
            <text:p>r.zapdos</text:p>
          </table:table-cell>
          <table:table-cell table:style-name="Default" table:formula="of:=SUM([.I138];[.G138];[.E138];[.C138];)" office:value-type="float" office:value="9704" calcext:value-type="float">
            <text:p>9704</text:p>
          </table:table-cell>
          <table:table-cell table:formula="of:=1/(SUM([.B138];[.D138];[.F138];[.H138])/SUM([.C138];[.E138];[.G138];[.I138])+([.U138]/100))" office:value-type="float" office:value="37.3390337751176" calcext:value-type="float">
            <text:p>37.3390337751176</text:p>
          </table:table-cell>
          <table:table-cell table:formula="of:=1/(SUM([.B138];[.D138];[.F138];[.H138])/SUM([.C138];[.E138];[.G138];[.I138])-([.U138]/100))" office:value-type="float" office:value="37.3390337751176" calcext:value-type="float">
            <text:p>37.3390337751176</text:p>
          </table:table-cell>
          <table:table-cell table:number-columns-repeated="2"/>
          <table:table-cell table:formula="of:=1.96*SQRT((([.K138]/100)*(1-([.K138]/100)))/[.O138])*100" office:value-type="float" office:value="0.321221266240147" calcext:value-type="float">
            <text:p>0.32122126624014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M Groundon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3" calcext:value-type="float">
            <text:p>2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7" calcext:value-type="float">
            <text:p>1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39];[.D139];[.F139];[.H139])/SUM([.C139];[.E139];[.G139];[.I139]))" office:value-type="float" office:value="38.1178416373785" calcext:value-type="float">
            <text:p>38.1178416373785</text:p>
          </table:table-cell>
          <table:table-cell table:formula="of:=((SUM(;[.B139];[.D139];[.F139];[.H139])/[.O139])*100)" office:value-type="float" office:value="2.62344339827309" calcext:value-type="float">
            <text:p>2.62344339827309</text:p>
          </table:table-cell>
          <table:table-cell office:value-type="float" office:value="1" calcext:value-type="float">
            <text:p>1</text:p>
          </table:table-cell>
          <table:table-cell table:formula="of:=[.K139]/[.L139]" office:value-type="float" office:value="2.62344339827309" calcext:value-type="float">
            <text:p>2.62344339827309</text:p>
          </table:table-cell>
          <table:table-cell office:value-type="string" calcext:value-type="string">
            <text:p>TM Groundon</text:p>
          </table:table-cell>
          <table:table-cell table:style-name="Default" table:formula="of:=SUM([.I139];[.G139];[.E139];[.C139];)" office:value-type="float" office:value="9704" calcext:value-type="float">
            <text:p>9704</text:p>
          </table:table-cell>
          <table:table-cell table:formula="of:=1/(SUM([.B139];[.D139];[.F139];[.H139])/SUM([.C139];[.E139];[.G139];[.I139])+([.U139]/100))" office:value-type="float" office:value="38.1178416373785" calcext:value-type="float">
            <text:p>38.1178416373785</text:p>
          </table:table-cell>
          <table:table-cell table:formula="of:=1/(SUM([.B139];[.D139];[.F139];[.H139])/SUM([.C139];[.E139];[.G139];[.I139])-([.U139]/100))" office:value-type="float" office:value="38.1178416373785" calcext:value-type="float">
            <text:p>38.1178416373785</text:p>
          </table:table-cell>
          <table:table-cell table:number-columns-repeated="2"/>
          <table:table-cell table:formula="of:=1.96*SQRT((([.K139]/100)*(1-([.K139]/100)))/[.O139])*100" office:value-type="float" office:value="0.31801216484394" calcext:value-type="float">
            <text:p>0.3180121648439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imposter oak</text:p>
          </table:table-cell>
          <table:table-cell table:formula="of:=(5000/38)" office:value-type="float" office:value="131.578947368421" calcext:value-type="float">
            <text:p>131.578947368421</text:p>
          </table:table-cell>
          <table:table-cell office:value-type="float" office:value="5000" calcext:value-type="float">
            <text:p>5000</text:p>
          </table:table-cell>
          <table:table-cell office:value-type="float" office:value="80" calcext:value-type="float">
            <text:p>8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4" calcext:value-type="float">
            <text:p>2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0" calcext:value-type="float">
            <text:p>10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0];[.D140];[.F140];[.H140])/SUM([.C140];[.E140];[.G140];[.I140]))" office:value-type="float" office:value="39.5147878268324" calcext:value-type="float">
            <text:p>39.5147878268324</text:p>
          </table:table-cell>
          <table:table-cell table:formula="of:=((SUM(;[.B140];[.D140];[.F140];[.H140])/[.O140])*100)" office:value-type="float" office:value="2.53069813858637" calcext:value-type="float">
            <text:p>2.53069813858637</text:p>
          </table:table-cell>
          <table:table-cell office:value-type="float" office:value="1" calcext:value-type="float">
            <text:p>1</text:p>
          </table:table-cell>
          <table:table-cell table:formula="of:=[.K140]/[.L140]" office:value-type="float" office:value="2.53069813858637" calcext:value-type="float">
            <text:p>2.53069813858637</text:p>
          </table:table-cell>
          <table:table-cell office:value-type="string" calcext:value-type="string">
            <text:p>imposter oak</text:p>
          </table:table-cell>
          <table:table-cell table:style-name="Default" table:formula="of:=SUM([.I140];[.G140];[.E140];[.C140];)" office:value-type="float" office:value="9704" calcext:value-type="float">
            <text:p>9704</text:p>
          </table:table-cell>
          <table:table-cell table:formula="of:=1/(SUM([.B140];[.D140];[.F140];[.H140])/SUM([.C140];[.E140];[.G140];[.I140])+([.U140]/100))" office:value-type="float" office:value="39.5147878268324" calcext:value-type="float">
            <text:p>39.5147878268324</text:p>
          </table:table-cell>
          <table:table-cell table:formula="of:=1/(SUM([.B140];[.D140];[.F140];[.H140])/SUM([.C140];[.E140];[.G140];[.I140])-([.U140]/100))" office:value-type="float" office:value="39.5147878268324" calcext:value-type="float">
            <text:p>39.5147878268324</text:p>
          </table:table-cell>
          <table:table-cell table:number-columns-repeated="2"/>
          <table:table-cell table:formula="of:=1.96*SQRT((([.K140]/100)*(1-([.K140]/100)))/[.O140])*100" office:value-type="float" office:value="0.31248903143864" calcext:value-type="float">
            <text:p>0.3124890314386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HCTR</text:p>
          </table:table-cell>
          <table:table-cell table:formula="of:=(5000/40)" office:value-type="float" office:value="125" calcext:value-type="float">
            <text:p>125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22" calcext:value-type="float">
            <text:p>2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8" calcext:value-type="float">
            <text:p>1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1];[.D141];[.F141];[.H141])/SUM([.C141];[.E141];[.G141];[.I141]))" office:value-type="float" office:value="40.602510460251" calcext:value-type="float">
            <text:p>40.602510460251</text:p>
          </table:table-cell>
          <table:table-cell table:formula="of:=((SUM(;[.B141];[.D141];[.F141];[.H141])/[.O141])*100)" office:value-type="float" office:value="2.46290189612531" calcext:value-type="float">
            <text:p>2.46290189612531</text:p>
          </table:table-cell>
          <table:table-cell office:value-type="float" office:value="1" calcext:value-type="float">
            <text:p>1</text:p>
          </table:table-cell>
          <table:table-cell table:formula="of:=[.K141]/[.L141]" office:value-type="float" office:value="2.46290189612531" calcext:value-type="float">
            <text:p>2.46290189612531</text:p>
          </table:table-cell>
          <table:table-cell office:value-type="string" calcext:value-type="string">
            <text:p>HCTR</text:p>
          </table:table-cell>
          <table:table-cell table:style-name="Default" table:formula="of:=SUM([.I141];[.G141];[.E141];[.C141];)" office:value-type="float" office:value="9704" calcext:value-type="float">
            <text:p>9704</text:p>
          </table:table-cell>
          <table:table-cell table:formula="of:=1/(SUM([.B141];[.D141];[.F141];[.H141])/SUM([.C141];[.E141];[.G141];[.I141])+([.U141]/100))" office:value-type="float" office:value="40.602510460251" calcext:value-type="float">
            <text:p>40.602510460251</text:p>
          </table:table-cell>
          <table:table-cell table:formula="of:=1/(SUM([.B141];[.D141];[.F141];[.H141])/SUM([.C141];[.E141];[.G141];[.I141])-([.U141]/100))" office:value-type="float" office:value="40.602510460251" calcext:value-type="float">
            <text:p>40.602510460251</text:p>
          </table:table-cell>
          <table:table-cell table:number-columns-repeated="2"/>
          <table:table-cell table:formula="of:=1.96*SQRT((([.K141]/100)*(1-([.K141]/100)))/[.O141])*100" office:value-type="float" office:value="0.308382091230887" calcext:value-type="float">
            <text:p>0.308382091230887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2</text:p>
          </table:table-cell>
          <table:table-cell table:style-name="ce3" table:formula="of:=SUM([.B144:.B148])" office:value-type="float" office:value="521.968945551607" calcext:value-type="float">
            <text:p>521.968945551607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44:.D148])" office:value-type="float" office:value="385" calcext:value-type="float">
            <text:p>38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44:.F148])" office:value-type="float" office:value="70" calcext:value-type="float">
            <text:p>7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44:.H148])" office:value-type="float" office:value="64" calcext:value-type="float">
            <text:p>64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43];[.D143];[.F143];[.H143])/SUM([.C143];[.E143];[.G143];[.I143]))" office:value-type="float" office:value="9.32208404628043" calcext:value-type="float">
            <text:p>9.32208404628043</text:p>
          </table:table-cell>
          <table:table-cell table:formula="of:=((SUM(;[.B143];[.D143];[.F143];[.H143])/[.O143])*100)" office:value-type="float" office:value="10.7272150201114" calcext:value-type="float">
            <text:p>10.7272150201114</text:p>
          </table:table-cell>
          <table:table-cell office:value-type="float" office:value="5" calcext:value-type="float">
            <text:p>5</text:p>
          </table:table-cell>
          <table:table-cell table:formula="of:=[.K143]/[.L143]" office:value-type="float" office:value="2.14544300402227" calcext:value-type="float">
            <text:p>2.14544300402227</text:p>
          </table:table-cell>
          <table:table-cell table:style-name="ce3" office:value-type="string" calcext:value-type="string">
            <text:p>Group 2</text:p>
          </table:table-cell>
          <table:table-cell table:style-name="Default" table:formula="of:=SUM([.I143];[.G143];[.E143];[.C143];)" office:value-type="float" office:value="9704" calcext:value-type="float">
            <text:p>9704</text:p>
          </table:table-cell>
          <table:table-cell table:formula="of:=1/(SUM([.B143];[.D143];[.F143];[.H143])/SUM([.C143];[.E143];[.G143];[.I143])+([.U143]/100))" office:value-type="float" office:value="9.32208404628043" calcext:value-type="float">
            <text:p>9.32208404628043</text:p>
          </table:table-cell>
          <table:table-cell table:formula="of:=1/(SUM([.B143];[.D143];[.F143];[.H143])/SUM([.C143];[.E143];[.G143];[.I143])-([.U143]/100))" office:value-type="float" office:value="9.32208404628043" calcext:value-type="float">
            <text:p>9.32208404628043</text:p>
          </table:table-cell>
          <table:table-cell table:number-columns-repeated="2"/>
          <table:table-cell table:formula="of:=1.96*SQRT((([.K143]/100)*(1-([.K143]/100)))/[.O143])*100" office:value-type="float" office:value="0.615720639882198" calcext:value-type="float">
            <text:p>0.61572063988219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ocket admin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6" calcext:value-type="float">
            <text:p>7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7" calcext:value-type="float">
            <text:p>1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9" calcext:value-type="float">
            <text:p>9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4];[.D144];[.F144];[.H144])/SUM([.C144];[.E144];[.G144];[.I144]))" office:value-type="float" office:value="46.0569541890219" calcext:value-type="float">
            <text:p>46.0569541890219</text:p>
          </table:table-cell>
          <table:table-cell table:formula="of:=((SUM(;[.B144];[.D144];[.F144];[.H144])/[.O144])*100)" office:value-type="float" office:value="2.17122477508154" calcext:value-type="float">
            <text:p>2.17122477508154</text:p>
          </table:table-cell>
          <table:table-cell office:value-type="float" office:value="1" calcext:value-type="float">
            <text:p>1</text:p>
          </table:table-cell>
          <table:table-cell table:formula="of:=[.K144]/[.L144]" office:value-type="float" office:value="2.17122477508154" calcext:value-type="float">
            <text:p>2.17122477508154</text:p>
          </table:table-cell>
          <table:table-cell office:value-type="string" calcext:value-type="string">
            <text:p>rocket admin</text:p>
          </table:table-cell>
          <table:table-cell table:style-name="Default" table:formula="of:=SUM([.I144];[.G144];[.E144];[.C144];)" office:value-type="float" office:value="9704" calcext:value-type="float">
            <text:p>9704</text:p>
          </table:table-cell>
          <table:table-cell table:formula="of:=1/(SUM([.B144];[.D144];[.F144];[.H144])/SUM([.C144];[.E144];[.G144];[.I144])+([.U144]/100))" office:value-type="float" office:value="46.0569541890219" calcext:value-type="float">
            <text:p>46.0569541890219</text:p>
          </table:table-cell>
          <table:table-cell table:formula="of:=1/(SUM([.B144];[.D144];[.F144];[.H144])/SUM([.C144];[.E144];[.G144];[.I144])-([.U144]/100))" office:value-type="float" office:value="46.0569541890219" calcext:value-type="float">
            <text:p>46.0569541890219</text:p>
          </table:table-cell>
          <table:table-cell table:number-columns-repeated="2"/>
          <table:table-cell table:formula="of:=1.96*SQRT((([.K144]/100)*(1-([.K144]/100)))/[.O144])*100" office:value-type="float" office:value="0.289978886977029" calcext:value-type="float">
            <text:p>0.28997888697702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leffa</text:p>
          </table:table-cell>
          <table:table-cell table:formula="of:=(5000/46)" office:value-type="float" office:value="108.695652173913" calcext:value-type="float">
            <text:p>108.695652173913</text:p>
          </table:table-cell>
          <table:table-cell office:value-type="float" office:value="5000" calcext:value-type="float">
            <text:p>5000</text:p>
          </table:table-cell>
          <table:table-cell office:value-type="float" office:value="79" calcext:value-type="float">
            <text:p>7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1" calcext:value-type="float">
            <text:p>11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5];[.D145];[.F145];[.H145])/SUM([.C145];[.E145];[.G145];[.I145]))" office:value-type="float" office:value="45.6238757154538" calcext:value-type="float">
            <text:p>45.6238757154538</text:p>
          </table:table-cell>
          <table:table-cell table:formula="of:=((SUM(;[.B145];[.D145];[.F145];[.H145])/[.O145])*100)" office:value-type="float" office:value="2.19183483278971" calcext:value-type="float">
            <text:p>2.19183483278971</text:p>
          </table:table-cell>
          <table:table-cell office:value-type="float" office:value="1" calcext:value-type="float">
            <text:p>1</text:p>
          </table:table-cell>
          <table:table-cell table:formula="of:=[.K145]/[.L145]" office:value-type="float" office:value="2.19183483278971" calcext:value-type="float">
            <text:p>2.19183483278971</text:p>
          </table:table-cell>
          <table:table-cell office:value-type="string" calcext:value-type="string">
            <text:p>cleffa</text:p>
          </table:table-cell>
          <table:table-cell table:style-name="Default" table:formula="of:=SUM([.I145];[.G145];[.E145];[.C145];)" office:value-type="float" office:value="9704" calcext:value-type="float">
            <text:p>9704</text:p>
          </table:table-cell>
          <table:table-cell table:formula="of:=1/(SUM([.B145];[.D145];[.F145];[.H145])/SUM([.C145];[.E145];[.G145];[.I145])+([.U145]/100))" office:value-type="float" office:value="45.6238757154538" calcext:value-type="float">
            <text:p>45.6238757154538</text:p>
          </table:table-cell>
          <table:table-cell table:formula="of:=1/(SUM([.B145];[.D145];[.F145];[.H145])/SUM([.C145];[.E145];[.G145];[.I145])-([.U145]/100))" office:value-type="float" office:value="45.6238757154538" calcext:value-type="float">
            <text:p>45.6238757154538</text:p>
          </table:table-cell>
          <table:table-cell table:number-columns-repeated="2"/>
          <table:table-cell table:formula="of:=1.96*SQRT((([.K145]/100)*(1-([.K145]/100)))/[.O145])*100" office:value-type="float" office:value="0.29132123714268" calcext:value-type="float">
            <text:p>0.2913212371426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lastoise</text:p>
          </table:table-cell>
          <table:table-cell table:formula="of:=(5000/47)" office:value-type="float" office:value="106.382978723404" calcext:value-type="float">
            <text:p>106.382978723404</text:p>
          </table:table-cell>
          <table:table-cell office:value-type="float" office:value="5000" calcext:value-type="float">
            <text:p>5000</text:p>
          </table:table-cell>
          <table:table-cell office:value-type="float" office:value="74" calcext:value-type="float">
            <text:p>74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2" calcext:value-type="float">
            <text:p>12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6];[.D146];[.F146];[.H146])/SUM([.C146];[.E146];[.G146];[.I146]))" office:value-type="float" office:value="47.019381443299" calcext:value-type="float">
            <text:p>47.019381443299</text:p>
          </table:table-cell>
          <table:table-cell table:formula="of:=((SUM(;[.B146];[.D146];[.F146];[.H146])/[.O146])*100)" office:value-type="float" office:value="2.12678255073582" calcext:value-type="float">
            <text:p>2.12678255073582</text:p>
          </table:table-cell>
          <table:table-cell office:value-type="float" office:value="1" calcext:value-type="float">
            <text:p>1</text:p>
          </table:table-cell>
          <table:table-cell table:formula="of:=[.K146]/[.L146]" office:value-type="float" office:value="2.12678255073582" calcext:value-type="float">
            <text:p>2.12678255073582</text:p>
          </table:table-cell>
          <table:table-cell office:value-type="string" calcext:value-type="string">
            <text:p>blastoise</text:p>
          </table:table-cell>
          <table:table-cell table:style-name="Default" table:formula="of:=SUM([.I146];[.G146];[.E146];[.C146];)" office:value-type="float" office:value="9704" calcext:value-type="float">
            <text:p>9704</text:p>
          </table:table-cell>
          <table:table-cell table:formula="of:=1/(SUM([.B146];[.D146];[.F146];[.H146])/SUM([.C146];[.E146];[.G146];[.I146])+([.U146]/100))" office:value-type="float" office:value="47.019381443299" calcext:value-type="float">
            <text:p>47.019381443299</text:p>
          </table:table-cell>
          <table:table-cell table:formula="of:=1/(SUM([.B146];[.D146];[.F146];[.H146])/SUM([.C146];[.E146];[.G146];[.I146])-([.U146]/100))" office:value-type="float" office:value="47.019381443299" calcext:value-type="float">
            <text:p>47.019381443299</text:p>
          </table:table-cell>
          <table:table-cell table:number-columns-repeated="2"/>
          <table:table-cell table:formula="of:=1.96*SQRT((([.K146]/100)*(1-([.K146]/100)))/[.O146])*100" office:value-type="float" office:value="0.287060974183687" calcext:value-type="float">
            <text:p>0.287060974183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birthday pika</text:p>
          </table:table-cell>
          <table:table-cell table:formula="of:=(5000/52)" office:value-type="float" office:value="96.1538461538462" calcext:value-type="float">
            <text:p>96.1538461538462</text:p>
          </table:table-cell>
          <table:table-cell office:value-type="float" office:value="5000" calcext:value-type="float">
            <text:p>5000</text:p>
          </table:table-cell>
          <table:table-cell office:value-type="float" office:value="83" calcext:value-type="float">
            <text:p>8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4" calcext:value-type="float">
            <text:p>14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6" calcext:value-type="float">
            <text:p>1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7];[.D147];[.F147];[.H147])/SUM([.C147];[.E147];[.G147];[.I147]))" office:value-type="float" office:value="46.3964692901802" calcext:value-type="float">
            <text:p>46.3964692901802</text:p>
          </table:table-cell>
          <table:table-cell table:formula="of:=((SUM(;[.B147];[.D147];[.F147];[.H147])/[.O147])*100)" office:value-type="float" office:value="2.15533641955736" calcext:value-type="float">
            <text:p>2.15533641955736</text:p>
          </table:table-cell>
          <table:table-cell office:value-type="float" office:value="1" calcext:value-type="float">
            <text:p>1</text:p>
          </table:table-cell>
          <table:table-cell table:formula="of:=[.K147]/[.L147]" office:value-type="float" office:value="2.15533641955736" calcext:value-type="float">
            <text:p>2.15533641955736</text:p>
          </table:table-cell>
          <table:table-cell office:value-type="string" calcext:value-type="string">
            <text:p>birthday pika</text:p>
          </table:table-cell>
          <table:table-cell table:style-name="Default" table:formula="of:=SUM([.I147];[.G147];[.E147];[.C147];)" office:value-type="float" office:value="9704" calcext:value-type="float">
            <text:p>9704</text:p>
          </table:table-cell>
          <table:table-cell table:formula="of:=1/(SUM([.B147];[.D147];[.F147];[.H147])/SUM([.C147];[.E147];[.G147];[.I147])+([.U147]/100))" office:value-type="float" office:value="46.3964692901802" calcext:value-type="float">
            <text:p>46.3964692901802</text:p>
          </table:table-cell>
          <table:table-cell table:formula="of:=1/(SUM([.B147];[.D147];[.F147];[.H147])/SUM([.C147];[.E147];[.G147];[.I147])-([.U147]/100))" office:value-type="float" office:value="46.3964692901802" calcext:value-type="float">
            <text:p>46.3964692901802</text:p>
          </table:table-cell>
          <table:table-cell table:number-columns-repeated="2"/>
          <table:table-cell table:formula="of:=1.96*SQRT((([.K147]/100)*(1-([.K147]/100)))/[.O147])*100" office:value-type="float" office:value="0.288939411108725" calcext:value-type="float">
            <text:p>0.28893941110872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venusaur</text:p>
          </table:table-cell>
          <table:table-cell table:formula="of:=(5000/49)" office:value-type="float" office:value="102.040816326531" calcext:value-type="float">
            <text:p>102.040816326531</text:p>
          </table:table-cell>
          <table:table-cell office:value-type="float" office:value="5000" calcext:value-type="float">
            <text:p>5000</text:p>
          </table:table-cell>
          <table:table-cell office:value-type="float" office:value="73" calcext:value-type="float">
            <text:p>7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3" calcext:value-type="float">
            <text:p>1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14" calcext:value-type="float">
            <text:p>1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48];[.D148];[.F148];[.H148])/SUM([.C148];[.E148];[.G148];[.I148]))" office:value-type="float" office:value="48.029898989899" calcext:value-type="float">
            <text:p>48.029898989899</text:p>
          </table:table-cell>
          <table:table-cell table:formula="of:=((SUM(;[.B148];[.D148];[.F148];[.H148])/[.O148])*100)" office:value-type="float" office:value="2.08203644194693" calcext:value-type="float">
            <text:p>2.08203644194693</text:p>
          </table:table-cell>
          <table:table-cell office:value-type="float" office:value="1" calcext:value-type="float">
            <text:p>1</text:p>
          </table:table-cell>
          <table:table-cell table:formula="of:=[.K148]/[.L148]" office:value-type="float" office:value="2.08203644194693" calcext:value-type="float">
            <text:p>2.08203644194693</text:p>
          </table:table-cell>
          <table:table-cell office:value-type="string" calcext:value-type="string">
            <text:p>venusaur</text:p>
          </table:table-cell>
          <table:table-cell table:style-name="Default" table:formula="of:=SUM([.I148];[.G148];[.E148];[.C148];)" office:value-type="float" office:value="9704" calcext:value-type="float">
            <text:p>9704</text:p>
          </table:table-cell>
          <table:table-cell table:formula="of:=1/(SUM([.B148];[.D148];[.F148];[.H148])/SUM([.C148];[.E148];[.G148];[.I148])+([.U148]/100))" office:value-type="float" office:value="48.029898989899" calcext:value-type="float">
            <text:p>48.029898989899</text:p>
          </table:table-cell>
          <table:table-cell table:formula="of:=1/(SUM([.B148];[.D148];[.F148];[.H148])/SUM([.C148];[.E148];[.G148];[.I148])-([.U148]/100))" office:value-type="float" office:value="48.029898989899" calcext:value-type="float">
            <text:p>48.029898989899</text:p>
          </table:table-cell>
          <table:table-cell table:number-columns-repeated="2"/>
          <table:table-cell table:formula="of:=1.96*SQRT((([.K148]/100)*(1-([.K148]/100)))/[.O148])*100" office:value-type="float" office:value="0.284090052559244" calcext:value-type="float">
            <text:p>0.284090052559244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Chomp</text:p>
          </table:table-cell>
          <table:table-cell table:style-name="ce3" table:formula="of:=(5000/64)" office:value-type="float" office:value="78.125" calcext:value-type="float">
            <text:p>78.125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office:value-type="float" office:value="55" calcext:value-type="float">
            <text:p>55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([.G150]/77.8)" office:value-type="float" office:value="10" calcext:value-type="float">
            <text:p>10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1])" office:value-type="float" office:value="8" calcext:value-type="float">
            <text:p>8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0];[.D150];[.F150];[.H150])/SUM([.C150];[.E150];[.G150];[.I150]))" office:value-type="float" office:value="64.2117452440033" calcext:value-type="float">
            <text:p>64.2117452440033</text:p>
          </table:table-cell>
          <table:table-cell table:formula="of:=((SUM(;[.B150];[.D150];[.F150];[.H150])/[.O150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50]/[.L150]" office:value-type="float" office:value="1.55734748557296" calcext:value-type="float">
            <text:p>1.55734748557296</text:p>
          </table:table-cell>
          <table:table-cell table:style-name="ce3" office:value-type="string" calcext:value-type="string">
            <text:p>Chomp</text:p>
          </table:table-cell>
          <table:table-cell table:style-name="Default" table:formula="of:=SUM([.I150];[.G150];[.E150];[.C150];)" office:value-type="float" office:value="9704" calcext:value-type="float">
            <text:p>9704</text:p>
          </table:table-cell>
          <table:table-cell table:formula="of:=1/(SUM([.B150];[.D150];[.F150];[.H150])/SUM([.C150];[.E150];[.G150];[.I150])+([.U150]/100))" office:value-type="float" office:value="64.2117452440033" calcext:value-type="float">
            <text:p>64.2117452440033</text:p>
          </table:table-cell>
          <table:table-cell table:formula="of:=1/(SUM([.B150];[.D150];[.F150];[.H150])/SUM([.C150];[.E150];[.G150];[.I150])-([.U150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50]/100)*(1-([.K150]/100)))/[.O150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omp lv x</text:p>
          </table:table-cell>
          <table:table-cell table:formula="of:=(5000/64)" office:value-type="float" office:value="78.125" calcext:value-type="float">
            <text:p>78.125</text:p>
          </table:table-cell>
          <table:table-cell office:value-type="float" office:value="5000" calcext:value-type="float">
            <text:p>5000</text:p>
          </table:table-cell>
          <table:table-cell office:value-type="float" office:value="55" calcext:value-type="float">
            <text:p>55</text:p>
          </table:table-cell>
          <table:table-cell table:style-name="ce5" office:value-type="float" office:value="3385" calcext:value-type="float">
            <text:p>3385</text:p>
          </table:table-cell>
          <table:table-cell table:formula="of:=([.G151]/77.8)"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1];[.D151];[.F151];[.H151])/SUM([.C151];[.E151];[.G151];[.I151]))" office:value-type="float" office:value="64.2117452440033" calcext:value-type="float">
            <text:p>64.2117452440033</text:p>
          </table:table-cell>
          <table:table-cell table:formula="of:=((SUM(;[.B151];[.D151];[.F151];[.H151])/[.O151])*100)" office:value-type="float" office:value="1.55734748557296" calcext:value-type="float">
            <text:p>1.55734748557296</text:p>
          </table:table-cell>
          <table:table-cell office:value-type="float" office:value="1" calcext:value-type="float">
            <text:p>1</text:p>
          </table:table-cell>
          <table:table-cell table:formula="of:=[.K151]/[.L151]" office:value-type="float" office:value="1.55734748557296" calcext:value-type="float">
            <text:p>1.55734748557296</text:p>
          </table:table-cell>
          <table:table-cell office:value-type="string" calcext:value-type="string">
            <text:p>chomp lv x</text:p>
          </table:table-cell>
          <table:table-cell table:style-name="Default" table:formula="of:=SUM([.I151];[.G151];[.E151];[.C151];)" office:value-type="float" office:value="9704" calcext:value-type="float">
            <text:p>9704</text:p>
          </table:table-cell>
          <table:table-cell table:formula="of:=1/(SUM([.B151];[.D151];[.F151];[.H151])/SUM([.C151];[.E151];[.G151];[.I151])+([.U151]/100))" office:value-type="float" office:value="64.2117452440033" calcext:value-type="float">
            <text:p>64.2117452440033</text:p>
          </table:table-cell>
          <table:table-cell table:formula="of:=1/(SUM([.B151];[.D151];[.F151];[.H151])/SUM([.C151];[.E151];[.G151];[.I151])-([.U151]/100))" office:value-type="float" office:value="64.2117452440033" calcext:value-type="float">
            <text:p>64.2117452440033</text:p>
          </table:table-cell>
          <table:table-cell table:number-columns-repeated="2"/>
          <table:table-cell table:formula="of:=1.96*SQRT((([.K151]/100)*(1-([.K151]/100)))/[.O151])*100" office:value-type="float" office:value="0.246357106166566" calcext:value-type="float">
            <text:p>0.246357106166566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3</text:p>
          </table:table-cell>
          <table:table-cell table:style-name="ce3" table:formula="of:=SUM([.B154:.B159])" office:value-type="float" office:value="330.739943975499" calcext:value-type="float">
            <text:p>330.739943975499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54:.D159])" office:value-type="float" office:value="220" calcext:value-type="float">
            <text:p>220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54:.F159])" office:value-type="float" office:value="52" calcext:value-type="float">
            <text:p>52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54:.H159])" office:value-type="float" office:value="31" calcext:value-type="float">
            <text:p>31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53];[.D153];[.F153];[.H153])/SUM([.C153];[.E153];[.G153];[.I153]))" office:value-type="float" office:value="15.3122745256139" calcext:value-type="float">
            <text:p>15.3122745256139</text:p>
          </table:table-cell>
          <table:table-cell table:formula="of:=((SUM(;[.B153];[.D153];[.F153];[.H153])/[.O153])*100)" office:value-type="float" office:value="6.53070840865106" calcext:value-type="float">
            <text:p>6.53070840865106</text:p>
          </table:table-cell>
          <table:table-cell office:value-type="float" office:value="6" calcext:value-type="float">
            <text:p>6</text:p>
          </table:table-cell>
          <table:table-cell table:formula="of:=[.K153]/[.L153]" office:value-type="float" office:value="1.08845140144184" calcext:value-type="float">
            <text:p>1.08845140144184</text:p>
          </table:table-cell>
          <table:table-cell table:style-name="ce3" office:value-type="string" calcext:value-type="string">
            <text:p>Group 3</text:p>
          </table:table-cell>
          <table:table-cell table:style-name="Default" table:formula="of:=SUM([.I153];[.G153];[.E153];[.C153];)" office:value-type="float" office:value="9704" calcext:value-type="float">
            <text:p>9704</text:p>
          </table:table-cell>
          <table:table-cell table:formula="of:=1/(SUM([.B153];[.D153];[.F153];[.H153])/SUM([.C153];[.E153];[.G153];[.I153])+([.U153]/100))" office:value-type="float" office:value="15.3122745256139" calcext:value-type="float">
            <text:p>15.3122745256139</text:p>
          </table:table-cell>
          <table:table-cell table:formula="of:=1/(SUM([.B153];[.D153];[.F153];[.H153])/SUM([.C153];[.E153];[.G153];[.I153])-([.U153]/100))" office:value-type="float" office:value="15.3122745256139" calcext:value-type="float">
            <text:p>15.3122745256139</text:p>
          </table:table-cell>
          <table:table-cell table:number-columns-repeated="2"/>
          <table:table-cell table:formula="of:=1.96*SQRT((([.K153]/100)*(1-([.K153]/100)))/[.O153])*100" office:value-type="float" office:value="0.491581238754159" calcext:value-type="float">
            <text:p>0.4915812387541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donphan</text:p>
          </table:table-cell>
          <table:table-cell table:formula="of:=(5000/78)" office:value-type="float" office:value="64.1025641025641" calcext:value-type="float">
            <text:p>64.1025641025641</text:p>
          </table:table-cell>
          <table:table-cell office:value-type="float" office:value="5000" calcext:value-type="float">
            <text:p>5000</text:p>
          </table:table-cell>
          <table:table-cell office:value-type="float" office:value="40" calcext:value-type="float">
            <text:p>4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4];[.D154];[.F154];[.H154])/SUM([.C154];[.E154];[.G154];[.I154]))" office:value-type="float" office:value="82.8675279176703" calcext:value-type="float">
            <text:p>82.8675279176703</text:p>
          </table:table-cell>
          <table:table-cell table:formula="of:=((SUM(;[.B154];[.D154];[.F154];[.H154])/[.O154])*100)" office:value-type="float" office:value="1.20674530196377" calcext:value-type="float">
            <text:p>1.20674530196377</text:p>
          </table:table-cell>
          <table:table-cell office:value-type="float" office:value="1" calcext:value-type="float">
            <text:p>1</text:p>
          </table:table-cell>
          <table:table-cell table:formula="of:=[.K154]/[.L154]" office:value-type="float" office:value="1.20674530196377" calcext:value-type="float">
            <text:p>1.20674530196377</text:p>
          </table:table-cell>
          <table:table-cell office:value-type="string" calcext:value-type="string">
            <text:p>donphan</text:p>
          </table:table-cell>
          <table:table-cell table:style-name="Default" table:formula="of:=SUM([.I154];[.G154];[.E154];[.C154];)" office:value-type="float" office:value="9704" calcext:value-type="float">
            <text:p>9704</text:p>
          </table:table-cell>
          <table:table-cell table:formula="of:=1/(SUM([.B154];[.D154];[.F154];[.H154])/SUM([.C154];[.E154];[.G154];[.I154])+([.U154]/100))" office:value-type="float" office:value="82.8675279176703" calcext:value-type="float">
            <text:p>82.8675279176703</text:p>
          </table:table-cell>
          <table:table-cell table:formula="of:=1/(SUM([.B154];[.D154];[.F154];[.H154])/SUM([.C154];[.E154];[.G154];[.I154])-([.U154]/100))" office:value-type="float" office:value="82.8675279176703" calcext:value-type="float">
            <text:p>82.8675279176703</text:p>
          </table:table-cell>
          <table:table-cell table:number-columns-repeated="2"/>
          <table:table-cell table:formula="of:=1.96*SQRT((([.K154]/100)*(1-([.K154]/100)))/[.O154])*100" office:value-type="float" office:value="0.21724617188124" calcext:value-type="float">
            <text:p>0.2172461718812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reshiram</text:p>
          </table:table-cell>
          <table:table-cell table:formula="of:=(5000/86)" office:value-type="float" office:value="58.1395348837209" calcext:value-type="float">
            <text:p>58.1395348837209</text:p>
          </table:table-cell>
          <table:table-cell office:value-type="float" office:value="5000" calcext:value-type="float">
            <text:p>5000</text:p>
          </table:table-cell>
          <table:table-cell office:value-type="float" office:value="45" calcext:value-type="float">
            <text:p>4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3" calcext:value-type="float">
            <text:p>3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5];[.D155];[.F155];[.H155])/SUM([.C155];[.E155];[.G155];[.I155]))" office:value-type="float" office:value="85.0187449062755" calcext:value-type="float">
            <text:p>85.0187449062755</text:p>
          </table:table-cell>
          <table:table-cell table:formula="of:=((SUM(;[.B155];[.D155];[.F155];[.H155])/[.O155])*100)" office:value-type="float" office:value="1.17621120036811" calcext:value-type="float">
            <text:p>1.17621120036811</text:p>
          </table:table-cell>
          <table:table-cell office:value-type="float" office:value="1" calcext:value-type="float">
            <text:p>1</text:p>
          </table:table-cell>
          <table:table-cell table:formula="of:=[.K155]/[.L155]" office:value-type="float" office:value="1.17621120036811" calcext:value-type="float">
            <text:p>1.17621120036811</text:p>
          </table:table-cell>
          <table:table-cell office:value-type="string" calcext:value-type="string">
            <text:p>reshiram</text:p>
          </table:table-cell>
          <table:table-cell table:style-name="Default" table:formula="of:=SUM([.I155];[.G155];[.E155];[.C155];)" office:value-type="float" office:value="9704" calcext:value-type="float">
            <text:p>9704</text:p>
          </table:table-cell>
          <table:table-cell table:formula="of:=1/(SUM([.B155];[.D155];[.F155];[.H155])/SUM([.C155];[.E155];[.G155];[.I155])+([.U155]/100))" office:value-type="float" office:value="85.0187449062755" calcext:value-type="float">
            <text:p>85.0187449062755</text:p>
          </table:table-cell>
          <table:table-cell table:formula="of:=1/(SUM([.B155];[.D155];[.F155];[.H155])/SUM([.C155];[.E155];[.G155];[.I155])-([.U155]/100))" office:value-type="float" office:value="85.0187449062755" calcext:value-type="float">
            <text:p>85.0187449062755</text:p>
          </table:table-cell>
          <table:table-cell table:number-columns-repeated="2"/>
          <table:table-cell table:formula="of:=1.96*SQRT((([.K155]/100)*(1-([.K155]/100)))/[.O155])*100" office:value-type="float" office:value="0.214513230305367" calcext:value-type="float">
            <text:p>0.21451323030536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luxray lv x</text:p>
          </table:table-cell>
          <table:table-cell table:formula="of:=(5000/91)" office:value-type="float" office:value="54.9450549450549" calcext:value-type="float">
            <text:p>54.9450549450549</text:p>
          </table:table-cell>
          <table:table-cell office:value-type="float" office:value="5000" calcext:value-type="float">
            <text:p>5000</text:p>
          </table:table-cell>
          <table:table-cell office:value-type="float" office:value="43" calcext:value-type="float">
            <text:p>43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6];[.D156];[.F156];[.H156])/SUM([.C156];[.E156];[.G156];[.I156]))" office:value-type="float" office:value="88.2622688655672" calcext:value-type="float">
            <text:p>88.2622688655672</text:p>
          </table:table-cell>
          <table:table-cell table:formula="of:=((SUM(;[.B156];[.D156];[.F156];[.H156])/[.O156])*100)" office:value-type="float" office:value="1.13298696357229" calcext:value-type="float">
            <text:p>1.13298696357229</text:p>
          </table:table-cell>
          <table:table-cell office:value-type="float" office:value="1" calcext:value-type="float">
            <text:p>1</text:p>
          </table:table-cell>
          <table:table-cell table:formula="of:=[.K156]/[.L156]" office:value-type="float" office:value="1.13298696357229" calcext:value-type="float">
            <text:p>1.13298696357229</text:p>
          </table:table-cell>
          <table:table-cell office:value-type="string" calcext:value-type="string">
            <text:p>luxray lv x</text:p>
          </table:table-cell>
          <table:table-cell table:style-name="Default" table:formula="of:=SUM([.I156];[.G156];[.E156];[.C156];)" office:value-type="float" office:value="9704" calcext:value-type="float">
            <text:p>9704</text:p>
          </table:table-cell>
          <table:table-cell table:formula="of:=1/(SUM([.B156];[.D156];[.F156];[.H156])/SUM([.C156];[.E156];[.G156];[.I156])+([.U156]/100))" office:value-type="float" office:value="88.2622688655672" calcext:value-type="float">
            <text:p>88.2622688655672</text:p>
          </table:table-cell>
          <table:table-cell table:formula="of:=1/(SUM([.B156];[.D156];[.F156];[.H156])/SUM([.C156];[.E156];[.G156];[.I156])-([.U156]/100))" office:value-type="float" office:value="88.2622688655672" calcext:value-type="float">
            <text:p>88.2622688655672</text:p>
          </table:table-cell>
          <table:table-cell table:number-columns-repeated="2"/>
          <table:table-cell table:formula="of:=1.96*SQRT((([.K156]/100)*(1-([.K156]/100)))/[.O156])*100" office:value-type="float" office:value="0.210580833610548" calcext:value-type="float">
            <text:p>0.21058083361054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zekrom</text:p>
          </table:table-cell>
          <table:table-cell table:formula="of:=(5000/106)" office:value-type="float" office:value="47.1698113207547" calcext:value-type="float">
            <text:p>47.1698113207547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8" calcext:value-type="float">
            <text:p>8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7];[.D157];[.F157];[.H157])/SUM([.C157];[.E157];[.G157];[.I157]))" office:value-type="float" office:value="96.875494443398" calcext:value-type="float">
            <text:p>96.875494443398</text:p>
          </table:table-cell>
          <table:table-cell table:formula="of:=((SUM(;[.B157];[.D157];[.F157];[.H157])/[.O157])*100)" office:value-type="float" office:value="1.03225279596821" calcext:value-type="float">
            <text:p>1.03225279596821</text:p>
          </table:table-cell>
          <table:table-cell office:value-type="float" office:value="1" calcext:value-type="float">
            <text:p>1</text:p>
          </table:table-cell>
          <table:table-cell table:formula="of:=[.K157]/[.L157]" office:value-type="float" office:value="1.03225279596821" calcext:value-type="float">
            <text:p>1.03225279596821</text:p>
          </table:table-cell>
          <table:table-cell office:value-type="string" calcext:value-type="string">
            <text:p>zekrom</text:p>
          </table:table-cell>
          <table:table-cell table:style-name="Default" table:formula="of:=SUM([.I157];[.G157];[.E157];[.C157];)" office:value-type="float" office:value="9704" calcext:value-type="float">
            <text:p>9704</text:p>
          </table:table-cell>
          <table:table-cell table:formula="of:=1/(SUM([.B157];[.D157];[.F157];[.H157])/SUM([.C157];[.E157];[.G157];[.I157])+([.U157]/100))" office:value-type="float" office:value="96.875494443398" calcext:value-type="float">
            <text:p>96.875494443398</text:p>
          </table:table-cell>
          <table:table-cell table:formula="of:=1/(SUM([.B157];[.D157];[.F157];[.H157])/SUM([.C157];[.E157];[.G157];[.I157])-([.U157]/100))" office:value-type="float" office:value="96.875494443398" calcext:value-type="float">
            <text:p>96.875494443398</text:p>
          </table:table-cell>
          <table:table-cell table:number-columns-repeated="2"/>
          <table:table-cell table:formula="of:=1.96*SQRT((([.K157]/100)*(1-([.K157]/100)))/[.O157])*100" office:value-type="float" office:value="0.201103928114687" calcext:value-type="float">
            <text:p>0.20110392811468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Guarde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8];[.D158];[.F158];[.H158])/SUM([.C158];[.E158];[.G158];[.I158]))" office:value-type="float" office:value="101.941886455074" calcext:value-type="float">
            <text:p>101.941886455074</text:p>
          </table:table-cell>
          <table:table-cell table:formula="of:=((SUM(;[.B158];[.D158];[.F158];[.H158])/[.O158])*100)" office:value-type="float" office:value="0.980951044535265" calcext:value-type="float">
            <text:p>0.980951044535265</text:p>
          </table:table-cell>
          <table:table-cell office:value-type="float" office:value="1" calcext:value-type="float">
            <text:p>1</text:p>
          </table:table-cell>
          <table:table-cell table:formula="of:=[.K158]/[.L158]" office:value-type="float" office:value="0.980951044535265" calcext:value-type="float">
            <text:p>0.980951044535265</text:p>
          </table:table-cell>
          <table:table-cell office:value-type="string" calcext:value-type="string">
            <text:p>Guarde ex</text:p>
          </table:table-cell>
          <table:table-cell table:style-name="Default" table:formula="of:=SUM([.I158];[.G158];[.E158];[.C158];)" office:value-type="float" office:value="9704" calcext:value-type="float">
            <text:p>9704</text:p>
          </table:table-cell>
          <table:table-cell table:formula="of:=1/(SUM([.B158];[.D158];[.F158];[.H158])/SUM([.C158];[.E158];[.G158];[.I158])+([.U158]/100))" office:value-type="float" office:value="101.941886455074" calcext:value-type="float">
            <text:p>101.941886455074</text:p>
          </table:table-cell>
          <table:table-cell table:formula="of:=1/(SUM([.B158];[.D158];[.F158];[.H158])/SUM([.C158];[.E158];[.G158];[.I158])-([.U158]/100))" office:value-type="float" office:value="101.941886455074" calcext:value-type="float">
            <text:p>101.941886455074</text:p>
          </table:table-cell>
          <table:table-cell table:number-columns-repeated="2"/>
          <table:table-cell table:formula="of:=1.96*SQRT((([.K158]/100)*(1-([.K158]/100)))/[.O158])*100" office:value-type="float" office:value="0.196093735532788" calcext:value-type="float">
            <text:p>0.1960937355327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w ex</text:p>
          </table:table-cell>
          <table:table-cell table:formula="of:=(5000/94)" office:value-type="float" office:value="53.1914893617021" calcext:value-type="float">
            <text:p>53.1914893617021</text:p>
          </table:table-cell>
          <table:table-cell office:value-type="float" office:value="5000" calcext:value-type="float">
            <text:p>5000</text:p>
          </table:table-cell>
          <table:table-cell office:value-type="float" office:value="27" calcext:value-type="float">
            <text:p>27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10" calcext:value-type="float">
            <text:p>10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59];[.D159];[.F159];[.H159])/SUM([.C159];[.E159];[.G159];[.I159]))" office:value-type="float" office:value="99.8441330998249" calcext:value-type="float">
            <text:p>99.8441330998249</text:p>
          </table:table-cell>
          <table:table-cell table:formula="of:=((SUM(;[.B159];[.D159];[.F159];[.H159])/[.O159])*100)" office:value-type="float" office:value="1.00156110224343" calcext:value-type="float">
            <text:p>1.00156110224343</text:p>
          </table:table-cell>
          <table:table-cell office:value-type="float" office:value="1" calcext:value-type="float">
            <text:p>1</text:p>
          </table:table-cell>
          <table:table-cell table:formula="of:=[.K159]/[.L159]" office:value-type="float" office:value="1.00156110224343" calcext:value-type="float">
            <text:p>1.00156110224343</text:p>
          </table:table-cell>
          <table:table-cell office:value-type="string" calcext:value-type="string">
            <text:p>mew ex</text:p>
          </table:table-cell>
          <table:table-cell table:style-name="Default" table:formula="of:=SUM([.I159];[.G159];[.E159];[.C159];)" office:value-type="float" office:value="9704" calcext:value-type="float">
            <text:p>9704</text:p>
          </table:table-cell>
          <table:table-cell table:formula="of:=1/(SUM([.B159];[.D159];[.F159];[.H159])/SUM([.C159];[.E159];[.G159];[.I159])+([.U159]/100))" office:value-type="float" office:value="99.8441330998249" calcext:value-type="float">
            <text:p>99.8441330998249</text:p>
          </table:table-cell>
          <table:table-cell table:formula="of:=1/(SUM([.B159];[.D159];[.F159];[.H159])/SUM([.C159];[.E159];[.G159];[.I159])-([.U159]/100))" office:value-type="float" office:value="99.8441330998249" calcext:value-type="float">
            <text:p>99.8441330998249</text:p>
          </table:table-cell>
          <table:table-cell table:number-columns-repeated="2"/>
          <table:table-cell table:formula="of:=1.96*SQRT((([.K159]/100)*(1-([.K159]/100)))/[.O159])*100" office:value-type="float" office:value="0.198122397729703" calcext:value-type="float">
            <text:p>0.198122397729703</text:p>
          </table:table-cell>
          <table:table-cell table:number-columns-repeated="1004"/>
        </table:table-row>
        <table:table-row table:style-name="ro1">
          <table:table-cell table:number-columns-repeated="4"/>
          <table:table-cell table:style-name="ce5"/>
          <table:table-cell table:number-columns-repeated="2"/>
          <table:table-cell table:style-name="ce1"/>
          <table:table-cell/>
          <table:table-cell table:style-name="ce13"/>
          <table:table-cell table:number-columns-repeated="4"/>
          <table:table-cell table:style-name="Default"/>
          <table:table-cell table:number-columns-repeated="1009"/>
        </table:table-row>
        <table:table-row table:style-name="ro1">
          <table:table-cell table:style-name="ce3" office:value-type="string" calcext:value-type="string">
            <text:p>Group 4</text:p>
          </table:table-cell>
          <table:table-cell table:style-name="ce3" table:formula="of:=SUM([.B162:.B168])" office:value-type="float" office:value="257.15036073078" calcext:value-type="float">
            <text:p>257.15036073078</text:p>
          </table:table-cell>
          <table:table-cell table:style-name="ce3" office:value-type="float" office:value="5000" calcext:value-type="float">
            <text:p>5000</text:p>
          </table:table-cell>
          <table:table-cell table:style-name="ce3" table:formula="of:=SUM([.D162:.D168])" office:value-type="float" office:value="194" calcext:value-type="float">
            <text:p>194</text:p>
          </table:table-cell>
          <table:table-cell table:style-name="ce9" office:value-type="float" office:value="3385" calcext:value-type="float">
            <text:p>3385</text:p>
          </table:table-cell>
          <table:table-cell table:style-name="ce3" table:formula="of:=SUM([.F162:.F168])" office:value-type="float" office:value="45" calcext:value-type="float">
            <text:p>45</text:p>
          </table:table-cell>
          <table:table-cell table:style-name="ce3" office:value-type="float" office:value="778" calcext:value-type="float">
            <text:p>778</text:p>
          </table:table-cell>
          <table:table-cell table:style-name="ce11" table:formula="of:=SUM([.H162:.H168])" office:value-type="float" office:value="36" calcext:value-type="float">
            <text:p>36</text:p>
          </table:table-cell>
          <table:table-cell table:style-name="ce3" office:value-type="float" office:value="541" calcext:value-type="float">
            <text:p>541</text:p>
          </table:table-cell>
          <table:table-cell table:style-name="ce3" table:formula="of:=1/(SUM(;[.B161];[.D161];[.F161];[.H161])/SUM([.C161];[.E161];[.G161];[.I161]))" office:value-type="float" office:value="18.2354475653721" calcext:value-type="float">
            <text:p>18.2354475653721</text:p>
          </table:table-cell>
          <table:table-cell table:formula="of:=((SUM(;[.B161];[.D161];[.F161];[.H161])/[.O161])*100)" office:value-type="float" office:value="5.48382482204019" calcext:value-type="float">
            <text:p>5.48382482204019</text:p>
          </table:table-cell>
          <table:table-cell office:value-type="float" office:value="7" calcext:value-type="float">
            <text:p>7</text:p>
          </table:table-cell>
          <table:table-cell table:formula="of:=[.K161]/[.L161]" office:value-type="float" office:value="0.783403546005741" calcext:value-type="float">
            <text:p>0.783403546005741</text:p>
          </table:table-cell>
          <table:table-cell table:style-name="ce3" office:value-type="string" calcext:value-type="string">
            <text:p>Group 4</text:p>
          </table:table-cell>
          <table:table-cell table:style-name="Default" table:formula="of:=SUM([.I161];[.G161];[.E161];[.C161];)" office:value-type="float" office:value="9704" calcext:value-type="float">
            <text:p>9704</text:p>
          </table:table-cell>
          <table:table-cell table:formula="of:=1/(SUM([.B161];[.D161];[.F161];[.H161])/SUM([.C161];[.E161];[.G161];[.I161])+([.U161]/100))" office:value-type="float" office:value="18.2354475653721" calcext:value-type="float">
            <text:p>18.2354475653721</text:p>
          </table:table-cell>
          <table:table-cell table:formula="of:=1/(SUM([.B161];[.D161];[.F161];[.H161])/SUM([.C161];[.E161];[.G161];[.I161])-([.U161]/100))" office:value-type="float" office:value="18.2354475653721" calcext:value-type="float">
            <text:p>18.2354475653721</text:p>
          </table:table-cell>
          <table:table-cell table:number-columns-repeated="2"/>
          <table:table-cell table:formula="of:=1.96*SQRT((([.K161]/100)*(1-([.K161]/100)))/[.O161])*100" office:value-type="float" office:value="0.452976355453388" calcext:value-type="float">
            <text:p>0.4529763554533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umbreon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6" calcext:value-type="float">
            <text:p>26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2];[.D162];[.F162];[.H162])/SUM([.C162];[.E162];[.G162];[.I162]))" office:value-type="float" office:value="122.809316175689" calcext:value-type="float">
            <text:p>122.809316175689</text:p>
          </table:table-cell>
          <table:table-cell table:formula="of:=((SUM(;[.B162];[.D162];[.F162];[.H162])/[.O162])*100)" office:value-type="float" office:value="0.814270473234636" calcext:value-type="float">
            <text:p>0.814270473234636</text:p>
          </table:table-cell>
          <table:table-cell office:value-type="float" office:value="1" calcext:value-type="float">
            <text:p>1</text:p>
          </table:table-cell>
          <table:table-cell table:formula="of:=[.K162]/[.L162]" office:value-type="float" office:value="0.814270473234636" calcext:value-type="float">
            <text:p>0.814270473234636</text:p>
          </table:table-cell>
          <table:table-cell office:value-type="string" calcext:value-type="string">
            <text:p>umbreon</text:p>
          </table:table-cell>
          <table:table-cell table:style-name="Default" table:formula="of:=SUM([.I162];[.G162];[.E162];[.C162];)" office:value-type="float" office:value="9704" calcext:value-type="float">
            <text:p>9704</text:p>
          </table:table-cell>
          <table:table-cell table:formula="of:=1/(SUM([.B162];[.D162];[.F162];[.H162])/SUM([.C162];[.E162];[.G162];[.I162])+([.U162]/100))" office:value-type="float" office:value="122.809316175689" calcext:value-type="float">
            <text:p>122.809316175689</text:p>
          </table:table-cell>
          <table:table-cell table:formula="of:=1/(SUM([.B162];[.D162];[.F162];[.H162])/SUM([.C162];[.E162];[.G162];[.I162])-([.U162]/100))" office:value-type="float" office:value="122.809316175689" calcext:value-type="float">
            <text:p>122.809316175689</text:p>
          </table:table-cell>
          <table:table-cell table:number-columns-repeated="2"/>
          <table:table-cell table:formula="of:=1.96*SQRT((([.K162]/100)*(1-([.K162]/100)))/[.O162])*100" office:value-type="float" office:value="0.178809099832174" calcext:value-type="float">
            <text:p>0.17880909983217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charizard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30" calcext:value-type="float">
            <text:p>30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8" calcext:value-type="float">
            <text:p>8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3];[.D163];[.F163];[.H163])/SUM([.C163];[.E163];[.G163];[.I163]))" office:value-type="float" office:value="119.845046645935" calcext:value-type="float">
            <text:p>119.845046645935</text:p>
          </table:table-cell>
          <table:table-cell table:formula="of:=((SUM(;[.B163];[.D163];[.F163];[.H163])/[.O163])*100)" office:value-type="float" office:value="0.834410789587621" calcext:value-type="float">
            <text:p>0.834410789587621</text:p>
          </table:table-cell>
          <table:table-cell office:value-type="float" office:value="1" calcext:value-type="float">
            <text:p>1</text:p>
          </table:table-cell>
          <table:table-cell table:formula="of:=[.K163]/[.L163]" office:value-type="float" office:value="0.834410789587621" calcext:value-type="float">
            <text:p>0.834410789587621</text:p>
          </table:table-cell>
          <table:table-cell office:value-type="string" calcext:value-type="string">
            <text:p>charizard</text:p>
          </table:table-cell>
          <table:table-cell table:style-name="Default" table:formula="of:=SUM([.I163];[.G163];[.E163];[.C163];)" office:value-type="float" office:value="9704" calcext:value-type="float">
            <text:p>9704</text:p>
          </table:table-cell>
          <table:table-cell table:formula="of:=1/(SUM([.B163];[.D163];[.F163];[.H163])/SUM([.C163];[.E163];[.G163];[.I163])+([.U163]/100))" office:value-type="float" office:value="119.845046645935" calcext:value-type="float">
            <text:p>119.845046645935</text:p>
          </table:table-cell>
          <table:table-cell table:formula="of:=1/(SUM([.B163];[.D163];[.F163];[.H163])/SUM([.C163];[.E163];[.G163];[.I163])-([.U163]/100))" office:value-type="float" office:value="119.845046645935" calcext:value-type="float">
            <text:p>119.845046645935</text:p>
          </table:table-cell>
          <table:table-cell table:number-columns-repeated="2"/>
          <table:table-cell table:formula="of:=1.96*SQRT((([.K163]/100)*(1-([.K163]/100)))/[.O163])*100" office:value-type="float" office:value="0.180988562792305" calcext:value-type="float">
            <text:p>0.18098856279230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xerneas e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5" calcext:value-type="float">
            <text:p>35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4];[.D164];[.F164];[.H164])/SUM([.C164];[.E164];[.G164];[.I164]))" office:value-type="float" office:value="122.748585795097" calcext:value-type="float">
            <text:p>122.748585795097</text:p>
          </table:table-cell>
          <table:table-cell table:formula="of:=((SUM(;[.B164];[.D164];[.F164];[.H164])/[.O164])*100)" office:value-type="float" office:value="0.814673336985965" calcext:value-type="float">
            <text:p>0.814673336985965</text:p>
          </table:table-cell>
          <table:table-cell office:value-type="float" office:value="1" calcext:value-type="float">
            <text:p>1</text:p>
          </table:table-cell>
          <table:table-cell table:formula="of:=[.K164]/[.L164]" office:value-type="float" office:value="0.814673336985965" calcext:value-type="float">
            <text:p>0.814673336985965</text:p>
          </table:table-cell>
          <table:table-cell office:value-type="string" calcext:value-type="string">
            <text:p>xerneas ex</text:p>
          </table:table-cell>
          <table:table-cell table:style-name="Default" table:formula="of:=SUM([.I164];[.G164];[.E164];[.C164];)" office:value-type="float" office:value="9704" calcext:value-type="float">
            <text:p>9704</text:p>
          </table:table-cell>
          <table:table-cell table:formula="of:=1/(SUM([.B164];[.D164];[.F164];[.H164])/SUM([.C164];[.E164];[.G164];[.I164])+([.U164]/100))" office:value-type="float" office:value="122.748585795097" calcext:value-type="float">
            <text:p>122.748585795097</text:p>
          </table:table-cell>
          <table:table-cell table:formula="of:=1/(SUM([.B164];[.D164];[.F164];[.H164])/SUM([.C164];[.E164];[.G164];[.I164])-([.U164]/100))" office:value-type="float" office:value="122.748585795097" calcext:value-type="float">
            <text:p>122.748585795097</text:p>
          </table:table-cell>
          <table:table-cell table:number-columns-repeated="2"/>
          <table:table-cell table:formula="of:=1.96*SQRT((([.K164]/100)*(1-([.K164]/100)))/[.O164])*100" office:value-type="float" office:value="0.17885296441495" calcext:value-type="float">
            <text:p>0.17885296441495</text:p>
          </table:table-cell>
          <table:table-cell/>
          <table:table-cell table:style-name="ce1" table:number-columns-repeated="2"/>
          <table:table-cell table:number-columns-repeated="1001"/>
        </table:table-row>
        <table:table-row table:style-name="ro1">
          <table:table-cell office:value-type="string" calcext:value-type="string">
            <text:p>mewtwo ex</text:p>
          </table:table-cell>
          <table:table-cell table:formula="of:=(5000/139)" office:value-type="float" office:value="35.9712230215827" calcext:value-type="float">
            <text:p>35.9712230215827</text:p>
          </table:table-cell>
          <table:table-cell office:value-type="float" office:value="5000" calcext:value-type="float">
            <text:p>5000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6" calcext:value-type="float">
            <text:p>6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4" calcext:value-type="float">
            <text:p>4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5];[.D165];[.F165];[.H165])/SUM([.C165];[.E165];[.G165];[.I165]))" office:value-type="float" office:value="129.436330486518" calcext:value-type="float">
            <text:p>129.436330486518</text:p>
          </table:table-cell>
          <table:table-cell table:formula="of:=((SUM(;[.B165];[.D165];[.F165];[.H165])/[.O165])*100)" office:value-type="float" office:value="0.772580616463136" calcext:value-type="float">
            <text:p>0.772580616463136</text:p>
          </table:table-cell>
          <table:table-cell office:value-type="float" office:value="1" calcext:value-type="float">
            <text:p>1</text:p>
          </table:table-cell>
          <table:table-cell table:formula="of:=[.K165]/[.L165]" office:value-type="float" office:value="0.772580616463136" calcext:value-type="float">
            <text:p>0.772580616463136</text:p>
          </table:table-cell>
          <table:table-cell office:value-type="string" calcext:value-type="string">
            <text:p>mewtwo ex</text:p>
          </table:table-cell>
          <table:table-cell table:style-name="Default" table:formula="of:=SUM([.I165];[.G165];[.E165];[.C165];)" office:value-type="float" office:value="9704" calcext:value-type="float">
            <text:p>9704</text:p>
          </table:table-cell>
          <table:table-cell table:formula="of:=1/(SUM([.B165];[.D165];[.F165];[.H165])/SUM([.C165];[.E165];[.G165];[.I165])+([.U165]/100))" office:value-type="float" office:value="129.436330486518" calcext:value-type="float">
            <text:p>129.436330486518</text:p>
          </table:table-cell>
          <table:table-cell table:formula="of:=1/(SUM([.B165];[.D165];[.F165];[.H165])/SUM([.C165];[.E165];[.G165];[.I165])-([.U165]/100))" office:value-type="float" office:value="129.436330486518" calcext:value-type="float">
            <text:p>129.436330486518</text:p>
          </table:table-cell>
          <table:table-cell table:number-columns-repeated="2"/>
          <table:table-cell table:formula="of:=1.96*SQRT((([.K165]/100)*(1-([.K165]/100)))/[.O165])*100" office:value-type="float" office:value="0.174208134318535" calcext:value-type="float">
            <text:p>0.174208134318535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Mega ray ex</text:p>
          </table:table-cell>
          <table:table-cell table:formula="of:=(5000/119)" office:value-type="float" office:value="42.0168067226891" calcext:value-type="float">
            <text:p>42.0168067226891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6];[.D166];[.F166];[.H166])/SUM([.C166];[.E166];[.G166];[.I166]))" office:value-type="float" office:value="134.746324387398" calcext:value-type="float">
            <text:p>134.746324387398</text:p>
          </table:table-cell>
          <table:table-cell table:formula="of:=((SUM(;[.B166];[.D166];[.F166];[.H166])/[.O166])*100)" office:value-type="float" office:value="0.74213527125607" calcext:value-type="float">
            <text:p>0.74213527125607</text:p>
          </table:table-cell>
          <table:table-cell office:value-type="float" office:value="1" calcext:value-type="float">
            <text:p>1</text:p>
          </table:table-cell>
          <table:table-cell table:formula="of:=[.K166]/[.L166]" office:value-type="float" office:value="0.74213527125607" calcext:value-type="float">
            <text:p>0.74213527125607</text:p>
          </table:table-cell>
          <table:table-cell office:value-type="string" calcext:value-type="string">
            <text:p>Mega ray ex</text:p>
          </table:table-cell>
          <table:table-cell table:style-name="Default" table:formula="of:=SUM([.I166];[.G166];[.E166];[.C166];)" office:value-type="float" office:value="9704" calcext:value-type="float">
            <text:p>9704</text:p>
          </table:table-cell>
          <table:table-cell table:formula="of:=1/(SUM([.B166];[.D166];[.F166];[.H166])/SUM([.C166];[.E166];[.G166];[.I166])+([.U166]/100))" office:value-type="float" office:value="134.746324387398" calcext:value-type="float">
            <text:p>134.746324387398</text:p>
          </table:table-cell>
          <table:table-cell table:formula="of:=1/(SUM([.B166];[.D166];[.F166];[.H166])/SUM([.C166];[.E166];[.G166];[.I166])-([.U166]/100))" office:value-type="float" office:value="134.746324387398" calcext:value-type="float">
            <text:p>134.746324387398</text:p>
          </table:table-cell>
          <table:table-cell table:number-columns-repeated="2"/>
          <table:table-cell table:formula="of:=1.96*SQRT((([.K166]/100)*(1-([.K166]/100)))/[.O166])*100" office:value-type="float" office:value="0.17076728664838" calcext:value-type="float">
            <text:p>0.1707672866483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hiny karp</text:p>
          </table:table-cell>
          <table:table-cell table:formula="of:=(5000/128)" office:value-type="float" office:value="39.0625" calcext:value-type="float">
            <text:p>39.0625</text:p>
          </table:table-cell>
          <table:table-cell office:value-type="float" office:value="5000" calcext:value-type="float">
            <text:p>5000</text:p>
          </table:table-cell>
          <table:table-cell office:value-type="float" office:value="21" calcext:value-type="float">
            <text:p>21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7" calcext:value-type="float">
            <text:p>7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7];[.D167];[.F167];[.H167])/SUM([.C167];[.E167];[.G167];[.I167]))" office:value-type="float" office:value="132.817792985458" calcext:value-type="float">
            <text:p>132.817792985458</text:p>
          </table:table-cell>
          <table:table-cell table:formula="of:=((SUM(;[.B167];[.D167];[.F167];[.H167])/[.O167])*100)" office:value-type="float" office:value="0.752911170651278" calcext:value-type="float">
            <text:p>0.752911170651278</text:p>
          </table:table-cell>
          <table:table-cell office:value-type="float" office:value="1" calcext:value-type="float">
            <text:p>1</text:p>
          </table:table-cell>
          <table:table-cell table:formula="of:=[.K167]/[.L167]" office:value-type="float" office:value="0.752911170651278" calcext:value-type="float">
            <text:p>0.752911170651278</text:p>
          </table:table-cell>
          <table:table-cell office:value-type="string" calcext:value-type="string">
            <text:p>Shiny karp</text:p>
          </table:table-cell>
          <table:table-cell table:style-name="Default" table:formula="of:=SUM([.I167];[.G167];[.E167];[.C167];)" office:value-type="float" office:value="9704" calcext:value-type="float">
            <text:p>9704</text:p>
          </table:table-cell>
          <table:table-cell table:formula="of:=1/(SUM([.B167];[.D167];[.F167];[.H167])/SUM([.C167];[.E167];[.G167];[.I167])+([.U167]/100))" office:value-type="float" office:value="132.817792985458" calcext:value-type="float">
            <text:p>132.817792985458</text:p>
          </table:table-cell>
          <table:table-cell table:formula="of:=1/(SUM([.B167];[.D167];[.F167];[.H167])/SUM([.C167];[.E167];[.G167];[.I167])-([.U167]/100))" office:value-type="float" office:value="132.817792985458" calcext:value-type="float">
            <text:p>132.817792985458</text:p>
          </table:table-cell>
          <table:table-cell table:number-columns-repeated="2"/>
          <table:table-cell table:formula="of:=1.96*SQRT((([.K167]/100)*(1-([.K167]/100)))/[.O167])*100" office:value-type="float" office:value="0.171993263084384" calcext:value-type="float">
            <text:p>0.171993263084384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tapu lele gx</text:p>
          </table:table-cell>
          <table:table-cell table:formula="of:=(5000/161)" office:value-type="float" office:value="31.055900621118" calcext:value-type="float">
            <text:p>31.055900621118</text:p>
          </table:table-cell>
          <table:table-cell office:value-type="float" office:value="5000" calcext:value-type="float">
            <text:p>5000</text:p>
          </table:table-cell>
          <table:table-cell office:value-type="float" office:value="32" calcext:value-type="float">
            <text:p>32</text:p>
          </table:table-cell>
          <table:table-cell table:style-name="ce5" office:value-type="float" office:value="3385" calcext:value-type="float">
            <text:p>3385</text:p>
          </table:table-cell>
          <table:table-cell office:value-type="float" office:value="3" calcext:value-type="float">
            <text:p>3</text:p>
          </table:table-cell>
          <table:table-cell office:value-type="float" office:value="778" calcext:value-type="float">
            <text:p>778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541" calcext:value-type="float">
            <text:p>541</text:p>
          </table:table-cell>
          <table:table-cell table:style-name="ce13" table:formula="of:=1/(SUM(;[.B168];[.D168];[.F168];[.H168])/SUM([.C168];[.E168];[.G168];[.I168]))" office:value-type="float" office:value="132.829790851896" calcext:value-type="float">
            <text:p>132.829790851896</text:p>
          </table:table-cell>
          <table:table-cell table:formula="of:=((SUM(;[.B168];[.D168];[.F168];[.H168])/[.O168])*100)" office:value-type="float" office:value="0.75284316386148" calcext:value-type="float">
            <text:p>0.75284316386148</text:p>
          </table:table-cell>
          <table:table-cell office:value-type="float" office:value="1" calcext:value-type="float">
            <text:p>1</text:p>
          </table:table-cell>
          <table:table-cell table:formula="of:=[.K168]/[.L168]" office:value-type="float" office:value="0.75284316386148" calcext:value-type="float">
            <text:p>0.75284316386148</text:p>
          </table:table-cell>
          <table:table-cell office:value-type="string" calcext:value-type="string">
            <text:p>tapu lele gx</text:p>
          </table:table-cell>
          <table:table-cell table:style-name="Default" table:formula="of:=SUM([.I168];[.G168];[.E168];[.C168];)" office:value-type="float" office:value="9704" calcext:value-type="float">
            <text:p>9704</text:p>
          </table:table-cell>
          <table:table-cell table:formula="of:=1/(SUM([.B168];[.D168];[.F168];[.H168])/SUM([.C168];[.E168];[.G168];[.I168])+([.U168]/100))" office:value-type="float" office:value="132.829790851896" calcext:value-type="float">
            <text:p>132.829790851896</text:p>
          </table:table-cell>
          <table:table-cell table:formula="of:=1/(SUM([.B168];[.D168];[.F168];[.H168])/SUM([.C168];[.E168];[.G168];[.I168])-([.U168]/100))" office:value-type="float" office:value="132.829790851896" calcext:value-type="float">
            <text:p>132.829790851896</text:p>
          </table:table-cell>
          <table:table-cell table:number-columns-repeated="2"/>
          <table:table-cell table:formula="of:=1.96*SQRT((([.K168]/100)*(1-([.K168]/100)))/[.O168])*100" office:value-type="float" office:value="0.171985554177688" calcext:value-type="float">
            <text:p>0.171985554177688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i.redd.it/r7ci19x45zy71.jpg</text:p>
          </table:table-cell>
          <table:table-cell/>
          <table:table-cell office:value-type="string" calcext:value-type="string">
            <text:p>https://www.reddit.com/r/PokemonTCG/comments/qghn3l/celebrations_pull_rates_analyzed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 table:number-columns-repeated="2"/>
          <table:table-cell office:value-type="string" calcext:value-type="string">
            <text:p>https://www.digitaltq.com/celebrations-booster-pull-rates-pokemon-tcg</text:p>
          </table:table-cell>
          <table:table-cell table:number-columns-repeated="7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4"/>
          <table:table-cell table:style-name="ce5"/>
          <table:table-cell table:number-columns-repeated="11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table:formula="of:=(5000/4)" office:value-type="float" office:value="1250" calcext:value-type="float">
            <text:p>1250</text:p>
          </table:table-cell>
          <table:table-cell office:value-type="float" office:value="5000" calcext:value-type="float">
            <text:p>5000</text:p>
          </table:table-cell>
          <table:table-cell table:formula="of:=44+41+(778/12.8)+(778/15.6)" office:value-type="float" office:value="195.653044871795" calcext:value-type="float">
            <text:p>195.653044871795</text:p>
          </table:table-cell>
          <table:table-cell table:style-name="ce5" office:value-type="float" office:value="778" calcext:value-type="float">
            <text:p>778</text:p>
          </table:table-cell>
          <table:table-cell table:formula="of:=35+29+40+28" office:value-type="float" office:value="132" calcext:value-type="float">
            <text:p>13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2];[.D172];[.F172];[.H172])/SUM([.C172];[.E172];[.G172];[.I172]))" office:value-type="float" office:value="4.0053166445817" calcext:value-type="float">
            <text:p>4.0053166445817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(5000/13)" office:value-type="float" office:value="384.615384615385" calcext:value-type="float">
            <text:p>384.615384615385</text:p>
          </table:table-cell>
          <table:table-cell office:value-type="float" office:value="5000" calcext:value-type="float">
            <text:p>5000</text:p>
          </table:table-cell>
          <table:table-cell table:formula="of:=30+29" office:value-type="float" office:value="59" calcext:value-type="float">
            <text:p>59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50" calcext:value-type="float">
            <text:p>50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3];[.D173];[.F173];[.H173])/SUM([.C173];[.E173];[.G173];[.I173]))" office:value-type="float" office:value="12.8014648589684" calcext:value-type="float">
            <text:p>12.8014648589684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Oak</text:p>
          </table:table-cell>
          <table:table-cell table:formula="of:=(5000/25)" office:value-type="float" office:value="200" calcext:value-type="float">
            <text:p>200</text:p>
          </table:table-cell>
          <table:table-cell office:value-type="float" office:value="5000" calcext:value-type="float">
            <text:p>5000</text:p>
          </table:table-cell>
          <table:table-cell office:value-type="float" office:value="37" calcext:value-type="float">
            <text:p>37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1" calcext:value-type="float">
            <text:p>21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4];[.D174];[.F174];[.H174])/SUM([.C174];[.E174];[.G174];[.I174]))" office:value-type="float" office:value="24.4922480620155" calcext:value-type="float">
            <text:p>24.492248062015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pikachu</text:p>
          </table:table-cell>
          <table:table-cell table:formula="of:=(5000/9)" office:value-type="float" office:value="555.555555555556" calcext:value-type="float">
            <text:p>555.555555555556</text:p>
          </table:table-cell>
          <table:table-cell office:value-type="float" office:value="5000" calcext:value-type="float">
            <text:p>5000</text:p>
          </table:table-cell>
          <table:table-cell table:formula="of:=+(778/8.3)" office:value-type="float" office:value="93.7349397590361" calcext:value-type="float">
            <text:p>93.7349397590361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73" calcext:value-type="float">
            <text:p>73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5];[.D175];[.F175];[.H175])/SUM([.C175];[.E175];[.G175];[.I175]))" office:value-type="float" office:value="8.74855759696488" calcext:value-type="float">
            <text:p>8.74855759696488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mew</text:p>
          </table:table-cell>
          <table:table-cell table:formula="of:=(5000/150)" office:value-type="float" office:value="33.3333333333333" calcext:value-type="float">
            <text:p>33.3333333333333</text:p>
          </table:table-cell>
          <table:table-cell office:value-type="float" office:value="5000" calcext:value-type="float">
            <text:p>5000</text:p>
          </table:table-cell>
          <table:table-cell office:value-type="float" office:value="6" calcext:value-type="float">
            <text:p>6</text:p>
          </table:table-cell>
          <table:table-cell table:style-name="ce5" office:value-type="float" office:value="778" calcext:value-type="float">
            <text:p>778</text:p>
          </table:table-cell>
          <table:table-cell office:value-type="float" office:value="2" calcext:value-type="float">
            <text:p>2</text:p>
          </table:table-cell>
          <table:table-cell office:value-type="float" office:value="541" calcext:value-type="float">
            <text:p>541</text:p>
          </table:table-cell>
          <table:table-cell table:number-columns-repeated="2"/>
          <table:table-cell table:formula="of:=1/(SUM([.B176];[.D176];[.F176];[.H176])/SUM([.C176];[.E176];[.G176];[.I176]))" office:value-type="float" office:value="152.879032258065" calcext:value-type="float">
            <text:p>152.879032258065</text:p>
          </table:table-cell>
          <table:table-cell table:number-columns-repeated="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https://www.instagram.com/p/CV2__4cr-ax/</text:p>
          </table:table-cell>
          <table:table-cell/>
          <table:table-cell office:value-type="string" calcext:value-type="string">
            <text:p>https://www.reddit.com/r/PokemonTCG/comments/q4ebn8/celebrations_pull_rates_from_778_packs/</text:p>
          </table:table-cell>
          <table:table-cell/>
          <table:table-cell office:value-type="string" calcext:value-type="string">
            <text:p>https://www.digitaltq.com/celebrations-booster-pull-rates-pokemon-tcg</text:p>
          </table:table-cell>
          <table:table-cell table:number-columns-repeated="10"/>
          <table:table-cell table:style-name="ce23" table:number-columns-repeated="3"/>
          <table:table-cell table:number-columns-repeated="1005"/>
        </table:table-row>
        <table:table-row table:style-name="ro1">
          <table:table-cell table:number-columns-repeated="16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Evolving Skies</text:p>
          </table:table-cell>
          <table:table-cell table:number-columns-repeated="15"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table:formula="of:=(5000/197)" office:value-type="float" office:value="25.3807106598985" calcext:value-type="float">
            <text:p>25.3807106598985</text:p>
          </table:table-cell>
          <table:table-cell office:value-type="float" office:value="5000" calcext:value-type="float">
            <text:p>5000</text:p>
          </table:table-cell>
          <table:table-cell table:style-name="ce1" table:formula="of:=17+37+20+19+33" office:value-type="float" office:value="126" calcext:value-type="float">
            <text:p>126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4+1+4" office:value-type="float" office:value="14" calcext:value-type="float">
            <text:p>14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1];[.D181];[.F181];[.H181])/SUM([.C181];[.E181];[.G181];[.I181]))" office:value-type="float" office:value="162.147084100675" calcext:value-type="float">
            <text:p>162.147084100675</text:p>
          </table:table-cell>
          <table:table-cell table:formula="of:=(SUM([.B181];[.D181];[.F181];[.H181])/SUM([.C181];[.E181];[.G181];[.I181]))*100" office:value-type="float" office:value="0.616724010515731" calcext:value-type="float">
            <text:p>0.616724010515731</text:p>
          </table:table-cell>
          <table:table-cell office:value-type="float" office:value="5" calcext:value-type="float">
            <text:p>5</text:p>
          </table:table-cell>
          <table:table-cell table:formula="of:=[.K181]/[.L181]" office:value-type="float" office:value="0.123344802103146" calcext:value-type="float">
            <text:p>0.123344802103146</text:p>
          </table:table-cell>
          <table:table-cell/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style-name="ce1" table:formula="of:=(5000/56)" office:value-type="float" office:value="89.2857142857143" calcext:value-type="float">
            <text:p>89.2857142857143</text:p>
          </table:table-cell>
          <table:table-cell office:value-type="float" office:value="5000" calcext:value-type="float">
            <text:p>5000</text:p>
          </table:table-cell>
          <table:table-cell office:value-type="float" office:value="401" calcext:value-type="float">
            <text:p>401</text:p>
          </table:table-cell>
          <table:table-cell table:style-name="ce5" office:value-type="float" office:value="19872" calcext:value-type="float">
            <text:p>19872</text:p>
          </table:table-cell>
          <table:table-cell table:formula="of:=1+2+3+2+2+4+5+1+4+1+2+4+3+4+1+3+2+1" office:value-type="float" office:value="45" calcext:value-type="float">
            <text:p>4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2];[.D182];[.F182];[.H182])/SUM([.C182];[.E182];[.G182];[.I182]))" office:value-type="float" office:value="50.0966106218308" calcext:value-type="float">
            <text:p>50.0966106218308</text:p>
          </table:table-cell>
          <table:table-cell table:formula="of:=(SUM([.B182];[.D182];[.F182];[.H182])/SUM([.C182];[.E182];[.G182];[.I182]))*100" office:value-type="float" office:value="1.99614302761677" calcext:value-type="float">
            <text:p>1.99614302761677</text:p>
          </table:table-cell>
          <table:table-cell office:value-type="float" office:value="22" calcext:value-type="float">
            <text:p>22</text:p>
          </table:table-cell>
          <table:table-cell table:formula="of:=[.K182]/[.L182]" office:value-type="float" office:value="0.0907337739825807" calcext:value-type="float">
            <text:p>0.0907337739825807</text:p>
          </table:table-cell>
          <table:table-cell/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Alt art V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202" calcext:value-type="float">
            <text:p>202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3+1+2+3+3+1+1+2+2+1" office:value-type="float" office:value="21" calcext:value-type="float">
            <text:p>2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3];[.D183];[.F183];[.H183])/SUM([.C183];[.E183];[.G183];[.I183]))" office:value-type="float" office:value="94.4306450227604" calcext:value-type="float">
            <text:p>94.4306450227604</text:p>
          </table:table-cell>
          <table:table-cell table:formula="of:=(SUM([.B183];[.D183];[.F183];[.H183])/SUM([.C183];[.E183];[.G183];[.I183]))*100" office:value-type="float" office:value="1.05897825833867" calcext:value-type="float">
            <text:p>1.05897825833867</text:p>
          </table:table-cell>
          <table:table-cell office:value-type="float" office:value="11" calcext:value-type="float">
            <text:p>11</text:p>
          </table:table-cell>
          <table:table-cell table:formula="of:=[.K183]/[.L183]" office:value-type="float" office:value="0.0962707507580608" calcext:value-type="float">
            <text:p>0.0962707507580608</text:p>
          </table:table-cell>
          <table:table-cell/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table:formula="of:=5000/82" office:value-type="float" office:value="60.9756097560976" calcext:value-type="float">
            <text:p>60.9756097560976</text:p>
          </table:table-cell>
          <table:table-cell office:value-type="float" office:value="5000" calcext:value-type="float">
            <text:p>5000</text:p>
          </table:table-cell>
          <table:table-cell office:value-type="float" office:value="186" calcext:value-type="float">
            <text:p>186</text:p>
          </table:table-cell>
          <table:table-cell table:style-name="ce5" office:value-type="float" office:value="19872" calcext:value-type="float">
            <text:p>19872</text:p>
          </table:table-cell>
          <table:table-cell table:formula="of:=3+1+2+1+2+2+1+2+5+6+1+1+1" office:value-type="float" office:value="28" calcext:value-type="float">
            <text:p>28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4];[.D184];[.F184];[.H184])/SUM([.C184];[.E184];[.G184];[.I184]))" office:value-type="float" office:value="97.5213766187688" calcext:value-type="float">
            <text:p>97.5213766187688</text:p>
          </table:table-cell>
          <table:table-cell table:formula="of:=(SUM([.B184];[.D184];[.F184];[.H184])/SUM([.C184];[.E184];[.G184];[.I184]))*100" office:value-type="float" office:value="1.0254162058327" calcext:value-type="float">
            <text:p>1.0254162058327</text:p>
          </table:table-cell>
          <table:table-cell office:value-type="float" office:value="16" calcext:value-type="float">
            <text:p>16</text:p>
          </table:table-cell>
          <table:table-cell table:formula="of:=[.K184]/[.L184]" office:value-type="float" office:value="0.0640885128645439" calcext:value-type="float">
            <text:p>0.0640885128645439</text:p>
          </table:table-cell>
          <table:table-cell office:value-type="string" calcext:value-type="string">
            <text:p>Rainbow Eeveelutions seem to be rarer than other rainbows</text:p>
          </table:table-cell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alt art vmax</text:p>
          </table:table-cell>
          <table:table-cell table:formula="of:=5000/283" office:value-type="float" office:value="17.6678445229682" calcext:value-type="float">
            <text:p>17.6678445229682</text:p>
          </table:table-cell>
          <table:table-cell office:value-type="float" office:value="5000" calcext:value-type="float">
            <text:p>5000</text:p>
          </table:table-cell>
          <table:table-cell office:value-type="float" office:value="64" calcext:value-type="float">
            <text:p>64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1+2+4+1+1" office:value-type="float" office:value="11" calcext:value-type="float">
            <text:p>11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5];[.D185];[.F185];[.H185])/SUM([.C185];[.E185];[.G185];[.I185]))" office:value-type="float" office:value="289.377616777884" calcext:value-type="float">
            <text:p>289.377616777884</text:p>
          </table:table-cell>
          <table:table-cell table:formula="of:=(SUM([.B185];[.D185];[.F185];[.H185])/SUM([.C185];[.E185];[.G185];[.I185]))*100" office:value-type="float" office:value="0.345569229277178" calcext:value-type="float">
            <text:p>0.345569229277178</text:p>
          </table:table-cell>
          <table:table-cell office:value-type="float" office:value="6" calcext:value-type="float">
            <text:p>6</text:p>
          </table:table-cell>
          <table:table-cell table:formula="of:=[.K185]/[.L185]" office:value-type="float" office:value="0.0575948715461964" calcext:value-type="float">
            <text:p>0.0575948715461964</text:p>
          </table:table-cell>
          <table:table-cell office:value-type="string" calcext:value-type="string">
            <text:p>Eeveelution Pull rate</text:p>
          </table:table-cell>
          <table:table-cell table:style-name="ce23" table:formula="of:=28/19872" office:value-type="float" office:value="0.00140901771336554" calcext:value-type="float">
            <text:p>0.00140901771336554</text:p>
          </table:table-cell>
          <table:table-cell table:style-name="ce23" table:formula="of:=1/[.O185]" office:value-type="float" office:value="709.714285714286" calcext:value-type="float">
            <text:p>709.714285714286</text:p>
          </table:table-cell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99" office:value-type="float" office:value="50.5050505050505" calcext:value-type="float">
            <text:p>50.5050505050505</text:p>
          </table:table-cell>
          <table:table-cell office:value-type="float" office:value="5000" calcext:value-type="float">
            <text:p>5000</text:p>
          </table:table-cell>
          <table:table-cell office:value-type="float" office:value="183" calcext:value-type="float">
            <text:p>183</text:p>
          </table:table-cell>
          <table:table-cell table:style-name="ce5" office:value-type="float" office:value="19872" calcext:value-type="float">
            <text:p>19872</text:p>
          </table:table-cell>
          <table:table-cell table:formula="of:=2+9+4+4" office:value-type="float" office:value="19" calcext:value-type="float">
            <text:p>19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6];[.D186];[.F186];[.H186])/SUM([.C186];[.E186];[.G186];[.I186]))" office:value-type="float" office:value="106.199855988479" calcext:value-type="float">
            <text:p>106.199855988479</text:p>
          </table:table-cell>
          <table:table-cell table:formula="of:=(SUM([.B186];[.D186];[.F186];[.H186])/SUM([.C186];[.E186];[.G186];[.I186]))*100" office:value-type="float" office:value="0.941620862563583" calcext:value-type="float">
            <text:p>0.941620862563583</text:p>
          </table:table-cell>
          <table:table-cell office:value-type="float" office:value="12" calcext:value-type="float">
            <text:p>12</text:p>
          </table:table-cell>
          <table:table-cell table:formula="of:=[.K186]/[.L186]" office:value-type="float" office:value="0.0784684052136319" calcext:value-type="float">
            <text:p>0.0784684052136319</text:p>
          </table:table-cell>
          <table:table-cell office:value-type="string" calcext:value-type="string">
            <text:p>Others Pull Rate</text:p>
          </table:table-cell>
          <table:table-cell table:style-name="ce23" table:formula="of:=[.K184]-[.O185]" office:value-type="float" office:value="1.02400718811934" calcext:value-type="float">
            <text:p>1.02400718811934</text:p>
          </table:table-cell>
          <table:table-cell table:style-name="ce23" table:formula="of:=1/[.O186]" office:value-type="float" office:value="0.976555644923325" calcext:value-type="float">
            <text:p>0.976555644923325</text:p>
          </table:table-cell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table:formula="of:=5000/18" office:value-type="float" office:value="277.777777777778" calcext:value-type="float">
            <text:p>277.777777777778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5+10+10+12+7+2+11+6+8+10+9+2+5+2+11" office:value-type="float" office:value="110" calcext:value-type="float">
            <text:p>110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7];[.D187];[.F187];[.H187])/SUM([.C187];[.E187];[.G187];[.I187]))" office:value-type="float" office:value="17.9071633237822" calcext:value-type="float">
            <text:p>17.9071633237822</text:p>
          </table:table-cell>
          <table:table-cell table:formula="of:=(SUM([.B187];[.D187];[.F187];[.H187])/SUM([.C187];[.E187];[.G187];[.I187]))*100" office:value-type="float" office:value="5.58435739887353" calcext:value-type="float">
            <text:p>5.58435739887353</text:p>
          </table:table-cell>
          <table:table-cell office:value-type="float" office:value="15" calcext:value-type="float">
            <text:p>15</text:p>
          </table:table-cell>
          <table:table-cell table:formula="of:=[.K187]/[.L187]" office:value-type="float" office:value="0.372290493258235" calcext:value-type="float">
            <text:p>0.372290493258235</text:p>
          </table:table-cell>
          <table:table-cell/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/>
          <table:table-cell table:style-name="ce1"/>
          <table:table-cell/>
          <table:table-cell table:style-name="ce5"/>
          <table:table-cell table:formula="of:=10+10+4+12+10+9+9+11+12+10+12+7+10+9+12+8+13+7" office:value-type="float" office:value="175" calcext:value-type="float">
            <text:p>175</text:p>
          </table:table-cell>
          <table:table-cell office:value-type="float" office:value="1944" calcext:value-type="float">
            <text:p>1944</text:p>
          </table:table-cell>
          <table:table-cell table:number-columns-repeated="2"/>
          <table:table-cell table:formula="of:=1/(SUM([.B188];[.D188];[.F188];[.H188])/SUM([.B181];[.E188];[.G188];[.I188]))" office:value-type="float" office:value="11.2536040609137" calcext:value-type="float">
            <text:p>11.2536040609137</text:p>
          </table:table-cell>
          <table:table-cell table:formula="of:=(SUM([.B188];[.D188];[.F188];[.H188])/SUM([.C188];[.E188];[.G188];[.I188]))*100" office:value-type="float" office:value="9.00205761316873" calcext:value-type="float">
            <text:p>9.00205761316873</text:p>
          </table:table-cell>
          <table:table-cell office:value-type="float" office:value="18" calcext:value-type="float">
            <text:p>18</text:p>
          </table:table-cell>
          <table:table-cell table:formula="of:=[.K188]/[.L188]" office:value-type="float" office:value="0.500114311842707" calcext:value-type="float">
            <text:p>0.500114311842707</text:p>
          </table:table-cell>
          <table:table-cell/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5"/>
          <table:table-cell table:formula="of:=(SUM([.B189];[.D189];[.F189];[.H189])/SUM([.C189];[.E189];[.G189];[.I189]))*100" office:value-type="string" office:string-value="" calcext:value-type="error">
            <text:p>#DIV/0!</text:p>
          </table:table-cell>
          <table:table-cell table:number-columns-repeated="3"/>
          <table:table-cell table:style-name="ce23"/>
          <table:table-cell/>
          <table:table-cell table:style-name="ce23" table:number-columns-repeated="3"/>
          <table:table-cell table:number-columns-repeated="1005"/>
        </table:table-row>
        <table:table-row table:style-name="ro1">
          <table:table-cell office:value-type="string" calcext:value-type="string">
            <text:p>Sources</text:p>
          </table:table-cell>
          <table:table-cell table:style-name="ce5" office:value-type="string" calcext:value-type="string">
            <text:p><text:a xlink:href="https://www.reddit.com/r/PokemonTCG/comments/pf5scn/evolving_skies_pull_rate_data_from_5000_packs/" xlink:type="simple">https://www.reddit.com/r/PokemonTCG/comments/pf5scn/evolving_skies_pull_rate_data_from_5000_packs/</text:a></text:p>
          </table:table-cell>
          <table:table-cell/>
          <table:table-cell table:style-name="ce5" office:value-type="string" calcext:value-type="string">
            <text:p><text:a xlink:href="https://www.reddit.com/r/PokemonTCG/comments/paitho/evolving_skies_pull_data_from_10000_packs_opened/" xlink:type="simple">https://www.reddit.com/r/PokemonTCG/comments/paitho/evolving_skies_pull_data_from_10000_packs_opened/</text:a></text:p>
          </table:table-cell>
          <table:table-cell table:style-name="ce5"/>
          <table:table-cell office:value-type="string" calcext:value-type="string">
            <text:p>https://www.youtube.com/watch?v=L_og_NFVTCk</text:p>
          </table:table-cell>
          <table:table-cell table:number-columns-repeated="8"/>
          <table:table-cell table:style-name="ce23"/>
          <table:table-cell table:number-columns-repeated="1009"/>
        </table:table-row>
        <table:table-row table:style-name="ro1">
          <table:table-cell/>
          <table:table-cell table:style-name="ce5"/>
          <table:table-cell/>
          <table:table-cell table:style-name="ce5" table:number-columns-repeated="2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Chilling reign</text:p>
          </table:table-cell>
          <table:table-cell table:number-columns-repeated="3"/>
          <table:table-cell table:style-name="ce5"/>
          <table:table-cell table:number-columns-repeated="9"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64" calcext:value-type="float">
            <text:p>64</text:p>
          </table:table-cell>
          <table:table-cell office:value-type="float" office:value="5000" calcext:value-type="float">
            <text:p>5000</text:p>
          </table:table-cell>
          <table:table-cell office:value-type="float" office:value="244" calcext:value-type="float">
            <text:p>244</text:p>
          </table:table-cell>
          <table:table-cell table:style-name="ce5" office:value-type="float" office:value="18082" calcext:value-type="float">
            <text:p>18082</text:p>
          </table:table-cell>
          <table:table-cell table:formula="of:=2+6+1+3+2+1+1+2+1+2" office:value-type="float" office:value="21" calcext:value-type="float">
            <text:p>21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4];[.D194];[.F194];[.H194])/SUM([.C194];[.E194];[.G194];[.I194]))" office:value-type="float" office:value="78.0364741641337" calcext:value-type="float">
            <text:p>78.0364741641337</text:p>
          </table:table-cell>
          <table:table-cell table:formula="of:=(SUM([.B194];[.D194];[.F194];[.H194])/SUM([.C194];[.E194];[.G194];[.I194]))*100" office:value-type="float" office:value="1.28145205266028" calcext:value-type="float">
            <text:p>1.28145205266028</text:p>
          </table:table-cell>
          <table:table-cell office:value-type="float" office:value="13" calcext:value-type="float">
            <text:p>13</text:p>
          </table:table-cell>
          <table:table-cell table:formula="of:=[.K194]/[.L194]" office:value-type="float" office:value="0.0985732348200214" calcext:value-type="float">
            <text:p>0.0985732348200214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02" calcext:value-type="float">
            <text:p>102</text:p>
          </table:table-cell>
          <table:table-cell office:value-type="float" office:value="5000" calcext:value-type="float">
            <text:p>5000</text:p>
          </table:table-cell>
          <table:table-cell office:value-type="float" office:value="308" calcext:value-type="float">
            <text:p>308</text:p>
          </table:table-cell>
          <table:table-cell table:style-name="ce5" office:value-type="float" office:value="18082" calcext:value-type="float">
            <text:p>18082</text:p>
          </table:table-cell>
          <table:table-cell table:formula="of:=4+3+4+3+4+7+9+12" office:value-type="float" office:value="46" calcext:value-type="float">
            <text:p>4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5];[.D195];[.F195];[.H195])/SUM([.C195];[.E195];[.G195];[.I195]))" office:value-type="float" office:value="56.3026315789474" calcext:value-type="float">
            <text:p>56.3026315789474</text:p>
          </table:table-cell>
          <table:table-cell table:formula="of:=(SUM([.B195];[.D195];[.F195];[.H195])/SUM([.C195];[.E195];[.G195];[.I195]))*100" office:value-type="float" office:value="1.7761159149334" calcext:value-type="float">
            <text:p>1.7761159149334</text:p>
          </table:table-cell>
          <table:table-cell office:value-type="float" office:value="16" calcext:value-type="float">
            <text:p>16</text:p>
          </table:table-cell>
          <table:table-cell table:formula="of:=[.K195]/[.L195]" office:value-type="float" office:value="0.111007244683337" calcext:value-type="float">
            <text:p>0.111007244683337</text:p>
          </table:table-cell>
          <table:table-cell/>
          <table:table-cell table:style-name="ce23"/>
          <table:table-cell table:number-columns-repeated="1009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34" calcext:value-type="float">
            <text:p>34</text:p>
          </table:table-cell>
          <table:table-cell office:value-type="float" office:value="5000" calcext:value-type="float">
            <text:p>5000</text:p>
          </table:table-cell>
          <table:table-cell office:value-type="float" office:value="137" calcext:value-type="float">
            <text:p>137</text:p>
          </table:table-cell>
          <table:table-cell table:style-name="ce5" office:value-type="float" office:value="18082" calcext:value-type="float">
            <text:p>18082</text:p>
          </table:table-cell>
          <table:table-cell table:formula="of:=11+2+1+5+4" office:value-type="float" office:value="23" calcext:value-type="float">
            <text:p>2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6];[.D196];[.F196];[.H196])/SUM([.C196];[.E196];[.G196];[.I196]))" office:value-type="float" office:value="132.340206185567" calcext:value-type="float">
            <text:p>132.340206185567</text:p>
          </table:table-cell>
          <table:table-cell table:formula="of:=(SUM([.B196];[.D196];[.F196];[.H196])/SUM([.C196];[.E196];[.G196];[.I196]))*100" office:value-type="float" office:value="0.755628262054997" calcext:value-type="float">
            <text:p>0.755628262054997</text:p>
          </table:table-cell>
          <table:table-cell office:value-type="float" office:value="10" calcext:value-type="float">
            <text:p>10</text:p>
          </table:table-cell>
          <table:table-cell table:formula="of:=[.K196]/[.L196]" office:value-type="float" office:value="0.0755628262054997" calcext:value-type="float">
            <text:p>0.0755628262054997</text:p>
          </table:table-cell>
          <table:table-cell table:number-columns-repeated="1011"/>
        </table:table-row>
        <table:table-row table:style-name="ro2">
          <table:table-cell office:value-type="string" calcext:value-type="string">
            <text:p>rainbow</text:p>
          </table:table-cell>
          <table:table-cell office:value-type="float" office:value="41" calcext:value-type="float">
            <text:p>41</text:p>
          </table:table-cell>
          <table:table-cell office:value-type="float" office:value="5000" calcext:value-type="float">
            <text:p>5000</text:p>
          </table:table-cell>
          <table:table-cell office:value-type="float" office:value="197" calcext:value-type="float">
            <text:p>197</text:p>
          </table:table-cell>
          <table:table-cell table:style-name="ce5" office:value-type="float" office:value="18082" calcext:value-type="float">
            <text:p>18082</text:p>
          </table:table-cell>
          <table:table-cell table:formula="of:=9+7+3+4+5+2" office:value-type="float" office:value="30" calcext:value-type="float">
            <text:p>30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7];[.D197];[.F197];[.H197])/SUM([.C197];[.E197];[.G197];[.I197]))" office:value-type="float" office:value="95.7985074626866" calcext:value-type="float">
            <text:p>95.7985074626866</text:p>
          </table:table-cell>
          <table:table-cell table:formula="of:=(SUM([.B197];[.D197];[.F197];[.H197])/SUM([.C197];[.E197];[.G197];[.I197]))*100" office:value-type="float" office:value="1.04385759912752" calcext:value-type="float">
            <text:p>1.04385759912752</text:p>
          </table:table-cell>
          <table:table-cell office:value-type="float" office:value="20" calcext:value-type="float">
            <text:p>20</text:p>
          </table:table-cell>
          <table:table-cell table:formula="of:=[.K197]/[.L197]" office:value-type="float" office:value="0.0521928799563761" calcext:value-type="float">
            <text:p>0.052192879956376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11" calcext:value-type="float">
            <text:p>11</text:p>
          </table:table-cell>
          <table:table-cell office:value-type="float" office:value="5000" calcext:value-type="float">
            <text:p>5000</text:p>
          </table:table-cell>
          <table:table-cell office:value-type="float" office:value="28" calcext:value-type="float">
            <text:p>28</text:p>
          </table:table-cell>
          <table:table-cell table:style-name="ce5" office:value-type="float" office:value="18082" calcext:value-type="float">
            <text:p>18082</text:p>
          </table:table-cell>
          <table:table-cell office:value-type="float" office:value="3" calcext:value-type="float">
            <text:p>3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8];[.D198];[.F198];[.H198])/SUM([.C198];[.E198];[.G198];[.I198]))" office:value-type="float" office:value="611.285714285714" calcext:value-type="float">
            <text:p>611.285714285714</text:p>
          </table:table-cell>
          <table:table-cell table:formula="of:=(SUM([.B198];[.D198];[.F198];[.H198])/SUM([.C198];[.E198];[.G198];[.I198]))*100" office:value-type="float" office:value="0.163589623743865" calcext:value-type="float">
            <text:p>0.163589623743865</text:p>
          </table:table-cell>
          <table:table-cell office:value-type="float" office:value="3" calcext:value-type="float">
            <text:p>3</text:p>
          </table:table-cell>
          <table:table-cell table:formula="of:=[.K198]/[.L198]" office:value-type="float" office:value="0.0545298745812885" calcext:value-type="float">
            <text:p>0.054529874581288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table:formula="of:=5000/100" office:value-type="float" office:value="50" calcext:value-type="float">
            <text:p>50</text:p>
          </table:table-cell>
          <table:table-cell office:value-type="float" office:value="5000" calcext:value-type="float">
            <text:p>5000</text:p>
          </table:table-cell>
          <table:table-cell office:value-type="float" office:value="165" calcext:value-type="float">
            <text:p>165</text:p>
          </table:table-cell>
          <table:table-cell table:style-name="ce5" office:value-type="float" office:value="18082" calcext:value-type="float">
            <text:p>18082</text:p>
          </table:table-cell>
          <table:table-cell table:formula="of:=5+6+15" office:value-type="float" office:value="26" calcext:value-type="float">
            <text:p>26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199];[.D199];[.F199];[.H199])/SUM([.C199];[.E199];[.G199];[.I199]))" office:value-type="float" office:value="106.53112033195" calcext:value-type="float">
            <text:p>106.53112033195</text:p>
          </table:table-cell>
          <table:table-cell table:formula="of:=(SUM([.B199];[.D199];[.F199];[.H199])/SUM([.C199];[.E199];[.G199];[.I199]))*100" office:value-type="float" office:value="0.938692841006466" calcext:value-type="float">
            <text:p>0.938692841006466</text:p>
          </table:table-cell>
          <table:table-cell office:value-type="float" office:value="12" calcext:value-type="float">
            <text:p>12</text:p>
          </table:table-cell>
          <table:table-cell table:formula="of:=[.K199]/[.L199]" office:value-type="float" office:value="0.0782244034172055" calcext:value-type="float">
            <text:p>0.078224403417205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209" calcext:value-type="float">
            <text:p>209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1+14+17+17+10+7+13+15" office:value-type="float" office:value="104" calcext:value-type="float">
            <text:p>104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00];[.D200];[.F200];[.H200])/SUM([.C200];[.E200];[.G200];[.I200]))" office:value-type="float" office:value="24.2555910543131" calcext:value-type="float">
            <text:p>24.2555910543131</text:p>
          </table:table-cell>
          <table:table-cell table:formula="of:=(SUM([.B200];[.D200];[.F200];[.H200])/SUM([.C200];[.E200];[.G200];[.I200]))*100" office:value-type="float" office:value="4.12276080084299" calcext:value-type="float">
            <text:p>4.12276080084299</text:p>
          </table:table-cell>
          <table:table-cell office:value-type="float" office:value="8" calcext:value-type="float">
            <text:p>8</text:p>
          </table:table-cell>
          <table:table-cell table:formula="of:=[.K200]/[.L200]" office:value-type="float" office:value="0.515345100105374" calcext:value-type="float">
            <text:p>0.5153451001053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660" calcext:value-type="float">
            <text:p>660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5"/>
          <table:table-cell table:formula="of:=19+25+17+20+22+25+18+23+19+14+28+21+13+18+20" office:value-type="float" office:value="302" calcext:value-type="float">
            <text:p>302</text:p>
          </table:table-cell>
          <table:table-cell office:value-type="float" office:value="2592" calcext:value-type="float">
            <text:p>2592</text:p>
          </table:table-cell>
          <table:table-cell table:number-columns-repeated="2"/>
          <table:table-cell table:formula="of:=1/(SUM([.B201];[.D201];[.F201];[.H201])/SUM([.C201];[.E201];[.G201];[.I201]))" office:value-type="float" office:value="7.89189189189189" calcext:value-type="float">
            <text:p>7.89189189189189</text:p>
          </table:table-cell>
          <table:table-cell table:formula="of:=(SUM([.B201];[.D201];[.F201];[.H201])/SUM([.C201];[.E201];[.G201];[.I201]))*100" office:value-type="float" office:value="12.6712328767123" calcext:value-type="float">
            <text:p>12.6712328767123</text:p>
          </table:table-cell>
          <table:table-cell office:value-type="float" office:value="15" calcext:value-type="float">
            <text:p>15</text:p>
          </table:table-cell>
          <table:table-cell table:formula="of:=[.K201]/[.L201]" office:value-type="float" office:value="0.844748858447489" calcext:value-type="float">
            <text:p>0.8447488584474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style-name="ce1" table:number-columns-repeated="2"/>
          <table:table-cell/>
          <table:table-cell table:style-name="ce5"/>
          <table:table-cell table:number-columns-repeated="4"/>
          <table:table-cell table:formula="of:=1/(SUM([.B202];[.D202];[.F202];[.H202])/SUM([.C202];[.E202];[.G202];[.I202]))" office:value-type="string" office:string-value="" calcext:value-type="error">
            <text:p>#DIV/0!</text:p>
          </table:table-cell>
          <table:table-cell table:formula="of:=(SUM([.B202];[.D202];[.F202];[.H202])/SUM([.C202];[.E202];[.G202];[.I202]))*100" office:value-type="string" office:string-value="" calcext:value-type="error">
            <text:p>#DIV/0!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urces</text:p>
          </table:table-cell>
          <table:table-cell office:value-type="string" calcext:value-type="string">
            <text:p><text:a xlink:href="https://cardzard.com/blogs/news/chilling-reign-pull-rate-data-2021" xlink:type="simple">https://cardzard.com/blogs/news/chilling-reign-pull-rate-data-2021</text:a></text:p>
          </table:table-cell>
          <table:table-cell/>
          <table:table-cell office:value-type="string" calcext:value-type="string">
            <text:p>https://docs.google.com/spreadsheets/d/10ydahAutE0aFxKT3iGCM99gwp01Q5zsw3zhA7Fih-Zc/edit#gid=1438122875</text:p>
          </table:table-cell>
          <table:table-cell/>
          <table:table-cell office:value-type="string" calcext:value-type="string">
            <text:p>https://www.youtube.com/watch?v=8-dQAyclSCU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attle Styles</text:p>
          </table:table-cell>
          <table:table-cell table:number-columns-repeated="14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table:style-name="ce1"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1405" calcext:value-type="float">
            <text:p>1405</text:p>
          </table:table-cell>
          <table:table-cell office:value-type="float" office:value="287" calcext:value-type="float">
            <text:p>287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07];[.D207];[.F207];[.H207])/SUM([.C207];[.E207];[.G207];[.I207]))" office:value-type="float" office:value="71.523178807947" calcext:value-type="float">
            <text:p>71.523178807947</text:p>
          </table:table-cell>
          <table:table-cell table:formula="of:=(SUM([.B207];[.D207];[.F207];[.H207])/SUM([.C207];[.E207];[.G207];[.I207]))*100" office:value-type="float" office:value="1.39814814814815" calcext:value-type="float">
            <text:p>1.39814814814815</text:p>
          </table:table-cell>
          <table:table-cell office:value-type="float" office:value="6" calcext:value-type="float">
            <text:p>6</text:p>
          </table:table-cell>
          <table:table-cell table:formula="of:=[.K207]/[.L207]" office:value-type="float" office:value="0.233024691358025" calcext:value-type="float">
            <text:p>0.233024691358025</text:p>
          </table:table-cell>
          <table:table-cell office:value-type="string" calcext:value-type="string">
            <text:p>Phoebe seems to have a lower FA pull rate than others </text:p>
          </table:table-cell>
          <table:table-cell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9" calcext:value-type="float">
            <text:p>29</text:p>
          </table:table-cell>
          <table:table-cell office:value-type="float" office:value="1405" calcext:value-type="float">
            <text:p>1405</text:p>
          </table:table-cell>
          <table:table-cell office:value-type="float" office:value="364" calcext:value-type="float">
            <text:p>36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08];[.D208];[.F208];[.H208])/SUM([.C208];[.E208];[.G208];[.I208]))" office:value-type="float" office:value="54.9618320610687" calcext:value-type="float">
            <text:p>54.9618320610687</text:p>
          </table:table-cell>
          <table:table-cell table:formula="of:=(SUM([.B208];[.D208];[.F208];[.H208])/SUM([.C208];[.E208];[.G208];[.I208]))*100" office:value-type="float" office:value="1.81944444444444" calcext:value-type="float">
            <text:p>1.81944444444444</text:p>
          </table:table-cell>
          <table:table-cell office:value-type="float" office:value="12" calcext:value-type="float">
            <text:p>12</text:p>
          </table:table-cell>
          <table:table-cell table:formula="of:=[.K208]/[.L208]" office:value-type="float" office:value="0.15162037037037" calcext:value-type="float">
            <text:p>0.15162037037037</text:p>
          </table:table-cell>
          <table:table-cell table:style-name="ce1" office:value-type="string" calcext:value-type="string">
            <text:p>Phoebe pull rate</text:p>
          </table:table-cell>
          <table:table-cell table:formula="of:=30/20195" office:value-type="float" office:value="0.00148551621688537" calcext:value-type="float">
            <text:p>0.00148551621688537</text:p>
          </table:table-cell>
          <table:table-cell table:style-name="ce23" table:formula="of:=1/[.O208]" office:value-type="float" office:value="673.166666666667" calcext:value-type="float">
            <text:p>673.166666666667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Alt art V</text:p>
          </table:table-cell>
          <table:table-cell office:value-type="float" office:value="7" calcext:value-type="float">
            <text:p>7</text:p>
          </table:table-cell>
          <table:table-cell office:value-type="float" office:value="1405" calcext:value-type="float">
            <text:p>1405</text:p>
          </table:table-cell>
          <table:table-cell office:value-type="float" office:value="129" calcext:value-type="float">
            <text:p>1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09];[.D209];[.F209];[.H209])/SUM([.C209];[.E209];[.G209];[.I209]))" office:value-type="float" office:value="158.823529411765" calcext:value-type="float">
            <text:p>158.823529411765</text:p>
          </table:table-cell>
          <table:table-cell table:formula="of:=(SUM([.B209];[.D209];[.F209];[.H209])/SUM([.C209];[.E209];[.G209];[.I209]))*100" office:value-type="float" office:value="0.62962962962963" calcext:value-type="float">
            <text:p>0.62962962962963</text:p>
          </table:table-cell>
          <table:table-cell office:value-type="float" office:value="4" calcext:value-type="float">
            <text:p>4</text:p>
          </table:table-cell>
          <table:table-cell table:formula="of:=[.K209]/[.L209]" office:value-type="float" office:value="0.157407407407407" calcext:value-type="float">
            <text:p>0.157407407407407</text:p>
          </table:table-cell>
          <table:table-cell office:value-type="string" calcext:value-type="string">
            <text:p>Others pull rate</text:p>
          </table:table-cell>
          <table:table-cell table:formula="of:=[.K207]-[.O208]" office:value-type="float" office:value="1.39666263193126" calcext:value-type="float">
            <text:p>1.39666263193126</text:p>
          </table:table-cell>
          <table:table-cell table:style-name="ce23" table:formula="of:=1/[.O209]" office:value-type="float" office:value="0.715992521842752" calcext:value-type="float">
            <text:p>0.715992521842752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13" calcext:value-type="float">
            <text:p>13</text:p>
          </table:table-cell>
          <table:table-cell office:value-type="float" office:value="1405" calcext:value-type="float">
            <text:p>1405</text:p>
          </table:table-cell>
          <table:table-cell office:value-type="float" office:value="224" calcext:value-type="float">
            <text:p>224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10];[.D210];[.F210];[.H210])/SUM([.C210];[.E210];[.G210];[.I210]))" office:value-type="float" office:value="91.1392405063291" calcext:value-type="float">
            <text:p>91.1392405063291</text:p>
          </table:table-cell>
          <table:table-cell table:formula="of:=(SUM([.B210];[.D210];[.F210];[.H210])/SUM([.C210];[.E210];[.G210];[.I210]))*100" office:value-type="float" office:value="1.09722222222222" calcext:value-type="float">
            <text:p>1.09722222222222</text:p>
          </table:table-cell>
          <table:table-cell office:value-type="float" office:value="12" calcext:value-type="float">
            <text:p>12</text:p>
          </table:table-cell>
          <table:table-cell table:formula="of:=[.K210]/[.L210]" office:value-type="float" office:value="0.0914351851851852" calcext:value-type="float">
            <text:p>0.0914351851851852</text:p>
          </table:table-cell>
          <table:table-cell table:number-columns-repeated="2"/>
          <table:table-cell table:style-name="ce23"/>
          <table:table-cell table:number-columns-repeated="1008"/>
        </table:table-row>
        <table:table-row table:style-name="ro1">
          <table:table-cell office:value-type="string" calcext:value-type="string">
            <text:p>alt art vmax</text:p>
          </table:table-cell>
          <table:table-cell office:value-type="float" office:value="2" calcext:value-type="float">
            <text:p>2</text:p>
          </table:table-cell>
          <table:table-cell office:value-type="float" office:value="1405" calcext:value-type="float">
            <text:p>1405</text:p>
          </table:table-cell>
          <table:table-cell office:value-type="float" office:value="29" calcext:value-type="float">
            <text:p>29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11];[.D211];[.F211];[.H211])/SUM([.C211];[.E211];[.G211];[.I211]))" office:value-type="float" office:value="696.774193548387" calcext:value-type="float">
            <text:p>696.774193548387</text:p>
          </table:table-cell>
          <table:table-cell table:formula="of:=(SUM([.B211];[.D211];[.F211];[.H211])/SUM([.C211];[.E211];[.G211];[.I211]))*100" office:value-type="float" office:value="0.143518518518519" calcext:value-type="float">
            <text:p>0.143518518518519</text:p>
          </table:table-cell>
          <table:table-cell office:value-type="float" office:value="2" calcext:value-type="float">
            <text:p>2</text:p>
          </table:table-cell>
          <table:table-cell table:formula="of:=[.K211]/[.L211]" office:value-type="float" office:value="0.0717592592592593" calcext:value-type="float">
            <text:p>0.071759259259259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12" calcext:value-type="float">
            <text:p>12</text:p>
          </table:table-cell>
          <table:table-cell office:value-type="float" office:value="1405" calcext:value-type="float">
            <text:p>1405</text:p>
          </table:table-cell>
          <table:table-cell office:value-type="float" office:value="191" calcext:value-type="float">
            <text:p>191</text:p>
          </table:table-cell>
          <table:table-cell table:style-name="ce5" office:value-type="float" office:value="20195" calcext:value-type="float">
            <text:p>20195</text:p>
          </table:table-cell>
          <table:table-cell table:number-columns-repeated="4"/>
          <table:table-cell table:formula="of:=1/(SUM([.B212];[.D212];[.F212];[.H212])/SUM([.C212];[.E212];[.G212];[.I212]))" office:value-type="float" office:value="106.4039408867" calcext:value-type="float">
            <text:p>106.4039408867</text:p>
          </table:table-cell>
          <table:table-cell table:formula="of:=(SUM([.B212];[.D212];[.F212];[.H212])/SUM([.C212];[.E212];[.G212];[.I212]))*100" office:value-type="float" office:value="0.939814814814815" calcext:value-type="float">
            <text:p>0.939814814814815</text:p>
          </table:table-cell>
          <table:table-cell office:value-type="float" office:value="6" calcext:value-type="float">
            <text:p>6</text:p>
          </table:table-cell>
          <table:table-cell table:formula="of:=[.K212]/[.L212]" office:value-type="float" office:value="0.156635802469136" calcext:value-type="float">
            <text:p>0.15663580246913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61" calcext:value-type="float">
            <text:p>61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13];[.D213];[.F213];[.H213])/SUM([.C213];[.E213];[.G213];[.I213]))" office:value-type="float" office:value="23.0327868852459" calcext:value-type="float">
            <text:p>23.0327868852459</text:p>
          </table:table-cell>
          <table:table-cell table:formula="of:=(SUM([.B213];[.D213];[.F213];[.H213])/SUM([.C213];[.E213];[.G213];[.I213]))*100" office:value-type="float" office:value="4.34163701067616" calcext:value-type="float">
            <text:p>4.34163701067616</text:p>
          </table:table-cell>
          <table:table-cell office:value-type="float" office:value="6" calcext:value-type="float">
            <text:p>6</text:p>
          </table:table-cell>
          <table:table-cell table:formula="of:=[.K213]/[.L213]" office:value-type="float" office:value="0.723606168446026" calcext:value-type="float">
            <text:p>0.7236061684460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70" calcext:value-type="float">
            <text:p>170</text:p>
          </table:table-cell>
          <table:table-cell office:value-type="float" office:value="1405" calcext:value-type="float">
            <text:p>1405</text:p>
          </table:table-cell>
          <table:table-cell/>
          <table:table-cell table:style-name="ce5"/>
          <table:table-cell table:number-columns-repeated="4"/>
          <table:table-cell table:formula="of:=1/(SUM([.B214];[.D214];[.F214];[.H214])/SUM([.C214];[.E214];[.G214];[.I214]))" office:value-type="float" office:value="8.26470588235294" calcext:value-type="float">
            <text:p>8.26470588235294</text:p>
          </table:table-cell>
          <table:table-cell table:formula="of:=(SUM([.B214];[.D214];[.F214];[.H214])/SUM([.C214];[.E214];[.G214];[.I214]))*100" office:value-type="float" office:value="12.0996441281139" calcext:value-type="float">
            <text:p>12.0996441281139</text:p>
          </table:table-cell>
          <table:table-cell office:value-type="float" office:value="12" calcext:value-type="float">
            <text:p>12</text:p>
          </table:table-cell>
          <table:table-cell table:formula="of:=[.K214]/[.L214]" office:value-type="float" office:value="1.00830367734282" calcext:value-type="float">
            <text:p>1.0083036773428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3"/>
          <table:table-cell table:style-name="ce5"/>
          <table:table-cell table:number-columns-repeated="4"/>
          <table:table-cell table:formula="of:=1/(SUM([.B215];[.D215];[.F215];[.H215])/SUM([.C215];[.E215];[.G215];[.I215]))" office:value-type="string" office:string-value="" calcext:value-type="error">
            <text:p>#DIV/0!</text:p>
          </table:table-cell>
          <table:table-cell table:formula="of:=(SUM([.B215];[.D215];[.F215];[.H215])/SUM([.C215];[.E215];[.G215];[.I215]))*100" office:value-type="string" office:string-value="" calcext:value-type="error">
            <text:p>#DIV/0!</text:p>
          </table:table-cell>
          <table:table-cell/>
          <table:table-cell table:formula="of:=[.K215]/[.L21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https://cardzard.com/blogs/news/battle-styles-pull-rate-data</text:p>
          </table:table-cell>
          <table:table-cell/>
          <table:table-cell office:value-type="string" calcext:value-type="string">
            <text:p>https://docs.google.com/spreadsheets/d/1sR4kDFZMMrz2eIJMky1f8_ljho5pMMgfcbB2tYG9ov4/edit#gid=143812287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hining F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120" calcext:value-type="float">
            <text:p>120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13" calcext:value-type="float">
            <text:p>2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0];[.D220];[.F220];[.F220])/SUM([.C220];[.E220];[.G220];[.G220]))" office:value-type="float" office:value="8.96296296296296" calcext:value-type="float">
            <text:p>8.96296296296296</text:p>
          </table:table-cell>
          <table:table-cell table:formula="of:=(SUM([.B220];[.D220];[.F220];[.H220])/SUM([.C220];[.E220];[.G220];[.I220]))*100" office:value-type="float" office:value="11.0765643218033" calcext:value-type="float">
            <text:p>11.0765643218033</text:p>
          </table:table-cell>
          <table:table-cell/>
          <table:table-cell table:formula="of:=[.K220]/[.L220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58" calcext:value-type="float">
            <text:p>5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89" calcext:value-type="float">
            <text:p>89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1];[.D221];[.F221];[.F221])/SUM([.C221];[.E221];[.G221];[.G221]))" office:value-type="float" office:value="19.769014084507" calcext:value-type="float">
            <text:p>19.769014084507</text:p>
          </table:table-cell>
          <table:table-cell table:formula="of:=(SUM([.B221];[.D221];[.F221];[.H221])/SUM([.C221];[.E221];[.G221];[.I221]))*100" office:value-type="float" office:value="5.16906335017489" calcext:value-type="float">
            <text:p>5.16906335017489</text:p>
          </table:table-cell>
          <table:table-cell/>
          <table:table-cell table:formula="of:=[.K221]/[.L221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7" calcext:value-type="float">
            <text:p>2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2];[.D222];[.F222];[.F222])/SUM([.C222];[.E222];[.G222];[.G222]))" office:value-type="float" office:value="81.6046511627907" calcext:value-type="float">
            <text:p>81.6046511627907</text:p>
          </table:table-cell>
          <table:table-cell table:formula="of:=(SUM([.B222];[.D222];[.F222];[.H222])/SUM([.C222];[.E222];[.G222];[.I222]))*100" office:value-type="float" office:value="1.14652157015157" calcext:value-type="float">
            <text:p>1.14652157015157</text:p>
          </table:table-cell>
          <table:table-cell/>
          <table:table-cell table:formula="of:=[.K222]/[.L222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67" calcext:value-type="float">
            <office:annotation draw:style-name="gr1" draw:text-style-name="P2" svg:width="2.899cm" svg:height="2.176cm" svg:x="16.191cm" svg:y="98.766cm" draw:caption-point-x="-0.61cm" draw:caption-point-y="1.511cm">
              <dc:date>2022-01-19T00:00:00</dc:date>
              <text:p text:style-name="P1"><text:span text:style-name="T1">Alcreme was here in this data for some reason, subtracted 10 to compensate</text:span></text:p>
            </office:annotation>
            <text:p>67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3];[.D223];[.F223];[.F223])/SUM([.C223];[.E223];[.G223];[.G223]))" office:value-type="float" office:value="31.6126126126126" calcext:value-type="float">
            <text:p>31.6126126126126</text:p>
          </table:table-cell>
          <table:table-cell table:formula="of:=(SUM([.B223];[.D223];[.F223];[.H223])/SUM([.C223];[.E223];[.G223];[.I223]))*100" office:value-type="float" office:value="3.01204819277108" calcext:value-type="float">
            <text:p>3.01204819277108</text:p>
          </table:table-cell>
          <table:table-cell office:value-type="float" office:value="8" calcext:value-type="float">
            <text:p>8</text:p>
          </table:table-cell>
          <table:table-cell table:formula="of:=[.K223]/[.L223]" office:value-type="float" office:value="0.376506024096386" calcext:value-type="float">
            <text:p>0.37650602409638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Amazing Rare</text:p>
          </table:table-cell>
          <table:table-cell office:value-type="float" office:value="57" calcext:value-type="float">
            <text:p>57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26" calcext:value-type="float">
            <text:p>126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4];[.D224];[.F224];[.F224])/SUM([.C224];[.E224];[.G224];[.G224]))" office:value-type="float" office:value="17.2432432432432" calcext:value-type="float">
            <text:p>17.2432432432432</text:p>
          </table:table-cell>
          <table:table-cell table:formula="of:=(SUM([.B224];[.D224];[.F224];[.H224])/SUM([.C224];[.E224];[.G224];[.I224]))*100" office:value-type="float" office:value="5.73260785075787" calcext:value-type="float">
            <text:p>5.73260785075787</text:p>
          </table:table-cell>
          <table:table-cell/>
          <table:table-cell table:formula="of:=[.K224]/[.L224]" office:value-type="string" office:string-value="" calcext:value-type="error">
            <text:p>#DIV/0!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basic</text:p>
          </table:table-cell>
          <table:table-cell office:value-type="float" office:value="252" calcext:value-type="float">
            <text:p>252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497" calcext:value-type="float">
            <text:p>497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413" calcext:value-type="float">
            <text:p>413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5];[.D225];[.F225];[.F225])/SUM([.C225];[.E225];[.G225];[.G225]))" office:value-type="float" office:value="4.45587301587302" calcext:value-type="float">
            <text:p>4.45587301587302</text:p>
          </table:table-cell>
          <table:table-cell table:formula="of:=(SUM([.B225];[.D225];[.F225];[.H225])/SUM([.C225];[.E225];[.G225];[.I225]))*100" office:value-type="float" office:value="22.5806451612903" calcext:value-type="float">
            <text:p>22.5806451612903</text:p>
          </table:table-cell>
          <table:table-cell office:value-type="float" office:value="104" calcext:value-type="float">
            <text:p>104</text:p>
          </table:table-cell>
          <table:table-cell table:formula="of:=[.K225]/[.L225]" office:value-type="float" office:value="0.21712158808933" calcext:value-type="float">
            <text:p>0.21712158808933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</text:p>
          </table:table-cell>
          <table:table-cell office:value-type="float" office:value="79" calcext:value-type="float">
            <text:p>79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112" calcext:value-type="float">
            <text:p>11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6];[.D226];[.F226];[.F226])/SUM([.C226];[.E226];[.G226];[.G226]))" office:value-type="float" office:value="15.9438943894389" calcext:value-type="float">
            <text:p>15.9438943894389</text:p>
          </table:table-cell>
          <table:table-cell table:formula="of:=(SUM([.B226];[.D226];[.F226];[.H226])/SUM([.C226];[.E226];[.G226];[.I226]))*100" office:value-type="float" office:value="6.45488340655627" calcext:value-type="float">
            <text:p>6.45488340655627</text:p>
          </table:table-cell>
          <table:table-cell office:value-type="float" office:value="9" calcext:value-type="float">
            <text:p>9</text:p>
          </table:table-cell>
          <table:table-cell table:formula="of:=[.K226]/[.L226]" office:value-type="float" office:value="0.717209267395141" calcext:value-type="float">
            <text:p>0.717209267395141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Shiny Vmax</text:p>
          </table:table-cell>
          <table:table-cell office:value-type="float" office:value="28" calcext:value-type="float">
            <text:p>28</text:p>
          </table:table-cell>
          <table:table-cell office:value-type="float" office:value="1087" calcext:value-type="float">
            <text:p>1087</text:p>
          </table:table-cell>
          <table:table-cell/>
          <table:table-cell table:style-name="ce1"/>
          <table:table-cell office:value-type="float" office:value="72" calcext:value-type="float">
            <text:p>7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7];[.D227];[.F227];[.F227])/SUM([.C227];[.E227];[.G227];[.G227]))" office:value-type="float" office:value="28.0872093023256" calcext:value-type="float">
            <text:p>28.0872093023256</text:p>
          </table:table-cell>
          <table:table-cell table:formula="of:=(SUM([.B227];[.D227];[.F227];[.H227])/SUM([.C227];[.E227];[.G227];[.I227]))*100" office:value-type="float" office:value="3.37952010814464" calcext:value-type="float">
            <text:p>3.37952010814464</text:p>
          </table:table-cell>
          <table:table-cell office:value-type="float" office:value="7" calcext:value-type="float">
            <text:p>7</text:p>
          </table:table-cell>
          <table:table-cell table:formula="of:=[.K227]/[.L227]" office:value-type="float" office:value="0.482788586877806" calcext:value-type="float">
            <text:p>0.482788586877806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7" calcext:value-type="float">
            <text:p>7</text:p>
          </table:table-cell>
          <table:table-cell office:value-type="float" office:value="1087" calcext:value-type="float">
            <text:p>1087</text:p>
          </table:table-cell>
          <table:table-cell table:style-name="ce1" table:formula="of:=[.E228]/109.35" office:value-type="float" office:value="20" calcext:value-type="float">
            <text:p>20</text:p>
          </table:table-cell>
          <table:table-cell table:style-name="ce1" office:value-type="float" office:value="2187" calcext:value-type="float">
            <text:p>2187</text:p>
          </table:table-cell>
          <table:table-cell office:value-type="float" office:value="22" calcext:value-type="float">
            <text:p>22</text:p>
          </table:table-cell>
          <table:table-cell office:value-type="float" office:value="1872" calcext:value-type="float">
            <text:p>1872</text:p>
          </table:table-cell>
          <table:table-cell table:style-name="ce1" table:number-columns-repeated="2"/>
          <table:table-cell table:formula="of:=1/(SUM([.B228];[.D228];[.F228];[.F228])/SUM([.C228];[.E228];[.G228];[.G228]))" office:value-type="float" office:value="98.8450704225352" calcext:value-type="float">
            <text:p>98.8450704225352</text:p>
          </table:table-cell>
          <table:table-cell table:formula="of:=(SUM([.B228];[.D228];[.F228];[.H228])/SUM([.C228];[.E228];[.G228];[.I228]))*100" office:value-type="float" office:value="0.952195880295375" calcext:value-type="float">
            <text:p>0.952195880295375</text:p>
          </table:table-cell>
          <table:table-cell office:value-type="float" office:value="2" calcext:value-type="float">
            <text:p>2</text:p>
          </table:table-cell>
          <table:table-cell table:formula="of:=[.K228]/[.L228]" office:value-type="float" office:value="0.476097940147688" calcext:value-type="float">
            <text:p>0.476097940147688</text:p>
          </table:table-cell>
          <table:table-cell table:style-name="ce1" table:number-columns-repeated="6"/>
          <table:table-cell table:number-columns-repeated="1005"/>
        </table:table-row>
        <table:table-row table:style-name="ro1">
          <table:table-cell office:value-type="string" calcext:value-type="string">
            <text:p>FA Alcreme</text:p>
          </table:table-cell>
          <table:table-cell office:value-type="float" office:value="6" calcext:value-type="float">
            <text:p>6</text:p>
          </table:table-cell>
          <table:table-cell office:value-type="float" office:value="1087" calcext:value-type="float">
            <text:p>1087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2187" calcext:value-type="float">
            <text:p>2187</text:p>
          </table:table-cell>
          <table:table-cell table:number-columns-repeated="2"/>
          <table:table-cell table:style-name="ce1" table:number-columns-repeated="2"/>
          <table:table-cell table:formula="of:=1/(SUM([.B229];[.D229];[.F229];[.F229])/SUM([.C229];[.E229];[.G229];[.G229]))" office:value-type="float" office:value="192.588235294118" calcext:value-type="float">
            <text:p>192.588235294118</text:p>
          </table:table-cell>
          <table:table-cell table:formula="of:=(SUM([.B229];[.D229];[.F229];[.H229])/SUM([.C229];[.E229];[.G229];[.I229]))*100" office:value-type="float" office:value="0.519242516799023" calcext:value-type="float">
            <text:p>0.519242516799023</text:p>
          </table:table-cell>
          <table:table-cell office:value-type="float" office:value="1" calcext:value-type="float">
            <text:p>1</text:p>
          </table:table-cell>
          <table:table-cell table:formula="of:=[.K229]/[.L229]" office:value-type="float" office:value="0.519242516799023" calcext:value-type="float">
            <text:p>0.519242516799023</text:p>
          </table:table-cell>
          <table:table-cell table:style-name="ce1"/>
          <table:table-cell/>
          <table:table-cell table:style-name="ce1" table:number-columns-repeated="4"/>
          <table:table-cell table:number-columns-repeated="1005"/>
        </table:table-row>
        <table:table-row table:style-name="ro1">
          <table:table-cell/>
          <table:table-cell office:value-type="string" calcext:value-type="string">
            <text:p><text:a xlink:href="https://cardzard.com/blogs/news/shining-fates-pull-rate-data-2021" xlink:type="simple">https://cardzard.com/blogs/news/shining-fates-pull-rate-data-2021</text:a>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www.reddit.com/r/PokemonTCG/comments/lpp7qt/shining_fates_pull_rate_statistics_community/</text:p>
          </table:table-cell>
          <table:table-cell/>
          <table:table-cell table:style-name="ce1" table:number-columns-repeated="4"/>
          <table:table-cell/>
          <table:table-cell table:style-name="ce1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Vivid voltage:</text:p>
          </table:table-cell>
          <table:table-cell table:style-name="ce1" table:number-columns-repeated="9"/>
          <table:table-cell table:number-columns-repeated="101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366" calcext:value-type="float">
            <text:p>366</text:p>
          </table:table-cell>
          <table:table-cell office:value-type="float" office:value="2184" calcext:value-type="float">
            <text:p>2184</text:p>
          </table:table-cell>
          <table:table-cell table:style-name="ce1" table:number-columns-repeated="2"/>
          <table:table-cell office:value-type="float" office:value="137" calcext:value-type="float">
            <text:p>13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34];[.D234];[.F234];[.H234])/SUM([.C234];[.E234];[.G234];[.I234]))" office:value-type="float" office:value="5.59443339960239" calcext:value-type="float">
            <text:p>5.59443339960239</text:p>
          </table:table-cell>
          <table:table-cell table:formula="of:=(SUM([.B234];[.D234];[.F234];[.H234])/SUM([.C234];[.E234];[.G234];[.I234]))*100" office:value-type="float" office:value="17.8749111584932" calcext:value-type="float">
            <text:p>17.8749111584932</text:p>
          </table:table-cell>
          <table:table-cell/>
          <table:table-cell table:formula="of:=[.K234]/[.L234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</text:p>
          </table:table-cell>
          <table:table-cell office:value-type="float" office:value="271" calcext:value-type="float">
            <text:p>271</text:p>
          </table:table-cell>
          <table:table-cell office:value-type="float" office:value="2184" calcext:value-type="float">
            <text:p>2184</text:p>
          </table:table-cell>
          <table:table-cell office:value-type="float" office:value="221" calcext:value-type="float">
            <text:p>221</text:p>
          </table:table-cell>
          <table:table-cell office:value-type="float" office:value="1512" calcext:value-type="float">
            <text:p>1512</text:p>
          </table:table-cell>
          <table:table-cell office:value-type="float" office:value="80" calcext:value-type="float">
            <text:p>80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35];[.D235];[.F235];[.H235])/SUM([.C235];[.E235];[.G235];[.I235]))" office:value-type="float" office:value="7.56293706293706" calcext:value-type="float">
            <text:p>7.56293706293706</text:p>
          </table:table-cell>
          <table:table-cell table:formula="of:=(SUM([.B235];[.D235];[.F235];[.H235])/SUM([.C235];[.E235];[.G235];[.I235]))*100" office:value-type="float" office:value="13.2223763291724" calcext:value-type="float">
            <text:p>13.2223763291724</text:p>
          </table:table-cell>
          <table:table-cell/>
          <table:table-cell table:formula="of:=[.K235]/[.L235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Vmax</text:p>
          </table:table-cell>
          <table:table-cell office:value-type="float" office:value="91" calcext:value-type="float">
            <text:p>91</text:p>
          </table:table-cell>
          <table:table-cell office:value-type="float" office:value="2184" calcext:value-type="float">
            <text:p>2184</text:p>
          </table:table-cell>
          <table:table-cell office:value-type="float" office:value="74" calcext:value-type="float">
            <text:p>74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27" calcext:value-type="float">
            <text:p>2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36];[.D236];[.F236];[.H236])/SUM([.C236];[.E236];[.G236];[.I236]))" office:value-type="float" office:value="22.53125" calcext:value-type="float">
            <text:p>22.53125</text:p>
          </table:table-cell>
          <table:table-cell table:formula="of:=(SUM([.B236];[.D236];[.F236];[.H236])/SUM([.C236];[.E236];[.G236];[.I236]))*100" office:value-type="float" office:value="4.43828016643551" calcext:value-type="float">
            <text:p>4.43828016643551</text:p>
          </table:table-cell>
          <table:table-cell/>
          <table:table-cell table:formula="of:=[.K236]/[.L236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3" calcext:value-type="float">
            <text:p>63</text:p>
          </table:table-cell>
          <table:table-cell office:value-type="float" office:value="2184" calcext:value-type="float">
            <text:p>2184</text:p>
          </table:table-cell>
          <table:table-cell office:value-type="float" office:value="40" calcext:value-type="float">
            <text:p>40</text:p>
          </table:table-cell>
          <table:table-cell office:value-type="float" office:value="1512" calcext:value-type="float">
            <text:p>1512</text:p>
          </table:table-cell>
          <table:table-cell office:value-type="float" office:value="17" calcext:value-type="float">
            <text:p>17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37];[.D237];[.F237];[.H237])/SUM([.C237];[.E237];[.G237];[.I237]))" office:value-type="float" office:value="36.05" calcext:value-type="float">
            <text:p>36.05</text:p>
          </table:table-cell>
          <table:table-cell table:formula="of:=(SUM([.B237];[.D237];[.F237];[.H237])/SUM([.C237];[.E237];[.G237];[.I237]))*100" office:value-type="float" office:value="2.77392510402219" calcext:value-type="float">
            <text:p>2.77392510402219</text:p>
          </table:table-cell>
          <table:table-cell office:value-type="float" office:value="13" calcext:value-type="float">
            <text:p>13</text:p>
          </table:table-cell>
          <table:table-cell table:formula="of:=[.K237]/[.L237]" office:value-type="float" office:value="0.213378854155553" calcext:value-type="float">
            <text:p>0.21337885415555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26" calcext:value-type="float">
            <text:p>26</text:p>
          </table:table-cell>
          <table:table-cell office:value-type="float" office:value="2184" calcext:value-type="float">
            <text:p>2184</text:p>
          </table:table-cell>
          <table:table-cell office:value-type="float" office:value="19" calcext:value-type="float">
            <text:p>19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38];[.D238];[.F238];[.H238])/SUM([.C238];[.E238];[.G238];[.I238]))" office:value-type="float" office:value="81.622641509434" calcext:value-type="float">
            <text:p>81.622641509434</text:p>
          </table:table-cell>
          <table:table-cell table:formula="of:=(SUM([.B238];[.D238];[.F238];[.H238])/SUM([.C238];[.E238];[.G238];[.I238]))*100" office:value-type="float" office:value="1.22515025427647" calcext:value-type="float">
            <text:p>1.22515025427647</text:p>
          </table:table-cell>
          <table:table-cell office:value-type="float" office:value="7" calcext:value-type="float">
            <text:p>7</text:p>
          </table:table-cell>
          <table:table-cell table:formula="of:=[.K238]/[.L238]" office:value-type="float" office:value="0.175021464896638" calcext:value-type="float">
            <text:p>0.17502146489663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31" calcext:value-type="float">
            <text:p>31</text:p>
          </table:table-cell>
          <table:table-cell office:value-type="float" office:value="2184" calcext:value-type="float">
            <text:p>2184</text:p>
          </table:table-cell>
          <table:table-cell office:value-type="float" office:value="21" calcext:value-type="float">
            <text:p>21</text:p>
          </table:table-cell>
          <table:table-cell office:value-type="float" office:value="1512" calcext:value-type="float">
            <text:p>1512</text:p>
          </table:table-cell>
          <table:table-cell office:value-type="float" office:value="8" calcext:value-type="float">
            <text:p>8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39];[.D239];[.F239];[.H239])/SUM([.C239];[.E239];[.G239];[.I239]))" office:value-type="float" office:value="72.1" calcext:value-type="float">
            <text:p>72.1</text:p>
          </table:table-cell>
          <table:table-cell table:formula="of:=(SUM([.B239];[.D239];[.F239];[.H239])/SUM([.C239];[.E239];[.G239];[.I239]))*100" office:value-type="float" office:value="1.3869625520111" calcext:value-type="float">
            <text:p>1.3869625520111</text:p>
          </table:table-cell>
          <table:table-cell office:value-type="float" office:value="12" calcext:value-type="float">
            <text:p>12</text:p>
          </table:table-cell>
          <table:table-cell table:formula="of:=[.K239]/[.L239]" office:value-type="float" office:value="0.115580212667591" calcext:value-type="float">
            <text:p>0.11558021266759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Golden</text:p>
          </table:table-cell>
          <table:table-cell office:value-type="float" office:value="23" calcext:value-type="float">
            <text:p>23</text:p>
          </table:table-cell>
          <table:table-cell office:value-type="float" office:value="2184" calcext:value-type="float">
            <text:p>2184</text:p>
          </table:table-cell>
          <table:table-cell office:value-type="float" office:value="15" calcext:value-type="float">
            <text:p>15</text:p>
          </table:table-cell>
          <table:table-cell table:style-name="ce1" office:value-type="float" office:value="1512" calcext:value-type="float">
            <text:p>1512</text:p>
          </table:table-cell>
          <table:table-cell office:value-type="float" office:value="7" calcext:value-type="float">
            <text:p>7</text:p>
          </table:table-cell>
          <table:table-cell table:style-name="ce7" office:value-type="float" office:value="630" calcext:value-type="float">
            <text:p>630</text:p>
          </table:table-cell>
          <table:table-cell table:number-columns-repeated="2"/>
          <table:table-cell table:formula="of:=1/(SUM([.B240];[.D240];[.F240];[.H240])/SUM([.C240];[.E240];[.G240];[.I240]))" office:value-type="float" office:value="96.1333333333333" calcext:value-type="float">
            <text:p>96.1333333333333</text:p>
          </table:table-cell>
          <table:table-cell table:formula="of:=(SUM([.B240];[.D240];[.F240];[.H240])/SUM([.C240];[.E240];[.G240];[.I240]))*100" office:value-type="float" office:value="1.04022191400832" calcext:value-type="float">
            <text:p>1.04022191400832</text:p>
          </table:table-cell>
          <table:table-cell office:value-type="float" office:value="6" calcext:value-type="float">
            <text:p>6</text:p>
          </table:table-cell>
          <table:table-cell table:formula="of:=[.K240]/[.L240]" office:value-type="float" office:value="0.173370319001387" calcext:value-type="float">
            <text:p>0.17337031900138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mazing</text:p>
          </table:table-cell>
          <table:table-cell table:style-name="ce1" office:value-type="float" office:value="113" calcext:value-type="float">
            <text:p>113</text:p>
          </table:table-cell>
          <table:table-cell office:value-type="float" office:value="2184" calcext:value-type="float">
            <text:p>2184</text:p>
          </table:table-cell>
          <table:table-cell office:value-type="float" office:value="93" calcext:value-type="float">
            <text:p>93</text:p>
          </table:table-cell>
          <table:table-cell office:value-type="float" office:value="1512" calcext:value-type="float">
            <text:p>1512</text:p>
          </table:table-cell>
          <table:table-cell office:value-type="float" office:value="36" calcext:value-type="float">
            <text:p>36</text:p>
          </table:table-cell>
          <table:table-cell office:value-type="float" office:value="630" calcext:value-type="float">
            <text:p>630</text:p>
          </table:table-cell>
          <table:table-cell table:number-columns-repeated="2"/>
          <table:table-cell table:formula="of:=1/(SUM([.B241];[.D241];[.F241];[.H241])/SUM([.C241];[.E241];[.G241];[.I241]))" office:value-type="float" office:value="17.8760330578512" calcext:value-type="float">
            <text:p>17.8760330578512</text:p>
          </table:table-cell>
          <table:table-cell table:formula="of:=(SUM([.B241];[.D241];[.F241];[.H241])/SUM([.C241];[.E241];[.G241];[.I241]))*100" office:value-type="float" office:value="5.59408229311142" calcext:value-type="float">
            <text:p>5.59408229311142</text:p>
          </table:table-cell>
          <table:table-cell/>
          <table:table-cell table:formula="of:=[.K241]/[.L241]" office:value-type="string" office:string-value="" calcext:value-type="error">
            <text:p>#DIV/0!</text:p>
          </table:table-cell>
          <table:table-cell table:number-columns-repeated="1011"/>
        </table:table-row>
        <table:table-row table:style-name="ro1">
          <table:table-cell table:style-name="ce1"/>
          <table:table-cell office:value-type="string" calcext:value-type="string">
            <text:p><text:span text:style-name="T2">source: </text:span><text:span text:style-name="T2"><text:a xlink:href="https://cardzard.com/blogs/news/vivid-voltage-pull-rate-data" xlink:type="simple">https://cardzard.com/blogs/news/vivid-voltage-pull-rate-data</text:a></text:span></text:p>
          </table:table-cell>
          <table:table-cell table:style-name="ce1" table:number-columns-repeated="2"/>
          <table:table-cell table:style-name="ce1" office:value-type="string" calcext:value-type="string">
            <text:p>source: <text:a xlink:href="https://www.youtube.com/watch?v=XW_TxBrD5ck" xlink:type="simple">https://www.youtube.com/watch?v=XW_TxBrD5ck</text:a></text:p>
          </table:table-cell>
          <table:table-cell table:style-name="ce1" office:value-type="string" calcext:value-type="string">
            <text:p>https://www.digitaltq.com/vivid-voltage-booster-pull-rates-pokemon-tcg</text:p>
          </table:table-cell>
          <table:table-cell table:style-name="ce1" table:number-columns-repeated="4"/>
          <table:table-cell table:formula="of:=SUM([.K234:.K240])" office:value-type="float" office:value="41.9618274784193" calcext:value-type="float">
            <text:p>41.9618274784193</text:p>
          </table:table-cell>
          <table:table-cell table:number-columns-repeated="1013"/>
        </table:table-row>
        <table:table-row table:style-name="ro1">
          <table:table-cell table:style-name="ce1" table:number-columns-repeated="10"/>
          <table:table-cell table:number-columns-repeated="1014"/>
        </table:table-row>
        <table:table-row table:style-name="ro1">
          <table:table-cell office:value-type="string" calcext:value-type="string">
            <text:p>Champion’s Path: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</text:p>
          </table:table-cell>
          <table:table-cell table:number-columns-repeated="2"/>
          <table:table-cell office:value-type="float" office:value="502" calcext:value-type="float">
            <text:p>50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6];[.D246];[.F246];[.H246])/SUM([.C246];[.E246];[.G246];[.I246]))" office:value-type="float" office:value="6.35856573705179" calcext:value-type="float">
            <text:p>6.35856573705179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Vmax</text:p>
          </table:table-cell>
          <table:table-cell table:number-columns-repeated="2"/>
          <table:table-cell table:formula="of:=[.E247]*0.0355" office:value-type="float" office:value="113.316" calcext:value-type="float">
            <text:p>113.316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7];[.D247];[.F247];[.H247])/SUM([.C247];[.E247];[.G247];[.I247]))" office:value-type="float" office:value="28.169014084507" calcext:value-type="float">
            <text:p>28.169014084507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mon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8];[.D248];[.F248];[.H248])/SUM([.C248];[.E248];[.G248];[.I248]))" office:value-type="float" office:value="26.6" calcext:value-type="float">
            <text:p>26.6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FA Trainers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49];[.D249];[.F249];[.H249])/SUM([.C249];[.E249];[.G249];[.I249]))" office:value-type="float" office:value="61.3846153846154" calcext:value-type="float">
            <text:p>61.3846153846154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4" calcext:value-type="float">
            <text:p>24</text:p>
          </table:table-cell>
          <table:table-cell office:value-type="float" office:value="1457" calcext:value-type="float">
            <text:p>1457</text:p>
          </table:table-cell>
          <table:table-cell office:value-type="float" office:value="50" calcext:value-type="float">
            <text:p>50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50];[.D250];[.F250];[.H250])/SUM([.C250];[.E250];[.G250];[.I250]))" office:value-type="float" office:value="62.8243243243243" calcext:value-type="float">
            <text:p>62.8243243243243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shiny zard</text:p>
          </table:table-cell>
          <table:table-cell table:formula="of:=[.C251]*0.00366" office:value-type="float" office:value="5.33262" calcext:value-type="float">
            <text:p>5.33262</text:p>
          </table:table-cell>
          <table:table-cell office:value-type="float" office:value="1457" calcext:value-type="float">
            <text:p>1457</text:p>
          </table:table-cell>
          <table:table-cell office:value-type="float" office:value="14" calcext:value-type="float">
            <text:p>14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51];[.D251];[.F251];[.H251])/SUM([.C251];[.E251];[.G251];[.I251]))" office:value-type="float" office:value="240.474389917145" calcext:value-type="float">
            <text:p>240.474389917145</text:p>
          </table:table-cell>
          <table:table-cell table:number-columns-repeated="1014"/>
        </table:table-row>
        <table:table-row table:style-name="ro1">
          <table:table-cell office:value-type="string" calcext:value-type="string">
            <text:p>gold can</text:p>
          </table:table-cell>
          <table:table-cell table:formula="of:=[.C252]*0.00916" office:value-type="float" office:value="13.34612" calcext:value-type="float">
            <text:p>13.34612</text:p>
          </table:table-cell>
          <table:table-cell office:value-type="float" office:value="1457" calcext:value-type="float">
            <text:p>1457</text:p>
          </table:table-cell>
          <table:table-cell office:value-type="float" office:value="28" calcext:value-type="float">
            <text:p>28</text:p>
          </table:table-cell>
          <table:table-cell office:value-type="float" office:value="3192" calcext:value-type="float">
            <text:p>3192</text:p>
          </table:table-cell>
          <table:table-cell table:number-columns-repeated="4"/>
          <table:table-cell table:formula="of:=1/(SUM([.B252];[.D252];[.F252];[.H252])/SUM([.C252];[.E252];[.G252];[.I252]))" office:value-type="float" office:value="112.441022277302" calcext:value-type="float">
            <text:p>112.441022277302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reverse energy</text:p>
          </table:table-cell>
          <table:table-cell table:formula="of:=[.C253]*0.0952" office:value-type="float" office:value="138.7064" calcext:value-type="float">
            <text:p>138.7064</text:p>
          </table:table-cell>
          <table:table-cell office:value-type="float" office:value="1457" calcext:value-type="float">
            <text:p>1457</text:p>
          </table:table-cell>
          <table:table-cell table:number-columns-repeated="2"/>
          <table:table-cell table:style-name="ce1" table:number-columns-repeated="4"/>
          <table:table-cell table:formula="of:=1/(SUM([.B253];[.D253];[.F253];[.H253])/SUM([.C253];[.E253];[.G253];[.I253]))" office:value-type="float" office:value="10.5042016806723" calcext:value-type="float">
            <text:p>10.5042016806723</text:p>
          </table:table-cell>
          <table:table-cell/>
          <table:table-cell office:value-type="string" calcext:value-type="string">
            <text:p>expected reverse holo energy rate if they were the same as other cards is 1/7 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https://cardzard.com/blogs/news/champions-path-pull-rate-data-2020</text:p>
          </table:table-cell>
          <table:table-cell/>
          <table:table-cell office:value-type="string" calcext:value-type="string">
            <text:p>https://efour.proboards.com/thread/16380/pull-rates-modern-sets</text:p>
          </table:table-cell>
          <table:table-cell table:number-columns-repeated="7"/>
          <table:table-cell office:value-type="string" calcext:value-type="string">
            <text:p>actual rate is 2/3rds that, therefor it is likely 2 energies for 3 non-energies in the reverse slot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arkness ablaz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rebel clash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Sword and Shiel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table:style-name="ce1" office:value-type="float" office:value="377" calcext:value-type="float">
            <text:p>37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/>
          <table:table-cell table:style-name="ce7"/>
          <table:table-cell table:number-columns-repeated="2"/>
          <table:table-cell table:formula="of:=1/(SUM([.B262];[.D262];[.F262];[.H262])/SUM([.C262];[.E262];[.G262];[.I262]))" office:value-type="float" office:value="5.72944297082228" calcext:value-type="float">
            <text:p>5.72944297082228</text:p>
          </table:table-cell>
          <table:table-cell table:formula="of:=(SUM([.B262];[.D262];[.F262];[.H262])/SUM([.C262];[.E262];[.G262];[.I262]))*100" office:value-type="float" office:value="17.4537037037037" calcext:value-type="float">
            <text:p>17.45370370370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</text:p>
          </table:table-cell>
          <table:table-cell table:formula="of:=[.C263]*0.142" office:value-type="float" office:value="657.176" calcext:value-type="float">
            <text:p>657.176</text:p>
          </table:table-cell>
          <table:table-cell office:value-type="float" office:value="4628" calcext:value-type="float">
            <text:p>4628</text:p>
          </table:table-cell>
          <table:table-cell office:value-type="float" office:value="307" calcext:value-type="float">
            <text:p>307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3];[.D263];[.F263];[.H263])/SUM([.C263];[.E263];[.G263];[.I263]))" office:value-type="float" office:value="7.04020842667729" calcext:value-type="float">
            <text:p>7.04020842667729</text:p>
          </table:table-cell>
          <table:table-cell table:formula="of:=(SUM([.B263];[.D263];[.F263];[.H263])/SUM([.C263];[.E263];[.G263];[.I263]))*100" office:value-type="float" office:value="14.2041249263406" calcext:value-type="float">
            <text:p>14.204124926340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Vmax</text:p>
          </table:table-cell>
          <table:table-cell table:formula="of:=[.C264]*0.022" office:value-type="float" office:value="101.816" calcext:value-type="float">
            <text:p>101.816</text:p>
          </table:table-cell>
          <table:table-cell office:value-type="float" office:value="4628" calcext:value-type="float">
            <text:p>4628</text:p>
          </table:table-cell>
          <table:table-cell office:value-type="float" office:value="50" calcext:value-type="float">
            <text:p>50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4];[.D264];[.F264];[.H264])/SUM([.C264];[.E264];[.G264];[.I264]))" office:value-type="float" office:value="44.7120198134584" calcext:value-type="float">
            <text:p>44.7120198134584</text:p>
          </table:table-cell>
          <table:table-cell table:formula="of:=(SUM([.B264];[.D264];[.F264];[.H264])/SUM([.C264];[.E264];[.G264];[.I264]))*100" office:value-type="float" office:value="2.23653506187389" calcext:value-type="float">
            <text:p>2.2365350618738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265]*0.0285" office:value-type="float" office:value="131.898" calcext:value-type="float">
            <text:p>131.898</text:p>
          </table:table-cell>
          <table:table-cell office:value-type="float" office:value="4628" calcext:value-type="float">
            <text:p>4628</text:p>
          </table:table-cell>
          <table:table-cell office:value-type="float" office:value="62" calcext:value-type="float">
            <text:p>62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5];[.D265];[.F265];[.H265])/SUM([.C265];[.E265];[.G265];[.I265]))" office:value-type="float" office:value="35.0080970407121" calcext:value-type="float">
            <text:p>35.0080970407121</text:p>
          </table:table-cell>
          <table:table-cell table:formula="of:=(SUM([.B265];[.D265];[.F265];[.H265])/SUM([.C265];[.E265];[.G265];[.I265]))*100" office:value-type="float" office:value="2.85648202710666" calcext:value-type="float">
            <text:p>2.8564820271066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 Trainers</text:p>
          </table:table-cell>
          <table:table-cell table:formula="of:=[.C266]*0.0089" office:value-type="float" office:value="41.1892" calcext:value-type="float">
            <text:p>41.1892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6];[.D266];[.F266];[.H266])/SUM([.C266];[.E266];[.G266];[.I266]))" office:value-type="float" office:value="109.150785023766" calcext:value-type="float">
            <text:p>109.150785023766</text:p>
          </table:table-cell>
          <table:table-cell table:formula="of:=(SUM([.B266];[.D266];[.F266];[.H266])/SUM([.C266];[.E266];[.G266];[.I266]))*100" office:value-type="float" office:value="0.916163818503241" calcext:value-type="float">
            <text:p>0.91616381850324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67]*0.0123" office:value-type="float" office:value="56.9244" calcext:value-type="float">
            <text:p>56.9244</text:p>
          </table:table-cell>
          <table:table-cell office:value-type="float" office:value="4628" calcext:value-type="float">
            <text:p>4628</text:p>
          </table:table-cell>
          <table:table-cell office:value-type="float" office:value="26" calcext:value-type="float">
            <text:p>26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7];[.D267];[.F267];[.H267])/SUM([.C267];[.E267];[.G267];[.I267]))" office:value-type="float" office:value="81.8576920665088" calcext:value-type="float">
            <text:p>81.8576920665088</text:p>
          </table:table-cell>
          <table:table-cell table:formula="of:=(SUM([.B267];[.D267];[.F267];[.H267])/SUM([.C267];[.E267];[.G267];[.I267]))*100" office:value-type="float" office:value="1.2216322922805" calcext:value-type="float">
            <text:p>1.22163229228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olden</text:p>
          </table:table-cell>
          <table:table-cell table:formula="of:=[.C268]*0.0091" office:value-type="float" office:value="42.1148" calcext:value-type="float">
            <text:p>42.1148</text:p>
          </table:table-cell>
          <table:table-cell office:value-type="float" office:value="4628" calcext:value-type="float">
            <text:p>4628</text:p>
          </table:table-cell>
          <table:table-cell office:value-type="float" office:value="21" calcext:value-type="float">
            <text:p>21</text:p>
          </table:table-cell>
          <table:table-cell table:style-name="ce1" table:formula="of:=60*36" office:value-type="float" office:value="2160" calcext:value-type="float">
            <text:p>2160</text:p>
          </table:table-cell>
          <table:table-cell table:number-columns-repeated="4"/>
          <table:table-cell table:formula="of:=1/(SUM([.B268];[.D268];[.F268];[.H268])/SUM([.C268];[.E268];[.G268];[.I268]))" office:value-type="float" office:value="107.55005165191" calcext:value-type="float">
            <text:p>107.55005165191</text:p>
          </table:table-cell>
          <table:table-cell table:formula="of:=(SUM([.B268];[.D268];[.F268];[.H268])/SUM([.C268];[.E268];[.G268];[.I268]))*100" office:value-type="float" office:value="0.929799646434885" calcext:value-type="float">
            <text:p>0.929799646434885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<text:span text:style-name="T3"><text:a xlink:href="https://efour.proboards.com/thread/16380/pull-rates-modern-sets" xlink:type="simple">https://efour.proboards.com/thread/16380/pull-rates-modern-sets</text:a></text:span></text:p>
          </table:table-cell>
          <table:table-cell/>
          <table:table-cell office:value-type="string" calcext:value-type="string">
            <text:p>https://www.youtube.com/watch?v=wrJYolfDDxg</text:p>
          </table:table-cell>
          <table:table-cell table:style-name="ce1"/>
          <table:table-cell table:number-columns-repeated="5"/>
          <table:table-cell table:formula="of:=SUM([.K262:.K268])" office:value-type="float" office:value="39.8184414762435" calcext:value-type="float">
            <text:p>39.8184414762435</text:p>
          </table:table-cell>
          <table:table-cell table:number-columns-repeated="1013"/>
        </table:table-row>
        <table:table-row table:style-name="ro1">
          <table:table-cell table:number-columns-repeated="4"/>
          <table:table-cell table:style-name="ce1"/>
          <table:table-cell table:number-columns-repeated="1019"/>
        </table:table-row>
        <table:table-row table:style-name="ro1">
          <table:table-cell office:value-type="string" calcext:value-type="string">
            <text:p>Cosmic Eclipse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idden Fate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office:value-type="float" office:value="28" calcext:value-type="float">
            <text:p>28</text:p>
          </table:table-cell>
          <table:table-cell office:value-type="float" office:value="1580" calcext:value-type="float">
            <text:p>1580</text:p>
          </table:table-cell>
          <table:table-cell office:value-type="float" office:value="41" calcext:value-type="float">
            <text:p>41</text:p>
          </table:table-cell>
          <table:table-cell office:value-type="float" office:value="2350" calcext:value-type="float">
            <text:p>2350</text:p>
          </table:table-cell>
          <table:table-cell office:value-type="float" office:value="19" calcext:value-type="float">
            <text:p>1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5];[.D275];[.F275];[.H275])/SUM([.C275];[.E275];[.G275];[.I275]))" office:value-type="float" office:value="56.0454545454545" calcext:value-type="float">
            <text:p>56.0454545454545</text:p>
          </table:table-cell>
          <table:table-cell table:formula="of:=(SUM([.B275];[.D275];[.F275];[.H275])/SUM([.C275];[.E275];[.G275];[.I275]))*100" office:value-type="float" office:value="1.78426601784266" calcext:value-type="float">
            <text:p>1.78426601784266</text:p>
          </table:table-cell>
          <table:table-cell office:value-type="float" office:value="8" calcext:value-type="float">
            <text:p>8</text:p>
          </table:table-cell>
          <table:table-cell table:formula="of:=[.K275]/[.L275]" office:value-type="float" office:value="0.223033252230333" calcext:value-type="float">
            <text:p>0.22303325223033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office:value-type="float" office:value="27" calcext:value-type="float">
            <text:p>27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6];[.D276];[.F276];[.H276])/SUM([.C276];[.E276];[.G276];[.I276]))" office:value-type="float" office:value="62.9756097560976" calcext:value-type="float">
            <text:p>62.9756097560976</text:p>
          </table:table-cell>
          <table:table-cell table:formula="of:=(SUM([.B276];[.D276];[.F276];[.H276])/SUM([.C276];[.E276];[.G276];[.I276]))*100" office:value-type="float" office:value="1.58791634391944" calcext:value-type="float">
            <text:p>1.58791634391944</text:p>
          </table:table-cell>
          <table:table-cell office:value-type="float" office:value="1" calcext:value-type="float">
            <text:p>1</text:p>
          </table:table-cell>
          <table:table-cell table:formula="of:=[.K276]/[.L276]" office:value-type="float" office:value="1.58791634391944" calcext:value-type="float">
            <text:p>1.587916343919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23" calcext:value-type="float">
            <text:p>23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7];[.D277];[.F277];[.H277])/SUM([.C277];[.E277];[.G277];[.I277]))" office:value-type="float" office:value="78.2424242424243" calcext:value-type="float">
            <text:p>78.2424242424243</text:p>
          </table:table-cell>
          <table:table-cell table:formula="of:=(SUM([.B277];[.D277];[.F277];[.H277])/SUM([.C277];[.E277];[.G277];[.I277]))*100" office:value-type="float" office:value="1.27807900852053" calcext:value-type="float">
            <text:p>1.27807900852053</text:p>
          </table:table-cell>
          <table:table-cell office:value-type="float" office:value="1" calcext:value-type="float">
            <text:p>1</text:p>
          </table:table-cell>
          <table:table-cell table:formula="of:=[.K277]/[.L277]" office:value-type="float" office:value="1.27807900852053" calcext:value-type="float">
            <text:p>1.27807900852053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main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8];[.D278];[.F278];[.H278])/SUM([.C278];[.E278];[.G278];[.I278]))" office:value-type="float" office:value="47.7142857142857" calcext:value-type="float">
            <text:p>47.7142857142857</text:p>
          </table:table-cell>
          <table:table-cell table:formula="of:=(SUM([.B278];[.D278];[.F278];[.H278])/SUM([.C278];[.E278];[.G278];[.I278]))*100" office:value-type="float" office:value="2.09580838323353" calcext:value-type="float">
            <text:p>2.09580838323353</text:p>
          </table:table-cell>
          <table:table-cell office:value-type="float" office:value="2" calcext:value-type="float">
            <text:p>2</text:p>
          </table:table-cell>
          <table:table-cell table:formula="of:=[.K278]/[.L278]" office:value-type="float" office:value="1.04790419161677" calcext:value-type="float">
            <text:p>1.04790419161677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 S</text:p>
          </table:table-cell>
          <table:table-cell table:style-name="ce1"/>
          <table:table-cell/>
          <table:table-cell office:value-type="float" office:value="32" calcext:value-type="float">
            <text:p>32</text:p>
          </table:table-cell>
          <table:table-cell office:value-type="float" office:value="2350" calcext:value-type="float">
            <text:p>2350</text:p>
          </table:table-cell>
          <table:table-cell office:value-type="float" office:value="12" calcext:value-type="float">
            <text:p>12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79];[.D279];[.F279];[.H279])/SUM([.C279];[.E279];[.G279];[.I279]))" office:value-type="float" office:value="76.1818181818182" calcext:value-type="float">
            <text:p>76.1818181818182</text:p>
          </table:table-cell>
          <table:table-cell table:formula="of:=(SUM([.B279];[.D279];[.F279];[.H279])/SUM([.C279];[.E279];[.G279];[.I279]))*100" office:value-type="float" office:value="1.3126491646778" calcext:value-type="float">
            <text:p>1.3126491646778</text:p>
          </table:table-cell>
          <table:table-cell office:value-type="float" office:value="6" calcext:value-type="float">
            <text:p>6</text:p>
          </table:table-cell>
          <table:table-cell table:formula="of:=[.K279]/[.L279]" office:value-type="float" office:value="0.218774860779634" calcext:value-type="float">
            <text:p>0.21877486077963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office:value-type="float" office:value="238" calcext:value-type="float">
            <text:p>238</text:p>
          </table:table-cell>
          <table:table-cell office:value-type="float" office:value="1580" calcext:value-type="float">
            <text:p>1580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80];[.D280];[.F280];[.H280])/SUM([.C280];[.E280];[.G280];[.I280]))" office:value-type="float" office:value="6.60358056265985" calcext:value-type="float">
            <text:p>6.60358056265985</text:p>
          </table:table-cell>
          <table:table-cell table:formula="of:=(SUM([.B280];[.D280];[.F280];[.H280])/SUM([.C280];[.E280];[.G280];[.I280]))*100" office:value-type="float" office:value="15.143299767622" calcext:value-type="float">
            <text:p>15.143299767622</text:p>
          </table:table-cell>
          <table:table-cell office:value-type="float" office:value="9" calcext:value-type="float">
            <text:p>9</text:p>
          </table:table-cell>
          <table:table-cell table:formula="of:=[.K280]/[.L280]" office:value-type="float" office:value="1.68258886306911" calcext:value-type="float">
            <text:p>1.6825888630691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</text:p>
          </table:table-cell>
          <table:table-cell office:value-type="float" office:value="335" calcext:value-type="float">
            <text:p>335</text:p>
          </table:table-cell>
          <table:table-cell office:value-type="float" office:value="1580" calcext:value-type="float">
            <text:p>1580</text:p>
          </table:table-cell>
          <table:table-cell office:value-type="float" office:value="549" calcext:value-type="float">
            <text:p>549</text:p>
          </table:table-cell>
          <table:table-cell office:value-type="float" office:value="2350" calcext:value-type="float">
            <text:p>2350</text:p>
          </table:table-cell>
          <table:table-cell office:value-type="float" office:value="205" calcext:value-type="float">
            <text:p>205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81];[.D281];[.F281];[.H281])/SUM([.C281];[.E281];[.G281];[.I281]))" office:value-type="float" office:value="4.52892561983471" calcext:value-type="float">
            <text:p>4.52892561983471</text:p>
          </table:table-cell>
          <table:table-cell table:formula="of:=(SUM([.B281];[.D281];[.F281];[.H281])/SUM([.C281];[.E281];[.G281];[.I281]))*100" office:value-type="float" office:value="22.0802919708029" calcext:value-type="float">
            <text:p>22.0802919708029</text:p>
          </table:table-cell>
          <table:table-cell office:value-type="float" office:value="45" calcext:value-type="float">
            <text:p>45</text:p>
          </table:table-cell>
          <table:table-cell table:formula="of:=[.K281]/[.L281]" office:value-type="float" office:value="0.490673154906732" calcext:value-type="float">
            <text:p>0.49067315490673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shiny GX</text:p>
          </table:table-cell>
          <table:table-cell office:value-type="float" office:value="161" calcext:value-type="float">
            <text:p>161</text:p>
          </table:table-cell>
          <table:table-cell office:value-type="float" office:value="1580" calcext:value-type="float">
            <text:p>1580</text:p>
          </table:table-cell>
          <table:table-cell office:value-type="float" office:value="269" calcext:value-type="float">
            <text:p>269</text:p>
          </table:table-cell>
          <table:table-cell office:value-type="float" office:value="2350" calcext:value-type="float">
            <text:p>2350</text:p>
          </table:table-cell>
          <table:table-cell office:value-type="float" office:value="109" calcext:value-type="float">
            <text:p>109</text:p>
          </table:table-cell>
          <table:table-cell office:value-type="float" office:value="1002" calcext:value-type="float">
            <text:p>1002</text:p>
          </table:table-cell>
          <table:table-cell table:number-columns-repeated="2"/>
          <table:table-cell table:formula="of:=1/(SUM([.B282];[.D282];[.F282];[.H282])/SUM([.C282];[.E282];[.G282];[.I282]))" office:value-type="float" office:value="9.15027829313544" calcext:value-type="float">
            <text:p>9.15027829313544</text:p>
          </table:table-cell>
          <table:table-cell table:formula="of:=(SUM([.B282];[.D282];[.F282];[.H282])/SUM([.C282];[.E282];[.G282];[.I282]))*100" office:value-type="float" office:value="10.9286293592863" calcext:value-type="float">
            <text:p>10.9286293592863</text:p>
          </table:table-cell>
          <table:table-cell office:value-type="float" office:value="35" calcext:value-type="float">
            <text:p>35</text:p>
          </table:table-cell>
          <table:table-cell table:formula="of:=[.K282]/[.L282]" office:value-type="float" office:value="0.312246553122465" calcext:value-type="float">
            <text:p>0.31224655312246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everse energy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1002" calcext:value-type="float">
            <text:p>1002</text:p>
          </table:table-cell>
          <table:table-cell table:formula="of:=1/(SUM([.B283];[.D283];[.F283];[.H283])/SUM([.C283];[.E283];[.G283];[.I283]))" office:value-type="float" office:value="30.3636363636364" calcext:value-type="float">
            <text:p>30.3636363636364</text:p>
          </table:table-cell>
          <table:table-cell table:formula="of:=(SUM([.B283];[.D283];[.F283];[.H283])/SUM([.C283];[.E283];[.G283];[.I283]))*100" office:value-type="float" office:value="3.29341317365269" calcext:value-type="float">
            <text:p>3.29341317365269</text:p>
          </table:table-cell>
          <table:table-cell office:value-type="float" office:value="9" calcext:value-type="float">
            <text:p>9</text:p>
          </table:table-cell>
          <table:table-cell table:formula="of:=[.K283]/[.L283]" office:value-type="float" office:value="0.365934797072522" calcext:value-type="float">
            <text:p>0.365934797072522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 table:style-name="ce1"/>
          <table:table-cell office:value-type="string" calcext:value-type="string">
            <text:p>https://cardzard.com/blogs/news/hidden-fates-shiny-vault-pull-rates</text:p>
          </table:table-cell>
          <table:table-cell/>
          <table:table-cell office:value-type="string" calcext:value-type="string">
            <text:p>https://docs.google.com/spreadsheets/d/1kCHmEJWFNoLHWwPzKd_UZ1_QeyyYZNFaItYHNd4Sp-0/edit#gid=0</text:p>
          </table:table-cell>
          <table:table-cell/>
          <table:table-cell office:value-type="string" calcext:value-type="string">
            <text:p>https://www.youtube.com/watch?v=mVFw5oX6rNc</text:p>
          </table:table-cell>
          <table:table-cell table:number-columns-repeated="6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2"/>
          <table:table-cell table:style-name="ce1"/>
          <table:table-cell table:number-columns-repeated="11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nified Minds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old</text:p>
          </table:table-cell>
          <table:table-cell table:formula="of:=[.C288]*0.009" office:value-type="float" office:value="33.048" calcext:value-type="float">
            <text:p>33.04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88];[.D288];[.F288];[.H288])/SUM([.C288];[.E288];[.G288];[.I288]))" office:value-type="float" office:value="111.111111111111" calcext:value-type="float">
            <text:p>111.111111111111</text:p>
          </table:table-cell>
          <table:table-cell table:formula="of:=(SUM([.B288];[.D288];[.F288];[.H288])/SUM([.C288];[.E288];[.G288];[.I288]))*100" office:value-type="float" office:value="0.9" calcext:value-type="float">
            <text:p>0.9</text:p>
          </table:table-cell>
          <table:table-cell office:value-type="float" office:value="9" calcext:value-type="float">
            <text:p>9</text:p>
          </table:table-cell>
          <table:table-cell table:formula="of:=[.K288]/[.L288]" office:value-type="float" office:value="0.1" calcext:value-type="float">
            <text:p>0.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289]*0.0144" office:value-type="float" office:value="52.8768" calcext:value-type="float">
            <text:p>52.8768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89];[.D289];[.F289];[.H289])/SUM([.C289];[.E289];[.G289];[.I289]))" office:value-type="float" office:value="69.4444444444444" calcext:value-type="float">
            <text:p>69.4444444444444</text:p>
          </table:table-cell>
          <table:table-cell table:formula="of:=(SUM([.B289];[.D289];[.F289];[.H289])/SUM([.C289];[.E289];[.G289];[.I289]))*100" office:value-type="float" office:value="1.44" calcext:value-type="float">
            <text:p>1.44</text:p>
          </table:table-cell>
          <table:table-cell office:value-type="float" office:value="13" calcext:value-type="float">
            <text:p>13</text:p>
          </table:table-cell>
          <table:table-cell table:formula="of:=[.K289]/[.L289]" office:value-type="float" office:value="0.110769230769231" calcext:value-type="float">
            <text:p>0.110769230769231</text:p>
          </table:table-cell>
          <table:table-cell office:value-type="string" calcext:value-type="string">
            <text:p>alt arts per card</text:p>
          </table:table-cell>
          <table:table-cell table:style-name="ce23" office:value-type="string" calcext:value-type="string">
            <text:p>alt art odds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117" calcext:value-type="float">
            <text:p>117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90];[.D290];[.F290];[.H290])/SUM([.C290];[.E290];[.G290];[.I290]))" office:value-type="float" office:value="31.3846153846154" calcext:value-type="float">
            <text:p>31.3846153846154</text:p>
          </table:table-cell>
          <table:table-cell table:formula="of:=(SUM([.B290];[.D290];[.F290];[.H290])/SUM([.C290];[.E290];[.G290];[.I290]))*100" office:value-type="float" office:value="3.18627450980392" calcext:value-type="float">
            <text:p>3.18627450980392</text:p>
          </table:table-cell>
          <table:table-cell office:value-type="float" office:value="17" calcext:value-type="float">
            <text:p>17</text:p>
          </table:table-cell>
          <table:table-cell table:formula="of:=[.K290]/[.L290]" office:value-type="float" office:value="0.187427912341407" calcext:value-type="float">
            <text:p>0.187427912341407</text:p>
          </table:table-cell>
          <table:table-cell table:formula="of:=([.K290]-([.M291]*([.L290]-4)))/4" office:value-type="float" office:value="0.16226397966594" calcext:value-type="float">
            <text:p>0.16226397966594</text:p>
          </table:table-cell>
          <table:table-cell table:style-name="ce23" table:formula="of:=1/(4*[.N290])" office:value-type="float" office:value="1.5406993006993" calcext:value-type="float">
            <text:p>1.5406993006993</text:p>
          </table:table-cell>
          <table:table-cell table:style-name="ce23" table:number-columns-repeated="4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s</text:p>
          </table:table-cell>
          <table:table-cell office:value-type="float" office:value="43" calcext:value-type="float">
            <text:p>43</text:p>
          </table:table-cell>
          <table:table-cell office:value-type="float" office:value="3672" calcext:value-type="float">
            <text:p>3672</text:p>
          </table:table-cell>
          <table:table-cell table:number-columns-repeated="6"/>
          <table:table-cell table:formula="of:=1/(SUM([.B291];[.D291];[.F291];[.H291])/SUM([.C291];[.E291];[.G291];[.I291]))" office:value-type="float" office:value="85.3953488372093" calcext:value-type="float">
            <text:p>85.3953488372093</text:p>
          </table:table-cell>
          <table:table-cell table:formula="of:=(SUM([.B291];[.D291];[.F291];[.H291])/SUM([.C291];[.E291];[.G291];[.I291]))*100" office:value-type="float" office:value="1.17102396514161" calcext:value-type="float">
            <text:p>1.17102396514161</text:p>
          </table:table-cell>
          <table:table-cell office:value-type="float" office:value="6" calcext:value-type="float">
            <text:p>6</text:p>
          </table:table-cell>
          <table:table-cell table:formula="of:=[.K291]/[.L291]" office:value-type="float" office:value="0.195170660856935" calcext:value-type="float">
            <text:p>0.195170660856935</text:p>
          </table:table-cell>
          <table:table-cell office:value-type="string" calcext:value-type="string">
            <text:p>normal arts pull odd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GX</text:p>
          </table:table-cell>
          <table:table-cell table:formula="of:=[.C292]*0.1272" office:value-type="float" office:value="467.0784" calcext:value-type="float">
            <text:p>467.0784</text:p>
          </table:table-cell>
          <table:table-cell office:value-type="float" office:value="3672" calcext:value-type="float">
            <text:p>3672</text:p>
          </table:table-cell>
          <table:table-cell office:value-type="float" office:value="559" calcext:value-type="float">
            <text:p>559</text:p>
          </table:table-cell>
          <table:table-cell office:value-type="float" office:value="4824" calcext:value-type="float">
            <text:p>4824</text:p>
          </table:table-cell>
          <table:table-cell table:number-columns-repeated="4"/>
          <table:table-cell table:formula="of:=1/(SUM([.B292];[.D292];[.F292];[.H292])/SUM([.C292];[.E292];[.G292];[.I292]))" office:value-type="float" office:value="8.28006904735545" calcext:value-type="float">
            <text:p>8.28006904735545</text:p>
          </table:table-cell>
          <table:table-cell table:formula="of:=(SUM([.B292];[.D292];[.F292];[.H292])/SUM([.C292];[.E292];[.G292];[.I292]))*100" office:value-type="float" office:value="12.0771939736347" calcext:value-type="float">
            <text:p>12.0771939736347</text:p>
          </table:table-cell>
          <table:table-cell office:value-type="float" office:value="17" calcext:value-type="float">
            <text:p>17</text:p>
          </table:table-cell>
          <table:table-cell table:formula="of:=[.K292]/[.L292]" office:value-type="float" office:value="0.710423174919685" calcext:value-type="float">
            <text:p>0.710423174919685</text:p>
          </table:table-cell>
          <table:table-cell table:formula="of:=1/([.M291]*([.L290]-4))" office:value-type="float" office:value="0.394132379248658" calcext:value-type="float">
            <text:p>0.394132379248658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cEfHSDcpFNA</text:p>
          </table:table-cell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style-name="ce1" office:value-type="string" calcext:value-type="string">
            <text:p>Unbroken Bonds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4"/>
          <table:table-cell table:style-name="ce1" table:number-columns-repeated="4"/>
          <table:table-cell table:number-columns-repeated="5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/>
          <table:table-cell table:style-name="ce1" table:number-columns-repeated="3"/>
          <table:table-cell table:number-columns-repeated="10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etective Pikachu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Team Up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Lost Thunder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03]*0.0314" office:value-type="float" office:value="40.0036" calcext:value-type="float">
            <text:p>40.0036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03];[.D303];[.F303];[.H303])/SUM([.C303];[.E303];[.G303];[.I303]))" office:value-type="float" office:value="31.8471337579618" calcext:value-type="float">
            <text:p>31.8471337579618</text:p>
          </table:table-cell>
          <table:table-cell table:formula="of:=(SUM([.B303];[.D303];[.F303];[.H303])/SUM([.C303];[.E303];[.G303];[.I303]))*100" office:value-type="float" office:value="3.14" calcext:value-type="float">
            <text:p>3.14</text:p>
          </table:table-cell>
          <table:table-cell office:value-type="float" office:value="9" calcext:value-type="float">
            <text:p>9</text:p>
          </table:table-cell>
          <table:table-cell table:formula="of:=[.K303]/[.L303]" office:value-type="float" office:value="0.348888888888889" calcext:value-type="float">
            <text:p>0.34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04]*0.0126" office:value-type="float" office:value="16.0524" calcext:value-type="float">
            <text:p>16.0524</text:p>
          </table:table-cell>
          <table:table-cell office:value-type="float" office:value="1274" calcext:value-type="float">
            <text:p>1274</text:p>
          </table:table-cell>
          <table:table-cell table:number-columns-repeated="6"/>
          <table:table-cell table:formula="of:=1/(SUM([.B304];[.D304];[.F304];[.H304])/SUM([.C304];[.E304];[.G304];[.I304]))" office:value-type="float" office:value="79.3650793650794" calcext:value-type="float">
            <text:p>79.3650793650794</text:p>
          </table:table-cell>
          <table:table-cell table:formula="of:=(SUM([.B304];[.D304];[.F304];[.H304])/SUM([.C304];[.E304];[.G304];[.I304]))*100" office:value-type="float" office:value="1.26" calcext:value-type="float">
            <text:p>1.26</text:p>
          </table:table-cell>
          <table:table-cell office:value-type="float" office:value="8" calcext:value-type="float">
            <text:p>8</text:p>
          </table:table-cell>
          <table:table-cell table:formula="of:=[.K304]/[.L304]" office:value-type="float" office:value="0.1575" calcext:value-type="float">
            <text:p>0.15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Dragon Majesty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elestial Stor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10]*0.0209" office:value-type="float" office:value="30.932" calcext:value-type="float">
            <text:p>30.93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10];[.D310];[.F310];[.H310])/SUM([.C310];[.E310];[.G310];[.I310]))" office:value-type="float" office:value="47.8468899521531" calcext:value-type="float">
            <text:p>47.8468899521531</text:p>
          </table:table-cell>
          <table:table-cell table:formula="of:=(SUM([.B310];[.D310];[.F310];[.H310])/SUM([.C310];[.E310];[.G310];[.I310]))*100" office:value-type="float" office:value="2.09" calcext:value-type="float">
            <text:p>2.09</text:p>
          </table:table-cell>
          <table:table-cell office:value-type="float" office:value="13" calcext:value-type="float">
            <text:p>13</text:p>
          </table:table-cell>
          <table:table-cell table:formula="of:=[.K310]/[.L310]" office:value-type="float" office:value="0.160769230769231" calcext:value-type="float">
            <text:p>0.16076923076923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11]*0.0169" office:value-type="float" office:value="25.012" calcext:value-type="float">
            <text:p>25.012</text:p>
          </table:table-cell>
          <table:table-cell office:value-type="float" office:value="1480" calcext:value-type="float">
            <text:p>1480</text:p>
          </table:table-cell>
          <table:table-cell table:number-columns-repeated="6"/>
          <table:table-cell table:formula="of:=1/(SUM([.B311];[.D311];[.F311];[.H311])/SUM([.C311];[.E311];[.G311];[.I311]))" office:value-type="float" office:value="59.1715976331361" calcext:value-type="float">
            <text:p>59.1715976331361</text:p>
          </table:table-cell>
          <table:table-cell table:formula="of:=(SUM([.B311];[.D311];[.F311];[.H311])/SUM([.C311];[.E311];[.G311];[.I311]))*100" office:value-type="float" office:value="1.69" calcext:value-type="float">
            <text:p>1.69</text:p>
          </table:table-cell>
          <table:table-cell office:value-type="float" office:value="7" calcext:value-type="float">
            <text:p>7</text:p>
          </table:table-cell>
          <table:table-cell table:formula="of:=[.K311]/[.L311]" office:value-type="float" office:value="0.241428571428571" calcext:value-type="float">
            <text:p>0.241428571428571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orbidden Light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15]*0.0229" office:value-type="float" office:value="28.9456" calcext:value-type="float">
            <text:p>28.9456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15];[.D315];[.F315];[.H315])/SUM([.C315];[.E315];[.G315];[.I315]))" office:value-type="float" office:value="43.6681222707424" calcext:value-type="float">
            <text:p>43.6681222707424</text:p>
          </table:table-cell>
          <table:table-cell table:formula="of:=(SUM([.B315];[.D315];[.F315];[.H315])/SUM([.C315];[.E315];[.G315];[.I315]))*100" office:value-type="float" office:value="2.29" calcext:value-type="float">
            <text:p>2.29</text:p>
          </table:table-cell>
          <table:table-cell office:value-type="float" office:value="9" calcext:value-type="float">
            <text:p>9</text:p>
          </table:table-cell>
          <table:table-cell table:formula="of:=[.K315]/[.L315]" office:value-type="float" office:value="0.254444444444444" calcext:value-type="float">
            <text:p>0.254444444444444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16]*0.0127" office:value-type="float" office:value="16.0528" calcext:value-type="float">
            <text:p>16.0528</text:p>
          </table:table-cell>
          <table:table-cell office:value-type="float" office:value="1264" calcext:value-type="float">
            <text:p>1264</text:p>
          </table:table-cell>
          <table:table-cell table:number-columns-repeated="6"/>
          <table:table-cell table:formula="of:=1/(SUM([.B316];[.D316];[.F316];[.H316])/SUM([.C316];[.E316];[.G316];[.I316]))" office:value-type="float" office:value="78.740157480315" calcext:value-type="float">
            <text:p>78.740157480315</text:p>
          </table:table-cell>
          <table:table-cell table:formula="of:=(SUM([.B316];[.D316];[.F316];[.H316])/SUM([.C316];[.E316];[.G316];[.I316]))*100" office:value-type="float" office:value="1.27" calcext:value-type="float">
            <text:p>1.27</text:p>
          </table:table-cell>
          <table:table-cell office:value-type="float" office:value="4" calcext:value-type="float">
            <text:p>4</text:p>
          </table:table-cell>
          <table:table-cell table:formula="of:=[.K316]/[.L316]" office:value-type="float" office:value="0.3175" calcext:value-type="float">
            <text:p>0.3175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Ultra Prism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 table:style-name="ce1" office:value-type="string" calcext:value-type="string">
            <text:p>Gen 7 FA trainers and FA mons seem to be the same slot until ultra prism, likely has implications for earlier sets</text:p>
          </table:table-cell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0]*0.0233" office:value-type="float" office:value="39.0042" calcext:value-type="float">
            <text:p>39.0042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20];[.D320];[.F320];[.H320])/SUM([.C320];[.E320];[.G320];[.I320]))" office:value-type="float" office:value="42.9184549356223" calcext:value-type="float">
            <text:p>42.9184549356223</text:p>
          </table:table-cell>
          <table:table-cell table:formula="of:=(SUM([.B320];[.D320];[.F320];[.H320])/SUM([.C320];[.E320];[.G320];[.I320]))*100" office:value-type="float" office:value="2.33" calcext:value-type="float">
            <text:p>2.33</text:p>
          </table:table-cell>
          <table:table-cell office:value-type="float" office:value="9" calcext:value-type="float">
            <text:p>9</text:p>
          </table:table-cell>
          <table:table-cell table:formula="of:=[.K320]/[.L320]" office:value-type="float" office:value="0.258888888888889" calcext:value-type="float">
            <text:p>0.25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1]*0.0197" office:value-type="float" office:value="32.9778" calcext:value-type="float">
            <text:p>32.9778</text:p>
          </table:table-cell>
          <table:table-cell office:value-type="float" office:value="1674" calcext:value-type="float">
            <text:p>1674</text:p>
          </table:table-cell>
          <table:table-cell table:number-columns-repeated="6"/>
          <table:table-cell table:formula="of:=1/(SUM([.B321];[.D321];[.F321];[.H321])/SUM([.C321];[.E321];[.G321];[.I321]))" office:value-type="float" office:value="50.761421319797" calcext:value-type="float">
            <text:p>50.761421319797</text:p>
          </table:table-cell>
          <table:table-cell table:formula="of:=(SUM([.B321];[.D321];[.F321];[.H321])/SUM([.C321];[.E321];[.G321];[.I321]))*100" office:value-type="float" office:value="1.97" calcext:value-type="float">
            <text:p>1.97</text:p>
          </table:table-cell>
          <table:table-cell office:value-type="float" office:value="9" calcext:value-type="float">
            <text:p>9</text:p>
          </table:table-cell>
          <table:table-cell table:formula="of:=[.K321]/[.L321]" office:value-type="float" office:value="0.218888888888889" calcext:value-type="float">
            <text:p>0.218888888888889</text:p>
          </table:table-cell>
          <table:table-cell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table:number-columns-repeated="14"/>
          <table:table-cell table:style-name="ce23" table:number-columns-repeated="5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Crimson Invasion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25]*0.0327" office:value-type="float" office:value="50.031" calcext:value-type="float">
            <text:p>50.031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25];[.D325];[.F325];[.H325])/SUM([.C325];[.E325];[.G325];[.I325]))" office:value-type="float" office:value="30.5810397553517" calcext:value-type="float">
            <text:p>30.5810397553517</text:p>
          </table:table-cell>
          <table:table-cell table:formula="of:=(SUM([.B325];[.D325];[.F325];[.H325])/SUM([.C325];[.E325];[.G325];[.I325]))*100" office:value-type="float" office:value="3.27" calcext:value-type="float">
            <text:p>3.27</text:p>
          </table:table-cell>
          <table:table-cell office:value-type="float" office:value="8" calcext:value-type="float">
            <text:p>8</text:p>
          </table:table-cell>
          <table:table-cell table:formula="of:=[.K325]/[.L325]" office:value-type="float" office:value="0.40875" calcext:value-type="float">
            <text:p>0.40875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26]*0.0118" office:value-type="float" office:value="18.054" calcext:value-type="float">
            <text:p>18.054</text:p>
          </table:table-cell>
          <table:table-cell office:value-type="float" office:value="1530" calcext:value-type="float">
            <text:p>1530</text:p>
          </table:table-cell>
          <table:table-cell table:number-columns-repeated="6"/>
          <table:table-cell table:formula="of:=1/(SUM([.B326];[.D326];[.F326];[.H326])/SUM([.C326];[.E326];[.G326];[.I326]))" office:value-type="float" office:value="84.7457627118644" calcext:value-type="float">
            <text:p>84.7457627118644</text:p>
          </table:table-cell>
          <table:table-cell table:formula="of:=(SUM([.B326];[.D326];[.F326];[.H326])/SUM([.C326];[.E326];[.G326];[.I326]))*100" office:value-type="float" office:value="1.18" calcext:value-type="float">
            <text:p>1.18</text:p>
          </table:table-cell>
          <table:table-cell office:value-type="float" office:value="3" calcext:value-type="float">
            <text:p>3</text:p>
          </table:table-cell>
          <table:table-cell table:formula="of:=[.K326]/[.L326]" office:value-type="float" office:value="0.393333333333333" calcext:value-type="float">
            <text:p>0.393333333333333</text:p>
          </table:table-cell>
          <table:table-cell/>
          <table:table-cell table:style-name="ce1" table:number-columns-repeated="6"/>
          <table:table-cell table:number-columns-repeated="1004"/>
        </table:table-row>
        <table:table-row table:style-name="ro1">
          <table:table-cell table:number-columns-repeated="14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<text:span text:style-name="T2">Shining legend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5"/>
          <table:table-cell office:value-type="string" calcext:value-type="string">
            <text:p>energy source</text:p>
          </table:table-cell>
          <table:table-cell office:value-type="string" calcext:value-type="string">
            <text:p><text:a xlink:href="https://www.youtube.com/watch?v=gb7YC8EbBGk" xlink:type="simple">https://www.youtube.com/watch?v=gb7YC8EbBGk</text:a></text:p>
          </table:table-cell>
          <table:table-cell table:number-columns-repeated="6"/>
          <table:table-cell table:style-name="ce1" table:number-columns-repeated="6"/>
          <table:table-cell table:number-columns-repeated="1004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30]*0.028" office:value-type="float" office:value="43.008" calcext:value-type="float">
            <text:p>43.008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30];[.D330];[.F330];[.H330])/SUM([.C330];[.E330];[.G330];[.I330]))" office:value-type="float" office:value="35.7142857142857" calcext:value-type="float">
            <text:p>35.7142857142857</text:p>
          </table:table-cell>
          <table:table-cell table:formula="of:=(SUM([.B330];[.D330];[.F330];[.H330])/SUM([.C330];[.E330];[.G330];[.I330]))*100" office:value-type="float" office:value="2.8" calcext:value-type="float">
            <text:p>2.8</text:p>
          </table:table-cell>
          <table:table-cell office:value-type="float" office:value="2" calcext:value-type="float">
            <text:p>2</text:p>
          </table:table-cell>
          <table:table-cell table:formula="of:=[.K330]/[.L330]" office:value-type="float" office:value="1.4" calcext:value-type="float">
            <text:p>1.4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31]*0.0117" office:value-type="float" office:value="17.9712" calcext:value-type="float">
            <text:p>17.9712</text:p>
          </table:table-cell>
          <table:table-cell office:value-type="float" office:value="1536" calcext:value-type="float">
            <text:p>1536</text:p>
          </table:table-cell>
          <table:table-cell table:number-columns-repeated="6"/>
          <table:table-cell table:formula="of:=1/(SUM([.B331];[.D331];[.F331];[.H331])/SUM([.C331];[.E331];[.G331];[.I331]))" office:value-type="float" office:value="85.4700854700855" calcext:value-type="float">
            <text:p>85.4700854700855</text:p>
          </table:table-cell>
          <table:table-cell table:formula="of:=(SUM([.B331];[.D331];[.F331];[.H331])/SUM([.C331];[.E331];[.G331];[.I331]))*100"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table:formula="of:=[.K331]/[.L331]" office:value-type="float" office:value="1.17" calcext:value-type="float">
            <text:p>1.1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4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<text:span text:style-name="T2">Burning shadows: 1 source </text:span><text:span text:style-name="T2"><text:a xlink:href="https://efour.proboards.com/thread/16380/pull-rates-modern-sets" xlink:type="simple">https://efour.proboards.com/thread/16380/pull-rates-modern-sets</text:a></text:span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54" calcext:value-type="float">
            <text:p>54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35];[.D335];[.F335];[.H335])/SUM([.C335];[.E335];[.G335];[.I335]))" office:value-type="float" office:value="37.2222222222222" calcext:value-type="float">
            <text:p>37.2222222222222</text:p>
          </table:table-cell>
          <table:table-cell table:formula="of:=(SUM([.B335];[.D335];[.F335];[.H335])/SUM([.C335];[.E335];[.G335];[.I335]))*100" office:value-type="float" office:value="2.6865671641791" calcext:value-type="float">
            <text:p>2.6865671641791</text:p>
          </table:table-cell>
          <table:table-cell office:value-type="float" office:value="8" calcext:value-type="float">
            <text:p>8</text:p>
          </table:table-cell>
          <table:table-cell table:formula="of:=[.K335]/[.L335]" office:value-type="float" office:value="0.335820895522388" calcext:value-type="float">
            <text:p>0.335820895522388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25" calcext:value-type="float">
            <text:p>25</text:p>
          </table:table-cell>
          <table:table-cell office:value-type="float" office:value="2010" calcext:value-type="float">
            <text:p>2010</text:p>
          </table:table-cell>
          <table:table-cell table:number-columns-repeated="6"/>
          <table:table-cell table:formula="of:=1/(SUM([.B336];[.D336];[.F336];[.H336])/SUM([.C336];[.E336];[.G336];[.I336]))" office:value-type="float" office:value="80.4" calcext:value-type="float">
            <text:p>80.4</text:p>
          </table:table-cell>
          <table:table-cell table:formula="of:=(SUM([.B336];[.D336];[.F336];[.H336])/SUM([.C336];[.E336];[.G336];[.I336]))*100" office:value-type="float" office:value="1.24378109452736" calcext:value-type="float">
            <text:p>1.24378109452736</text:p>
          </table:table-cell>
          <table:table-cell office:value-type="float" office:value="4" calcext:value-type="float">
            <text:p>4</text:p>
          </table:table-cell>
          <table:table-cell table:formula="of:=[.K336]/[.L336]" office:value-type="float" office:value="0.310945273631841" calcext:value-type="float">
            <text:p>0.310945273631841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37];[.D337];[.F337];[.H337])/SUM([.C337];[.E337];[.G337];[.I337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uardian’s rising : 1 source <text:a xlink:href="https://efour.proboards.com/thread/16380/pull-rates-modern-sets" xlink:type="simple">https://efour.proboards.com/thread/16380/pull-rates-modern-sets</text:a>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office:value-type="float" office:value="60" calcext:value-type="float">
            <text:p>60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40];[.D340];[.F340];[.H340])/SUM([.C340];[.E340];[.G340];[.I340]))" office:value-type="float" office:value="34.8" calcext:value-type="float">
            <text:p>34.8</text:p>
          </table:table-cell>
          <table:table-cell table:formula="of:=(SUM([.B340];[.D340];[.F340];[.H340])/SUM([.C340];[.E340];[.G340];[.I340]))*100" office:value-type="float" office:value="2.8735632183908" calcext:value-type="float">
            <text:p>2.8735632183908</text:p>
          </table:table-cell>
          <table:table-cell office:value-type="float" office:value="12" calcext:value-type="float">
            <text:p>12</text:p>
          </table:table-cell>
          <table:table-cell table:formula="of:=[.K340]/[.L340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office:value-type="float" office:value="15" calcext:value-type="float">
            <text:p>15</text:p>
          </table:table-cell>
          <table:table-cell office:value-type="float" office:value="2088" calcext:value-type="float">
            <text:p>2088</text:p>
          </table:table-cell>
          <table:table-cell table:number-columns-repeated="6"/>
          <table:table-cell table:formula="of:=1/(SUM([.B341];[.D341];[.F341];[.H341])/SUM([.C341];[.E341];[.G341];[.I341]))" office:value-type="float" office:value="139.2" calcext:value-type="float">
            <text:p>139.2</text:p>
          </table:table-cell>
          <table:table-cell table:formula="of:=(SUM([.B341];[.D341];[.F341];[.H341])/SUM([.C341];[.E341];[.G341];[.I341]))*100" office:value-type="float" office:value="0.718390804597701" calcext:value-type="float">
            <text:p>0.718390804597701</text:p>
          </table:table-cell>
          <table:table-cell office:value-type="float" office:value="3" calcext:value-type="float">
            <text:p>3</text:p>
          </table:table-cell>
          <table:table-cell table:formula="of:=[.K341]/[.L341]" office:value-type="float" office:value="0.239463601532567" calcext:value-type="float">
            <text:p>0.239463601532567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table:number-columns-repeated="10"/>
          <table:table-cell table:formula="of:=(SUM([.B342];[.D342];[.F342];[.H342])/SUM([.C342];[.E342];[.G342];[.I342]))*100" office:value-type="string" office:string-value="" calcext:value-type="error">
            <text:p>#DIV/0!</text:p>
          </table:table-cell>
          <table:table-cell table:number-columns-repeated="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Sun &amp; Moon</text:p>
          </table:table-cell>
          <table:table-cell table:number-columns-repeated="13"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office:value-type="string" calcext:value-type="string">
            <text:p>Pull %</text:p>
          </table:table-cell>
          <table:table-cell office:value-type="string" calcext:value-type="string">
            <text:p>Number of cards</text:p>
          </table:table-cell>
          <table:table-cell office:value-type="string" calcext:value-type="string">
            <text:p>rate per card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combined</text:p>
          </table:table-cell>
          <table:table-cell table:formula="of:=[.B347]+[.B348]" office:value-type="float" office:value="296.244" calcext:value-type="float">
            <text:p>296.244</text:p>
          </table:table-cell>
          <table:table-cell office:value-type="float" office:value="7020" calcext:value-type="float">
            <text:p>7020</text:p>
          </table:table-cell>
          <table:table-cell table:formula="of:=[.D347]+[.D348]" office:value-type="float" office:value="44" calcext:value-type="float">
            <text:p>4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5];[.D345];[.F345];[.H345])/SUM([.C345];[.E345];[.G345];[.I345]))" office:value-type="float" office:value="23.8064447866825" calcext:value-type="float">
            <text:p>23.8064447866825</text:p>
          </table:table-cell>
          <table:table-cell table:formula="of:=(SUM([.B345];[.D345];[.F345];[.H345])/SUM([.C345];[.E345];[.G345];[.I345]))*100" office:value-type="float" office:value="4.20054320987654" calcext:value-type="float">
            <text:p>4.20054320987654</text:p>
          </table:table-cell>
          <table:table-cell office:value-type="float" office:value="12" calcext:value-type="float">
            <text:p>12</text:p>
          </table:table-cell>
          <table:table-cell table:formula="of:=[.K345]/[.L345]" office:value-type="float" office:value="0.350045267489712" calcext:value-type="float">
            <text:p>0.350045267489712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old</text:p>
          </table:table-cell>
          <table:table-cell table:formula="of:=[.C346]*0.0081" office:value-type="float" office:value="56.862" calcext:value-type="float">
            <text:p>56.862</text:p>
          </table:table-cell>
          <table:table-cell office:value-type="float" office:value="7020" calcext:value-type="float">
            <text:p>7020</text:p>
          </table:table-cell>
          <table:table-cell office:value-type="float" office:value="10" calcext:value-type="float">
            <text:p>1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6];[.D346];[.F346];[.H346])/SUM([.C346];[.E346];[.G346];[.I346]))" office:value-type="float" office:value="121.145045018097" calcext:value-type="float">
            <text:p>121.145045018097</text:p>
          </table:table-cell>
          <table:table-cell table:formula="of:=(SUM([.B346];[.D346];[.F346];[.H346])/SUM([.C346];[.E346];[.G346];[.I346]))*100" office:value-type="float" office:value="0.825456790123457" calcext:value-type="float">
            <text:p>0.825456790123457</text:p>
          </table:table-cell>
          <table:table-cell office:value-type="float" office:value="6" calcext:value-type="float">
            <text:p>6</text:p>
          </table:table-cell>
          <table:table-cell table:formula="of:=[.K346]/[.L346]" office:value-type="float" office:value="0.137576131687243" calcext:value-type="float">
            <text:p>0.1375761316872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mon</text:p>
          </table:table-cell>
          <table:table-cell table:formula="of:=[.C347]*0.0282" office:value-type="float" office:value="197.964" calcext:value-type="float">
            <text:p>197.964</text:p>
          </table:table-cell>
          <table:table-cell office:value-type="float" office:value="7020" calcext:value-type="float">
            <text:p>7020</text:p>
          </table:table-cell>
          <table:table-cell office:value-type="float" office:value="30" calcext:value-type="float">
            <text:p>3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7];[.D347];[.F347];[.H347])/SUM([.C347];[.E347];[.G347];[.I347]))" office:value-type="float" office:value="35.5319260935937" calcext:value-type="float">
            <text:p>35.5319260935937</text:p>
          </table:table-cell>
          <table:table-cell table:formula="of:=(SUM([.B347];[.D347];[.F347];[.H347])/SUM([.C347];[.E347];[.G347];[.I347]))*100" office:value-type="float" office:value="2.81437037037037" calcext:value-type="float">
            <text:p>2.81437037037037</text:p>
          </table:table-cell>
          <table:table-cell office:value-type="float" office:value="8" calcext:value-type="float">
            <text:p>8</text:p>
          </table:table-cell>
          <table:table-cell table:formula="of:=[.K347]/[.L347]" office:value-type="float" office:value="0.351796296296296" calcext:value-type="float">
            <text:p>0.351796296296296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FA trainer</text:p>
          </table:table-cell>
          <table:table-cell table:formula="of:=[.C348]*0.014" office:value-type="float" office:value="98.28" calcext:value-type="float">
            <text:p>98.28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8];[.D348];[.F348];[.H348])/SUM([.C348];[.E348];[.G348];[.I348]))" office:value-type="float" office:value="72.1410758817243" calcext:value-type="float">
            <text:p>72.1410758817243</text:p>
          </table:table-cell>
          <table:table-cell table:formula="of:=(SUM([.B348];[.D348];[.F348];[.H348])/SUM([.C348];[.E348];[.G348];[.I348]))*100" office:value-type="float" office:value="1.38617283950617" calcext:value-type="float">
            <text:p>1.38617283950617</text:p>
          </table:table-cell>
          <table:table-cell office:value-type="float" office:value="4" calcext:value-type="float">
            <text:p>4</text:p>
          </table:table-cell>
          <table:table-cell table:formula="of:=[.K348]/[.L348]" office:value-type="float" office:value="0.346543209876543" calcext:value-type="float">
            <text:p>0.346543209876543</text:p>
          </table:table-cell>
          <table:table-cell/>
          <table:table-cell table:style-name="ce1"/>
          <table:table-cell table:style-name="ce23" table:number-columns-repeated="4"/>
          <table:table-cell table:number-columns-repeated="1005"/>
        </table:table-row>
        <table:table-row table:style-name="ro1">
          <table:table-cell office:value-type="string" calcext:value-type="string">
            <text:p>GX</text:p>
          </table:table-cell>
          <table:table-cell table:formula="of:=[.C349]*0.1115" office:value-type="float" office:value="782.73" calcext:value-type="float">
            <text:p>782.73</text:p>
          </table:table-cell>
          <table:table-cell office:value-type="float" office:value="7020" calcext:value-type="float">
            <text:p>7020</text:p>
          </table:table-cell>
          <table:table-cell office:value-type="float" office:value="120" calcext:value-type="float">
            <text:p>120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49];[.D349];[.F349];[.H349])/SUM([.C349];[.E349];[.G349];[.I349]))" office:value-type="float" office:value="8.97278255956931" calcext:value-type="float">
            <text:p>8.97278255956931</text:p>
          </table:table-cell>
          <table:table-cell table:formula="of:=(SUM([.B349];[.D349];[.F349];[.H349])/SUM([.C349];[.E349];[.G349];[.I349]))*100" office:value-type="float" office:value="11.1448148148148" calcext:value-type="float">
            <text:p>11.1448148148148</text:p>
          </table:table-cell>
          <table:table-cell office:value-type="float" office:value="11" calcext:value-type="float">
            <text:p>11</text:p>
          </table:table-cell>
          <table:table-cell table:formula="of:=[.K349]/[.L349]" office:value-type="float" office:value="1.01316498316498" calcext:value-type="float">
            <text:p>1.01316498316498</text:p>
          </table:table-cell>
          <table:table-cell/>
          <table:table-cell table:style-name="ce1" table:number-columns-repeated="2"/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Rainbow</text:p>
          </table:table-cell>
          <table:table-cell table:formula="of:=[.C350]*0.0147" office:value-type="float" office:value="103.194" calcext:value-type="float">
            <text:p>103.194</text:p>
          </table:table-cell>
          <table:table-cell office:value-type="float" office:value="7020" calcext:value-type="float">
            <text:p>7020</text:p>
          </table:table-cell>
          <table:table-cell office:value-type="float" office:value="14" calcext:value-type="float">
            <text:p>14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50];[.D350];[.F350];[.H350])/SUM([.C350];[.E350];[.G350];[.I350]))" office:value-type="float" office:value="69.1161663566394" calcext:value-type="float">
            <text:p>69.1161663566394</text:p>
          </table:table-cell>
          <table:table-cell table:formula="of:=(SUM([.B350];[.D350];[.F350];[.H350])/SUM([.C350];[.E350];[.G350];[.I350]))*100" office:value-type="float" office:value="1.44683950617284" calcext:value-type="float">
            <text:p>1.44683950617284</text:p>
          </table:table-cell>
          <table:table-cell office:value-type="float" office:value="8" calcext:value-type="float">
            <text:p>8</text:p>
          </table:table-cell>
          <table:table-cell table:formula="of:=[.K350]/[.L350]" office:value-type="float" office:value="0.180854938271605" calcext:value-type="float">
            <text:p>0.180854938271605</text:p>
          </table:table-cell>
          <table:table-cell/>
          <table:table-cell table:style-name="ce23" table:formula="of:=SUM([.O353:.O411])" office:value-type="float" office:value="22" calcext:value-type="float">
            <text:p>22</text:p>
          </table:table-cell>
          <table:table-cell table:style-name="ce23" table:formula="of:=1/([.O350]/56)" office:value-type="float" office:value="2.54545454545455" calcext:value-type="float">
            <text:p>2.54545454545455</text:p>
          </table:table-cell>
          <table:table-cell table:style-name="ce23" table:number-columns-repeated="3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formula="of:=30*36" office:value-type="float" office:value="1080" calcext:value-type="float">
            <text:p>1080</text:p>
          </table:table-cell>
          <table:table-cell table:number-columns-repeated="4"/>
          <table:table-cell table:formula="of:=1/(SUM([.B351];[.D351];[.F351];[.H351])/SUM([.C351];[.E351];[.G351];[.I351]))" office:value-type="float" office:value="6.27906976744186" calcext:value-type="float">
            <text:p>6.27906976744186</text:p>
          </table:table-cell>
          <table:table-cell table:formula="of:=(SUM([.B351];[.D351];[.F351];[.H351])/SUM([.C351];[.E351];[.G351];[.I351]))*100" office:value-type="float" office:value="15.9259259259259" calcext:value-type="float">
            <text:p>15.9259259259259</text:p>
          </table:table-cell>
          <table:table-cell table:number-columns-repeated="3"/>
          <table:table-cell table:style-name="ce1" office:value-type="string" calcext:value-type="string">
            <text:p>black and white energy data</text:p>
          </table:table-cell>
          <table:table-cell table:style-name="ce23" table:number-columns-repeated="4"/>
          <table:table-cell office:value-type="string" calcext:value-type="string">
            <text:p>https://www.youtube.com/watch?v=esOnNu5alc8</text:p>
          </table:table-cell>
          <table:table-cell table:number-columns-repeated="1004"/>
        </table:table-row>
        <table:table-row table:style-name="ro1">
          <table:table-cell table:style-name="ce1"/>
          <table:table-cell office:value-type="string" calcext:value-type="string">
            <text:p>https://efour.proboards.com/thread/16380/pull-rates-modern-sets</text:p>
          </table:table-cell>
          <table:table-cell/>
          <table:table-cell office:value-type="string" calcext:value-type="string">
            <text:p>https://www.youtube.com/watch?v=1Gjp8_qdAAU</text:p>
          </table:table-cell>
          <table:table-cell table:number-columns-repeated="6"/>
          <table:table-cell table:formula="of:=SUM([.K346:.K351])" office:value-type="float" office:value="33.5435802469136" calcext:value-type="float">
            <text:p>33.5435802469136</text:p>
          </table:table-cell>
          <table:table-cell table:number-columns-repeated="3"/>
          <table:table-cell table:style-name="ce1" office:value-type="string" calcext:value-type="string">
            <text:p>energy</text:p>
          </table:table-cell>
          <table:table-cell table:style-name="ce1" office:value-type="string" calcext:value-type="string">
            <text:p>reverse</text:p>
          </table:table-cell>
          <table:table-cell table:style-name="ce1" office:value-type="string" calcext:value-type="string">
            <text:p>rare</text:p>
          </table:table-cell>
          <table:table-cell table:style-name="ce1" table:number-columns-repeated="2"/>
          <table:table-cell table:style-name="ce24"/>
          <table:table-cell table:number-columns-repeated="1004"/>
        </table:table-row>
        <table:table-row table:style-name="ro1">
          <table:table-cell table:number-columns-repeated="10"/>
          <table:table-cell office:value-type="string" calcext:value-type="string">
            <text:p>hit%</text:p>
          </table:table-cell>
          <table:table-cell table:number-columns-repeated="3"/>
          <table:table-cell table:style-name="ce23" office:value-type="float" office:value="0" calcext:value-type="float">
            <text:p>0</text:p>
          </table:table-cell>
          <table:table-cell table:style-name="ce23" office:value-type="string" calcext:value-type="string">
            <text:p>alolamola</text:p>
          </table:table-cell>
          <table:table-cell table:style-name="ce23" office:value-type="string" calcext:value-type="string">
            <text:p>scrafty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Ace Specs are likely 1:18, not the implied 1:36 from the blog </text:p>
          </table:table-cell>
          <table:table-cell table:number-columns-repeated="13"/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watchog</text:p>
          </table:table-cell>
          <table:table-cell table:style-name="ce23" office:value-type="string" calcext:value-type="string">
            <text:p>cinccino</text:p>
          </table:table-cell>
          <table:table-cell table:style-name="ce23" table:number-columns-repeated="2"/>
          <table:table-cell table:style-name="ce24"/>
          <table:table-cell table:number-columns-repeated="1004"/>
        </table:table-row>
        <table:table-row table:style-name="ro1">
          <table:table-cell office:value-type="string" calcext:value-type="string">
            <text:p>https://pokegym.net/community/index.php?threads/how-rare-is-computer-search.171236/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ttps://pokegym.net/community/index.php?threads/pull-rates-for-boundaries-crossed.169702/page-9</text:p>
          </table:table-cell>
          <table:table-cell table:number-columns-repeated="18"/>
          <table:table-cell office:value-type="string" calcext:value-type="string">
            <text:p>https://www.youtube.com/watch?v=TwzM1fN97ek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skims of some box openings seem to confirm this, but I wouldn’t call that real data gathering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samurott</text:p>
          </table:table-cell>
          <table:table-cell office:value-type="string" calcext:value-type="string">
            <text:p>maract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 ball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style-name="ce1" table:number-columns-repeated="10"/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purloin</text:p>
          </table:table-cell>
          <table:table-cell office:value-type="string" calcext:value-type="string">
            <text:p>surper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team Siege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emboar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62:.K365])" office:value-type="float" office:value="33.4919507279396" calcext:value-type="float">
            <text:p>33.4919507279396</text:p>
          </table:table-cell>
          <table:table-cell office:value-type="string" calcext:value-type="string">
            <text:p>hit%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73" calcext:value-type="float">
            <text:p>73</text:p>
          </table:table-cell>
          <table:table-cell office:value-type="float" office:value="1016" calcext:value-type="float">
            <text:p>1016</text:p>
          </table:table-cell>
          <table:table-cell table:formula="of:=11+12+10+10+11+12" office:value-type="float" office:value="66" calcext:value-type="float">
            <text:p>66</text:p>
          </table:table-cell>
          <table:table-cell office:value-type="float" office:value="1000" calcext:value-type="float">
            <text:p>1000</text:p>
          </table:table-cell>
          <table:table-cell table:formula="of:=6+7+6+6+5+5" office:value-type="float" office:value="35" calcext:value-type="float">
            <text:p>35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2];[.D362];[.F362];[.H362])/SUM([.C362];[.E362];[.G362];[.I362]))" office:value-type="float" office:value="14.4597701149425" calcext:value-type="float">
            <text:p>14.4597701149425</text:p>
          </table:table-cell>
          <table:table-cell table:formula="of:=(SUM([.B362];[.D362];[.F362];[.H362])/SUM([.C362];[.E362];[.G362];[.I362]))*100" office:value-type="float" office:value="6.91573926868044" calcext:value-type="float">
            <text:p>6.91573926868044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galvantu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205" calcext:value-type="float">
            <text:p>205</text:p>
          </table:table-cell>
          <table:table-cell office:value-type="float" office:value="1016" calcext:value-type="float">
            <text:p>1016</text:p>
          </table:table-cell>
          <table:table-cell table:number-columns-repeated="6"/>
          <table:table-cell table:formula="of:=1/(SUM([.B363];[.D363];[.F363];[.H363])/SUM([.C363];[.E363];[.G363];[.I363]))" office:value-type="float" office:value="4.95609756097561" calcext:value-type="float">
            <text:p>4.95609756097561</text:p>
          </table:table-cell>
          <table:table-cell table:formula="of:=(SUM([.B363];[.D363];[.F363];[.H363])/SUM([.C363];[.E363];[.G363];[.I363]))*100" office:value-type="float" office:value="20.1771653543307" calcext:value-type="float">
            <text:p>20.1771653543307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oileped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16" calcext:value-type="float">
            <text:p>1016</text:p>
          </table:table-cell>
          <table:table-cell table:formula="of:=4+4"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formula="of:=1+1" office:value-type="float" office:value="2" calcext:value-type="float">
            <text:p>2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4];[.D364];[.F364];[.H364])/SUM([.C364];[.E364];[.G364];[.I364]))" office:value-type="float" office:value="132.421052631579" calcext:value-type="float">
            <text:p>132.421052631579</text:p>
          </table:table-cell>
          <table:table-cell table:formula="of:=(SUM([.B364];[.D364];[.F364];[.H364])/SUM([.C364];[.E364];[.G364];[.I364]))*100" office:value-type="float" office:value="0.75516693163752" calcext:value-type="float">
            <text:p>0.7551669316375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sag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57" calcext:value-type="float">
            <text:p>57</text:p>
          </table:table-cell>
          <table:table-cell office:value-type="float" office:value="1016" calcext:value-type="float">
            <text:p>1016</text:p>
          </table:table-cell>
          <table:table-cell table:formula="of:=6+7+6+10+7+6+7+10" office:value-type="float" office:value="59" calcext:value-type="float">
            <text:p>59</text:p>
          </table:table-cell>
          <table:table-cell office:value-type="float" office:value="1000" calcext:value-type="float">
            <text:p>1000</text:p>
          </table:table-cell>
          <table:table-cell table:formula="of:=2+3+6+3+3+3+3+3" office:value-type="float" office:value="26" calcext:value-type="float">
            <text:p>26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5];[.D365];[.F365];[.H365])/SUM([.C365];[.E365];[.G365];[.I365]))" office:value-type="float" office:value="17.7183098591549" calcext:value-type="float">
            <text:p>17.7183098591549</text:p>
          </table:table-cell>
          <table:table-cell table:formula="of:=(SUM([.B365];[.D365];[.F365];[.H365])/SUM([.C365];[.E365];[.G365];[.I365]))*100" office:value-type="float" office:value="5.64387917329094" calcext:value-type="float">
            <text:p>5.643879173290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krokorok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69" calcext:value-type="float">
            <text:p>69</text:p>
          </table:table-cell>
          <table:table-cell office:value-type="float" office:value="1016" calcext:value-type="float">
            <text:p>1016</text:p>
          </table:table-cell>
          <table:table-cell table:formula="of:=7+9+10+10+8+11+9" office:value-type="float" office:value="64" calcext:value-type="float">
            <text:p>64</text:p>
          </table:table-cell>
          <table:table-cell office:value-type="float" office:value="1000" calcext:value-type="float">
            <text:p>1000</text:p>
          </table:table-cell>
          <table:table-cell table:formula="of:=7+5+3+6+5+4+4" office:value-type="float" office:value="34" calcext:value-type="float">
            <text:p>34</text:p>
          </table:table-cell>
          <table:table-cell office:value-type="float" office:value="500" calcext:value-type="float">
            <text:p>500</text:p>
          </table:table-cell>
          <table:table-cell table:number-columns-repeated="2"/>
          <table:table-cell table:formula="of:=1/(SUM([.B366];[.D366];[.F366];[.H366])/SUM([.C366];[.E366];[.G366];[.I366]))" office:value-type="float" office:value="15.0658682634731" calcext:value-type="float">
            <text:p>15.0658682634731</text:p>
          </table:table-cell>
          <table:table-cell office:value-type="string" calcext:value-type="string">
            <text:p>Gcode only</text:p>
          </table:table-cell>
          <table:table-cell table:formula="of:=1/(SUM([.B366];[.D366];[.F366];[.H366])/(SUM([.C366];[.E366];[.G366];[.I366])*(1-([.K361]/100))))" office:value-type="float" office:value="10.0200150879344" calcext:value-type="float">
            <text:p>10.0200150879344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vullaby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www.youtube.com/watch?v=VqjYyBaBuRM</text:p>
          </table:table-cell>
          <table:table-cell/>
          <table:table-cell office:value-type="string" calcext:value-type="string">
            <text:p>https://www.youtube.com/watch?v=BRUKtUo4p4Y</text:p>
          </table:table-cell>
          <table:table-cell/>
          <table:table-cell office:value-type="string" calcext:value-type="string">
            <text:p>https://www.youtube.com/watch?v=uEH57Bu-Ecg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office:value-type="string" calcext:value-type="string">
            <text:p>lilligant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petillil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tes Collide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simisear</text:p>
          </table:table-cell>
          <table:table-cell office:value-type="string" calcext:value-type="string">
            <text:p>serpeio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71:.K374])" office:value-type="float" office:value="33.6111111111111" calcext:value-type="float">
            <text:p>33.6111111111111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audino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4" calcext:value-type="float">
            <text:p>94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1];[.D371];[.F371];[.H371])/SUM([.C371];[.E371];[.G371];[.I371]))" office:value-type="float" office:value="7.65957446808511" calcext:value-type="float">
            <text:p>7.65957446808511</text:p>
          </table:table-cell>
          <table:table-cell table:formula="of:=(SUM([.B371];[.D371];[.F371];[.H371])/SUM([.C371];[.E371];[.G371];[.I371]))*100" office:value-type="float" office:value="13.0555555555556" calcext:value-type="float">
            <text:p>13.0555555555556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office:value-type="float" office:value="101" calcext:value-type="float">
            <text:p>101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2];[.D372];[.F372];[.H372])/SUM([.C372];[.E372];[.G372];[.I372]))" office:value-type="float" office:value="7.12871287128713" calcext:value-type="float">
            <text:p>7.12871287128713</text:p>
          </table:table-cell>
          <table:table-cell table:formula="of:=(SUM([.B372];[.D372];[.F372];[.H372])/SUM([.C372];[.E372];[.G372];[.I372]))*100" office:value-type="float" office:value="14.0277777777778" calcext:value-type="float">
            <text:p>14.027777777777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zebstrika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7" calcext:value-type="float">
            <text:p>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3];[.D373];[.F373];[.H373])/SUM([.C373];[.E373];[.G373];[.I373]))" office:value-type="float" office:value="102.857142857143" calcext:value-type="float">
            <text:p>102.857142857143</text:p>
          </table:table-cell>
          <table:table-cell table:formula="of:=(SUM([.B373];[.D373];[.F373];[.H373])/SUM([.C373];[.E373];[.G373];[.I373]))*100" office:value-type="float" office:value="0.972222222222222" calcext:value-type="float">
            <text:p>0.97222222222222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garvantula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40" calcext:value-type="float">
            <text:p>40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4];[.D374];[.F374];[.H374])/SUM([.C374];[.E374];[.G374];[.I374]))" office:value-type="float" office:value="18" calcext:value-type="float">
            <text:p>18</text:p>
          </table:table-cell>
          <table:table-cell table:formula="of:=(SUM([.B374];[.D374];[.F374];[.H374])/SUM([.C374];[.E374];[.G374];[.I374]))*100" office:value-type="float" office:value="5.55555555555556" calcext:value-type="float">
            <text:p>5.5555555555555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47" calcext:value-type="float">
            <text:p>47</text:p>
          </table:table-cell>
          <table:table-cell table:formula="of:=20*36" office:value-type="float" office:value="720" calcext:value-type="float">
            <text:p>720</text:p>
          </table:table-cell>
          <table:table-cell table:number-columns-repeated="6"/>
          <table:table-cell table:formula="of:=1/(SUM([.B375];[.D375];[.F375];[.H375])/SUM([.C375];[.E375];[.G375];[.I375]))" office:value-type="float" office:value="15.3191489361702" calcext:value-type="float">
            <text:p>15.3191489361702</text:p>
          </table:table-cell>
          <table:table-cell office:value-type="string" calcext:value-type="string">
            <text:p>Gcode only</text:p>
          </table:table-cell>
          <table:table-cell table:formula="of:=1/(SUM([.B375];[.D375];[.F375];[.H375])/(SUM([.C375];[.E375];[.G375];[.I375])*(1-([.K370]/100))))" office:value-type="float" office:value="10.1702127659574" calcext:value-type="float">
            <text:p>10.1702127659574</text:p>
          </table:table-cell>
          <table:table-cell table:number-columns-repeated="7"/>
          <table:table-cell office:value-type="string" calcext:value-type="string">
            <text:p>https://www.youtube.com/watch?v=AbLxi4VIr3s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<text:span text:style-name="T3"><text:a xlink:href="https://www.youtube.com/watch?v=uWT_i-jaK2Q" xlink:type="simple">https://www.youtube.com/watch?v=uWT_i-jaK2Q</text:a></text:span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murshana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blitzle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point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idove</text:p>
          </table:table-cell>
          <table:table-cell office:value-type="string" calcext:value-type="string">
            <text:p>emboar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0:.K383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krookadile</text:p>
          </table:table-cell>
          <table:table-cell office:value-type="string" calcext:value-type="string">
            <text:p>samurot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95" calcext:value-type="float">
            <text:p>95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0];[.D380];[.F380];[.H380])/SUM([.C380];[.E380];[.G380];[.I380]))" office:value-type="float" office:value="10.5263157894737" calcext:value-type="float">
            <text:p>10.5263157894737</text:p>
          </table:table-cell>
          <table:table-cell table:formula="of:=(SUM([.B380];[.D380];[.F380];[.H380])/SUM([.C380];[.E380];[.G380];[.I380]))*100" office:value-type="float" office:value="9.5" calcext:value-type="float">
            <text:p>9.5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toutland</text:p>
          </table:table-cell>
          <table:table-cell office:value-type="string" calcext:value-type="string">
            <text:p>saw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81];[.D381];[.F381];[.H381])/SUM([.C381];[.E381];[.G381];[.I381]))" office:value-type="string" office:string-value="" calcext:value-type="error">
            <text:p>#DIV/0!</text:p>
          </table:table-cell>
          <table:table-cell table:formula="of:=(SUM([.B381];[.D381];[.F381];[.H381])/SUM([.C381];[.E381];[.G381];[.I381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unfeazant</text:p>
          </table:table-cell>
          <table:table-cell office:value-type="string" calcext:value-type="string">
            <text:p>zoroark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6" calcext:value-type="float">
            <text:p>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2];[.D382];[.F382];[.H382])/SUM([.C382];[.E382];[.G382];[.I382]))" office:value-type="float" office:value="166.666666666667" calcext:value-type="float">
            <text:p>166.666666666667</text:p>
          </table:table-cell>
          <table:table-cell table:formula="of:=(SUM([.B382];[.D382];[.F382];[.H382])/SUM([.C382];[.E382];[.G382];[.I382]))*100" office:value-type="float" office:value="0.6" calcext:value-type="float">
            <text:p>0.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witched</text:p>
          </table:table-cell>
          <table:table-cell office:value-type="string" calcext:value-type="string">
            <text:p>garvantu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45+4" office:value-type="float" office:value="49" calcext:value-type="float">
            <text:p>4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3];[.D383];[.F383];[.H383])/SUM([.C383];[.E383];[.G383];[.I383]))" office:value-type="float" office:value="20.4081632653061" calcext:value-type="float">
            <text:p>20.4081632653061</text:p>
          </table:table-cell>
          <table:table-cell table:formula="of:=(SUM([.B383];[.D383];[.F383];[.H383])/SUM([.C383];[.E383];[.G383];[.I383]))*100" office:value-type="float" office:value="4.9" calcext:value-type="float">
            <text:p>4.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ducklett</text:p>
          </table:table-cell>
          <table:table-cell office:value-type="string" calcext:value-type="string">
            <text:p>krookadile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70" calcext:value-type="float">
            <text:p>70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84];[.D384];[.F384];[.H384])/SUM([.C384];[.E384];[.G384];[.I384]))" office:value-type="float" office:value="14.2857142857143" calcext:value-type="float">
            <text:p>14.2857142857143</text:p>
          </table:table-cell>
          <table:table-cell office:value-type="string" calcext:value-type="string">
            <text:p>Gcode only</text:p>
          </table:table-cell>
          <table:table-cell table:formula="of:=1/(SUM([.B384];[.D384];[.F384];[.H384])/(SUM([.C384];[.E384];[.G384];[.I384])*(1-([.K379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mipour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<text:a xlink:href="https://docs.google.com/spreadsheets/d/1Qct7IOTe7W1CamyYBwKgImGBituap8QwnuFJ7xl1m9E/edit#gid=0" xlink:type="simple">https://docs.google.com/spreadsheets/d/1Qct7IOTe7W1CamyYBwKgImGBituap8QwnuFJ7xl1m9E/edit#gid=0</text:a>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deerling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stoutlan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through:</text:p>
          </table:table-cell>
          <table:table-cell table:number-columns-repeated="13"/>
          <table:table-cell office:value-type="float" office:value="0" calcext:value-type="float">
            <text:p>0</text:p>
          </table:table-cell>
          <table:table-cell office:value-type="string" calcext:value-type="string">
            <text:p>pluspower</text:p>
          </table:table-cell>
          <table:table-cell office:value-type="string" calcext:value-type="string">
            <text:p>swann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89:.K392])" office:value-type="string" office:string-value="" calcext:value-type="error">
            <text:p>#DIV/0!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timburr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35" calcext:value-type="float">
            <text:p>135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89];[.D389];[.F389];[.H389])/SUM([.C389];[.E389];[.G389];[.I389]))" office:value-type="float" office:value="11.1111111111111" calcext:value-type="float">
            <text:p>11.1111111111111</text:p>
          </table:table-cell>
          <table:table-cell table:formula="of:=(SUM([.B389];[.D389];[.F389];[.H389])/SUM([.C389];[.E389];[.G389];[.I389]))*100" office:value-type="float" office:value="9" calcext:value-type="float">
            <text:p>9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ervine</text:p>
          </table:table-cell>
          <table:table-cell office:value-type="string" calcext:value-type="string">
            <text:p>darmanitan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olo</text:p>
          </table:table-cell>
          <table:table-cell table:number-columns-repeated="8"/>
          <table:table-cell table:formula="of:=1/(SUM([.B390];[.D390];[.F390];[.H390])/SUM([.C390];[.E390];[.G390];[.I390]))" office:value-type="string" office:string-value="" calcext:value-type="error">
            <text:p>#DIV/0!</text:p>
          </table:table-cell>
          <table:table-cell table:formula="of:=(SUM([.B390];[.D390];[.F390];[.H390])/SUM([.C390];[.E390];[.G390];[.I390]))*100" office:value-type="string" office:string-value="" calcext:value-type="error">
            <text:p>#DIV/0!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alolam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11" calcext:value-type="float">
            <text:p>1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91];[.D391];[.F391];[.H391])/SUM([.C391];[.E391];[.G391];[.I391]))" office:value-type="float" office:value="136.363636363636" calcext:value-type="float">
            <text:p>136.363636363636</text:p>
          </table:table-cell>
          <table:table-cell table:formula="of:=(SUM([.B391];[.D391];[.F391];[.H391])/SUM([.C391];[.E391];[.G391];[.I391]))*100" office:value-type="float" office:value="0.733333333333333" calcext:value-type="float">
            <text:p>0.73333333333333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munna</text:p>
          </table:table-cell>
          <table:table-cell office:value-type="string" calcext:value-type="string">
            <text:p>boufall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63+18" office:value-type="float" office:value="81" calcext:value-type="float">
            <text:p>81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92];[.D392];[.F392];[.H392])/SUM([.C392];[.E392];[.G392];[.I392]))" office:value-type="float" office:value="18.5185185185185" calcext:value-type="float">
            <text:p>18.5185185185185</text:p>
          </table:table-cell>
          <table:table-cell table:formula="of:=(SUM([.B392];[.D392];[.F392];[.H392])/SUM([.C392];[.E392];[.G392];[.I392]))*100" office:value-type="float" office:value="5.4" calcext:value-type="float">
            <text:p>5.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pansear</text:p>
          </table:table-cell>
          <table:table-cell office:value-type="string" calcext:value-type="string">
            <text:p>mandibuzz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Break</text:p>
          </table:table-cell>
          <table:table-cell office:value-type="float" office:value="120" calcext:value-type="float">
            <text:p>120</text:p>
          </table:table-cell>
          <table:table-cell office:value-type="float" office:value="1500" calcext:value-type="float">
            <text:p>1500</text:p>
          </table:table-cell>
          <table:table-cell table:number-columns-repeated="6"/>
          <table:table-cell table:formula="of:=1/(SUM([.B393];[.D393];[.F393];[.H393])/SUM([.C393];[.E393];[.G393];[.I393]))" office:value-type="float" office:value="12.5" calcext:value-type="float">
            <text:p>12.5</text:p>
          </table:table-cell>
          <table:table-cell office:value-type="string" calcext:value-type="string">
            <text:p>Gcode only</text:p>
          </table:table-cell>
          <table:table-cell table:formula="of:=1/(SUM([.B393];[.D393];[.F393];[.H393])/(SUM([.C393];[.E393];[.G393];[.I393])*(1-([.K388]/100))))" office:value-type="string" office:string-value="" calcext:value-type="error">
            <text:p>#DIV/0!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serperior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revive</text:p>
          </table:table-cell>
          <table:table-cell office:value-type="string" calcext:value-type="string">
            <text:p>relinculous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joltik</text:p>
          </table:table-cell>
          <table:table-cell office:value-type="string" calcext:value-type="string">
            <text:p>throah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oaring Skies: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office:value-type="string" calcext:value-type="string">
            <text:p>reshiram</text:p>
          </table:table-cell>
          <table:table-cell office:value-type="string" calcext:value-type="string">
            <text:p>alomolola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arity</text:p>
          </table:table-cell>
          <table:table-cell office:value-type="string" calcext:value-type="string">
            <text:p>pulled 1</text:p>
          </table:table-cell>
          <table:table-cell office:value-type="string" calcext:value-type="string">
            <text:p>packs opened 1</text:p>
          </table:table-cell>
          <table:table-cell office:value-type="string" calcext:value-type="string">
            <text:p>pulled 2</text:p>
          </table:table-cell>
          <table:table-cell office:value-type="string" calcext:value-type="string">
            <text:p>packs opened 2</text:p>
          </table:table-cell>
          <table:table-cell office:value-type="string" calcext:value-type="string">
            <text:p>Pulled 3</text:p>
          </table:table-cell>
          <table:table-cell office:value-type="string" calcext:value-type="string">
            <text:p>packs opened 3</text:p>
          </table:table-cell>
          <table:table-cell office:value-type="string" calcext:value-type="string">
            <text:p>Pulled 4</text:p>
          </table:table-cell>
          <table:table-cell office:value-type="string" calcext:value-type="string">
            <text:p>packs opened 4</text:p>
          </table:table-cell>
          <table:table-cell office:value-type="string" calcext:value-type="string">
            <text:p>pull odds</text:p>
          </table:table-cell>
          <table:table-cell table:formula="of:=SUM([.K398:.K401])" office:value-type="float" office:value="17.5" calcext:value-type="float">
            <text:p>17.5</text:p>
          </table:table-cell>
          <table:table-cell office:value-type="string" calcext:value-type="string">
            <text:p>hit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energy search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X</text:p>
          </table:table-cell>
          <table:table-cell office:value-type="float" office:value="113" calcext:value-type="float">
            <text:p>11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98];[.D398];[.F398];[.H398])/SUM([.C398];[.E398];[.G398];[.I398]))" office:value-type="float" office:value="8.84955752212389" calcext:value-type="float">
            <text:p>8.84955752212389</text:p>
          </table:table-cell>
          <table:table-cell table:formula="of:=(SUM([.B398];[.D398];[.F398];[.H398])/SUM([.C398];[.E398];[.G398];[.I398]))*100" office:value-type="float" office:value="11.3" calcext:value-type="float">
            <text:p>11.3</text:p>
          </table:table-cell>
          <table:table-cell office:value-type="string" calcext:value-type="string">
            <text:p>pull%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whirlapede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holo</text:p>
          </table:table-cell>
          <table:table-cell/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399];[.D399];[.F399];[.H399])/SUM([.C399];[.E399];[.G399];[.I399]))" office:value-type="string" office:string-value="" calcext:value-type="error">
            <text:p>#DIV/0!</text:p>
          </table:table-cell>
          <table:table-cell table:formula="of:=(SUM([.B399];[.D399];[.F399];[.H399])/SUM([.C399];[.E399];[.G399];[.I399]))*100" office:value-type="float" office:value="0" calcext:value-type="float">
            <text:p>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scraftry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ecret</text:p>
          </table:table-cell>
          <table:table-cell office:value-type="float" office:value="9" calcext:value-type="float">
            <text:p>9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0];[.D400];[.F400];[.H400])/SUM([.C400];[.E400];[.G400];[.I400]))" office:value-type="float" office:value="111.111111111111" calcext:value-type="float">
            <text:p>111.111111111111</text:p>
          </table:table-cell>
          <table:table-cell table:formula="of:=(SUM([.B400];[.D400];[.F400];[.H400])/SUM([.C400];[.E400];[.G400];[.I400]))*100" office:value-type="float" office:value="0.9" calcext:value-type="float">
            <text:p>0.9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bascullin</text:p>
          </table:table-cell>
          <table:table-cell office:value-type="string" calcext:value-type="string">
            <text:p>lilligan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</text:p>
          </table:table-cell>
          <table:table-cell table:formula="of:=12+41" office:value-type="float" office:value="53" calcext:value-type="float">
            <text:p>53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formula="of:=1/(SUM([.B401];[.D401];[.F401];[.H401])/SUM([.C401];[.E401];[.G401];[.I401]))" office:value-type="float" office:value="18.8679245283019" calcext:value-type="float">
            <text:p>18.8679245283019</text:p>
          </table:table-cell>
          <table:table-cell table:formula="of:=(SUM([.B401];[.D401];[.F401];[.H401])/SUM([.C401];[.E401];[.G401];[.I401]))*100" office:value-type="float" office:value="5.3" calcext:value-type="float">
            <text:p>5.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zorua</text:p>
          </table:table-cell>
          <table:table-cell office:value-type="string" calcext:value-type="string">
            <text:p>unfeazant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2"/>
          <table:table-cell office:value-type="float" office:value="0" calcext:value-type="float">
            <text:p>0</text:p>
          </table:table-cell>
          <table:table-cell office:value-type="string" calcext:value-type="string">
            <text:p>serpeirior</text:p>
          </table:table-cell>
          <table:table-cell office:value-type="string" calcext:value-type="string">
            <text:p>cinccino</text:p>
          </table:table-cell>
          <table:table-cell table:number-columns-repeated="1007"/>
        </table:table-row>
        <table:table-row table:style-name="ro1">
          <table:table-cell/>
          <table:table-cell table:style-name="ce1"/>
          <table:table-cell table:number-columns-repeated="12"/>
          <table:table-cell office:value-type="float" office:value="1" calcext:value-type="float">
            <text:p>1</text:p>
          </table:table-cell>
          <table:table-cell office:value-type="string" calcext:value-type="string">
            <text:p>lillipup</text:p>
          </table:table-cell>
          <table:table-cell office:value-type="string" calcext:value-type="string">
            <text:p>klingklang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aractus</text:p>
          </table:table-cell>
          <table:table-cell office:value-type="string" calcext:value-type="string">
            <text:p>scoilapede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0" calcext:value-type="float">
            <text:p>5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pikachu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alolamola</text:p>
          </table:table-cell>
          <table:table-cell office:value-type="string" calcext:value-type="string">
            <text:p>zebstrika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musharna</text:p>
          </table:table-cell>
          <table:table-cell office:value-type="string" calcext:value-type="string">
            <text:p>scraftry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energy retrieval</text:p>
          </table:table-cell>
          <table:table-cell office:value-type="string" calcext:value-type="string">
            <text:p>reshira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0" calcext:value-type="float">
            <text:p>0</text:p>
          </table:table-cell>
          <table:table-cell office:value-type="string" calcext:value-type="string">
            <text:p>pokeball</text:p>
          </table:table-cell>
          <table:table-cell office:value-type="string" calcext:value-type="string">
            <text:p>zekrom</text:p>
          </table:table-cell>
          <table:table-cell table:number-columns-repeated="1007"/>
        </table:table-row>
        <table:table-row table:style-name="ro1">
          <table:table-cell table:number-columns-repeated="14"/>
          <table:table-cell office:value-type="float" office:value="1" calcext:value-type="float">
            <text:p>1</text:p>
          </table:table-cell>
          <table:table-cell office:value-type="string" calcext:value-type="string">
            <text:p>snivy</text:p>
          </table:table-cell>
          <table:table-cell office:value-type="string" calcext:value-type="string">
            <text:p>liepard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scraggy</text:p>
          </table:table-cell>
          <table:table-cell office:value-type="string" calcext:value-type="string">
            <text:p>sawsbuck</text:p>
          </table:table-cell>
          <table:table-cell table:number-columns-repeated="1007"/>
        </table:table-row>
        <table:table-row table:style-name="ro1" table:number-rows-repeated="10481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Generations data" table:style-name="ta1">
        <table:table-column table:style-name="co15" table:default-cell-style-name="ce28"/>
        <table:table-column table:style-name="co16" table:default-cell-style-name="ce28"/>
        <table:table-column table:style-name="co17" table:default-cell-style-name="ce28"/>
        <table:table-column table:style-name="co18" table:default-cell-style-name="ce28"/>
        <table:table-column table:style-name="co19" table:default-cell-style-name="ce28"/>
        <table:table-column table:style-name="co8" table:default-cell-style-name="ce28"/>
        <table:table-column table:style-name="co20" table:number-columns-repeated="2" table:default-cell-style-name="ce28"/>
        <table:table-column table:style-name="co8" table:default-cell-style-name="ce28"/>
        <table:table-column table:style-name="co9" table:default-cell-style-name="ce28"/>
        <table:table-column table:style-name="co21" table:default-cell-style-name="ce28"/>
        <table:table-column table:style-name="co8" table:number-columns-repeated="28" table:default-cell-style-name="ce28"/>
        <table:table-row table:style-name="ro1">
          <table:table-cell office:value-type="string" calcext:value-type="string">
            <text:p>source <text:a xlink:href="https://www.youtube.com/watch?v=UauYHqu_BtM" xlink:type="simple">https://www.youtube.com/watch?v=UauYHqu_BtM</text:a></text:p>
          </table:table-cell>
          <table:table-cell table:number-columns-repeated="8"/>
          <table:table-cell office:value-type="string" calcext:value-type="string">
            <text:p>source: <text:a xlink:href="https://www.youtube.com/watch?v=tsBrzrXRmVk" xlink:type="simple">https://www.youtube.com/watch?v=tsBrzrXRmVk</text:a></text:p>
          </table:table-cell>
          <table:table-cell table:number-columns-repeated="3"/>
          <table:table-cell office:value-type="string" calcext:value-type="string">
            <text:p>Sample 108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nergy</text:p>
          </table:table-cell>
          <table:table-cell table:formula="of:=COUNTIF([.L$3:.L$140];[.N2])" office:value-type="float" office:value="94" calcext:value-type="float">
            <text:p>94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energy 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out of 500</text:p>
          </table:table-cell>
          <table:table-cell table:formula="of:=500/[.B3]" office:value-type="float" office:value="13.1578947368421" calcext:value-type="float">
            <text:p>13.1578947368421</text:p>
          </table:table-cell>
          <table:table-cell office:value-type="string" calcext:value-type="string">
            <text:p>pull rate</text:p>
          </table:table-cell>
          <table:table-cell table:formula="of:=1/[.D3]" office:value-type="float" office:value="0.076" calcext:value-type="float">
            <text:p>0.076</text:p>
          </table:table-cell>
          <table:table-cell table:number-columns-repeated="3"/>
          <table:table-cell office:value-type="string" calcext:value-type="string">
            <text:p>machamp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no</text:p>
          </table:table-cell>
          <table:table-cell table:formula="of:=COUNTIF([.L$3:.L$140];[.N3])" office:value-type="float" office:value="9" calcext:value-type="float">
            <text:p>9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possible reverses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hance if all equal</text:p>
          </table:table-cell>
          <table:table-cell table:formula="of:=[.B4]/9" office:value-type="float" office:value="7.66666666666667" calcext:value-type="float">
            <text:p>7.66666666666667</text:p>
          </table:table-cell>
          <table:table-cell office:value-type="string" calcext:value-type="string">
            <text:p>pull rate</text:p>
          </table:table-cell>
          <table:table-cell table:formula="of:=1/[.D4]" office:value-type="float" office:value="0.130434782608696" calcext:value-type="float">
            <text:p>0.130434782608696</text:p>
          </table:table-cell>
          <table:table-cell table:number-columns-repeated="3"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2 energy</text:p>
          </table:table-cell>
          <table:table-cell table:formula="of:=COUNTIF([.L$3:.L$140];[.N4])" office:value-type="float" office:value="5" calcext:value-type="float">
            <text:p>5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reverse holo energies are twice as common as other reverse holos at 1/13</text:p>
          </table:table-cell>
          <table:table-cell table:number-columns-repeated="4"/>
          <table:table-cell office:value-type="string" calcext:value-type="string">
            <text:p>Sample: 500</text:p>
          </table:table-cell>
          <table:table-cell table:number-columns-repeated="3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Theory: 2 energy packs are the energy from a no energy pack getting lost</text:p>
          </table:table-cell>
          <table:table-cell table:number-columns-repeated="25"/>
        </table:table-row>
        <table:table-row table:style-name="ro1">
          <table:table-cell table:number-columns-repeated="9"/>
          <table:table-cell office:value-type="string" calcext:value-type="string">
            <text:p>hitmonlee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taur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M 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table:number-columns-repeated="9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pull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(UNRELIABLE)</text:p>
          </table:table-cell>
          <table:table-cell office:value-type="string" calcext:value-type="string">
            <text:p>butterfree</text:p>
          </table:table-cell>
          <table:table-cell table:formula="of:=COUNTIF(([.B$11:.B$511]~[.J$3:.J$140]);[.E10])" office:value-type="float" office:value="11" calcext:value-type="float">
            <text:p>11</text:p>
          </table:table-cell>
          <table:table-cell office:value-type="string" calcext:value-type="string">
            <text:p>zapdos</text:p>
          </table:table-cell>
          <table:table-cell table:formula="of:=COUNTIF(([.B$11:.B$511]~[.J$3:.J$140]);[.G10])" office:value-type="float" office:value="7" calcext:value-type="float">
            <text:p>7</text:p>
          </table:table-cell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Are zards in the FA slot?</text:p>
          </table:table-cell>
          <table:table-cell table:number-columns-repeated="2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raichu</text:p>
          </table:table-cell>
          <table:table-cell table:formula="of:=COUNTIF(([.B$11:.B$511]~[.J$3:.J$140]);[.E11])" office:value-type="float" office:value="11" calcext:value-type="float">
            <text:p>11</text:p>
          </table:table-cell>
          <table:table-cell office:value-type="string" calcext:value-type="string">
            <text:p>articuno</text:p>
          </table:table-cell>
          <table:table-cell table:formula="of:=COUNTIF(([.B$11:.B$511]~[.J$3:.J$140]);[.G11])" office:value-type="float" office:value="7" calcext:value-type="float">
            <text:p>7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/>
          <table:table-cell table:style-name="Default" office:value-type="string" calcext:value-type="string">
            <text:p>Zards + other EX</text:p>
          </table:table-cell>
          <table:table-cell table:style-name="Default" office:value-type="float" office:value="126" calcext:value-type="float">
            <text:p>12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1]/[.P11])" office:value-type="float" office:value="4.82539682539683" calcext:value-type="float">
            <text:p>4.825396825396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gengar</text:p>
          </table:table-cell>
          <table:table-cell table:formula="of:=COUNTIF(([.B$11:.B$511]~[.J$3:.J$140]);[.E12])" office:value-type="float" office:value="17" calcext:value-type="float">
            <text:p>17</text:p>
          </table:table-cell>
          <table:table-cell office:value-type="string" calcext:value-type="string">
            <text:p>total FA</text:p>
          </table:table-cell>
          <table:table-cell table:formula="of:=SUM([.H10:.H11])" office:value-type="float" office:value="14" calcext:value-type="float">
            <text:p>1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s + FA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2]/[.P12])" office:value-type="float" office:value="25.3333333333333" calcext:value-type="float">
            <text:p>25.333333333333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achamp</text:p>
          </table:table-cell>
          <table:table-cell table:formula="of:=COUNTIF(([.B$11:.B$511]~[.J$3:.J$140]);[.E13])" office:value-type="float" office:value="12" calcext:value-type="float">
            <text:p>12</text:p>
          </table:table-cell>
          <table:table-cell office:value-type="string" calcext:value-type="string">
            <text:p>Meowstic EX</text:p>
          </table:table-cell>
          <table:table-cell table:formula="of:=COUNTIF(([.B$11:.B$511]~[.J$3:.J$140]);[.G13])" office:value-type="float" office:value="14" calcext:value-type="float">
            <text:p>14</text:p>
          </table:table-cell>
          <table:table-cell table:number-columns-repeated="5"/>
          <table:table-cell table:style-name="ce17" office:value-type="string" calcext:value-type="string">
            <text:p>holo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588" calcext:value-type="float">
            <text:p>588</text:p>
          </table:table-cell>
          <table:table-cell table:style-name="ce17" table:formula="of:=1/([.O13]/[.P13])" office:value-type="float" office:value="9.63934426229508" calcext:value-type="float">
            <text:p>9.63934426229508</text:p>
          </table:table-cell>
          <table:table-cell table:style-name="ce17" table:number-columns-repeated="5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office:value-type="string" calcext:value-type="string">
            <text:p>golem</text:p>
          </table:table-cell>
          <table:table-cell table:formula="of:=COUNTIF(([.B$11:.B$511]~[.J$3:.J$140]);[.E14])" office:value-type="float" office:value="10" calcext:value-type="float">
            <text:p>10</text:p>
          </table:table-cell>
          <table:table-cell office:value-type="string" calcext:value-type="string">
            <text:p>golem EX</text:p>
          </table:table-cell>
          <table:table-cell table:formula="of:=COUNTIF(([.B$11:.B$511]~[.J$3:.J$140]);[.G14])" office:value-type="float" office:value="11" calcext:value-type="float">
            <text:p>11</text:p>
          </table:table-cell>
          <table:table-cell/>
          <table:table-cell office:value-type="string" calcext:value-type="string">
            <text:p>Source: <text:a xlink:href="https://www.youtube.com/watch?v=RcnYXjmF4lw" xlink:type="simple">https://www.youtube.com/watch?v=RcnYXjmF4lw</text:a></text:p>
          </table:table-cell>
          <table:table-cell table:number-columns-repeated="3"/>
          <table:table-cell table:style-name="ce17" office:value-type="string" calcext:value-type="string">
            <text:p>FA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4]/[.P14])" office:value-type="float" office:value="43.4285714285714" calcext:value-type="float">
            <text:p>43.4285714285714</text:p>
          </table:table-cell>
          <table:table-cell table:style-name="Default"/>
          <table:table-cell table:style-name="ce17"/>
          <table:table-cell table:style-name="ce22"/>
          <table:table-cell table:style-name="ce17" table:number-columns-repeated="2"/>
          <table:table-cell table:style-name="Default"/>
          <table:table-cell table:number-columns-repeated="16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total</text:p>
          </table:table-cell>
          <table:table-cell table:formula="of:=SUM([.F10:.F14])" office:value-type="float" office:value="61" calcext:value-type="float">
            <text:p>61</text:p>
          </table:table-cell>
          <table:table-cell office:value-type="string" calcext:value-type="string">
            <text:p>Ninetales EX</text:p>
          </table:table-cell>
          <table:table-cell table:formula="of:=COUNTIF(([.B$11:.B$511]~[.J$3:.J$140]);[.G15])" office:value-type="float" office:value="12" calcext:value-type="float">
            <text:p>12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116" calcext:value-type="float">
            <text:p>116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5]/[.P15])" office:value-type="float" office:value="5.24137931034483" calcext:value-type="float">
            <text:p>5.24137931034483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miss</text:p>
          </table:table-cell>
          <table:table-cell table:formula="of:=COUNTIF([.B$11:.B$511];[.E16])" office:value-type="float" office:value="19" calcext:value-type="float">
            <text:p>19</text:p>
          </table:table-cell>
          <table:table-cell office:value-type="string" calcext:value-type="string">
            <text:p>Jolteon EX</text:p>
          </table:table-cell>
          <table:table-cell table:formula="of:=COUNTIF(([.B$11:.B$511]~[.J$3:.J$140]);[.G16])" office:value-type="float" office:value="9" calcext:value-type="float">
            <text:p>9</text:p>
          </table:table-cell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zard EX</text:p>
          </table:table-cell>
          <table:table-cell office:value-type="float" office:value="10" calcext:value-type="float">
            <text:p>10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6]/[.P16])" office:value-type="float" office:value="60.8" calcext:value-type="float">
            <text:p>60.8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sample</text:p>
          </table:table-cell>
          <table:table-cell office:value-type="float" office:value="588" calcext:value-type="float">
            <text:p>588</text:p>
          </table:table-cell>
          <table:table-cell office:value-type="string" calcext:value-type="string">
            <text:p>Vaporeon EX</text:p>
          </table:table-cell>
          <table:table-cell table:formula="of:=COUNTIF(([.B$11:.B$511]~[.J$3:.J$140]);[.G17])" office:value-type="float" office:value="16" calcext:value-type="float">
            <text:p>16</text:p>
          </table:table-cell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/>
          <table:table-cell office:value-type="string" calcext:value-type="string">
            <text:p>RC FA</text:p>
          </table:table-cell>
          <table:table-cell office:value-type="float" office:value="17" calcext:value-type="float">
            <text:p>17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7]/[.P17])" office:value-type="float" office:value="35.7647058823529" calcext:value-type="float">
            <text:p>35.7647058823529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Leafeon EX</text:p>
          </table:table-cell>
          <table:table-cell table:formula="of:=COUNTIF(([.B$11:.B$511]~[.J$3:.J$140]);[.G18])" office:value-type="float" office:value="11" calcext:value-type="float">
            <text:p>11</text:p>
          </table:table-cell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EX</text:p>
          </table:table-cell>
          <table:table-cell office:value-type="float" office:value="103" calcext:value-type="float">
            <text:p>103</text:p>
          </table:table-cell>
          <table:table-cell table:style-name="ce17" office:value-type="float" office:value="608" calcext:value-type="float">
            <text:p>608</text:p>
          </table:table-cell>
          <table:table-cell table:style-name="ce17" table:formula="of:=1/([.O18]/[.P18])" office:value-type="float" office:value="5.90291262135922" calcext:value-type="float">
            <text:p>5.9029126213592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Venusaur EX</text:p>
          </table:table-cell>
          <table:table-cell table:formula="of:=COUNTIF(([.B$11:.B$511]~[.J$3:.J$140]);[.G19])" office:value-type="float" office:value="9" calcext:value-type="float">
            <text:p>9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/>
          <table:table-cell office:value-type="string" calcext:value-type="string">
            <text:p>RC FA EX</text:p>
          </table:table-cell>
          <table:table-cell office:value-type="float" office:value="40" calcext:value-type="float">
            <text:p>40</text:p>
          </table:table-cell>
          <table:table-cell office:value-type="float" office:value="608" calcext:value-type="float">
            <text:p>608</text:p>
          </table:table-cell>
          <table:table-cell table:style-name="ce17" table:formula="of:=1/([.O19]/[.P19])" office:value-type="float" office:value="15.2" calcext:value-type="float">
            <text:p>15.2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1</text:p>
          </table:table-cell>
          <table:table-cell table:number-columns-repeated="2"/>
          <table:table-cell office:value-type="string" calcext:value-type="string">
            <text:p>M Venusaur EX</text:p>
          </table:table-cell>
          <table:table-cell table:formula="of:=COUNTIF(([.B$11:.B$511]~[.J$3:.J$140]);[.G20])" office:value-type="float" office:value="15" calcext:value-type="float">
            <text:p>15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08" calcext:value-type="float">
            <text:p>108</text:p>
          </table:table-cell>
          <table:table-cell table:style-name="ce17" table:formula="of:=1/([.O20]/[.P20])" office:value-type="float" office:value="15.4285714285714" calcext:value-type="float">
            <text:p>15.4285714285714</text:p>
          </table:table-cell>
          <table:table-cell table:number-columns-repeated="22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Blastoise EX</text:p>
          </table:table-cell>
          <table:table-cell table:formula="of:=COUNTIF(([.B$11:.B$511]~[.J$3:.J$140]);[.G21])" office:value-type="float" office:value="11" calcext:value-type="float">
            <text:p>11</text:p>
          </table:table-cell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Blastoise EX</text:p>
          </table:table-cell>
          <table:table-cell table:formula="of:=COUNTIF(([.B$11:.B$511]~[.J$3:.J$140]);[.G22])" office:value-type="float" office:value="8" calcext:value-type="float">
            <text:p>8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total EX</text:p>
          </table:table-cell>
          <table:table-cell table:formula="of:=SUM([.H13:.H22])" office:value-type="float" office:value="116" calcext:value-type="float">
            <text:p>116</text:p>
          </table:table-cell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style-name="Default" table:number-columns-repeated="2"/>
          <table:table-cell office:value-type="string" calcext:value-type="string">
            <text:p>Charizard EX</text:p>
          </table:table-cell>
          <table:table-cell table:formula="of:=COUNTIF(([.B$11:.B$511]~[.J$3:.J$140]);[.G24])" office:value-type="float" office:value="4" calcext:value-type="float">
            <text:p>4</text:p>
          </table:table-cell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M Charizard EX</text:p>
          </table:table-cell>
          <table:table-cell table:formula="of:=COUNTIF(([.B$11:.B$511]~[.J$3:.J$140]);[.G25])" office:value-type="float" office:value="6" calcext:value-type="float">
            <text:p>6</text:p>
          </table:table-cell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"/>
          <table:table-cell table:style-name="Default" office:value-type="string" calcext:value-type="string">
            <text:p>Total zard EX</text:p>
          </table:table-cell>
          <table:table-cell table:style-name="Default" table:formula="of:=SUM([.H24:.H25])" office:value-type="float" office:value="10" calcext:value-type="float">
            <text:p>10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pikachu</text:p>
          </table:table-cell>
          <table:table-cell table:formula="of:=COUNTIF(([.C$11:.C$511]~[.K$3:.K$140]);[.G27])" office:value-type="float" office:value="17" calcext:value-type="float">
            <text:p>17</text:p>
          </table:table-cell>
          <table:table-cell/>
          <table:table-cell office:value-type="string" calcext:value-type="string">
            <text:p>Source: <text:a xlink:href="https://www.youtube.com/watch?v=92oE2aE33io" xlink:type="simple">https://www.youtube.com/watch?v=92oE2aE33io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FA RC</text:p>
          </table:table-cell>
          <table:table-cell table:formula="of:=[.H27]" office:value-type="float" office:value="17" calcext:value-type="float">
            <text:p>17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2"/>
          <table:table-cell office:value-type="string" calcext:value-type="string">
            <text:p>Flareon EX</text:p>
          </table:table-cell>
          <table:table-cell table:formula="of:=COUNTIF(([.C$11:.C$511]~[.K$3:.K$140]);[.G29])" office:value-type="float" office:value="29" calcext:value-type="float">
            <text:p>29</text:p>
          </table:table-cell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ylveon EX</text:p>
          </table:table-cell>
          <table:table-cell table:formula="of:=COUNTIF(([.C$11:.C$511]~[.K$3:.K$140]);[.G30])" office:value-type="float" office:value="24" calcext:value-type="float">
            <text:p>24</text:p>
          </table:table-cell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guarde EX</text:p>
          </table:table-cell>
          <table:table-cell table:formula="of:=COUNTIF(([.C$11:.C$511]~[.K$3:.K$140]);[.G31])" office:value-type="float" office:value="25" calcext:value-type="float">
            <text:p>25</text:p>
          </table:table-cell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3</text:p>
          </table:table-cell>
          <table:table-cell table:number-columns-repeated="2"/>
          <table:table-cell office:value-type="string" calcext:value-type="string">
            <text:p>FA M guarde EX</text:p>
          </table:table-cell>
          <table:table-cell table:formula="of:=COUNTIF(([.C$11:.C$511]~[.K$3:.K$140]);[.G32])" office:value-type="float" office:value="25" calcext:value-type="float">
            <text:p>25</text:p>
          </table:table-cell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total EX RC</text:p>
          </table:table-cell>
          <table:table-cell table:formula="of:=SUM([.H29:.H32])" office:value-type="float" office:value="103" calcext:value-type="float">
            <text:p>103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Flareon EX</text:p>
          </table:table-cell>
          <table:table-cell table:formula="of:=COUNTIF(([.C$11:.C$511]~[.K$3:.K$140]);[.G34])" office:value-type="float" office:value="19" calcext:value-type="float">
            <text:p>19</text:p>
          </table:table-cell>
          <table:table-cell/>
          <table:table-cell office:value-type="string" calcext:value-type="string">
            <text:p>Source: <text:a xlink:href="https://www.youtube.com/watch?v=TvLY-bmR3Cg" xlink:type="simple">https://www.youtube.com/watch?v=TvLY-bmR3Cg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FA Sylveon EX</text:p>
          </table:table-cell>
          <table:table-cell table:formula="of:=COUNTIF(([.C$11:.C$511]~[.K$3:.K$140]);[.G35])" office:value-type="float" office:value="21" calcext:value-type="float">
            <text:p>21</text:p>
          </table:table-cell>
          <table:table-cell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2"/>
          <table:table-cell office:value-type="string" calcext:value-type="string">
            <text:p>total FA EX RC</text:p>
          </table:table-cell>
          <table:table-cell table:formula="of:=SUM([.H34:.H35])" office:value-type="float" office:value="40" calcext:value-type="float">
            <text:p>40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2"/>
          <table:table-cell office:value-type="string" calcext:value-type="string">
            <text:p>sample</text:p>
          </table:table-cell>
          <table:table-cell office:value-type="float" office:value="608" calcext:value-type="float">
            <text:p>608</text:p>
          </table:table-cell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Ninetales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 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?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source: <text:a xlink:href="https://www.youtube.com/watch?v=gfG0jxmXEv0" xlink:type="simple">https://www.youtube.com/watch?v=gfG0jxmXEv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3wo86hA32qc" xlink:type="simple">https://www.youtube.com/watch?v=3wo86hA32q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table:style-name="ce29"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r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ource: <text:a xlink:href="https://www.youtube.com/watch?v=PCON2gV-q30" xlink:type="simple">https://www.youtube.com/watch?v=PCON2gV-q30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olt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anusau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l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h9U6WXHHbNk" xlink:type="simple">https://www.youtube.com/watch?v=h9U6WXHHbN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a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articun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Blastoise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U8_oLIEW_vc" xlink:type="simple">https://www.youtube.com/watch?v=U8_oLIEW_vc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no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P27Y04ElWvA" xlink:type="simple">https://www.youtube.com/watch?v=P27Y04ElWvA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zap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 venusaur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enga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5"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source: <text:a xlink:href="https://www.youtube.com/watch?v=JFAo6ewX1Jk" xlink:type="simple">https://www.youtube.com/watch?v=JFAo6ewX1Jk</text:a>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re</text:p>
          </table:table-cell>
          <table:table-cell office:value-type="string" calcext:value-type="string">
            <text:p>RC</text:p>
          </table:table-cell>
          <table:table-cell office:value-type="string" calcext:value-type="string">
            <text:p>common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Meowstic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leafeon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5"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27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ck off screen</text:p>
          </table:table-cell>
          <table:table-cell table:number-columns-repeated="37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edee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dianc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15"/>
          <table:table-cell office:value-type="string" calcext:value-type="string">
            <text:p>saw 2</text:p>
          </table:table-cell>
          <table:table-cell table:number-columns-repeated="19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charizard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l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charizard E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flow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ndos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diance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daincie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Blastoise EX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zapdos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leafeon E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 venusaur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eowstic EX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iss</text:p>
          </table:table-cell>
          <table:table-cell office:value-type="string" calcext:value-type="string">
            <text:p>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articuno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yarados</text:p>
          </table:table-cell>
          <table:table-cell office:value-type="string" calcext:value-type="string">
            <text:p>dianci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1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pikachu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olem EX</text:p>
          </table:table-cell>
          <table:table-cell office:value-type="string" calcext:value-type="string">
            <text:p>floette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FA M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aporeon EX</text:p>
          </table:table-cell>
          <table:table-cell office:value-type="string" calcext:value-type="string">
            <text:p>swirli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yveltal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venusaur EX</text:p>
          </table:table-cell>
          <table:table-cell office:value-type="string" calcext:value-type="string">
            <text:p>FA flareon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arasect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3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olteon EX</text:p>
          </table:table-cell>
          <table:table-cell office:value-type="string" calcext:value-type="string">
            <text:p>froslass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ugtrio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machamp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gengar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tauros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lastoise EX</text:p>
          </table:table-cell>
          <table:table-cell office:value-type="string" calcext:value-type="string">
            <text:p>dedenne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meowstic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l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pidash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ninetales EX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snorlax</text:p>
          </table:table-cell>
          <table:table-cell office:value-type="string" calcext:value-type="string">
            <text:p>FA guarde EX</text:p>
          </table:table-cell>
          <table:table-cell office:value-type="string" calcext:value-type="string">
            <text:p>Saw 2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butterfree</text:p>
          </table:table-cell>
          <table:table-cell office:value-type="string" calcext:value-type="string">
            <text:p>slurpuff</text:p>
          </table:table-cell>
          <table:table-cell office:value-type="string" calcext:value-type="string">
            <text:p>2 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hitmonchan</text:p>
          </table:table-cell>
          <table:table-cell office:value-type="string" calcext:value-type="string">
            <text:p>FA sylveon ex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raichu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pinsir</text:p>
          </table:table-cell>
          <table:table-cell office:value-type="string" calcext:value-type="string">
            <text:p>jirachi</text:p>
          </table:table-cell>
          <table:table-cell office:value-type="string" calcext:value-type="string">
            <text:p>no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dodrio</text:p>
          </table:table-cell>
          <table:table-cell office:value-type="string" calcext:value-type="string">
            <text:p>wally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>
          <table:table-cell/>
          <table:table-cell office:value-type="string" calcext:value-type="string">
            <text:p>jynx</text:p>
          </table:table-cell>
          <table:table-cell office:value-type="string" calcext:value-type="string">
            <text:p>altaria</text:p>
          </table:table-cell>
          <table:table-cell office:value-type="string" calcext:value-type="string">
            <text:p>energy</text:p>
          </table:table-cell>
          <table:table-cell table:number-columns-repeated="35"/>
        </table:table-row>
        <table:table-row table:style-name="ro1" table:number-rows-repeated="536">
          <table:table-cell table:number-columns-repeated="39"/>
        </table:table-row>
        <table:table-row table:style-name="ro1">
          <table:table-cell table:number-columns-repeated="39"/>
        </table:table-row>
        <calcext:conditional-formats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butterfree&quot;" calcext:base-cell-address="'Generations data'.A1"/>
            <calcext:condition calcext:apply-style-name="Accent" calcext:value="=&quot;raichu&quot;" calcext:base-cell-address="'Generations data'.A1"/>
            <calcext:condition calcext:apply-style-name="Accent" calcext:value="=&quot;gengar&quot;" calcext:base-cell-address="'Generations data'.A1"/>
            <calcext:condition calcext:apply-style-name="Accent" calcext:value="=&quot;machamp&quot;" calcext:base-cell-address="'Generations data'.A1"/>
            <calcext:condition calcext:apply-style-name="Accent" calcext:value="=&quot;golem&quot;" calcext:base-cell-address="'Generations data'.A1"/>
          </calcext:conditional-format>
          <calcext:conditional-format calcext:target-range-address="'Generations data'.A1:'Generations data'.AM9 'Generations data'.A13:'Generations data'.M14 'Generations data'.X13:'Generations data'.AM14 'Generations data'.R15:'Generations data'.AM20 'Generations data'.A27:'Generations data'.AM1048 'Generations data'.A21:'Generations data'.D26 'Generations data'.I21:'Generations data'.AM26 'Generations data'.G21:'Generations data'.H25 'Generations data'.E21:'Generations data'.F22 'Generations data'.E25:'Generations data'.F26 'Generations data'.A16:'Generations data'.O19 'Generations data'.P17:'Generations data'.P17 'Generations data'.A15:'Generations data'.P15 'Generations data'.P19:'Generations data'.P19 'Generations data'.A20:'Generations data'.P20 'Generations data'.A12:'Generations data'.N12 'Generations data'.R11:'Generations data'.AM12 'Generations data'.A10:'Generations data'.M11 'Generations data'.N10:'Generations data'.AM10 'Generations data'.P11:'Generations data'.P11">
            <calcext:condition calcext:apply-style-name="Accent" calcext:value="=&quot;zapdos&quot;" calcext:base-cell-address="'Generations data'.A1"/>
            <calcext:condition calcext:apply-style-name="Accent" calcext:value="=&quot;articuno&quot;" calcext:base-cell-address="'Generations data'.A1"/>
            <calcext:condition calcext:apply-style-name="Accent" calcext:value="=&quot;Meowstic EX&quot;" calcext:base-cell-address="'Generations data'.A1"/>
            <calcext:condition calcext:apply-style-name="Accent" calcext:value="=&quot;golem EX&quot;" calcext:base-cell-address="'Generations data'.A1"/>
            <calcext:condition calcext:apply-style-name="Accent" calcext:value="=&quot;ninetales EX&quot;" calcext:base-cell-address="'Generations data'.A1"/>
            <calcext:condition calcext:apply-style-name="Accent" calcext:value="=&quot;Jolteon EX&quot;" calcext:base-cell-address="'Generations data'.A1"/>
            <calcext:condition calcext:apply-style-name="Accent" calcext:value="=&quot;vaporeon EX&quot;" calcext:base-cell-address="'Generations data'.A1"/>
            <calcext:condition calcext:apply-style-name="Accent" calcext:value="=&quot;Leafeon EX&quot;" calcext:base-cell-address="'Generations data'.A1"/>
            <calcext:condition calcext:apply-style-name="Accent" calcext:value="=&quot;venusaur EX&quot;" calcext:base-cell-address="'Generations data'.A1"/>
            <calcext:condition calcext:apply-style-name="Accent" calcext:value="=&quot;M venusaur EX&quot;" calcext:base-cell-address="'Generations data'.A1"/>
            <calcext:condition calcext:apply-style-name="Accent" calcext:value="=&quot;Charizard EX&quot;" calcext:base-cell-address="'Generations data'.A1"/>
            <calcext:condition calcext:apply-style-name="Accent" calcext:value="=&quot;M charizard EX&quot;" calcext:base-cell-address="'Generations data'.A1"/>
            <calcext:condition calcext:apply-style-name="Accent" calcext:value="=&quot;blastoise ex&quot;" calcext:base-cell-address="'Generations data'.A1"/>
            <calcext:condition calcext:apply-style-name="Accent" calcext:value="=&quot;M blastoise EX&quot;" calcext:base-cell-address="'Generations data'.A1"/>
            <calcext:condition calcext:apply-style-name="Accent" calcext:value="=&quot;FA pikachu&quot;" calcext:base-cell-address="'Generations data'.A1"/>
            <calcext:condition calcext:apply-style-name="Accent" calcext:value="=&quot;flareon EX&quot;" calcext:base-cell-address="'Generations data'.A1"/>
            <calcext:condition calcext:apply-style-name="Accent" calcext:value="=&quot;FA flareon EX&quot;" calcext:base-cell-address="'Generations data'.A1"/>
            <calcext:condition calcext:apply-style-name="Accent" calcext:value="=&quot;Sylveon EX&quot;" calcext:base-cell-address="'Generations data'.A1"/>
            <calcext:condition calcext:apply-style-name="Accent" calcext:value="=&quot;FA sylveon ex&quot;" calcext:base-cell-address="'Generations data'.A1"/>
            <calcext:condition calcext:apply-style-name="Accent" calcext:value="=&quot;FA guarde EX&quot;" calcext:base-cell-address="'Generations data'.A1"/>
            <calcext:condition calcext:apply-style-name="Accent" calcext:value="=&quot;FA M guarde EX&quot;" calcext:base-cell-address="'Generations data'.A1"/>
          </calcext:conditional-format>
        </calcext:conditional-formats>
      </table:table>
      <table:table table:name="Evolutions data" table:style-name="ta1">
        <table:table-column table:style-name="co22" table:default-cell-style-name="Default"/>
        <table:table-column table:style-name="co23" table:default-cell-style-name="Default"/>
        <table:table-column table:style-name="co8" table:number-columns-repeated="7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8" table:number-columns-repeated="8" table:default-cell-style-name="Default"/>
        <table:table-row table:style-name="ro1">
          <table:table-cell office:value-type="string" calcext:value-type="string">
            <text:p>https://docs.google.com/spreadsheets/d/1Qct7IOTe7W1CamyYBwKgImGBituap8QwnuFJ7xl1m9E/edit#gid=0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https://cardzard.com/blogs/news/xy-evolutions-etb-pull-rates</text:p>
          </table:table-cell>
          <table:table-cell table:number-columns-repeated="18"/>
        </table:table-row>
        <table:table-row table:style-name="ro1" table:number-rows-repeated="3">
          <table:table-cell table:number-columns-repeated="19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verse energy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7];[.D7];[.F7];[.H7])/SUM([.C7];[.E7];[.G7];[.I7]))" office:value-type="float" office:value="17.3658536585366" calcext:value-type="float">
            <text:p>17.365853658536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break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8];[.D8];[.F8];[.H8])/SUM([.C8];[.E8];[.G8];[.I8]))" office:value-type="float" office:value="20.1411764705882" calcext:value-type="float">
            <text:p>20.1411764705882</text:p>
          </table:table-cell>
          <table:table-cell office:value-type="string" calcext:value-type="string">
            <text:p>green code specifically</text:p>
          </table:table-cell>
          <table:table-cell table:formula="of:=1/(SUM([.B8];[.D8];[.F8];[.H8])/(SUM([.C8];[.E8];[.G8];[.I8])-SUM([.B10];[.B11];[.D10];[.D11];[.B9])-([.B9]/712*1000)))" office:value-type="float" office:value="15.737475214805" calcext:value-type="float">
            <text:p>15.737475214805</text:p>
          </table:table-cell>
          <table:table-cell table:number-columns-repeated="7"/>
        </table:table-row>
        <table:table-row table:style-name="ro1">
          <table:table-cell table:style-name="ce17" office:value-type="string" calcext:value-type="string">
            <text:p>holo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number-columns-repeated="6"/>
          <table:table-cell table:style-name="ce17" table:formula="of:=1/(SUM([.B9];[.D9];[.F9];[.H9])/SUM([.C9];[.E9];[.G9];[.I9]))" office:value-type="float" office:value="10.1714285714286" calcext:value-type="float">
            <text:p>10.1714285714286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0];[.D10];[.F10];[.H10])/SUM([.C10];[.E10];[.G10];[.I10]))" office:value-type="float" office:value="14.0327868852459" calcext:value-type="float">
            <text:p>14.032786885245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10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1];[.D11];[.F11];[.H11])/SUM([.C11];[.E11];[.G11];[.I11]))" office:value-type="float" office:value="20.3809523809524" calcext:value-type="float">
            <text:p>20.3809523809524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combined EX</text:p>
          </table:table-cell>
          <table:table-cell table:style-name="ce17" table:formula="of:=[.B11]+[.B10]" office:value-type="float" office:value="81" calcext:value-type="float">
            <text:p>81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[.D11]+[.D10]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2];[.D12];[.F12];[.H12])/SUM([.C12];[.E12];[.G12];[.I12]))" office:value-type="float" office:value="8.31067961165049" calcext:value-type="float">
            <text:p>8.31067961165049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Gold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+49" office:value-type="float" office:value="61" calcext:value-type="float">
            <text:p>61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3];[.D13];[.F13];[.H13])/SUM([.C13];[.E13];[.G13];[.I13]))" office:value-type="float" office:value="15.0175438596491" calcext:value-type="float">
            <text:p>15.0175438596491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96" calcext:value-type="float">
            <text:p>96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4"/>
          <table:table-cell table:style-name="ce17" table:formula="of:=1/(SUM([.B14];[.D14];[.F14];[.H14])/SUM([.C14];[.E14];[.G14];[.I14]))" office:value-type="float" office:value="7.74660633484163" calcext:value-type="float">
            <text:p>7.74660633484163</text:p>
          </table:table-cell>
          <table:table-cell office:value-type="string" calcext:value-type="string">
            <text:p>per uncommon</text:p>
          </table:table-cell>
          <table:table-cell table:formula="of:=1/(SUM([.B14];[.D14];[.F14];[.H14])/(SUM([.C14];[.E14];[.G14];[.I14])*3))" office:value-type="float" office:value="23.2398190045249" calcext:value-type="float">
            <text:p>23.2398190045249</text:p>
          </table:table-cell>
          <table:table-cell table:number-columns-repeated="7"/>
        </table:table-row>
        <table:table-row table:style-name="ro1">
          <table:table-cell table:style-name="ce17"/>
          <table:table-cell table:style-name="ce17" office:value-type="string" calcext:value-type="string">
            <text:p>https://cardzard.com/blogs/news/xy-evolutions-etb-pull-rates</text:p>
          </table:table-cell>
          <table:table-cell table:style-name="ce17" table:number-columns-repeated="2"/>
          <table:table-cell table:style-name="ce17" office:value-type="string" calcext:value-type="string">
            <text:p>https://docs.google.com/spreadsheets/d/1Qct7IOTe7W1CamyYBwKgImGBituap8QwnuFJ7xl1m9E/edit#gid=0</text:p>
          </table:table-cell>
          <table:table-cell table:style-name="ce17" table:number-columns-repeated="5"/>
          <table:table-cell table:number-columns-repeated="9"/>
        </table:table-row>
        <table:table-row table:style-name="ro1">
          <table:table-cell table:style-name="ce17" table:number-columns-repeated="10"/>
          <table:table-cell table:number-columns-repeated="9"/>
        </table:table-row>
        <table:table-row table:style-name="ro1">
          <table:table-cell table:style-name="ce17" office:value-type="string" calcext:value-type="string">
            <text:p>proof of multiple secrets per pack being possible</text:p>
          </table:table-cell>
          <table:table-cell table:style-name="ce17" table:number-columns-repeated="9"/>
          <table:table-cell table:number-columns-repeated="9"/>
        </table:table-row>
        <table:table-row table:style-name="ro1">
          <table:table-cell office:value-type="string" calcext:value-type="string">
            <text:p>https://www.youtube.com/watch?v=fYWIr570gIY</text:p>
          </table:table-cell>
          <table:table-cell table:number-columns-repeated="4"/>
          <table:table-cell office:value-type="string" calcext:value-type="string">
            <text:p>All 54 breaks in the 1000 pulls vid are green code, so breaks are likely incompatible with rare and higher pulls</text:p>
          </table:table-cell>
          <table:table-cell table:number-columns-repeated="13"/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number-columns-repeated="13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8+14+13+12+10+8" office:value-type="float" office:value="75" calcext:value-type="float">
            <text:p>75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2]+[.D22]" office:value-type="float" office:value="122" calcext:value-type="float">
            <text:p>122</text:p>
          </table:table-cell>
          <table:table-cell table:number-columns-repeated="3"/>
          <table:table-cell office:value-type="string" calcext:value-type="string">
            <text:p>9 energy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Mega EX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712" calcext:value-type="float">
            <text:p>712</text:p>
          </table:table-cell>
          <table:table-cell table:style-name="ce17" table:formula="of:=125-[.D22]" office:value-type="float" office:value="50" calcext:value-type="float">
            <text:p>50</text:p>
          </table:table-cell>
          <table:table-cell table:style-name="ce17" office:value-type="float" office:value="1000" calcext:value-type="float">
            <text:p>1000</text:p>
          </table:table-cell>
          <table:table-cell table:formula="of:=[.B23]+[.D23]" office:value-type="float" office:value="84" calcext:value-type="float">
            <text:p>84</text:p>
          </table:table-cell>
          <table:table-cell table:number-columns-repeated="3"/>
          <table:table-cell office:value-type="string" calcext:value-type="string">
            <text:p>74 other possible reverses</text:p>
          </table:table-cell>
          <table:table-cell table:number-columns-repeated="9"/>
        </table:table-row>
        <table:table-row table:style-name="ro1">
          <table:table-cell table:number-columns-repeated="19"/>
        </table:table-row>
        <table:table-row table:style-name="ro1">
          <table:table-cell office:value-type="string" calcext:value-type="string">
            <text:p>there are 7 Exs and 5 Mega EX’s. </text:p>
          </table:table-cell>
          <table:table-cell table:number-columns-repeated="9"/>
          <table:table-cell table:style-name="ce17" office:value-type="float" office:value="41" calcext:value-type="float">
            <text:p>41</text:p>
          </table:table-cell>
          <table:table-cell table:style-name="ce17" table:formula="of:=712-31" office:value-type="float" office:value="681" calcext:value-type="float">
            <text:p>681</text:p>
          </table:table-cell>
          <table:table-cell table:style-name="ce17" table:formula="of:=1/([.K25]/[.L25])" office:value-type="float" office:value="16.609756097561" calcext:value-type="float">
            <text:p>16.609756097561</text:p>
          </table:table-cell>
          <table:table-cell office:value-type="string" calcext:value-type="string">
            <text:p>Pull rate of energy among non-breaks</text:p>
          </table:table-cell>
          <table:table-cell table:style-name="ce17" table:number-columns-repeated="4"/>
          <table:table-cell table:style-name="ce18"/>
        </table:table-row>
        <table:table-row table:style-name="ro1">
          <table:table-cell office:value-type="string" calcext:value-type="string">
            <text:p>-122/7*5=</text:p>
          </table:table-cell>
          <table:table-cell table:formula="of:=[.F22]/7*5" office:value-type="float" office:value="87.1428571428571" calcext:value-type="float">
            <text:p>87.1428571428571</text:p>
          </table:table-cell>
          <table:table-cell office:value-type="string" calcext:value-type="string">
            <text:p>Likely the same slot like in previous packs</text:p>
          </table:table-cell>
          <table:table-cell table:number-columns-repeated="7"/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table:style-name="ce17" table:formula="of:=1/([.K26]/[.L26])" office:value-type="float" office:value="8.22222222222222" calcext:value-type="float">
            <text:p>8.22222222222222</text:p>
          </table:table-cell>
          <table:table-cell office:value-type="string" calcext:value-type="string">
            <text:p>expected if same odds as a normal card</text:p>
          </table:table-cell>
          <table:table-cell table:number-columns-repeated="5"/>
        </table:table-row>
        <table:table-row table:style-name="ro1">
          <table:table-cell table:number-columns-repeated="13"/>
          <table:table-cell office:value-type="string" calcext:value-type="string">
            <text:p>Reverse energy is most likely twice as common as other reverses</text:p>
          </table:table-cell>
          <table:table-cell table:number-columns-repeated="5"/>
        </table:table-row>
        <table:table-row table:style-name="ro1">
          <table:table-cell table:formula="of:=SUM([.A30:.A65])" office:value-type="float" office:value="12" calcext:value-type="float">
            <text:p>12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rare</text:p>
          </table:table-cell>
          <table:table-cell table:number-columns-repeated="7"/>
          <table:table-cell table:style-name="ce17" table:number-columns-repeated="3"/>
          <table:table-cell table:number-columns-repeated="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nix</text:p>
          </table:table-cell>
          <table:table-cell office:value-type="string" calcext:value-type="string">
            <text:p>trode</text:p>
          </table:table-cell>
          <table:table-cell office:value-type="string" calcext:value-type="string">
            <text:p>https://www.youtube.com/watch?v=kiqXYENxaJc</text:p>
          </table:table-cell>
          <table:table-cell table:number-columns-repeated="1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isty</text:p>
          </table:table-cell>
          <table:table-cell office:value-type="string" calcext:value-type="string">
            <text:p>chanse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rowsee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rygon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ire E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netales</text:p>
          </table:table-cell>
          <table:table-cell office:value-type="string" calcext:value-type="string">
            <text:p>Mbr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gastly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oak</text:p>
          </table:table-cell>
          <table:table-cell office:value-type="string" calcext:value-type="string">
            <text:p>farfetch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attata</text:p>
          </table:table-cell>
          <table:table-cell office:value-type="string" calcext:value-type="string">
            <text:p>Mtois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kedex</text:p>
          </table:table-cell>
          <table:table-cell office:value-type="string" calcext:value-type="string">
            <text:p>dugtrio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ryu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lightning E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king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do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ull heal</text:p>
          </table:table-cell>
          <table:table-cell office:value-type="string" calcext:value-type="string">
            <text:p>zapdos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ulpix</text:p>
          </table:table-cell>
          <table:table-cell office:value-type="string" calcext:value-type="string">
            <text:p>electrod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enu spirit link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eel</text:p>
          </table:table-cell>
          <table:table-cell office:value-type="string" calcext:value-type="string">
            <text:p>M zard 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rat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nsey</text:p>
          </table:table-cell>
          <table:table-cell office:value-type="string" calcext:value-type="string">
            <text:p>poliwrath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nyta</text:p>
          </table:table-cell>
          <table:table-cell office:value-type="string" calcext:value-type="string">
            <text:p>farfatche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tion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devo spray</text:p>
          </table:table-cell>
          <table:table-cell office:value-type="string" calcext:value-type="string">
            <text:p>charizard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oduo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witch</text:p>
          </table:table-cell>
          <table:table-cell office:value-type="string" calcext:value-type="string">
            <text:p>beedrill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oliwag</text:p>
          </table:table-cell>
          <table:table-cell office:value-type="string" calcext:value-type="string">
            <text:p>mewtw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harizard</text:p>
          </table:table-cell>
          <table:table-cell office:value-type="string" calcext:value-type="string">
            <text:p>farfetch’d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nidorino</text:p>
          </table:table-cell>
          <table:table-cell office:value-type="string" calcext:value-type="string">
            <text:p>machamp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tangela</text:p>
          </table:table-cell>
          <table:table-cell office:value-type="string" calcext:value-type="string">
            <text:p>starmi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ninetale break</text:p>
          </table:table-cell>
          <table:table-cell office:value-type="string" calcext:value-type="string">
            <text:p>raticate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dge spirit link</text:p>
          </table:table-cell>
          <table:table-cell office:value-type="string" calcext:value-type="string">
            <text:p>misty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ewgong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water energy</text:p>
          </table:table-cell>
          <table:table-cell office:value-type="string" calcext:value-type="string">
            <text:p>slowbro EX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zapdos</text:p>
          </table:table-cell>
          <table:table-cell office:value-type="string" calcext:value-type="string">
            <text:p>dudtrio</text:p>
          </table:table-cell>
          <table:table-cell table:number-columns-repeated="16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etrieval</text:p>
          </table:table-cell>
          <table:table-cell office:value-type="string" calcext:value-type="string">
            <text:p>clefairy</text:p>
          </table:table-cell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brock</text:p>
          </table:table-cell>
          <table:table-cell office:value-type="string" calcext:value-type="string">
            <text:p>arcanine</text:p>
          </table:table-cell>
          <table:table-cell table:number-columns-repeated="16"/>
        </table:table-row>
      </table:table>
      <table:table table:name="Dragon Vault data" table:style-name="ta1">
        <table:table-column table:style-name="co8" table:default-cell-style-name="Default"/>
        <table:table-column table:style-name="co8" table:number-columns-repeated="5" table:default-cell-style-name="ce19"/>
        <table:table-column table:style-name="co8" table:number-columns-repeated="9" table:default-cell-style-name="Default"/>
        <table:table-row table:style-name="ro1">
          <table:table-cell office:value-type="string" calcext:value-type="string">
            <text:p>Dratini 1</text:p>
          </table:table-cell>
          <table:table-cell table:style-name="Default" table:formula="of:=COUNTIF([.B$23:.B$132];[.$A1])" office:value-type="float" office:value="5" calcext:value-type="float">
            <text:p>5</text:p>
          </table:table-cell>
          <table:table-cell table:style-name="Default" table:formula="of:=COUNTIF([.C$23:.C$132];[.$A1])" office:value-type="float" office:value="5" calcext:value-type="float">
            <text:p>5</text:p>
          </table:table-cell>
          <table:table-cell table:style-name="Default" table:formula="of:=COUNTIF([.D$23:.D$132];[.$A1])" office:value-type="float" office:value="5" calcext:value-type="float">
            <text:p>5</text:p>
          </table:table-cell>
          <table:table-cell table:style-name="Default" table:formula="of:=COUNTIF([.E$23:.E$132];[.$A1])" office:value-type="float" office:value="9" calcext:value-type="float">
            <text:p>9</text:p>
          </table:table-cell>
          <table:table-cell table:style-name="Default" table:formula="of:=COUNTIF([.F$23:.F$132];[.$A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tini 2</text:p>
          </table:table-cell>
          <table:table-cell table:style-name="Default" table:formula="of:=COUNTIF([.B$23:.B$132];[.$A2])" office:value-type="float" office:value="13" calcext:value-type="float">
            <text:p>13</text:p>
          </table:table-cell>
          <table:table-cell table:style-name="Default" table:formula="of:=COUNTIF([.C$23:.C$132];[.$A2])" office:value-type="float" office:value="3" calcext:value-type="float">
            <text:p>3</text:p>
          </table:table-cell>
          <table:table-cell table:style-name="Default" table:formula="of:=COUNTIF([.D$23:.D$132];[.$A2])" office:value-type="float" office:value="4" calcext:value-type="float">
            <text:p>4</text:p>
          </table:table-cell>
          <table:table-cell table:style-name="Default" table:formula="of:=COUNTIF([.E$23:.E$132];[.$A2])" office:value-type="float" office:value="3" calcext:value-type="float">
            <text:p>3</text:p>
          </table:table-cell>
          <table:table-cell table:style-name="Default" table:formula="of:=COUNTIF([.F$23:.F$132];[.$A2])" office:value-type="float" office:value="4" calcext:value-type="float">
            <text:p>4</text:p>
          </table:table-cell>
          <table:table-cell office:value-type="string" calcext:value-type="string">
            <text:p>seemingly no slot bia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ragonair 3</text:p>
          </table:table-cell>
          <table:table-cell table:style-name="Default" table:formula="of:=COUNTIF([.B$23:.B$132];[.$A3])" office:value-type="float" office:value="7" calcext:value-type="float">
            <text:p>7</text:p>
          </table:table-cell>
          <table:table-cell table:style-name="Default" table:formula="of:=COUNTIF([.C$23:.C$132];[.$A3])" office:value-type="float" office:value="4" calcext:value-type="float">
            <text:p>4</text:p>
          </table:table-cell>
          <table:table-cell table:style-name="Default" table:formula="of:=COUNTIF([.D$23:.D$132];[.$A3])" office:value-type="float" office:value="7" calcext:value-type="float">
            <text:p>7</text:p>
          </table:table-cell>
          <table:table-cell table:style-name="Default" table:formula="of:=COUNTIF([.E$23:.E$132];[.$A3])" office:value-type="float" office:value="7" calcext:value-type="float">
            <text:p>7</text:p>
          </table:table-cell>
          <table:table-cell table:style-name="Default" table:formula="of:=COUNTIF([.F$23:.F$132];[.$A3])"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air 4</text:p>
          </table:table-cell>
          <table:table-cell table:style-name="Default" table:formula="of:=COUNTIF([.B$23:.B$132];[.$A4])" office:value-type="float" office:value="4" calcext:value-type="float">
            <text:p>4</text:p>
          </table:table-cell>
          <table:table-cell table:style-name="Default" table:formula="of:=COUNTIF([.C$23:.C$132];[.$A4])" office:value-type="float" office:value="5" calcext:value-type="float">
            <text:p>5</text:p>
          </table:table-cell>
          <table:table-cell table:style-name="Default" table:formula="of:=COUNTIF([.D$23:.D$132];[.$A4])" office:value-type="float" office:value="6" calcext:value-type="float">
            <text:p>6</text:p>
          </table:table-cell>
          <table:table-cell table:style-name="Default" table:formula="of:=COUNTIF([.E$23:.E$132];[.$A4])" office:value-type="float" office:value="7" calcext:value-type="float">
            <text:p>7</text:p>
          </table:table-cell>
          <table:table-cell table:style-name="Default" table:formula="of:=COUNTIF([.F$23:.F$132];[.$A4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agonite</text:p>
          </table:table-cell>
          <table:table-cell table:style-name="Default" table:formula="of:=COUNTIF([.B$23:.B$132];[.$A5])" office:value-type="float" office:value="3" calcext:value-type="float">
            <text:p>3</text:p>
          </table:table-cell>
          <table:table-cell table:style-name="Default" table:formula="of:=COUNTIF([.C$23:.C$132];[.$A5])" office:value-type="float" office:value="5" calcext:value-type="float">
            <text:p>5</text:p>
          </table:table-cell>
          <table:table-cell table:style-name="Default" table:formula="of:=COUNTIF([.D$23:.D$132];[.$A5])" office:value-type="float" office:value="12" calcext:value-type="float">
            <text:p>12</text:p>
          </table:table-cell>
          <table:table-cell table:style-name="Default" table:formula="of:=COUNTIF([.E$23:.E$132];[.$A5])" office:value-type="float" office:value="1" calcext:value-type="float">
            <text:p>1</text:p>
          </table:table-cell>
          <table:table-cell table:style-name="Default" table:formula="of:=COUNTIF([.F$23:.F$132];[.$A5])"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agon</text:p>
          </table:table-cell>
          <table:table-cell table:style-name="Default" table:formula="of:=COUNTIF([.B$23:.B$132];[.$A6])" office:value-type="float" office:value="6" calcext:value-type="float">
            <text:p>6</text:p>
          </table:table-cell>
          <table:table-cell table:style-name="Default" table:formula="of:=COUNTIF([.C$23:.C$132];[.$A6])" office:value-type="float" office:value="6" calcext:value-type="float">
            <text:p>6</text:p>
          </table:table-cell>
          <table:table-cell table:style-name="Default" table:formula="of:=COUNTIF([.D$23:.D$132];[.$A6])" office:value-type="float" office:value="4" calcext:value-type="float">
            <text:p>4</text:p>
          </table:table-cell>
          <table:table-cell table:style-name="Default" table:formula="of:=COUNTIF([.E$23:.E$132];[.$A6])" office:value-type="float" office:value="6" calcext:value-type="float">
            <text:p>6</text:p>
          </table:table-cell>
          <table:table-cell table:style-name="Default" table:formula="of:=COUNTIF([.F$23:.F$132];[.$A6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helgon</text:p>
          </table:table-cell>
          <table:table-cell table:style-name="Default" table:formula="of:=COUNTIF([.B$23:.B$132];[.$A7])" office:value-type="float" office:value="4" calcext:value-type="float">
            <text:p>4</text:p>
          </table:table-cell>
          <table:table-cell table:style-name="Default" table:formula="of:=COUNTIF([.C$23:.C$132];[.$A7])" office:value-type="float" office:value="6" calcext:value-type="float">
            <text:p>6</text:p>
          </table:table-cell>
          <table:table-cell table:style-name="Default" table:formula="of:=COUNTIF([.D$23:.D$132];[.$A7])" office:value-type="float" office:value="5" calcext:value-type="float">
            <text:p>5</text:p>
          </table:table-cell>
          <table:table-cell table:style-name="Default" table:formula="of:=COUNTIF([.E$23:.E$132];[.$A7])" office:value-type="float" office:value="3" calcext:value-type="float">
            <text:p>3</text:p>
          </table:table-cell>
          <table:table-cell table:style-name="Default" table:formula="of:=COUNTIF([.F$23:.F$132];[.$A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alamence</text:p>
          </table:table-cell>
          <table:table-cell table:style-name="Default" table:formula="of:=COUNTIF([.B$23:.B$132];[.$A8])" office:value-type="float" office:value="4" calcext:value-type="float">
            <text:p>4</text:p>
          </table:table-cell>
          <table:table-cell table:style-name="Default" table:formula="of:=COUNTIF([.C$23:.C$132];[.$A8])" office:value-type="float" office:value="3" calcext:value-type="float">
            <text:p>3</text:p>
          </table:table-cell>
          <table:table-cell table:style-name="Default" table:formula="of:=COUNTIF([.D$23:.D$132];[.$A8])" office:value-type="float" office:value="5" calcext:value-type="float">
            <text:p>5</text:p>
          </table:table-cell>
          <table:table-cell table:style-name="Default" table:formula="of:=COUNTIF([.E$23:.E$132];[.$A8])" office:value-type="float" office:value="6" calcext:value-type="float">
            <text:p>6</text:p>
          </table:table-cell>
          <table:table-cell table:style-name="Default" table:formula="of:=COUNTIF([.F$23:.F$132];[.$A8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as</text:p>
          </table:table-cell>
          <table:table-cell table:style-name="Default" table:formula="of:=COUNTIF([.B$23:.B$132];[.$A9])" office:value-type="float" office:value="3" calcext:value-type="float">
            <text:p>3</text:p>
          </table:table-cell>
          <table:table-cell table:style-name="Default" table:formula="of:=COUNTIF([.C$23:.C$132];[.$A9])" office:value-type="float" office:value="4" calcext:value-type="float">
            <text:p>4</text:p>
          </table:table-cell>
          <table:table-cell table:style-name="Default" table:formula="of:=COUNTIF([.D$23:.D$132];[.$A9])" office:value-type="float" office:value="2" calcext:value-type="float">
            <text:p>2</text:p>
          </table:table-cell>
          <table:table-cell table:style-name="Default" table:formula="of:=COUNTIF([.E$23:.E$132];[.$A9])" office:value-type="float" office:value="6" calcext:value-type="float">
            <text:p>6</text:p>
          </table:table-cell>
          <table:table-cell table:style-name="Default" table:formula="of:=COUNTIF([.F$23:.F$132];[.$A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atios</text:p>
          </table:table-cell>
          <table:table-cell table:style-name="Default" table:formula="of:=COUNTIF([.B$23:.B$132];[.$A10])" office:value-type="float" office:value="2" calcext:value-type="float">
            <text:p>2</text:p>
          </table:table-cell>
          <table:table-cell table:style-name="Default" table:formula="of:=COUNTIF([.C$23:.C$132];[.$A10])" office:value-type="float" office:value="5" calcext:value-type="float">
            <text:p>5</text:p>
          </table:table-cell>
          <table:table-cell table:style-name="Default" table:formula="of:=COUNTIF([.D$23:.D$132];[.$A10])" office:value-type="float" office:value="9" calcext:value-type="float">
            <text:p>9</text:p>
          </table:table-cell>
          <table:table-cell table:style-name="Default" table:formula="of:=COUNTIF([.E$23:.E$132];[.$A10])" office:value-type="float" office:value="7" calcext:value-type="float">
            <text:p>7</text:p>
          </table:table-cell>
          <table:table-cell table:style-name="Default" table:formula="of:=COUNTIF([.F$23:.F$132];[.$A10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ayquaza</text:p>
          </table:table-cell>
          <table:table-cell table:style-name="Default" table:formula="of:=COUNTIF([.B$23:.B$132];[.$A11])" office:value-type="float" office:value="4" calcext:value-type="float">
            <text:p>4</text:p>
          </table:table-cell>
          <table:table-cell table:style-name="Default" table:formula="of:=COUNTIF([.C$23:.C$132];[.$A11])" office:value-type="float" office:value="7" calcext:value-type="float">
            <text:p>7</text:p>
          </table:table-cell>
          <table:table-cell table:style-name="Default" table:formula="of:=COUNTIF([.D$23:.D$132];[.$A11])" office:value-type="float" office:value="6" calcext:value-type="float">
            <text:p>6</text:p>
          </table:table-cell>
          <table:table-cell table:style-name="Default" table:formula="of:=COUNTIF([.E$23:.E$132];[.$A11])" office:value-type="float" office:value="5" calcext:value-type="float">
            <text:p>5</text:p>
          </table:table-cell>
          <table:table-cell table:style-name="Default" table:formula="of:=COUNTIF([.F$23:.F$132];[.$A11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2</text:p>
          </table:table-cell>
          <table:table-cell table:style-name="Default" table:formula="of:=COUNTIF([.B$23:.B$132];[.$A12])" office:value-type="float" office:value="4" calcext:value-type="float">
            <text:p>4</text:p>
          </table:table-cell>
          <table:table-cell table:style-name="Default" table:formula="of:=COUNTIF([.C$23:.C$132];[.$A12])" office:value-type="float" office:value="6" calcext:value-type="float">
            <text:p>6</text:p>
          </table:table-cell>
          <table:table-cell table:style-name="Default" table:formula="of:=COUNTIF([.D$23:.D$132];[.$A12])" office:value-type="float" office:value="4" calcext:value-type="float">
            <text:p>4</text:p>
          </table:table-cell>
          <table:table-cell table:style-name="Default" table:formula="of:=COUNTIF([.E$23:.E$132];[.$A12])" office:value-type="float" office:value="5" calcext:value-type="float">
            <text:p>5</text:p>
          </table:table-cell>
          <table:table-cell table:style-name="Default" table:formula="of:=COUNTIF([.F$23:.F$132];[.$A12])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xew 13</text:p>
          </table:table-cell>
          <table:table-cell table:style-name="Default" table:formula="of:=COUNTIF([.B$23:.B$132];[.$A13])" office:value-type="float" office:value="13" calcext:value-type="float">
            <text:p>13</text:p>
          </table:table-cell>
          <table:table-cell table:style-name="Default" table:formula="of:=COUNTIF([.C$23:.C$132];[.$A13])" office:value-type="float" office:value="10" calcext:value-type="float">
            <text:p>10</text:p>
          </table:table-cell>
          <table:table-cell table:style-name="Default" table:formula="of:=COUNTIF([.D$23:.D$132];[.$A13])" office:value-type="float" office:value="4" calcext:value-type="float">
            <text:p>4</text:p>
          </table:table-cell>
          <table:table-cell table:style-name="Default" table:formula="of:=COUNTIF([.E$23:.E$132];[.$A13])" office:value-type="float" office:value="8" calcext:value-type="float">
            <text:p>8</text:p>
          </table:table-cell>
          <table:table-cell table:style-name="Default" table:formula="of:=COUNTIF([.F$23:.F$132];[.$A13])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4</text:p>
          </table:table-cell>
          <table:table-cell table:style-name="Default" table:formula="of:=COUNTIF([.B$23:.B$132];[.$A14])" office:value-type="float" office:value="7" calcext:value-type="float">
            <text:p>7</text:p>
          </table:table-cell>
          <table:table-cell table:style-name="Default" table:formula="of:=COUNTIF([.C$23:.C$132];[.$A14])" office:value-type="float" office:value="4" calcext:value-type="float">
            <text:p>4</text:p>
          </table:table-cell>
          <table:table-cell table:style-name="Default" table:formula="of:=COUNTIF([.D$23:.D$132];[.$A14])" office:value-type="float" office:value="8" calcext:value-type="float">
            <text:p>8</text:p>
          </table:table-cell>
          <table:table-cell table:style-name="Default" table:formula="of:=COUNTIF([.E$23:.E$132];[.$A14])" office:value-type="float" office:value="3" calcext:value-type="float">
            <text:p>3</text:p>
          </table:table-cell>
          <table:table-cell table:style-name="Default" table:formula="of:=COUNTIF([.F$23:.F$132];[.$A14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axure 15</text:p>
          </table:table-cell>
          <table:table-cell table:style-name="Default" table:formula="of:=COUNTIF([.B$23:.B$132];[.$A15])" office:value-type="float" office:value="6" calcext:value-type="float">
            <text:p>6</text:p>
          </table:table-cell>
          <table:table-cell table:style-name="Default" table:formula="of:=COUNTIF([.C$23:.C$132];[.$A15])" office:value-type="float" office:value="9" calcext:value-type="float">
            <text:p>9</text:p>
          </table:table-cell>
          <table:table-cell table:style-name="Default" table:formula="of:=COUNTIF([.D$23:.D$132];[.$A15])" office:value-type="float" office:value="6" calcext:value-type="float">
            <text:p>6</text:p>
          </table:table-cell>
          <table:table-cell table:style-name="Default" table:formula="of:=COUNTIF([.E$23:.E$132];[.$A15])" office:value-type="float" office:value="3" calcext:value-type="float">
            <text:p>3</text:p>
          </table:table-cell>
          <table:table-cell table:style-name="Default" table:formula="of:=COUNTIF([.F$23:.F$132];[.$A15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haxorus</text:p>
          </table:table-cell>
          <table:table-cell table:style-name="Default" table:formula="of:=COUNTIF([.B$23:.B$132];[.$A16])" office:value-type="float" office:value="6" calcext:value-type="float">
            <text:p>6</text:p>
          </table:table-cell>
          <table:table-cell table:style-name="Default" table:formula="of:=COUNTIF([.C$23:.C$132];[.$A16])" office:value-type="float" office:value="7" calcext:value-type="float">
            <text:p>7</text:p>
          </table:table-cell>
          <table:table-cell table:style-name="Default" table:formula="of:=COUNTIF([.D$23:.D$132];[.$A16])" office:value-type="float" office:value="3" calcext:value-type="float">
            <text:p>3</text:p>
          </table:table-cell>
          <table:table-cell table:style-name="Default" table:formula="of:=COUNTIF([.E$23:.E$132];[.$A16])" office:value-type="float" office:value="3" calcext:value-type="float">
            <text:p>3</text:p>
          </table:table-cell>
          <table:table-cell table:style-name="Default" table:formula="of:=COUNTIF([.F$23:.F$132];[.$A16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druddigon</text:p>
          </table:table-cell>
          <table:table-cell table:style-name="Default" table:formula="of:=COUNTIF([.B$23:.B$132];[.$A17])" office:value-type="float" office:value="8" calcext:value-type="float">
            <text:p>8</text:p>
          </table:table-cell>
          <table:table-cell table:style-name="Default" table:formula="of:=COUNTIF([.C$23:.C$132];[.$A17])" office:value-type="float" office:value="5" calcext:value-type="float">
            <text:p>5</text:p>
          </table:table-cell>
          <table:table-cell table:style-name="Default" table:formula="of:=COUNTIF([.D$23:.D$132];[.$A17])" office:value-type="float" office:value="5" calcext:value-type="float">
            <text:p>5</text:p>
          </table:table-cell>
          <table:table-cell table:style-name="Default" table:formula="of:=COUNTIF([.E$23:.E$132];[.$A17])" office:value-type="float" office:value="8" calcext:value-type="float">
            <text:p>8</text:p>
          </table:table-cell>
          <table:table-cell table:style-name="Default" table:formula="of:=COUNTIF([.F$23:.F$132];[.$A17])" office:value-type="float" office:value="6" calcext:value-type="float">
            <text:p>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xp share</text:p>
          </table:table-cell>
          <table:table-cell table:style-name="Default" table:formula="of:=COUNTIF([.B$23:.B$132];[.$A18])" office:value-type="float" office:value="6" calcext:value-type="float">
            <text:p>6</text:p>
          </table:table-cell>
          <table:table-cell table:style-name="Default" table:formula="of:=COUNTIF([.C$23:.C$132];[.$A18])" office:value-type="float" office:value="5" calcext:value-type="float">
            <text:p>5</text:p>
          </table:table-cell>
          <table:table-cell table:style-name="Default" table:formula="of:=COUNTIF([.D$23:.D$132];[.$A18])" office:value-type="float" office:value="5" calcext:value-type="float">
            <text:p>5</text:p>
          </table:table-cell>
          <table:table-cell table:style-name="Default" table:formula="of:=COUNTIF([.E$23:.E$132];[.$A18])" office:value-type="float" office:value="7" calcext:value-type="float">
            <text:p>7</text:p>
          </table:table-cell>
          <table:table-cell table:style-name="Default" table:formula="of:=COUNTIF([.F$23:.F$132];[.$A18])" office:value-type="float" office:value="9" calcext:value-type="float">
            <text:p>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irst ticket</text:p>
          </table:table-cell>
          <table:table-cell table:style-name="Default" table:formula="of:=COUNTIF([.B$23:.B$132];[.$A19])" office:value-type="float" office:value="3" calcext:value-type="float">
            <text:p>3</text:p>
          </table:table-cell>
          <table:table-cell table:style-name="Default" table:formula="of:=COUNTIF([.C$23:.C$132];[.$A19])" office:value-type="float" office:value="4" calcext:value-type="float">
            <text:p>4</text:p>
          </table:table-cell>
          <table:table-cell table:style-name="Default" table:formula="of:=COUNTIF([.D$23:.D$132];[.$A19])" office:value-type="float" office:value="6" calcext:value-type="float">
            <text:p>6</text:p>
          </table:table-cell>
          <table:table-cell table:style-name="Default" table:formula="of:=COUNTIF([.E$23:.E$132];[.$A19])" office:value-type="float" office:value="4" calcext:value-type="float">
            <text:p>4</text:p>
          </table:table-cell>
          <table:table-cell table:style-name="Default" table:formula="of:=COUNTIF([.F$23:.F$132];[.$A19])"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uper rod</text:p>
          </table:table-cell>
          <table:table-cell table:style-name="Default" table:formula="of:=COUNTIF([.B$23:.B$132];[.$A20])" office:value-type="float" office:value="1" calcext:value-type="float">
            <text:p>1</text:p>
          </table:table-cell>
          <table:table-cell table:style-name="Default" table:formula="of:=COUNTIF([.C$23:.C$132];[.$A20])" office:value-type="float" office:value="7" calcext:value-type="float">
            <text:p>7</text:p>
          </table:table-cell>
          <table:table-cell table:style-name="Default" table:formula="of:=COUNTIF([.D$23:.D$132];[.$A20])" office:value-type="float" office:value="4" calcext:value-type="float">
            <text:p>4</text:p>
          </table:table-cell>
          <table:table-cell table:style-name="Default" table:formula="of:=COUNTIF([.E$23:.E$132];[.$A20])" office:value-type="float" office:value="6" calcext:value-type="float">
            <text:p>6</text:p>
          </table:table-cell>
          <table:table-cell table:style-name="Default" table:formula="of:=COUNTIF([.F$23:.F$132];[.$A20])" office:value-type="float" office:value="8" calcext:value-type="float">
            <text:p>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kyurem</text:p>
          </table:table-cell>
          <table:table-cell table:style-name="Default" table:formula="of:=COUNTIF([.B$23:.B$132];[.$A21])" office:value-type="float" office:value="1" calcext:value-type="float">
            <text:p>1</text:p>
          </table:table-cell>
          <table:table-cell table:style-name="Default" table:formula="of:=COUNTIF([.C$23:.C$132];[.$A21])" office:value-type="float" office:value="0" calcext:value-type="float">
            <text:p>0</text:p>
          </table:table-cell>
          <table:table-cell table:style-name="Default" table:formula="of:=COUNTIF([.D$23:.D$132];[.$A21])" office:value-type="float" office:value="0" calcext:value-type="float">
            <text:p>0</text:p>
          </table:table-cell>
          <table:table-cell table:style-name="Default" table:formula="of:=COUNTIF([.E$23:.E$132];[.$A21])" office:value-type="float" office:value="1" calcext:value-type="float">
            <text:p>1</text:p>
          </table:table-cell>
          <table:table-cell table:style-name="Default" table:formula="of:=COUNTIF([.F$23:.F$132];[.$A21])" office:value-type="float" office:value="0" calcext:value-type="float">
            <text:p>0</text:p>
          </table:table-cell>
          <table:table-cell table:number-columns-repeated="9"/>
        </table:table-row>
        <table:table-row table:style-name="ro1">
          <table:table-cell/>
          <table:table-cell table:style-name="Default" office:value-type="string" calcext:value-type="string">
            <text:p>mons</text:p>
          </table:table-cell>
          <table:table-cell table:style-name="Default" table:number-columns-repeated="4"/>
          <table:table-cell office:value-type="string" calcext:value-type="string">
            <text:p>sources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https://www.youtube.com/watch?v=xaJZQAiC6Tw</text:p>
          </table:table-cell>
          <table:table-cell table:number-columns-repeated="3"/>
          <table:table-cell office:value-type="string" calcext:value-type="string">
            <text:p>Dratini 1</text:p>
          </table:table-cell>
          <table:table-cell table:formula="of:=COUNTIF([.$B$23:.$F$132]; [.K23])" office:value-type="float" office:value="29" calcext:value-type="float">
            <text:p>29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office:value-type="string" calcext:value-type="string">
            <text:p>Dratini 2</text:p>
          </table:table-cell>
          <table:table-cell table:formula="of:=COUNTIF([.$B$23:.$F$132]; [.K24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air 3</text:p>
          </table:table-cell>
          <table:table-cell table:formula="of:=COUNTIF([.$B$23:.$F$132]; [.K25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Ey5Np04kdn0</text:p>
          </table:table-cell>
          <table:table-cell table:number-columns-repeated="3"/>
          <table:table-cell office:value-type="string" calcext:value-type="string">
            <text:p>Dragonair 4</text:p>
          </table:table-cell>
          <table:table-cell table:formula="of:=COUNTIF([.$B$23:.$F$132]; [.K26])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office:value-type="string" calcext:value-type="string">
            <text:p>Dragonite</text:p>
          </table:table-cell>
          <table:table-cell table:formula="of:=COUNTIF([.$B$23:.$F$132]; [.K27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bagon</text:p>
          </table:table-cell>
          <table:table-cell table:formula="of:=COUNTIF([.$B$23:.$F$132]; [.K28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SGiVnUkwqyg</text:p>
          </table:table-cell>
          <table:table-cell table:number-columns-repeated="3"/>
          <table:table-cell office:value-type="string" calcext:value-type="string">
            <text:p>shelgon</text:p>
          </table:table-cell>
          <table:table-cell table:formula="of:=COUNTIF([.$B$23:.$F$132]; [.K29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office:value-type="string" calcext:value-type="string">
            <text:p>Salamence</text:p>
          </table:table-cell>
          <table:table-cell table:formula="of:=COUNTIF([.$B$23:.$F$132]; [.K30])" office:value-type="float" office:value="24" calcext:value-type="float">
            <text:p>24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latias</text:p>
          </table:table-cell>
          <table:table-cell table:formula="of:=COUNTIF([.$B$23:.$F$132]; [.K31])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latios</text:p>
          </table:table-cell>
          <table:table-cell table:formula="of:=COUNTIF([.$B$23:.$F$132]; [.K32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office:value-type="string" calcext:value-type="string">
            <text:p>rayquaza</text:p>
          </table:table-cell>
          <table:table-cell table:formula="of:=COUNTIF([.$B$23:.$F$132]; [.K33])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Axew 12</text:p>
          </table:table-cell>
          <table:table-cell table:formula="of:=COUNTIF([.$B$23:.$F$132]; [.K34])" office:value-type="float" office:value="23" calcext:value-type="float">
            <text:p>23</text:p>
          </table:table-cell>
          <table:table-cell office:value-type="string" calcext:value-type="string">
            <text:p>I probably mixed up a few of thes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table:number-columns-repeated="4"/>
          <table:table-cell office:value-type="string" calcext:value-type="string">
            <text:p>Axew 13</text:p>
          </table:table-cell>
          <table:table-cell table:formula="of:=COUNTIF([.$B$23:.$F$132]; [.K35])" office:value-type="float" office:value="42" calcext:value-type="float">
            <text:p>4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</text:p>
          </table:table-cell>
          <table:table-cell table:number-columns-repeated="4"/>
          <table:table-cell office:value-type="string" calcext:value-type="string">
            <text:p>Fraxure 14</text:p>
          </table:table-cell>
          <table:table-cell table:formula="of:=COUNTIF([.$B$23:.$F$132]; [.K36])" office:value-type="float" office:value="31" calcext:value-type="float">
            <text:p>31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office:value-type="string" calcext:value-type="string">
            <text:p>fraxure 15</text:p>
          </table:table-cell>
          <table:table-cell table:formula="of:=COUNTIF([.$B$23:.$F$132]; [.K37])" office:value-type="float" office:value="30" calcext:value-type="float">
            <text:p>30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cx-f_KVA6JY</text:p>
          </table:table-cell>
          <table:table-cell table:number-columns-repeated="3"/>
          <table:table-cell office:value-type="string" calcext:value-type="string">
            <text:p>haxorus</text:p>
          </table:table-cell>
          <table:table-cell table:formula="of:=COUNTIF([.$B$23:.$F$132]; [.K38])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office:value-type="string" calcext:value-type="string">
            <text:p>druddigon</text:p>
          </table:table-cell>
          <table:table-cell table:formula="of:=COUNTIF([.$B$23:.$F$132]; [.K39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exp share</text:p>
          </table:table-cell>
          <table:table-cell table:formula="of:=COUNTIF([.$B$23:.$F$132]; [.K40])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first ticket</text:p>
          </table:table-cell>
          <table:table-cell table:formula="of:=COUNTIF([.$B$23:.$F$132]; [.K41])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office:value-type="string" calcext:value-type="string">
            <text:p>super rod</text:p>
          </table:table-cell>
          <table:table-cell table:formula="of:=COUNTIF([.$B$23:.$F$132]; [.K42])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office:value-type="string" calcext:value-type="string">
            <text:p>kyurem</text:p>
          </table:table-cell>
          <table:table-cell table:formula="of:=COUNTIF([.$B$23:.$F$132]; [.K43])"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office:value-type="string" calcext:value-type="string">
            <text:p>there might be rare slots and latios an outlier, or it could be plecebo, need more data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TcMjnjyGG8k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3])" office:value-type="float" office:value="1" calcext:value-type="float">
            <text:p>1</text:p>
          </table:table-cell>
          <table:table-cell table:formula="of:=COUNTIF([.$K$23:.$K$43];[.C23])" office:value-type="float" office:value="1" calcext:value-type="float">
            <text:p>1</text:p>
          </table:table-cell>
          <table:table-cell table:formula="of:=COUNTIF([.$K$23:.$K$43];[.D23])" office:value-type="float" office:value="1" calcext:value-type="float">
            <text:p>1</text:p>
          </table:table-cell>
          <table:table-cell table:formula="of:=COUNTIF([.$K$23:.$K$43];[.E23])" office:value-type="float" office:value="1" calcext:value-type="float">
            <text:p>1</text:p>
          </table:table-cell>
          <table:table-cell table:formula="of:=COUNTIF([.$K$23:.$K$43];[.F2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24])" office:value-type="float" office:value="1" calcext:value-type="float">
            <text:p>1</text:p>
          </table:table-cell>
          <table:table-cell table:formula="of:=COUNTIF([.$K$23:.$K$43];[.C24])" office:value-type="float" office:value="1" calcext:value-type="float">
            <text:p>1</text:p>
          </table:table-cell>
          <table:table-cell table:formula="of:=COUNTIF([.$K$23:.$K$43];[.D24])" office:value-type="float" office:value="1" calcext:value-type="float">
            <text:p>1</text:p>
          </table:table-cell>
          <table:table-cell table:formula="of:=COUNTIF([.$K$23:.$K$43];[.E24])" office:value-type="float" office:value="1" calcext:value-type="float">
            <text:p>1</text:p>
          </table:table-cell>
          <table:table-cell table:formula="of:=COUNTIF([.$K$23:.$K$43];[.F2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https://www.youtube.com/watch?v=4p9JtKj1a-k</text:p>
          </table:table-cell>
          <table:table-cell table:number-columns-repeated="3"/>
          <table:table-cell table:formula="of:=COUNTIF([.$K$23:.$K$43];[.B25])" office:value-type="float" office:value="1" calcext:value-type="float">
            <text:p>1</text:p>
          </table:table-cell>
          <table:table-cell table:formula="of:=COUNTIF([.$K$23:.$K$43];[.C25])" office:value-type="float" office:value="1" calcext:value-type="float">
            <text:p>1</text:p>
          </table:table-cell>
          <table:table-cell table:formula="of:=COUNTIF([.$K$23:.$K$43];[.D25])" office:value-type="float" office:value="1" calcext:value-type="float">
            <text:p>1</text:p>
          </table:table-cell>
          <table:table-cell table:formula="of:=COUNTIF([.$K$23:.$K$43];[.E25])" office:value-type="float" office:value="1" calcext:value-type="float">
            <text:p>1</text:p>
          </table:table-cell>
          <table:table-cell table:formula="of:=COUNTIF([.$K$23:.$K$43];[.F2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26])" office:value-type="float" office:value="1" calcext:value-type="float">
            <text:p>1</text:p>
          </table:table-cell>
          <table:table-cell table:formula="of:=COUNTIF([.$K$23:.$K$43];[.C26])" office:value-type="float" office:value="1" calcext:value-type="float">
            <text:p>1</text:p>
          </table:table-cell>
          <table:table-cell table:formula="of:=COUNTIF([.$K$23:.$K$43];[.D26])" office:value-type="float" office:value="1" calcext:value-type="float">
            <text:p>1</text:p>
          </table:table-cell>
          <table:table-cell table:formula="of:=COUNTIF([.$K$23:.$K$43];[.E26])" office:value-type="float" office:value="1" calcext:value-type="float">
            <text:p>1</text:p>
          </table:table-cell>
          <table:table-cell table:formula="of:=COUNTIF([.$K$23:.$K$43];[.F2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27])" office:value-type="float" office:value="1" calcext:value-type="float">
            <text:p>1</text:p>
          </table:table-cell>
          <table:table-cell table:formula="of:=COUNTIF([.$K$23:.$K$43];[.C27])" office:value-type="float" office:value="1" calcext:value-type="float">
            <text:p>1</text:p>
          </table:table-cell>
          <table:table-cell table:formula="of:=COUNTIF([.$K$23:.$K$43];[.D27])" office:value-type="float" office:value="1" calcext:value-type="float">
            <text:p>1</text:p>
          </table:table-cell>
          <table:table-cell table:formula="of:=COUNTIF([.$K$23:.$K$43];[.E27])" office:value-type="float" office:value="1" calcext:value-type="float">
            <text:p>1</text:p>
          </table:table-cell>
          <table:table-cell table:formula="of:=COUNTIF([.$K$23:.$K$43];[.F2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sfaeDXmYFMw</text:p>
          </table:table-cell>
          <table:table-cell table:number-columns-repeated="3"/>
          <table:table-cell table:formula="of:=COUNTIF([.$K$23:.$K$43];[.B28])" office:value-type="float" office:value="1" calcext:value-type="float">
            <text:p>1</text:p>
          </table:table-cell>
          <table:table-cell table:formula="of:=COUNTIF([.$K$23:.$K$43];[.C28])" office:value-type="float" office:value="1" calcext:value-type="float">
            <text:p>1</text:p>
          </table:table-cell>
          <table:table-cell table:formula="of:=COUNTIF([.$K$23:.$K$43];[.D28])" office:value-type="float" office:value="1" calcext:value-type="float">
            <text:p>1</text:p>
          </table:table-cell>
          <table:table-cell table:formula="of:=COUNTIF([.$K$23:.$K$43];[.E28])" office:value-type="float" office:value="1" calcext:value-type="float">
            <text:p>1</text:p>
          </table:table-cell>
          <table:table-cell table:formula="of:=COUNTIF([.$K$23:.$K$43];[.F2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29])" office:value-type="float" office:value="1" calcext:value-type="float">
            <text:p>1</text:p>
          </table:table-cell>
          <table:table-cell table:formula="of:=COUNTIF([.$K$23:.$K$43];[.C29])" office:value-type="float" office:value="1" calcext:value-type="float">
            <text:p>1</text:p>
          </table:table-cell>
          <table:table-cell table:formula="of:=COUNTIF([.$K$23:.$K$43];[.D29])" office:value-type="float" office:value="1" calcext:value-type="float">
            <text:p>1</text:p>
          </table:table-cell>
          <table:table-cell table:formula="of:=COUNTIF([.$K$23:.$K$43];[.E29])" office:value-type="float" office:value="1" calcext:value-type="float">
            <text:p>1</text:p>
          </table:table-cell>
          <table:table-cell table:formula="of:=COUNTIF([.$K$23:.$K$43];[.F2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0])" office:value-type="float" office:value="1" calcext:value-type="float">
            <text:p>1</text:p>
          </table:table-cell>
          <table:table-cell table:formula="of:=COUNTIF([.$K$23:.$K$43];[.C30])" office:value-type="float" office:value="1" calcext:value-type="float">
            <text:p>1</text:p>
          </table:table-cell>
          <table:table-cell table:formula="of:=COUNTIF([.$K$23:.$K$43];[.D30])" office:value-type="float" office:value="1" calcext:value-type="float">
            <text:p>1</text:p>
          </table:table-cell>
          <table:table-cell table:formula="of:=COUNTIF([.$K$23:.$K$43];[.E30])" office:value-type="float" office:value="1" calcext:value-type="float">
            <text:p>1</text:p>
          </table:table-cell>
          <table:table-cell table:formula="of:=COUNTIF([.$K$23:.$K$43];[.F3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ttps://www.youtube.com/watch?v=kIUw-gMimQw</text:p>
          </table:table-cell>
          <table:table-cell table:number-columns-repeated="3"/>
          <table:table-cell table:formula="of:=COUNTIF([.$K$23:.$K$43];[.B31])" office:value-type="float" office:value="1" calcext:value-type="float">
            <text:p>1</text:p>
          </table:table-cell>
          <table:table-cell table:formula="of:=COUNTIF([.$K$23:.$K$43];[.C31])" office:value-type="float" office:value="1" calcext:value-type="float">
            <text:p>1</text:p>
          </table:table-cell>
          <table:table-cell table:formula="of:=COUNTIF([.$K$23:.$K$43];[.D31])" office:value-type="float" office:value="1" calcext:value-type="float">
            <text:p>1</text:p>
          </table:table-cell>
          <table:table-cell table:formula="of:=COUNTIF([.$K$23:.$K$43];[.E31])" office:value-type="float" office:value="1" calcext:value-type="float">
            <text:p>1</text:p>
          </table:table-cell>
          <table:table-cell table:formula="of:=COUNTIF([.$K$23:.$K$43];[.F3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32])" office:value-type="float" office:value="1" calcext:value-type="float">
            <text:p>1</text:p>
          </table:table-cell>
          <table:table-cell table:formula="of:=COUNTIF([.$K$23:.$K$43];[.C32])" office:value-type="float" office:value="1" calcext:value-type="float">
            <text:p>1</text:p>
          </table:table-cell>
          <table:table-cell table:formula="of:=COUNTIF([.$K$23:.$K$43];[.D32])" office:value-type="float" office:value="1" calcext:value-type="float">
            <text:p>1</text:p>
          </table:table-cell>
          <table:table-cell table:formula="of:=COUNTIF([.$K$23:.$K$43];[.E32])" office:value-type="float" office:value="1" calcext:value-type="float">
            <text:p>1</text:p>
          </table:table-cell>
          <table:table-cell table:formula="of:=COUNTIF([.$K$23:.$K$43];[.F3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33])" office:value-type="float" office:value="1" calcext:value-type="float">
            <text:p>1</text:p>
          </table:table-cell>
          <table:table-cell table:formula="of:=COUNTIF([.$K$23:.$K$43];[.C33])" office:value-type="float" office:value="1" calcext:value-type="float">
            <text:p>1</text:p>
          </table:table-cell>
          <table:table-cell table:formula="of:=COUNTIF([.$K$23:.$K$43];[.D33])" office:value-type="float" office:value="1" calcext:value-type="float">
            <text:p>1</text:p>
          </table:table-cell>
          <table:table-cell table:formula="of:=COUNTIF([.$K$23:.$K$43];[.E33])" office:value-type="float" office:value="1" calcext:value-type="float">
            <text:p>1</text:p>
          </table:table-cell>
          <table:table-cell table:formula="of:=COUNTIF([.$K$23:.$K$43];[.F3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https://www.youtube.com/watch?v=e8vWQFu-ipE</text:p>
          </table:table-cell>
          <table:table-cell table:number-columns-repeated="3"/>
          <table:table-cell table:formula="of:=COUNTIF([.$K$23:.$K$43];[.B34])" office:value-type="float" office:value="1" calcext:value-type="float">
            <text:p>1</text:p>
          </table:table-cell>
          <table:table-cell table:formula="of:=COUNTIF([.$K$23:.$K$43];[.C34])" office:value-type="float" office:value="1" calcext:value-type="float">
            <text:p>1</text:p>
          </table:table-cell>
          <table:table-cell table:formula="of:=COUNTIF([.$K$23:.$K$43];[.D34])" office:value-type="float" office:value="1" calcext:value-type="float">
            <text:p>1</text:p>
          </table:table-cell>
          <table:table-cell table:formula="of:=COUNTIF([.$K$23:.$K$43];[.E34])" office:value-type="float" office:value="1" calcext:value-type="float">
            <text:p>1</text:p>
          </table:table-cell>
          <table:table-cell table:formula="of:=COUNTIF([.$K$23:.$K$43];[.F3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35])" office:value-type="float" office:value="1" calcext:value-type="float">
            <text:p>1</text:p>
          </table:table-cell>
          <table:table-cell table:formula="of:=COUNTIF([.$K$23:.$K$43];[.C35])" office:value-type="float" office:value="1" calcext:value-type="float">
            <text:p>1</text:p>
          </table:table-cell>
          <table:table-cell table:formula="of:=COUNTIF([.$K$23:.$K$43];[.D35])" office:value-type="float" office:value="1" calcext:value-type="float">
            <text:p>1</text:p>
          </table:table-cell>
          <table:table-cell table:formula="of:=COUNTIF([.$K$23:.$K$43];[.E35])" office:value-type="float" office:value="1" calcext:value-type="float">
            <text:p>1</text:p>
          </table:table-cell>
          <table:table-cell table:formula="of:=COUNTIF([.$K$23:.$K$43];[.F3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6])" office:value-type="float" office:value="1" calcext:value-type="float">
            <text:p>1</text:p>
          </table:table-cell>
          <table:table-cell table:formula="of:=COUNTIF([.$K$23:.$K$43];[.C36])" office:value-type="float" office:value="1" calcext:value-type="float">
            <text:p>1</text:p>
          </table:table-cell>
          <table:table-cell table:formula="of:=COUNTIF([.$K$23:.$K$43];[.D36])" office:value-type="float" office:value="1" calcext:value-type="float">
            <text:p>1</text:p>
          </table:table-cell>
          <table:table-cell table:formula="of:=COUNTIF([.$K$23:.$K$43];[.E36])" office:value-type="float" office:value="1" calcext:value-type="float">
            <text:p>1</text:p>
          </table:table-cell>
          <table:table-cell table:formula="of:=COUNTIF([.$K$23:.$K$43];[.F36])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HPbBaKYlsfU</text:p>
          </table:table-cell>
          <table:table-cell table:number-columns-repeated="3"/>
          <table:table-cell table:formula="of:=COUNTIF([.$K$23:.$K$43];[.B37])" office:value-type="float" office:value="1" calcext:value-type="float">
            <text:p>1</text:p>
          </table:table-cell>
          <table:table-cell table:formula="of:=COUNTIF([.$K$23:.$K$43];[.C37])" office:value-type="float" office:value="1" calcext:value-type="float">
            <text:p>1</text:p>
          </table:table-cell>
          <table:table-cell table:formula="of:=COUNTIF([.$K$23:.$K$43];[.D37])" office:value-type="float" office:value="1" calcext:value-type="float">
            <text:p>1</text:p>
          </table:table-cell>
          <table:table-cell table:formula="of:=COUNTIF([.$K$23:.$K$43];[.E37])" office:value-type="float" office:value="1" calcext:value-type="float">
            <text:p>1</text:p>
          </table:table-cell>
          <table:table-cell table:formula="of:=COUNTIF([.$K$23:.$K$43];[.F3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table:formula="of:=COUNTIF([.$K$23:.$K$43];[.B38])" office:value-type="float" office:value="1" calcext:value-type="float">
            <text:p>1</text:p>
          </table:table-cell>
          <table:table-cell table:formula="of:=COUNTIF([.$K$23:.$K$43];[.C38])" office:value-type="float" office:value="1" calcext:value-type="float">
            <text:p>1</text:p>
          </table:table-cell>
          <table:table-cell table:formula="of:=COUNTIF([.$K$23:.$K$43];[.D38])" office:value-type="float" office:value="1" calcext:value-type="float">
            <text:p>1</text:p>
          </table:table-cell>
          <table:table-cell table:formula="of:=COUNTIF([.$K$23:.$K$43];[.E38])" office:value-type="float" office:value="1" calcext:value-type="float">
            <text:p>1</text:p>
          </table:table-cell>
          <table:table-cell table:formula="of:=COUNTIF([.$K$23:.$K$43];[.F3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39])" office:value-type="float" office:value="1" calcext:value-type="float">
            <text:p>1</text:p>
          </table:table-cell>
          <table:table-cell table:formula="of:=COUNTIF([.$K$23:.$K$43];[.C39])" office:value-type="float" office:value="1" calcext:value-type="float">
            <text:p>1</text:p>
          </table:table-cell>
          <table:table-cell table:formula="of:=COUNTIF([.$K$23:.$K$43];[.D39])" office:value-type="float" office:value="1" calcext:value-type="float">
            <text:p>1</text:p>
          </table:table-cell>
          <table:table-cell table:formula="of:=COUNTIF([.$K$23:.$K$43];[.E39])" office:value-type="float" office:value="1" calcext:value-type="float">
            <text:p>1</text:p>
          </table:table-cell>
          <table:table-cell table:formula="of:=COUNTIF([.$K$23:.$K$43];[.F3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https://www.youtube.com/watch?v=QbXjvtwDNQA</text:p>
          </table:table-cell>
          <table:table-cell table:number-columns-repeated="3"/>
          <table:table-cell table:formula="of:=COUNTIF([.$K$23:.$K$43];[.B40])" office:value-type="float" office:value="1" calcext:value-type="float">
            <text:p>1</text:p>
          </table:table-cell>
          <table:table-cell table:formula="of:=COUNTIF([.$K$23:.$K$43];[.C40])" office:value-type="float" office:value="1" calcext:value-type="float">
            <text:p>1</text:p>
          </table:table-cell>
          <table:table-cell table:formula="of:=COUNTIF([.$K$23:.$K$43];[.D40])" office:value-type="float" office:value="1" calcext:value-type="float">
            <text:p>1</text:p>
          </table:table-cell>
          <table:table-cell table:formula="of:=COUNTIF([.$K$23:.$K$43];[.E40])" office:value-type="float" office:value="0" calcext:value-type="float">
            <text:p>0</text:p>
          </table:table-cell>
          <table:table-cell table:formula="of:=COUNTIF([.$K$23:.$K$43];[.F4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41])" office:value-type="float" office:value="1" calcext:value-type="float">
            <text:p>1</text:p>
          </table:table-cell>
          <table:table-cell table:formula="of:=COUNTIF([.$K$23:.$K$43];[.C41])" office:value-type="float" office:value="1" calcext:value-type="float">
            <text:p>1</text:p>
          </table:table-cell>
          <table:table-cell table:formula="of:=COUNTIF([.$K$23:.$K$43];[.D41])" office:value-type="float" office:value="1" calcext:value-type="float">
            <text:p>1</text:p>
          </table:table-cell>
          <table:table-cell table:formula="of:=COUNTIF([.$K$23:.$K$43];[.E41])" office:value-type="float" office:value="1" calcext:value-type="float">
            <text:p>1</text:p>
          </table:table-cell>
          <table:table-cell table:formula="of:=COUNTIF([.$K$23:.$K$43];[.F4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table:number-columns-repeated="4"/>
          <table:table-cell table:formula="of:=COUNTIF([.$K$23:.$K$43];[.B42])" office:value-type="float" office:value="1" calcext:value-type="float">
            <text:p>1</text:p>
          </table:table-cell>
          <table:table-cell table:formula="of:=COUNTIF([.$K$23:.$K$43];[.C42])" office:value-type="float" office:value="1" calcext:value-type="float">
            <text:p>1</text:p>
          </table:table-cell>
          <table:table-cell table:formula="of:=COUNTIF([.$K$23:.$K$43];[.D42])" office:value-type="float" office:value="1" calcext:value-type="float">
            <text:p>1</text:p>
          </table:table-cell>
          <table:table-cell table:formula="of:=COUNTIF([.$K$23:.$K$43];[.E42])" office:value-type="float" office:value="1" calcext:value-type="float">
            <text:p>1</text:p>
          </table:table-cell>
          <table:table-cell table:formula="of:=COUNTIF([.$K$23:.$K$43];[.F4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https://www.youtube.com/watch?v=AoWjgHeQ5g8</text:p>
          </table:table-cell>
          <table:table-cell table:number-columns-repeated="3"/>
          <table:table-cell table:formula="of:=COUNTIF([.$K$23:.$K$43];[.B43])" office:value-type="float" office:value="1" calcext:value-type="float">
            <text:p>1</text:p>
          </table:table-cell>
          <table:table-cell table:formula="of:=COUNTIF([.$K$23:.$K$43];[.C43])" office:value-type="float" office:value="1" calcext:value-type="float">
            <text:p>1</text:p>
          </table:table-cell>
          <table:table-cell table:formula="of:=COUNTIF([.$K$23:.$K$43];[.D43])" office:value-type="float" office:value="1" calcext:value-type="float">
            <text:p>1</text:p>
          </table:table-cell>
          <table:table-cell table:formula="of:=COUNTIF([.$K$23:.$K$43];[.E43])" office:value-type="float" office:value="1" calcext:value-type="float">
            <text:p>1</text:p>
          </table:table-cell>
          <table:table-cell table:formula="of:=COUNTIF([.$K$23:.$K$43];[.F4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4])" office:value-type="float" office:value="1" calcext:value-type="float">
            <text:p>1</text:p>
          </table:table-cell>
          <table:table-cell table:formula="of:=COUNTIF([.$K$23:.$K$43];[.C44])" office:value-type="float" office:value="1" calcext:value-type="float">
            <text:p>1</text:p>
          </table:table-cell>
          <table:table-cell table:formula="of:=COUNTIF([.$K$23:.$K$43];[.D44])" office:value-type="float" office:value="1" calcext:value-type="float">
            <text:p>1</text:p>
          </table:table-cell>
          <table:table-cell table:formula="of:=COUNTIF([.$K$23:.$K$43];[.E44])" office:value-type="float" office:value="1" calcext:value-type="float">
            <text:p>1</text:p>
          </table:table-cell>
          <table:table-cell table:formula="of:=COUNTIF([.$K$23:.$K$43];[.F4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table:number-columns-repeated="4"/>
          <table:table-cell table:formula="of:=COUNTIF([.$K$23:.$K$43];[.B45])" office:value-type="float" office:value="1" calcext:value-type="float">
            <text:p>1</text:p>
          </table:table-cell>
          <table:table-cell table:formula="of:=COUNTIF([.$K$23:.$K$43];[.C45])" office:value-type="float" office:value="1" calcext:value-type="float">
            <text:p>1</text:p>
          </table:table-cell>
          <table:table-cell table:formula="of:=COUNTIF([.$K$23:.$K$43];[.D45])" office:value-type="float" office:value="1" calcext:value-type="float">
            <text:p>1</text:p>
          </table:table-cell>
          <table:table-cell table:formula="of:=COUNTIF([.$K$23:.$K$43];[.E45])" office:value-type="float" office:value="1" calcext:value-type="float">
            <text:p>1</text:p>
          </table:table-cell>
          <table:table-cell table:formula="of:=COUNTIF([.$K$23:.$K$43];[.F4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4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ttps://www.youtube.com/watch?v=VMjCrcd5cfc</text:p>
          </table:table-cell>
          <table:table-cell table:number-columns-repeated="3"/>
          <table:table-cell table:formula="of:=COUNTIF([.$K$23:.$K$43];[.B46])" office:value-type="float" office:value="1" calcext:value-type="float">
            <text:p>1</text:p>
          </table:table-cell>
          <table:table-cell table:formula="of:=COUNTIF([.$K$23:.$K$43];[.C46])" office:value-type="float" office:value="1" calcext:value-type="float">
            <text:p>1</text:p>
          </table:table-cell>
          <table:table-cell table:formula="of:=COUNTIF([.$K$23:.$K$43];[.D46])" office:value-type="float" office:value="1" calcext:value-type="float">
            <text:p>1</text:p>
          </table:table-cell>
          <table:table-cell table:formula="of:=COUNTIF([.$K$23:.$K$43];[.E46])" office:value-type="float" office:value="1" calcext:value-type="float">
            <text:p>1</text:p>
          </table:table-cell>
          <table:table-cell table:formula="of:=COUNTIF([.$K$23:.$K$43];[.F4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47])" office:value-type="float" office:value="1" calcext:value-type="float">
            <text:p>1</text:p>
          </table:table-cell>
          <table:table-cell table:formula="of:=COUNTIF([.$K$23:.$K$43];[.C47])" office:value-type="float" office:value="1" calcext:value-type="float">
            <text:p>1</text:p>
          </table:table-cell>
          <table:table-cell table:formula="of:=COUNTIF([.$K$23:.$K$43];[.D47])" office:value-type="float" office:value="1" calcext:value-type="float">
            <text:p>1</text:p>
          </table:table-cell>
          <table:table-cell table:formula="of:=COUNTIF([.$K$23:.$K$43];[.E47])" office:value-type="float" office:value="1" calcext:value-type="float">
            <text:p>1</text:p>
          </table:table-cell>
          <table:table-cell table:formula="of:=COUNTIF([.$K$23:.$K$43];[.F4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exp share</text:p>
          </table:table-cell>
          <table:table-cell table:style-name="ce20" office:value-type="string" calcext:value-type="string">
            <text:p><text:span text:style-name="T2">Fraxure</text:span> 14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48])" office:value-type="float" office:value="1" calcext:value-type="float">
            <text:p>1</text:p>
          </table:table-cell>
          <table:table-cell table:formula="of:=COUNTIF([.$K$23:.$K$43];[.C48])" office:value-type="float" office:value="1" calcext:value-type="float">
            <text:p>1</text:p>
          </table:table-cell>
          <table:table-cell table:formula="of:=COUNTIF([.$K$23:.$K$43];[.D48])" office:value-type="float" office:value="1" calcext:value-type="float">
            <text:p>1</text:p>
          </table:table-cell>
          <table:table-cell table:formula="of:=COUNTIF([.$K$23:.$K$43];[.E48])" office:value-type="float" office:value="1" calcext:value-type="float">
            <text:p>1</text:p>
          </table:table-cell>
          <table:table-cell table:formula="of:=COUNTIF([.$K$23:.$K$43];[.F4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aJxaOoqUB88</text:p>
          </table:table-cell>
          <table:table-cell table:number-columns-repeated="3"/>
          <table:table-cell table:formula="of:=COUNTIF([.$K$23:.$K$43];[.B49])" office:value-type="float" office:value="1" calcext:value-type="float">
            <text:p>1</text:p>
          </table:table-cell>
          <table:table-cell table:formula="of:=COUNTIF([.$K$23:.$K$43];[.C49])" office:value-type="float" office:value="1" calcext:value-type="float">
            <text:p>1</text:p>
          </table:table-cell>
          <table:table-cell table:formula="of:=COUNTIF([.$K$23:.$K$43];[.D49])" office:value-type="float" office:value="1" calcext:value-type="float">
            <text:p>1</text:p>
          </table:table-cell>
          <table:table-cell table:formula="of:=COUNTIF([.$K$23:.$K$43];[.E49])" office:value-type="float" office:value="1" calcext:value-type="float">
            <text:p>1</text:p>
          </table:table-cell>
          <table:table-cell table:formula="of:=COUNTIF([.$K$23:.$K$43];[.F4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50])" office:value-type="float" office:value="1" calcext:value-type="float">
            <text:p>1</text:p>
          </table:table-cell>
          <table:table-cell table:formula="of:=COUNTIF([.$K$23:.$K$43];[.C50])" office:value-type="float" office:value="1" calcext:value-type="float">
            <text:p>1</text:p>
          </table:table-cell>
          <table:table-cell table:formula="of:=COUNTIF([.$K$23:.$K$43];[.D50])" office:value-type="float" office:value="1" calcext:value-type="float">
            <text:p>1</text:p>
          </table:table-cell>
          <table:table-cell table:formula="of:=COUNTIF([.$K$23:.$K$43];[.E50])" office:value-type="float" office:value="1" calcext:value-type="float">
            <text:p>1</text:p>
          </table:table-cell>
          <table:table-cell table:formula="of:=COUNTIF([.$K$23:.$K$43];[.F5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table:style-name="ce20"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salamence</text:p>
          </table:table-cell>
          <table:table-cell table:number-columns-repeated="4"/>
          <table:table-cell table:formula="of:=COUNTIF([.$K$23:.$K$43];[.B51])" office:value-type="float" office:value="1" calcext:value-type="float">
            <text:p>1</text:p>
          </table:table-cell>
          <table:table-cell table:formula="of:=COUNTIF([.$K$23:.$K$43];[.C51])" office:value-type="float" office:value="1" calcext:value-type="float">
            <text:p>1</text:p>
          </table:table-cell>
          <table:table-cell table:formula="of:=COUNTIF([.$K$23:.$K$43];[.D51])" office:value-type="float" office:value="1" calcext:value-type="float">
            <text:p>1</text:p>
          </table:table-cell>
          <table:table-cell table:formula="of:=COUNTIF([.$K$23:.$K$43];[.E51])" office:value-type="float" office:value="1" calcext:value-type="float">
            <text:p>1</text:p>
          </table:table-cell>
          <table:table-cell table:formula="of:=COUNTIF([.$K$23:.$K$43];[.F5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ttps://www.youtube.com/watch?v=gryvmjcZevo</text:p>
          </table:table-cell>
          <table:table-cell table:number-columns-repeated="3"/>
          <table:table-cell table:formula="of:=COUNTIF([.$K$23:.$K$43];[.B52])" office:value-type="float" office:value="1" calcext:value-type="float">
            <text:p>1</text:p>
          </table:table-cell>
          <table:table-cell table:formula="of:=COUNTIF([.$K$23:.$K$43];[.C52])" office:value-type="float" office:value="1" calcext:value-type="float">
            <text:p>1</text:p>
          </table:table-cell>
          <table:table-cell table:formula="of:=COUNTIF([.$K$23:.$K$43];[.D52])" office:value-type="float" office:value="1" calcext:value-type="float">
            <text:p>1</text:p>
          </table:table-cell>
          <table:table-cell table:formula="of:=COUNTIF([.$K$23:.$K$43];[.E52])" office:value-type="float" office:value="1" calcext:value-type="float">
            <text:p>1</text:p>
          </table:table-cell>
          <table:table-cell table:formula="of:=COUNTIF([.$K$23:.$K$43];[.F5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table:number-columns-repeated="4"/>
          <table:table-cell table:formula="of:=COUNTIF([.$K$23:.$K$43];[.B53])" office:value-type="float" office:value="1" calcext:value-type="float">
            <text:p>1</text:p>
          </table:table-cell>
          <table:table-cell table:formula="of:=COUNTIF([.$K$23:.$K$43];[.C53])" office:value-type="float" office:value="1" calcext:value-type="float">
            <text:p>1</text:p>
          </table:table-cell>
          <table:table-cell table:formula="of:=COUNTIF([.$K$23:.$K$43];[.D53])" office:value-type="float" office:value="1" calcext:value-type="float">
            <text:p>1</text:p>
          </table:table-cell>
          <table:table-cell table:formula="of:=COUNTIF([.$K$23:.$K$43];[.E53])" office:value-type="float" office:value="1" calcext:value-type="float">
            <text:p>1</text:p>
          </table:table-cell>
          <table:table-cell table:formula="of:=COUNTIF([.$K$23:.$K$43];[.F5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gonair 4</text:p>
          </table:table-cell>
          <table:table-cell table:number-columns-repeated="4"/>
          <table:table-cell table:formula="of:=COUNTIF([.$K$23:.$K$43];[.B54])" office:value-type="float" office:value="1" calcext:value-type="float">
            <text:p>1</text:p>
          </table:table-cell>
          <table:table-cell table:formula="of:=COUNTIF([.$K$23:.$K$43];[.C54])" office:value-type="float" office:value="1" calcext:value-type="float">
            <text:p>1</text:p>
          </table:table-cell>
          <table:table-cell table:formula="of:=COUNTIF([.$K$23:.$K$43];[.D54])" office:value-type="float" office:value="1" calcext:value-type="float">
            <text:p>1</text:p>
          </table:table-cell>
          <table:table-cell table:formula="of:=COUNTIF([.$K$23:.$K$43];[.E54])" office:value-type="float" office:value="1" calcext:value-type="float">
            <text:p>1</text:p>
          </table:table-cell>
          <table:table-cell table:formula="of:=COUNTIF([.$K$23:.$K$43];[.F5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https://www.youtube.com/watch?v=0dgL7dXL_PM</text:p>
          </table:table-cell>
          <table:table-cell table:number-columns-repeated="3"/>
          <table:table-cell table:formula="of:=COUNTIF([.$K$23:.$K$43];[.B55])" office:value-type="float" office:value="1" calcext:value-type="float">
            <text:p>1</text:p>
          </table:table-cell>
          <table:table-cell table:formula="of:=COUNTIF([.$K$23:.$K$43];[.C55])" office:value-type="float" office:value="1" calcext:value-type="float">
            <text:p>1</text:p>
          </table:table-cell>
          <table:table-cell table:formula="of:=COUNTIF([.$K$23:.$K$43];[.D55])" office:value-type="float" office:value="1" calcext:value-type="float">
            <text:p>1</text:p>
          </table:table-cell>
          <table:table-cell table:formula="of:=COUNTIF([.$K$23:.$K$43];[.E55])" office:value-type="float" office:value="1" calcext:value-type="float">
            <text:p>1</text:p>
          </table:table-cell>
          <table:table-cell table:formula="of:=COUNTIF([.$K$23:.$K$43];[.F5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56])" office:value-type="float" office:value="1" calcext:value-type="float">
            <text:p>1</text:p>
          </table:table-cell>
          <table:table-cell table:formula="of:=COUNTIF([.$K$23:.$K$43];[.C56])" office:value-type="float" office:value="1" calcext:value-type="float">
            <text:p>1</text:p>
          </table:table-cell>
          <table:table-cell table:formula="of:=COUNTIF([.$K$23:.$K$43];[.D56])" office:value-type="float" office:value="1" calcext:value-type="float">
            <text:p>1</text:p>
          </table:table-cell>
          <table:table-cell table:formula="of:=COUNTIF([.$K$23:.$K$43];[.E56])" office:value-type="float" office:value="1" calcext:value-type="float">
            <text:p>1</text:p>
          </table:table-cell>
          <table:table-cell table:formula="of:=COUNTIF([.$K$23:.$K$43];[.F5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57])" office:value-type="float" office:value="1" calcext:value-type="float">
            <text:p>1</text:p>
          </table:table-cell>
          <table:table-cell table:formula="of:=COUNTIF([.$K$23:.$K$43];[.C57])" office:value-type="float" office:value="1" calcext:value-type="float">
            <text:p>1</text:p>
          </table:table-cell>
          <table:table-cell table:formula="of:=COUNTIF([.$K$23:.$K$43];[.D57])" office:value-type="float" office:value="1" calcext:value-type="float">
            <text:p>1</text:p>
          </table:table-cell>
          <table:table-cell table:formula="of:=COUNTIF([.$K$23:.$K$43];[.E57])" office:value-type="float" office:value="1" calcext:value-type="float">
            <text:p>1</text:p>
          </table:table-cell>
          <table:table-cell table:formula="of:=COUNTIF([.$K$23:.$K$43];[.F5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bPZgkZAYBg0</text:p>
          </table:table-cell>
          <table:table-cell table:number-columns-repeated="3"/>
          <table:table-cell table:formula="of:=COUNTIF([.$K$23:.$K$43];[.B58])" office:value-type="float" office:value="1" calcext:value-type="float">
            <text:p>1</text:p>
          </table:table-cell>
          <table:table-cell table:formula="of:=COUNTIF([.$K$23:.$K$43];[.C58])" office:value-type="float" office:value="1" calcext:value-type="float">
            <text:p>1</text:p>
          </table:table-cell>
          <table:table-cell table:formula="of:=COUNTIF([.$K$23:.$K$43];[.D58])" office:value-type="float" office:value="1" calcext:value-type="float">
            <text:p>1</text:p>
          </table:table-cell>
          <table:table-cell table:formula="of:=COUNTIF([.$K$23:.$K$43];[.E58])" office:value-type="float" office:value="1" calcext:value-type="float">
            <text:p>1</text:p>
          </table:table-cell>
          <table:table-cell table:formula="of:=COUNTIF([.$K$23:.$K$43];[.F5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59])" office:value-type="float" office:value="1" calcext:value-type="float">
            <text:p>1</text:p>
          </table:table-cell>
          <table:table-cell table:formula="of:=COUNTIF([.$K$23:.$K$43];[.C59])" office:value-type="float" office:value="1" calcext:value-type="float">
            <text:p>1</text:p>
          </table:table-cell>
          <table:table-cell table:formula="of:=COUNTIF([.$K$23:.$K$43];[.D59])" office:value-type="float" office:value="1" calcext:value-type="float">
            <text:p>1</text:p>
          </table:table-cell>
          <table:table-cell table:formula="of:=COUNTIF([.$K$23:.$K$43];[.E59])" office:value-type="float" office:value="1" calcext:value-type="float">
            <text:p>1</text:p>
          </table:table-cell>
          <table:table-cell table:formula="of:=COUNTIF([.$K$23:.$K$43];[.F5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4"/>
          <table:table-cell table:formula="of:=COUNTIF([.$K$23:.$K$43];[.B60])" office:value-type="float" office:value="1" calcext:value-type="float">
            <text:p>1</text:p>
          </table:table-cell>
          <table:table-cell table:formula="of:=COUNTIF([.$K$23:.$K$43];[.C60])" office:value-type="float" office:value="1" calcext:value-type="float">
            <text:p>1</text:p>
          </table:table-cell>
          <table:table-cell table:formula="of:=COUNTIF([.$K$23:.$K$43];[.D60])" office:value-type="float" office:value="1" calcext:value-type="float">
            <text:p>1</text:p>
          </table:table-cell>
          <table:table-cell table:formula="of:=COUNTIF([.$K$23:.$K$43];[.E60])" office:value-type="float" office:value="1" calcext:value-type="float">
            <text:p>1</text:p>
          </table:table-cell>
          <table:table-cell table:formula="of:=COUNTIF([.$K$23:.$K$43];[.F6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https://www.youtube.com/watch?v=V2znocc3wbU</text:p>
          </table:table-cell>
          <table:table-cell table:number-columns-repeated="3"/>
          <table:table-cell table:formula="of:=COUNTIF([.$K$23:.$K$43];[.B61])" office:value-type="float" office:value="1" calcext:value-type="float">
            <text:p>1</text:p>
          </table:table-cell>
          <table:table-cell table:formula="of:=COUNTIF([.$K$23:.$K$43];[.C61])" office:value-type="float" office:value="1" calcext:value-type="float">
            <text:p>1</text:p>
          </table:table-cell>
          <table:table-cell table:formula="of:=COUNTIF([.$K$23:.$K$43];[.D61])" office:value-type="float" office:value="1" calcext:value-type="float">
            <text:p>1</text:p>
          </table:table-cell>
          <table:table-cell table:formula="of:=COUNTIF([.$K$23:.$K$43];[.E61])" office:value-type="float" office:value="1" calcext:value-type="float">
            <text:p>1</text:p>
          </table:table-cell>
          <table:table-cell table:formula="of:=COUNTIF([.$K$23:.$K$43];[.F6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table:number-columns-repeated="4"/>
          <table:table-cell table:formula="of:=COUNTIF([.$K$23:.$K$43];[.B62])" office:value-type="float" office:value="1" calcext:value-type="float">
            <text:p>1</text:p>
          </table:table-cell>
          <table:table-cell table:formula="of:=COUNTIF([.$K$23:.$K$43];[.C62])" office:value-type="float" office:value="1" calcext:value-type="float">
            <text:p>1</text:p>
          </table:table-cell>
          <table:table-cell table:formula="of:=COUNTIF([.$K$23:.$K$43];[.D62])" office:value-type="float" office:value="1" calcext:value-type="float">
            <text:p>1</text:p>
          </table:table-cell>
          <table:table-cell table:formula="of:=COUNTIF([.$K$23:.$K$43];[.E62])" office:value-type="float" office:value="1" calcext:value-type="float">
            <text:p>1</text:p>
          </table:table-cell>
          <table:table-cell table:formula="of:=COUNTIF([.$K$23:.$K$43];[.F6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3])" office:value-type="float" office:value="1" calcext:value-type="float">
            <text:p>1</text:p>
          </table:table-cell>
          <table:table-cell table:formula="of:=COUNTIF([.$K$23:.$K$43];[.C63])" office:value-type="float" office:value="1" calcext:value-type="float">
            <text:p>1</text:p>
          </table:table-cell>
          <table:table-cell table:formula="of:=COUNTIF([.$K$23:.$K$43];[.D63])" office:value-type="float" office:value="1" calcext:value-type="float">
            <text:p>1</text:p>
          </table:table-cell>
          <table:table-cell table:formula="of:=COUNTIF([.$K$23:.$K$43];[.E63])" office:value-type="float" office:value="1" calcext:value-type="float">
            <text:p>1</text:p>
          </table:table-cell>
          <table:table-cell table:formula="of:=COUNTIF([.$K$23:.$K$43];[.F6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64])" office:value-type="float" office:value="1" calcext:value-type="float">
            <text:p>1</text:p>
          </table:table-cell>
          <table:table-cell table:formula="of:=COUNTIF([.$K$23:.$K$43];[.C64])" office:value-type="float" office:value="1" calcext:value-type="float">
            <text:p>1</text:p>
          </table:table-cell>
          <table:table-cell table:formula="of:=COUNTIF([.$K$23:.$K$43];[.D64])" office:value-type="float" office:value="1" calcext:value-type="float">
            <text:p>1</text:p>
          </table:table-cell>
          <table:table-cell table:formula="of:=COUNTIF([.$K$23:.$K$43];[.E64])" office:value-type="float" office:value="1" calcext:value-type="float">
            <text:p>1</text:p>
          </table:table-cell>
          <table:table-cell table:formula="of:=COUNTIF([.$K$23:.$K$43];[.F6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table:number-columns-repeated="4"/>
          <table:table-cell table:formula="of:=COUNTIF([.$K$23:.$K$43];[.B65])" office:value-type="float" office:value="1" calcext:value-type="float">
            <text:p>1</text:p>
          </table:table-cell>
          <table:table-cell table:formula="of:=COUNTIF([.$K$23:.$K$43];[.C65])" office:value-type="float" office:value="1" calcext:value-type="float">
            <text:p>1</text:p>
          </table:table-cell>
          <table:table-cell table:formula="of:=COUNTIF([.$K$23:.$K$43];[.D65])" office:value-type="float" office:value="1" calcext:value-type="float">
            <text:p>1</text:p>
          </table:table-cell>
          <table:table-cell table:formula="of:=COUNTIF([.$K$23:.$K$43];[.E65])" office:value-type="float" office:value="1" calcext:value-type="float">
            <text:p>1</text:p>
          </table:table-cell>
          <table:table-cell table:formula="of:=COUNTIF([.$K$23:.$K$43];[.F6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table:number-columns-repeated="4"/>
          <table:table-cell table:formula="of:=COUNTIF([.$K$23:.$K$43];[.B66])" office:value-type="float" office:value="1" calcext:value-type="float">
            <text:p>1</text:p>
          </table:table-cell>
          <table:table-cell table:formula="of:=COUNTIF([.$K$23:.$K$43];[.C66])" office:value-type="float" office:value="1" calcext:value-type="float">
            <text:p>1</text:p>
          </table:table-cell>
          <table:table-cell table:formula="of:=COUNTIF([.$K$23:.$K$43];[.D66])" office:value-type="float" office:value="1" calcext:value-type="float">
            <text:p>1</text:p>
          </table:table-cell>
          <table:table-cell table:formula="of:=COUNTIF([.$K$23:.$K$43];[.E66])" office:value-type="float" office:value="1" calcext:value-type="float">
            <text:p>1</text:p>
          </table:table-cell>
          <table:table-cell table:formula="of:=COUNTIF([.$K$23:.$K$43];[.F66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7])" office:value-type="float" office:value="1" calcext:value-type="float">
            <text:p>1</text:p>
          </table:table-cell>
          <table:table-cell table:formula="of:=COUNTIF([.$K$23:.$K$43];[.C67])" office:value-type="float" office:value="1" calcext:value-type="float">
            <text:p>1</text:p>
          </table:table-cell>
          <table:table-cell table:formula="of:=COUNTIF([.$K$23:.$K$43];[.D67])" office:value-type="float" office:value="1" calcext:value-type="float">
            <text:p>1</text:p>
          </table:table-cell>
          <table:table-cell table:formula="of:=COUNTIF([.$K$23:.$K$43];[.E67])" office:value-type="float" office:value="1" calcext:value-type="float">
            <text:p>1</text:p>
          </table:table-cell>
          <table:table-cell table:formula="of:=COUNTIF([.$K$23:.$K$43];[.F67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table:formula="of:=COUNTIF([.$K$23:.$K$43];[.B68])" office:value-type="float" office:value="1" calcext:value-type="float">
            <text:p>1</text:p>
          </table:table-cell>
          <table:table-cell table:formula="of:=COUNTIF([.$K$23:.$K$43];[.C68])" office:value-type="float" office:value="1" calcext:value-type="float">
            <text:p>1</text:p>
          </table:table-cell>
          <table:table-cell table:formula="of:=COUNTIF([.$K$23:.$K$43];[.D68])" office:value-type="float" office:value="1" calcext:value-type="float">
            <text:p>1</text:p>
          </table:table-cell>
          <table:table-cell table:formula="of:=COUNTIF([.$K$23:.$K$43];[.E68])" office:value-type="float" office:value="1" calcext:value-type="float">
            <text:p>1</text:p>
          </table:table-cell>
          <table:table-cell table:formula="of:=COUNTIF([.$K$23:.$K$43];[.F68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4"/>
          <table:table-cell table:formula="of:=COUNTIF([.$K$23:.$K$43];[.B69])" office:value-type="float" office:value="1" calcext:value-type="float">
            <text:p>1</text:p>
          </table:table-cell>
          <table:table-cell table:formula="of:=COUNTIF([.$K$23:.$K$43];[.C69])" office:value-type="float" office:value="1" calcext:value-type="float">
            <text:p>1</text:p>
          </table:table-cell>
          <table:table-cell table:formula="of:=COUNTIF([.$K$23:.$K$43];[.D69])" office:value-type="float" office:value="1" calcext:value-type="float">
            <text:p>1</text:p>
          </table:table-cell>
          <table:table-cell table:formula="of:=COUNTIF([.$K$23:.$K$43];[.E69])" office:value-type="float" office:value="1" calcext:value-type="float">
            <text:p>1</text:p>
          </table:table-cell>
          <table:table-cell table:formula="of:=COUNTIF([.$K$23:.$K$43];[.F69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table:number-columns-repeated="4"/>
          <table:table-cell table:formula="of:=COUNTIF([.$K$23:.$K$43];[.B70])" office:value-type="float" office:value="1" calcext:value-type="float">
            <text:p>1</text:p>
          </table:table-cell>
          <table:table-cell table:formula="of:=COUNTIF([.$K$23:.$K$43];[.C70])" office:value-type="float" office:value="1" calcext:value-type="float">
            <text:p>1</text:p>
          </table:table-cell>
          <table:table-cell table:formula="of:=COUNTIF([.$K$23:.$K$43];[.D70])" office:value-type="float" office:value="1" calcext:value-type="float">
            <text:p>1</text:p>
          </table:table-cell>
          <table:table-cell table:formula="of:=COUNTIF([.$K$23:.$K$43];[.E70])" office:value-type="float" office:value="1" calcext:value-type="float">
            <text:p>1</text:p>
          </table:table-cell>
          <table:table-cell table:formula="of:=COUNTIF([.$K$23:.$K$43];[.F70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table:formula="of:=COUNTIF([.$K$23:.$K$43];[.B71])" office:value-type="float" office:value="1" calcext:value-type="float">
            <text:p>1</text:p>
          </table:table-cell>
          <table:table-cell table:formula="of:=COUNTIF([.$K$23:.$K$43];[.C71])" office:value-type="float" office:value="1" calcext:value-type="float">
            <text:p>1</text:p>
          </table:table-cell>
          <table:table-cell table:formula="of:=COUNTIF([.$K$23:.$K$43];[.D71])" office:value-type="float" office:value="1" calcext:value-type="float">
            <text:p>1</text:p>
          </table:table-cell>
          <table:table-cell table:formula="of:=COUNTIF([.$K$23:.$K$43];[.E71])" office:value-type="float" office:value="1" calcext:value-type="float">
            <text:p>1</text:p>
          </table:table-cell>
          <table:table-cell table:formula="of:=COUNTIF([.$K$23:.$K$43];[.F71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2])" office:value-type="float" office:value="1" calcext:value-type="float">
            <text:p>1</text:p>
          </table:table-cell>
          <table:table-cell table:formula="of:=COUNTIF([.$K$23:.$K$43];[.C72])" office:value-type="float" office:value="1" calcext:value-type="float">
            <text:p>1</text:p>
          </table:table-cell>
          <table:table-cell table:formula="of:=COUNTIF([.$K$23:.$K$43];[.D72])" office:value-type="float" office:value="1" calcext:value-type="float">
            <text:p>1</text:p>
          </table:table-cell>
          <table:table-cell table:formula="of:=COUNTIF([.$K$23:.$K$43];[.E72])" office:value-type="float" office:value="1" calcext:value-type="float">
            <text:p>1</text:p>
          </table:table-cell>
          <table:table-cell table:formula="of:=COUNTIF([.$K$23:.$K$43];[.F72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4"/>
          <table:table-cell table:formula="of:=COUNTIF([.$K$23:.$K$43];[.B73])" office:value-type="float" office:value="1" calcext:value-type="float">
            <text:p>1</text:p>
          </table:table-cell>
          <table:table-cell table:formula="of:=COUNTIF([.$K$23:.$K$43];[.C73])" office:value-type="float" office:value="1" calcext:value-type="float">
            <text:p>1</text:p>
          </table:table-cell>
          <table:table-cell table:formula="of:=COUNTIF([.$K$23:.$K$43];[.D73])" office:value-type="float" office:value="1" calcext:value-type="float">
            <text:p>1</text:p>
          </table:table-cell>
          <table:table-cell table:formula="of:=COUNTIF([.$K$23:.$K$43];[.E73])" office:value-type="float" office:value="1" calcext:value-type="float">
            <text:p>1</text:p>
          </table:table-cell>
          <table:table-cell table:formula="of:=COUNTIF([.$K$23:.$K$43];[.F73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haxorus</text:p>
          </table:table-cell>
          <table:table-cell table:number-columns-repeated="4"/>
          <table:table-cell table:formula="of:=COUNTIF([.$K$23:.$K$43];[.B74])" office:value-type="float" office:value="1" calcext:value-type="float">
            <text:p>1</text:p>
          </table:table-cell>
          <table:table-cell table:formula="of:=COUNTIF([.$K$23:.$K$43];[.C74])" office:value-type="float" office:value="1" calcext:value-type="float">
            <text:p>1</text:p>
          </table:table-cell>
          <table:table-cell table:formula="of:=COUNTIF([.$K$23:.$K$43];[.D74])" office:value-type="float" office:value="1" calcext:value-type="float">
            <text:p>1</text:p>
          </table:table-cell>
          <table:table-cell table:formula="of:=COUNTIF([.$K$23:.$K$43];[.E74])" office:value-type="float" office:value="1" calcext:value-type="float">
            <text:p>1</text:p>
          </table:table-cell>
          <table:table-cell table:formula="of:=COUNTIF([.$K$23:.$K$43];[.F74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</text:p>
          </table:table-cell>
          <table:table-cell office:value-type="string" calcext:value-type="string">
            <text:p>Fraxure 15</text:p>
          </table:table-cell>
          <table:table-cell table:number-columns-repeated="4"/>
          <table:table-cell table:formula="of:=COUNTIF([.$K$23:.$K$43];[.B75])" office:value-type="float" office:value="1" calcext:value-type="float">
            <text:p>1</text:p>
          </table:table-cell>
          <table:table-cell table:formula="of:=COUNTIF([.$K$23:.$K$43];[.C75])" office:value-type="float" office:value="1" calcext:value-type="float">
            <text:p>1</text:p>
          </table:table-cell>
          <table:table-cell table:formula="of:=COUNTIF([.$K$23:.$K$43];[.D75])" office:value-type="float" office:value="1" calcext:value-type="float">
            <text:p>1</text:p>
          </table:table-cell>
          <table:table-cell table:formula="of:=COUNTIF([.$K$23:.$K$43];[.E75])" office:value-type="float" office:value="1" calcext:value-type="float">
            <text:p>1</text:p>
          </table:table-cell>
          <table:table-cell table:formula="of:=COUNTIF([.$K$23:.$K$43];[.F75])"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psnoNqG9ET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salamence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haxoru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super rod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qTWZo-Z0YA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as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https://www.youtube.com/watch?v=r1fil5YdDTQ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https://www.youtube.com/watch?v=z99DQj7YQl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latios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Axew 13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Dratini 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latios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exp share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Fraxure 14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https://www.youtube.com/watch?v=QMZLIPr4V2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irst ticket</text:p>
          </table:table-cell>
          <table:table-cell office:value-type="string" calcext:value-type="string">
            <text:p>Dratini 2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bagon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tini 1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https://www.youtube.com/watch?v=tHmqrT3R9UY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Dratini 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super rod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druddigon</text:p>
          </table:table-cell>
          <table:table-cell office:value-type="string" calcext:value-type="string">
            <text:p>haxorus</text:p>
          </table:table-cell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Fraxure 15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https://www.youtube.com/watch?v=451P2fqz7mo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latias</text:p>
          </table:table-cell>
          <table:table-cell office:value-type="string" calcext:value-type="string">
            <text:p>super rod</text:p>
          </table:table-cell>
          <table:table-cell office:value-type="string" calcext:value-type="string">
            <text:p>rayquaza</text:p>
          </table:table-cell>
          <table:table-cell office:value-type="string" calcext:value-type="string">
            <text:p>https://www.youtube.com/watch?v=LJZdSFGuQmg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4</text:p>
          </table:table-cell>
          <table:table-cell office:value-type="string" calcext:value-type="string">
            <text:p>exp share</text:p>
          </table:table-cell>
          <table:table-cell office:value-type="string" calcext:value-type="string">
            <text:p>Salamence</text:p>
          </table:table-cell>
          <table:table-cell office:value-type="string" calcext:value-type="string">
            <text:p>Dragonair 3</text:p>
          </table:table-cell>
          <table:table-cell office:value-type="string" calcext:value-type="string">
            <text:p>Axew 13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atini 1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kyurem</text:p>
          </table:table-cell>
          <table:table-cell office:value-type="string" calcext:value-type="string">
            <text:p>first ticket</text:p>
          </table:table-cell>
          <table:table-cell office:value-type="string" calcext:value-type="string">
            <text:p>dragonite</text:p>
          </table:table-cell>
          <table:table-cell office:value-type="string" calcext:value-type="string">
            <text:p>druddigon</text:p>
          </table:table-cell>
          <table:table-cell office:value-type="string" calcext:value-type="string">
            <text:p>Axew 12</text:p>
          </table:table-cell>
          <table:table-cell office:value-type="string" calcext:value-type="string">
            <text:p>https://www.youtube.com/watch?v=P1GgF2esCfc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Fraxure 15</text:p>
          </table:table-cell>
          <table:table-cell office:value-type="string" calcext:value-type="string">
            <text:p>bagon</text:p>
          </table:table-cell>
          <table:table-cell office:value-type="string" calcext:value-type="string">
            <text:p>shelgon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rayquaza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haxorus</text:p>
          </table:table-cell>
          <table:table-cell office:value-type="string" calcext:value-type="string">
            <text:p>Axew 13</text:p>
          </table:table-cell>
          <table:table-cell office:value-type="string" calcext:value-type="string">
            <text:p>Dragonair 4</text:p>
          </table:table-cell>
          <table:table-cell office:value-type="string" calcext:value-type="string">
            <text:p>latios</text:p>
          </table:table-cell>
          <table:table-cell office:value-type="string" calcext:value-type="string">
            <text:p>shelgon</text:p>
          </table:table-cell>
          <table:table-cell table:number-columns-repeated="9"/>
        </table:table-row>
        <calcext:conditional-formats>
          <calcext:conditional-format calcext:target-range-address="'Dragon Vault data'.B23:'Dragon Vault data'.F132">
            <calcext:condition calcext:apply-style-name="Untitled1" calcext:value="formula-is(COUNTIF([.$K$23:.$K$43];[.B23])&gt;0)" calcext:base-cell-address="'Dragon Vault data'.B23"/>
          </calcext:conditional-format>
        </calcext:conditional-formats>
      </table:table>
      <table:table table:name="Legendary Treasures Data" table:style-name="ta1">
        <table:table-column table:style-name="co8" table:number-columns-repeated="16" table:default-cell-style-name="Default"/>
        <table:table-row table:style-name="ro1">
          <table:table-cell/>
          <table:table-cell office:value-type="string" calcext:value-type="string">
            <text:p>https://www.youtube.com/watch?v=2oq_j-R3sjU</text:p>
          </table:table-cell>
          <table:table-cell table:number-columns-repeated="3"/>
          <table:table-cell office:value-type="string" calcext:value-type="string">
            <text:p>https://www.youtube.com/watch?v=QGQoA3Lqfrw</text:p>
          </table:table-cell>
          <table:table-cell table:number-columns-repeated="3"/>
          <table:table-cell office:value-type="string" calcext:value-type="string">
            <text:p>https://www.youtube.com/watch?v=RcSaPKhTRZk</text:p>
          </table:table-cell>
          <table:table-cell table:number-columns-repeated="3"/>
          <table:table-cell office:value-type="string" calcext:value-type="string">
            <text:p>https://www.youtube.com/watch?v=LFHNInKdCdQ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DuyGeasIy1Q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EsZakTm0n1Y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https://www.youtube.com/watch?v=5LczMgxn_F8</text:p>
          </table:table-cell>
          <table:table-cell table:number-columns-repeated="3"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M-9S4msWlK0</text:p>
          </table:table-cell>
          <table:table-cell table:number-columns-repeated="3"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https://www.youtube.com/watch?v=KG2msshwC1g</text:p>
          </table:table-cell>
          <table:table-cell table:number-columns-repeated="3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RC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revers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/>
          <table:table-cell office:value-type="string" calcext:value-type="string">
            <text:p>FA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5"/>
          <table:table-cell office:value-type="string" calcext:value-type="string">
            <text:p>FA</text:p>
          </table:table-cell>
          <table:table-cell office:value-type="string" calcext:value-type="string">
            <text:p>EX</text:p>
          </table:table-cell>
          <table:table-cell office:value-type="float" office:value="0" calcext:value-type="float">
            <text:p>0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5"/>
          <table:table-cell table:number-columns-repeated="3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string" calcext:value-type="string">
            <text:p>F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office:value-type="float" office:value="0" calcext:value-type="float">
            <text:p>0</text:p>
          </table:table-cell>
          <table:table-cell office:value-type="string" calcext:value-type="string">
            <text:p>EX</text:p>
          </table:table-cell>
          <table:table-cell office:value-type="string" calcext:value-type="string">
            <text:p>holo</text:p>
          </table:table-cell>
          <table:table-cell table:number-columns-repeated="4"/>
        </table:table-row>
        <table:table-row table:style-name="ro1">
          <table:table-cell table:number-columns-repeated="9"/>
          <table:table-cell table:number-columns-repeated="3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holo</text:p>
          </table:table-cell>
          <table:table-cell table:formula="of:=COUNTIF([.B$3:.B$45];[.$A46])" office:value-type="float" office:value="0" calcext:value-type="float">
            <text:p>0</text:p>
          </table:table-cell>
          <table:table-cell table:formula="of:=COUNTIF([.C$3:.C$45];[.$A46])" office:value-type="float" office:value="0" calcext:value-type="float">
            <text:p>0</text:p>
          </table:table-cell>
          <table:table-cell table:formula="of:=COUNTIF([.D$3:.D$45];[.$A46])" office:value-type="float" office:value="19" calcext:value-type="float">
            <text:p>19</text:p>
          </table:table-cell>
          <table:table-cell/>
          <table:table-cell table:formula="of:=COUNTIF([.F$3:.F$45];[.$A46])" office:value-type="float" office:value="0" calcext:value-type="float">
            <text:p>0</text:p>
          </table:table-cell>
          <table:table-cell table:formula="of:=COUNTIF([.G$3:.G$45];[.$A46])" office:value-type="float" office:value="0" calcext:value-type="float">
            <text:p>0</text:p>
          </table:table-cell>
          <table:table-cell table:formula="of:=COUNTIF([.H$3:.H$45];[.$A46])" office:value-type="float" office:value="18" calcext:value-type="float">
            <text:p>18</text:p>
          </table:table-cell>
          <table:table-cell/>
          <table:table-cell table:formula="of:=COUNTIF([.J$3:.J$45];[.$A46])" office:value-type="float" office:value="0" calcext:value-type="float">
            <text:p>0</text:p>
          </table:table-cell>
          <table:table-cell table:formula="of:=COUNTIF([.K$3:.K$45];[.$A46])" office:value-type="float" office:value="0" calcext:value-type="float">
            <text:p>0</text:p>
          </table:table-cell>
          <table:table-cell table:formula="of:=COUNTIF([.L$3:.L$45];[.$A46])" office:value-type="float" office:value="17" calcext:value-type="float">
            <text:p>17</text:p>
          </table:table-cell>
          <table:table-cell/>
          <table:table-cell table:formula="of:=COUNTIF([.N$3:.N$45];[.$A46])" office:value-type="float" office:value="0" calcext:value-type="float">
            <text:p>0</text:p>
          </table:table-cell>
          <table:table-cell table:formula="of:=COUNTIF([.O$3:.O$45];[.$A46])" office:value-type="float" office:value="0" calcext:value-type="float">
            <text:p>0</text:p>
          </table:table-cell>
          <table:table-cell table:formula="of:=COUNTIF([.P$3:.P$45];[.$A46])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EX</text:p>
          </table:table-cell>
          <table:table-cell table:formula="of:=COUNTIF([.B$3:.B$45];[.$A47])" office:value-type="float" office:value="2" calcext:value-type="float">
            <text:p>2</text:p>
          </table:table-cell>
          <table:table-cell table:formula="of:=COUNTIF([.C$3:.C$45];[.$A47])" office:value-type="float" office:value="6" calcext:value-type="float">
            <text:p>6</text:p>
          </table:table-cell>
          <table:table-cell table:formula="of:=COUNTIF([.D$3:.D$45];[.$A47])" office:value-type="float" office:value="0" calcext:value-type="float">
            <text:p>0</text:p>
          </table:table-cell>
          <table:table-cell/>
          <table:table-cell table:formula="of:=COUNTIF([.F$3:.F$45];[.$A47])" office:value-type="float" office:value="1" calcext:value-type="float">
            <text:p>1</text:p>
          </table:table-cell>
          <table:table-cell table:formula="of:=COUNTIF([.G$3:.G$45];[.$A47])" office:value-type="float" office:value="4" calcext:value-type="float">
            <text:p>4</text:p>
          </table:table-cell>
          <table:table-cell table:formula="of:=COUNTIF([.H$3:.H$45];[.$A47])" office:value-type="float" office:value="0" calcext:value-type="float">
            <text:p>0</text:p>
          </table:table-cell>
          <table:table-cell/>
          <table:table-cell table:formula="of:=COUNTIF([.J$3:.J$45];[.$A47])" office:value-type="float" office:value="1" calcext:value-type="float">
            <text:p>1</text:p>
          </table:table-cell>
          <table:table-cell table:formula="of:=COUNTIF([.K$3:.K$45];[.$A47])" office:value-type="float" office:value="6" calcext:value-type="float">
            <text:p>6</text:p>
          </table:table-cell>
          <table:table-cell table:formula="of:=COUNTIF([.L$3:.L$45];[.$A47])" office:value-type="float" office:value="0" calcext:value-type="float">
            <text:p>0</text:p>
          </table:table-cell>
          <table:table-cell/>
          <table:table-cell table:formula="of:=COUNTIF([.N$3:.N$45];[.$A47])" office:value-type="float" office:value="1" calcext:value-type="float">
            <text:p>1</text:p>
          </table:table-cell>
          <table:table-cell table:formula="of:=COUNTIF([.O$3:.O$45];[.$A47])" office:value-type="float" office:value="5" calcext:value-type="float">
            <text:p>5</text:p>
          </table:table-cell>
          <table:table-cell table:formula="of:=COUNTIF([.P$3:.P$45];[.$A47]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formula="of:=COUNTIF([.B$3:.B$45];[.$A48])" office:value-type="float" office:value="8" calcext:value-type="float">
            <text:p>8</text:p>
          </table:table-cell>
          <table:table-cell table:formula="of:=COUNTIF([.C$3:.C$45];[.$A48])" office:value-type="float" office:value="0" calcext:value-type="float">
            <text:p>0</text:p>
          </table:table-cell>
          <table:table-cell table:formula="of:=COUNTIF([.D$3:.D$45];[.$A48])" office:value-type="float" office:value="0" calcext:value-type="float">
            <text:p>0</text:p>
          </table:table-cell>
          <table:table-cell/>
          <table:table-cell table:formula="of:=COUNTIF([.F$3:.F$45];[.$A48])" office:value-type="float" office:value="8" calcext:value-type="float">
            <text:p>8</text:p>
          </table:table-cell>
          <table:table-cell table:formula="of:=COUNTIF([.G$3:.G$45];[.$A48])" office:value-type="float" office:value="0" calcext:value-type="float">
            <text:p>0</text:p>
          </table:table-cell>
          <table:table-cell table:formula="of:=COUNTIF([.H$3:.H$45];[.$A48])" office:value-type="float" office:value="0" calcext:value-type="float">
            <text:p>0</text:p>
          </table:table-cell>
          <table:table-cell/>
          <table:table-cell table:formula="of:=COUNTIF([.J$3:.J$45];[.$A48])" office:value-type="float" office:value="11" calcext:value-type="float">
            <text:p>11</text:p>
          </table:table-cell>
          <table:table-cell table:formula="of:=COUNTIF([.K$3:.K$45];[.$A48])" office:value-type="float" office:value="0" calcext:value-type="float">
            <text:p>0</text:p>
          </table:table-cell>
          <table:table-cell table:formula="of:=COUNTIF([.L$3:.L$45];[.$A48])" office:value-type="float" office:value="0" calcext:value-type="float">
            <text:p>0</text:p>
          </table:table-cell>
          <table:table-cell/>
          <table:table-cell table:formula="of:=COUNTIF([.N$3:.N$45];[.$A48])" office:value-type="float" office:value="11" calcext:value-type="float">
            <text:p>11</text:p>
          </table:table-cell>
          <table:table-cell table:formula="of:=COUNTIF([.O$3:.O$45];[.$A48])" office:value-type="float" office:value="0" calcext:value-type="float">
            <text:p>0</text:p>
          </table:table-cell>
          <table:table-cell table:formula="of:=COUNTIF([.P$3:.P$45];[.$A48])" office:value-type="float" office:value="0" calcext:value-type="float">
            <text:p>0</text:p>
          </table:table-cell>
        </table:table-row>
        <table:table-row table:style-name="ro1" table:number-rows-repeated="2">
          <table:table-cell table:number-columns-repeated="16"/>
        </table:table-row>
        <table:table-row table:style-name="ro1">
          <table:table-cell/>
          <table:table-cell table:style-name="ce17" office:value-type="string" calcext:value-type="string">
            <text:p>Legendary Treasures:</text:p>
          </table:table-cell>
          <table:table-cell table:style-name="ce17" table:number-columns-repeated="9"/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holo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3];[.E53];[.G53];[.I53])/SUM([.D53];[.F53];[.H53];[.J53]))" office:value-type="float" office:value="1.97260273972603" calcext:value-type="float">
            <text:p>1.97260273972603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gold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4];[.E54];[.G54];[.I54])/SUM([.D54];[.F54];[.H54];[.J54]))" office:value-type="float" office:value="144" calcext:value-type="float">
            <text:p>144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main ex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5];[.E55];[.G55];[.I55])/SUM([.D55];[.F55];[.H55];[.J55]))" office:value-type="float" office:value="6.85714285714286" calcext:value-type="float">
            <text:p>6.85714285714286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ex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6];[.E56];[.G56];[.I56])/SUM([.D56];[.F56];[.H56];[.J56]))" office:value-type="float" office:value="28.8" calcext:value-type="float">
            <text:p>28.8</text:p>
          </table:table-cell>
          <table:table-cell table:number-columns-repeated="5"/>
        </table:table-row>
        <table:table-row table:style-name="ro1">
          <table:table-cell/>
          <table:table-cell table:style-name="ce17" office:value-type="string" calcext:value-type="string">
            <text:p>RC FA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36" calcext:value-type="float">
            <text:p>36</text:p>
          </table:table-cell>
          <table:table-cell table:style-name="ce17" table:formula="of:=1/(SUM([.C57];[.E57];[.G57];[.I57])/SUM([.D57];[.F57];[.H57];[.J57]))" office:value-type="float" office:value="3.78947368421053" calcext:value-type="float">
            <text:p>3.78947368421053</text:p>
          </table:table-cell>
          <table:table-cell table:number-columns-repeated="5"/>
        </table:table-row>
      </table:table>
      <table:table table:name="Ancient origins data" table:style-name="ta1"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1" table:default-cell-style-name="Default"/>
        <table:table-column table:style-name="co30" table:number-columns-repeated="3" table:default-cell-style-name="Default"/>
        <table:table-column table:style-name="co2" table:default-cell-style-name="Default"/>
        <table:table-column table:style-name="co31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2" table:default-cell-style-name="Default"/>
        <table:table-column table:style-name="co29" table:number-columns-repeated="2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2" table:default-cell-style-name="Default"/>
        <table:table-column table:style-name="co29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<text:a xlink:href="https://www.youtube.com/watch?v=Ry-zn0qK6XE" xlink:type="simple">https://www.youtube.com/watch?v=Ry-zn0qK6XE</text:a></text:p>
          </table:table-cell>
          <table:table-cell table:number-columns-repeated="29"/>
        </table:table-row>
        <table:table-row table:style-name="ro1" table:number-rows-repeated="2">
          <table:table-cell table:number-columns-repeated="30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lugia</text:p>
          </table:table-cell>
          <table:table-cell table:number-columns-repeated="2"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sceptile</text:p>
          </table:table-cell>
          <table:table-cell table:number-columns-repeated="2" office:value-type="string" calcext:value-type="string">
            <text:p>kyurem</text:p>
          </table:table-cell>
          <table:table-cell table:number-columns-repeated="2"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hoopa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machamp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ttar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EX M</text:p>
          </table:table-cell>
          <table:table-cell table:number-columns-repeated="3"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office:value-type="string" calcext:value-type="string">
            <text:p>amphy 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3" office:value-type="string" calcext:value-type="string">
            <text:p>sceptile</text:p>
          </table:table-cell>
          <table:table-cell table:number-columns-repeated="3"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tt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X M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ttar</text:p>
          </table:table-cell>
          <table:table-cell office:value-type="string" calcext:value-type="string">
            <text:p>amphy</text:p>
          </table:table-cell>
          <table:table-cell table:number-columns-repeated="2" office:value-type="string" calcext:value-type="string">
            <text:p>ttar</text:p>
          </table:table-cell>
          <table:table-cell table:number-columns-repeated="2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steven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machamp</text:p>
          </table:table-cell>
          <table:table-cell table:number-columns-repeated="3" office:value-type="string" calcext:value-type="string">
            <text:p>M ttar</text:p>
          </table:table-cell>
          <table:table-cell table:number-columns-repeated="3" office:value-type="string" calcext:value-type="string">
            <text:p>M sceptile</text:p>
          </table:table-cell>
          <table:table-cell table:number-columns-repeated="2" office:value-type="string" calcext:value-type="string">
            <text:p>M ttar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kyurem</text:p>
          </table:table-cell>
          <table:table-cell table:number-columns-repeated="2" office:value-type="string" calcext:value-type="string">
            <text:p>machamp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lugi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A</text:p>
          </table:table-cell>
          <table:table-cell office:value-type="string" calcext:value-type="string">
            <text:p>giratina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table:number-columns-repeated="2" office:value-type="string" calcext:value-type="string">
            <text:p>lugia</text:p>
          </table:table-cell>
          <table:table-cell office:value-type="string" calcext:value-type="string">
            <text:p>M sceptile</text:p>
          </table:table-cell>
          <table:table-cell office:value-type="string" calcext:value-type="string">
            <text:p>sceptile</text:p>
          </table:table-cell>
          <table:table-cell office:value-type="string" calcext:value-type="string">
            <text:p>lugia</text:p>
          </table:table-cell>
          <table:table-cell office:value-type="string" calcext:value-type="string">
            <text:p>amphy</text:p>
          </table:table-cell>
          <table:table-cell office:value-type="string" calcext:value-type="string">
            <text:p>hoopa</text:p>
          </table:table-cell>
          <table:table-cell office:value-type="string" calcext:value-type="string">
            <text:p>sceptile</text:p>
          </table:table-cell>
          <table:table-cell table:number-columns-repeated="2" office:value-type="string" calcext:value-type="string">
            <text:p>ttar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machamp</text:p>
          </table:table-cell>
          <table:table-cell office:value-type="string" calcext:value-type="string">
            <text:p>M amphy</text:p>
          </table:table-cell>
          <table:table-cell office:value-type="string" calcext:value-type="string">
            <text:p>kyurem</text:p>
          </table:table-cell>
          <table:table-cell office:value-type="string" calcext:value-type="string">
            <text:p>giratina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primal</text:p>
          </table:table-cell>
          <table:table-cell office:value-type="string" calcext:value-type="string">
            <text:p>ray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office:value-type="string" calcext:value-type="string">
            <text:p>kyogre</text:p>
          </table:table-cell>
          <table:table-cell office:value-type="string" calcext:value-type="string">
            <text:p>groudon</text:p>
          </table:table-cell>
          <table:table-cell office:value-type="string" calcext:value-type="string">
            <text:p>ray</text:p>
          </table:table-cell>
          <table:table-cell table:number-columns-repeated="2" office:value-type="string" calcext:value-type="string">
            <text:p>groudon</text:p>
          </table:table-cell>
          <table:table-cell table:number-columns-repeated="2" office:value-type="string" calcext:value-type="string">
            <text:p>kyogre</text:p>
          </table:table-cell>
          <table:table-cell office:value-type="string" calcext:value-type="string">
            <text:p>ray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gold</text:p>
          </table:table-cell>
          <table:table-cell office:value-type="string" calcext:value-type="string">
            <text:p>mail</text:p>
          </table:table-cell>
          <table:table-cell table:number-columns-repeated="4" office:value-type="string" calcext:value-type="string">
            <text:p>energy ret</text:p>
          </table:table-cell>
          <table:table-cell table:number-columns-repeated="2" office:value-type="string" calcext:value-type="string">
            <text:p>mail</text:p>
          </table:table-cell>
          <table:table-cell office:value-type="string" calcext:value-type="string">
            <text:p>energy ret</text:p>
          </table:table-cell>
          <table:table-cell table:number-columns-repeated="21"/>
        </table:table-row>
        <table:table-row table:style-name="ro1" table:number-rows-repeated="3">
          <table:table-cell table:number-columns-repeated="30"/>
        </table:table-row>
        <table:table-row table:style-name="ro1">
          <table:table-cell table:style-name="ce17" table:number-columns-repeated="10"/>
          <table:table-cell table:number-columns-repeated="20"/>
        </table:table-row>
        <table:table-row table:style-name="ro1">
          <table:table-cell table:style-name="ce17" office:value-type="string" calcext:value-type="string">
            <text:p>Rarity</text:p>
          </table:table-cell>
          <table:table-cell table:style-name="ce17" office:value-type="string" calcext:value-type="string">
            <text:p>pulled 1</text:p>
          </table:table-cell>
          <table:table-cell table:style-name="ce17" office:value-type="string" calcext:value-type="string">
            <text:p>packs opened 1</text:p>
          </table:table-cell>
          <table:table-cell table:style-name="ce17" office:value-type="string" calcext:value-type="string">
            <text:p>pulled 2</text:p>
          </table:table-cell>
          <table:table-cell table:style-name="ce17" office:value-type="string" calcext:value-type="string">
            <text:p>packs opened 2</text:p>
          </table:table-cell>
          <table:table-cell table:style-name="ce17" office:value-type="string" calcext:value-type="string">
            <text:p>Pulled 3</text:p>
          </table:table-cell>
          <table:table-cell table:style-name="ce17" office:value-type="string" calcext:value-type="string">
            <text:p>packs opened 3</text:p>
          </table:table-cell>
          <table:table-cell table:style-name="ce17" office:value-type="string" calcext:value-type="string">
            <text:p>Pulled 4</text:p>
          </table:table-cell>
          <table:table-cell table:style-name="ce17" office:value-type="string" calcext:value-type="string">
            <text:p>packs opened 4</text:p>
          </table:table-cell>
          <table:table-cell table:style-name="ce17" office:value-type="string" calcext:value-type="string">
            <text:p>pull odds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EX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19];[.D19];[.F19];[.H19])/SUM([.C19];[.E19];[.G19];[.I19]))" office:value-type="float" office:value="8.7719298245614" calcext:value-type="float">
            <text:p>8.7719298245614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primal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0];[.D20];[.F20];[.H20])/SUM([.C20];[.E20];[.G20];[.I20]))" office:value-type="float" office:value="76.9230769230769" calcext:value-type="float">
            <text:p>76.9230769230769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secret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1];[.D21];[.F21];[.H21])/SUM([.C21];[.E21];[.G21];[.I21]))" office:value-type="float" office:value="125" calcext:value-type="float">
            <text:p>125</text:p>
          </table:table-cell>
          <table:table-cell table:number-columns-repeated="20"/>
        </table:table-row>
        <table:table-row table:style-name="ro1">
          <table:table-cell table:style-name="ce17" office:value-type="string" calcext:value-type="string">
            <text:p>FA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1000" calcext:value-type="float">
            <text:p>1000</text:p>
          </table:table-cell>
          <table:table-cell table:style-name="ce17" table:number-columns-repeated="6"/>
          <table:table-cell table:style-name="ce17" table:formula="of:=1/(SUM([.B22];[.D22];[.F22];[.H22])/SUM([.C22];[.E22];[.G22];[.I22]))" office:value-type="float" office:value="23.2558139534884" calcext:value-type="float">
            <text:p>23.2558139534884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FA</text:p>
          </table:table-cell>
          <table:table-cell office:value-type="float" office:value="56" calcext:value-type="float">
            <text:p>56</text:p>
          </table:table-cell>
          <table:table-cell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3];[.D23];[.F23];[.H23])/SUM([.C23];[.E23];[.G23];[.I23]))" office:value-type="float" office:value="17.8571428571429" calcext:value-type="float">
            <text:p>17.8571428571429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P+S</text:p>
          </table:table-cell>
          <table:table-cell office:value-type="float" office:value="21" calcext:value-type="float">
            <text:p>21</text:p>
          </table:table-cell>
          <table:table-cell table:style-name="ce17" office:value-type="float" office:value="1000" calcext:value-type="float">
            <text:p>1000</text:p>
          </table:table-cell>
          <table:table-cell table:number-columns-repeated="6"/>
          <table:table-cell table:style-name="ce17" table:formula="of:=1/(SUM([.B24];[.D24];[.F24];[.H24])/SUM([.C24];[.E24];[.G24];[.I24]))" office:value-type="float" office:value="47.6190476190476" calcext:value-type="float">
            <text:p>47.6190476190476</text:p>
          </table:table-cell>
          <table:table-cell table:number-columns-repeated="20"/>
        </table:table-row>
        <table:table-row table:style-name="ro1">
          <table:table-cell table:number-columns-repeated="30"/>
        </table:table-row>
        <table:table-row table:style-name="ro1">
          <table:table-cell office:value-type="string" calcext:value-type="string">
            <text:p>primals are most likely in the FA/ultra slot </text:p>
          </table:table-cell>
          <table:table-cell table:number-columns-repeated="29"/>
        </table:table-row>
      </table:table>
      <table:table table:name="XY energy data" table:style-name="ta1">
        <table:table-column table:style-name="co8" table:number-columns-repeated="6" table:default-cell-style-name="Default"/>
        <table:table-row table:style-name="ro1">
          <table:table-cell office:value-type="string" calcext:value-type="string">
            <text:p>https://www.youtube.com/watch?v=7J0C7Rmt7Fo</text:p>
          </table:table-cell>
          <table:table-cell table:number-columns-repeated="3"/>
          <table:table-cell office:value-type="string" calcext:value-type="string">
            <text:p>https://www.youtube.com/watch?v=pCq98DLTCCc</text:p>
          </table:table-cell>
          <table:table-cell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  <table:table-cell table:number-columns-repeated="2"/>
          <table:table-cell office:value-type="string" calcext:value-type="string">
            <text:p>energy</text:p>
          </table:table-cell>
          <table:table-cell office:value-type="string" calcext:value-type="string">
            <text:p>no energy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 office:value-type="string" calcext:value-type="string">
            <text:p>enegy</text:p>
          </table:table-cell>
          <table:table-cell office:value-type="string" calcext:value-type="string">
            <text:p>no energy</text:p>
          </table:table-cell>
          <table:table-cell office:value-type="string" calcext:value-type="string">
            <text:p>2 energy</text:p>
          </table:table-cell>
          <table:table-cell table:number-columns-repeated="3"/>
        </table:table-row>
        <table:table-row table:style-name="ro1">
          <table:table-cell table:formula="of:=SUM([.A3:.A20];[.E3:.E20])" office:value-type="float" office:value="20" calcext:value-type="float">
            <text:p>20</text:p>
          </table:table-cell>
          <table:table-cell table:formula="of:=SUM([.B3:.B20];[.F3:.F20])" office:value-type="float" office:value="17" calcext:value-type="float">
            <text:p>17</text:p>
          </table:table-cell>
          <table:table-cell table:formula="of:=COUNTIF(([.A3:.A20]~[.E3:.E20]);&quot;2&quot;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obably 50%, but the reappearance of the 2 energy error packs is a concern. Needs much more sample size to account for those though</text:p>
          </table:table-cell>
          <table:table-cell table:number-columns-repeated="5"/>
        </table:table-row>
      </table:table>
      <table:table table:name="Double Crisis Data" table:style-name="ta1">
        <table:table-column table:style-name="co8" table:number-columns-repeated="10" table:default-cell-style-name="Default"/>
        <table:table-row table:style-name="ro1">
          <table:table-cell office:value-type="string" calcext:value-type="string">
            <text:p>total holo</text:p>
          </table:table-cell>
          <table:table-cell office:value-type="string" calcext:value-type="string">
            <text:p>total EX</text:p>
          </table:table-cell>
          <table:table-cell office:value-type="string" calcext:value-type="string">
            <text:p>ex rate</text:p>
          </table:table-cell>
          <table:table-cell office:value-type="string" calcext:value-type="string">
            <text:p>total</text:p>
          </table:table-cell>
          <table:table-cell table:number-columns-repeated="6"/>
        </table:table-row>
        <table:table-row table:style-name="ro1">
          <table:table-cell table:formula="of:=SUM([.A3:.A100])" office:value-type="float" office:value="254" calcext:value-type="float">
            <text:p>254</text:p>
          </table:table-cell>
          <table:table-cell table:formula="of:=SUM([.B3:.B100])" office:value-type="float" office:value="46" calcext:value-type="float">
            <text:p>46</text:p>
          </table:table-cell>
          <table:table-cell table:formula="of:=1/([.B2]/[.D2])" office:value-type="float" office:value="6.52173913043478" calcext:value-type="float">
            <text:p>6.52173913043478</text:p>
          </table:table-cell>
          <table:table-cell table:formula="of:=SUM([.A2:.B2])" office:value-type="float" office:value="300" calcext:value-type="float">
            <text:p>30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olo</text:p>
          </table:table-cell>
          <table:table-cell office:value-type="string" calcext:value-type="string">
            <text:p>ex</text:p>
          </table:table-cell>
          <table:table-cell table:number-columns-repeated="7"/>
          <table:table-cell office:value-type="string" calcext:value-type="string">
            <text:p>card order (front to back, facing camera)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_U94lKbuWVY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ttps://www.youtube.com/watch?v=PyVg1OaLCds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3BhImRJanJU</text:p>
          </table:table-cell>
          <table:table-cell table:number-columns-repeated="6"/>
          <table:table-cell office:value-type="string" calcext:value-type="string">
            <text:p>common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8DT8nTA9o5g</text:p>
          </table:table-cell>
          <table:table-cell table:number-columns-repeated="6"/>
          <table:table-cell office:value-type="string" calcext:value-type="string">
            <text:p>reverse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https://www.youtube.com/watch?v=S1cIa3VBs94</text:p>
          </table:table-cell>
          <table:table-cell table:number-columns-repeated="6"/>
          <table:table-cell office:value-type="string" calcext:value-type="string">
            <text:p>rar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ejzvlPrj1oU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ne4tZRw2bws</text:p>
          </table:table-cell>
          <table:table-cell table:number-columns-repeated="6"/>
          <table:table-cell office:value-type="string" calcext:value-type="string">
            <text:p>unc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BVR-8I12iNM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WKFD1TJpcQ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wFaVMny48Q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49Tj9J6jPNM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p7jzZtjEKgM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an2zft49mkg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XiKjwS8uHq8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YZovVO018DI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ttps://www.youtube.com/watch?v=csJ_SBAW6T4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_1MEGDj84g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DLn6yrTdgs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6LwK3b9oNYo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bbhRf8Oe5ik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dpS71X_ZlP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oHffsomBaJo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DmvLZdEJBO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esLlTcjtnE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iD2BGnYVM4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ttps://www.youtube.com/watch?v=HlyjJHyN-oE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Iy4jUfb0dY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kg_0N55V_wY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ceW366h1o48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EiR7qasycSI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jLa2U6Q9_nE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mPhvyyECfk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dMgaxVuiu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FHg8bhjcujQ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qNiAmfS-uc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XsgVwts49h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5jg0MpjOYno</text:p>
          </table:table-cell>
          <table:table-cell table:number-columns-repeated="7"/>
        </table:table-row>
        <table:table-row table:style-name="ro1"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https://www.youtube.com/watch?v=MiKQYWc5xwA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lunG1WIDu4o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BlRvoLRE20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lueAB-5UvEw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0dNqqNp-nl8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SSRKhztNF3w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ttps://www.youtube.com/watch?v=obq-ANajF3A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www.youtube.com/watch?v=noqQ99IIOKk</text:p>
          </table:table-cell>
          <table:table-cell table:number-columns-repeated="7"/>
        </table:table-row>
      </table:table>
      <table:table table:name="Brilliant stars data" table:style-name="ta1">
        <table:table-column table:style-name="co8" table:number-columns-repeated="12" table:default-cell-style-name="Default"/>
        <table:table-row table:style-name="ro1">
          <table:table-cell office:value-type="string" calcext:value-type="string">
            <text:p>https://www.youtube.com/watch?v=COcWe2KpRJ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energy</text:p>
          </table:table-cell>
          <table:table-cell office:value-type="string" calcext:value-type="string">
            <text:p>vstar</text:p>
          </table:table-cell>
          <table:table-cell table:number-columns-repeated="2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5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formula="of:=SUM([.F3:.L3])" office:value-type="float" office:value="82" calcext:value-type="float">
            <text:p>82</text:p>
          </table:table-cell>
          <table:table-cell office:value-type="float" office:value="75" calcext:value-type="float">
            <text:p>75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</table:table-row>
        <table:table-row table:style-name="ro1">
          <table:table-cell table:number-columns-repeated="4"/>
          <table:table-cell table:formula="of:=SUM([.F5:.L5])" office:value-type="float" office:value="82" calcext:value-type="float">
            <text:p>82</text:p>
          </table:table-cell>
          <table:table-cell office:value-type="float" office:value="55" calcext:value-type="float">
            <text:p>55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number-columns-repeated="3" office:value-type="float" office:value="1" calcext:value-type="float">
            <text:p>1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table:number-columns-repeated="2"/>
        </table:table-row>
        <table:table-row table:style-name="ro1">
          <table:table-cell table:number-columns-repeated="4"/>
          <table:table-cell table:formula="of:=SUM([.F7:.L7])" office:value-type="float" office:value="82" calcext:value-type="float">
            <text:p>82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vstar counter rate </text:p>
          </table:table-cell>
          <table:table-cell table:number-columns-repeated="6"/>
        </table:table-row>
        <table:table-row table:style-name="ro1">
          <table:table-cell table:number-columns-repeated="5"/>
          <table:table-cell table:formula="of:=SUM([.E3];[.A3:.B3])/SUM([.G3];[.B3])" office:value-type="float" office:value="10.7272727272727" calcext:value-type="float">
            <text:p>10.7272727272727</text:p>
          </table:table-cell>
          <table:table-cell table:number-columns-repeated="6"/>
        </table:table-row>
      </table:table>
      <table:table table:name="Astral data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/>
          <table:table-cell table:formula="of:=SUM([.C3:.I3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0" calcext:value-type="float">
            <text:p>80</text:p>
          </table:table-cell>
          <table:table-cell office:value-type="float" office:value="53" calcext:value-type="float">
            <text:p>53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0" calcext:value-type="float">
            <text:p>80</text:p>
          </table:table-cell>
          <table:table-cell office:value-type="float" office:value="66" calcext:value-type="float">
            <text:p>66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</table:table-row>
      </table:table>
      <table:table table:name="go data" table:style-name="ta1">
        <table:table-column table:style-name="co8" table:number-columns-repeated="15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3:.D3])" office:value-type="float" office:value="351" calcext:value-type="float">
            <text:p>351</text:p>
          </table:table-cell>
          <table:table-cell office:value-type="float" office:value="311" calcext:value-type="float">
            <text:p>311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string" calcext:value-type="string">
            <text:p>toise</text:p>
          </table:table-cell>
          <table:table-cell office:value-type="string" calcext:value-type="string">
            <text:p>zard</text:p>
          </table:table-cell>
          <table:table-cell office:value-type="string" calcext:value-type="string">
            <text:p>venu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/>
          <table:table-cell table:formula="of:=SUM([.C5:.I5])" office:value-type="float" office:value="351" calcext:value-type="float">
            <text:p>351</text:p>
          </table:table-cell>
          <table:table-cell office:value-type="float" office:value="319" calcext:value-type="float">
            <text:p>319</text:p>
          </table:table-cell>
          <table:table-cell office:value-type="float" office:value="19" calcext:value-type="float">
            <text:p>19</text:p>
          </table:table-cell>
          <table:table-cell office:value-type="float" office:value="13" calcext:value-type="float">
            <text:p>1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7:.O7])" office:value-type="float" office:value="351" calcext:value-type="float">
            <text:p>351</text:p>
          </table:table-cell>
          <table:table-cell office:value-type="float" office:value="249" calcext:value-type="float">
            <text:p>249</text:p>
          </table:table-cell>
          <table:table-cell office:value-type="float" office:value="54" calcext:value-type="float">
            <text:p>54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hmUqMJHaijA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00" calcext:value-type="float">
            <text:p>100</text:p>
          </table:table-cell>
          <table:table-cell office:value-type="string" calcext:value-type="string">
            <text:p>https://www.youtube.com/watch?v=ipX-A8EGV9c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https://www.youtube.com/watch?v=ungFFO9Knvk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79" calcext:value-type="float">
            <text:p>179</text:p>
          </table:table-cell>
          <table:table-cell office:value-type="string" calcext:value-type="string">
            <text:p>https://www.youtube.com/watch?v=PLkkJF1B3Gc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199" calcext:value-type="float">
            <text:p>199</text:p>
          </table:table-cell>
          <table:table-cell office:value-type="string" calcext:value-type="string">
            <text:p>https://www.youtube.com/watch?v=7W90sgVueXI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235" calcext:value-type="float">
            <text:p>235</text:p>
          </table:table-cell>
          <table:table-cell office:value-type="string" calcext:value-type="string">
            <text:p>https://www.youtube.com/watch?v=nuZED_McliM</text:p>
          </table:table-cell>
          <table:table-cell table:number-columns-repeated="10"/>
        </table:table-row>
        <table:table-row table:style-name="ro1">
          <table:table-cell table:number-columns-repeated="3"/>
          <table:table-cell office:value-type="float" office:value="351" calcext:value-type="float">
            <text:p>351</text:p>
          </table:table-cell>
          <table:table-cell office:value-type="string" calcext:value-type="string">
            <text:p>https://www.youtube.com/watch?v=vh6swagIGMg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office:value-type="string" calcext:value-type="string">
            <text:p>Vstar calculations</text:p>
          </table:table-cell>
          <table:table-cell table:number-columns-repeated="9"/>
        </table:table-row>
        <table:table-row table:style-name="ro1">
          <table:table-cell table:number-columns-repeated="3"/>
          <table:table-cell table:formula="of:=SUM([.D20:.D23])" office:value-type="float" office:value="281" calcext:value-type="float">
            <text:p>281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formula="of:=SUM([.D20:.D23])/SUM([.F20:.F23])" office:value-type="float" office:value="10.4074074074074" calcext:value-type="float">
            <text:p>10.4074074074074</text:p>
          </table:table-cell>
          <table:table-cell table:formula="of:=1/[.G19]" office:value-type="float" office:value="0.096085409252669" calcext:value-type="float">
            <text:p>0.096085409252669</text:p>
          </table:table-cell>
          <table:table-cell/>
          <table:table-cell office:value-type="string" calcext:value-type="string">
            <text:p>Go</text:p>
          </table:table-cell>
          <table:table-cell table:formula="of:=SUM([.L19:.M19])" office:value-type="float" office:value="385" calcext:value-type="float">
            <text:p>385</text:p>
          </table:table-cell>
          <table:table-cell office:value-type="float" office:value="342" calcext:value-type="float">
            <text:p>342</text:p>
          </table:table-cell>
          <table:table-cell office:value-type="float" office:value="43" calcext:value-type="float">
            <text:p>43</text:p>
          </table:table-cell>
          <table:table-cell table:formula="of:=SUM([.K19])/SUM([.M19])" office:value-type="float" office:value="8.95348837209302" calcext:value-type="float">
            <text:p>8.95348837209302</text:p>
          </table:table-cell>
          <table:table-cell table:formula="of:=1/[.N19]" office:value-type="float" office:value="0.111688311688312" calcext:value-type="float">
            <text:p>0.111688311688312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Astral</text:p>
          </table:table-cell>
          <table:table-cell table:formula="of:=SUM([.E20:.F20])" office:value-type="float" office:value="80" calcext:value-type="float">
            <text:p>80</text:p>
          </table:table-cell>
          <table:table-cell office:value-type="float" office:value="72" calcext:value-type="float">
            <text:p>72</text:p>
          </table:table-cell>
          <table:table-cell office:value-type="float" office:value="8" calcext:value-type="float">
            <text:p>8</text:p>
          </table:table-cell>
          <table:table-cell table:formula="of:=SUM([.D20])/SUM([.F20])" office:value-type="float" office:value="10" calcext:value-type="float">
            <text:p>10</text:p>
          </table:table-cell>
          <table:table-cell table:formula="of:=1/[.G20]" office:value-type="float" office:value="0.1" calcext:value-type="float">
            <text:p>0.1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BS</text:p>
          </table:table-cell>
          <table:table-cell table:formula="of:=SUM([.E21:.F21])"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11" calcext:value-type="float">
            <text:p>11</text:p>
          </table:table-cell>
          <table:table-cell table:formula="of:=SUM([.D21])/SUM([.F21])" office:value-type="float" office:value="10.7272727272727" calcext:value-type="float">
            <text:p>10.7272727272727</text:p>
          </table:table-cell>
          <table:table-cell table:formula="of:=1/[.G21]" office:value-type="float" office:value="0.0932203389830509" calcext:value-type="float">
            <text:p>0.0932203389830509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lost origin</text:p>
          </table:table-cell>
          <table:table-cell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formula="of:=SUM([.D22])/SUM([.F22])" office:value-type="float" office:value="10.375" calcext:value-type="float">
            <text:p>10.375</text:p>
          </table:table-cell>
          <table:table-cell table:formula="of:=1/[.G22]" office:value-type="float" office:value="0.0963855421686747" calcext:value-type="float">
            <text:p>0.0963855421686747</text:p>
          </table:table-cell>
          <table:table-cell table:number-columns-repeated="7"/>
        </table:table-row>
        <table:table-row table:style-name="ro1" table:number-rows-repeated="3">
          <table:table-cell table:number-columns-repeated="15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11"/>
        </table:table-row>
        <table:table-row table:style-name="ro1">
          <table:table-cell/>
          <table:table-cell table:formula="of:=SUM([.C27:.D27])"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Ditto</text:p>
          </table:table-cell>
          <table:table-cell office:value-type="string" calcext:value-type="string">
            <text:p>Radiant</text:p>
          </table:table-cell>
          <table:table-cell table:number-columns-repeated="10"/>
        </table:table-row>
        <table:table-row table:style-name="ro1">
          <table:table-cell/>
          <table:table-cell table:formula="of:=SUM([.C29:.F29])" office:value-type="float" office:value="34" calcext:value-type="float">
            <text:p>34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FA V</text:p>
          </table:table-cell>
          <table:table-cell office:value-type="string" calcext:value-type="string">
            <text:p>FA support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gold</text:p>
          </table:table-cell>
          <table:table-cell table:number-columns-repeated="4"/>
        </table:table-row>
        <table:table-row table:style-name="ro1">
          <table:table-cell/>
          <table:table-cell table:formula="of:=SUM([.C31:.K31])" office:value-type="float" office:value="34" calcext:value-type="float">
            <text:p>34</text:p>
          </table:table-cell>
          <table:table-cell office:value-type="float" office:value="23" calcext:value-type="float">
            <text:p>23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BOOster bundle data" table:style-name="ta1">
        <table:table-column table:style-name="co8" table:number-columns-repeated="7" table:default-cell-style-name="Default"/>
        <table:table-row table:style-name="ro1">
          <table:table-cell office:value-type="string" calcext:value-type="string">
            <text:p>https://www.youtube.com/watch?v=gC-WCFieAwA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darkrai</text:p>
          </table:table-cell>
          <table:table-cell table:formula="of:=COUNTIF([.A$1:.A1048]; [.F6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hatterene</text:p>
          </table:table-cell>
          <table:table-cell table:formula="of:=COUNTIF([.A$1:.A1049]; [.F7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mewtwo</text:p>
          </table:table-cell>
          <table:table-cell table:formula="of:=COUNTIF([.A$1:.A1050]; [.F8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mimikyu</text:p>
          </table:table-cell>
          <table:table-cell table:formula="of:=COUNTIF([.A$1:.A1051]; [.F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trevenent</text:p>
          </table:table-cell>
          <table:table-cell table:formula="of:=COUNTIF([.A$1:.A1052]; [.F1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mismagius</text:p>
          </table:table-cell>
          <table:table-cell table:formula="of:=COUNTIF([.A$1:.A1053]; [.F1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dusknoir</text:p>
          </table:table-cell>
          <table:table-cell table:formula="of:=COUNTIF([.A$1:.A1054]; [.F1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gourgiest</text:p>
          </table:table-cell>
          <table:table-cell table:formula="of:=COUNTIF([.A$1:.A1055]; [.F13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chandelure</text:p>
          </table:table-cell>
          <table:table-cell table:formula="of:=COUNTIF([.A$1:.A1056]; [.F1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gengar</text:p>
          </table:table-cell>
          <table:table-cell table:formula="of:=COUNTIF([.A$1:.A1057]; [.F15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phantump</text:p>
          </table:table-cell>
          <table:table-cell table:formula="of:=COUNTIF([.B$1:.B1060]; [.F18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zubat</text:p>
          </table:table-cell>
          <table:table-cell table:formula="of:=COUNTIF([.B$1:.B1061]; [.F19])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hatenna</text:p>
          </table:table-cell>
          <table:table-cell table:formula="of:=COUNTIF([.B$1:.B1062]; [.F20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hattrem</text:p>
          </table:table-cell>
          <table:table-cell table:formula="of:=COUNTIF([.B$1:.B1063]; [.F2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spinarak</text:p>
          </table:table-cell>
          <table:table-cell table:formula="of:=COUNTIF([.B$1:.B1064]; [.F22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ariados</text:p>
          </table:table-cell>
          <table:table-cell table:formula="of:=COUNTIF([.B$1:.B1065]; [.F23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litwick</text:p>
          </table:table-cell>
          <table:table-cell table:formula="of:=COUNTIF([.B$1:.B1066]; [.F24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cubone</text:p>
          </table:table-cell>
          <table:table-cell table:formula="of:=COUNTIF([.B$1:.B1067]; [.F25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pikachu</text:p>
          </table:table-cell>
          <table:table-cell table:formula="of:=COUNTIF([.B$1:.B1068]; [.F26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lampent</text:p>
          </table:table-cell>
          <table:table-cell table:formula="of:=COUNTIF([.B$1:.B1069]; [.F27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2"/>
          <table:table-cell office:value-type="string" calcext:value-type="string">
            <text:p>haunter</text:p>
          </table:table-cell>
          <table:table-cell table:formula="of:=COUNTIF([.C$1:.C1071]; [.F29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2"/>
          <table:table-cell office:value-type="string" calcext:value-type="string">
            <text:p>nickit</text:p>
          </table:table-cell>
          <table:table-cell table:formula="of:=COUNTIF([.C$1:.C1072]; [.F30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gastly</text:p>
          </table:table-cell>
          <table:table-cell table:number-columns-repeated="2"/>
          <table:table-cell office:value-type="string" calcext:value-type="string">
            <text:p>polteagiest</text:p>
          </table:table-cell>
          <table:table-cell table:formula="of:=COUNTIF([.C$1:.C1073]; [.F31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haunter</text:p>
          </table:table-cell>
          <table:table-cell table:number-columns-repeated="2"/>
          <table:table-cell office:value-type="string" calcext:value-type="string">
            <text:p>sinistea</text:p>
          </table:table-cell>
          <table:table-cell table:formula="of:=COUNTIF([.C$1:.C1074]; [.F32])"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pumpkaboo</text:p>
          </table:table-cell>
          <table:table-cell table:number-columns-repeated="2"/>
          <table:table-cell office:value-type="string" calcext:value-type="string">
            <text:p>misdreavus</text:p>
          </table:table-cell>
          <table:table-cell table:formula="of:=COUNTIF([.C$1:.C1075]; [.F33]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urkrow</text:p>
          </table:table-cell>
          <table:table-cell table:number-columns-repeated="2"/>
          <table:table-cell office:value-type="string" calcext:value-type="string">
            <text:p>gastly</text:p>
          </table:table-cell>
          <table:table-cell table:formula="of:=COUNTIF([.C$1:.C1076]; [.F34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2"/>
          <table:table-cell office:value-type="string" calcext:value-type="string">
            <text:p>murkrow</text:p>
          </table:table-cell>
          <table:table-cell table:formula="of:=COUNTIF([.C$1:.C1077]; [.F35]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duskull</text:p>
          </table:table-cell>
          <table:table-cell table:number-columns-repeated="2"/>
          <table:table-cell office:value-type="string" calcext:value-type="string">
            <text:p>dusclops</text:p>
          </table:table-cell>
          <table:table-cell table:formula="of:=COUNTIF([.C$1:.C1078]; [.F36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nickit</text:p>
          </table:table-cell>
          <table:table-cell table:number-columns-repeated="2"/>
          <table:table-cell office:value-type="string" calcext:value-type="string">
            <text:p>duskull</text:p>
          </table:table-cell>
          <table:table-cell table:formula="of:=COUNTIF([.C$1:.C1079]; [.F37])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polteagiest</text:p>
          </table:table-cell>
          <table:table-cell table:number-columns-repeated="2"/>
          <table:table-cell office:value-type="string" calcext:value-type="string">
            <text:p>pumpkaboo</text:p>
          </table:table-cell>
          <table:table-cell table:formula="of:=COUNTIF([.C$1:.C1080]; [.F38]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LbzdT5UzKq8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https://www.youtube.com/watch?v=0PdHYw-fTRU</text:p>
          </table:table-cell>
          <table:table-cell table:number-columns-repeated="6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ourgies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misdreavu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atterene</text:p>
          </table:table-cell>
          <table:table-cell office:value-type="string" calcext:value-type="string">
            <text:p>hatenna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ewtwo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pikachu</text:p>
          </table:table-cell>
          <table:table-cell office:value-type="string" calcext:value-type="string">
            <text:p>duskul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zubat</text:p>
          </table:table-cell>
          <table:table-cell office:value-type="string" calcext:value-type="string">
            <text:p>nicki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genga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olteagiest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phantump</text:p>
          </table:table-cell>
          <table:table-cell office:value-type="string" calcext:value-type="string">
            <text:p>dusclop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mikyu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handelure</text:p>
          </table:table-cell>
          <table:table-cell office:value-type="string" calcext:value-type="string">
            <text:p>lampent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murkrow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spinarak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rkrai</text:p>
          </table:table-cell>
          <table:table-cell office:value-type="string" calcext:value-type="string">
            <text:p>litwick</text:p>
          </table:table-cell>
          <table:table-cell office:value-type="string" calcext:value-type="string">
            <text:p>siniste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revenent</text:p>
          </table:table-cell>
          <table:table-cell office:value-type="string" calcext:value-type="string">
            <text:p>cubone</text:p>
          </table:table-cell>
          <table:table-cell office:value-type="string" calcext:value-type="string">
            <text:p>pumpkabo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usknoir</text:p>
          </table:table-cell>
          <table:table-cell office:value-type="string" calcext:value-type="string">
            <text:p>hattrem</text:p>
          </table:table-cell>
          <table:table-cell office:value-type="string" calcext:value-type="string">
            <text:p>haunte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smagius</text:p>
          </table:table-cell>
          <table:table-cell office:value-type="string" calcext:value-type="string">
            <text:p>ariados</text:p>
          </table:table-cell>
          <table:table-cell office:value-type="string" calcext:value-type="string">
            <text:p>gastly</text:p>
          </table:table-cell>
          <table:table-cell table:number-columns-repeated="4"/>
        </table:table-row>
      </table:table>
      <table:table table:name="POP data" table:style-name="ta1">
        <table:table-column table:style-name="co8" table:number-columns-repeated="54" table:default-cell-style-name="Default"/>
        <table:table-row table:style-name="ro1">
          <table:table-cell office:value-type="string" calcext:value-type="string">
            <text:p>POP 1</text:p>
          </table:table-cell>
          <table:table-cell/>
          <table:table-cell office:value-type="string" calcext:value-type="string">
            <text:p>Sample size:</text:p>
          </table:table-cell>
          <table:table-cell table:formula="of:=SUM([.C4];[.C11];[.C18];[.C25])" office:value-type="float" office:value="132" calcext:value-type="float">
            <text:p>132</text:p>
          </table:table-cell>
          <table:table-cell table:number-columns-repeated="2"/>
          <table:table-cell office:value-type="string" calcext:value-type="string">
            <text:p>POP 2</text:p>
          </table:table-cell>
          <table:table-cell/>
          <table:table-cell office:value-type="string" calcext:value-type="string">
            <text:p>Sample size:</text:p>
          </table:table-cell>
          <table:table-cell table:formula="of:=SUM([.I4];[.I11];[.I18];[.I26])" office:value-type="float" office:value="130" calcext:value-type="float">
            <text:p>130</text:p>
          </table:table-cell>
          <table:table-cell table:number-columns-repeated="2"/>
          <table:table-cell office:value-type="string" calcext:value-type="string">
            <text:p>POP 3</text:p>
          </table:table-cell>
          <table:table-cell/>
          <table:table-cell office:value-type="string" calcext:value-type="string">
            <text:p>Sample size:</text:p>
          </table:table-cell>
          <table:table-cell table:formula="of:=SUM([.O4];[.O11];[.O18];[.O26])" office:value-type="float" office:value="167" calcext:value-type="float">
            <text:p>167</text:p>
          </table:table-cell>
          <table:table-cell table:number-columns-repeated="2"/>
          <table:table-cell office:value-type="string" calcext:value-type="string">
            <text:p>POP 4</text:p>
          </table:table-cell>
          <table:table-cell/>
          <table:table-cell office:value-type="string" calcext:value-type="string">
            <text:p>Sample size:</text:p>
          </table:table-cell>
          <table:table-cell table:formula="of:=SUM([.U4];[.U12];[.U19];[.U26])" office:value-type="float" office:value="162" calcext:value-type="float">
            <text:p>162</text:p>
          </table:table-cell>
          <table:table-cell table:number-columns-repeated="2"/>
          <table:table-cell office:value-type="string" calcext:value-type="string">
            <text:p>POP 5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A4];[.AA12];[.AA19];[.AA25])" office:value-type="float" office:value="488" calcext:value-type="float">
            <text:p>488</text:p>
          </table:table-cell>
          <table:table-cell table:number-columns-repeated="2"/>
          <table:table-cell office:value-type="string" calcext:value-type="string">
            <text:p>POP 6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G4];[.AG13];[.AG20])" office:value-type="float" office:value="96" calcext:value-type="float">
            <text:p>96</text:p>
          </table:table-cell>
          <table:table-cell table:number-columns-repeated="2"/>
          <table:table-cell office:value-type="string" calcext:value-type="string">
            <text:p>POP 7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M4];[.AM13];[.AM20])" office:value-type="float" office:value="95" calcext:value-type="float">
            <text:p>95</text:p>
          </table:table-cell>
          <table:table-cell table:number-columns-repeated="2"/>
          <table:table-cell office:value-type="string" calcext:value-type="string">
            <text:p>POP 8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S4];[.AS13];[.AS20])" office:value-type="float" office:value="136" calcext:value-type="float">
            <text:p>136</text:p>
          </table:table-cell>
          <table:table-cell table:number-columns-repeated="2"/>
          <table:table-cell office:value-type="string" calcext:value-type="string">
            <text:p>POP 9</text:p>
          </table:table-cell>
          <table:table-cell/>
          <table:table-cell office:value-type="string" calcext:value-type="string">
            <text:p>Sample size:</text:p>
          </table:table-cell>
          <table:table-cell table:formula="of:=SUM([.AY4];[.AY13];[.AY20])" office:value-type="float" office:value="103" calcext:value-type="float">
            <text:p>103</text:p>
          </table:table-cell>
          <table:table-cell table:number-columns-repeated="2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  <table:table-cell table:number-columns-repeated="3"/>
          <table:table-cell office:value-type="string" calcext:value-type="string">
            <text:p>In %</text:p>
          </table:table-cell>
          <table:table-cell/>
          <table:table-cell office:value-type="string" calcext:value-type="string">
            <text:p>per card</text:p>
          </table:table-cell>
        </table:table-row>
        <table:table-row table:style-name="ro1">
          <table:table-cell office:value-type="string" calcext:value-type="string">
            <text:p>Common:</text:p>
          </table:table-cell>
          <table:table-cell table:formula="of:=SUM([.B5:.B9])" office:value-type="float" office:value="106" calcext:value-type="float">
            <text:p>106</text:p>
          </table:table-cell>
          <table:table-cell table:formula="of:=SUM([.C5:.C9])" office:value-type="float" office:value="102" calcext:value-type="float">
            <text:p>102</text:p>
          </table:table-cell>
          <table:table-cell table:formula="of:=[.B4]/[.$D$1]*100" office:value-type="float" office:value="80.3030303030303" calcext:value-type="float">
            <text:p>80.3030303030303</text:p>
          </table:table-cell>
          <table:table-cell table:formula="of:=[.C4]/[.$D$1]*100" office:value-type="float" office:value="77.2727272727273" calcext:value-type="float">
            <text:p>77.2727272727273</text:p>
          </table:table-cell>
          <table:table-cell table:formula="of:=[.E4]/5" office:value-type="float" office:value="15.4545454545455" calcext:value-type="float">
            <text:p>15.4545454545455</text:p>
          </table:table-cell>
          <table:table-cell office:value-type="string" calcext:value-type="string">
            <text:p>Common:</text:p>
          </table:table-cell>
          <table:table-cell table:formula="of:=SUM([.H5:.H9])" office:value-type="float" office:value="111" calcext:value-type="float">
            <text:p>111</text:p>
          </table:table-cell>
          <table:table-cell table:formula="of:=SUM([.I5:.I9])" office:value-type="float" office:value="92" calcext:value-type="float">
            <text:p>92</text:p>
          </table:table-cell>
          <table:table-cell table:formula="of:=[.H4]/[.$J$1]*100" office:value-type="float" office:value="85.3846153846154" calcext:value-type="float">
            <text:p>85.3846153846154</text:p>
          </table:table-cell>
          <table:table-cell table:formula="of:=[.I4]/[.$J$1]*100" office:value-type="float" office:value="70.7692307692308" calcext:value-type="float">
            <text:p>70.7692307692308</text:p>
          </table:table-cell>
          <table:table-cell table:formula="of:=[.K4]/5" office:value-type="float" office:value="14.1538461538462" calcext:value-type="float">
            <text:p>14.1538461538462</text:p>
          </table:table-cell>
          <table:table-cell office:value-type="string" calcext:value-type="string">
            <text:p>Common:</text:p>
          </table:table-cell>
          <table:table-cell table:formula="of:=SUM([.N5:.N9])" office:value-type="float" office:value="134" calcext:value-type="float">
            <text:p>134</text:p>
          </table:table-cell>
          <table:table-cell table:formula="of:=SUM([.O5:.O9])" office:value-type="float" office:value="131" calcext:value-type="float">
            <text:p>131</text:p>
          </table:table-cell>
          <table:table-cell table:formula="of:=[.N4]/[.P1]*100" office:value-type="float" office:value="80.2395209580838" calcext:value-type="float">
            <text:p>80.2395209580838</text:p>
          </table:table-cell>
          <table:table-cell table:formula="of:=[.O4]/[.P1]*100" office:value-type="float" office:value="78.4431137724551" calcext:value-type="float">
            <text:p>78.4431137724551</text:p>
          </table:table-cell>
          <table:table-cell table:formula="of:=[.Q4]/5" office:value-type="float" office:value="15.688622754491" calcext:value-type="float">
            <text:p>15.688622754491</text:p>
          </table:table-cell>
          <table:table-cell office:value-type="string" calcext:value-type="string">
            <text:p>Common:</text:p>
          </table:table-cell>
          <table:table-cell table:formula="of:=SUM([.T5:.T10])" office:value-type="float" office:value="131" calcext:value-type="float">
            <text:p>131</text:p>
          </table:table-cell>
          <table:table-cell table:formula="of:=SUM([.U5:.U10])" office:value-type="float" office:value="126" calcext:value-type="float">
            <text:p>126</text:p>
          </table:table-cell>
          <table:table-cell table:formula="of:=[.T4]/[.V1]*100" office:value-type="float" office:value="80.8641975308642" calcext:value-type="float">
            <text:p>80.8641975308642</text:p>
          </table:table-cell>
          <table:table-cell table:formula="of:=[.U4]/[.V1]*100" office:value-type="float" office:value="77.7777777777778" calcext:value-type="float">
            <text:p>77.7777777777778</text:p>
          </table:table-cell>
          <table:table-cell table:formula="of:=[.W4]/6" office:value-type="float" office:value="12.962962962963" calcext:value-type="float">
            <text:p>12.962962962963</text:p>
          </table:table-cell>
          <table:table-cell office:value-type="string" calcext:value-type="string">
            <text:p>Common:</text:p>
          </table:table-cell>
          <table:table-cell table:formula="of:=SUM([.Z5:.Z10])" office:value-type="float" office:value="410" calcext:value-type="float">
            <text:p>410</text:p>
          </table:table-cell>
          <table:table-cell table:formula="of:=SUM([.AA5:.AA10])" office:value-type="float" office:value="352" calcext:value-type="float">
            <text:p>352</text:p>
          </table:table-cell>
          <table:table-cell table:formula="of:=[.Z4]/[.AB1]*100" office:value-type="float" office:value="84.016393442623" calcext:value-type="float">
            <text:p>84.016393442623</text:p>
          </table:table-cell>
          <table:table-cell table:formula="of:=[.AA4]/[.AB1]*100" office:value-type="float" office:value="72.1311475409836" calcext:value-type="float">
            <text:p>72.1311475409836</text:p>
          </table:table-cell>
          <table:table-cell table:formula="of:=[.AC4]/6" office:value-type="float" office:value="12.0218579234973" calcext:value-type="float">
            <text:p>12.0218579234973</text:p>
          </table:table-cell>
          <table:table-cell office:value-type="string" calcext:value-type="string">
            <text:p>Common:</text:p>
          </table:table-cell>
          <table:table-cell table:formula="of:=SUM([.AF5:.AF11])" office:value-type="float" office:value="83" calcext:value-type="float">
            <text:p>83</text:p>
          </table:table-cell>
          <table:table-cell table:formula="of:=SUM([.AG5:.AG11])" office:value-type="float" office:value="0" calcext:value-type="float">
            <text:p>0</text:p>
          </table:table-cell>
          <table:table-cell table:formula="of:=[.AF4]/[.AH1]*100" office:value-type="float" office:value="86.4583333333333" calcext:value-type="float">
            <text:p>86.4583333333333</text:p>
          </table:table-cell>
          <table:table-cell table:formula="of:=[.AG4]/[.AH1]*100" office:value-type="float" office:value="0" calcext:value-type="float">
            <text:p>0</text:p>
          </table:table-cell>
          <table:table-cell table:formula="of:=SUM([.AH4:.AI4])/7" office:value-type="float" office:value="12.3511904761905" calcext:value-type="float">
            <text:p>12.3511904761905</text:p>
          </table:table-cell>
          <table:table-cell office:value-type="string" calcext:value-type="string">
            <text:p>Common:</text:p>
          </table:table-cell>
          <table:table-cell table:formula="of:=SUM([.AL5:.AL11])" office:value-type="float" office:value="75" calcext:value-type="float">
            <text:p>75</text:p>
          </table:table-cell>
          <table:table-cell table:formula="of:=SUM([.AM5:.AM11])" office:value-type="float" office:value="80" calcext:value-type="float">
            <text:p>80</text:p>
          </table:table-cell>
          <table:table-cell table:formula="of:=[.AL4]/[.AN1]*100" office:value-type="float" office:value="78.9473684210526" calcext:value-type="float">
            <text:p>78.9473684210526</text:p>
          </table:table-cell>
          <table:table-cell table:formula="of:=[.AM4]/[.AN1]*100" office:value-type="float" office:value="84.2105263157895" calcext:value-type="float">
            <text:p>84.2105263157895</text:p>
          </table:table-cell>
          <table:table-cell table:formula="of:=SUM([.AN4:.AO4])/7" office:value-type="float" office:value="23.3082706766917" calcext:value-type="float">
            <text:p>23.3082706766917</text:p>
          </table:table-cell>
          <table:table-cell office:value-type="string" calcext:value-type="string">
            <text:p>Common:</text:p>
          </table:table-cell>
          <table:table-cell table:formula="of:=SUM([.AR5:.AR11])" office:value-type="float" office:value="69" calcext:value-type="float">
            <text:p>69</text:p>
          </table:table-cell>
          <table:table-cell table:formula="of:=SUM([.AS5:.AS11])" office:value-type="float" office:value="136" calcext:value-type="float">
            <text:p>136</text:p>
          </table:table-cell>
          <table:table-cell table:formula="of:=[.AR4]/[.AT1]*100" office:value-type="float" office:value="50.7352941176471" calcext:value-type="float">
            <text:p>50.7352941176471</text:p>
          </table:table-cell>
          <table:table-cell table:formula="of:=[.AS4]/[.AT1]*100" office:value-type="float" office:value="100" calcext:value-type="float">
            <text:p>100</text:p>
          </table:table-cell>
          <table:table-cell table:formula="of:=SUM([.AT4:.AU4])/6" office:value-type="float" office:value="25.1225490196078" calcext:value-type="float">
            <text:p>25.1225490196078</text:p>
          </table:table-cell>
          <table:table-cell office:value-type="string" calcext:value-type="string">
            <text:p>Common:</text:p>
          </table:table-cell>
          <table:table-cell table:formula="of:=SUM([.AX5:.AX11])" office:value-type="float" office:value="57" calcext:value-type="float">
            <text:p>57</text:p>
          </table:table-cell>
          <table:table-cell table:formula="of:=SUM([.AY5:.AY11])" office:value-type="float" office:value="103" calcext:value-type="float">
            <text:p>103</text:p>
          </table:table-cell>
          <table:table-cell table:formula="of:=[.AX4]/[.AZ1]*100" office:value-type="float" office:value="55.3398058252427" calcext:value-type="float">
            <text:p>55.3398058252427</text:p>
          </table:table-cell>
          <table:table-cell table:formula="of:=[.AY4]/[.AZ1]*100" office:value-type="float" office:value="100" calcext:value-type="float">
            <text:p>100</text:p>
          </table:table-cell>
          <table:table-cell table:formula="of:=SUM([.AZ4:.BA4])/6" office:value-type="float" office:value="25.8899676375405" calcext:value-type="float">
            <text:p>25.8899676375405</text:p>
          </table:table-cell>
        </table:table-row>
        <table:table-row table:style-name="ro1">
          <table:table-cell office:value-type="string" calcext:value-type="string">
            <text:p>swellow</text:p>
          </table:table-cell>
          <table:table-cell table:formula="of:=COUNTIF([.A$32:.A1049];[.A5])" office:value-type="float" office:value="25" calcext:value-type="float">
            <text:p>25</text:p>
          </table:table-cell>
          <table:table-cell table:formula="of:=COUNTIF([.B$32:.B1049];[.$A5])" office:value-type="float" office:value="20" calcext:value-type="float">
            <text:p>20</text:p>
          </table:table-cell>
          <table:table-cell table:formula="of:=[.B5]/[.$D$1]*100" office:value-type="float" office:value="18.9393939393939" calcext:value-type="float">
            <text:p>18.9393939393939</text:p>
          </table:table-cell>
          <table:table-cell table:formula="of:=[.C5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bulbasaur</text:p>
          </table:table-cell>
          <table:table-cell table:formula="of:=COUNTIF([.G$32:.G1049];[.G5])" office:value-type="float" office:value="24" calcext:value-type="float">
            <text:p>24</text:p>
          </table:table-cell>
          <table:table-cell table:formula="of:=COUNTIF([.H$32:.H1049];[.G5])" office:value-type="float" office:value="22" calcext:value-type="float">
            <text:p>22</text:p>
          </table:table-cell>
          <table:table-cell table:formula="of:=[.H5]/[.$J$1]*100" office:value-type="float" office:value="18.4615384615385" calcext:value-type="float">
            <text:p>18.4615384615385</text:p>
          </table:table-cell>
          <table:table-cell table:formula="of:=[.I5]/[.$J$1]*100" office:value-type="float" office:value="16.9230769230769" calcext:value-type="float">
            <text:p>16.9230769230769</text:p>
          </table:table-cell>
          <table:table-cell/>
          <table:table-cell office:value-type="string" calcext:value-type="string">
            <text:p>ditto</text:p>
          </table:table-cell>
          <table:table-cell table:formula="of:=COUNTIF([.M$32:.M1049];[.M5])" office:value-type="float" office:value="31" calcext:value-type="float">
            <text:p>31</text:p>
          </table:table-cell>
          <table:table-cell table:formula="of:=COUNTIF([.N$32:.N1049];[.M5])" office:value-type="float" office:value="20" calcext:value-type="float">
            <text:p>20</text:p>
          </table:table-cell>
          <table:table-cell table:formula="of:=[.N5]/[.P1]*100" office:value-type="float" office:value="18.562874251497" calcext:value-type="float">
            <text:p>18.562874251497</text:p>
          </table:table-cell>
          <table:table-cell table:formula="of:=[.O5]/[.P1]*100" office:value-type="float" office:value="11.9760479041916" calcext:value-type="float">
            <text:p>11.9760479041916</text:p>
          </table:table-cell>
          <table:table-cell/>
          <table:table-cell office:value-type="string" calcext:value-type="string">
            <text:p>mudkip</text:p>
          </table:table-cell>
          <table:table-cell table:formula="of:=COUNTIF([.S$32:.S1049];[.S5])" office:value-type="float" office:value="18" calcext:value-type="float">
            <text:p>18</text:p>
          </table:table-cell>
          <table:table-cell table:formula="of:=COUNTIF([.T$32:.T1049];[.S5])" office:value-type="float" office:value="23" calcext:value-type="float">
            <text:p>23</text:p>
          </table:table-cell>
          <table:table-cell table:formula="of:=[.T5]/[.V1]*100" office:value-type="float" office:value="11.1111111111111" calcext:value-type="float">
            <text:p>11.1111111111111</text:p>
          </table:table-cell>
          <table:table-cell table:formula="of:=[.U5]/[.V1]*100" office:value-type="float" office:value="14.1975308641975" calcext:value-type="float">
            <text:p>14.1975308641975</text:p>
          </table:table-cell>
          <table:table-cell/>
          <table:table-cell office:value-type="string" calcext:value-type="string">
            <text:p>charmander</text:p>
          </table:table-cell>
          <table:table-cell table:formula="of:=COUNTIF([.Y$32:.Y1049];[.Y5])" office:value-type="float" office:value="67" calcext:value-type="float">
            <text:p>67</text:p>
          </table:table-cell>
          <table:table-cell table:formula="of:=COUNTIF([.Z$32:.Z1049];[.Y5])" office:value-type="float" office:value="58" calcext:value-type="float">
            <text:p>58</text:p>
          </table:table-cell>
          <table:table-cell table:formula="of:=[.Z5]/[.AB1]*100" office:value-type="float" office:value="13.7295081967213" calcext:value-type="float">
            <text:p>13.7295081967213</text:p>
          </table:table-cell>
          <table:table-cell table:formula="of:=[.AA5]/[.AB1]*100" office:value-type="float" office:value="11.8852459016393" calcext:value-type="float">
            <text:p>11.8852459016393</text:p>
          </table:table-cell>
          <table:table-cell/>
          <table:table-cell office:value-type="string" calcext:value-type="string">
            <text:p>buneary</text:p>
          </table:table-cell>
          <table:table-cell table:formula="of:=COUNTIF([.AE$32:.AE1049];[.AE5])" office:value-type="float" office:value="10" calcext:value-type="float">
            <text:p>10</text:p>
          </table:table-cell>
          <table:table-cell table:formula="of:=COUNTIF([.AF$32:.AF1049];[.AE5])" office:value-type="float" office:value="0" calcext:value-type="float">
            <text:p>0</text:p>
          </table:table-cell>
          <table:table-cell table:formula="of:=[.AF5]/[.AH1]*100" office:value-type="float" office:value="10.4166666666667" calcext:value-type="float">
            <text:p>10.4166666666667</text:p>
          </table:table-cell>
          <table:table-cell table:formula="of:=[.AG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leaf</text:p>
          </table:table-cell>
          <table:table-cell table:formula="of:=COUNTIF([.AK$32:.AK1049];[.AK5])" office:value-type="float" office:value="17" calcext:value-type="float">
            <text:p>17</text:p>
          </table:table-cell>
          <table:table-cell table:formula="of:=COUNTIF([.AL$32:.AL1049];[.AK5])" office:value-type="float" office:value="8" calcext:value-type="float">
            <text:p>8</text:p>
          </table:table-cell>
          <table:table-cell table:formula="of:=[.AL5]/[.AN1]*100" office:value-type="float" office:value="17.8947368421053" calcext:value-type="float">
            <text:p>17.8947368421053</text:p>
          </table:table-cell>
          <table:table-cell table:formula="of:=[.AM5]/[.AN1]*100" office:value-type="float" office:value="8.42105263157895" calcext:value-type="float">
            <text:p>8.4210526315789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Q$32:.AQ1049];[.AQ5])" office:value-type="float" office:value="18" calcext:value-type="float">
            <text:p>18</text:p>
          </table:table-cell>
          <table:table-cell table:formula="of:=COUNTIF([.AR$32:.AR1049];[.AQ5])" office:value-type="float" office:value="15" calcext:value-type="float">
            <text:p>15</text:p>
          </table:table-cell>
          <table:table-cell table:formula="of:=[.AR5]/[.AT1]*100" office:value-type="float" office:value="13.2352941176471" calcext:value-type="float">
            <text:p>13.2352941176471</text:p>
          </table:table-cell>
          <table:table-cell table:formula="of:=[.AS5]/[.AT1]*100" office:value-type="float" office:value="11.0294117647059" calcext:value-type="float">
            <text:p>11.0294117647059</text:p>
          </table:table-cell>
          <table:table-cell/>
          <table:table-cell office:value-type="string" calcext:value-type="string">
            <text:p>buneary</text:p>
          </table:table-cell>
          <table:table-cell table:formula="of:=COUNTIF([.AW$32:.AW1049];[.AW5])" office:value-type="float" office:value="10" calcext:value-type="float">
            <text:p>10</text:p>
          </table:table-cell>
          <table:table-cell table:formula="of:=COUNTIF([.AX$32:.AX1049];[.AW5])" office:value-type="float" office:value="18" calcext:value-type="float">
            <text:p>18</text:p>
          </table:table-cell>
          <table:table-cell table:formula="of:=[.AX5]/[.AZ1]*100" office:value-type="float" office:value="9.70873786407767" calcext:value-type="float">
            <text:p>9.70873786407767</text:p>
          </table:table-cell>
          <table:table-cell table:formula="of:=[.AY5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surskit</text:p>
          </table:table-cell>
          <table:table-cell table:formula="of:=COUNTIF([.A$32:.A1050];[.A6])" office:value-type="float" office:value="27" calcext:value-type="float">
            <text:p>27</text:p>
          </table:table-cell>
          <table:table-cell table:formula="of:=COUNTIF([.B$32:.B1050];[.$A6])" office:value-type="float" office:value="20" calcext:value-type="float">
            <text:p>20</text:p>
          </table:table-cell>
          <table:table-cell table:formula="of:=[.B6]/[.$D$1]*100" office:value-type="float" office:value="20.4545454545455" calcext:value-type="float">
            <text:p>20.4545454545455</text:p>
          </table:table-cell>
          <table:table-cell table:formula="of:=[.C6]/[.$D$1]*100" office:value-type="float" office:value="15.1515151515152" calcext:value-type="float">
            <text:p>15.1515151515152</text:p>
          </table:table-cell>
          <table:table-cell/>
          <table:table-cell office:value-type="string" calcext:value-type="string">
            <text:p>cacnea</text:p>
          </table:table-cell>
          <table:table-cell table:formula="of:=COUNTIF([.G$32:.G1050];[.G6])" office:value-type="float" office:value="23" calcext:value-type="float">
            <text:p>23</text:p>
          </table:table-cell>
          <table:table-cell table:formula="of:=COUNTIF([.H$32:.H1050];[.G6])" office:value-type="float" office:value="20" calcext:value-type="float">
            <text:p>20</text:p>
          </table:table-cell>
          <table:table-cell table:formula="of:=[.H6]/[.$J$1]*100" office:value-type="float" office:value="17.6923076923077" calcext:value-type="float">
            <text:p>17.6923076923077</text:p>
          </table:table-cell>
          <table:table-cell table:formula="of:=[.I6]/[.$J$1]*100" office:value-type="float" office:value="15.3846153846154" calcext:value-type="float">
            <text:p>15.3846153846154</text:p>
          </table:table-cell>
          <table:table-cell/>
          <table:table-cell office:value-type="string" calcext:value-type="string">
            <text:p>eevee</text:p>
          </table:table-cell>
          <table:table-cell table:formula="of:=COUNTIF([.M$32:.M1050];[.M6])" office:value-type="float" office:value="27" calcext:value-type="float">
            <text:p>27</text:p>
          </table:table-cell>
          <table:table-cell table:formula="of:=COUNTIF([.N$32:.N1050];[.M6])" office:value-type="float" office:value="29" calcext:value-type="float">
            <text:p>29</text:p>
          </table:table-cell>
          <table:table-cell table:formula="of:=[.N6]/[.P1]*100" office:value-type="float" office:value="16.1676646706587" calcext:value-type="float">
            <text:p>16.1676646706587</text:p>
          </table:table-cell>
          <table:table-cell table:formula="of:=[.O6]/[.P1]*100" office:value-type="float" office:value="17.3652694610778" calcext:value-type="float">
            <text:p>17.3652694610778</text:p>
          </table:table-cell>
          <table:table-cell/>
          <table:table-cell office:value-type="string" calcext:value-type="string">
            <text:p>pidgey</text:p>
          </table:table-cell>
          <table:table-cell table:formula="of:=COUNTIF([.S$32:.S1050];[.S6])" office:value-type="float" office:value="22" calcext:value-type="float">
            <text:p>22</text:p>
          </table:table-cell>
          <table:table-cell table:formula="of:=COUNTIF([.T$32:.T1050];[.S6])" office:value-type="float" office:value="26" calcext:value-type="float">
            <text:p>26</text:p>
          </table:table-cell>
          <table:table-cell table:formula="of:=[.T6]/[.V1]*100" office:value-type="float" office:value="13.5802469135802" calcext:value-type="float">
            <text:p>13.5802469135802</text:p>
          </table:table-cell>
          <table:table-cell table:formula="of:=[.U6]/[.V1]*100" office:value-type="float" office:value="16.0493827160494" calcext:value-type="float">
            <text:p>16.0493827160494</text:p>
          </table:table-cell>
          <table:table-cell/>
          <table:table-cell office:value-type="string" calcext:value-type="string">
            <text:p>meowth</text:p>
          </table:table-cell>
          <table:table-cell table:formula="of:=COUNTIF([.Y$32:.Y1050];[.Y6])" office:value-type="float" office:value="73" calcext:value-type="float">
            <text:p>73</text:p>
          </table:table-cell>
          <table:table-cell table:formula="of:=COUNTIF([.Z$32:.Z1050];[.Y6])" office:value-type="float" office:value="56" calcext:value-type="float">
            <text:p>56</text:p>
          </table:table-cell>
          <table:table-cell table:formula="of:=[.Z6]/[.AB1]*100" office:value-type="float" office:value="14.9590163934426" calcext:value-type="float">
            <text:p>14.9590163934426</text:p>
          </table:table-cell>
          <table:table-cell table:formula="of:=[.AA6]/[.AB1]*100" office:value-type="float" office:value="11.4754098360656" calcext:value-type="float">
            <text:p>11.4754098360656</text:p>
          </table:table-cell>
          <table:table-cell/>
          <table:table-cell office:value-type="string" calcext:value-type="string">
            <text:p>cherubi</text:p>
          </table:table-cell>
          <table:table-cell table:formula="of:=COUNTIF([.AE$32:.AE1050];[.AE6])" office:value-type="float" office:value="13" calcext:value-type="float">
            <text:p>13</text:p>
          </table:table-cell>
          <table:table-cell table:formula="of:=COUNTIF([.AF$32:.AF1050];[.AE6])" office:value-type="float" office:value="0" calcext:value-type="float">
            <text:p>0</text:p>
          </table:table-cell>
          <table:table-cell table:formula="of:=[.AF6]/[.AH1]*100" office:value-type="float" office:value="13.5416666666667" calcext:value-type="float">
            <text:p>13.5416666666667</text:p>
          </table:table-cell>
          <table:table-cell table:formula="of:=[.AG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burmy sand</text:p>
          </table:table-cell>
          <table:table-cell table:formula="of:=COUNTIF([.AK$32:.AK1050];[.AK6])" office:value-type="float" office:value="12" calcext:value-type="float">
            <text:p>12</text:p>
          </table:table-cell>
          <table:table-cell table:formula="of:=COUNTIF([.AL$32:.AL1050];[.AK6])" office:value-type="float" office:value="9" calcext:value-type="float">
            <text:p>9</text:p>
          </table:table-cell>
          <table:table-cell table:formula="of:=[.AL6]/[.AN1]*100" office:value-type="float" office:value="12.6315789473684" calcext:value-type="float">
            <text:p>12.6315789473684</text:p>
          </table:table-cell>
          <table:table-cell table:formula="of:=[.AM6]/[.AN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Q$32:.AQ1050];[.AQ6])" office:value-type="float" office:value="14" calcext:value-type="float">
            <text:p>14</text:p>
          </table:table-cell>
          <table:table-cell table:formula="of:=COUNTIF([.AR$32:.AR1050];[.AQ6])" office:value-type="float" office:value="21" calcext:value-type="float">
            <text:p>21</text:p>
          </table:table-cell>
          <table:table-cell table:formula="of:=[.AR6]/[.AT1]*100" office:value-type="float" office:value="10.2941176470588" calcext:value-type="float">
            <text:p>10.2941176470588</text:p>
          </table:table-cell>
          <table:table-cell table:formula="of:=[.AS6]/[.AT1]*100" office:value-type="float" office:value="15.4411764705882" calcext:value-type="float">
            <text:p>15.4411764705882</text:p>
          </table:table-cell>
          <table:table-cell/>
          <table:table-cell office:value-type="string" calcext:value-type="string">
            <text:p>piplup</text:p>
          </table:table-cell>
          <table:table-cell table:formula="of:=COUNTIF([.AW$32:.AW1050];[.AW6])" office:value-type="float" office:value="9" calcext:value-type="float">
            <text:p>9</text:p>
          </table:table-cell>
          <table:table-cell table:formula="of:=COUNTIF([.AX$32:.AX1050];[.AW6])" office:value-type="float" office:value="19" calcext:value-type="float">
            <text:p>19</text:p>
          </table:table-cell>
          <table:table-cell table:formula="of:=[.AX6]/[.AZ1]*100" office:value-type="float" office:value="8.7378640776699" calcext:value-type="float">
            <text:p>8.7378640776699</text:p>
          </table:table-cell>
          <table:table-cell table:formula="of:=[.AY6]/[.AZ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office:value-type="string" calcext:value-type="string">
            <text:p>plusle</text:p>
          </table:table-cell>
          <table:table-cell table:formula="of:=COUNTIF([.A$32:.A1051];[.A7])" office:value-type="float" office:value="15" calcext:value-type="float">
            <text:p>15</text:p>
          </table:table-cell>
          <table:table-cell table:formula="of:=COUNTIF([.B$32:.B1051];[.$A7])" office:value-type="float" office:value="26" calcext:value-type="float">
            <text:p>26</text:p>
          </table:table-cell>
          <table:table-cell table:formula="of:=[.B7]/[.$D$1]*100" office:value-type="float" office:value="11.3636363636364" calcext:value-type="float">
            <text:p>11.3636363636364</text:p>
          </table:table-cell>
          <table:table-cell table:formula="of:=[.C7]/[.$D$1]*100" office:value-type="float" office:value="19.6969696969697" calcext:value-type="float">
            <text:p>19.6969696969697</text:p>
          </table:table-cell>
          <table:table-cell/>
          <table:table-cell office:value-type="string" calcext:value-type="string">
            <text:p>luvdisc</text:p>
          </table:table-cell>
          <table:table-cell table:formula="of:=COUNTIF([.G$32:.G1051];[.G7])" office:value-type="float" office:value="17" calcext:value-type="float">
            <text:p>17</text:p>
          </table:table-cell>
          <table:table-cell table:formula="of:=COUNTIF([.H$32:.H1051];[.G7])" office:value-type="float" office:value="19" calcext:value-type="float">
            <text:p>19</text:p>
          </table:table-cell>
          <table:table-cell table:formula="of:=[.H7]/[.$J$1]*100" office:value-type="float" office:value="13.0769230769231" calcext:value-type="float">
            <text:p>13.0769230769231</text:p>
          </table:table-cell>
          <table:table-cell table:formula="of:=[.I7]/[.$J$1]*100" office:value-type="float" office:value="14.6153846153846" calcext:value-type="float">
            <text:p>14.6153846153846</text:p>
          </table:table-cell>
          <table:table-cell/>
          <table:table-cell office:value-type="string" calcext:value-type="string">
            <text:p>ivysaur</text:p>
          </table:table-cell>
          <table:table-cell table:formula="of:=COUNTIF([.M$32:.M1051];[.M7])" office:value-type="float" office:value="26" calcext:value-type="float">
            <text:p>26</text:p>
          </table:table-cell>
          <table:table-cell table:formula="of:=COUNTIF([.N$32:.N1051];[.M7])" office:value-type="float" office:value="26" calcext:value-type="float">
            <text:p>26</text:p>
          </table:table-cell>
          <table:table-cell table:formula="of:=[.N7]/[.P1]*100" office:value-type="float" office:value="15.5688622754491" calcext:value-type="float">
            <text:p>15.5688622754491</text:p>
          </table:table-cell>
          <table:table-cell table:formula="of:=[.O7]/[.P1]*100" office:value-type="float" office:value="15.5688622754491" calcext:value-type="float">
            <text:p>15.5688622754491</text:p>
          </table:table-cell>
          <table:table-cell/>
          <table:table-cell office:value-type="string" calcext:value-type="string">
            <text:p>pikachu</text:p>
          </table:table-cell>
          <table:table-cell table:formula="of:=COUNTIF([.S$32:.S1051];[.S7])" office:value-type="float" office:value="19" calcext:value-type="float">
            <text:p>19</text:p>
          </table:table-cell>
          <table:table-cell table:formula="of:=COUNTIF([.T$32:.T1051];[.S7])" office:value-type="float" office:value="19" calcext:value-type="float">
            <text:p>19</text:p>
          </table:table-cell>
          <table:table-cell table:formula="of:=[.T7]/[.V1]*100" office:value-type="float" office:value="11.7283950617284" calcext:value-type="float">
            <text:p>11.7283950617284</text:p>
          </table:table-cell>
          <table:table-cell table:formula="of:=[.U7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pikachu</text:p>
          </table:table-cell>
          <table:table-cell table:formula="of:=COUNTIF([.Y$32:.Y1051];[.Y7])" office:value-type="float" office:value="70" calcext:value-type="float">
            <text:p>70</text:p>
          </table:table-cell>
          <table:table-cell table:formula="of:=COUNTIF([.Z$32:.Z1051];[.Y7])" office:value-type="float" office:value="57" calcext:value-type="float">
            <text:p>57</text:p>
          </table:table-cell>
          <table:table-cell table:formula="of:=[.Z7]/[.AB1]*100" office:value-type="float" office:value="14.344262295082" calcext:value-type="float">
            <text:p>14.344262295082</text:p>
          </table:table-cell>
          <table:table-cell table:formula="of:=[.AA7]/[.AB1]*100" office:value-type="float" office:value="11.6803278688525" calcext:value-type="float">
            <text:p>11.680327868852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E$32:.AE1051];[.AE7])" office:value-type="float" office:value="17" calcext:value-type="float">
            <text:p>17</text:p>
          </table:table-cell>
          <table:table-cell table:formula="of:=COUNTIF([.AF$32:.AF1051];[.AE7])" office:value-type="float" office:value="0" calcext:value-type="float">
            <text:p>0</text:p>
          </table:table-cell>
          <table:table-cell table:formula="of:=[.AF7]/[.AH1]*100" office:value-type="float" office:value="17.7083333333333" calcext:value-type="float">
            <text:p>17.7083333333333</text:p>
          </table:table-cell>
          <table:table-cell table:formula="of:=[.AG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corsola</text:p>
          </table:table-cell>
          <table:table-cell table:formula="of:=COUNTIF([.AK$32:.AK1051];[.AK7])" office:value-type="float" office:value="9" calcext:value-type="float">
            <text:p>9</text:p>
          </table:table-cell>
          <table:table-cell table:formula="of:=COUNTIF([.AL$32:.AL1051];[.AK7])" office:value-type="float" office:value="14" calcext:value-type="float">
            <text:p>14</text:p>
          </table:table-cell>
          <table:table-cell table:formula="of:=[.AL7]/[.AN1]*100" office:value-type="float" office:value="9.47368421052632" calcext:value-type="float">
            <text:p>9.47368421052632</text:p>
          </table:table-cell>
          <table:table-cell table:formula="of:=[.AM7]/[.AN1]*100" office:value-type="float" office:value="14.7368421052632" calcext:value-type="float">
            <text:p>14.7368421052632</text:p>
          </table:table-cell>
          <table:table-cell/>
          <table:table-cell office:value-type="string" calcext:value-type="string">
            <text:p>happiny</text:p>
          </table:table-cell>
          <table:table-cell table:formula="of:=COUNTIF([.AQ$32:.AQ1051];[.AQ7])" office:value-type="float" office:value="11" calcext:value-type="float">
            <text:p>11</text:p>
          </table:table-cell>
          <table:table-cell table:formula="of:=COUNTIF([.AR$32:.AR1051];[.AQ7])" office:value-type="float" office:value="26" calcext:value-type="float">
            <text:p>26</text:p>
          </table:table-cell>
          <table:table-cell table:formula="of:=[.AR7]/[.AT1]*100" office:value-type="float" office:value="8.08823529411765" calcext:value-type="float">
            <text:p>8.08823529411765</text:p>
          </table:table-cell>
          <table:table-cell table:formula="of:=[.AS7]/[.AT1]*100" office:value-type="float" office:value="19.1176470588235" calcext:value-type="float">
            <text:p>19.1176470588235</text:p>
          </table:table-cell>
          <table:table-cell/>
          <table:table-cell office:value-type="string" calcext:value-type="string">
            <text:p>chimchar</text:p>
          </table:table-cell>
          <table:table-cell table:formula="of:=COUNTIF([.AW$32:.AW1051];[.AW7])" office:value-type="float" office:value="12" calcext:value-type="float">
            <text:p>12</text:p>
          </table:table-cell>
          <table:table-cell table:formula="of:=COUNTIF([.AX$32:.AX1051];[.AW7])" office:value-type="float" office:value="18" calcext:value-type="float">
            <text:p>18</text:p>
          </table:table-cell>
          <table:table-cell table:formula="of:=[.AX7]/[.AZ1]*100" office:value-type="float" office:value="11.6504854368932" calcext:value-type="float">
            <text:p>11.6504854368932</text:p>
          </table:table-cell>
          <table:table-cell table:formula="of:=[.AY7]/[.AZ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minun</text:p>
          </table:table-cell>
          <table:table-cell table:formula="of:=COUNTIF([.A$32:.A1052];[.A8])" office:value-type="float" office:value="13" calcext:value-type="float">
            <text:p>13</text:p>
          </table:table-cell>
          <table:table-cell table:formula="of:=COUNTIF([.B$32:.B1052];[.$A8])" office:value-type="float" office:value="19" calcext:value-type="float">
            <text:p>19</text:p>
          </table:table-cell>
          <table:table-cell table:formula="of:=[.B8]/[.$D$1]*100" office:value-type="float" office:value="9.84848484848485" calcext:value-type="float">
            <text:p>9.84848484848485</text:p>
          </table:table-cell>
          <table:table-cell table:formula="of:=[.C8]/[.$D$1]*100" office:value-type="float" office:value="14.3939393939394" calcext:value-type="float">
            <text:p>14.3939393939394</text:p>
          </table:table-cell>
          <table:table-cell/>
          <table:table-cell office:value-type="string" calcext:value-type="string">
            <text:p>phanpy</text:p>
          </table:table-cell>
          <table:table-cell table:formula="of:=COUNTIF([.G$32:.G1052];[.G8])" office:value-type="float" office:value="23" calcext:value-type="float">
            <text:p>23</text:p>
          </table:table-cell>
          <table:table-cell table:formula="of:=COUNTIF([.H$32:.H1052];[.G8])" office:value-type="float" office:value="14" calcext:value-type="float">
            <text:p>14</text:p>
          </table:table-cell>
          <table:table-cell table:formula="of:=[.H8]/[.$J$1]*100" office:value-type="float" office:value="17.6923076923077" calcext:value-type="float">
            <text:p>17.6923076923077</text:p>
          </table:table-cell>
          <table:table-cell table:formula="of:=[.I8]/[.$J$1]*100" office:value-type="float" office:value="10.7692307692308" calcext:value-type="float">
            <text:p>10.7692307692308</text:p>
          </table:table-cell>
          <table:table-cell/>
          <table:table-cell office:value-type="string" calcext:value-type="string">
            <text:p>marshtomp</text:p>
          </table:table-cell>
          <table:table-cell table:formula="of:=COUNTIF([.M$32:.M1052];[.M8])" office:value-type="float" office:value="20" calcext:value-type="float">
            <text:p>20</text:p>
          </table:table-cell>
          <table:table-cell table:formula="of:=COUNTIF([.N$32:.N1052];[.M8])" office:value-type="float" office:value="28" calcext:value-type="float">
            <text:p>28</text:p>
          </table:table-cell>
          <table:table-cell table:formula="of:=[.N8]/[.P1]*100" office:value-type="float" office:value="11.9760479041916" calcext:value-type="float">
            <text:p>11.9760479041916</text:p>
          </table:table-cell>
          <table:table-cell table:formula="of:=[.O8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squirtle</text:p>
          </table:table-cell>
          <table:table-cell table:formula="of:=COUNTIF([.S$32:.S1052];[.S8])" office:value-type="float" office:value="22" calcext:value-type="float">
            <text:p>22</text:p>
          </table:table-cell>
          <table:table-cell table:formula="of:=COUNTIF([.T$32:.T1052];[.S8])" office:value-type="float" office:value="19" calcext:value-type="float">
            <text:p>19</text:p>
          </table:table-cell>
          <table:table-cell table:formula="of:=[.T8]/[.V1]*100" office:value-type="float" office:value="13.5802469135802" calcext:value-type="float">
            <text:p>13.5802469135802</text:p>
          </table:table-cell>
          <table:table-cell table:formula="of:=[.U8]/[.V1]*100" office:value-type="float" office:value="11.7283950617284" calcext:value-type="float">
            <text:p>11.7283950617284</text:p>
          </table:table-cell>
          <table:table-cell/>
          <table:table-cell office:value-type="string" calcext:value-type="string">
            <text:p>d. pikachu</text:p>
          </table:table-cell>
          <table:table-cell table:formula="of:=COUNTIF([.Y$32:.Y1052];[.Y8])" office:value-type="float" office:value="61" calcext:value-type="float">
            <text:p>61</text:p>
          </table:table-cell>
          <table:table-cell table:formula="of:=COUNTIF([.Z$32:.Z1052];[.Y8])" office:value-type="float" office:value="55" calcext:value-type="float">
            <text:p>55</text:p>
          </table:table-cell>
          <table:table-cell table:formula="of:=[.Z8]/[.AB1]*100" office:value-type="float" office:value="12.5" calcext:value-type="float">
            <text:p>12.5</text:p>
          </table:table-cell>
          <table:table-cell table:formula="of:=[.AA8]/[.AB1]*100" office:value-type="float" office:value="11.2704918032787" calcext:value-type="float">
            <text:p>11.2704918032787</text:p>
          </table:table-cell>
          <table:table-cell/>
          <table:table-cell office:value-type="string" calcext:value-type="string">
            <text:p>piplup</text:p>
          </table:table-cell>
          <table:table-cell table:formula="of:=COUNTIF([.AE$32:.AE1052];[.AE8])" office:value-type="float" office:value="14" calcext:value-type="float">
            <text:p>14</text:p>
          </table:table-cell>
          <table:table-cell table:formula="of:=COUNTIF([.AF$32:.AF1052];[.AE8])" office:value-type="float" office:value="0" calcext:value-type="float">
            <text:p>0</text:p>
          </table:table-cell>
          <table:table-cell table:formula="of:=[.AF8]/[.AH1]*100" office:value-type="float" office:value="14.5833333333333" calcext:value-type="float">
            <text:p>14.5833333333333</text:p>
          </table:table-cell>
          <table:table-cell table:formula="of:=[.AG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mareep</text:p>
          </table:table-cell>
          <table:table-cell table:formula="of:=COUNTIF([.AK$32:.AK1052];[.AK8])" office:value-type="float" office:value="8" calcext:value-type="float">
            <text:p>8</text:p>
          </table:table-cell>
          <table:table-cell table:formula="of:=COUNTIF([.AL$32:.AL1052];[.AK8])" office:value-type="float" office:value="11" calcext:value-type="float">
            <text:p>11</text:p>
          </table:table-cell>
          <table:table-cell table:formula="of:=[.AL8]/[.AN1]*100" office:value-type="float" office:value="8.42105263157895" calcext:value-type="float">
            <text:p>8.42105263157895</text:p>
          </table:table-cell>
          <table:table-cell table:formula="of:=[.AM8]/[.AN1]*100" office:value-type="float" office:value="11.5789473684211" calcext:value-type="float">
            <text:p>11.5789473684211</text:p>
          </table:table-cell>
          <table:table-cell/>
          <table:table-cell office:value-type="string" calcext:value-type="string">
            <text:p>piplup</text:p>
          </table:table-cell>
          <table:table-cell table:formula="of:=COUNTIF([.AQ$32:.AQ1052];[.AQ8])" office:value-type="float" office:value="7" calcext:value-type="float">
            <text:p>7</text:p>
          </table:table-cell>
          <table:table-cell table:formula="of:=COUNTIF([.AR$32:.AR1052];[.AQ8])" office:value-type="float" office:value="27" calcext:value-type="float">
            <text:p>27</text:p>
          </table:table-cell>
          <table:table-cell table:formula="of:=[.AR8]/[.AT1]*100" office:value-type="float" office:value="5.14705882352941" calcext:value-type="float">
            <text:p>5.14705882352941</text:p>
          </table:table-cell>
          <table:table-cell table:formula="of:=[.AS8]/[.AT1]*100" office:value-type="float" office:value="19.8529411764706" calcext:value-type="float">
            <text:p>19.8529411764706</text:p>
          </table:table-cell>
          <table:table-cell/>
          <table:table-cell office:value-type="string" calcext:value-type="string">
            <text:p>pikachu</text:p>
          </table:table-cell>
          <table:table-cell table:formula="of:=COUNTIF([.AW$32:.AW1052];[.AW8])" office:value-type="float" office:value="6" calcext:value-type="float">
            <text:p>6</text:p>
          </table:table-cell>
          <table:table-cell table:formula="of:=COUNTIF([.AX$32:.AX1052];[.AW8])" office:value-type="float" office:value="11" calcext:value-type="float">
            <text:p>11</text:p>
          </table:table-cell>
          <table:table-cell table:formula="of:=[.AX8]/[.AZ1]*100" office:value-type="float" office:value="5.8252427184466" calcext:value-type="float">
            <text:p>5.8252427184466</text:p>
          </table:table-cell>
          <table:table-cell table:formula="of:=[.AY8]/[.AZ1]*100" office:value-type="float" office:value="10.6796116504854" calcext:value-type="float">
            <text:p>10.6796116504854</text:p>
          </table:table-cell>
          <table:table-cell/>
        </table:table-row>
        <table:table-row table:style-name="ro1">
          <table:table-cell office:value-type="string" calcext:value-type="string">
            <text:p>larvitar</text:p>
          </table:table-cell>
          <table:table-cell table:formula="of:=COUNTIF([.A$32:.A1053];[.A9])" office:value-type="float" office:value="26" calcext:value-type="float">
            <text:p>26</text:p>
          </table:table-cell>
          <table:table-cell table:formula="of:=COUNTIF([.B$32:.B1053];[.$A9])" office:value-type="float" office:value="17" calcext:value-type="float">
            <text:p>17</text:p>
          </table:table-cell>
          <table:table-cell table:formula="of:=[.B9]/[.$D$1]*100" office:value-type="float" office:value="19.6969696969697" calcext:value-type="float">
            <text:p>19.6969696969697</text:p>
          </table:table-cell>
          <table:table-cell table:formula="of:=[.C9]/[.$D$1]*100" office:value-type="float" office:value="12.8787878787879" calcext:value-type="float">
            <text:p>12.8787878787879</text:p>
          </table:table-cell>
          <table:table-cell/>
          <table:table-cell office:value-type="string" calcext:value-type="string">
            <text:p>pikachu</text:p>
          </table:table-cell>
          <table:table-cell table:formula="of:=COUNTIF([.G$32:.G1053];[.G9])" office:value-type="float" office:value="24" calcext:value-type="float">
            <text:p>24</text:p>
          </table:table-cell>
          <table:table-cell table:formula="of:=COUNTIF([.H$32:.H1053];[.G9])" office:value-type="float" office:value="17" calcext:value-type="float">
            <text:p>17</text:p>
          </table:table-cell>
          <table:table-cell table:formula="of:=[.H9]/[.$J$1]*100" office:value-type="float" office:value="18.4615384615385" calcext:value-type="float">
            <text:p>18.4615384615385</text:p>
          </table:table-cell>
          <table:table-cell table:formula="of:=[.I9]/[.$J$1]*100" office:value-type="float" office:value="13.0769230769231" calcext:value-type="float">
            <text:p>13.0769230769231</text:p>
          </table:table-cell>
          <table:table-cell/>
          <table:table-cell office:value-type="string" calcext:value-type="string">
            <text:p>pichu bros</text:p>
          </table:table-cell>
          <table:table-cell table:formula="of:=COUNTIF([.M$32:.M1053];[.M9])" office:value-type="float" office:value="30" calcext:value-type="float">
            <text:p>30</text:p>
          </table:table-cell>
          <table:table-cell table:formula="of:=COUNTIF([.N$32:.N1053];[.M9])" office:value-type="float" office:value="28" calcext:value-type="float">
            <text:p>28</text:p>
          </table:table-cell>
          <table:table-cell table:formula="of:=[.N9]/[.P1]*100" office:value-type="float" office:value="17.9640718562874" calcext:value-type="float">
            <text:p>17.9640718562874</text:p>
          </table:table-cell>
          <table:table-cell table:formula="of:=[.O9]/[.P1]*100" office:value-type="float" office:value="16.7664670658683" calcext:value-type="float">
            <text:p>16.7664670658683</text:p>
          </table:table-cell>
          <table:table-cell/>
          <table:table-cell office:value-type="string" calcext:value-type="string">
            <text:p>treecko</text:p>
          </table:table-cell>
          <table:table-cell table:formula="of:=COUNTIF([.S$32:.S1053];[.S9])" office:value-type="float" office:value="27" calcext:value-type="float">
            <text:p>27</text:p>
          </table:table-cell>
          <table:table-cell table:formula="of:=COUNTIF([.T$32:.T1053];[.S9])" office:value-type="float" office:value="14" calcext:value-type="float">
            <text:p>14</text:p>
          </table:table-cell>
          <table:table-cell table:formula="of:=[.T9]/[.V1]*100" office:value-type="float" office:value="16.6666666666667" calcext:value-type="float">
            <text:p>16.6666666666667</text:p>
          </table:table-cell>
          <table:table-cell table:formula="of:=[.U9]/[.V1]*100" office:value-type="float" office:value="8.64197530864197" calcext:value-type="float">
            <text:p>8.64197530864197</text:p>
          </table:table-cell>
          <table:table-cell/>
          <table:table-cell office:value-type="string" calcext:value-type="string">
            <text:p>pelipper</text:p>
          </table:table-cell>
          <table:table-cell table:formula="of:=COUNTIF([.Y$32:.Y1053];[.Y9])" office:value-type="float" office:value="72" calcext:value-type="float">
            <text:p>72</text:p>
          </table:table-cell>
          <table:table-cell table:formula="of:=COUNTIF([.Z$32:.Z1053];[.Y9])" office:value-type="float" office:value="65" calcext:value-type="float">
            <text:p>65</text:p>
          </table:table-cell>
          <table:table-cell table:formula="of:=[.Z9]/[.AB1]*100" office:value-type="float" office:value="14.7540983606557" calcext:value-type="float">
            <text:p>14.7540983606557</text:p>
          </table:table-cell>
          <table:table-cell table:formula="of:=[.AA9]/[.AB1]*100" office:value-type="float" office:value="13.3196721311475" calcext:value-type="float">
            <text:p>13.3196721311475</text:p>
          </table:table-cell>
          <table:table-cell/>
          <table:table-cell office:value-type="string" calcext:value-type="string">
            <text:p>starly</text:p>
          </table:table-cell>
          <table:table-cell table:formula="of:=COUNTIF([.AE$32:.AE1053];[.AE9])" office:value-type="float" office:value="8" calcext:value-type="float">
            <text:p>8</text:p>
          </table:table-cell>
          <table:table-cell table:formula="of:=COUNTIF([.AF$32:.AF1053];[.AE9])" office:value-type="float" office:value="0" calcext:value-type="float">
            <text:p>0</text:p>
          </table:table-cell>
          <table:table-cell table:formula="of:=[.AF9]/[.AH$1]*100" office:value-type="float" office:value="8.33333333333333" calcext:value-type="float">
            <text:p>8.33333333333333</text:p>
          </table:table-cell>
          <table:table-cell table:formula="of:=[.AG9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ralts</text:p>
          </table:table-cell>
          <table:table-cell table:formula="of:=COUNTIF([.AK$32:.AK1053];[.AK9])" office:value-type="float" office:value="13" calcext:value-type="float">
            <text:p>13</text:p>
          </table:table-cell>
          <table:table-cell table:formula="of:=COUNTIF([.AL$32:.AL1053];[.AK9])" office:value-type="float" office:value="9" calcext:value-type="float">
            <text:p>9</text:p>
          </table:table-cell>
          <table:table-cell table:formula="of:=[.AL9]/[.AN$1]*100" office:value-type="float" office:value="13.6842105263158" calcext:value-type="float">
            <text:p>13.6842105263158</text:p>
          </table:table-cell>
          <table:table-cell table:formula="of:=[.AM9]/[.AN$1]*100" office:value-type="float" office:value="9.47368421052632" calcext:value-type="float">
            <text:p>9.47368421052632</text:p>
          </table:table-cell>
          <table:table-cell/>
          <table:table-cell office:value-type="string" calcext:value-type="string">
            <text:p>riolu</text:p>
          </table:table-cell>
          <table:table-cell table:formula="of:=COUNTIF([.AQ$32:.AQ1053];[.AQ9])" office:value-type="float" office:value="10" calcext:value-type="float">
            <text:p>10</text:p>
          </table:table-cell>
          <table:table-cell table:formula="of:=COUNTIF([.AR$32:.AR1053];[.AQ9])" office:value-type="float" office:value="24" calcext:value-type="float">
            <text:p>24</text:p>
          </table:table-cell>
          <table:table-cell table:formula="of:=[.AR9]/[.AT$1]*100" office:value-type="float" office:value="7.35294117647059" calcext:value-type="float">
            <text:p>7.35294117647059</text:p>
          </table:table-cell>
          <table:table-cell table:formula="of:=[.AS9]/[.AT$1]*100" office:value-type="float" office:value="17.6470588235294" calcext:value-type="float">
            <text:p>17.6470588235294</text:p>
          </table:table-cell>
          <table:table-cell/>
          <table:table-cell office:value-type="string" calcext:value-type="string">
            <text:p>gible</text:p>
          </table:table-cell>
          <table:table-cell table:formula="of:=COUNTIF([.AW$32:.AW1053];[.AW9])" office:value-type="float" office:value="7" calcext:value-type="float">
            <text:p>7</text:p>
          </table:table-cell>
          <table:table-cell table:formula="of:=COUNTIF([.AX$32:.AX1053];[.AW9])" office:value-type="float" office:value="19" calcext:value-type="float">
            <text:p>19</text:p>
          </table:table-cell>
          <table:table-cell table:formula="of:=[.AX9]/[.AZ$1]*100" office:value-type="float" office:value="6.79611650485437" calcext:value-type="float">
            <text:p>6.79611650485437</text:p>
          </table:table-cell>
          <table:table-cell table:formula="of:=[.AY9]/[.AZ$1]*100" office:value-type="float" office:value="18.4466019417476" calcext:value-type="float">
            <text:p>18.4466019417476</text:p>
          </table:table-cell>
          <table:table-cell/>
        </table:table-row>
        <table:table-row table:style-name="ro1">
          <table:table-cell table:number-columns-repeated="4"/>
          <table:table-cell table:formula="of:=SUM([.D11:.E11])" office:value-type="float" office:value="31.0606060606061" calcext:value-type="float">
            <text:p>31.0606060606061</text:p>
          </table:table-cell>
          <table:table-cell table:number-columns-repeated="5"/>
          <table:table-cell table:formula="of:=SUM([.J11:.K11])" office:value-type="float" office:value="31.5384615384615" calcext:value-type="float">
            <text:p>31.5384615384615</text:p>
          </table:table-cell>
          <table:table-cell table:number-columns-repeated="5"/>
          <table:table-cell table:formula="of:=SUM([.P11:.Q11])" office:value-type="float" office:value="31.1377245508982" calcext:value-type="float">
            <text:p>31.1377245508982</text:p>
          </table:table-cell>
          <table:table-cell/>
          <table:table-cell office:value-type="string" calcext:value-type="string">
            <text:p>wobbuffet</text:p>
          </table:table-cell>
          <table:table-cell table:formula="of:=COUNTIF([.S$32:.S1054];[.S10])" office:value-type="float" office:value="23" calcext:value-type="float">
            <text:p>23</text:p>
          </table:table-cell>
          <table:table-cell table:formula="of:=COUNTIF([.T$32:.T1054];[.S10])" office:value-type="float" office:value="25" calcext:value-type="float">
            <text:p>25</text:p>
          </table:table-cell>
          <table:table-cell table:formula="of:=[.T10]/[.V1]*100" office:value-type="float" office:value="14.1975308641975" calcext:value-type="float">
            <text:p>14.1975308641975</text:p>
          </table:table-cell>
          <table:table-cell table:formula="of:=[.U10]/[.V1]*100" office:value-type="float" office:value="15.4320987654321" calcext:value-type="float">
            <text:p>15.4320987654321</text:p>
          </table:table-cell>
          <table:table-cell/>
          <table:table-cell office:value-type="string" calcext:value-type="string">
            <text:p>zangoose</text:p>
          </table:table-cell>
          <table:table-cell table:formula="of:=COUNTIF([.Y$32:.Y1054];[.Y10])" office:value-type="float" office:value="67" calcext:value-type="float">
            <text:p>67</text:p>
          </table:table-cell>
          <table:table-cell table:formula="of:=COUNTIF([.Z$32:.Z1054];[.Y10])" office:value-type="float" office:value="61" calcext:value-type="float">
            <text:p>61</text:p>
          </table:table-cell>
          <table:table-cell table:formula="of:=[.Z10]/[.AB1]*100" office:value-type="float" office:value="13.7295081967213" calcext:value-type="float">
            <text:p>13.7295081967213</text:p>
          </table:table-cell>
          <table:table-cell table:formula="of:=[.AA10]/[.AB1]*100" office:value-type="float" office:value="12.5" calcext:value-type="float">
            <text:p>12.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E$32:.AE1054];[.AE10])" office:value-type="float" office:value="13" calcext:value-type="float">
            <text:p>13</text:p>
          </table:table-cell>
          <table:table-cell table:formula="of:=COUNTIF([.AF$32:.AF1054];[.AE10])" office:value-type="float" office:value="0" calcext:value-type="float">
            <text:p>0</text:p>
          </table:table-cell>
          <table:table-cell table:formula="of:=[.AF10]/[.AH$1]*100" office:value-type="float" office:value="13.5416666666667" calcext:value-type="float">
            <text:p>13.5416666666667</text:p>
          </table:table-cell>
          <table:table-cell table:formula="of:=[.AG10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entret</text:p>
          </table:table-cell>
          <table:table-cell table:formula="of:=COUNTIF([.AK$32:.AK1054];[.AK10])" office:value-type="float" office:value="5" calcext:value-type="float">
            <text:p>5</text:p>
          </table:table-cell>
          <table:table-cell table:formula="of:=COUNTIF([.AL$32:.AL1054];[.AK10])" office:value-type="float" office:value="15" calcext:value-type="float">
            <text:p>15</text:p>
          </table:table-cell>
          <table:table-cell table:formula="of:=[.AL10]/[.AN$1]*100" office:value-type="float" office:value="5.26315789473684" calcext:value-type="float">
            <text:p>5.26315789473684</text:p>
          </table:table-cell>
          <table:table-cell table:formula="of:=[.AM10]/[.AN$1]*100" office:value-type="float" office:value="15.7894736842105" calcext:value-type="float">
            <text:p>15.7894736842105</text:p>
          </table:table-cell>
          <table:table-cell/>
          <table:table-cell office:value-type="string" calcext:value-type="string">
            <text:p>turtwig</text:p>
          </table:table-cell>
          <table:table-cell table:formula="of:=COUNTIF([.AQ$32:.AQ1054];[.AQ10])" office:value-type="float" office:value="9" calcext:value-type="float">
            <text:p>9</text:p>
          </table:table-cell>
          <table:table-cell table:formula="of:=COUNTIF([.AR$32:.AR1054];[.AQ10])" office:value-type="float" office:value="23" calcext:value-type="float">
            <text:p>23</text:p>
          </table:table-cell>
          <table:table-cell table:formula="of:=[.AR10]/[.AT$1]*100" office:value-type="float" office:value="6.61764705882353" calcext:value-type="float">
            <text:p>6.61764705882353</text:p>
          </table:table-cell>
          <table:table-cell table:formula="of:=[.AS10]/[.AT$1]*100" office:value-type="float" office:value="16.9117647058824" calcext:value-type="float">
            <text:p>16.9117647058824</text:p>
          </table:table-cell>
          <table:table-cell/>
          <table:table-cell office:value-type="string" calcext:value-type="string">
            <text:p>turtwig</text:p>
          </table:table-cell>
          <table:table-cell table:formula="of:=COUNTIF([.AW$32:.AW1054];[.AW10])" office:value-type="float" office:value="13" calcext:value-type="float">
            <text:p>13</text:p>
          </table:table-cell>
          <table:table-cell table:formula="of:=COUNTIF([.AX$32:.AX1054];[.AW10])" office:value-type="float" office:value="18" calcext:value-type="float">
            <text:p>18</text:p>
          </table:table-cell>
          <table:table-cell table:formula="of:=[.AX10]/[.AZ$1]*100" office:value-type="float" office:value="12.621359223301" calcext:value-type="float">
            <text:p>12.621359223301</text:p>
          </table:table-cell>
          <table:table-cell table:formula="of:=[.AY10]/[.AZ$1]*100" office:value-type="float" office:value="17.4757281553398" calcext:value-type="float">
            <text:p>17.4757281553398</text:p>
          </table:table-cell>
          <table:table-cell/>
        </table:table-row>
        <table:table-row table:style-name="ro1">
          <table:table-cell office:value-type="string" calcext:value-type="string">
            <text:p>Uncommon:</text:p>
          </table:table-cell>
          <table:table-cell table:formula="of:=SUM([.B12:.B16])" office:value-type="float" office:value="26" calcext:value-type="float">
            <text:p>26</text:p>
          </table:table-cell>
          <table:table-cell table:formula="of:=SUM([.C12:.C16])" office:value-type="float" office:value="15" calcext:value-type="float">
            <text:p>15</text:p>
          </table:table-cell>
          <table:table-cell table:formula="of:=[.B11]/[.$D$1]*100" office:value-type="float" office:value="19.6969696969697" calcext:value-type="float">
            <text:p>19.6969696969697</text:p>
          </table:table-cell>
          <table:table-cell table:formula="of:=[.C11]/[.$D$1]*100" office:value-type="float" office:value="11.3636363636364" calcext:value-type="float">
            <text:p>11.3636363636364</text:p>
          </table:table-cell>
          <table:table-cell table:formula="of:=[.E11]/5" office:value-type="float" office:value="2.27272727272727" calcext:value-type="float">
            <text:p>2.27272727272727</text:p>
          </table:table-cell>
          <table:table-cell office:value-type="string" calcext:value-type="string">
            <text:p>Uncommon:</text:p>
          </table:table-cell>
          <table:table-cell table:formula="of:=SUM([.H12:.H16])" office:value-type="float" office:value="19" calcext:value-type="float">
            <text:p>19</text:p>
          </table:table-cell>
          <table:table-cell table:formula="of:=SUM([.I12:.I16])" office:value-type="float" office:value="22" calcext:value-type="float">
            <text:p>22</text:p>
          </table:table-cell>
          <table:table-cell table:formula="of:=[.H11]/[.$J$1]*100" office:value-type="float" office:value="14.6153846153846" calcext:value-type="float">
            <text:p>14.6153846153846</text:p>
          </table:table-cell>
          <table:table-cell table:formula="of:=[.I11]/[.$J$1]*100" office:value-type="float" office:value="16.9230769230769" calcext:value-type="float">
            <text:p>16.9230769230769</text:p>
          </table:table-cell>
          <table:table-cell table:formula="of:=[.K11]/5" office:value-type="float" office:value="3.38461538461538" calcext:value-type="float">
            <text:p>3.38461538461538</text:p>
          </table:table-cell>
          <table:table-cell office:value-type="string" calcext:value-type="string">
            <text:p>Uncommon:</text:p>
          </table:table-cell>
          <table:table-cell table:formula="of:=SUM([.N12:.N16])" office:value-type="float" office:value="17" calcext:value-type="float">
            <text:p>17</text:p>
          </table:table-cell>
          <table:table-cell table:formula="of:=SUM([.O12:.O16])" office:value-type="float" office:value="35" calcext:value-type="float">
            <text:p>35</text:p>
          </table:table-cell>
          <table:table-cell table:formula="of:=[.N11]/[.P1]*100" office:value-type="float" office:value="10.1796407185629" calcext:value-type="float">
            <text:p>10.1796407185629</text:p>
          </table:table-cell>
          <table:table-cell table:formula="of:=[.O11]/[.P1]*100" office:value-type="float" office:value="20.9580838323353" calcext:value-type="float">
            <text:p>20.9580838323353</text:p>
          </table:table-cell>
          <table:table-cell table:formula="of:=[.Q11]/5" office:value-type="float" office:value="4.19161676646707" calcext:value-type="float">
            <text:p>4.19161676646707</text:p>
          </table:table-cell>
          <table:table-cell table:number-columns-repeated="4"/>
          <table:table-cell table:formula="of:=SUM([.V12:.W12])" office:value-type="float" office:value="31.4814814814815" calcext:value-type="float">
            <text:p>31.4814814814815</text:p>
          </table:table-cell>
          <table:table-cell table:number-columns-repeated="5"/>
          <table:table-cell table:formula="of:=SUM([.AB12:.AC12])" office:value-type="float" office:value="32.5819672131148" calcext:value-type="float">
            <text:p>32.5819672131148</text:p>
          </table:table-cell>
          <table:table-cell/>
          <table:table-cell office:value-type="string" calcext:value-type="string">
            <text:p>bidoof</text:p>
          </table:table-cell>
          <table:table-cell table:formula="of:=COUNTIF([.AE$32:.AE1055];[.AE11])" office:value-type="float" office:value="8" calcext:value-type="float">
            <text:p>8</text:p>
          </table:table-cell>
          <table:table-cell table:formula="of:=COUNTIF([.AF$32:.AF1055];[.AE11])" office:value-type="float" office:value="0" calcext:value-type="float">
            <text:p>0</text:p>
          </table:table-cell>
          <table:table-cell table:formula="of:=[.AF11]/[.AH$1]*100" office:value-type="float" office:value="8.33333333333333" calcext:value-type="float">
            <text:p>8.33333333333333</text:p>
          </table:table-cell>
          <table:table-cell table:formula="of:=[.AG11]/[.AH$1]*100" office:value-type="float" office:value="0" calcext:value-type="float">
            <text:p>0</text:p>
          </table:table-cell>
          <table:table-cell/>
          <table:table-cell office:value-type="string" calcext:value-type="string">
            <text:p>spinda</text:p>
          </table:table-cell>
          <table:table-cell table:formula="of:=COUNTIF([.AK$32:.AK1055];[.AK11])" office:value-type="float" office:value="11" calcext:value-type="float">
            <text:p>11</text:p>
          </table:table-cell>
          <table:table-cell table:formula="of:=COUNTIF([.AL$32:.AL1055];[.AK11])" office:value-type="float" office:value="14" calcext:value-type="float">
            <text:p>14</text:p>
          </table:table-cell>
          <table:table-cell table:formula="of:=[.AL11]/[.AN$1]*100" office:value-type="float" office:value="11.5789473684211" calcext:value-type="float">
            <text:p>11.5789473684211</text:p>
          </table:table-cell>
          <table:table-cell table:formula="of:=[.AM11]/[.AN$1]*100" office:value-type="float" office:value="14.7368421052632" calcext:value-type="float">
            <text:p>14.7368421052632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rkoal</text:p>
          </table:table-cell>
          <table:table-cell table:formula="of:=COUNTIF([.A$32:.A1056];[.A12])" office:value-type="float" office:value="1" calcext:value-type="float">
            <text:p>1</text:p>
          </table:table-cell>
          <table:table-cell table:formula="of:=COUNTIF([.B$32:.B1056];[.$A12])" office:value-type="float" office:value="2" calcext:value-type="float">
            <text:p>2</text:p>
          </table:table-cell>
          <table:table-cell table:formula="of:=[.B12]/[.$D$1]*100" office:value-type="float" office:value="0.757575757575758" calcext:value-type="float">
            <text:p>0.757575757575758</text:p>
          </table:table-cell>
          <table:table-cell table:formula="of:=[.C12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ivysaur</text:p>
          </table:table-cell>
          <table:table-cell table:formula="of:=COUNTIF([.G$32:.G1056];[.G12])" office:value-type="float" office:value="6" calcext:value-type="float">
            <text:p>6</text:p>
          </table:table-cell>
          <table:table-cell table:formula="of:=COUNTIF([.H$32:.H1056];[.G12])" office:value-type="float" office:value="4" calcext:value-type="float">
            <text:p>4</text:p>
          </table:table-cell>
          <table:table-cell table:formula="of:=[.H12]/[.$J$1]*100" office:value-type="float" office:value="4.61538461538462" calcext:value-type="float">
            <text:p>4.61538461538462</text:p>
          </table:table-cell>
          <table:table-cell table:formula="of:=[.I12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M$32:.M1056];[.M12])" office:value-type="float" office:value="2" calcext:value-type="float">
            <text:p>2</text:p>
          </table:table-cell>
          <table:table-cell table:formula="of:=COUNTIF([.N$32:.N1056];[.M12])" office:value-type="float" office:value="6" calcext:value-type="float">
            <text:p>6</text:p>
          </table:table-cell>
          <table:table-cell table:formula="of:=[.N12]/[.P1]*100" office:value-type="float" office:value="1.19760479041916" calcext:value-type="float">
            <text:p>1.19760479041916</text:p>
          </table:table-cell>
          <table:table-cell table:formula="of:=[.O12]/[.P1]*100" office:value-type="float" office:value="3.59281437125748" calcext:value-type="float">
            <text:p>3.59281437125748</text:p>
          </table:table-cell>
          <table:table-cell/>
          <table:table-cell office:value-type="string" calcext:value-type="string">
            <text:p>Uncommon:</text:p>
          </table:table-cell>
          <table:table-cell table:formula="of:=SUM([.T13:.T17])" office:value-type="float" office:value="31" calcext:value-type="float">
            <text:p>31</text:p>
          </table:table-cell>
          <table:table-cell table:formula="of:=SUM([.U13:.U17])" office:value-type="float" office:value="20" calcext:value-type="float">
            <text:p>20</text:p>
          </table:table-cell>
          <table:table-cell table:formula="of:=[.T12]/[.V1]*100" office:value-type="float" office:value="19.1358024691358" calcext:value-type="float">
            <text:p>19.1358024691358</text:p>
          </table:table-cell>
          <table:table-cell table:formula="of:=[.U12]/[.V1]*100" office:value-type="float" office:value="12.3456790123457" calcext:value-type="float">
            <text:p>12.3456790123457</text:p>
          </table:table-cell>
          <table:table-cell table:formula="of:=[.W12]/5" office:value-type="float" office:value="2.46913580246914" calcext:value-type="float">
            <text:p>2.46913580246914</text:p>
          </table:table-cell>
          <table:table-cell office:value-type="string" calcext:value-type="string">
            <text:p>Uncommon:</text:p>
          </table:table-cell>
          <table:table-cell table:formula="of:=SUM([.Z13:.Z17])" office:value-type="float" office:value="78" calcext:value-type="float">
            <text:p>78</text:p>
          </table:table-cell>
          <table:table-cell table:formula="of:=SUM([.AA13:.AA17])" office:value-type="float" office:value="81" calcext:value-type="float">
            <text:p>81</text:p>
          </table:table-cell>
          <table:table-cell table:formula="of:=[.Z12]/[.AB1]*100" office:value-type="float" office:value="15.9836065573771" calcext:value-type="float">
            <text:p>15.9836065573771</text:p>
          </table:table-cell>
          <table:table-cell table:formula="of:=[.AA12]/[.AB1]*100" office:value-type="float" office:value="16.5983606557377" calcext:value-type="float">
            <text:p>16.5983606557377</text:p>
          </table:table-cell>
          <table:table-cell table:formula="of:=[.AC12]/5" office:value-type="float" office:value="3.31967213114754" calcext:value-type="float">
            <text:p>3.31967213114754</text:p>
          </table:table-cell>
          <table:table-cell table:number-columns-repeated="3"/>
          <table:table-cell table:formula="of:=1/([.AF13]/[.AH1])" office:value-type="float" office:value="7.38461538461539" calcext:value-type="float">
            <text:p>7.38461538461539</text:p>
          </table:table-cell>
          <table:table-cell table:number-columns-repeated="6"/>
          <table:table-cell table:formula="of:=SUM([.AN13:.AO13])" office:value-type="float" office:value="32.6315789473684" calcext:value-type="float">
            <text:p>32.6315789473684</text:p>
          </table:table-cell>
          <table:table-cell/>
          <table:table-cell office:value-type="string" calcext:value-type="string">
            <text:p>Uncommon:</text:p>
          </table:table-cell>
          <table:table-cell table:formula="of:=SUM([.AR13:.AR18])" office:value-type="float" office:value="40" calcext:value-type="float">
            <text:p>40</text:p>
          </table:table-cell>
          <table:table-cell table:formula="of:=SUM([.AS13:.AS18])" office:value-type="float" office:value="0" calcext:value-type="float">
            <text:p>0</text:p>
          </table:table-cell>
          <table:table-cell table:formula="of:=[.AR12]/[.AT1]*100" office:value-type="float" office:value="29.4117647058824" calcext:value-type="float">
            <text:p>29.4117647058824</text:p>
          </table:table-cell>
          <table:table-cell table:formula="of:=[.AS12]/[.AT1]*100" office:value-type="float" office:value="0" calcext:value-type="float">
            <text:p>0</text:p>
          </table:table-cell>
          <table:table-cell table:formula="of:=SUM([.AT12:.AU12])/6" office:value-type="float" office:value="4.90196078431373" calcext:value-type="float">
            <text:p>4.90196078431373</text:p>
          </table:table-cell>
          <table:table-cell office:value-type="string" calcext:value-type="string">
            <text:p>Uncommon:</text:p>
          </table:table-cell>
          <table:table-cell table:formula="of:=SUM([.AX13:.AX18])" office:value-type="float" office:value="33" calcext:value-type="float">
            <text:p>33</text:p>
          </table:table-cell>
          <table:table-cell table:formula="of:=SUM([.AY13:.AY18])" office:value-type="float" office:value="0" calcext:value-type="float">
            <text:p>0</text:p>
          </table:table-cell>
          <table:table-cell table:formula="of:=[.AX12]/[.AZ1]*100" office:value-type="float" office:value="32.0388349514563" calcext:value-type="float">
            <text:p>32.0388349514563</text:p>
          </table:table-cell>
          <table:table-cell table:formula="of:=[.AY12]/[.AZ1]*100" office:value-type="float" office:value="0" calcext:value-type="float">
            <text:p>0</text:p>
          </table:table-cell>
          <table:table-cell table:formula="of:=SUM([.AZ12:.BA12])/6" office:value-type="float" office:value="5.33980582524272" calcext:value-type="float">
            <text:p>5.33980582524272</text:p>
          </table:table-cell>
        </table:table-row>
        <table:table-row table:style-name="ro1">
          <table:table-cell office:value-type="string" calcext:value-type="string">
            <text:p>pupitar</text:p>
          </table:table-cell>
          <table:table-cell table:formula="of:=COUNTIF([.A$32:.A1057];[.A13])" office:value-type="float" office:value="8" calcext:value-type="float">
            <text:p>8</text:p>
          </table:table-cell>
          <table:table-cell table:formula="of:=COUNTIF([.B$32:.B1057];[.$A13])" office:value-type="float" office:value="8" calcext:value-type="float">
            <text:p>8</text:p>
          </table:table-cell>
          <table:table-cell table:formula="of:=[.B13]/[.$D$1]*100" office:value-type="float" office:value="6.06060606060606" calcext:value-type="float">
            <text:p>6.06060606060606</text:p>
          </table:table-cell>
          <table:table-cell table:formula="of:=[.C13]/[.$D$1]*100" office:value-type="float" office:value="6.06060606060606" calcext:value-type="float">
            <text:p>6.06060606060606</text:p>
          </table:table-cell>
          <table:table-cell/>
          <table:table-cell office:value-type="string" calcext:value-type="string">
            <text:p>briney</text:p>
          </table:table-cell>
          <table:table-cell table:formula="of:=COUNTIF([.G$32:.G1057];[.G13])" office:value-type="float" office:value="1" calcext:value-type="float">
            <text:p>1</text:p>
          </table:table-cell>
          <table:table-cell table:formula="of:=COUNTIF([.H$32:.H1057];[.G13])" office:value-type="float" office:value="5" calcext:value-type="float">
            <text:p>5</text:p>
          </table:table-cell>
          <table:table-cell table:formula="of:=[.H13]/[.$J$1]*100" office:value-type="float" office:value="0.769230769230769" calcext:value-type="float">
            <text:p>0.769230769230769</text:p>
          </table:table-cell>
          <table:table-cell table:formula="of:=[.I13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donphan</text:p>
          </table:table-cell>
          <table:table-cell table:formula="of:=COUNTIF([.M$32:.M1057];[.M13])" office:value-type="float" office:value="2" calcext:value-type="float">
            <text:p>2</text:p>
          </table:table-cell>
          <table:table-cell table:formula="of:=COUNTIF([.N$32:.N1057];[.M13])" office:value-type="float" office:value="7" calcext:value-type="float">
            <text:p>7</text:p>
          </table:table-cell>
          <table:table-cell table:formula="of:=[.N13]/[.P1]*100" office:value-type="float" office:value="1.19760479041916" calcext:value-type="float">
            <text:p>1.19760479041916</text:p>
          </table:table-cell>
          <table:table-cell table:formula="of:=[.O13]/[.P1]*100" office:value-type="float" office:value="4.19161676646707" calcext:value-type="float">
            <text:p>4.19161676646707</text:p>
          </table:table-cell>
          <table:table-cell/>
          <table:table-cell office:value-type="string" calcext:value-type="string">
            <text:p>heal energy</text:p>
          </table:table-cell>
          <table:table-cell table:formula="of:=COUNTIF([.S$32:.S1056];[.S13])" office:value-type="float" office:value="7" calcext:value-type="float">
            <text:p>7</text:p>
          </table:table-cell>
          <table:table-cell table:formula="of:=COUNTIF([.T$32:.T1056];[.S13])" office:value-type="float" office:value="5" calcext:value-type="float">
            <text:p>5</text:p>
          </table:table-cell>
          <table:table-cell table:formula="of:=[.T13]/[.V1]*100" office:value-type="float" office:value="4.32098765432099" calcext:value-type="float">
            <text:p>4.32098765432099</text:p>
          </table:table-cell>
          <table:table-cell table:formula="of:=[.U13]/[.V1]*100" office:value-type="float" office:value="3.08641975308642" calcext:value-type="float">
            <text:p>3.08641975308642</text:p>
          </table:table-cell>
          <table:table-cell/>
          <table:table-cell office:value-type="string" calcext:value-type="string">
            <text:p>charmeleon</text:p>
          </table:table-cell>
          <table:table-cell table:formula="of:=COUNTIF([.Y$32:.Y1056];[.Y13])" office:value-type="float" office:value="20" calcext:value-type="float">
            <text:p>20</text:p>
          </table:table-cell>
          <table:table-cell table:formula="of:=COUNTIF([.Z$32:.Z1056];[.Y13])" office:value-type="float" office:value="18" calcext:value-type="float">
            <text:p>18</text:p>
          </table:table-cell>
          <table:table-cell table:formula="of:=[.Z13]/[.AB1]*100" office:value-type="float" office:value="4.0983606557377" calcext:value-type="float">
            <text:p>4.0983606557377</text:p>
          </table:table-cell>
          <table:table-cell table:formula="of:=[.AA13]/[.AB1]*100" office:value-type="float" office:value="3.68852459016393" calcext:value-type="float">
            <text:p>3.68852459016393</text:p>
          </table:table-cell>
          <table:table-cell/>
          <table:table-cell office:value-type="string" calcext:value-type="string">
            <text:p>Uncommon:</text:p>
          </table:table-cell>
          <table:table-cell table:formula="of:=SUM([.AF14:.AF18])" office:value-type="float" office:value="13" calcext:value-type="float">
            <text:p>13</text:p>
          </table:table-cell>
          <table:table-cell table:formula="of:=SUM([.AG14:.AG18])" office:value-type="float" office:value="0" calcext:value-type="float">
            <text:p>0</text:p>
          </table:table-cell>
          <table:table-cell table:formula="of:=[.AF13]/[.AH1]*100" office:value-type="float" office:value="13.5416666666667" calcext:value-type="float">
            <text:p>13.5416666666667</text:p>
          </table:table-cell>
          <table:table-cell table:formula="of:=[.AG13]/[.AH1]*100" office:value-type="float" office:value="0" calcext:value-type="float">
            <text:p>0</text:p>
          </table:table-cell>
          <table:table-cell table:formula="of:=SUM([.AH13:.AI13])/5" office:value-type="float" office:value="2.70833333333333" calcext:value-type="float">
            <text:p>2.70833333333333</text:p>
          </table:table-cell>
          <table:table-cell office:value-type="string" calcext:value-type="string">
            <text:p>Uncommon:</text:p>
          </table:table-cell>
          <table:table-cell table:formula="of:=SUM([.AL14:.AL18])" office:value-type="float" office:value="21" calcext:value-type="float">
            <text:p>21</text:p>
          </table:table-cell>
          <table:table-cell table:formula="of:=SUM([.AM14:.AM18])" office:value-type="float" office:value="10" calcext:value-type="float">
            <text:p>10</text:p>
          </table:table-cell>
          <table:table-cell table:formula="of:=[.AL13]/[.AN1]*100" office:value-type="float" office:value="22.1052631578947" calcext:value-type="float">
            <text:p>22.1052631578947</text:p>
          </table:table-cell>
          <table:table-cell table:formula="of:=[.AM13]/[.AN1]*100" office:value-type="float" office:value="10.5263157894737" calcext:value-type="float">
            <text:p>10.5263157894737</text:p>
          </table:table-cell>
          <table:table-cell table:formula="of:=SUM([.AN13:.AO13])/5" office:value-type="float" office:value="6.52631578947368" calcext:value-type="float">
            <text:p>6.52631578947368</text:p>
          </table:table-cell>
          <table:table-cell office:value-type="string" calcext:value-type="string">
            <text:p>cherrim</text:p>
          </table:table-cell>
          <table:table-cell table:formula="of:=COUNTIF([.AQ$32:.AQ1056];[.AQ13])" office:value-type="float" office:value="9" calcext:value-type="float">
            <text:p>9</text:p>
          </table:table-cell>
          <table:table-cell table:formula="of:=COUNTIF([.AR$32:.AR1056];[.AQ13])" office:value-type="float" office:value="0" calcext:value-type="float">
            <text:p>0</text:p>
          </table:table-cell>
          <table:table-cell table:formula="of:=[.AR13]/[.AT1]*100" office:value-type="float" office:value="6.61764705882353" calcext:value-type="float">
            <text:p>6.61764705882353</text:p>
          </table:table-cell>
          <table:table-cell table:formula="of:=[.AS1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buizel</text:p>
          </table:table-cell>
          <table:table-cell table:formula="of:=COUNTIF([.AW$32:.AW1056];[.AW13])" office:value-type="float" office:value="6" calcext:value-type="float">
            <text:p>6</text:p>
          </table:table-cell>
          <table:table-cell table:formula="of:=COUNTIF([.AX$32:.AX1056];[.AW13])" office:value-type="float" office:value="0" calcext:value-type="float">
            <text:p>0</text:p>
          </table:table-cell>
          <table:table-cell table:formula="of:=[.AX13]/[.AZ1]*100" office:value-type="float" office:value="5.8252427184466" calcext:value-type="float">
            <text:p>5.8252427184466</text:p>
          </table:table-cell>
          <table:table-cell table:formula="of:=[.AY1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urkrow</text:p>
          </table:table-cell>
          <table:table-cell table:formula="of:=COUNTIF([.A$32:.A1058];[.A14])" office:value-type="float" office:value="4" calcext:value-type="float">
            <text:p>4</text:p>
          </table:table-cell>
          <table:table-cell table:formula="of:=COUNTIF([.B$32:.B1058];[.$A14])" office:value-type="float" office:value="3" calcext:value-type="float">
            <text:p>3</text:p>
          </table:table-cell>
          <table:table-cell table:formula="of:=[.B14]/[.$D$1]*100" office:value-type="float" office:value="3.03030303030303" calcext:value-type="float">
            <text:p>3.03030303030303</text:p>
          </table:table-cell>
          <table:table-cell table:formula="of:=[.C14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MTM1</text:p>
          </table:table-cell>
          <table:table-cell table:formula="of:=COUNTIF([.G$32:.G1058];[.G14])" office:value-type="float" office:value="3" calcext:value-type="float">
            <text:p>3</text:p>
          </table:table-cell>
          <table:table-cell table:formula="of:=COUNTIF([.H$32:.H1058];[.G14])" office:value-type="float" office:value="4" calcext:value-type="float">
            <text:p>4</text:p>
          </table:table-cell>
          <table:table-cell table:formula="of:=[.H14]/[.$J$1]*100" office:value-type="float" office:value="2.30769230769231" calcext:value-type="float">
            <text:p>2.30769230769231</text:p>
          </table:table-cell>
          <table:table-cell table:formula="of:=[.I14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forretress</text:p>
          </table:table-cell>
          <table:table-cell table:formula="of:=COUNTIF([.M$32:.M1058];[.M14])" office:value-type="float" office:value="3" calcext:value-type="float">
            <text:p>3</text:p>
          </table:table-cell>
          <table:table-cell table:formula="of:=COUNTIF([.N$32:.N1058];[.M14])" office:value-type="float" office:value="4" calcext:value-type="float">
            <text:p>4</text:p>
          </table:table-cell>
          <table:table-cell table:formula="of:=[.N14]/[.P1]*100" office:value-type="float" office:value="1.79640718562874" calcext:value-type="float">
            <text:p>1.79640718562874</text:p>
          </table:table-cell>
          <table:table-cell table:formula="of:=[.O14]/[.P1]*100" office:value-type="float" office:value="2.39520958083832" calcext:value-type="float">
            <text:p>2.39520958083832</text:p>
          </table:table-cell>
          <table:table-cell/>
          <table:table-cell office:value-type="string" calcext:value-type="string">
            <text:p>fan club</text:p>
          </table:table-cell>
          <table:table-cell table:formula="of:=COUNTIF([.S$32:.S1057];[.S14])" office:value-type="float" office:value="7" calcext:value-type="float">
            <text:p>7</text:p>
          </table:table-cell>
          <table:table-cell table:formula="of:=COUNTIF([.T$32:.T1057];[.S14])" office:value-type="float" office:value="4" calcext:value-type="float">
            <text:p>4</text:p>
          </table:table-cell>
          <table:table-cell table:formula="of:=[.T14]/[.V1]*100" office:value-type="float" office:value="4.32098765432099" calcext:value-type="float">
            <text:p>4.32098765432099</text:p>
          </table:table-cell>
          <table:table-cell table:formula="of:=[.U14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bills</text:p>
          </table:table-cell>
          <table:table-cell table:formula="of:=COUNTIF([.Y$32:.Y1057];[.Y14])" office:value-type="float" office:value="14" calcext:value-type="float">
            <text:p>14</text:p>
          </table:table-cell>
          <table:table-cell table:formula="of:=COUNTIF([.Z$32:.Z1057];[.Y14])" office:value-type="float" office:value="10" calcext:value-type="float">
            <text:p>10</text:p>
          </table:table-cell>
          <table:table-cell table:formula="of:=[.Z14]/[.AB1]*100" office:value-type="float" office:value="2.86885245901639" calcext:value-type="float">
            <text:p>2.86885245901639</text:p>
          </table:table-cell>
          <table:table-cell table:formula="of:=[.AA14]/[.AB1]*100" office:value-type="float" office:value="2.04918032786885" calcext:value-type="float">
            <text:p>2.04918032786885</text:p>
          </table:table-cell>
          <table:table-cell/>
          <table:table-cell office:value-type="string" calcext:value-type="string">
            <text:p>gible</text:p>
          </table:table-cell>
          <table:table-cell table:formula="of:=COUNTIF([.AE$32:.AE1056];[.AE14])" office:value-type="float" office:value="3" calcext:value-type="float">
            <text:p>3</text:p>
          </table:table-cell>
          <table:table-cell table:formula="of:=COUNTIF([.AF$32:.AF1056];[.AE14])" office:value-type="float" office:value="0" calcext:value-type="float">
            <text:p>0</text:p>
          </table:table-cell>
          <table:table-cell table:formula="of:=[.AF14]/[.AH1]*100" office:value-type="float" office:value="3.125" calcext:value-type="float">
            <text:p>3.125</text:p>
          </table:table-cell>
          <table:table-cell table:formula="of:=[.AG14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delibird</text:p>
          </table:table-cell>
          <table:table-cell table:formula="of:=COUNTIF([.AK$32:.AK1056];[.AK14])" office:value-type="float" office:value="4" calcext:value-type="float">
            <text:p>4</text:p>
          </table:table-cell>
          <table:table-cell table:formula="of:=COUNTIF([.AL$32:.AL1056];[.AK14])" office:value-type="float" office:value="1" calcext:value-type="float">
            <text:p>1</text:p>
          </table:table-cell>
          <table:table-cell table:formula="of:=[.AL14]/[.AN1]*100" office:value-type="float" office:value="4.21052631578947" calcext:value-type="float">
            <text:p>4.21052631578947</text:p>
          </table:table-cell>
          <table:table-cell table:formula="of:=[.AM1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carnivine</text:p>
          </table:table-cell>
          <table:table-cell table:formula="of:=COUNTIF([.AQ$32:.AQ1057];[.AQ14])" office:value-type="float" office:value="8" calcext:value-type="float">
            <text:p>8</text:p>
          </table:table-cell>
          <table:table-cell table:formula="of:=COUNTIF([.AR$32:.AR1057];[.AQ14])" office:value-type="float" office:value="0" calcext:value-type="float">
            <text:p>0</text:p>
          </table:table-cell>
          <table:table-cell table:formula="of:=[.AR14]/[.AT1]*100" office:value-type="float" office:value="5.88235294117647" calcext:value-type="float">
            <text:p>5.88235294117647</text:p>
          </table:table-cell>
          <table:table-cell table:formula="of:=[.AS1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croagunk</text:p>
          </table:table-cell>
          <table:table-cell table:formula="of:=COUNTIF([.AW$32:.AW1057];[.AW14])" office:value-type="float" office:value="9" calcext:value-type="float">
            <text:p>9</text:p>
          </table:table-cell>
          <table:table-cell table:formula="of:=COUNTIF([.AX$32:.AX1057];[.AW14])" office:value-type="float" office:value="0" calcext:value-type="float">
            <text:p>0</text:p>
          </table:table-cell>
          <table:table-cell table:formula="of:=[.AX14]/[.AZ1]*100" office:value-type="float" office:value="8.7378640776699" calcext:value-type="float">
            <text:p>8.7378640776699</text:p>
          </table:table-cell>
          <table:table-cell table:formula="of:=[.AY1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asquerain</text:p>
          </table:table-cell>
          <table:table-cell table:formula="of:=COUNTIF([.A$32:.A1059];[.A15])" office:value-type="float" office:value="6" calcext:value-type="float">
            <text:p>6</text:p>
          </table:table-cell>
          <table:table-cell table:formula="of:=COUNTIF([.B$32:.B1059];[.$A15])" office:value-type="float" office:value="0" calcext:value-type="float">
            <text:p>0</text:p>
          </table:table-cell>
          <table:table-cell table:formula="of:=[.B15]/[.$D$1]*100" office:value-type="float" office:value="4.54545454545455" calcext:value-type="float">
            <text:p>4.54545454545455</text:p>
          </table:table-cell>
          <table:table-cell table:formula="of:=[.C15]/[.$D$1]*100" office:value-type="float" office:value="0" calcext:value-type="float">
            <text:p>0</text:p>
          </table:table-cell>
          <table:table-cell/>
          <table:table-cell office:value-type="string" calcext:value-type="string">
            <text:p>pokemon park</text:p>
          </table:table-cell>
          <table:table-cell table:formula="of:=COUNTIF([.G$32:.G1059];[.G15])" office:value-type="float" office:value="4" calcext:value-type="float">
            <text:p>4</text:p>
          </table:table-cell>
          <table:table-cell table:formula="of:=COUNTIF([.H$32:.H1059];[.G15])" office:value-type="float" office:value="5" calcext:value-type="float">
            <text:p>5</text:p>
          </table:table-cell>
          <table:table-cell table:formula="of:=[.H15]/[.$J$1]*100" office:value-type="float" office:value="3.07692307692308" calcext:value-type="float">
            <text:p>3.07692307692308</text:p>
          </table:table-cell>
          <table:table-cell table:formula="of:=[.I15]/[.$J$1]*100" office:value-type="float" office:value="3.84615384615385" calcext:value-type="float">
            <text:p>3.84615384615385</text:p>
          </table:table-cell>
          <table:table-cell/>
          <table:table-cell office:value-type="string" calcext:value-type="string">
            <text:p>HPS</text:p>
          </table:table-cell>
          <table:table-cell table:formula="of:=COUNTIF([.M$32:.M1059];[.M15])" office:value-type="float" office:value="5" calcext:value-type="float">
            <text:p>5</text:p>
          </table:table-cell>
          <table:table-cell table:formula="of:=COUNTIF([.N$32:.N1059];[.M15])" office:value-type="float" office:value="9" calcext:value-type="float">
            <text:p>9</text:p>
          </table:table-cell>
          <table:table-cell table:formula="of:=[.N15]/[.P1]*100" office:value-type="float" office:value="2.9940119760479" calcext:value-type="float">
            <text:p>2.9940119760479</text:p>
          </table:table-cell>
          <table:table-cell table:formula="of:=[.O15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scramble</text:p>
          </table:table-cell>
          <table:table-cell table:formula="of:=COUNTIF([.S$32:.S1058];[.S15])" office:value-type="float" office:value="8" calcext:value-type="float">
            <text:p>8</text:p>
          </table:table-cell>
          <table:table-cell table:formula="of:=COUNTIF([.T$32:.T1058];[.S15])" office:value-type="float" office:value="3" calcext:value-type="float">
            <text:p>3</text:p>
          </table:table-cell>
          <table:table-cell table:formula="of:=[.T15]/[.V1]*100" office:value-type="float" office:value="4.93827160493827" calcext:value-type="float">
            <text:p>4.93827160493827</text:p>
          </table:table-cell>
          <table:table-cell table:formula="of:=[.U15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elta energy</text:p>
          </table:table-cell>
          <table:table-cell table:formula="of:=COUNTIF([.Y$32:.Y1058];[.Y15])" office:value-type="float" office:value="13" calcext:value-type="float">
            <text:p>13</text:p>
          </table:table-cell>
          <table:table-cell table:formula="of:=COUNTIF([.Z$32:.Z1058];[.Y15])" office:value-type="float" office:value="23" calcext:value-type="float">
            <text:p>23</text:p>
          </table:table-cell>
          <table:table-cell table:formula="of:=[.Z15]/[.AB1]*100" office:value-type="float" office:value="2.66393442622951" calcext:value-type="float">
            <text:p>2.66393442622951</text:p>
          </table:table-cell>
          <table:table-cell table:formula="of:=[.AA15]/[.AB1]*100" office:value-type="float" office:value="4.71311475409836" calcext:value-type="float">
            <text:p>4.71311475409836</text:p>
          </table:table-cell>
          <table:table-cell/>
          <table:table-cell office:value-type="string" calcext:value-type="string">
            <text:p>riolu</text:p>
          </table:table-cell>
          <table:table-cell table:formula="of:=COUNTIF([.AE$32:.AE1057];[.AE15])" office:value-type="float" office:value="2" calcext:value-type="float">
            <text:p>2</text:p>
          </table:table-cell>
          <table:table-cell table:formula="of:=COUNTIF([.AF$32:.AF1057];[.AE15])" office:value-type="float" office:value="0" calcext:value-type="float">
            <text:p>0</text:p>
          </table:table-cell>
          <table:table-cell table:formula="of:=[.AF15]/[.AH1]*100" office:value-type="float" office:value="2.08333333333333" calcext:value-type="float">
            <text:p>2.08333333333333</text:p>
          </table:table-cell>
          <table:table-cell table:formula="of:=[.AG15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flaaffy</text:p>
          </table:table-cell>
          <table:table-cell table:formula="of:=COUNTIF([.AK$32:.AK1057];[.AK15])" office:value-type="float" office:value="4" calcext:value-type="float">
            <text:p>4</text:p>
          </table:table-cell>
          <table:table-cell table:formula="of:=COUNTIF([.AL$32:.AL1057];[.AK15])" office:value-type="float" office:value="3" calcext:value-type="float">
            <text:p>3</text:p>
          </table:table-cell>
          <table:table-cell table:formula="of:=[.AL15]/[.AN1]*100" office:value-type="float" office:value="4.21052631578947" calcext:value-type="float">
            <text:p>4.21052631578947</text:p>
          </table:table-cell>
          <table:table-cell table:formula="of:=[.AM15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luxio</text:p>
          </table:table-cell>
          <table:table-cell table:formula="of:=COUNTIF([.AQ$32:.AQ1058];[.AQ15])" office:value-type="float" office:value="4" calcext:value-type="float">
            <text:p>4</text:p>
          </table:table-cell>
          <table:table-cell table:formula="of:=COUNTIF([.AR$32:.AR1058];[.AQ15])" office:value-type="float" office:value="0" calcext:value-type="float">
            <text:p>0</text:p>
          </table:table-cell>
          <table:table-cell table:formula="of:=[.AR15]/[.AT1]*100" office:value-type="float" office:value="2.94117647058823" calcext:value-type="float">
            <text:p>2.94117647058823</text:p>
          </table:table-cell>
          <table:table-cell table:formula="of:=[.AS1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bite</text:p>
          </table:table-cell>
          <table:table-cell table:formula="of:=COUNTIF([.AW$32:.AW1058];[.AW15])" office:value-type="float" office:value="7" calcext:value-type="float">
            <text:p>7</text:p>
          </table:table-cell>
          <table:table-cell table:formula="of:=COUNTIF([.AX$32:.AX1058];[.AW15])" office:value-type="float" office:value="0" calcext:value-type="float">
            <text:p>0</text:p>
          </table:table-cell>
          <table:table-cell table:formula="of:=[.AX15]/[.AZ1]*100" office:value-type="float" office:value="6.79611650485437" calcext:value-type="float">
            <text:p>6.79611650485437</text:p>
          </table:table-cell>
          <table:table-cell table:formula="of:=[.AY1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eautifly</text:p>
          </table:table-cell>
          <table:table-cell table:formula="of:=COUNTIF([.A$32:.A1060];[.A16])" office:value-type="float" office:value="7" calcext:value-type="float">
            <text:p>7</text:p>
          </table:table-cell>
          <table:table-cell table:formula="of:=COUNTIF([.B$32:.B1060];[.$A16])" office:value-type="float" office:value="2" calcext:value-type="float">
            <text:p>2</text:p>
          </table:table-cell>
          <table:table-cell table:formula="of:=[.B16]/[.$D$1]*100" office:value-type="float" office:value="5.3030303030303" calcext:value-type="float">
            <text:p>5.3030303030303</text:p>
          </table:table-cell>
          <table:table-cell table:formula="of:=[.C16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v reporter</text:p>
          </table:table-cell>
          <table:table-cell table:formula="of:=COUNTIF([.G$32:.G1060];[.G16])" office:value-type="float" office:value="5" calcext:value-type="float">
            <text:p>5</text:p>
          </table:table-cell>
          <table:table-cell table:formula="of:=COUNTIF([.H$32:.H1060];[.G16])" office:value-type="float" office:value="4" calcext:value-type="float">
            <text:p>4</text:p>
          </table:table-cell>
          <table:table-cell table:formula="of:=[.H16]/[.$J$1]*100" office:value-type="float" office:value="3.84615384615385" calcext:value-type="float">
            <text:p>3.84615384615385</text:p>
          </table:table-cell>
          <table:table-cell table:formula="of:=[.I16]/[.$J$1]*100" office:value-type="float" office:value="3.07692307692308" calcext:value-type="float">
            <text:p>3.07692307692308</text:p>
          </table:table-cell>
          <table:table-cell/>
          <table:table-cell office:value-type="string" calcext:value-type="string">
            <text:p>LPS</text:p>
          </table:table-cell>
          <table:table-cell table:formula="of:=COUNTIF([.M$32:.M1060];[.M16])" office:value-type="float" office:value="5" calcext:value-type="float">
            <text:p>5</text:p>
          </table:table-cell>
          <table:table-cell table:formula="of:=COUNTIF([.N$32:.N1060];[.M16])" office:value-type="float" office:value="9" calcext:value-type="float">
            <text:p>9</text:p>
          </table:table-cell>
          <table:table-cell table:formula="of:=[.N16]/[.P1]*100" office:value-type="float" office:value="2.9940119760479" calcext:value-type="float">
            <text:p>2.9940119760479</text:p>
          </table:table-cell>
          <table:table-cell table:formula="of:=[.O16]/[.P1]*100" office:value-type="float" office:value="5.38922155688623" calcext:value-type="float">
            <text:p>5.38922155688623</text:p>
          </table:table-cell>
          <table:table-cell/>
          <table:table-cell office:value-type="string" calcext:value-type="string">
            <text:p>combusken</text:p>
          </table:table-cell>
          <table:table-cell table:formula="of:=COUNTIF([.S$32:.S1059];[.S16])" office:value-type="float" office:value="3" calcext:value-type="float">
            <text:p>3</text:p>
          </table:table-cell>
          <table:table-cell table:formula="of:=COUNTIF([.T$32:.T1059];[.S16])" office:value-type="float" office:value="2" calcext:value-type="float">
            <text:p>2</text:p>
          </table:table-cell>
          <table:table-cell table:formula="of:=[.T16]/[.V1]*100" office:value-type="float" office:value="1.85185185185185" calcext:value-type="float">
            <text:p>1.85185185185185</text:p>
          </table:table-cell>
          <table:table-cell table:formula="of:=[.U16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Y$32:.Y1059];[.Y16])" office:value-type="float" office:value="18" calcext:value-type="float">
            <text:p>18</text:p>
          </table:table-cell>
          <table:table-cell table:formula="of:=COUNTIF([.Z$32:.Z1059];[.Y16])" office:value-type="float" office:value="14" calcext:value-type="float">
            <text:p>14</text:p>
          </table:table-cell>
          <table:table-cell table:formula="of:=[.Z16]/[.AB1]*100" office:value-type="float" office:value="3.68852459016393" calcext:value-type="float">
            <text:p>3.68852459016393</text:p>
          </table:table-cell>
          <table:table-cell table:formula="of:=[.AA16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pikachu</text:p>
          </table:table-cell>
          <table:table-cell table:formula="of:=COUNTIF([.AE$32:.AE1058];[.AE16])" office:value-type="float" office:value="4" calcext:value-type="float">
            <text:p>4</text:p>
          </table:table-cell>
          <table:table-cell table:formula="of:=COUNTIF([.AF$32:.AF1058];[.AE16])" office:value-type="float" office:value="0" calcext:value-type="float">
            <text:p>0</text:p>
          </table:table-cell>
          <table:table-cell table:formula="of:=[.AF16]/[.AH1]*100" office:value-type="float" office:value="4.16666666666667" calcext:value-type="float">
            <text:p>4.16666666666667</text:p>
          </table:table-cell>
          <table:table-cell table:formula="of:=[.AG16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kirlia</text:p>
          </table:table-cell>
          <table:table-cell table:formula="of:=COUNTIF([.AK$32:.AK1058];[.AK16])" office:value-type="float" office:value="6" calcext:value-type="float">
            <text:p>6</text:p>
          </table:table-cell>
          <table:table-cell table:formula="of:=COUNTIF([.AL$32:.AL1058];[.AK16])" office:value-type="float" office:value="2" calcext:value-type="float">
            <text:p>2</text:p>
          </table:table-cell>
          <table:table-cell table:formula="of:=[.AL16]/[.AN1]*100" office:value-type="float" office:value="6.31578947368421" calcext:value-type="float">
            <text:p>6.31578947368421</text:p>
          </table:table-cell>
          <table:table-cell table:formula="of:=[.AM16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night</text:p>
          </table:table-cell>
          <table:table-cell table:formula="of:=COUNTIF([.AQ$32:.AQ1059];[.AQ16])" office:value-type="float" office:value="8" calcext:value-type="float">
            <text:p>8</text:p>
          </table:table-cell>
          <table:table-cell table:formula="of:=COUNTIF([.AR$32:.AR1059];[.AQ16])" office:value-type="float" office:value="0" calcext:value-type="float">
            <text:p>0</text:p>
          </table:table-cell>
          <table:table-cell table:formula="of:=[.AR16]/[.AT1]*100" office:value-type="float" office:value="5.88235294117647" calcext:value-type="float">
            <text:p>5.88235294117647</text:p>
          </table:table-cell>
          <table:table-cell table:formula="of:=[.AS16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achirisu</text:p>
          </table:table-cell>
          <table:table-cell table:formula="of:=COUNTIF([.AW$32:.AW1059];[.AW16])" office:value-type="float" office:value="5" calcext:value-type="float">
            <text:p>5</text:p>
          </table:table-cell>
          <table:table-cell table:formula="of:=COUNTIF([.AX$32:.AX1059];[.AW16])" office:value-type="float" office:value="0" calcext:value-type="float">
            <text:p>0</text:p>
          </table:table-cell>
          <table:table-cell table:formula="of:=[.AX16]/[.AZ1]*100" office:value-type="float" office:value="4.85436893203883" calcext:value-type="float">
            <text:p>4.85436893203883</text:p>
          </table:table-cell>
          <table:table-cell table:formula="of:=[.AY16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8"/>
          <table:table-cell office:value-type="string" calcext:value-type="string">
            <text:p>grovyle</text:p>
          </table:table-cell>
          <table:table-cell table:formula="of:=COUNTIF([.S$32:.S1060];[.S17])" office:value-type="float" office:value="6" calcext:value-type="float">
            <text:p>6</text:p>
          </table:table-cell>
          <table:table-cell table:formula="of:=COUNTIF([.T$32:.T1060];[.S17])" office:value-type="float" office:value="6" calcext:value-type="float">
            <text:p>6</text:p>
          </table:table-cell>
          <table:table-cell table:formula="of:=[.T17]/[.V1]*100" office:value-type="float" office:value="3.7037037037037" calcext:value-type="float">
            <text:p>3.7037037037037</text:p>
          </table:table-cell>
          <table:table-cell table:formula="of:=[.U17]/[.V1]*100" office:value-type="float" office:value="3.7037037037037" calcext:value-type="float">
            <text:p>3.7037037037037</text:p>
          </table:table-cell>
          <table:table-cell/>
          <table:table-cell office:value-type="string" calcext:value-type="string">
            <text:p>boost energy</text:p>
          </table:table-cell>
          <table:table-cell table:formula="of:=COUNTIF([.Y$32:.Y1060];[.Y17])" office:value-type="float" office:value="13" calcext:value-type="float">
            <text:p>13</text:p>
          </table:table-cell>
          <table:table-cell table:formula="of:=COUNTIF([.Z$32:.Z1060];[.Y17])" office:value-type="float" office:value="16" calcext:value-type="float">
            <text:p>16</text:p>
          </table:table-cell>
          <table:table-cell table:formula="of:=[.Z17]/[.AB1]*100" office:value-type="float" office:value="2.66393442622951" calcext:value-type="float">
            <text:p>2.66393442622951</text:p>
          </table:table-cell>
          <table:table-cell table:formula="of:=[.AA17]/[.AB1]*100" office:value-type="float" office:value="3.27868852459016" calcext:value-type="float">
            <text:p>3.27868852459016</text:p>
          </table:table-cell>
          <table:table-cell/>
          <table:table-cell office:value-type="string" calcext:value-type="string">
            <text:p>staravia</text:p>
          </table:table-cell>
          <table:table-cell table:formula="of:=COUNTIF([.AE$32:.AE1059];[.AE17])" office:value-type="float" office:value="3" calcext:value-type="float">
            <text:p>3</text:p>
          </table:table-cell>
          <table:table-cell table:formula="of:=COUNTIF([.AF$32:.AF1059];[.AE17])" office:value-type="float" office:value="0" calcext:value-type="float">
            <text:p>0</text:p>
          </table:table-cell>
          <table:table-cell table:formula="of:=[.AF17]/[.AH1]*100" office:value-type="float" office:value="3.125" calcext:value-type="float">
            <text:p>3.125</text:p>
          </table:table-cell>
          <table:table-cell table:formula="of:=[.AG17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stantler</text:p>
          </table:table-cell>
          <table:table-cell table:formula="of:=COUNTIF([.AK$32:.AK1059];[.AK17])" office:value-type="float" office:value="3" calcext:value-type="float">
            <text:p>3</text:p>
          </table:table-cell>
          <table:table-cell table:formula="of:=COUNTIF([.AL$32:.AL1059];[.AK17])" office:value-type="float" office:value="1" calcext:value-type="float">
            <text:p>1</text:p>
          </table:table-cell>
          <table:table-cell table:formula="of:=[.AL17]/[.AN1]*100" office:value-type="float" office:value="3.15789473684211" calcext:value-type="float">
            <text:p>3.15789473684211</text:p>
          </table:table-cell>
          <table:table-cell table:formula="of:=[.AM17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rare candy</text:p>
          </table:table-cell>
          <table:table-cell table:formula="of:=COUNTIF([.AQ$32:.AQ1060];[.AQ17])" office:value-type="float" office:value="5" calcext:value-type="float">
            <text:p>5</text:p>
          </table:table-cell>
          <table:table-cell table:formula="of:=COUNTIF([.AR$32:.AR1060];[.AQ17])" office:value-type="float" office:value="0" calcext:value-type="float">
            <text:p>0</text:p>
          </table:table-cell>
          <table:table-cell table:formula="of:=[.AR17]/[.AT1]*100" office:value-type="float" office:value="3.67647058823529" calcext:value-type="float">
            <text:p>3.67647058823529</text:p>
          </table:table-cell>
          <table:table-cell table:formula="of:=[.AS17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lopunny</text:p>
          </table:table-cell>
          <table:table-cell table:formula="of:=COUNTIF([.AW$32:.AW1060];[.AW17])" office:value-type="float" office:value="5" calcext:value-type="float">
            <text:p>5</text:p>
          </table:table-cell>
          <table:table-cell table:formula="of:=COUNTIF([.AX$32:.AX1060];[.AW17])" office:value-type="float" office:value="0" calcext:value-type="float">
            <text:p>0</text:p>
          </table:table-cell>
          <table:table-cell table:formula="of:=[.AX17]/[.AZ1]*100" office:value-type="float" office:value="4.85436893203883" calcext:value-type="float">
            <text:p>4.85436893203883</text:p>
          </table:table-cell>
          <table:table-cell table:formula="of:=[.AY17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Rare:</text:p>
          </table:table-cell>
          <table:table-cell table:formula="of:=SUM([.B19:.B23])" office:value-type="float" office:value="0" calcext:value-type="float">
            <text:p>0</text:p>
          </table:table-cell>
          <table:table-cell table:formula="of:=SUM([.C19:.C23])" office:value-type="float" office:value="11" calcext:value-type="float">
            <text:p>11</text:p>
          </table:table-cell>
          <table:table-cell table:formula="of:=[.B18]/[.$D$1]*100" office:value-type="float" office:value="0" calcext:value-type="float">
            <text:p>0</text:p>
          </table:table-cell>
          <table:table-cell table:formula="of:=[.C18]/[.$D$1]*100" office:value-type="float" office:value="8.33333333333333" calcext:value-type="float">
            <text:p>8.33333333333333</text:p>
          </table:table-cell>
          <table:table-cell table:formula="of:=[.E18]/5" office:value-type="float" office:value="1.66666666666667" calcext:value-type="float">
            <text:p>1.66666666666667</text:p>
          </table:table-cell>
          <table:table-cell office:value-type="string" calcext:value-type="string">
            <text:p>Rare:</text:p>
          </table:table-cell>
          <table:table-cell table:formula="of:=SUM([.H19:.H24])" office:value-type="float" office:value="0" calcext:value-type="float">
            <text:p>0</text:p>
          </table:table-cell>
          <table:table-cell table:formula="of:=SUM([.I19:.I24])" office:value-type="float" office:value="14" calcext:value-type="float">
            <text:p>14</text:p>
          </table:table-cell>
          <table:table-cell table:formula="of:=[.H18]/[.$J$1]*100" office:value-type="float" office:value="0" calcext:value-type="float">
            <text:p>0</text:p>
          </table:table-cell>
          <table:table-cell table:formula="of:=[.I18]/[.$J$1]*100" office:value-type="float" office:value="10.7692307692308" calcext:value-type="float">
            <text:p>10.7692307692308</text:p>
          </table:table-cell>
          <table:table-cell table:formula="of:=[.K18]/6" office:value-type="float" office:value="1.7948717948718" calcext:value-type="float">
            <text:p>1.7948717948718</text:p>
          </table:table-cell>
          <table:table-cell office:value-type="string" calcext:value-type="string">
            <text:p>Rare:</text:p>
          </table:table-cell>
          <table:table-cell table:formula="of:=SUM([.N19:.N24])" office:value-type="float" office:value="16" calcext:value-type="float">
            <text:p>16</text:p>
          </table:table-cell>
          <table:table-cell table:formula="of:=SUM([.O19:.O24])" office:value-type="float" office:value="1" calcext:value-type="float">
            <text:p>1</text:p>
          </table:table-cell>
          <table:table-cell table:formula="of:=[.N18]/[.P1]*100" office:value-type="float" office:value="9.58083832335329" calcext:value-type="float">
            <text:p>9.58083832335329</text:p>
          </table:table-cell>
          <table:table-cell table:formula="of:=[.O18]/[.P1]*100" office:value-type="float" office:value="0.598802395209581" calcext:value-type="float">
            <text:p>0.598802395209581</text:p>
          </table:table-cell>
          <table:table-cell table:formula="of:=SUM([.P18:.Q18])/6" office:value-type="float" office:value="1.69660678642715" calcext:value-type="float">
            <text:p>1.69660678642715</text:p>
          </table:table-cell>
          <table:table-cell table:number-columns-repeated="12"/>
          <table:table-cell office:value-type="string" calcext:value-type="string">
            <text:p>drifloon</text:p>
          </table:table-cell>
          <table:table-cell table:formula="of:=COUNTIF([.AE$32:.AE1060];[.AE18])" office:value-type="float" office:value="1" calcext:value-type="float">
            <text:p>1</text:p>
          </table:table-cell>
          <table:table-cell table:formula="of:=COUNTIF([.AF$32:.AF1060];[.AE18])" office:value-type="float" office:value="0" calcext:value-type="float">
            <text:p>0</text:p>
          </table:table-cell>
          <table:table-cell table:formula="of:=[.AF18]/[.AH1]*100" office:value-type="float" office:value="1.04166666666667" calcext:value-type="float">
            <text:p>1.04166666666667</text:p>
          </table:table-cell>
          <table:table-cell table:formula="of:=[.AG18]/[.AH1]*100" office:value-type="float" office:value="0" calcext:value-type="float">
            <text:p>0</text:p>
          </table:table-cell>
          <table:table-cell/>
          <table:table-cell office:value-type="string" calcext:value-type="string">
            <text:p>wormadam sand</text:p>
          </table:table-cell>
          <table:table-cell table:formula="of:=COUNTIF([.AK$32:.AK1060];[.AK18])" office:value-type="float" office:value="4" calcext:value-type="float">
            <text:p>4</text:p>
          </table:table-cell>
          <table:table-cell table:formula="of:=COUNTIF([.AL$32:.AL1060];[.AK18])" office:value-type="float" office:value="3" calcext:value-type="float">
            <text:p>3</text:p>
          </table:table-cell>
          <table:table-cell table:formula="of:=[.AL18]/[.AN1]*100" office:value-type="float" office:value="4.21052631578947" calcext:value-type="float">
            <text:p>4.21052631578947</text:p>
          </table:table-cell>
          <table:table-cell table:formula="of:=[.AM18]/[.AN1]*100" office:value-type="float" office:value="3.15789473684211" calcext:value-type="float">
            <text:p>3.15789473684211</text:p>
          </table:table-cell>
          <table:table-cell/>
          <table:table-cell office:value-type="string" calcext:value-type="string">
            <text:p>roseanne</text:p>
          </table:table-cell>
          <table:table-cell table:formula="of:=COUNTIF([.AQ$32:.AQ1061];[.AQ18])" office:value-type="float" office:value="6" calcext:value-type="float">
            <text:p>6</text:p>
          </table:table-cell>
          <table:table-cell table:formula="of:=COUNTIF([.AR$32:.AR1061];[.AQ18])" office:value-type="float" office:value="0" calcext:value-type="float">
            <text:p>0</text:p>
          </table:table-cell>
          <table:table-cell table:formula="of:=[.AR18]/[.AT1]*100" office:value-type="float" office:value="4.41176470588235" calcext:value-type="float">
            <text:p>4.41176470588235</text:p>
          </table:table-cell>
          <table:table-cell table:formula="of:=[.AS18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pichu</text:p>
          </table:table-cell>
          <table:table-cell table:formula="of:=COUNTIF([.AW$32:.AW1061];[.AW18])" office:value-type="float" office:value="1" calcext:value-type="float">
            <text:p>1</text:p>
          </table:table-cell>
          <table:table-cell table:formula="of:=COUNTIF([.AX$32:.AX1061];[.AW18])" office:value-type="float" office:value="0" calcext:value-type="float">
            <text:p>0</text:p>
          </table:table-cell>
          <table:table-cell table:formula="of:=[.AX18]/[.AZ1]*100" office:value-type="float" office:value="0.970873786407767" calcext:value-type="float">
            <text:p>0.970873786407767</text:p>
          </table:table-cell>
          <table:table-cell table:formula="of:=[.AY18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swampert</text:p>
          </table:table-cell>
          <table:table-cell table:formula="of:=COUNTIF([.A$32:.A1063];[.A19])" office:value-type="float" office:value="0" calcext:value-type="float">
            <text:p>0</text:p>
          </table:table-cell>
          <table:table-cell table:formula="of:=COUNTIF([.B$32:.B1063];[.$A19])" office:value-type="float" office:value="2" calcext:value-type="float">
            <text:p>2</text:p>
          </table:table-cell>
          <table:table-cell table:formula="of:=[.B19]/[.$D$1]*100" office:value-type="float" office:value="0" calcext:value-type="float">
            <text:p>0</text:p>
          </table:table-cell>
          <table:table-cell table:formula="of:=[.C19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entei</text:p>
          </table:table-cell>
          <table:table-cell table:formula="of:=COUNTIF([.G$32:.G1063];[.G19])" office:value-type="float" office:value="0" calcext:value-type="float">
            <text:p>0</text:p>
          </table:table-cell>
          <table:table-cell table:formula="of:=COUNTIF([.H$32:.H1063];[.G19])" office:value-type="float" office:value="6" calcext:value-type="float">
            <text:p>6</text:p>
          </table:table-cell>
          <table:table-cell table:formula="of:=[.H19]/[.$J$1]*100" office:value-type="float" office:value="0" calcext:value-type="float">
            <text:p>0</text:p>
          </table:table-cell>
          <table:table-cell table:formula="of:=[.I19]/[.$J$1]*100" office:value-type="float" office:value="4.61538461538462" calcext:value-type="float">
            <text:p>4.61538461538462</text:p>
          </table:table-cell>
          <table:table-cell/>
          <table:table-cell office:value-type="string" calcext:value-type="string">
            <text:p>blastoise</text:p>
          </table:table-cell>
          <table:table-cell table:formula="of:=COUNTIF([.M$32:.M1063];[.M19])" office:value-type="float" office:value="5" calcext:value-type="float">
            <text:p>5</text:p>
          </table:table-cell>
          <table:table-cell table:formula="of:=COUNTIF([.N$32:.N1063];[.M19])" office:value-type="float" office:value="0" calcext:value-type="float">
            <text:p>0</text:p>
          </table:table-cell>
          <table:table-cell table:formula="of:=[.N19]/[.P1]*100" office:value-type="float" office:value="2.9940119760479" calcext:value-type="float">
            <text:p>2.9940119760479</text:p>
          </table:table-cell>
          <table:table-cell table:formula="of:=[.O19]/[.P1]*100" office:value-type="float" office:value="0" calcext:value-type="float">
            <text:p>0</text:p>
          </table:table-cell>
          <table:table-cell/>
          <table:table-cell office:value-type="string" calcext:value-type="string">
            <text:p>Rare:</text:p>
          </table:table-cell>
          <table:table-cell table:formula="of:=SUM([.T20:.T24])" office:value-type="float" office:value="0" calcext:value-type="float">
            <text:p>0</text:p>
          </table:table-cell>
          <table:table-cell table:formula="of:=SUM([.U20:.U24])" office:value-type="float" office:value="13" calcext:value-type="float">
            <text:p>13</text:p>
          </table:table-cell>
          <table:table-cell table:formula="of:=[.T19]/[.V1]*100" office:value-type="float" office:value="0" calcext:value-type="float">
            <text:p>0</text:p>
          </table:table-cell>
          <table:table-cell table:formula="of:=[.U19]/[.V1]*100" office:value-type="float" office:value="8.02469135802469" calcext:value-type="float">
            <text:p>8.02469135802469</text:p>
          </table:table-cell>
          <table:table-cell table:formula="of:=[.W19]/5" office:value-type="float" office:value="1.60493827160494" calcext:value-type="float">
            <text:p>1.60493827160494</text:p>
          </table:table-cell>
          <table:table-cell office:value-type="string" calcext:value-type="string">
            <text:p>Rare:</text:p>
          </table:table-cell>
          <table:table-cell table:formula="of:=SUM([.Z20:.Z24])" office:value-type="float" office:value="0" calcext:value-type="float">
            <text:p>0</text:p>
          </table:table-cell>
          <table:table-cell table:formula="of:=SUM([.AA20:.AA24])" office:value-type="float" office:value="40" calcext:value-type="float">
            <text:p>40</text:p>
          </table:table-cell>
          <table:table-cell table:formula="of:=[.Z19]/[.AB1]*100" office:value-type="float" office:value="0" calcext:value-type="float">
            <text:p>0</text:p>
          </table:table-cell>
          <table:table-cell table:formula="of:=[.AA19]/[.AB1]*100" office:value-type="float" office:value="8.19672131147541" calcext:value-type="float">
            <text:p>8.19672131147541</text:p>
          </table:table-cell>
          <table:table-cell table:formula="of:=[.AC19]/4" office:value-type="float" office:value="2.04918032786885" calcext:value-type="float">
            <text:p>2.04918032786885</text:p>
          </table:table-cell>
          <table:table-cell table:number-columns-repeated="10"/>
          <table:table-cell table:formula="of:=1/([.AM20]/[.AN1])" office:value-type="float" office:value="19" calcext:value-type="float">
            <text:p>19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sceptile</text:p>
          </table:table-cell>
          <table:table-cell table:formula="of:=COUNTIF([.A$32:.A1064];[.A20])" office:value-type="float" office:value="0" calcext:value-type="float">
            <text:p>0</text:p>
          </table:table-cell>
          <table:table-cell table:formula="of:=COUNTIF([.B$32:.B1064];[.$A20])" office:value-type="float" office:value="1" calcext:value-type="float">
            <text:p>1</text:p>
          </table:table-cell>
          <table:table-cell table:formula="of:=[.B20]/[.$D$1]*100" office:value-type="float" office:value="0" calcext:value-type="float">
            <text:p>0</text:p>
          </table:table-cell>
          <table:table-cell table:formula="of:=[.C20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pidgeot</text:p>
          </table:table-cell>
          <table:table-cell table:formula="of:=COUNTIF([.G$32:.G1064];[.G20])" office:value-type="float" office:value="0" calcext:value-type="float">
            <text:p>0</text:p>
          </table:table-cell>
          <table:table-cell table:formula="of:=COUNTIF([.H$32:.H1064];[.G20])" office:value-type="float" office:value="0" calcext:value-type="float">
            <text:p>0</text:p>
          </table:table-cell>
          <table:table-cell table:formula="of:=[.H20]/[.$J$1]*100" office:value-type="float" office:value="0" calcext:value-type="float">
            <text:p>0</text:p>
          </table:table-cell>
          <table:table-cell table:formula="of:=[.I20]/[.$J$1]*100" office:value-type="float" office:value="0" calcext:value-type="float">
            <text:p>0</text:p>
          </table:table-cell>
          <table:table-cell/>
          <table:table-cell office:value-type="string" calcext:value-type="string">
            <text:p>flareon</text:p>
          </table:table-cell>
          <table:table-cell table:formula="of:=COUNTIF([.M$32:.M1064];[.M20])" office:value-type="float" office:value="5" calcext:value-type="float">
            <text:p>5</text:p>
          </table:table-cell>
          <table:table-cell table:formula="of:=COUNTIF([.N$32:.N1064];[.M20])" office:value-type="float" office:value="1" calcext:value-type="float">
            <text:p>1</text:p>
          </table:table-cell>
          <table:table-cell table:formula="of:=[.N20]/[.P1]*100" office:value-type="float" office:value="2.9940119760479" calcext:value-type="float">
            <text:p>2.9940119760479</text:p>
          </table:table-cell>
          <table:table-cell table:formula="of:=[.O2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chimecho</text:p>
          </table:table-cell>
          <table:table-cell table:formula="of:=COUNTIF([.S$32:.S1063];[.S20])" office:value-type="float" office:value="0" calcext:value-type="float">
            <text:p>0</text:p>
          </table:table-cell>
          <table:table-cell table:formula="of:=COUNTIF([.T$32:.T1063];[.S20])" office:value-type="float" office:value="3" calcext:value-type="float">
            <text:p>3</text:p>
          </table:table-cell>
          <table:table-cell table:formula="of:=[.T20]/[.V1]*100" office:value-type="float" office:value="0" calcext:value-type="float">
            <text:p>0</text:p>
          </table:table-cell>
          <table:table-cell table:formula="of:=[.U20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DRE</text:p>
          </table:table-cell>
          <table:table-cell table:formula="of:=COUNTIF([.Y$32:.Y1063];[.Y20])" office:value-type="float" office:value="0" calcext:value-type="float">
            <text:p>0</text:p>
          </table:table-cell>
          <table:table-cell table:formula="of:=COUNTIF([.Z$32:.Z1063];[.Y20])" office:value-type="float" office:value="14" calcext:value-type="float">
            <text:p>14</text:p>
          </table:table-cell>
          <table:table-cell table:formula="of:=[.Z20]/[.AB1]*100" office:value-type="float" office:value="0" calcext:value-type="float">
            <text:p>0</text:p>
          </table:table-cell>
          <table:table-cell table:formula="of:=[.AA20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Rare:</text:p>
          </table:table-cell>
          <table:table-cell table:formula="of:=SUM([.AF21:.AF25])" office:value-type="float" office:value="0" calcext:value-type="float">
            <text:p>0</text:p>
          </table:table-cell>
          <table:table-cell table:formula="of:=SUM([.AG21:.AG25])" office:value-type="float" office:value="96" calcext:value-type="float">
            <text:p>96</text:p>
          </table:table-cell>
          <table:table-cell table:formula="of:=[.AF20]/[.AH1]*100" office:value-type="float" office:value="0" calcext:value-type="float">
            <text:p>0</text:p>
          </table:table-cell>
          <table:table-cell table:formula="of:=[.AG20]/[.AH1]*100" office:value-type="float" office:value="100" calcext:value-type="float">
            <text:p>100</text:p>
          </table:table-cell>
          <table:table-cell table:formula="of:=SUM([.AH20:.AI20])/5" office:value-type="float" office:value="20" calcext:value-type="float">
            <text:p>20</text:p>
          </table:table-cell>
          <table:table-cell office:value-type="string" calcext:value-type="string">
            <text:p>Rare:</text:p>
          </table:table-cell>
          <table:table-cell table:formula="of:=SUM([.AL21:.AL25])" office:value-type="float" office:value="0" calcext:value-type="float">
            <text:p>0</text:p>
          </table:table-cell>
          <table:table-cell table:formula="of:=SUM([.AM21:.AM25])" office:value-type="float" office:value="5" calcext:value-type="float">
            <text:p>5</text:p>
          </table:table-cell>
          <table:table-cell table:formula="of:=[.AL20]/[.AN1]*100" office:value-type="float" office:value="0" calcext:value-type="float">
            <text:p>0</text:p>
          </table:table-cell>
          <table:table-cell table:formula="of:=[.AM20]/[.AN1]*100" office:value-type="float" office:value="5.26315789473684" calcext:value-type="float">
            <text:p>5.26315789473684</text:p>
          </table:table-cell>
          <table:table-cell table:formula="of:=SUM([.AN20:.AO20])/5" office:value-type="float" office:value="1.05263157894737" calcext:value-type="float">
            <text:p>1.05263157894737</text:p>
          </table:table-cell>
          <table:table-cell office:value-type="string" calcext:value-type="string">
            <text:p>Rare:</text:p>
          </table:table-cell>
          <table:table-cell table:formula="of:=SUM([.AR21:.AR25])" office:value-type="float" office:value="27" calcext:value-type="float">
            <text:p>27</text:p>
          </table:table-cell>
          <table:table-cell table:formula="of:=SUM([.AS21:.AS25])" office:value-type="float" office:value="0" calcext:value-type="float">
            <text:p>0</text:p>
          </table:table-cell>
          <table:table-cell table:formula="of:=[.AR20]/[.AT1]*100" office:value-type="float" office:value="19.8529411764706" calcext:value-type="float">
            <text:p>19.8529411764706</text:p>
          </table:table-cell>
          <table:table-cell table:formula="of:=[.AS20]/[.AT1]*100" office:value-type="float" office:value="0" calcext:value-type="float">
            <text:p>0</text:p>
          </table:table-cell>
          <table:table-cell table:formula="of:=SUM([.AT20:.AU20])/5" office:value-type="float" office:value="3.97058823529412" calcext:value-type="float">
            <text:p>3.97058823529412</text:p>
          </table:table-cell>
          <table:table-cell office:value-type="string" calcext:value-type="string">
            <text:p>Rare:</text:p>
          </table:table-cell>
          <table:table-cell table:formula="of:=SUM([.AX21:.AX25])" office:value-type="float" office:value="13" calcext:value-type="float">
            <text:p>13</text:p>
          </table:table-cell>
          <table:table-cell table:formula="of:=SUM([.AY21:.AY25])" office:value-type="float" office:value="0" calcext:value-type="float">
            <text:p>0</text:p>
          </table:table-cell>
          <table:table-cell table:formula="of:=[.AX20]/[.AZ1]*100" office:value-type="float" office:value="12.621359223301" calcext:value-type="float">
            <text:p>12.621359223301</text:p>
          </table:table-cell>
          <table:table-cell table:formula="of:=[.AY20]/[.AZ1]*100" office:value-type="float" office:value="0" calcext:value-type="float">
            <text:p>0</text:p>
          </table:table-cell>
          <table:table-cell table:formula="of:=SUM([.AZ20:.BA20])/5" office:value-type="float" office:value="2.52427184466019" calcext:value-type="float">
            <text:p>2.52427184466019</text:p>
          </table:table-cell>
        </table:table-row>
        <table:table-row table:style-name="ro1">
          <table:table-cell office:value-type="string" calcext:value-type="string">
            <text:p>rayquaza</text:p>
          </table:table-cell>
          <table:table-cell table:formula="of:=COUNTIF([.A$32:.A1065];[.A21])" office:value-type="float" office:value="0" calcext:value-type="float">
            <text:p>0</text:p>
          </table:table-cell>
          <table:table-cell table:formula="of:=COUNTIF([.B$32:.B1065];[.$A21])" office:value-type="float" office:value="1" calcext:value-type="float">
            <text:p>1</text:p>
          </table:table-cell>
          <table:table-cell table:formula="of:=[.B21]/[.$D$1]*100" office:value-type="float" office:value="0" calcext:value-type="float">
            <text:p>0</text:p>
          </table:table-cell>
          <table:table-cell table:formula="of:=[.C21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raikou</text:p>
          </table:table-cell>
          <table:table-cell table:formula="of:=COUNTIF([.G$32:.G1065];[.G21])" office:value-type="float" office:value="0" calcext:value-type="float">
            <text:p>0</text:p>
          </table:table-cell>
          <table:table-cell table:formula="of:=COUNTIF([.H$32:.H1065];[.G21])" office:value-type="float" office:value="2" calcext:value-type="float">
            <text:p>2</text:p>
          </table:table-cell>
          <table:table-cell table:formula="of:=[.H21]/[.$J$1]*100" office:value-type="float" office:value="0" calcext:value-type="float">
            <text:p>0</text:p>
          </table:table-cell>
          <table:table-cell table:formula="of:=[.I21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jolteon</text:p>
          </table:table-cell>
          <table:table-cell table:formula="of:=COUNTIF([.M$32:.M1065];[.M21])" office:value-type="float" office:value="1" calcext:value-type="float">
            <text:p>1</text:p>
          </table:table-cell>
          <table:table-cell table:formula="of:=COUNTIF([.N$32:.N1065];[.M21])" office:value-type="float" office:value="0" calcext:value-type="float">
            <text:p>0</text:p>
          </table:table-cell>
          <table:table-cell table:formula="of:=[.N21]/[.P1]*100" office:value-type="float" office:value="0.598802395209581" calcext:value-type="float">
            <text:p>0.598802395209581</text:p>
          </table:table-cell>
          <table:table-cell table:formula="of:=[.O21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</text:p>
          </table:table-cell>
          <table:table-cell table:formula="of:=COUNTIF([.S$32:.S1064];[.S21])" office:value-type="float" office:value="0" calcext:value-type="float">
            <text:p>0</text:p>
          </table:table-cell>
          <table:table-cell table:formula="of:=COUNTIF([.T$32:.T1064];[.S21])" office:value-type="float" office:value="3" calcext:value-type="float">
            <text:p>3</text:p>
          </table:table-cell>
          <table:table-cell table:formula="of:=[.T21]/[.V1]*100" office:value-type="float" office:value="0" calcext:value-type="float">
            <text:p>0</text:p>
          </table:table-cell>
          <table:table-cell table:formula="of:=[.U21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mew</text:p>
          </table:table-cell>
          <table:table-cell table:formula="of:=COUNTIF([.Y$32:.Y1064];[.Y21])" office:value-type="float" office:value="0" calcext:value-type="float">
            <text:p>0</text:p>
          </table:table-cell>
          <table:table-cell table:formula="of:=COUNTIF([.Z$32:.Z1064];[.Y21])" office:value-type="float" office:value="6" calcext:value-type="float">
            <text:p>6</text:p>
          </table:table-cell>
          <table:table-cell table:formula="of:=[.Z21]/[.AB1]*100" office:value-type="float" office:value="0" calcext:value-type="float">
            <text:p>0</text:p>
          </table:table-cell>
          <table:table-cell table:formula="of:=[.AA21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rampados</text:p>
          </table:table-cell>
          <table:table-cell table:formula="of:=COUNTIF([.AE$32:.AE1063];[.AE21])" office:value-type="float" office:value="0" calcext:value-type="float">
            <text:p>0</text:p>
          </table:table-cell>
          <table:table-cell table:formula="of:=COUNTIF([.AF$32:.AF1063];[.AE21])" office:value-type="float" office:value="21" calcext:value-type="float">
            <text:p>21</text:p>
          </table:table-cell>
          <table:table-cell table:formula="of:=[.AF21]/[.AH1]*100" office:value-type="float" office:value="0" calcext:value-type="float">
            <text:p>0</text:p>
          </table:table-cell>
          <table:table-cell table:formula="of:=[.AG21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latios</text:p>
          </table:table-cell>
          <table:table-cell table:formula="of:=COUNTIF([.AK$32:.AK1063];[.AK21])" office:value-type="float" office:value="0" calcext:value-type="float">
            <text:p>0</text:p>
          </table:table-cell>
          <table:table-cell table:formula="of:=COUNTIF([.AL$32:.AL1063];[.AK21])" office:value-type="float" office:value="2" calcext:value-type="float">
            <text:p>2</text:p>
          </table:table-cell>
          <table:table-cell table:formula="of:=[.AL21]/[.AN1]*100" office:value-type="float" office:value="0" calcext:value-type="float">
            <text:p>0</text:p>
          </table:table-cell>
          <table:table-cell table:formula="of:=[.AM21]/[.AN1]*100" office:value-type="float" office:value="2.10526315789474" calcext:value-type="float">
            <text:p>2.10526315789474</text:p>
          </table:table-cell>
          <table:table-cell/>
          <table:table-cell office:value-type="string" calcext:value-type="string">
            <text:p>heatran</text:p>
          </table:table-cell>
          <table:table-cell table:formula="of:=COUNTIF([.AQ$32:.AQ1063];[.AQ21])" office:value-type="float" office:value="8" calcext:value-type="float">
            <text:p>8</text:p>
          </table:table-cell>
          <table:table-cell table:formula="of:=COUNTIF([.AR$32:.AR1063];[.AQ21])" office:value-type="float" office:value="0" calcext:value-type="float">
            <text:p>0</text:p>
          </table:table-cell>
          <table:table-cell table:formula="of:=[.AR21]/[.AT1]*100" office:value-type="float" office:value="5.88235294117647" calcext:value-type="float">
            <text:p>5.88235294117647</text:p>
          </table:table-cell>
          <table:table-cell table:formula="of:=[.AS21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garchomp</text:p>
          </table:table-cell>
          <table:table-cell table:formula="of:=COUNTIF([.AW$32:.AW1063];[.AW21])" office:value-type="float" office:value="1" calcext:value-type="float">
            <text:p>1</text:p>
          </table:table-cell>
          <table:table-cell table:formula="of:=COUNTIF([.AX$32:.AX1063];[.AW21])" office:value-type="float" office:value="0" calcext:value-type="float">
            <text:p>0</text:p>
          </table:table-cell>
          <table:table-cell table:formula="of:=[.AX21]/[.AZ1]*100" office:value-type="float" office:value="0.970873786407767" calcext:value-type="float">
            <text:p>0.970873786407767</text:p>
          </table:table-cell>
          <table:table-cell table:formula="of:=[.AY21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metagross</text:p>
          </table:table-cell>
          <table:table-cell table:formula="of:=COUNTIF([.A$32:.A1066];[.A22])" office:value-type="float" office:value="0" calcext:value-type="float">
            <text:p>0</text:p>
          </table:table-cell>
          <table:table-cell table:formula="of:=COUNTIF([.B$32:.B1066];[.$A22])" office:value-type="float" office:value="5" calcext:value-type="float">
            <text:p>5</text:p>
          </table:table-cell>
          <table:table-cell table:formula="of:=[.B22]/[.$D$1]*100" office:value-type="float" office:value="0" calcext:value-type="float">
            <text:p>0</text:p>
          </table:table-cell>
          <table:table-cell table:formula="of:=[.C22]/[.$D$1]*100" office:value-type="float" office:value="3.78787878787879" calcext:value-type="float">
            <text:p>3.78787878787879</text:p>
          </table:table-cell>
          <table:table-cell/>
          <table:table-cell office:value-type="string" calcext:value-type="string">
            <text:p>suicune</text:p>
          </table:table-cell>
          <table:table-cell table:formula="of:=COUNTIF([.G$32:.G1066];[.G22])" office:value-type="float" office:value="0" calcext:value-type="float">
            <text:p>0</text:p>
          </table:table-cell>
          <table:table-cell table:formula="of:=COUNTIF([.H$32:.H1066];[.G22])" office:value-type="float" office:value="1" calcext:value-type="float">
            <text:p>1</text:p>
          </table:table-cell>
          <table:table-cell table:formula="of:=[.H22]/[.$J$1]*100" office:value-type="float" office:value="0" calcext:value-type="float">
            <text:p>0</text:p>
          </table:table-cell>
          <table:table-cell table:formula="of:=[.I22]/[.$J$1]*100" office:value-type="float" office:value="0.769230769230769" calcext:value-type="float">
            <text:p>0.769230769230769</text:p>
          </table:table-cell>
          <table:table-cell/>
          <table:table-cell office:value-type="string" calcext:value-type="string">
            <text:p>minun</text:p>
          </table:table-cell>
          <table:table-cell table:formula="of:=COUNTIF([.M$32:.M1066];[.M22])" office:value-type="float" office:value="2" calcext:value-type="float">
            <text:p>2</text:p>
          </table:table-cell>
          <table:table-cell table:formula="of:=COUNTIF([.N$32:.N1066];[.M22])" office:value-type="float" office:value="0" calcext:value-type="float">
            <text:p>0</text:p>
          </table:table-cell>
          <table:table-cell table:formula="of:=[.N22]/[.P1]*100" office:value-type="float" office:value="1.19760479041916" calcext:value-type="float">
            <text:p>1.19760479041916</text:p>
          </table:table-cell>
          <table:table-cell table:formula="of:=[.O22]/[.P1]*100" office:value-type="float" office:value="0" calcext:value-type="float">
            <text:p>0</text:p>
          </table:table-cell>
          <table:table-cell/>
          <table:table-cell office:value-type="string" calcext:value-type="string">
            <text:p>flygon</text:p>
          </table:table-cell>
          <table:table-cell table:formula="of:=COUNTIF([.S$32:.S1065];[.S22])" office:value-type="float" office:value="0" calcext:value-type="float">
            <text:p>0</text:p>
          </table:table-cell>
          <table:table-cell table:formula="of:=COUNTIF([.T$32:.T1065];[.S22])" office:value-type="float" office:value="2" calcext:value-type="float">
            <text:p>2</text:p>
          </table:table-cell>
          <table:table-cell table:formula="of:=[.T22]/[.V1]*100" office:value-type="float" office:value="0" calcext:value-type="float">
            <text:p>0</text:p>
          </table:table-cell>
          <table:table-cell table:formula="of:=[.U22]/[.V1]*100" office:value-type="float" office:value="1.23456790123457" calcext:value-type="float">
            <text:p>1.23456790123457</text:p>
          </table:table-cell>
          <table:table-cell/>
          <table:table-cell office:value-type="string" calcext:value-type="string">
            <text:p>lugia</text:p>
          </table:table-cell>
          <table:table-cell table:formula="of:=COUNTIF([.Y$32:.Y1065];[.Y22])" office:value-type="float" office:value="0" calcext:value-type="float">
            <text:p>0</text:p>
          </table:table-cell>
          <table:table-cell table:formula="of:=COUNTIF([.Z$32:.Z1065];[.Y22])" office:value-type="float" office:value="6" calcext:value-type="float">
            <text:p>6</text:p>
          </table:table-cell>
          <table:table-cell table:formula="of:=[.Z22]/[.AB1]*100" office:value-type="float" office:value="0" calcext:value-type="float">
            <text:p>0</text:p>
          </table:table-cell>
          <table:table-cell table:formula="of:=[.AA22]/[.AB1]*100" office:value-type="float" office:value="1.22950819672131" calcext:value-type="float">
            <text:p>1.22950819672131</text:p>
          </table:table-cell>
          <table:table-cell/>
          <table:table-cell office:value-type="string" calcext:value-type="string">
            <text:p>bastiodon</text:p>
          </table:table-cell>
          <table:table-cell table:formula="of:=COUNTIF([.AE$32:.AE1064];[.AE22])" office:value-type="float" office:value="0" calcext:value-type="float">
            <text:p>0</text:p>
          </table:table-cell>
          <table:table-cell table:formula="of:=COUNTIF([.AF$32:.AF1064];[.AE22])" office:value-type="float" office:value="19" calcext:value-type="float">
            <text:p>19</text:p>
          </table:table-cell>
          <table:table-cell table:formula="of:=[.AF22]/[.AH1]*100" office:value-type="float" office:value="0" calcext:value-type="float">
            <text:p>0</text:p>
          </table:table-cell>
          <table:table-cell table:formula="of:=[.AG22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latias</text:p>
          </table:table-cell>
          <table:table-cell table:formula="of:=COUNTIF([.AK$32:.AK1064];[.AK22])" office:value-type="float" office:value="0" calcext:value-type="float">
            <text:p>0</text:p>
          </table:table-cell>
          <table:table-cell table:formula="of:=COUNTIF([.AL$32:.AL1064];[.AK22])" office:value-type="float" office:value="1" calcext:value-type="float">
            <text:p>1</text:p>
          </table:table-cell>
          <table:table-cell table:formula="of:=[.AL22]/[.AN1]*100" office:value-type="float" office:value="0" calcext:value-type="float">
            <text:p>0</text:p>
          </table:table-cell>
          <table:table-cell table:formula="of:=[.AM22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lucario</text:p>
          </table:table-cell>
          <table:table-cell table:formula="of:=COUNTIF([.AQ$32:.AQ1064];[.AQ22])" office:value-type="float" office:value="4" calcext:value-type="float">
            <text:p>4</text:p>
          </table:table-cell>
          <table:table-cell table:formula="of:=COUNTIF([.AR$32:.AR1064];[.AQ22])" office:value-type="float" office:value="0" calcext:value-type="float">
            <text:p>0</text:p>
          </table:table-cell>
          <table:table-cell table:formula="of:=[.AR22]/[.AT1]*100" office:value-type="float" office:value="2.94117647058823" calcext:value-type="float">
            <text:p>2.94117647058823</text:p>
          </table:table-cell>
          <table:table-cell table:formula="of:=[.AS22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manaphy</text:p>
          </table:table-cell>
          <table:table-cell table:formula="of:=COUNTIF([.AW$32:.AW1064];[.AW22])" office:value-type="float" office:value="2" calcext:value-type="float">
            <text:p>2</text:p>
          </table:table-cell>
          <table:table-cell table:formula="of:=COUNTIF([.AX$32:.AX1064];[.AW22])" office:value-type="float" office:value="0" calcext:value-type="float">
            <text:p>0</text:p>
          </table:table-cell>
          <table:table-cell table:formula="of:=[.AX22]/[.AZ1]*100" office:value-type="float" office:value="1.94174757281553" calcext:value-type="float">
            <text:p>1.94174757281553</text:p>
          </table:table-cell>
          <table:table-cell table:formula="of:=[.AY22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blaziken</text:p>
          </table:table-cell>
          <table:table-cell table:formula="of:=COUNTIF([.A$32:.A1067];[.A23])" office:value-type="float" office:value="0" calcext:value-type="float">
            <text:p>0</text:p>
          </table:table-cell>
          <table:table-cell table:formula="of:=COUNTIF([.B$32:.B1067];[.$A23])" office:value-type="float" office:value="2" calcext:value-type="float">
            <text:p>2</text:p>
          </table:table-cell>
          <table:table-cell table:formula="of:=[.B23]/[.$D$1]*100" office:value-type="float" office:value="0" calcext:value-type="float">
            <text:p>0</text:p>
          </table:table-cell>
          <table:table-cell table:formula="of:=[.C23]/[.$D$1]*100" office:value-type="float" office:value="1.51515151515152" calcext:value-type="float">
            <text:p>1.51515151515152</text:p>
          </table:table-cell>
          <table:table-cell/>
          <table:table-cell office:value-type="string" calcext:value-type="string">
            <text:p>tauros</text:p>
          </table:table-cell>
          <table:table-cell table:formula="of:=COUNTIF([.G$32:.G1067];[.G23])" office:value-type="float" office:value="0" calcext:value-type="float">
            <text:p>0</text:p>
          </table:table-cell>
          <table:table-cell table:formula="of:=COUNTIF([.H$32:.H1067];[.G23])" office:value-type="float" office:value="3" calcext:value-type="float">
            <text:p>3</text:p>
          </table:table-cell>
          <table:table-cell table:formula="of:=[.H23]/[.$J$1]*100" office:value-type="float" office:value="0" calcext:value-type="float">
            <text:p>0</text:p>
          </table:table-cell>
          <table:table-cell table:formula="of:=[.I23]/[.$J$1]*100" office:value-type="float" office:value="2.30769230769231" calcext:value-type="float">
            <text:p>2.30769230769231</text:p>
          </table:table-cell>
          <table:table-cell/>
          <table:table-cell office:value-type="string" calcext:value-type="string">
            <text:p>plusle</text:p>
          </table:table-cell>
          <table:table-cell table:formula="of:=COUNTIF([.M$32:.M1067];[.M23])" office:value-type="float" office:value="2" calcext:value-type="float">
            <text:p>2</text:p>
          </table:table-cell>
          <table:table-cell table:formula="of:=COUNTIF([.N$32:.N1067];[.M23])" office:value-type="float" office:value="0" calcext:value-type="float">
            <text:p>0</text:p>
          </table:table-cell>
          <table:table-cell table:formula="of:=[.N23]/[.$J$1]*100" office:value-type="float" office:value="1.53846153846154" calcext:value-type="float">
            <text:p>1.53846153846154</text:p>
          </table:table-cell>
          <table:table-cell table:formula="of:=[.O23]/[.P1]*100" office:value-type="float" office:value="0" calcext:value-type="float">
            <text:p>0</text:p>
          </table:table-cell>
          <table:table-cell/>
          <table:table-cell office:value-type="string" calcext:value-type="string">
            <text:p>mew</text:p>
          </table:table-cell>
          <table:table-cell table:formula="of:=COUNTIF([.S$32:.S1066];[.S23])" office:value-type="float" office:value="0" calcext:value-type="float">
            <text:p>0</text:p>
          </table:table-cell>
          <table:table-cell table:formula="of:=COUNTIF([.T$32:.T1066];[.S23])" office:value-type="float" office:value="4" calcext:value-type="float">
            <text:p>4</text:p>
          </table:table-cell>
          <table:table-cell table:formula="of:=[.T23]/[.V1]*100" office:value-type="float" office:value="0" calcext:value-type="float">
            <text:p>0</text:p>
          </table:table-cell>
          <table:table-cell table:formula="of:=[.U23]/[.V1]*100" office:value-type="float" office:value="2.46913580246914" calcext:value-type="float">
            <text:p>2.46913580246914</text:p>
          </table:table-cell>
          <table:table-cell/>
          <table:table-cell office:value-type="string" calcext:value-type="string">
            <text:p>hooh</text:p>
          </table:table-cell>
          <table:table-cell table:formula="of:=COUNTIF([.Y$32:.Y1066];[.Y23])" office:value-type="float" office:value="0" calcext:value-type="float">
            <text:p>0</text:p>
          </table:table-cell>
          <table:table-cell table:formula="of:=COUNTIF([.Z$32:.Z1066];[.Y23])" office:value-type="float" office:value="14" calcext:value-type="float">
            <text:p>14</text:p>
          </table:table-cell>
          <table:table-cell table:formula="of:=[.Z23]/[.AB1]*100" office:value-type="float" office:value="0" calcext:value-type="float">
            <text:p>0</text:p>
          </table:table-cell>
          <table:table-cell table:formula="of:=[.AA23]/[.AB1]*100" office:value-type="float" office:value="2.86885245901639" calcext:value-type="float">
            <text:p>2.86885245901639</text:p>
          </table:table-cell>
          <table:table-cell/>
          <table:table-cell office:value-type="string" calcext:value-type="string">
            <text:p>lucario</text:p>
          </table:table-cell>
          <table:table-cell table:formula="of:=COUNTIF([.AE$32:.AE1065];[.AE23])" office:value-type="float" office:value="0" calcext:value-type="float">
            <text:p>0</text:p>
          </table:table-cell>
          <table:table-cell table:formula="of:=COUNTIF([.AF$32:.AF1065];[.AE23])" office:value-type="float" office:value="16" calcext:value-type="float">
            <text:p>16</text:p>
          </table:table-cell>
          <table:table-cell table:formula="of:=[.AF23]/[.AH1]*100" office:value-type="float" office:value="0" calcext:value-type="float">
            <text:p>0</text:p>
          </table:table-cell>
          <table:table-cell table:formula="of:=[.AG23]/[.AH1]*100" office:value-type="float" office:value="16.6666666666667" calcext:value-type="float">
            <text:p>16.6666666666667</text:p>
          </table:table-cell>
          <table:table-cell/>
          <table:table-cell office:value-type="string" calcext:value-type="string">
            <text:p>gallade</text:p>
          </table:table-cell>
          <table:table-cell table:formula="of:=COUNTIF([.AK$32:.AK1065];[.AK23])" office:value-type="float" office:value="0" calcext:value-type="float">
            <text:p>0</text:p>
          </table:table-cell>
          <table:table-cell table:formula="of:=COUNTIF([.AL$32:.AL1065];[.AK23])" office:value-type="float" office:value="0" calcext:value-type="float">
            <text:p>0</text:p>
          </table:table-cell>
          <table:table-cell table:formula="of:=[.AL23]/[.AN1]*100" office:value-type="float" office:value="0" calcext:value-type="float">
            <text:p>0</text:p>
          </table:table-cell>
          <table:table-cell table:formula="of:=[.AM23]/[.AN1]*100" office:value-type="float" office:value="0" calcext:value-type="float">
            <text:p>0</text:p>
          </table:table-cell>
          <table:table-cell/>
          <table:table-cell office:value-type="string" calcext:value-type="string">
            <text:p>luxray</text:p>
          </table:table-cell>
          <table:table-cell table:formula="of:=COUNTIF([.AQ$32:.AQ1065];[.AQ23])" office:value-type="float" office:value="6" calcext:value-type="float">
            <text:p>6</text:p>
          </table:table-cell>
          <table:table-cell table:formula="of:=COUNTIF([.AR$32:.AR1065];[.AQ23])" office:value-type="float" office:value="0" calcext:value-type="float">
            <text:p>0</text:p>
          </table:table-cell>
          <table:table-cell table:formula="of:=[.AR23]/[.AT1]*100" office:value-type="float" office:value="4.41176470588235" calcext:value-type="float">
            <text:p>4.41176470588235</text:p>
          </table:table-cell>
          <table:table-cell table:formula="of:=[.AS23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aichu</text:p>
          </table:table-cell>
          <table:table-cell table:formula="of:=COUNTIF([.AW$32:.AW1065];[.AW23])" office:value-type="float" office:value="3" calcext:value-type="float">
            <text:p>3</text:p>
          </table:table-cell>
          <table:table-cell table:formula="of:=COUNTIF([.AX$32:.AX1065];[.AW23])" office:value-type="float" office:value="0" calcext:value-type="float">
            <text:p>0</text:p>
          </table:table-cell>
          <table:table-cell table:formula="of:=[.AX23]/[.AZ1]*100" office:value-type="float" office:value="2.9126213592233" calcext:value-type="float">
            <text:p>2.9126213592233</text:p>
          </table:table-cell>
          <table:table-cell table:formula="of:=[.AY23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venusaur</text:p>
          </table:table-cell>
          <table:table-cell table:formula="of:=COUNTIF([.G$32:.G1068];[.G24])" office:value-type="float" office:value="0" calcext:value-type="float">
            <text:p>0</text:p>
          </table:table-cell>
          <table:table-cell table:formula="of:=COUNTIF([.H$32:.H1068];[.G24])" office:value-type="float" office:value="2" calcext:value-type="float">
            <text:p>2</text:p>
          </table:table-cell>
          <table:table-cell table:formula="of:=[.H24]/[.$J$1]*100" office:value-type="float" office:value="0" calcext:value-type="float">
            <text:p>0</text:p>
          </table:table-cell>
          <table:table-cell table:formula="of:=[.I24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vaporeon</text:p>
          </table:table-cell>
          <table:table-cell table:formula="of:=COUNTIF([.M$32:.M1068];[.M24])" office:value-type="float" office:value="1" calcext:value-type="float">
            <text:p>1</text:p>
          </table:table-cell>
          <table:table-cell table:formula="of:=COUNTIF([.N$32:.N1068];[.M24])" office:value-type="float" office:value="0" calcext:value-type="float">
            <text:p>0</text:p>
          </table:table-cell>
          <table:table-cell table:formula="of:=[.N24]/[.P1]*100" office:value-type="float" office:value="0.598802395209581" calcext:value-type="float">
            <text:p>0.598802395209581</text:p>
          </table:table-cell>
          <table:table-cell table:formula="of:=[.O24]/[.P1]*100" office:value-type="float" office:value="0" calcext:value-type="float">
            <text:p>0</text:p>
          </table:table-cell>
          <table:table-cell/>
          <table:table-cell office:value-type="string" calcext:value-type="string">
            <text:p>sceptile</text:p>
          </table:table-cell>
          <table:table-cell table:formula="of:=COUNTIF([.S$32:.S1067];[.S24])" office:value-type="float" office:value="0" calcext:value-type="float">
            <text:p>0</text:p>
          </table:table-cell>
          <table:table-cell table:formula="of:=COUNTIF([.T$32:.T1067];[.S24])" office:value-type="float" office:value="1" calcext:value-type="float">
            <text:p>1</text:p>
          </table:table-cell>
          <table:table-cell table:formula="of:=[.T24]/[.V1]*100" office:value-type="float" office:value="0" calcext:value-type="float">
            <text:p>0</text:p>
          </table:table-cell>
          <table:table-cell table:formula="of:=[.U24]/[.V1]*100" office:value-type="float" office:value="0.617283950617284" calcext:value-type="float">
            <text:p>0.617283950617284</text:p>
          </table:table-cell>
          <table:table-cell table:number-columns-repeated="7"/>
          <table:table-cell office:value-type="string" calcext:value-type="string">
            <text:p>manaphy</text:p>
          </table:table-cell>
          <table:table-cell table:formula="of:=COUNTIF([.AE$32:.AE1066];[.AE24])" office:value-type="float" office:value="0" calcext:value-type="float">
            <text:p>0</text:p>
          </table:table-cell>
          <table:table-cell table:formula="of:=COUNTIF([.AF$32:.AF1066];[.AE24])" office:value-type="float" office:value="21" calcext:value-type="float">
            <text:p>21</text:p>
          </table:table-cell>
          <table:table-cell table:formula="of:=[.AF24]/[.AH1]*100" office:value-type="float" office:value="0" calcext:value-type="float">
            <text:p>0</text:p>
          </table:table-cell>
          <table:table-cell table:formula="of:=[.AG24]/[.AH1]*100" office:value-type="float" office:value="21.875" calcext:value-type="float">
            <text:p>21.875</text:p>
          </table:table-cell>
          <table:table-cell/>
          <table:table-cell office:value-type="string" calcext:value-type="string">
            <text:p>mothim</text:p>
          </table:table-cell>
          <table:table-cell table:formula="of:=COUNTIF([.AK$32:.AK1066];[.AK24])" office:value-type="float" office:value="0" calcext:value-type="float">
            <text:p>0</text:p>
          </table:table-cell>
          <table:table-cell table:formula="of:=COUNTIF([.AL$32:.AL1066];[.AK24])" office:value-type="float" office:value="1" calcext:value-type="float">
            <text:p>1</text:p>
          </table:table-cell>
          <table:table-cell table:formula="of:=[.AL24]/[.AN1]*100" office:value-type="float" office:value="0" calcext:value-type="float">
            <text:p>0</text:p>
          </table:table-cell>
          <table:table-cell table:formula="of:=[.AM24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probopass</text:p>
          </table:table-cell>
          <table:table-cell table:formula="of:=COUNTIF([.AQ$32:.AQ1066];[.AQ24])" office:value-type="float" office:value="7" calcext:value-type="float">
            <text:p>7</text:p>
          </table:table-cell>
          <table:table-cell table:formula="of:=COUNTIF([.AR$32:.AR1066];[.AQ24])" office:value-type="float" office:value="0" calcext:value-type="float">
            <text:p>0</text:p>
          </table:table-cell>
          <table:table-cell table:formula="of:=[.AR24]/[.AT1]*100" office:value-type="float" office:value="5.14705882352941" calcext:value-type="float">
            <text:p>5.14705882352941</text:p>
          </table:table-cell>
          <table:table-cell table:formula="of:=[.AS24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egigigas</text:p>
          </table:table-cell>
          <table:table-cell table:formula="of:=COUNTIF([.AW$32:.AW1066];[.AW24])" office:value-type="float" office:value="3" calcext:value-type="float">
            <text:p>3</text:p>
          </table:table-cell>
          <table:table-cell table:formula="of:=COUNTIF([.AX$32:.AX1066];[.AW24])" office:value-type="float" office:value="0" calcext:value-type="float">
            <text:p>0</text:p>
          </table:table-cell>
          <table:table-cell table:formula="of:=[.AX24]/[.AZ1]*100" office:value-type="float" office:value="2.9126213592233" calcext:value-type="float">
            <text:p>2.9126213592233</text:p>
          </table:table-cell>
          <table:table-cell table:formula="of:=[.AY24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ex:</text:p>
          </table:table-cell>
          <table:table-cell table:formula="of:=SUM([.B26:.B27])" office:value-type="float" office:value="0" calcext:value-type="float">
            <text:p>0</text:p>
          </table:table-cell>
          <table:table-cell table:formula="of:=SUM([.C26:.C27])" office:value-type="float" office:value="4" calcext:value-type="float">
            <text:p>4</text:p>
          </table:table-cell>
          <table:table-cell table:formula="of:=[.B25]/[.$D$1]*100" office:value-type="float" office:value="0" calcext:value-type="float">
            <text:p>0</text:p>
          </table:table-cell>
          <table:table-cell table:formula="of:=[.C25]/[.$D$1]*100" office:value-type="float" office:value="3.03030303030303" calcext:value-type="float">
            <text:p>3.03030303030303</text:p>
          </table:table-cell>
          <table:table-cell table:formula="of:=[.E25]/2" office:value-type="float" office:value="1.51515151515152" calcext:value-type="float">
            <text:p>1.51515151515152</text:p>
          </table:table-cell>
          <table:table-cell table:number-columns-repeated="18"/>
          <table:table-cell office:value-type="string" calcext:value-type="string">
            <text:p>star:</text:p>
          </table:table-cell>
          <table:table-cell table:formula="of:=SUM([.Z26:.Z27])" office:value-type="float" office:value="0" calcext:value-type="float">
            <text:p>0</text:p>
          </table:table-cell>
          <table:table-cell table:formula="of:=SUM([.AA26:.AA27])" office:value-type="float" office:value="15" calcext:value-type="float">
            <text:p>15</text:p>
          </table:table-cell>
          <table:table-cell table:formula="of:=[.Z25]/[.AB1]*100" office:value-type="float" office:value="0" calcext:value-type="float">
            <text:p>0</text:p>
          </table:table-cell>
          <table:table-cell table:formula="of:=[.AA25]/[.AB1]*100" office:value-type="float" office:value="3.07377049180328" calcext:value-type="float">
            <text:p>3.07377049180328</text:p>
          </table:table-cell>
          <table:table-cell table:formula="of:=[.AC25]/2" office:value-type="float" office:value="1.53688524590164" calcext:value-type="float">
            <text:p>1.53688524590164</text:p>
          </table:table-cell>
          <table:table-cell office:value-type="string" calcext:value-type="string">
            <text:p>pachirisu</text:p>
          </table:table-cell>
          <table:table-cell table:formula="of:=COUNTIF([.AE$32:.AE1067];[.AE25])" office:value-type="float" office:value="0" calcext:value-type="float">
            <text:p>0</text:p>
          </table:table-cell>
          <table:table-cell table:formula="of:=COUNTIF([.AF$32:.AF1067];[.AE25])" office:value-type="float" office:value="19" calcext:value-type="float">
            <text:p>19</text:p>
          </table:table-cell>
          <table:table-cell table:formula="of:=[.AF25]/[.$J$1]*100" office:value-type="float" office:value="0" calcext:value-type="float">
            <text:p>0</text:p>
          </table:table-cell>
          <table:table-cell table:formula="of:=[.AG25]/[.AH1]*100" office:value-type="float" office:value="19.7916666666667" calcext:value-type="float">
            <text:p>19.7916666666667</text:p>
          </table:table-cell>
          <table:table-cell/>
          <table:table-cell office:value-type="string" calcext:value-type="string">
            <text:p>ampharos</text:p>
          </table:table-cell>
          <table:table-cell table:formula="of:=COUNTIF([.AK$32:.AK1067];[.AK25])" office:value-type="float" office:value="0" calcext:value-type="float">
            <text:p>0</text:p>
          </table:table-cell>
          <table:table-cell table:formula="of:=COUNTIF([.AL$32:.AL1067];[.AK25])" office:value-type="float" office:value="1" calcext:value-type="float">
            <text:p>1</text:p>
          </table:table-cell>
          <table:table-cell table:formula="of:=[.AL25]/[.$J$1]*100" office:value-type="float" office:value="0" calcext:value-type="float">
            <text:p>0</text:p>
          </table:table-cell>
          <table:table-cell table:formula="of:=[.AM25]/[.AN1]*100" office:value-type="float" office:value="1.05263157894737" calcext:value-type="float">
            <text:p>1.05263157894737</text:p>
          </table:table-cell>
          <table:table-cell/>
          <table:table-cell office:value-type="string" calcext:value-type="string">
            <text:p>yanmega</text:p>
          </table:table-cell>
          <table:table-cell table:formula="of:=COUNTIF([.AQ$32:.AQ1067];[.AQ25])" office:value-type="float" office:value="2" calcext:value-type="float">
            <text:p>2</text:p>
          </table:table-cell>
          <table:table-cell table:formula="of:=COUNTIF([.AR$32:.AR1067];[.AQ25])" office:value-type="float" office:value="0" calcext:value-type="float">
            <text:p>0</text:p>
          </table:table-cell>
          <table:table-cell table:formula="of:=[.AR25]/[.$J$1]*100" office:value-type="float" office:value="1.53846153846154" calcext:value-type="float">
            <text:p>1.53846153846154</text:p>
          </table:table-cell>
          <table:table-cell table:formula="of:=[.AS25]/[.AT1]*100" office:value-type="float" office:value="0" calcext:value-type="float">
            <text:p>0</text:p>
          </table:table-cell>
          <table:table-cell/>
          <table:table-cell office:value-type="string" calcext:value-type="string">
            <text:p>rotom</text:p>
          </table:table-cell>
          <table:table-cell table:formula="of:=COUNTIF([.AW$32:.AW1067];[.AW25])" office:value-type="float" office:value="4" calcext:value-type="float">
            <text:p>4</text:p>
          </table:table-cell>
          <table:table-cell table:formula="of:=COUNTIF([.AX$32:.AX1067];[.AW25])" office:value-type="float" office:value="0" calcext:value-type="float">
            <text:p>0</text:p>
          </table:table-cell>
          <table:table-cell table:formula="of:=[.AX25]/[.$J$1]*100" office:value-type="float" office:value="3.07692307692308" calcext:value-type="float">
            <text:p>3.07692307692308</text:p>
          </table:table-cell>
          <table:table-cell table:formula="of:=[.AY25]/[.AZ1]*100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armaldo ex</text:p>
          </table:table-cell>
          <table:table-cell table:formula="of:=COUNTIF([.A$32:.A1070];[.A26])" office:value-type="float" office:value="0" calcext:value-type="float">
            <text:p>0</text:p>
          </table:table-cell>
          <table:table-cell table:formula="of:=COUNTIF([.B$32:.B1070];[.$A26])" office:value-type="float" office:value="1" calcext:value-type="float">
            <text:p>1</text:p>
          </table:table-cell>
          <table:table-cell table:formula="of:=[.B26]/[.$D$1]*100" office:value-type="float" office:value="0" calcext:value-type="float">
            <text:p>0</text:p>
          </table:table-cell>
          <table:table-cell table:formula="of:=[.C26]/[.$D$1]*100" office:value-type="float" office:value="0.757575757575758" calcext:value-type="float">
            <text:p>0.757575757575758</text:p>
          </table:table-cell>
          <table:table-cell/>
          <table:table-cell office:value-type="string" calcext:value-type="string">
            <text:p>ex:</text:p>
          </table:table-cell>
          <table:table-cell table:formula="of:=SUM([.H27])" office:value-type="float" office:value="0" calcext:value-type="float">
            <text:p>0</text:p>
          </table:table-cell>
          <table:table-cell table:formula="of:=SUM([.I27])" office:value-type="float" office:value="2" calcext:value-type="float">
            <text:p>2</text:p>
          </table:table-cell>
          <table:table-cell table:formula="of:=[.H26]/[.$J$1]*100" office:value-type="float" office:value="0" calcext:value-type="float">
            <text:p>0</text:p>
          </table:table-cell>
          <table:table-cell table:formula="of:=[.I26]/[.$J$1]*100" office:value-type="float" office:value="1.53846153846154" calcext:value-type="float">
            <text:p>1.53846153846154</text:p>
          </table:table-cell>
          <table:table-cell table:formula="of:=[.K26]" office:value-type="float" office:value="1.53846153846154" calcext:value-type="float">
            <text:p>1.53846153846154</text:p>
          </table:table-cell>
          <table:table-cell office:value-type="string" calcext:value-type="string">
            <text:p>ex:</text:p>
          </table:table-cell>
          <table:table-cell table:formula="of:=SUM([.N27])" office:value-type="float" office:value="0" calcext:value-type="float">
            <text:p>0</text:p>
          </table:table-cell>
          <table:table-cell table:formula="of:=SUM([.O27])" office:value-type="float" office:value="0" calcext:value-type="float">
            <text:p>0</text:p>
          </table:table-cell>
          <table:table-cell table:formula="of:=[.N26]/[.P1]*100" office:value-type="float" office:value="0" calcext:value-type="float">
            <text:p>0</text:p>
          </table:table-cell>
          <table:table-cell table:formula="of:=[.O26]/[.P1]*100" office:value-type="float" office:value="0" calcext:value-type="float">
            <text:p>0</text:p>
          </table:table-cell>
          <table:table-cell table:formula="of:=[.Q26]" office:value-type="float" office:value="0" calcext:value-type="float">
            <text:p>0</text:p>
          </table:table-cell>
          <table:table-cell office:value-type="string" calcext:value-type="string">
            <text:p>ex:</text:p>
          </table:table-cell>
          <table:table-cell table:formula="of:=SUM([.T27])" office:value-type="float" office:value="0" calcext:value-type="float">
            <text:p>0</text:p>
          </table:table-cell>
          <table:table-cell table:formula="of:=SUM([.U27])" office:value-type="float" office:value="3" calcext:value-type="float">
            <text:p>3</text:p>
          </table:table-cell>
          <table:table-cell table:formula="of:=[.T26]/[.V1]*100" office:value-type="float" office:value="0" calcext:value-type="float">
            <text:p>0</text:p>
          </table:table-cell>
          <table:table-cell table:formula="of:=[.U26]/[.V1]*100" office:value-type="float" office:value="1.85185185185185" calcext:value-type="float">
            <text:p>1.85185185185185</text:p>
          </table:table-cell>
          <table:table-cell table:formula="of:=[.W26]" office:value-type="float" office:value="1.85185185185185" calcext:value-type="float">
            <text:p>1.85185185185185</text:p>
          </table:table-cell>
          <table:table-cell office:value-type="string" calcext:value-type="string">
            <text:p>umbreon *</text:p>
          </table:table-cell>
          <table:table-cell table:formula="of:=COUNTIF([.Y$32:.Y1071];[.Y26])" office:value-type="float" office:value="0" calcext:value-type="float">
            <text:p>0</text:p>
          </table:table-cell>
          <table:table-cell table:formula="of:=COUNTIF([.Z$32:.Z1071];[.Y26])" office:value-type="float" office:value="10" calcext:value-type="float">
            <text:p>10</text:p>
          </table:table-cell>
          <table:table-cell table:formula="of:=[.Z26]/[.AB1]*100" office:value-type="float" office:value="0" calcext:value-type="float">
            <text:p>0</text:p>
          </table:table-cell>
          <table:table-cell table:formula="of:=[.AA26]/[.AB1]*100" office:value-type="float" office:value="2.04918032786885" calcext:value-type="float">
            <text:p>2.04918032786885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yranitar ex</text:p>
          </table:table-cell>
          <table:table-cell table:formula="of:=COUNTIF([.A$32:.A1071];[.A27])" office:value-type="float" office:value="0" calcext:value-type="float">
            <text:p>0</text:p>
          </table:table-cell>
          <table:table-cell table:formula="of:=COUNTIF([.B$32:.B1071];[.$A27])" office:value-type="float" office:value="3" calcext:value-type="float">
            <text:p>3</text:p>
          </table:table-cell>
          <table:table-cell table:formula="of:=[.B27]/[.$D$1]*100" office:value-type="float" office:value="0" calcext:value-type="float">
            <text:p>0</text:p>
          </table:table-cell>
          <table:table-cell table:formula="of:=[.C27]/[.$D$1]*100" office:value-type="float" office:value="2.27272727272727" calcext:value-type="float">
            <text:p>2.27272727272727</text:p>
          </table:table-cell>
          <table:table-cell/>
          <table:table-cell office:value-type="string" calcext:value-type="string">
            <text:p>celebi ex</text:p>
          </table:table-cell>
          <table:table-cell table:formula="of:=COUNTIF([.G$32:.G1071];[.G27])" office:value-type="float" office:value="0" calcext:value-type="float">
            <text:p>0</text:p>
          </table:table-cell>
          <table:table-cell table:formula="of:=COUNTIF([.H$32:.H1071];[.G27])" office:value-type="float" office:value="2" calcext:value-type="float">
            <text:p>2</text:p>
          </table:table-cell>
          <table:table-cell table:formula="of:=[.H27]/[.$J$1]*100" office:value-type="float" office:value="0" calcext:value-type="float">
            <text:p>0</text:p>
          </table:table-cell>
          <table:table-cell table:formula="of:=[.I27]/[.$J$1]*100" office:value-type="float" office:value="1.53846153846154" calcext:value-type="float">
            <text:p>1.53846153846154</text:p>
          </table:table-cell>
          <table:table-cell/>
          <table:table-cell office:value-type="string" calcext:value-type="string">
            <text:p>hooh ex</text:p>
          </table:table-cell>
          <table:table-cell table:formula="of:=COUNTIF([.M$32:.M1071];[.M27])" office:value-type="float" office:value="0" calcext:value-type="float">
            <text:p>0</text:p>
          </table:table-cell>
          <table:table-cell table:formula="of:=COUNTIF([.N$32:.N1071];[.M27])" office:value-type="float" office:value="0" calcext:value-type="float">
            <text:p>0</text:p>
          </table:table-cell>
          <table:table-cell table:formula="of:=[.N27]/[.P1]*100" office:value-type="float" office:value="0" calcext:value-type="float">
            <text:p>0</text:p>
          </table:table-cell>
          <table:table-cell table:formula="of:=[.O27]/[.P1]*100" office:value-type="float" office:value="0" calcext:value-type="float">
            <text:p>0</text:p>
          </table:table-cell>
          <table:table-cell/>
          <table:table-cell office:value-type="string" calcext:value-type="string">
            <text:p>deoxys ex</text:p>
          </table:table-cell>
          <table:table-cell table:formula="of:=COUNTIF([.S$32:.S1071];[.S27])" office:value-type="float" office:value="0" calcext:value-type="float">
            <text:p>0</text:p>
          </table:table-cell>
          <table:table-cell table:formula="of:=COUNTIF([.T$32:.T1071];[.S27])" office:value-type="float" office:value="3" calcext:value-type="float">
            <text:p>3</text:p>
          </table:table-cell>
          <table:table-cell table:formula="of:=[.T27]/[.V1]*100" office:value-type="float" office:value="0" calcext:value-type="float">
            <text:p>0</text:p>
          </table:table-cell>
          <table:table-cell table:formula="of:=[.U27]/[.V1]*100" office:value-type="float" office:value="1.85185185185185" calcext:value-type="float">
            <text:p>1.85185185185185</text:p>
          </table:table-cell>
          <table:table-cell/>
          <table:table-cell office:value-type="string" calcext:value-type="string">
            <text:p>espeon *</text:p>
          </table:table-cell>
          <table:table-cell table:formula="of:=COUNTIF([.Y$32:.Y1072];[.Y27])" office:value-type="float" office:value="0" calcext:value-type="float">
            <text:p>0</text:p>
          </table:table-cell>
          <table:table-cell table:formula="of:=COUNTIF([.Z$32:.Z1072];[.Y27])" office:value-type="float" office:value="5" calcext:value-type="float">
            <text:p>5</text:p>
          </table:table-cell>
          <table:table-cell table:formula="of:=[.Z27]/[.AB1]*100" office:value-type="float" office:value="0" calcext:value-type="float">
            <text:p>0</text:p>
          </table:table-cell>
          <table:table-cell table:formula="of:=[.AA27]/[.AB1]*100" office:value-type="float" office:value="1.02459016393443" calcext:value-type="float">
            <text:p>1.02459016393443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Combined</text:p>
          </table:table-cell>
          <table:table-cell table:number-columns-repeated="3"/>
          <table:table-cell table:formula="of:=1/([.C30]/[.$D$1])" office:value-type="float" office:value="8.8" calcext:value-type="float">
            <text:p>8.8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[.I30]/[.J1])" office:value-type="float" office:value="8.125" calcext:value-type="float">
            <text:p>8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2"/>
          <table:table-cell table:formula="of:=SUM([.P30:.Q30])" office:value-type="float" office:value="10.1796407185629" calcext:value-type="float">
            <text:p>10.1796407185629</text:p>
          </table:table-cell>
          <table:table-cell table:formula="of:=1/(SUM([.N30:.O30])/[.P1])" office:value-type="float" office:value="9.82352941176471" calcext:value-type="float">
            <text:p>9.82352941176471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T30:.U30])/[.V1])" office:value-type="float" office:value="10.125" calcext:value-type="float">
            <text:p>10.125</text:p>
          </table:table-cell>
          <table:table-cell/>
          <table:table-cell office:value-type="string" calcext:value-type="string">
            <text:p>Combined</text:p>
          </table:table-cell>
          <table:table-cell table:number-columns-repeated="3"/>
          <table:table-cell table:formula="of:=1/(SUM([.Z30:.AA30])/[.AB1])" office:value-type="float" office:value="8.87272727272727" calcext:value-type="float">
            <text:p>8.87272727272727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rare and ex</text:p>
          </table:table-cell>
          <table:table-cell table:formula="of:=SUM([.B25];[.B18])" office:value-type="float" office:value="0" calcext:value-type="float">
            <text:p>0</text:p>
          </table:table-cell>
          <table:table-cell table:formula="of:=SUM([.C25];[.C18])" office:value-type="float" office:value="15" calcext:value-type="float">
            <text:p>15</text:p>
          </table:table-cell>
          <table:table-cell table:formula="of:=[.B30]/[.$D$1]*100" office:value-type="float" office:value="0" calcext:value-type="float">
            <text:p>0</text:p>
          </table:table-cell>
          <table:table-cell table:formula="of:=[.C30]/[.$D$1]*100" office:value-type="float" office:value="11.3636363636364" calcext:value-type="float">
            <text:p>11.3636363636364</text:p>
          </table:table-cell>
          <table:table-cell/>
          <table:table-cell office:value-type="string" calcext:value-type="string">
            <text:p>rare and ex</text:p>
          </table:table-cell>
          <table:table-cell table:formula="of:=SUM([.H26];[.H18])" office:value-type="float" office:value="0" calcext:value-type="float">
            <text:p>0</text:p>
          </table:table-cell>
          <table:table-cell table:formula="of:=SUM([.I26];[.I18])" office:value-type="float" office:value="16" calcext:value-type="float">
            <text:p>16</text:p>
          </table:table-cell>
          <table:table-cell table:formula="of:=[.H30]/[.$J$1]*100" office:value-type="float" office:value="0" calcext:value-type="float">
            <text:p>0</text:p>
          </table:table-cell>
          <table:table-cell table:formula="of:=[.I30]/[.$J$1]*100" office:value-type="float" office:value="12.3076923076923" calcext:value-type="float">
            <text:p>12.3076923076923</text:p>
          </table:table-cell>
          <table:table-cell/>
          <table:table-cell office:value-type="string" calcext:value-type="string">
            <text:p>rare and ex</text:p>
          </table:table-cell>
          <table:table-cell table:formula="of:=SUM([.N26];[.N18])" office:value-type="float" office:value="16" calcext:value-type="float">
            <text:p>16</text:p>
          </table:table-cell>
          <table:table-cell table:formula="of:=SUM([.O26];[.O18])" office:value-type="float" office:value="1" calcext:value-type="float">
            <text:p>1</text:p>
          </table:table-cell>
          <table:table-cell table:formula="of:=[.N30]/[.P1]*100" office:value-type="float" office:value="9.58083832335329" calcext:value-type="float">
            <text:p>9.58083832335329</text:p>
          </table:table-cell>
          <table:table-cell table:formula="of:=[.O30]/[.P1]*100" office:value-type="float" office:value="0.598802395209581" calcext:value-type="float">
            <text:p>0.598802395209581</text:p>
          </table:table-cell>
          <table:table-cell/>
          <table:table-cell office:value-type="string" calcext:value-type="string">
            <text:p>rare and ex</text:p>
          </table:table-cell>
          <table:table-cell table:formula="of:=SUM([.T26];[.T19])" office:value-type="float" office:value="0" calcext:value-type="float">
            <text:p>0</text:p>
          </table:table-cell>
          <table:table-cell table:formula="of:=SUM([.U26];[.U19])" office:value-type="float" office:value="16" calcext:value-type="float">
            <text:p>16</text:p>
          </table:table-cell>
          <table:table-cell table:formula="of:=[.T30]/[.V1]*100" office:value-type="float" office:value="0" calcext:value-type="float">
            <text:p>0</text:p>
          </table:table-cell>
          <table:table-cell table:formula="of:=[.U30]/[.V1]*100" office:value-type="float" office:value="9.87654320987654" calcext:value-type="float">
            <text:p>9.87654320987654</text:p>
          </table:table-cell>
          <table:table-cell/>
          <table:table-cell office:value-type="string" calcext:value-type="string">
            <text:p>rare and star</text:p>
          </table:table-cell>
          <table:table-cell table:formula="of:=SUM([.Z25];[.Z19])" office:value-type="float" office:value="0" calcext:value-type="float">
            <text:p>0</text:p>
          </table:table-cell>
          <table:table-cell table:formula="of:=SUM([.AA25];[.AA19])" office:value-type="float" office:value="55" calcext:value-type="float">
            <text:p>55</text:p>
          </table:table-cell>
          <table:table-cell table:formula="of:=[.Z30]/[.AB1]*100" office:value-type="float" office:value="0" calcext:value-type="float">
            <text:p>0</text:p>
          </table:table-cell>
          <table:table-cell table:formula="of:=[.AA30]/[.AB1]*100" office:value-type="float" office:value="11.2704918032787" calcext:value-type="float">
            <text:p>11.2704918032787</text:p>
          </table:table-cell>
          <table:table-cell table:number-columns-repeated="2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<text:a xlink:href="https://www.youtube.com/watch?v=NWEqiu4CwxQ" xlink:type="simple">https://www.youtube.com/watch?v=NWEqiu4CwxQ</text:a></text:p>
          </table:table-cell>
          <table:table-cell table:number-columns-repeated="5"/>
          <table:table-cell office:value-type="string" calcext:value-type="string">
            <text:p>https://www.youtube.com/watch?v=aiw2wyTpWNY</text:p>
          </table:table-cell>
          <table:table-cell table:number-columns-repeated="5"/>
          <table:table-cell office:value-type="string" calcext:value-type="string">
            <text:p>https://www.youtube.com/watch?v=rcjAnA4P7Zc</text:p>
          </table:table-cell>
          <table:table-cell table:number-columns-repeated="5"/>
          <table:table-cell office:value-type="string" calcext:value-type="string">
            <text:p>https://www.youtube.com/watch?v=AUWTz6FF5FQ</text:p>
          </table:table-cell>
          <table:table-cell table:number-columns-repeated="5"/>
          <table:table-cell office:value-type="string" calcext:value-type="string">
            <text:p>https://www.youtube.com/watch?v=G6hb-GNPagQ</text:p>
          </table:table-cell>
          <table:table-cell table:number-columns-repeated="5"/>
          <table:table-cell office:value-type="string" calcext:value-type="string">
            <text:p>https://www.youtube.com/watch?v=m_XwLKFqR9M</text:p>
          </table:table-cell>
          <table:table-cell table:number-columns-repeated="5"/>
          <table:table-cell office:value-type="string" calcext:value-type="string">
            <text:p>https://www.youtube.com/watch?v=IxzR7phIl-U</text:p>
          </table:table-cell>
          <table:table-cell table:number-columns-repeated="5"/>
          <table:table-cell office:value-type="string" calcext:value-type="string">
            <text:p>https://www.youtube.com/watch?v=_8XRtWwDvN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cario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tantler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latias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gJpUkV37IOs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vvx8HKeKGdY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</table:table-row>
        <table:table-row table:style-name="ro1">
          <table:table-cell table:number-columns-repeated="5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3YQFJjccBLo</text:p>
          </table:table-cell>
          <table:table-cell table:number-columns-repeated="5"/>
          <table:table-cell office:value-type="string" calcext:value-type="string">
            <text:p>https://www.youtube.com/watch?v=0mVpENDherI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11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https://www.youtube.com/watch?v=xMHnu3n2c50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6"/>
          <table:table-cell office:value-type="string" calcext:value-type="string">
            <text:p>https://www.youtube.com/watch?v=kHf61JIFyMs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17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16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-MGR5tr0GT4</text:p>
          </table:table-cell>
          <table:table-cell table:number-columns-repeated="11"/>
          <table:table-cell office:value-type="string" calcext:value-type="string">
            <text:p>https://www.youtube.com/watch?v=EUPg8Qz7N7E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ttps://www.youtube.com/watch?v=EUPg8Qz7N7E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17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YjjxEEAMW9g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MTM1</text:p>
          </table:table-cell>
          <table:table-cell table:number-columns-repeated="16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https://www.youtube.com/watch?v=Dtv99KrXb0c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https://www.youtube.com/watch?v=hDP3MM1D1xQ</text:p>
          </table:table-cell>
          <table:table-cell table:number-columns-repeated="17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p9MWttXH-Po</text:p>
          </table:table-cell>
          <table:table-cell table:number-columns-repeated="5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6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https://www.youtube.com/watch?v=Dtv99KrXb0c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blastois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https://www.youtube.com/watch?v=T5Ds37HRpls</text:p>
          </table:table-cell>
          <table:table-cell table:number-columns-repeated="17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T5Ds37HRpls</text:p>
          </table:table-cell>
          <table:table-cell table:number-columns-repeated="5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16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kirli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0l0fd6WF11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rotom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decYp1NlqI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gmOLaHjUTzQ</text:p>
          </table:table-cell>
          <table:table-cell table:number-columns-repeated="5"/>
          <table:table-cell office:value-type="string" calcext:value-type="string">
            <text:p>spinda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https://www.youtube.com/watch?v=Jpm8_gN5yZ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sentre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ttps://www.youtube.com/watch?v=LUphvXGAOrY</text:p>
          </table:table-cell>
          <table:table-cell table:number-columns-repeated="5"/>
          <table:table-cell office:value-type="string" calcext:value-type="string">
            <text:p>manaph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3S1eX5fl5Lg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5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Uv9MaYYWHE</text:p>
          </table:table-cell>
          <table:table-cell table:number-columns-repeated="11"/>
          <table:table-cell office:value-type="string" calcext:value-type="string">
            <text:p>https://www.youtube.com/watch?v=YYcLNrd_56A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FbQtijSdu0</text:p>
          </table:table-cell>
          <table:table-cell table:number-columns-repeated="5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donphan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11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raikou</text:p>
          </table:table-cell>
          <table:table-cell table:number-columns-repeated="16"/>
          <table:table-cell office:value-type="string" calcext:value-type="string">
            <text:p>https://www.youtube.com/watch?v=YjjxEEAMW9g</text:p>
          </table:table-cell>
          <table:table-cell table:number-columns-repeated="11"/>
          <table:table-cell office:value-type="string" calcext:value-type="string">
            <text:p>mareep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V4fV0tEUGoI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0"/>
          <table:table-cell office:value-type="string" calcext:value-type="string">
            <text:p>stantler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16"/>
          <table:table-cell office:value-type="string" calcext:value-type="string">
            <text:p>https://www.youtube.com/watch?v=0l0fd6WF11c</text:p>
          </table:table-cell>
          <table:table-cell table:number-columns-repeated="5"/>
          <table:table-cell office:value-type="string" calcext:value-type="string">
            <text:p>wormadam sand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https://www.youtube.com/watch?v=EUPg8Qz7N7E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EfD1ptzD3ec</text:p>
          </table:table-cell>
          <table:table-cell table:number-columns-repeated="11"/>
          <table:table-cell office:value-type="string" calcext:value-type="string">
            <text:p>wormadam san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10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mew</text:p>
          </table:table-cell>
          <table:table-cell table:number-columns-repeated="10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glYzBktBQ3M</text:p>
          </table:table-cell>
          <table:table-cell table:number-columns-repeated="5"/>
          <table:table-cell office:value-type="string" calcext:value-type="string">
            <text:p>meowth</text:p>
          </table:table-cell>
          <table:table-cell office:value-type="string" calcext:value-type="string">
            <text:p>espeon *</text:p>
          </table:table-cell>
          <table:table-cell table:number-columns-repeated="4"/>
          <table:table-cell office:value-type="string" calcext:value-type="string">
            <text:p>https://www.youtube.com/watch?v=KuhvurW_Re8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https://www.youtube.com/watch?v=EUPg8Qz7N7E</text:p>
          </table:table-cell>
          <table:table-cell table:number-columns-repeated="11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8JCo3D_59DQ</text:p>
          </table:table-cell>
          <table:table-cell table:number-columns-repeated="11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6DecxnSzpMQ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zn2SPZbKjHI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io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drifloon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othim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cTaA3QGmAuw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delibir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_zSkMuiYJG0</text:p>
          </table:table-cell>
          <table:table-cell table:number-columns-repeated="5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10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raiko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armaldo ex</text:p>
          </table:table-cell>
          <table:table-cell table:number-columns-repeated="16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https://www.youtube.com/shorts/f3scCErphz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https://www.youtube.com/watch?v=6DecxnSzpMQ</text:p>
          </table:table-cell>
          <table:table-cell table:number-columns-repeated="5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https://www.youtube.com/watch?v=uI2A0cbIry0</text:p>
          </table:table-cell>
          <table:table-cell table:number-columns-repeated="5"/>
          <table:table-cell office:value-type="string" calcext:value-type="string">
            <text:p>https://www.youtube.com/watch?v=HBnw3Oe5Nr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D3r43ZFTaxY</text:p>
          </table:table-cell>
          <table:table-cell table:number-columns-repeated="5"/>
          <table:table-cell office:value-type="string" calcext:value-type="string">
            <text:p>https://www.youtube.com/watch?v=S9aLlZ1d0Ng</text:p>
          </table:table-cell>
          <table:table-cell table:number-columns-repeated="5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https://www.youtube.com/watch?v=NreHpYr9T_M</text:p>
          </table:table-cell>
          <table:table-cell table:number-columns-repeated="17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6"/>
          <table:table-cell office:value-type="string" calcext:value-type="string">
            <text:p>mudkip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yanmega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avia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kirli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raichu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beautifly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MTM1</text:p>
          </table:table-cell>
          <table:table-cell table:number-columns-repeated="4"/>
          <table:table-cell office:value-type="string" calcext:value-type="string">
            <text:p>minun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manaph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https://www.youtube.com/watch?v=kHf61JIFyMs</text:p>
          </table:table-cell>
          <table:table-cell table:number-columns-repeated="5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IMTUlY49UVQ</text:p>
          </table:table-cell>
          <table:table-cell table:number-columns-repeated="5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10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https://www.youtube.com/watch?v=i4F7PeQPeKw</text:p>
          </table:table-cell>
          <table:table-cell table:number-columns-repeated="5"/>
          <table:table-cell office:value-type="string" calcext:value-type="string">
            <text:p>heatran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https://www.youtube.com/watch?v=OJvi37UmGT4</text:p>
          </table:table-cell>
          <table:table-cell table:number-columns-repeated="5"/>
          <table:table-cell office:value-type="string" calcext:value-type="string">
            <text:p>delibir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burmy sand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brin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HnW0vb7VfKg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https://www.youtube.com/watch?v=D0ydOyMOAGo</text:p>
          </table:table-cell>
          <table:table-cell table:number-columns-repeated="5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10"/>
          <table:table-cell office:value-type="string" calcext:value-type="string">
            <text:p>delibird</text:p>
          </table:table-cell>
          <table:table-cell office:value-type="string" calcext:value-type="string">
            <text:p>latios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flaaffy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sentret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https://www.youtube.com/watch?v=UPERqr6FZo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ralt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27Ev5IafZuc</text:p>
          </table:table-cell>
          <table:table-cell table:number-columns-repeated="5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forretress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https://www.youtube.com/watch?v=rwlKPnqF86w</text:p>
          </table:table-cell>
          <table:table-cell table:number-columns-repeated="5"/>
          <table:table-cell office:value-type="string" calcext:value-type="string">
            <text:p>roseanne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lucario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spinda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https://www.youtube.com/watch?v=q4NVNx4qsJ4</text:p>
          </table:table-cell>
          <table:table-cell table:number-columns-repeated="5"/>
          <table:table-cell office:value-type="string" calcext:value-type="string">
            <text:p>lucario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roagunk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TV2vz5zxsqc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tyranitar ex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https://www.youtube.com/watch?v=YGi1wTelIZM</text:p>
          </table:table-cell>
          <table:table-cell table:number-columns-repeated="11"/>
          <table:table-cell office:value-type="string" calcext:value-type="string">
            <text:p>carnivine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okemon park</text:p>
          </table:table-cell>
          <table:table-cell office:value-type="string" calcext:value-type="string">
            <text:p>celebi ex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https://www.youtube.com/watch?v=GMYG2nuj86s</text:p>
          </table:table-cell>
          <table:table-cell table:number-columns-repeated="11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turtwig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10"/>
          <table:table-cell office:value-type="string" calcext:value-type="string">
            <text:p>staravia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10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croagunk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swamper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rMdku4ZwXvI</text:p>
          </table:table-cell>
          <table:table-cell table:number-columns-repeated="5"/>
          <table:table-cell office:value-type="string" calcext:value-type="string">
            <text:p>burmy leaf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spinda</text:p>
          </table:table-cell>
          <table:table-cell office:value-type="string" calcext:value-type="string">
            <text:p>burmy 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10"/>
          <table:table-cell office:value-type="string" calcext:value-type="string">
            <text:p>garchomp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https://www.youtube.com/watch?v=wMq9gkb6Cqc</text:p>
          </table:table-cell>
          <table:table-cell table:number-columns-repeated="5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umbreon *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regigigas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upitar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larvitar</text:p>
          </table:table-cell>
          <table:table-cell table:number-columns-repeated="16"/>
          <table:table-cell office:value-type="string" calcext:value-type="string">
            <text:p>squirtle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0"/>
          <table:table-cell office:value-type="string" calcext:value-type="string">
            <text:p>sentret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pikachu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https://www.youtube.com/watch?v=rpg7mFctsg8</text:p>
          </table:table-cell>
          <table:table-cell table:number-columns-repeated="5"/>
          <table:table-cell office:value-type="string" calcext:value-type="string">
            <text:p>https://www.youtube.com/watch?v=k5on23p3gFM</text:p>
          </table:table-cell>
          <table:table-cell table:number-columns-repeated="5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ZSjxo_gqD5E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roseanne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16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10"/>
          <table:table-cell office:value-type="string" calcext:value-type="string">
            <text:p>wormadam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urkr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auros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starly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kirlia</text:p>
          </table:table-cell>
          <table:table-cell office:value-type="string" calcext:value-type="string">
            <text:p>burmy sand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blaziken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mareep</text:p>
          </table:table-cell>
          <table:table-cell table:number-columns-repeated="10"/>
          <table:table-cell office:value-type="string" calcext:value-type="string">
            <text:p>turtwig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blastoise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lucario</text:p>
          </table:table-cell>
          <table:table-cell table:number-columns-repeated="4"/>
          <table:table-cell office:value-type="string" calcext:value-type="string">
            <text:p>ralts</text:p>
          </table:table-cell>
          <table:table-cell office:value-type="string" calcext:value-type="string">
            <text:p>burmy leaf</text:p>
          </table:table-cell>
          <table:table-cell table:number-columns-repeated="4"/>
          <table:table-cell office:value-type="string" calcext:value-type="string">
            <text:p>https://www.youtube.com/watch?v=FnH351nWs6w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https://www.youtube.com/watch?v=k5on23p3gFM</text:p>
          </table:table-cell>
          <table:table-cell table:number-columns-repeated="17"/>
          <table:table-cell office:value-type="string" calcext:value-type="string">
            <text:p>scramb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sentret</text:p>
          </table:table-cell>
          <table:table-cell table:number-columns-repeated="10"/>
          <table:table-cell office:value-type="string" calcext:value-type="string">
            <text:p>https://www.youtube.com/watch?v=xQb6fiZJg9s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piplup</text:p>
          </table:table-cell>
          <table:table-cell office:value-type="string" calcext:value-type="string">
            <text:p>bastiodon</text:p>
          </table:table-cell>
          <table:table-cell table:number-columns-repeated="4"/>
          <table:table-cell office:value-type="string" calcext:value-type="string">
            <text:p>stantler</text:p>
          </table:table-cell>
          <table:table-cell office:value-type="string" calcext:value-type="string">
            <text:p>mareep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16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bidoof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flaaffy</text:p>
          </table:table-cell>
          <table:table-cell table:number-columns-repeated="10"/>
          <table:table-cell office:value-type="string" calcext:value-type="string">
            <text:p>bunear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urkr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spinda</text:p>
          </table:table-cell>
          <table:table-cell table:number-columns-repeated="4"/>
          <table:table-cell office:value-type="string" calcext:value-type="string">
            <text:p>https://www.youtube.com/watch?v=NzY2HKqi2NQ</text:p>
          </table:table-cell>
          <table:table-cell table:number-columns-repeated="5"/>
          <table:table-cell office:value-type="string" calcext:value-type="string">
            <text:p>buizel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DRE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rampados</text:p>
          </table:table-cell>
          <table:table-cell table:number-columns-repeated="4"/>
          <table:table-cell office:value-type="string" calcext:value-type="string">
            <text:p>corsola</text:p>
          </table:table-cell>
          <table:table-cell office:value-type="string" calcext:value-type="string">
            <text:p>ralt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pachirisu</text:p>
          </table:table-cell>
          <table:table-cell table:number-columns-repeated="4"/>
          <table:table-cell office:value-type="string" calcext:value-type="string">
            <text:p>burmy leaf</text:p>
          </table:table-cell>
          <table:table-cell office:value-type="string" calcext:value-type="string">
            <text:p>wormadam sand</text:p>
          </table:table-cell>
          <table:table-cell table:number-columns-repeated="4"/>
          <table:table-cell office:value-type="string" calcext:value-type="string">
            <text:p>cherrim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gabite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0"/>
          <table:table-cell office:value-type="string" calcext:value-type="string">
            <text:p>burmy sand</text:p>
          </table:table-cell>
          <table:table-cell office:value-type="string" calcext:value-type="string">
            <text:p>sentret</text:p>
          </table:table-cell>
          <table:table-cell table:number-columns-repeated="4"/>
          <table:table-cell office:value-type="string" calcext:value-type="string">
            <text:p>luxray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gible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https://www.youtube.com/watch?v=iHP59iXvei4</text:p>
          </table:table-cell>
          <table:table-cell table:number-columns-repeated="5"/>
          <table:table-cell office:value-type="string" calcext:value-type="string">
            <text:p>scramble</text:p>
          </table:table-cell>
          <table:table-cell office:value-type="string" calcext:value-type="string">
            <text:p>pidgey</text:p>
          </table:table-cell>
          <table:table-cell table:number-columns-repeated="10"/>
          <table:table-cell office:value-type="string" calcext:value-type="string">
            <text:p>https://www.youtube.com/watch?v=sdXQNDMkd4o</text:p>
          </table:table-cell>
          <table:table-cell table:number-columns-repeated="5"/>
          <table:table-cell office:value-type="string" calcext:value-type="string">
            <text:p>kirlia</text:p>
          </table:table-cell>
          <table:table-cell office:value-type="string" calcext:value-type="string">
            <text:p>ampharos</text:p>
          </table:table-cell>
          <table:table-cell table:number-columns-repeated="4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mWig8uI8o70</text:p>
          </table:table-cell>
          <table:table-cell table:number-columns-repeated="5"/>
          <table:table-cell office:value-type="string" calcext:value-type="string">
            <text:p>phanpy</text:p>
          </table:table-cell>
          <table:table-cell office:value-type="string" calcext:value-type="string">
            <text:p>cacnea</text:p>
          </table:table-cell>
          <table:table-cell table:number-columns-repeated="16"/>
          <table:table-cell office:value-type="string" calcext:value-type="string">
            <text:p>https://www.youtube.com/watch?v=0wlV0QNoQ4o</text:p>
          </table:table-cell>
          <table:table-cell table:number-columns-repeated="11"/>
          <table:table-cell office:value-type="string" calcext:value-type="string">
            <text:p>sentret</text:p>
          </table:table-cell>
          <table:table-cell office:value-type="string" calcext:value-type="string">
            <text:p>corsola</text:p>
          </table:table-cell>
          <table:table-cell table:number-columns-repeated="4"/>
          <table:table-cell office:value-type="string" calcext:value-type="string">
            <text:p>night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WYvIHgavZ8Y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_0TWNDY9BSY</text:p>
          </table:table-cell>
          <table:table-cell table:number-columns-repeated="11"/>
          <table:table-cell office:value-type="string" calcext:value-type="string">
            <text:p>turtwig</text:p>
          </table:table-cell>
          <table:table-cell office:value-type="string" calcext:value-type="string">
            <text:p>manaphy</text:p>
          </table:table-cell>
          <table:table-cell table:number-columns-repeated="4"/>
          <table:table-cell office:value-type="string" calcext:value-type="string">
            <text:p>mareep</text:p>
          </table:table-cell>
          <table:table-cell office:value-type="string" calcext:value-type="string">
            <text:p>delibird</text:p>
          </table:table-cell>
          <table:table-cell table:number-columns-repeated="4"/>
          <table:table-cell office:value-type="string" calcext:value-type="string">
            <text:p>riolu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torkoal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lusl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okemon park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https://www.youtube.com/watch?v=d5KzwBiwkOc</text:p>
          </table:table-cell>
          <table:table-cell table:number-columns-repeated="11"/>
          <table:table-cell office:value-type="string" calcext:value-type="string">
            <text:p>rare candy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scramb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pachirisu</text:p>
          </table:table-cell>
          <table:table-cell office:value-type="string" calcext:value-type="string">
            <text:p>piplup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https://www.youtube.com/watch?v=wbs8SLX6Jbs</text:p>
          </table:table-cell>
          <table:table-cell table:number-columns-repeated="5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pachirisu</text:p>
          </table:table-cell>
          <table:table-cell table:number-columns-repeated="10"/>
          <table:table-cell office:value-type="string" calcext:value-type="string">
            <text:p>carnivine</text:p>
          </table:table-cell>
          <table:table-cell office:value-type="string" calcext:value-type="string">
            <text:p>happiny</text:p>
          </table:table-cell>
          <table:table-cell table:number-columns-repeated="4"/>
          <table:table-cell office:value-type="string" calcext:value-type="string">
            <text:p>buneary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ivysaur</text:p>
          </table:table-cell>
          <table:table-cell table:number-columns-repeated="10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riolu</text:p>
          </table:table-cell>
          <table:table-cell table:number-columns-repeated="4"/>
          <table:table-cell office:value-type="string" calcext:value-type="string">
            <text:p>turtwig</text:p>
          </table:table-cell>
          <table:table-cell office:value-type="string" calcext:value-type="string">
            <text:p>gible</text:p>
          </table:table-cell>
          <table:table-cell table:number-columns-repeated="4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flareo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rampados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ttps://www.youtube.com/watch?v=StFbkqqInR8</text:p>
          </table:table-cell>
          <table:table-cell table:number-columns-repeated="5"/>
          <table:table-cell office:value-type="string" calcext:value-type="string">
            <text:p>pikachu</text:p>
          </table:table-cell>
          <table:table-cell office:value-type="string" calcext:value-type="string">
            <text:p>bulbasaur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lucario</text:p>
          </table:table-cell>
          <table:table-cell table:number-columns-repeated="10"/>
          <table:table-cell office:value-type="string" calcext:value-type="string">
            <text:p>chimchar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https://www.youtube.com/watch?v=Crswrl1xBGU</text:p>
          </table:table-cell>
          <table:table-cell table:number-columns-repeated="5"/>
        </table:table-row>
        <table:table-row table:style-name="ro1">
          <table:table-cell table:number-columns-repeated="6"/>
          <table:table-cell office:value-type="string" calcext:value-type="string">
            <text:p>pikachu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https://www.youtube.com/watch?v=963sOsEBrBQ</text:p>
          </table:table-cell>
          <table:table-cell table:number-columns-repeated="5"/>
          <table:table-cell office:value-type="string" calcext:value-type="string">
            <text:p>mudkip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manaphy</text:p>
          </table:table-cell>
          <table:table-cell table:number-columns-repeated="10"/>
          <table:table-cell office:value-type="string" calcext:value-type="string">
            <text:p>piplup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suicune</text:p>
          </table:table-cell>
          <table:table-cell table:number-columns-repeated="10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4"/>
          <table:table-cell office:value-type="string" calcext:value-type="string">
            <text:p>cherubi</text:p>
          </table:table-cell>
          <table:table-cell office:value-type="string" calcext:value-type="string">
            <text:p>bastiodon</text:p>
          </table:table-cell>
          <table:table-cell table:number-columns-repeated="10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chimcha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blazike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piplup</text:p>
          </table:table-cell>
          <table:table-cell office:value-type="string" calcext:value-type="string">
            <text:p>chimchar</text:p>
          </table:table-cell>
          <table:table-cell table:number-columns-repeated="4"/>
          <table:table-cell office:value-type="string" calcext:value-type="string">
            <text:p>lopunny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luxio</text:p>
          </table:table-cell>
          <table:table-cell office:value-type="string" calcext:value-type="string">
            <text:p>croagunk</text:p>
          </table:table-cell>
          <table:table-cell table:number-columns-repeated="4"/>
          <table:table-cell office:value-type="string" calcext:value-type="string">
            <text:p>rotom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deoxy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turtwig</text:p>
          </table:table-cell>
          <table:table-cell table:number-columns-repeated="4"/>
          <table:table-cell office:value-type="string" calcext:value-type="string">
            <text:p>buizel</text:p>
          </table:table-cell>
          <table:table-cell office:value-type="string" calcext:value-type="string">
            <text:p>buneary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happiny</text:p>
          </table:table-cell>
          <table:table-cell office:value-type="string" calcext:value-type="string">
            <text:p>piplup</text:p>
          </table:table-cell>
          <table:table-cell table:number-columns-repeated="4"/>
          <table:table-cell office:value-type="string" calcext:value-type="string">
            <text:p>regigigas</text:p>
          </table:table-cell>
          <table:table-cell office:value-type="string" calcext:value-type="string">
            <text:p>turtwi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croagunk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cacnea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16"/>
          <table:table-cell office:value-type="string" calcext:value-type="string">
            <text:p>rare candy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luxray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https://www.youtube.com/watch?v=MOXJcBLXz7E</text:p>
          </table:table-cell>
          <table:table-cell table:number-columns-repeated="5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eal energ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turtwi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tyranitar ex</text:p>
          </table:table-cell>
          <table:table-cell table:number-columns-repeated="10"/>
          <table:table-cell office:value-type="string" calcext:value-type="string">
            <text:p>marshtom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tv reporter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riolu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larvitar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riolu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v reporte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22"/>
          <table:table-cell office:value-type="string" calcext:value-type="string">
            <text:p>riolu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phanpy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blastois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https://www.youtube.com/watch?v=bP-CmNzhCB8</text:p>
          </table:table-cell>
          <table:table-cell table:number-columns-repeated="17"/>
          <table:table-cell office:value-type="string" calcext:value-type="string">
            <text:p>chimchar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usle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treecko</text:p>
          </table:table-cell>
          <table:table-cell table:number-columns-repeated="22"/>
          <table:table-cell office:value-type="string" calcext:value-type="string">
            <text:p>croagunk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16"/>
          <table:table-cell office:value-type="string" calcext:value-type="string">
            <text:p>heatran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16"/>
          <table:table-cell office:value-type="string" calcext:value-type="string">
            <text:p>night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rayquaza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ew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16"/>
          <table:table-cell office:value-type="string" calcext:value-type="string">
            <text:p>probopass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rkoal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16"/>
          <table:table-cell office:value-type="string" calcext:value-type="string">
            <text:p>chimchar</text:p>
          </table:table-cell>
          <table:table-cell office:value-type="string" calcext:value-type="string">
            <text:p>happin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beautifly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chimecho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16"/>
          <table:table-cell office:value-type="string" calcext:value-type="string">
            <text:p>turtwig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un</text:p>
          </table:table-cell>
          <table:table-cell office:value-type="string" calcext:value-type="string">
            <text:p>surskit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roagun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urskit</text:p>
          </table:table-cell>
          <table:table-cell table:number-columns-repeated="4"/>
          <table:table-cell office:value-type="string" calcext:value-type="string">
            <text:p>https://www.youtube.com/watch?v=nTD1eHbqSFM</text:p>
          </table:table-cell>
          <table:table-cell table:number-columns-repeated="5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fan club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16"/>
          <table:table-cell office:value-type="string" calcext:value-type="string">
            <text:p>lucario</text:p>
          </table:table-cell>
          <table:table-cell office:value-type="string" calcext:value-type="string">
            <text:p>piplup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10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rare candy</text:p>
          </table:table-cell>
          <table:table-cell table:number-columns-repeated="16"/>
          <table:table-cell office:value-type="string" calcext:value-type="string">
            <text:p>carnivine</text:p>
          </table:table-cell>
          <table:table-cell office:value-type="string" calcext:value-type="string">
            <text:p>chimchar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wellow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masquerain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bulbasaur</text:p>
          </table:table-cell>
          <table:table-cell office:value-type="string" calcext:value-type="string">
            <text:p>briney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plusle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metagros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entei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swellow</text:p>
          </table:table-cell>
          <table:table-cell table:number-columns-repeated="4"/>
          <table:table-cell office:value-type="string" calcext:value-type="string">
            <text:p>MTM1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https://www.youtube.com/watch?v=mWuqyE8mwME</text:p>
          </table:table-cell>
          <table:table-cell table:number-columns-repeated="5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surskit</text:p>
          </table:table-cell>
          <table:table-cell office:value-type="string" calcext:value-type="string">
            <text:p>minun</text:p>
          </table:table-cell>
          <table:table-cell table:number-columns-repeated="4"/>
          <table:table-cell office:value-type="string" calcext:value-type="string">
            <text:p>luvdisc</text:p>
          </table:table-cell>
          <table:table-cell office:value-type="string" calcext:value-type="string">
            <text:p>phanpy</text:p>
          </table:table-cell>
          <table:table-cell table:number-columns-repeated="4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pup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FnH351nWs6w</text:p>
          </table:table-cell>
          <table:table-cell table:number-columns-repeated="5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grovyle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pokemon park</text:p>
          </table:table-cell>
          <table:table-cell office:value-type="string" calcext:value-type="string">
            <text:p>luvdisc</text:p>
          </table:table-cell>
          <table:table-cell table:number-columns-repeated="4"/>
          <table:table-cell office:value-type="string" calcext:value-type="string">
            <text:p>LPS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combusken</text:p>
          </table:table-cell>
          <table:table-cell office:value-type="string" calcext:value-type="string">
            <text:p>treecko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office:value-type="string" calcext:value-type="string">
            <text:p>larvitar</text:p>
          </table:table-cell>
          <table:table-cell office:value-type="string" calcext:value-type="string">
            <text:p>plusle</text:p>
          </table:table-cell>
          <table:table-cell table:number-columns-repeated="10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https://www.youtube.com/watch?v=xn0VXaLn014</text:p>
          </table:table-cell>
          <table:table-cell table:number-columns-repeated="5"/>
          <table:table-cell office:value-type="string" calcext:value-type="string">
            <text:p>marshtomp</text:p>
          </table:table-cell>
          <table:table-cell office:value-type="string" calcext:value-type="string">
            <text:p>eevee</text:p>
          </table:table-cell>
          <table:table-cell table:number-columns-repeated="10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https://www.youtube.com/watch?v=rQpe3FhrssE</text:p>
          </table:table-cell>
          <table:table-cell table:number-columns-repeated="35"/>
        </table:table-row>
        <table:table-row table:style-name="ro1">
          <table:table-cell table:number-columns-repeated="6"/>
          <table:table-cell office:value-type="string" calcext:value-type="string">
            <text:p>bulbasaur</text:p>
          </table:table-cell>
          <table:table-cell office:value-type="string" calcext:value-type="string">
            <text:p>cacnea</text:p>
          </table:table-cell>
          <table:table-cell table:number-columns-repeated="4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10"/>
          <table:table-cell office:value-type="string" calcext:value-type="string">
            <text:p>https://www.youtube.com/watch?v=RA4hdi78Jas</text:p>
          </table:table-cell>
          <table:table-cell table:number-columns-repeated="29"/>
        </table:table-row>
        <table:table-row table:style-name="ro1">
          <table:table-cell table:number-columns-repeated="6"/>
          <table:table-cell office:value-type="string" calcext:value-type="string">
            <text:p>luvdisc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grovyle</text:p>
          </table:table-cell>
          <table:table-cell office:value-type="string" calcext:value-type="string">
            <text:p>squirtle</text:p>
          </table:table-cell>
          <table:table-cell table:number-columns-repeated="34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marshtomp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tv reporter</text:p>
          </table:table-cell>
          <table:table-cell office:value-type="string" calcext:value-type="string">
            <text:p>venusaur</text:p>
          </table:table-cell>
          <table:table-cell table:number-columns-repeated="4"/>
          <table:table-cell office:value-type="string" calcext:value-type="string">
            <text:p>fla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6"/>
          <table:table-cell office:value-type="string" calcext:value-type="string">
            <text:p>cacnea</text:p>
          </table:table-cell>
          <table:table-cell office:value-type="string" calcext:value-type="string">
            <text:p>bulbasaur</text:p>
          </table:table-cell>
          <table:table-cell table:number-columns-repeated="4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HP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sceptile</text:p>
          </table:table-cell>
          <table:table-cell table:number-columns-repeated="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vaporeon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fan club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LP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deoxys ex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cramble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onpha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lusle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donphan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pichu bros</text:p>
          </table:table-cell>
          <table:table-cell office:value-type="string" calcext:value-type="string">
            <text:p>ivysaur</text:p>
          </table:table-cell>
          <table:table-cell table:number-columns-repeated="4"/>
          <table:table-cell office:value-type="string" calcext:value-type="string">
            <text:p>wobbuffet</text:p>
          </table:table-cell>
          <table:table-cell office:value-type="string" calcext:value-type="string">
            <text:p>pikachu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treecko</text:p>
          </table:table-cell>
          <table:table-cell office:value-type="string" calcext:value-type="string">
            <text:p>mudkip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marshtomp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squirtle</text:p>
          </table:table-cell>
          <table:table-cell table:number-columns-repeated="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combusken</text:p>
          </table:table-cell>
          <table:table-cell table:number-columns-repeated="4"/>
          <table:table-cell office:value-type="string" calcext:value-type="string">
            <text:p>pidgey</text:p>
          </table:table-cell>
          <table:table-cell office:value-type="string" calcext:value-type="string">
            <text:p>flygon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forretress</text:p>
          </table:table-cell>
          <table:table-cell table:number-columns-repeated="4"/>
          <table:table-cell office:value-type="string" calcext:value-type="string">
            <text:p>heal energy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jolteon</text:p>
          </table:table-cell>
          <table:table-cell office:value-type="string" calcext:value-type="string">
            <text:p>ditto</text:p>
          </table:table-cell>
          <table:table-cell table:number-columns-repeated="4"/>
          <table:table-cell office:value-type="string" calcext:value-type="string">
            <text:p>mudkip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ivysaur</text:p>
          </table:table-cell>
          <table:table-cell office:value-type="string" calcext:value-type="string">
            <text:p>eevee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wobbuffet</text:p>
          </table:table-cell>
          <table:table-cell table:number-columns-repeated="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pichu bros</text:p>
          </table:table-cell>
          <table:table-cell table:number-columns-repeated="4"/>
          <table:table-cell office:value-type="string" calcext:value-type="string">
            <text:p>squirtle</text:p>
          </table:table-cell>
          <table:table-cell office:value-type="string" calcext:value-type="string">
            <text:p>pidgey</text:p>
          </table:table-cell>
          <table:table-cell table:number-columns-repeated="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HPS</text:p>
          </table:table-cell>
          <table:table-cell table:number-columns-repeated="10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PS</text:p>
          </table:table-cell>
          <table:table-cell office:value-type="string" calcext:value-type="string">
            <text:p>ditto</text:p>
          </table:table-cell>
          <table:table-cell table:number-columns-repeated="40"/>
        </table:table-row>
        <table:table-row table:style-name="ro1">
          <table:table-cell table:number-columns-repeated="12"/>
          <table:table-cell office:value-type="string" calcext:value-type="string">
            <text:p>eevee</text:p>
          </table:table-cell>
          <table:table-cell office:value-type="string" calcext:value-type="string">
            <text:p>marshtomp</text:p>
          </table:table-cell>
          <table:table-cell table:number-columns-repeated="10"/>
          <table:table-cell office:value-type="string" calcext:value-type="string">
            <text:p>https://www.youtube.com/watch?v=DjHcLfWnNcc</text:p>
          </table:table-cell>
          <table:table-cell table:number-columns-repeated="29"/>
        </table:table-row>
        <table:table-row table:style-name="ro1">
          <table:table-cell table:number-columns-repeated="12"/>
          <table:table-cell office:value-type="string" calcext:value-type="string">
            <text:p>ditto</text:p>
          </table:table-cell>
          <table:table-cell office:value-type="string" calcext:value-type="string">
            <text:p>ivysaur</text:p>
          </table:table-cell>
          <table:table-cell table:number-columns-repeated="40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https://www.youtube.com/watch?v=FnH351nWs6w</text:p>
          </table:table-cell>
          <table:table-cell table:number-columns-repeated="11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12"/>
          <table:table-cell office:value-type="string" calcext:value-type="string">
            <text:p>marshtomp</text:p>
          </table:table-cell>
          <table:table-cell office:value-type="string" calcext:value-type="string">
            <text:p>pichu bros</text:p>
          </table:table-cell>
          <table:table-cell table:number-columns-repeated="10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T5Ds37HRpl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qmbGIwczYM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0HPQO-BW9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MU3aIb2RKnc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8cw2UmKKlG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tCd7HH4Vk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fwMcdsW4V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V4fV0tEUG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swpysz1nNWw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EUPg8Qz7N7E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nZMKCO6J138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3oGgxZjgBq4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6DecxnSzpMQ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-fcv47Ht3oI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esp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wbs8SLX6Jb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q9hd0r0N2cs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ills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oost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hoo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Bm939cXeZRA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umbreon *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charmeleon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pZJDzZnomW0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DR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eleon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lugia</text:p>
          </table:table-cell>
          <table:table-cell table:number-columns-repeated="28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https://www.youtube.com/watch?v=dVPL4Doiyco</text:p>
          </table:table-cell>
          <table:table-cell table:number-columns-repeated="29"/>
        </table:table-row>
        <table:table-row table:style-name="ro1">
          <table:table-cell table:number-columns-repeated="54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rare candy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ikachu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meowth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bills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elta energy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. 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rare cand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charmander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pikachu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pelipper</text:p>
          </table:table-cell>
          <table:table-cell office:value-type="string" calcext:value-type="string">
            <text:p>mew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zangoose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zangoose</text:p>
          </table:table-cell>
          <table:table-cell office:value-type="string" calcext:value-type="string">
            <text:p>boost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delta energy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meowth</text:p>
          </table:table-cell>
          <table:table-cell office:value-type="string" calcext:value-type="string">
            <text:p>charmander</text:p>
          </table:table-cell>
          <table:table-cell table:number-columns-repeated="28"/>
        </table:table-row>
        <table:table-row table:style-name="ro1">
          <table:table-cell table:number-columns-repeated="24"/>
          <table:table-cell office:value-type="string" calcext:value-type="string">
            <text:p>d. pikachu</text:p>
          </table:table-cell>
          <table:table-cell office:value-type="string" calcext:value-type="string">
            <text:p>pelipper</text:p>
          </table:table-cell>
          <table:table-cell table:number-columns-repeated="28"/>
        </table:table-row>
      </table:table>
      <table:table table:name="lost origin" table:style-name="ta1">
        <table:table-column table:style-name="co8" table:number-columns-repeated="12" table:default-cell-style-name="Default"/>
        <table:table-row table:style-name="ro1">
          <table:table-cell table:number-columns-repeated="12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energy</text:p>
          </table:table-cell>
          <table:table-cell office:value-type="string" calcext:value-type="string">
            <text:p>vstar counter</text:p>
          </table:table-cell>
          <table:table-cell table:number-columns-repeated="8"/>
        </table:table-row>
        <table:table-row table:style-name="ro1">
          <table:table-cell table:formula="of:=[.B3]/[.D3]" office:value-type="float" office:value="10.375" calcext:value-type="float">
            <text:p>10.375</text:p>
          </table:table-cell>
          <table:table-cell table:formula="of:=SUM([.C3:.I3])" office:value-type="float" office:value="83" calcext:value-type="float">
            <text:p>83</text:p>
          </table:table-cell>
          <table:table-cell office:value-type="float" office:value="75" calcext:value-type="float">
            <text:p>75</text:p>
          </table:table-cell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holo</text:p>
          </table:table-cell>
          <table:table-cell office:value-type="string" calcext:value-type="string">
            <text:p>rainbow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max</text:p>
          </table:table-cell>
          <table:table-cell office:value-type="string" calcext:value-type="string">
            <text:p>alt V</text:p>
          </table:table-cell>
          <table:table-cell office:value-type="string" calcext:value-type="string">
            <text:p>vstar</text:p>
          </table:table-cell>
          <table:table-cell office:value-type="string" calcext:value-type="string">
            <text:p>gold</text:p>
          </table:table-cell>
          <table:table-cell office:value-type="string" calcext:value-type="string">
            <text:p>FA mon</text:p>
          </table:table-cell>
          <table:table-cell office:value-type="string" calcext:value-type="string">
            <text:p>FA support</text:p>
          </table:table-cell>
        </table:table-row>
        <table:table-row table:style-name="ro1">
          <table:table-cell/>
          <table:table-cell table:formula="of:=SUM([.C5:.M5])" office:value-type="float" office:value="83" calcext:value-type="float">
            <text:p>83</text:p>
          </table:table-cell>
          <table:table-cell office:value-type="float" office:value="46" calcext:value-type="float">
            <text:p>46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reverse</text:p>
          </table:table-cell>
          <table:table-cell office:value-type="string" calcext:value-type="string">
            <text:p>TG V</text:p>
          </table:table-cell>
          <table:table-cell office:value-type="string" calcext:value-type="string">
            <text:p>TG holo</text:p>
          </table:table-cell>
          <table:table-cell office:value-type="string" calcext:value-type="string">
            <text:p>TG gold</text:p>
          </table:table-cell>
          <table:table-cell office:value-type="string" calcext:value-type="string">
            <text:p>TG Vmax</text:p>
          </table:table-cell>
          <table:table-cell office:value-type="string" calcext:value-type="string">
            <text:p>Radiant</text:p>
          </table:table-cell>
          <table:table-cell table:number-columns-repeated="4"/>
        </table:table-row>
        <table:table-row table:style-name="ro1">
          <table:table-cell/>
          <table:table-cell table:formula="of:=SUM([.C7:.I7])" office:value-type="float" office:value="83" calcext:value-type="float">
            <text:p>83</text:p>
          </table:table-cell>
          <table:table-cell office:value-type="float" office:value="71" calcext:value-type="float">
            <text:p>71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</table:table>
      <table:named-expressions/>
      <table:database-ranges>
        <table:database-range table:name="__Anonymous_Sheet_DB__0" table:target-range-address="'misc data collection'.A136:'misc data collection'.K168" table:contains-header="false">
          <table:sort>
            <table:sort-by table:field-number="7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style:style style:name="Untitled1" style:family="table-cell" style:parent-style-name="Default">
      <style:table-cell-properties fo:background-color="#ffff00" style:diagonal-bl-tr="none" style:diagonal-tl-br="non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01T15:12:58.379199434</meta:creation-date>
    <dc:date>2022-11-12T02:18:07.577257490</dc:date>
    <meta:editing-duration>P15DT23H43M17S</meta:editing-duration>
    <meta:editing-cycles>164</meta:editing-cycles>
    <meta:generator>LibreOffice/7.3.6.2$Linux_X86_64 LibreOffice_project/30$Build-2</meta:generator>
    <meta:document-statistic meta:table-count="14" meta:cell-count="13484" meta:object-count="0"/>
    <meta:user-defined meta:name="sheets-banding"/>
    <meta:user-defined meta:name="sheets-original-selection"/>
  </office:meta>
</office:document-meta>
</file>